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295063">
            <text:p>0.295063</text:p>
          </table:table-cell>
          <table:table-cell office:value-type="float" office:value="0.0587683">
            <text:p>0.0587683</text:p>
          </table:table-cell>
          <table:table-cell office:value-type="float" office:value="0.794611">
            <text:p>0.794611</text:p>
          </table:table-cell>
          <table:table-cell office:value-type="float" office:value="1">
            <text:p>1</text:p>
          </table:table-cell>
          <table:table-cell office:value-type="float" office:value="-0.0029758">
            <text:p>-0.0029758</text:p>
          </table:table-cell>
          <table:table-cell office:value-type="float" office:value="-0.00273918">
            <text:p>-0.00273918</text:p>
          </table:table-cell>
          <table:table-cell office:value-type="float" office:value="-0.000360173">
            <text:p>-0.000360173</text:p>
          </table:table-cell>
          <table:table-cell table:number-columns-repeated="3" office:value-type="float" office:value="0">
            <text:p>0</text:p>
          </table:table-cell>
          <table:table-cell office:value-type="float" office:value="-0.0816922">
            <text:p>-0.0816922</text:p>
          </table:table-cell>
          <table:table-cell office:value-type="float" office:value="-0.0751964">
            <text:p>-0.0751964</text:p>
          </table:table-cell>
          <table:table-cell office:value-type="float" office:value="-0.00988754">
            <text:p>-0.00988754</text:p>
          </table:table-cell>
          <table:table-cell/>
          <table:table-cell office:value-type="float" office:value="0">
            <text:p>0</text:p>
          </table:table-cell>
          <table:table-cell office:value-type="float" office:value="0.160308">
            <text:p>0.160308</text:p>
          </table:table-cell>
          <table:table-cell office:value-type="float" office:value="0.0792923">
            <text:p>0.0792923</text:p>
          </table:table-cell>
          <table:table-cell office:value-type="float" office:value="0.733373">
            <text:p>0.733373</text:p>
          </table:table-cell>
          <table:table-cell office:value-type="float" office:value="1">
            <text:p>1</text:p>
          </table:table-cell>
          <table:table-cell office:value-type="float" office:value="-0.0741285">
            <text:p>-0.0741285</text:p>
          </table:table-cell>
          <table:table-cell office:value-type="float" office:value="-0.0520469">
            <text:p>-0.0520469</text:p>
          </table:table-cell>
          <table:table-cell office:value-type="float" office:value="-0.0125524">
            <text:p>-0.0125524</text:p>
          </table:table-cell>
          <table:table-cell table:number-columns-repeated="3" office:value-type="float" office:value="0">
            <text:p>0</text:p>
          </table:table-cell>
          <table:table-cell office:value-type="float" office:value="-2.42585">
            <text:p>-2.42585</text:p>
          </table:table-cell>
          <table:table-cell office:value-type="float" office:value="-1.70323">
            <text:p>-1.70323</text:p>
          </table:table-cell>
          <table:table-cell office:value-type="float" office:value="-0.410775">
            <text:p>-0.410775</text:p>
          </table:table-cell>
          <table:table-cell/>
          <table:table-cell office:value-type="float" office:value="0">
            <text:p>0</text:p>
          </table:table-cell>
          <table:table-cell office:value-type="float" office:value="0.23834">
            <text:p>0.23834</text:p>
          </table:table-cell>
          <table:table-cell office:value-type="float" office:value="0.132846">
            <text:p>0.132846</text:p>
          </table:table-cell>
          <table:table-cell office:value-type="float" office:value="0.768373">
            <text:p>0.768373</text:p>
          </table:table-cell>
          <table:table-cell office:value-type="float" office:value="1">
            <text:p>1</text:p>
          </table:table-cell>
          <table:table-cell office:value-type="float" office:value="-0.00486992">
            <text:p>-0.00486992</text:p>
          </table:table-cell>
          <table:table-cell office:value-type="float" office:value="-0.0243113">
            <text:p>-0.0243113</text:p>
          </table:table-cell>
          <table:table-cell office:value-type="float" office:value="0.0171904">
            <text:p>0.01719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119842">
            <text:p>-0.119842</text:p>
          </table:table-cell>
          <table:table-cell office:value-type="float" office:value="-0.598272">
            <text:p>-0.598272</text:p>
          </table:table-cell>
          <table:table-cell office:value-type="float" office:value="0.423034">
            <text:p>0.423034</text:p>
          </table:table-cell>
          <table:table-cell/>
          <table:table-cell office:value-type="float" office:value="0">
            <text:p>0</text:p>
          </table:table-cell>
          <table:table-cell office:value-type="float" office:value="0.173752">
            <text:p>0.173752</text:p>
          </table:table-cell>
          <table:table-cell office:value-type="float" office:value="0.0677039">
            <text:p>0.0677039</text:p>
          </table:table-cell>
          <table:table-cell office:value-type="float" office:value="0.731054">
            <text:p>0.731054</text:p>
          </table:table-cell>
          <table:table-cell office:value-type="float" office:value="1">
            <text:p>1</text:p>
          </table:table-cell>
          <table:table-cell office:value-type="float" office:value="-0.0091074">
            <text:p>-0.0091074</text:p>
          </table:table-cell>
          <table:table-cell office:value-type="float" office:value="0.013679">
            <text:p>0.013679</text:p>
          </table:table-cell>
          <table:table-cell office:value-type="float" office:value="0.0112903">
            <text:p>0.0112903</text:p>
          </table:table-cell>
          <table:table-cell table:number-columns-repeated="3" office:value-type="float" office:value="0">
            <text:p>0</text:p>
          </table:table-cell>
          <table:table-cell office:value-type="float" office:value="-0.365603">
            <text:p>-0.365603</text:p>
          </table:table-cell>
          <table:table-cell office:value-type="float" office:value="0.549124">
            <text:p>0.549124</text:p>
          </table:table-cell>
          <table:table-cell office:value-type="float" office:value="0.453231">
            <text:p>0.453231</text:p>
          </table:table-cell>
          <table:table-cell/>
          <table:table-cell office:value-type="float" office:value="0">
            <text:p>0</text:p>
          </table:table-cell>
          <table:table-cell office:value-type="float" office:value="0.144498">
            <text:p>0.144498</text:p>
          </table:table-cell>
          <table:table-cell office:value-type="float" office:value="0.039819">
            <text:p>0.039819</text:p>
          </table:table-cell>
          <table:table-cell office:value-type="float" office:value="0.785547">
            <text:p>0.785547</text:p>
          </table:table-cell>
          <table:table-cell office:value-type="float" office:value="1">
            <text:p>1</text:p>
          </table:table-cell>
          <table:table-cell office:value-type="float" office:value="-0.00844136">
            <text:p>-0.00844136</text:p>
          </table:table-cell>
          <table:table-cell office:value-type="float" office:value="-0.00440441">
            <text:p>-0.00440441</text:p>
          </table:table-cell>
          <table:table-cell office:value-type="float" office:value="0.00389664">
            <text:p>0.003896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251951">
            <text:p>-0.251951</text:p>
          </table:table-cell>
          <table:table-cell office:value-type="float" office:value="-0.131459">
            <text:p>-0.131459</text:p>
          </table:table-cell>
          <table:table-cell office:value-type="float" office:value="0.116304">
            <text:p>0.116304</text:p>
          </table:table-cell>
        </table:table-row>
        <table:table-row table:style-name="ro4">
          <table:table-cell office:value-type="float" office:value="0.331008">
            <text:p>0.331008</text:p>
          </table:table-cell>
          <table:table-cell office:value-type="float" office:value="0.286112">
            <text:p>0.286112</text:p>
          </table:table-cell>
          <table:table-cell office:value-type="float" office:value="0.0505293">
            <text:p>0.0505293</text:p>
          </table:table-cell>
          <table:table-cell office:value-type="float" office:value="0.793528">
            <text:p>0.793528</text:p>
          </table:table-cell>
          <table:table-cell office:value-type="float" office:value="0.919713">
            <text:p>0.919713</text:p>
          </table:table-cell>
          <table:table-cell office:value-type="float" office:value="0.0374361">
            <text:p>0.0374361</text:p>
          </table:table-cell>
          <table:table-cell office:value-type="float" office:value="-0.00752784">
            <text:p>-0.00752784</text:p>
          </table:table-cell>
          <table:table-cell office:value-type="float" office:value="0.0102179">
            <text:p>0.0102179</text:p>
          </table:table-cell>
          <table:table-cell office:value-type="float" office:value="-0.0270408">
            <text:p>-0.0270408</text:p>
          </table:table-cell>
          <table:table-cell office:value-type="float" office:value="-0.0248906">
            <text:p>-0.0248906</text:p>
          </table:table-cell>
          <table:table-cell office:value-type="float" office:value="-0.00327285">
            <text:p>-0.00327285</text:p>
          </table:table-cell>
          <table:table-cell office:value-type="float" office:value="0.423849">
            <text:p>0.423849</text:p>
          </table:table-cell>
          <table:table-cell office:value-type="float" office:value="0.0917681">
            <text:p>0.0917681</text:p>
          </table:table-cell>
          <table:table-cell office:value-type="float" office:value="0.366465">
            <text:p>0.366465</text:p>
          </table:table-cell>
          <table:table-cell/>
          <table:table-cell office:value-type="float" office:value="0.0627331">
            <text:p>0.0627331</text:p>
          </table:table-cell>
          <table:table-cell office:value-type="float" office:value="0.150762">
            <text:p>0.150762</text:p>
          </table:table-cell>
          <table:table-cell office:value-type="float" office:value="0.0725893">
            <text:p>0.0725893</text:p>
          </table:table-cell>
          <table:table-cell office:value-type="float" office:value="0.731757">
            <text:p>0.731757</text:p>
          </table:table-cell>
          <table:table-cell office:value-type="float" office:value="0.981269">
            <text:p>0.981269</text:p>
          </table:table-cell>
          <table:table-cell office:value-type="float" office:value="-0.00408611">
            <text:p>-0.00408611</text:p>
          </table:table-cell>
          <table:table-cell office:value-type="float" office:value="-0.00723071">
            <text:p>-0.00723071</text:p>
          </table:table-cell>
          <table:table-cell office:value-type="float" office:value="-0.000983383">
            <text:p>-0.000983383</text:p>
          </table:table-cell>
          <table:table-cell office:value-type="float" office:value="-0.152181">
            <text:p>-0.152181</text:p>
          </table:table-cell>
          <table:table-cell office:value-type="float" office:value="-0.106849">
            <text:p>-0.106849</text:p>
          </table:table-cell>
          <table:table-cell office:value-type="float" office:value="-0.0257692">
            <text:p>-0.0257692</text:p>
          </table:table-cell>
          <table:table-cell office:value-type="float" office:value="0.447877">
            <text:p>0.447877</text:p>
          </table:table-cell>
          <table:table-cell office:value-type="float" office:value="0.282423">
            <text:p>0.282423</text:p>
          </table:table-cell>
          <table:table-cell office:value-type="float" office:value="0.0545087">
            <text:p>0.0545087</text:p>
          </table:table-cell>
          <table:table-cell/>
          <table:table-cell office:value-type="float" office:value="0.168925">
            <text:p>0.168925</text:p>
          </table:table-cell>
          <table:table-cell office:value-type="float" office:value="0.23492">
            <text:p>0.23492</text:p>
          </table:table-cell>
          <table:table-cell office:value-type="float" office:value="0.115774">
            <text:p>0.115774</text:p>
          </table:table-cell>
          <table:table-cell office:value-type="float" office:value="0.780444">
            <text:p>0.780444</text:p>
          </table:table-cell>
          <table:table-cell office:value-type="float" office:value="0.962436">
            <text:p>0.962436</text:p>
          </table:table-cell>
          <table:table-cell office:value-type="float" office:value="0.0108864">
            <text:p>0.0108864</text:p>
          </table:table-cell>
          <table:table-cell office:value-type="float" office:value="-0.0194005">
            <text:p>-0.0194005</text:p>
          </table:table-cell>
          <table:table-cell office:value-type="float" office:value="0.00861693">
            <text:p>0.00861693</text:p>
          </table:table-cell>
          <table:table-cell office:value-type="float" office:value="-0.0202444">
            <text:p>-0.0202444</text:p>
          </table:table-cell>
          <table:table-cell office:value-type="float" office:value="-0.101063">
            <text:p>-0.101063</text:p>
          </table:table-cell>
          <table:table-cell office:value-type="float" office:value="0.0714611">
            <text:p>0.0714611</text:p>
          </table:table-cell>
          <table:table-cell office:value-type="float" office:value="0.0775883">
            <text:p>0.0775883</text:p>
          </table:table-cell>
          <table:table-cell office:value-type="float" office:value="0.12952">
            <text:p>0.12952</text:p>
          </table:table-cell>
          <table:table-cell office:value-type="float" office:value="-0.227472">
            <text:p>-0.227472</text:p>
          </table:table-cell>
          <table:table-cell/>
          <table:table-cell office:value-type="float" office:value="0.0358441">
            <text:p>0.0358441</text:p>
          </table:table-cell>
          <table:table-cell office:value-type="float" office:value="0.173282">
            <text:p>0.173282</text:p>
          </table:table-cell>
          <table:table-cell office:value-type="float" office:value="0.0684094">
            <text:p>0.0684094</text:p>
          </table:table-cell>
          <table:table-cell office:value-type="float" office:value="0.731636">
            <text:p>0.731636</text:p>
          </table:table-cell>
          <table:table-cell office:value-type="float" office:value="0.986835">
            <text:p>0.986835</text:p>
          </table:table-cell>
          <table:table-cell table:style-name="ce1" office:value-type="string">
            <text:p>4.15476e-05</text:p>
          </table:table-cell>
          <table:table-cell office:value-type="float" office:value="-0.00416504">
            <text:p>-0.00416504</text:p>
          </table:table-cell>
          <table:table-cell office:value-type="float" office:value="-0.00547417">
            <text:p>-0.00547417</text:p>
          </table:table-cell>
          <table:table-cell office:value-type="float" office:value="-0.0131047">
            <text:p>-0.0131047</text:p>
          </table:table-cell>
          <table:table-cell office:value-type="float" office:value="0.0196829">
            <text:p>0.0196829</text:p>
          </table:table-cell>
          <table:table-cell office:value-type="float" office:value="0.0162457">
            <text:p>0.0162457</text:p>
          </table:table-cell>
          <table:table-cell office:value-type="float" office:value="-0.025234">
            <text:p>-0.025234</text:p>
          </table:table-cell>
          <table:table-cell office:value-type="float" office:value="-0.26411">
            <text:p>-0.26411</text:p>
          </table:table-cell>
          <table:table-cell office:value-type="float" office:value="-0.343477">
            <text:p>-0.343477</text:p>
          </table:table-cell>
          <table:table-cell/>
          <table:table-cell office:value-type="float" office:value="0.29855">
            <text:p>0.29855</text:p>
          </table:table-cell>
          <table:table-cell office:value-type="float" office:value="0.122041">
            <text:p>0.122041</text:p>
          </table:table-cell>
          <table:table-cell office:value-type="float" office:value="0.0281017">
            <text:p>0.0281017</text:p>
          </table:table-cell>
          <table:table-cell office:value-type="float" office:value="0.795914">
            <text:p>0.795914</text:p>
          </table:table-cell>
          <table:table-cell office:value-type="float" office:value="0.921205">
            <text:p>0.921205</text:p>
          </table:table-cell>
          <table:table-cell office:value-type="float" office:value="-0.00765794">
            <text:p>-0.00765794</text:p>
          </table:table-cell>
          <table:table-cell office:value-type="float" office:value="-0.00129314">
            <text:p>-0.00129314</text:p>
          </table:table-cell>
          <table:table-cell office:value-type="float" office:value="0.00304918">
            <text:p>0.00304918</text:p>
          </table:table-cell>
          <table:table-cell office:value-type="float" office:value="-0.0752199">
            <text:p>-0.0752199</text:p>
          </table:table-cell>
          <table:table-cell office:value-type="float" office:value="-0.0392471">
            <text:p>-0.0392471</text:p>
          </table:table-cell>
          <table:table-cell office:value-type="float" office:value="0.0347225">
            <text:p>0.0347225</text:p>
          </table:table-cell>
          <table:table-cell office:value-type="float" office:value="0.321786">
            <text:p>0.321786</text:p>
          </table:table-cell>
          <table:table-cell office:value-type="float" office:value="0.356879">
            <text:p>0.356879</text:p>
          </table:table-cell>
          <table:table-cell office:value-type="float" office:value="-0.237094">
            <text:p>-0.237094</text:p>
          </table:table-cell>
        </table:table-row>
        <table:table-row table:style-name="ro4">
          <table:table-cell office:value-type="float" office:value="0.393069">
            <text:p>0.393069</text:p>
          </table:table-cell>
          <table:table-cell office:value-type="float" office:value="0.286066">
            <text:p>0.286066</text:p>
          </table:table-cell>
          <table:table-cell office:value-type="float" office:value="0.0493381">
            <text:p>0.0493381</text:p>
          </table:table-cell>
          <table:table-cell office:value-type="float" office:value="0.794736">
            <text:p>0.794736</text:p>
          </table:table-cell>
          <table:table-cell office:value-type="float" office:value="0.905394">
            <text:p>0.905394</text:p>
          </table:table-cell>
          <table:table-cell office:value-type="float" office:value="0.0314025">
            <text:p>0.0314025</text:p>
          </table:table-cell>
          <table:table-cell office:value-type="float" office:value="-0.00996511">
            <text:p>-0.00996511</text:p>
          </table:table-cell>
          <table:table-cell office:value-type="float" office:value="0.00241799">
            <text:p>0.00241799</text:p>
          </table:table-cell>
          <table:table-cell office:value-type="float" office:value="-0.000736365">
            <text:p>-0.000736365</text:p>
          </table:table-cell>
          <table:table-cell office:value-type="float" office:value="-0.0191954">
            <text:p>-0.0191954</text:p>
          </table:table-cell>
          <table:table-cell office:value-type="float" office:value="0.0194703">
            <text:p>0.0194703</text:p>
          </table:table-cell>
          <table:table-cell office:value-type="float" office:value="0.0315171">
            <text:p>0.0315171</text:p>
          </table:table-cell>
          <table:table-cell office:value-type="float" office:value="0.045564">
            <text:p>0.045564</text:p>
          </table:table-cell>
          <table:table-cell office:value-type="float" office:value="0.0719205">
            <text:p>0.0719205</text:p>
          </table:table-cell>
          <table:table-cell/>
          <table:table-cell office:value-type="float" office:value="0.398829">
            <text:p>0.398829</text:p>
          </table:table-cell>
          <table:table-cell office:value-type="float" office:value="0.150206">
            <text:p>0.150206</text:p>
          </table:table-cell>
          <table:table-cell office:value-type="float" office:value="0.0685804">
            <text:p>0.0685804</text:p>
          </table:table-cell>
          <table:table-cell office:value-type="float" office:value="0.729253">
            <text:p>0.729253</text:p>
          </table:table-cell>
          <table:table-cell office:value-type="float" office:value="0.886734">
            <text:p>0.886734</text:p>
          </table:table-cell>
          <table:table-cell office:value-type="float" office:value="0.0278596">
            <text:p>0.0278596</text:p>
          </table:table-cell>
          <table:table-cell office:value-type="float" office:value="-0.00849451">
            <text:p>-0.00849451</text:p>
          </table:table-cell>
          <table:table-cell office:value-type="float" office:value="0.0139038">
            <text:p>0.0139038</text:p>
          </table:table-cell>
          <table:table-cell office:value-type="float" office:value="-0.00165137">
            <text:p>-0.00165137</text:p>
          </table:table-cell>
          <table:table-cell office:value-type="float" office:value="-0.0119279">
            <text:p>-0.0119279</text:p>
          </table:table-cell>
          <table:table-cell office:value-type="float" office:value="-0.00744905">
            <text:p>-0.00744905</text:p>
          </table:table-cell>
          <table:table-cell office:value-type="float" office:value="0.181263">
            <text:p>0.181263</text:p>
          </table:table-cell>
          <table:table-cell office:value-type="float" office:value="0.0285337">
            <text:p>0.0285337</text:p>
          </table:table-cell>
          <table:table-cell office:value-type="float" office:value="0.359841">
            <text:p>0.359841</text:p>
          </table:table-cell>
          <table:table-cell/>
          <table:table-cell office:value-type="float" office:value="0.497809">
            <text:p>0.497809</text:p>
          </table:table-cell>
          <table:table-cell office:value-type="float" office:value="0.236654">
            <text:p>0.236654</text:p>
          </table:table-cell>
          <table:table-cell office:value-type="float" office:value="0.0965451">
            <text:p>0.0965451</text:p>
          </table:table-cell>
          <table:table-cell office:value-type="float" office:value="0.779342">
            <text:p>0.779342</text:p>
          </table:table-cell>
          <table:table-cell office:value-type="float" office:value="0.893302">
            <text:p>0.893302</text:p>
          </table:table-cell>
          <table:table-cell office:value-type="float" office:value="0.0341865">
            <text:p>0.0341865</text:p>
          </table:table-cell>
          <table:table-cell office:value-type="float" office:value="-0.0325536">
            <text:p>-0.0325536</text:p>
          </table:table-cell>
          <table:table-cell office:value-type="float" office:value="0.00932166">
            <text:p>0.00932166</text:p>
          </table:table-cell>
          <table:table-cell office:value-type="float" office:value="0.00527314">
            <text:p>0.00527314</text:p>
          </table:table-cell>
          <table:table-cell office:value-type="float" office:value="-0.0584661">
            <text:p>-0.0584661</text:p>
          </table:table-cell>
          <table:table-cell office:value-type="float" office:value="-0.00335069">
            <text:p>-0.00335069</text:p>
          </table:table-cell>
          <table:table-cell office:value-type="float" office:value="-0.0350199">
            <text:p>-0.0350199</text:p>
          </table:table-cell>
          <table:table-cell office:value-type="float" office:value="0.119697">
            <text:p>0.119697</text:p>
          </table:table-cell>
          <table:table-cell office:value-type="float" office:value="0.00895631">
            <text:p>0.00895631</text:p>
          </table:table-cell>
          <table:table-cell/>
          <table:table-cell office:value-type="float" office:value="0.167342">
            <text:p>0.167342</text:p>
          </table:table-cell>
          <table:table-cell office:value-type="float" office:value="0.171123">
            <text:p>0.171123</text:p>
          </table:table-cell>
          <table:table-cell office:value-type="float" office:value="0.0664307">
            <text:p>0.0664307</text:p>
          </table:table-cell>
          <table:table-cell office:value-type="float" office:value="0.727833">
            <text:p>0.727833</text:p>
          </table:table-cell>
          <table:table-cell office:value-type="float" office:value="0.940003">
            <text:p>0.940003</text:p>
          </table:table-cell>
          <table:table-cell office:value-type="float" office:value="0.00698723">
            <text:p>0.00698723</text:p>
          </table:table-cell>
          <table:table-cell office:value-type="float" office:value="-0.00246056">
            <text:p>-0.00246056</text:p>
          </table:table-cell>
          <table:table-cell table:style-name="ce1" office:value-type="string">
            <text:p>-1.38711e-05</text:p>
          </table:table-cell>
          <table:table-cell office:value-type="float" office:value="-0.0164229">
            <text:p>-0.0164229</text:p>
          </table:table-cell>
          <table:table-cell office:value-type="float" office:value="-0.0150471">
            <text:p>-0.0150471</text:p>
          </table:table-cell>
          <table:table-cell office:value-type="float" office:value="-0.0289208">
            <text:p>-0.0289208</text:p>
          </table:table-cell>
          <table:table-cell office:value-type="float" office:value="0.0220509">
            <text:p>0.0220509</text:p>
          </table:table-cell>
          <table:table-cell office:value-type="float" office:value="0.0158529">
            <text:p>0.0158529</text:p>
          </table:table-cell>
          <table:table-cell office:value-type="float" office:value="0.0410938">
            <text:p>0.0410938</text:p>
          </table:table-cell>
          <table:table-cell/>
          <table:table-cell office:value-type="float" office:value="0.502228">
            <text:p>0.502228</text:p>
          </table:table-cell>
          <table:table-cell office:value-type="float" office:value="0.12007">
            <text:p>0.12007</text:p>
          </table:table-cell>
          <table:table-cell office:value-type="float" office:value="0.034913">
            <text:p>0.034913</text:p>
          </table:table-cell>
          <table:table-cell office:value-type="float" office:value="0.79315">
            <text:p>0.79315</text:p>
          </table:table-cell>
          <table:table-cell office:value-type="float" office:value="0.871043">
            <text:p>0.871043</text:p>
          </table:table-cell>
          <table:table-cell office:value-type="float" office:value="-0.00694538">
            <text:p>-0.00694538</text:p>
          </table:table-cell>
          <table:table-cell office:value-type="float" office:value="-0.00383209">
            <text:p>-0.00383209</text:p>
          </table:table-cell>
          <table:table-cell office:value-type="float" office:value="0.0035063">
            <text:p>0.0035063</text:p>
          </table:table-cell>
          <table:table-cell office:value-type="float" office:value="-0.00967914">
            <text:p>-0.00967914</text:p>
          </table:table-cell>
          <table:table-cell office:value-type="float" office:value="0.0334413">
            <text:p>0.0334413</text:p>
          </table:table-cell>
          <table:table-cell office:value-type="float" office:value="-0.0135684">
            <text:p>-0.0135684</text:p>
          </table:table-cell>
          <table:table-cell office:value-type="float" office:value="0.0227444">
            <text:p>0.0227444</text:p>
          </table:table-cell>
          <table:table-cell office:value-type="float" office:value="-0.153825">
            <text:p>-0.153825</text:p>
          </table:table-cell>
          <table:table-cell office:value-type="float" office:value="0.0350624">
            <text:p>0.0350624</text:p>
          </table:table-cell>
        </table:table-row>
        <table:table-row table:style-name="ro4">
          <table:table-cell office:value-type="float" office:value="0.493492">
            <text:p>0.493492</text:p>
          </table:table-cell>
          <table:table-cell office:value-type="float" office:value="0.28631">
            <text:p>0.28631</text:p>
          </table:table-cell>
          <table:table-cell office:value-type="float" office:value="0.0478699">
            <text:p>0.0478699</text:p>
          </table:table-cell>
          <table:table-cell office:value-type="float" office:value="0.797417">
            <text:p>0.797417</text:p>
          </table:table-cell>
          <table:table-cell office:value-type="float" office:value="0.882694">
            <text:p>0.882694</text:p>
          </table:table-cell>
          <table:table-cell office:value-type="float" office:value="0.0397376">
            <text:p>0.0397376</text:p>
          </table:table-cell>
          <table:table-cell office:value-type="float" office:value="-0.0105136">
            <text:p>-0.0105136</text:p>
          </table:table-cell>
          <table:table-cell office:value-type="float" office:value="0.00183208">
            <text:p>0.00183208</text:p>
          </table:table-cell>
          <table:table-cell office:value-type="float" office:value="0.00242868">
            <text:p>0.00242868</text:p>
          </table:table-cell>
          <table:table-cell office:value-type="float" office:value="-0.0146197">
            <text:p>-0.0146197</text:p>
          </table:table-cell>
          <table:table-cell office:value-type="float" office:value="0.0266927">
            <text:p>0.0266927</text:p>
          </table:table-cell>
          <table:table-cell office:value-type="float" office:value="-0.013107">
            <text:p>-0.013107</text:p>
          </table:table-cell>
          <table:table-cell office:value-type="float" office:value="0.0627213">
            <text:p>0.0627213</text:p>
          </table:table-cell>
          <table:table-cell office:value-type="float" office:value="-0.0218616">
            <text:p>-0.0218616</text:p>
          </table:table-cell>
          <table:table-cell/>
          <table:table-cell office:value-type="float" office:value="0.499089">
            <text:p>0.499089</text:p>
          </table:table-cell>
          <table:table-cell office:value-type="float" office:value="0.151863">
            <text:p>0.151863</text:p>
          </table:table-cell>
          <table:table-cell office:value-type="float" office:value="0.0676714">
            <text:p>0.0676714</text:p>
          </table:table-cell>
          <table:table-cell office:value-type="float" office:value="0.732123">
            <text:p>0.732123</text:p>
          </table:table-cell>
          <table:table-cell office:value-type="float" office:value="0.860339">
            <text:p>0.860339</text:p>
          </table:table-cell>
          <table:table-cell office:value-type="float" office:value="0.0313661">
            <text:p>0.0313661</text:p>
          </table:table-cell>
          <table:table-cell office:value-type="float" office:value="-0.0102031">
            <text:p>-0.0102031</text:p>
          </table:table-cell>
          <table:table-cell office:value-type="float" office:value="0.00702448">
            <text:p>0.00702448</text:p>
          </table:table-cell>
          <table:table-cell office:value-type="float" office:value="0.0165221">
            <text:p>0.0165221</text:p>
          </table:table-cell>
          <table:table-cell office:value-type="float" office:value="-0.00906708">
            <text:p>-0.00906708</text:p>
          </table:table-cell>
          <table:table-cell office:value-type="float" office:value="0.0286286">
            <text:p>0.0286286</text:p>
          </table:table-cell>
          <table:table-cell office:value-type="float" office:value="-0.0597742">
            <text:p>-0.0597742</text:p>
          </table:table-cell>
          <table:table-cell office:value-type="float" office:value="-0.024402">
            <text:p>-0.024402</text:p>
          </table:table-cell>
          <table:table-cell office:value-type="float" office:value="-0.123494">
            <text:p>-0.123494</text:p>
          </table:table-cell>
          <table:table-cell/>
          <table:table-cell office:value-type="float" office:value="1.00306">
            <text:p>1.00306</text:p>
          </table:table-cell>
          <table:table-cell office:value-type="float" office:value="0.230378">
            <text:p>0.230378</text:p>
          </table:table-cell>
          <table:table-cell office:value-type="float" office:value="0.0975615">
            <text:p>0.0975615</text:p>
          </table:table-cell>
          <table:table-cell office:value-type="float" office:value="0.779936">
            <text:p>0.779936</text:p>
          </table:table-cell>
          <table:table-cell office:value-type="float" office:value="0.796642">
            <text:p>0.796642</text:p>
          </table:table-cell>
          <table:table-cell office:value-type="float" office:value="0.0758206">
            <text:p>0.0758206</text:p>
          </table:table-cell>
          <table:table-cell office:value-type="float" office:value="-0.0244873">
            <text:p>-0.0244873</text:p>
          </table:table-cell>
          <table:table-cell office:value-type="float" office:value="0.0018771">
            <text:p>0.0018771</text:p>
          </table:table-cell>
          <table:table-cell office:value-type="float" office:value="-0.0124208">
            <text:p>-0.0124208</text:p>
          </table:table-cell>
          <table:table-cell office:value-type="float" office:value="0.00201151">
            <text:p>0.00201151</text:p>
          </table:table-cell>
          <table:table-cell office:value-type="float" office:value="0.00117453">
            <text:p>0.00117453</text:p>
          </table:table-cell>
          <table:table-cell office:value-type="float" office:value="0.362006">
            <text:p>0.362006</text:p>
          </table:table-cell>
          <table:table-cell office:value-type="float" office:value="0.0683916">
            <text:p>0.0683916</text:p>
          </table:table-cell>
          <table:table-cell office:value-type="float" office:value="-0.160639">
            <text:p>-0.160639</text:p>
          </table:table-cell>
          <table:table-cell/>
          <table:table-cell office:value-type="float" office:value="0.667587">
            <text:p>0.667587</text:p>
          </table:table-cell>
          <table:table-cell office:value-type="float" office:value="0.168426">
            <text:p>0.168426</text:p>
          </table:table-cell>
          <table:table-cell office:value-type="float" office:value="0.0628706">
            <text:p>0.0628706</text:p>
          </table:table-cell>
          <table:table-cell office:value-type="float" office:value="0.723649">
            <text:p>0.723649</text:p>
          </table:table-cell>
          <table:table-cell office:value-type="float" office:value="0.781273">
            <text:p>0.781273</text:p>
          </table:table-cell>
          <table:table-cell office:value-type="float" office:value="0.0362254">
            <text:p>0.0362254</text:p>
          </table:table-cell>
          <table:table-cell office:value-type="float" office:value="-0.00476526">
            <text:p>-0.00476526</text:p>
          </table:table-cell>
          <table:table-cell office:value-type="float" office:value="0.0141018">
            <text:p>0.0141018</text:p>
          </table:table-cell>
          <table:table-cell office:value-type="float" office:value="-0.00539206">
            <text:p>-0.00539206</text:p>
          </table:table-cell>
          <table:table-cell office:value-type="float" office:value="-0.0071168">
            <text:p>-0.0071168</text:p>
          </table:table-cell>
          <table:table-cell office:value-type="float" office:value="-0.00836386">
            <text:p>-0.00836386</text:p>
          </table:table-cell>
          <table:table-cell office:value-type="float" office:value="0.14546">
            <text:p>0.14546</text:p>
          </table:table-cell>
          <table:table-cell office:value-type="float" office:value="0.0628891">
            <text:p>0.0628891</text:p>
          </table:table-cell>
          <table:table-cell office:value-type="float" office:value="0.195304">
            <text:p>0.195304</text:p>
          </table:table-cell>
          <table:table-cell/>
          <table:table-cell office:value-type="float" office:value="0.703605">
            <text:p>0.703605</text:p>
          </table:table-cell>
          <table:table-cell office:value-type="float" office:value="0.119043">
            <text:p>0.119043</text:p>
          </table:table-cell>
          <table:table-cell office:value-type="float" office:value="0.0354093">
            <text:p>0.0354093</text:p>
          </table:table-cell>
          <table:table-cell office:value-type="float" office:value="0.79184">
            <text:p>0.79184</text:p>
          </table:table-cell>
          <table:table-cell office:value-type="float" office:value="0.824133">
            <text:p>0.824133</text:p>
          </table:table-cell>
          <table:table-cell office:value-type="float" office:value="-0.00203598">
            <text:p>-0.00203598</text:p>
          </table:table-cell>
          <table:table-cell office:value-type="float" office:value="0.00105708">
            <text:p>0.00105708</text:p>
          </table:table-cell>
          <table:table-cell table:style-name="ce1" office:value-type="string">
            <text:p>9.20123e-05</text:p>
          </table:table-cell>
          <table:table-cell office:value-type="float" office:value="-0.00509893">
            <text:p>-0.00509893</text:p>
          </table:table-cell>
          <table:table-cell office:value-type="float" office:value="0.00246453">
            <text:p>0.00246453</text:p>
          </table:table-cell>
          <table:table-cell office:value-type="float" office:value="-0.00650763">
            <text:p>-0.00650763</text:p>
          </table:table-cell>
          <table:table-cell office:value-type="float" office:value="-0.00324721">
            <text:p>-0.00324721</text:p>
          </table:table-cell>
          <table:table-cell office:value-type="float" office:value="0.0248459">
            <text:p>0.0248459</text:p>
          </table:table-cell>
          <table:table-cell office:value-type="float" office:value="-0.00252461">
            <text:p>-0.00252461</text:p>
          </table:table-cell>
        </table:table-row>
        <table:table-row table:style-name="ro4">
          <table:table-cell office:value-type="float" office:value="0.932135">
            <text:p>0.932135</text:p>
          </table:table-cell>
          <table:table-cell office:value-type="float" office:value="0.284854">
            <text:p>0.284854</text:p>
          </table:table-cell>
          <table:table-cell office:value-type="float" office:value="0.0535251">
            <text:p>0.0535251</text:p>
          </table:table-cell>
          <table:table-cell office:value-type="float" office:value="0.804919">
            <text:p>0.804919</text:p>
          </table:table-cell>
          <table:table-cell office:value-type="float" office:value="0.79003">
            <text:p>0.79003</text:p>
          </table:table-cell>
          <table:table-cell office:value-type="float" office:value="0.0830773">
            <text:p>0.0830773</text:p>
          </table:table-cell>
          <table:table-cell office:value-type="float" office:value="-0.00307221">
            <text:p>-0.00307221</text:p>
          </table:table-cell>
          <table:table-cell office:value-type="float" office:value="0.00618318">
            <text:p>0.00618318</text:p>
          </table:table-cell>
          <table:table-cell office:value-type="float" office:value="-0.00332063">
            <text:p>-0.00332063</text:p>
          </table:table-cell>
          <table:table-cell office:value-type="float" office:value="0.0128925">
            <text:p>0.0128925</text:p>
          </table:table-cell>
          <table:table-cell office:value-type="float" office:value="0.0171033">
            <text:p>0.0171033</text:p>
          </table:table-cell>
          <table:table-cell office:value-type="float" office:value="0.173587">
            <text:p>0.173587</text:p>
          </table:table-cell>
          <table:table-cell office:value-type="float" office:value="0.0570482">
            <text:p>0.0570482</text:p>
          </table:table-cell>
          <table:table-cell office:value-type="float" office:value="-0.0292065">
            <text:p>-0.0292065</text:p>
          </table:table-cell>
          <table:table-cell/>
          <table:table-cell office:value-type="float" office:value="0.767781">
            <text:p>0.767781</text:p>
          </table:table-cell>
          <table:table-cell office:value-type="float" office:value="0.151987">
            <text:p>0.151987</text:p>
          </table:table-cell>
          <table:table-cell office:value-type="float" office:value="0.0634734">
            <text:p>0.0634734</text:p>
          </table:table-cell>
          <table:table-cell office:value-type="float" office:value="0.7309">
            <text:p>0.7309</text:p>
          </table:table-cell>
          <table:table-cell office:value-type="float" office:value="0.79341">
            <text:p>0.79341</text:p>
          </table:table-cell>
          <table:table-cell office:value-type="float" office:value="0.0509741">
            <text:p>0.0509741</text:p>
          </table:table-cell>
          <table:table-cell office:value-type="float" office:value="-0.0122305">
            <text:p>-0.0122305</text:p>
          </table:table-cell>
          <table:table-cell office:value-type="float" office:value="0.0117888">
            <text:p>0.0117888</text:p>
          </table:table-cell>
          <table:table-cell office:value-type="float" office:value="0.000461237">
            <text:p>0.000461237</text:p>
          </table:table-cell>
          <table:table-cell office:value-type="float" office:value="-0.0156237">
            <text:p>-0.0156237</text:p>
          </table:table-cell>
          <table:table-cell office:value-type="float" office:value="-0.00455338">
            <text:p>-0.00455338</text:p>
          </table:table-cell>
          <table:table-cell office:value-type="float" office:value="-0.0049589">
            <text:p>-0.0049589</text:p>
          </table:table-cell>
          <table:table-cell office:value-type="float" office:value="0.0191743">
            <text:p>0.0191743</text:p>
          </table:table-cell>
          <table:table-cell office:value-type="float" office:value="0.0207923">
            <text:p>0.0207923</text:p>
          </table:table-cell>
          <table:table-cell/>
          <table:table-cell office:value-type="float" office:value="1.06961">
            <text:p>1.06961</text:p>
          </table:table-cell>
          <table:table-cell office:value-type="float" office:value="0.231155">
            <text:p>0.231155</text:p>
          </table:table-cell>
          <table:table-cell office:value-type="float" office:value="0.0979982">
            <text:p>0.0979982</text:p>
          </table:table-cell>
          <table:table-cell office:value-type="float" office:value="0.779303">
            <text:p>0.779303</text:p>
          </table:table-cell>
          <table:table-cell office:value-type="float" office:value="0.784716">
            <text:p>0.784716</text:p>
          </table:table-cell>
          <table:table-cell office:value-type="float" office:value="0.0643917">
            <text:p>0.0643917</text:p>
          </table:table-cell>
          <table:table-cell office:value-type="float" office:value="-0.027198">
            <text:p>-0.027198</text:p>
          </table:table-cell>
          <table:table-cell office:value-type="float" office:value="0.00718673">
            <text:p>0.00718673</text:p>
          </table:table-cell>
          <table:table-cell office:value-type="float" office:value="0.0116703">
            <text:p>0.0116703</text:p>
          </table:table-cell>
          <table:table-cell office:value-type="float" office:value="0.0065629">
            <text:p>0.0065629</text:p>
          </table:table-cell>
          <table:table-cell office:value-type="float" office:value="-0.00951582">
            <text:p>-0.00951582</text:p>
          </table:table-cell>
          <table:table-cell office:value-type="float" office:value="-0.092671">
            <text:p>-0.092671</text:p>
          </table:table-cell>
          <table:table-cell office:value-type="float" office:value="-0.0303943">
            <text:p>-0.0303943</text:p>
          </table:table-cell>
          <table:table-cell office:value-type="float" office:value="0.0138481">
            <text:p>0.0138481</text:p>
          </table:table-cell>
          <table:table-cell/>
          <table:table-cell office:value-type="float" office:value="0.751409">
            <text:p>0.751409</text:p>
          </table:table-cell>
          <table:table-cell office:value-type="float" office:value="0.168996">
            <text:p>0.168996</text:p>
          </table:table-cell>
          <table:table-cell office:value-type="float" office:value="0.0627159">
            <text:p>0.0627159</text:p>
          </table:table-cell>
          <table:table-cell office:value-type="float" office:value="0.724321">
            <text:p>0.724321</text:p>
          </table:table-cell>
          <table:table-cell office:value-type="float" office:value="0.757431">
            <text:p>0.757431</text:p>
          </table:table-cell>
          <table:table-cell office:value-type="float" office:value="0.0390647">
            <text:p>0.0390647</text:p>
          </table:table-cell>
          <table:table-cell office:value-type="float" office:value="-0.00644917">
            <text:p>-0.00644917</text:p>
          </table:table-cell>
          <table:table-cell office:value-type="float" office:value="0.0127103">
            <text:p>0.0127103</text:p>
          </table:table-cell>
          <table:table-cell office:value-type="float" office:value="0.00680072">
            <text:p>0.00680072</text:p>
          </table:table-cell>
          <table:table-cell office:value-type="float" office:value="-0.00184531">
            <text:p>-0.00184531</text:p>
          </table:table-cell>
          <table:table-cell office:value-type="float" office:value="0.00800697">
            <text:p>0.00800697</text:p>
          </table:table-cell>
          <table:table-cell office:value-type="float" office:value="0.0247019">
            <text:p>0.0247019</text:p>
          </table:table-cell>
          <table:table-cell office:value-type="float" office:value="-0.0136549">
            <text:p>-0.0136549</text:p>
          </table:table-cell>
          <table:table-cell office:value-type="float" office:value="-0.0223686">
            <text:p>-0.0223686</text:p>
          </table:table-cell>
          <table:table-cell/>
          <table:table-cell office:value-type="float" office:value="0.835468">
            <text:p>0.835468</text:p>
          </table:table-cell>
          <table:table-cell office:value-type="float" office:value="0.118314">
            <text:p>0.118314</text:p>
          </table:table-cell>
          <table:table-cell office:value-type="float" office:value="0.0361663">
            <text:p>0.0361663</text:p>
          </table:table-cell>
          <table:table-cell office:value-type="float" office:value="0.790938">
            <text:p>0.790938</text:p>
          </table:table-cell>
          <table:table-cell office:value-type="float" office:value="0.794794">
            <text:p>0.794794</text:p>
          </table:table-cell>
          <table:table-cell office:value-type="float" office:value="0.00159429">
            <text:p>0.00159429</text:p>
          </table:table-cell>
          <table:table-cell office:value-type="float" office:value="0.0020548">
            <text:p>0.0020548</text:p>
          </table:table-cell>
          <table:table-cell office:value-type="float" office:value="-0.000960903">
            <text:p>-0.000960903</text:p>
          </table:table-cell>
          <table:table-cell office:value-type="float" office:value="-0.00552712">
            <text:p>-0.00552712</text:p>
          </table:table-cell>
          <table:table-cell office:value-type="float" office:value="0.00574078">
            <text:p>0.00574078</text:p>
          </table:table-cell>
          <table:table-cell office:value-type="float" office:value="-0.00684053">
            <text:p>-0.00684053</text:p>
          </table:table-cell>
          <table:table-cell office:value-type="float" office:value="0.00857791">
            <text:p>0.00857791</text:p>
          </table:table-cell>
          <table:table-cell office:value-type="float" office:value="0.00130606">
            <text:p>0.00130606</text:p>
          </table:table-cell>
          <table:table-cell office:value-type="float" office:value="0.0214141">
            <text:p>0.0214141</text:p>
          </table:table-cell>
        </table:table-row>
        <table:table-row table:style-name="ro4">
          <table:table-cell office:value-type="float" office:value="1.02935">
            <text:p>1.02935</text:p>
          </table:table-cell>
          <table:table-cell office:value-type="float" office:value="0.286171">
            <text:p>0.286171</text:p>
          </table:table-cell>
          <table:table-cell office:value-type="float" office:value="0.0553175">
            <text:p>0.0553175</text:p>
          </table:table-cell>
          <table:table-cell office:value-type="float" office:value="0.806306">
            <text:p>0.806306</text:p>
          </table:table-cell>
          <table:table-cell office:value-type="float" office:value="0.770848">
            <text:p>0.770848</text:p>
          </table:table-cell>
          <table:table-cell office:value-type="float" office:value="0.0861176">
            <text:p>0.0861176</text:p>
          </table:table-cell>
          <table:table-cell office:value-type="float" office:value="-0.0042696">
            <text:p>-0.0042696</text:p>
          </table:table-cell>
          <table:table-cell office:value-type="float" office:value="0.00845296">
            <text:p>0.00845296</text:p>
          </table:table-cell>
          <table:table-cell office:value-type="float" office:value="0.0135543">
            <text:p>0.0135543</text:p>
          </table:table-cell>
          <table:table-cell office:value-type="float" office:value="0.0184383">
            <text:p>0.0184383</text:p>
          </table:table-cell>
          <table:table-cell office:value-type="float" office:value="0.0142641">
            <text:p>0.0142641</text:p>
          </table:table-cell>
          <table:table-cell office:value-type="float" office:value="-0.0393993">
            <text:p>-0.0393993</text:p>
          </table:table-cell>
          <table:table-cell office:value-type="float" office:value="-0.0359875">
            <text:p>-0.0359875</text:p>
          </table:table-cell>
          <table:table-cell office:value-type="float" office:value="0.0135214">
            <text:p>0.0135214</text:p>
          </table:table-cell>
          <table:table-cell/>
          <table:table-cell office:value-type="float" office:value="1.09878">
            <text:p>1.09878</text:p>
          </table:table-cell>
          <table:table-cell office:value-type="float" office:value="0.151596">
            <text:p>0.151596</text:p>
          </table:table-cell>
          <table:table-cell office:value-type="float" office:value="0.0604027">
            <text:p>0.0604027</text:p>
          </table:table-cell>
          <table:table-cell office:value-type="float" office:value="0.731671">
            <text:p>0.731671</text:p>
          </table:table-cell>
          <table:table-cell office:value-type="float" office:value="0.718074">
            <text:p>0.718074</text:p>
          </table:table-cell>
          <table:table-cell office:value-type="float" office:value="0.071656">
            <text:p>0.071656</text:p>
          </table:table-cell>
          <table:table-cell office:value-type="float" office:value="-0.0133212">
            <text:p>-0.0133212</text:p>
          </table:table-cell>
          <table:table-cell office:value-type="float" office:value="0.0176205">
            <text:p>0.0176205</text:p>
          </table:table-cell>
          <table:table-cell office:value-type="float" office:value="-0.00118018">
            <text:p>-0.00118018</text:p>
          </table:table-cell>
          <table:table-cell office:value-type="float" office:value="-0.00927696">
            <text:p>-0.00927696</text:p>
          </table:table-cell>
          <table:table-cell office:value-type="float" office:value="0.00232895">
            <text:p>0.00232895</text:p>
          </table:table-cell>
          <table:table-cell office:value-type="float" office:value="-0.0194803">
            <text:p>-0.0194803</text:p>
          </table:table-cell>
          <table:table-cell office:value-type="float" office:value="0.0128892">
            <text:p>0.0128892</text:p>
          </table:table-cell>
          <table:table-cell office:value-type="float" office:value="-0.001214">
            <text:p>-0.001214</text:p>
          </table:table-cell>
          <table:table-cell/>
          <table:table-cell office:value-type="float" office:value="1.3661">
            <text:p>1.3661</text:p>
          </table:table-cell>
          <table:table-cell office:value-type="float" office:value="0.226469">
            <text:p>0.226469</text:p>
          </table:table-cell>
          <table:table-cell office:value-type="float" office:value="0.0972723">
            <text:p>0.0972723</text:p>
          </table:table-cell>
          <table:table-cell office:value-type="float" office:value="0.777699">
            <text:p>0.777699</text:p>
          </table:table-cell>
          <table:table-cell office:value-type="float" office:value="0.733717">
            <text:p>0.733717</text:p>
          </table:table-cell>
          <table:table-cell office:value-type="float" office:value="0.0811539">
            <text:p>0.0811539</text:p>
          </table:table-cell>
          <table:table-cell office:value-type="float" office:value="-0.0276737">
            <text:p>-0.0276737</text:p>
          </table:table-cell>
          <table:table-cell office:value-type="float" office:value="0.00706137">
            <text:p>0.00706137</text:p>
          </table:table-cell>
          <table:table-cell office:value-type="float" office:value="-0.0158051">
            <text:p>-0.0158051</text:p>
          </table:table-cell>
          <table:table-cell office:value-type="float" office:value="-0.00244848">
            <text:p>-0.00244848</text:p>
          </table:table-cell>
          <table:table-cell office:value-type="float" office:value="-0.0054101">
            <text:p>-0.0054101</text:p>
          </table:table-cell>
          <table:table-cell office:value-type="float" office:value="0.0624819">
            <text:p>0.0624819</text:p>
          </table:table-cell>
          <table:table-cell office:value-type="float" office:value="-0.0527741">
            <text:p>-0.0527741</text:p>
          </table:table-cell>
          <table:table-cell office:value-type="float" office:value="0.061338">
            <text:p>0.061338</text:p>
          </table:table-cell>
          <table:table-cell/>
          <table:table-cell office:value-type="float" office:value="0.871493">
            <text:p>0.871493</text:p>
          </table:table-cell>
          <table:table-cell office:value-type="float" office:value="0.170168">
            <text:p>0.170168</text:p>
          </table:table-cell>
          <table:table-cell office:value-type="float" office:value="0.0622974">
            <text:p>0.0622974</text:p>
          </table:table-cell>
          <table:table-cell office:value-type="float" office:value="0.724959">
            <text:p>0.724959</text:p>
          </table:table-cell>
          <table:table-cell office:value-type="float" office:value="0.724538">
            <text:p>0.724538</text:p>
          </table:table-cell>
          <table:table-cell office:value-type="float" office:value="0.0449353">
            <text:p>0.0449353</text:p>
          </table:table-cell>
          <table:table-cell office:value-type="float" office:value="-0.00715169">
            <text:p>-0.00715169</text:p>
          </table:table-cell>
          <table:table-cell office:value-type="float" office:value="0.0158735">
            <text:p>0.0158735</text:p>
          </table:table-cell>
          <table:table-cell office:value-type="float" office:value="0.00976703">
            <text:p>0.00976703</text:p>
          </table:table-cell>
          <table:table-cell office:value-type="float" office:value="-0.00348505">
            <text:p>-0.00348505</text:p>
          </table:table-cell>
          <table:table-cell office:value-type="float" office:value="0.00532085">
            <text:p>0.00532085</text:p>
          </table:table-cell>
          <table:table-cell office:value-type="float" office:value="-0.0292547">
            <text:p>-0.0292547</text:p>
          </table:table-cell>
          <table:table-cell office:value-type="float" office:value="-0.013965">
            <text:p>-0.013965</text:p>
          </table:table-cell>
          <table:table-cell office:value-type="float" office:value="-0.0163736">
            <text:p>-0.0163736</text:p>
          </table:table-cell>
          <table:table-cell/>
          <table:table-cell office:value-type="float" office:value="1.03491">
            <text:p>1.03491</text:p>
          </table:table-cell>
          <table:table-cell office:value-type="float" office:value="0.117553">
            <text:p>0.117553</text:p>
          </table:table-cell>
          <table:table-cell office:value-type="float" office:value="0.0373632">
            <text:p>0.0373632</text:p>
          </table:table-cell>
          <table:table-cell office:value-type="float" office:value="0.790425">
            <text:p>0.790425</text:p>
          </table:table-cell>
          <table:table-cell office:value-type="float" office:value="0.752391">
            <text:p>0.752391</text:p>
          </table:table-cell>
          <table:table-cell office:value-type="float" office:value="0.00533115">
            <text:p>0.00533115</text:p>
          </table:table-cell>
          <table:table-cell office:value-type="float" office:value="-0.00283383">
            <text:p>-0.00283383</text:p>
          </table:table-cell>
          <table:table-cell office:value-type="float" office:value="-0.000202242">
            <text:p>-0.000202242</text:p>
          </table:table-cell>
          <table:table-cell office:value-type="float" office:value="-0.00381634">
            <text:p>-0.00381634</text:p>
          </table:table-cell>
          <table:table-cell office:value-type="float" office:value="0.00600126">
            <text:p>0.00600126</text:p>
          </table:table-cell>
          <table:table-cell office:value-type="float" office:value="-0.00256969">
            <text:p>-0.00256969</text:p>
          </table:table-cell>
          <table:table-cell office:value-type="float" office:value="-0.0343353">
            <text:p>-0.0343353</text:p>
          </table:table-cell>
          <table:table-cell office:value-type="float" office:value="-0.212789">
            <text:p>-0.212789</text:p>
          </table:table-cell>
          <table:table-cell office:value-type="float" office:value="0.0877757">
            <text:p>0.0877757</text:p>
          </table:table-cell>
        </table:table-row>
        <table:table-row table:style-name="ro4">
          <table:table-cell office:value-type="float" office:value="1.33323">
            <text:p>1.33323</text:p>
          </table:table-cell>
          <table:table-cell office:value-type="float" office:value="0.286652">
            <text:p>0.286652</text:p>
          </table:table-cell>
          <table:table-cell office:value-type="float" office:value="0.0575974">
            <text:p>0.0575974</text:p>
          </table:table-cell>
          <table:table-cell office:value-type="float" office:value="0.811889">
            <text:p>0.811889</text:p>
          </table:table-cell>
          <table:table-cell office:value-type="float" office:value="0.713837">
            <text:p>0.713837</text:p>
          </table:table-cell>
          <table:table-cell office:value-type="float" office:value="0.101251">
            <text:p>0.101251</text:p>
          </table:table-cell>
          <table:table-cell office:value-type="float" office:value="-0.000766617">
            <text:p>-0.000766617</text:p>
          </table:table-cell>
          <table:table-cell office:value-type="float" office:value="0.00375126">
            <text:p>0.00375126</text:p>
          </table:table-cell>
          <table:table-cell office:value-type="float" office:value="0.00158136">
            <text:p>0.00158136</text:p>
          </table:table-cell>
          <table:table-cell office:value-type="float" office:value="0.00750218">
            <text:p>0.00750218</text:p>
          </table:table-cell>
          <table:table-cell office:value-type="float" office:value="0.018373">
            <text:p>0.018373</text:p>
          </table:table-cell>
          <table:table-cell office:value-type="float" office:value="-0.258152">
            <text:p>-0.258152</text:p>
          </table:table-cell>
          <table:table-cell office:value-type="float" office:value="0.0323461">
            <text:p>0.0323461</text:p>
          </table:table-cell>
          <table:table-cell office:value-type="float" office:value="-0.244698">
            <text:p>-0.244698</text:p>
          </table:table-cell>
          <table:table-cell/>
          <table:table-cell office:value-type="float" office:value="1.416">
            <text:p>1.416</text:p>
          </table:table-cell>
          <table:table-cell office:value-type="float" office:value="0.149262">
            <text:p>0.149262</text:p>
          </table:table-cell>
          <table:table-cell office:value-type="float" office:value="0.0587569">
            <text:p>0.0587569</text:p>
          </table:table-cell>
          <table:table-cell office:value-type="float" office:value="0.732288">
            <text:p>0.732288</text:p>
          </table:table-cell>
          <table:table-cell office:value-type="float" office:value="0.652599">
            <text:p>0.652599</text:p>
          </table:table-cell>
          <table:table-cell office:value-type="float" office:value="0.0901978">
            <text:p>0.0901978</text:p>
          </table:table-cell>
          <table:table-cell office:value-type="float" office:value="-0.0125153">
            <text:p>-0.0125153</text:p>
          </table:table-cell>
          <table:table-cell office:value-type="float" office:value="0.0214049">
            <text:p>0.0214049</text:p>
          </table:table-cell>
          <table:table-cell office:value-type="float" office:value="-0.00735955">
            <text:p>-0.00735955</text:p>
          </table:table-cell>
          <table:table-cell office:value-type="float" office:value="-0.00518836">
            <text:p>-0.00518836</text:p>
          </table:table-cell>
          <table:table-cell office:value-type="float" office:value="0.00194385">
            <text:p>0.00194385</text:p>
          </table:table-cell>
          <table:table-cell office:value-type="float" office:value="0.0656485">
            <text:p>0.0656485</text:p>
          </table:table-cell>
          <table:table-cell office:value-type="float" office:value="0.0355178">
            <text:p>0.0355178</text:p>
          </table:table-cell>
          <table:table-cell office:value-type="float" office:value="-0.0419771">
            <text:p>-0.0419771</text:p>
          </table:table-cell>
          <table:table-cell/>
          <table:table-cell office:value-type="float" office:value="1.50256">
            <text:p>1.50256</text:p>
          </table:table-cell>
          <table:table-cell office:value-type="float" office:value="0.225476">
            <text:p>0.225476</text:p>
          </table:table-cell>
          <table:table-cell office:value-type="float" office:value="0.0959554">
            <text:p>0.0959554</text:p>
          </table:table-cell>
          <table:table-cell office:value-type="float" office:value="0.778103">
            <text:p>0.778103</text:p>
          </table:table-cell>
          <table:table-cell office:value-type="float" office:value="0.711371">
            <text:p>0.711371</text:p>
          </table:table-cell>
          <table:table-cell office:value-type="float" office:value="0.0870228">
            <text:p>0.0870228</text:p>
          </table:table-cell>
          <table:table-cell office:value-type="float" office:value="-0.0273579">
            <text:p>-0.0273579</text:p>
          </table:table-cell>
          <table:table-cell office:value-type="float" office:value="0.00547546">
            <text:p>0.00547546</text:p>
          </table:table-cell>
          <table:table-cell office:value-type="float" office:value="-0.00727879">
            <text:p>-0.00727879</text:p>
          </table:table-cell>
          <table:table-cell office:value-type="float" office:value="-0.00965003">
            <text:p>-0.00965003</text:p>
          </table:table-cell>
          <table:table-cell office:value-type="float" office:value="0.00296009">
            <text:p>0.00296009</text:p>
          </table:table-cell>
          <table:table-cell office:value-type="float" office:value="0.0228007">
            <text:p>0.0228007</text:p>
          </table:table-cell>
          <table:table-cell office:value-type="float" office:value="-0.0179409">
            <text:p>-0.0179409</text:p>
          </table:table-cell>
          <table:table-cell office:value-type="float" office:value="0.00277157">
            <text:p>0.00277157</text:p>
          </table:table-cell>
          <table:table-cell/>
          <table:table-cell office:value-type="float" office:value="1.34248">
            <text:p>1.34248</text:p>
          </table:table-cell>
          <table:table-cell office:value-type="float" office:value="0.168279">
            <text:p>0.168279</text:p>
          </table:table-cell>
          <table:table-cell office:value-type="float" office:value="0.0575581">
            <text:p>0.0575581</text:p>
          </table:table-cell>
          <table:table-cell office:value-type="float" office:value="0.723833">
            <text:p>0.723833</text:p>
          </table:table-cell>
          <table:table-cell office:value-type="float" office:value="0.60874">
            <text:p>0.60874</text:p>
          </table:table-cell>
          <table:table-cell office:value-type="float" office:value="0.0626856">
            <text:p>0.0626856</text:p>
          </table:table-cell>
          <table:table-cell office:value-type="float" office:value="-0.0137352">
            <text:p>-0.0137352</text:p>
          </table:table-cell>
          <table:table-cell office:value-type="float" office:value="0.0238406">
            <text:p>0.0238406</text:p>
          </table:table-cell>
          <table:table-cell office:value-type="float" office:value="-0.00401168">
            <text:p>-0.00401168</text:p>
          </table:table-cell>
          <table:table-cell office:value-type="float" office:value="-0.0100624">
            <text:p>-0.0100624</text:p>
          </table:table-cell>
          <table:table-cell office:value-type="float" office:value="-0.00239097">
            <text:p>-0.00239097</text:p>
          </table:table-cell>
          <table:table-cell office:value-type="float" office:value="-0.00770331">
            <text:p>-0.00770331</text:p>
          </table:table-cell>
          <table:table-cell office:value-type="float" office:value="-0.0460593">
            <text:p>-0.0460593</text:p>
          </table:table-cell>
          <table:table-cell office:value-type="float" office:value="0.00678155">
            <text:p>0.00678155</text:p>
          </table:table-cell>
          <table:table-cell/>
          <table:table-cell office:value-type="float" office:value="1.13442">
            <text:p>1.13442</text:p>
          </table:table-cell>
          <table:table-cell office:value-type="float" office:value="0.116833">
            <text:p>0.116833</text:p>
          </table:table-cell>
          <table:table-cell office:value-type="float" office:value="0.0358533">
            <text:p>0.0358533</text:p>
          </table:table-cell>
          <table:table-cell office:value-type="float" office:value="0.791038">
            <text:p>0.791038</text:p>
          </table:table-cell>
          <table:table-cell office:value-type="float" office:value="0.732088">
            <text:p>0.732088</text:p>
          </table:table-cell>
          <table:table-cell office:value-type="float" office:value="0.015573">
            <text:p>0.015573</text:p>
          </table:table-cell>
          <table:table-cell office:value-type="float" office:value="0.00999326">
            <text:p>0.00999326</text:p>
          </table:table-cell>
          <table:table-cell office:value-type="float" office:value="-0.00483775">
            <text:p>-0.00483775</text:p>
          </table:table-cell>
          <table:table-cell office:value-type="float" office:value="-0.00723304">
            <text:p>-0.00723304</text:p>
          </table:table-cell>
          <table:table-cell office:value-type="float" office:value="-0.0151733">
            <text:p>-0.0151733</text:p>
          </table:table-cell>
          <table:table-cell office:value-type="float" office:value="0.00616485">
            <text:p>0.00616485</text:p>
          </table:table-cell>
          <table:table-cell office:value-type="float" office:value="0.219318">
            <text:p>0.219318</text:p>
          </table:table-cell>
          <table:table-cell office:value-type="float" office:value="0.256448">
            <text:p>0.256448</text:p>
          </table:table-cell>
          <table:table-cell office:value-type="float" office:value="-0.0731415">
            <text:p>-0.0731415</text:p>
          </table:table-cell>
        </table:table-row>
        <table:table-row table:style-name="ro4">
          <table:table-cell office:value-type="float" office:value="1.39344">
            <text:p>1.39344</text:p>
          </table:table-cell>
          <table:table-cell office:value-type="float" office:value="0.285811">
            <text:p>0.285811</text:p>
          </table:table-cell>
          <table:table-cell office:value-type="float" office:value="0.0581663">
            <text:p>0.0581663</text:p>
          </table:table-cell>
          <table:table-cell office:value-type="float" office:value="0.812108">
            <text:p>0.812108</text:p>
          </table:table-cell>
          <table:table-cell office:value-type="float" office:value="0.703053">
            <text:p>0.703053</text:p>
          </table:table-cell>
          <table:table-cell office:value-type="float" office:value="0.11393">
            <text:p>0.11393</text:p>
          </table:table-cell>
          <table:table-cell office:value-type="float" office:value="-0.00447563">
            <text:p>-0.00447563</text:p>
          </table:table-cell>
          <table:table-cell office:value-type="float" office:value="0.0111424">
            <text:p>0.0111424</text:p>
          </table:table-cell>
          <table:table-cell office:value-type="float" office:value="-0.0139604">
            <text:p>-0.0139604</text:p>
          </table:table-cell>
          <table:table-cell office:value-type="float" office:value="0.00944954">
            <text:p>0.00944954</text:p>
          </table:table-cell>
          <table:table-cell office:value-type="float" office:value="0.00364124">
            <text:p>0.00364124</text:p>
          </table:table-cell>
          <table:table-cell office:value-type="float" office:value="0.028103">
            <text:p>0.028103</text:p>
          </table:table-cell>
          <table:table-cell office:value-type="float" office:value="-0.0883787">
            <text:p>-0.0883787</text:p>
          </table:table-cell>
          <table:table-cell office:value-type="float" office:value="-0.00516778">
            <text:p>-0.00516778</text:p>
          </table:table-cell>
          <table:table-cell/>
          <table:table-cell office:value-type="float" office:value="1.53168">
            <text:p>1.53168</text:p>
          </table:table-cell>
          <table:table-cell office:value-type="float" office:value="0.149289">
            <text:p>0.149289</text:p>
          </table:table-cell>
          <table:table-cell office:value-type="float" office:value="0.058632">
            <text:p>0.058632</text:p>
          </table:table-cell>
          <table:table-cell office:value-type="float" office:value="0.731951">
            <text:p>0.731951</text:p>
          </table:table-cell>
          <table:table-cell office:value-type="float" office:value="0.630237">
            <text:p>0.630237</text:p>
          </table:table-cell>
          <table:table-cell office:value-type="float" office:value="0.0963999">
            <text:p>0.0963999</text:p>
          </table:table-cell>
          <table:table-cell office:value-type="float" office:value="-0.0213556">
            <text:p>-0.0213556</text:p>
          </table:table-cell>
          <table:table-cell office:value-type="float" office:value="0.0254042">
            <text:p>0.0254042</text:p>
          </table:table-cell>
          <table:table-cell office:value-type="float" office:value="0.000234803">
            <text:p>0.000234803</text:p>
          </table:table-cell>
          <table:table-cell office:value-type="float" office:value="-0.00107958">
            <text:p>-0.00107958</text:p>
          </table:table-cell>
          <table:table-cell office:value-type="float" office:value="-0.00291215">
            <text:p>-0.00291215</text:p>
          </table:table-cell>
          <table:table-cell office:value-type="float" office:value="0.035061">
            <text:p>0.035061</text:p>
          </table:table-cell>
          <table:table-cell office:value-type="float" office:value="-0.277305">
            <text:p>-0.277305</text:p>
          </table:table-cell>
          <table:table-cell office:value-type="float" office:value="0.064425">
            <text:p>0.064425</text:p>
          </table:table-cell>
          <table:table-cell/>
          <table:table-cell office:value-type="float" office:value="1.69813">
            <text:p>1.69813</text:p>
          </table:table-cell>
          <table:table-cell office:value-type="float" office:value="0.224924">
            <text:p>0.224924</text:p>
          </table:table-cell>
          <table:table-cell office:value-type="float" office:value="0.0933819">
            <text:p>0.0933819</text:p>
          </table:table-cell>
          <table:table-cell office:value-type="float" office:value="0.778788">
            <text:p>0.778788</text:p>
          </table:table-cell>
          <table:table-cell office:value-type="float" office:value="0.680525">
            <text:p>0.680525</text:p>
          </table:table-cell>
          <table:table-cell office:value-type="float" office:value="0.0965171">
            <text:p>0.0965171</text:p>
          </table:table-cell>
          <table:table-cell office:value-type="float" office:value="-0.0326807">
            <text:p>-0.0326807</text:p>
          </table:table-cell>
          <table:table-cell office:value-type="float" office:value="0.00693871">
            <text:p>0.00693871</text:p>
          </table:table-cell>
          <table:table-cell office:value-type="float" office:value="-0.0028195">
            <text:p>-0.0028195</text:p>
          </table:table-cell>
          <table:table-cell office:value-type="float" office:value="-0.0131588">
            <text:p>-0.0131588</text:p>
          </table:table-cell>
          <table:table-cell office:value-type="float" office:value="0.00350214">
            <text:p>0.00350214</text:p>
          </table:table-cell>
          <table:table-cell office:value-type="float" office:value="-0.0017665">
            <text:p>-0.0017665</text:p>
          </table:table-cell>
          <table:table-cell office:value-type="float" office:value="-0.107131">
            <text:p>-0.107131</text:p>
          </table:table-cell>
          <table:table-cell office:value-type="float" office:value="0.0329123">
            <text:p>0.0329123</text:p>
          </table:table-cell>
          <table:table-cell/>
          <table:table-cell office:value-type="float" office:value="1.56944">
            <text:p>1.56944</text:p>
          </table:table-cell>
          <table:table-cell office:value-type="float" office:value="0.166972">
            <text:p>0.166972</text:p>
          </table:table-cell>
          <table:table-cell office:value-type="float" office:value="0.0529019">
            <text:p>0.0529019</text:p>
          </table:table-cell>
          <table:table-cell office:value-type="float" office:value="0.72364">
            <text:p>0.72364</text:p>
          </table:table-cell>
          <table:table-cell office:value-type="float" office:value="0.559743">
            <text:p>0.559743</text:p>
          </table:table-cell>
          <table:table-cell office:value-type="float" office:value="0.0709965">
            <text:p>0.0709965</text:p>
          </table:table-cell>
          <table:table-cell office:value-type="float" office:value="-0.0171608">
            <text:p>-0.0171608</text:p>
          </table:table-cell>
          <table:table-cell office:value-type="float" office:value="0.0273585">
            <text:p>0.0273585</text:p>
          </table:table-cell>
          <table:table-cell office:value-type="float" office:value="-0.00575999">
            <text:p>-0.00575999</text:p>
          </table:table-cell>
          <table:table-cell office:value-type="float" office:value="-0.0205159">
            <text:p>-0.0205159</text:p>
          </table:table-cell>
          <table:table-cell office:value-type="float" office:value="-0.000851854">
            <text:p>-0.000851854</text:p>
          </table:table-cell>
          <table:table-cell office:value-type="float" office:value="0.039268">
            <text:p>0.039268</text:p>
          </table:table-cell>
          <table:table-cell office:value-type="float" office:value="0.0486266">
            <text:p>0.0486266</text:p>
          </table:table-cell>
          <table:table-cell office:value-type="float" office:value="-0.00613716">
            <text:p>-0.00613716</text:p>
          </table:table-cell>
          <table:table-cell/>
          <table:table-cell office:value-type="float" office:value="1.20269">
            <text:p>1.20269</text:p>
          </table:table-cell>
          <table:table-cell office:value-type="float" office:value="0.117362">
            <text:p>0.117362</text:p>
          </table:table-cell>
          <table:table-cell office:value-type="float" office:value="0.0360128">
            <text:p>0.0360128</text:p>
          </table:table-cell>
          <table:table-cell office:value-type="float" office:value="0.791118">
            <text:p>0.791118</text:p>
          </table:table-cell>
          <table:table-cell office:value-type="float" office:value="0.718476">
            <text:p>0.718476</text:p>
          </table:table-cell>
          <table:table-cell office:value-type="float" office:value="0.0109373">
            <text:p>0.0109373</text:p>
          </table:table-cell>
          <table:table-cell office:value-type="float" office:value="0.0033726">
            <text:p>0.0033726</text:p>
          </table:table-cell>
          <table:table-cell office:value-type="float" office:value="-0.00322909">
            <text:p>-0.00322909</text:p>
          </table:table-cell>
          <table:table-cell office:value-type="float" office:value="0.00774093">
            <text:p>0.00774093</text:p>
          </table:table-cell>
          <table:table-cell office:value-type="float" office:value="0.00233573">
            <text:p>0.00233573</text:p>
          </table:table-cell>
          <table:table-cell office:value-type="float" office:value="0.00117109">
            <text:p>0.00117109</text:p>
          </table:table-cell>
          <table:table-cell office:value-type="float" office:value="-0.0302055">
            <text:p>-0.0302055</text:p>
          </table:table-cell>
          <table:table-cell office:value-type="float" office:value="-0.00285911">
            <text:p>-0.00285911</text:p>
          </table:table-cell>
          <table:table-cell office:value-type="float" office:value="-0.00139862">
            <text:p>-0.00139862</text:p>
          </table:table-cell>
        </table:table-row>
        <table:table-row table:style-name="ro4">
          <table:table-cell office:value-type="float" office:value="1.83038">
            <text:p>1.83038</text:p>
          </table:table-cell>
          <table:table-cell office:value-type="float" office:value="0.285077">
            <text:p>0.285077</text:p>
          </table:table-cell>
          <table:table-cell office:value-type="float" office:value="0.0454223">
            <text:p>0.0454223</text:p>
          </table:table-cell>
          <table:table-cell office:value-type="float" office:value="0.812713">
            <text:p>0.812713</text:p>
          </table:table-cell>
          <table:table-cell office:value-type="float" office:value="0.629519">
            <text:p>0.629519</text:p>
          </table:table-cell>
          <table:table-cell office:value-type="float" office:value="0.144221">
            <text:p>0.144221</text:p>
          </table:table-cell>
          <table:table-cell office:value-type="float" office:value="-0.0197538">
            <text:p>-0.0197538</text:p>
          </table:table-cell>
          <table:table-cell office:value-type="float" office:value="0.00674937">
            <text:p>0.00674937</text:p>
          </table:table-cell>
          <table:table-cell office:value-type="float" office:value="-0.00168114">
            <text:p>-0.00168114</text:p>
          </table:table-cell>
          <table:table-cell office:value-type="float" office:value="-0.0291666">
            <text:p>-0.0291666</text:p>
          </table:table-cell>
          <table:table-cell office:value-type="float" office:value="0.00138323">
            <text:p>0.00138323</text:p>
          </table:table-cell>
          <table:table-cell office:value-type="float" office:value="0.0107487">
            <text:p>0.0107487</text:p>
          </table:table-cell>
          <table:table-cell office:value-type="float" office:value="-0.0529359">
            <text:p>-0.0529359</text:p>
          </table:table-cell>
          <table:table-cell office:value-type="float" office:value="-0.0926801">
            <text:p>-0.0926801</text:p>
          </table:table-cell>
          <table:table-cell/>
          <table:table-cell office:value-type="float" office:value="1.70228">
            <text:p>1.70228</text:p>
          </table:table-cell>
          <table:table-cell office:value-type="float" office:value="0.150349">
            <text:p>0.150349</text:p>
          </table:table-cell>
          <table:table-cell office:value-type="float" office:value="0.0503766">
            <text:p>0.0503766</text:p>
          </table:table-cell>
          <table:table-cell office:value-type="float" office:value="0.733329">
            <text:p>0.733329</text:p>
          </table:table-cell>
          <table:table-cell office:value-type="float" office:value="0.598648">
            <text:p>0.598648</text:p>
          </table:table-cell>
          <table:table-cell office:value-type="float" office:value="0.231771">
            <text:p>0.231771</text:p>
          </table:table-cell>
          <table:table-cell office:value-type="float" office:value="-0.737745">
            <text:p>-0.737745</text:p>
          </table:table-cell>
          <table:table-cell office:value-type="float" office:value="0.111202">
            <text:p>0.111202</text:p>
          </table:table-cell>
          <table:table-cell office:value-type="float" office:value="0.00621638">
            <text:p>0.00621638</text:p>
          </table:table-cell>
          <table:table-cell office:value-type="float" office:value="-0.0483893">
            <text:p>-0.0483893</text:p>
          </table:table-cell>
          <table:table-cell office:value-type="float" office:value="0.00807908">
            <text:p>0.00807908</text:p>
          </table:table-cell>
          <table:table-cell office:value-type="float" office:value="4.1156">
            <text:p>4.1156</text:p>
          </table:table-cell>
          <table:table-cell office:value-type="float" office:value="-23.3345">
            <text:p>-23.3345</text:p>
          </table:table-cell>
          <table:table-cell office:value-type="float" office:value="2.72466">
            <text:p>2.72466</text:p>
          </table:table-cell>
          <table:table-cell/>
          <table:table-cell office:value-type="float" office:value="2.10216">
            <text:p>2.10216</text:p>
          </table:table-cell>
          <table:table-cell office:value-type="float" office:value="0.223497">
            <text:p>0.223497</text:p>
          </table:table-cell>
          <table:table-cell office:value-type="float" office:value="0.0705776">
            <text:p>0.0705776</text:p>
          </table:table-cell>
          <table:table-cell office:value-type="float" office:value="0.785575">
            <text:p>0.785575</text:p>
          </table:table-cell>
          <table:table-cell office:value-type="float" office:value="0.620975">
            <text:p>0.620975</text:p>
          </table:table-cell>
          <table:table-cell office:value-type="float" office:value="0.118824">
            <text:p>0.118824</text:p>
          </table:table-cell>
          <table:table-cell office:value-type="float" office:value="-0.0681576">
            <text:p>-0.0681576</text:p>
          </table:table-cell>
          <table:table-cell office:value-type="float" office:value="0.0171555">
            <text:p>0.0171555</text:p>
          </table:table-cell>
          <table:table-cell office:value-type="float" office:value="-0.00353321">
            <text:p>-0.00353321</text:p>
          </table:table-cell>
          <table:table-cell office:value-type="float" office:value="-0.0564426">
            <text:p>-0.0564426</text:p>
          </table:table-cell>
          <table:table-cell office:value-type="float" office:value="0.0167996">
            <text:p>0.0167996</text:p>
          </table:table-cell>
          <table:table-cell office:value-type="float" office:value="0.0781073">
            <text:p>0.0781073</text:p>
          </table:table-cell>
          <table:table-cell office:value-type="float" office:value="-0.3802">
            <text:p>-0.3802</text:p>
          </table:table-cell>
          <table:table-cell office:value-type="float" office:value="0.111551">
            <text:p>0.111551</text:p>
          </table:table-cell>
          <table:table-cell/>
          <table:table-cell office:value-type="float" office:value="1.70127">
            <text:p>1.70127</text:p>
          </table:table-cell>
          <table:table-cell office:value-type="float" office:value="0.166895">
            <text:p>0.166895</text:p>
          </table:table-cell>
          <table:table-cell office:value-type="float" office:value="0.0510424">
            <text:p>0.0510424</text:p>
          </table:table-cell>
          <table:table-cell office:value-type="float" office:value="0.723421">
            <text:p>0.723421</text:p>
          </table:table-cell>
          <table:table-cell office:value-type="float" office:value="0.533115">
            <text:p>0.533115</text:p>
          </table:table-cell>
          <table:table-cell office:value-type="float" office:value="0.0741546">
            <text:p>0.0741546</text:p>
          </table:table-cell>
          <table:table-cell office:value-type="float" office:value="-0.0288711">
            <text:p>-0.0288711</text:p>
          </table:table-cell>
          <table:table-cell office:value-type="float" office:value="0.0289154">
            <text:p>0.0289154</text:p>
          </table:table-cell>
          <table:table-cell office:value-type="float" office:value="-0.000583405">
            <text:p>-0.000583405</text:p>
          </table:table-cell>
          <table:table-cell office:value-type="float" office:value="-0.0141056">
            <text:p>-0.0141056</text:p>
          </table:table-cell>
          <table:table-cell office:value-type="float" office:value="-0.0016609">
            <text:p>-0.0016609</text:p>
          </table:table-cell>
          <table:table-cell office:value-type="float" office:value="-0.0371741">
            <text:p>-0.0371741</text:p>
          </table:table-cell>
          <table:table-cell office:value-type="float" office:value="-0.365625">
            <text:p>-0.365625</text:p>
          </table:table-cell>
          <table:table-cell office:value-type="float" office:value="-0.0169294">
            <text:p>-0.0169294</text:p>
          </table:table-cell>
          <table:table-cell/>
          <table:table-cell office:value-type="float" office:value="1.64896">
            <text:p>1.64896</text:p>
          </table:table-cell>
          <table:table-cell office:value-type="float" office:value="0.114801">
            <text:p>0.114801</text:p>
          </table:table-cell>
          <table:table-cell office:value-type="float" office:value="0.0364857">
            <text:p>0.0364857</text:p>
          </table:table-cell>
          <table:table-cell office:value-type="float" office:value="0.791363">
            <text:p>0.791363</text:p>
          </table:table-cell>
          <table:table-cell office:value-type="float" office:value="0.635525">
            <text:p>0.635525</text:p>
          </table:table-cell>
          <table:table-cell office:value-type="float" office:value="0.0201054">
            <text:p>0.0201054</text:p>
          </table:table-cell>
          <table:table-cell office:value-type="float" office:value="0.00281647">
            <text:p>0.00281647</text:p>
          </table:table-cell>
          <table:table-cell office:value-type="float" office:value="-0.00403616">
            <text:p>-0.00403616</text:p>
          </table:table-cell>
          <table:table-cell office:value-type="float" office:value="-0.00573879">
            <text:p>-0.00573879</text:p>
          </table:table-cell>
          <table:table-cell office:value-type="float" office:value="0.00105981">
            <text:p>0.00105981</text:p>
          </table:table-cell>
          <table:table-cell office:value-type="float" office:value="0.000546938">
            <text:p>0.000546938</text:p>
          </table:table-cell>
          <table:table-cell office:value-type="float" office:value="0.0182195">
            <text:p>0.0182195</text:p>
          </table:table-cell>
          <table:table-cell office:value-type="float" office:value="-0.0923065">
            <text:p>-0.0923065</text:p>
          </table:table-cell>
          <table:table-cell office:value-type="float" office:value="0.0467962">
            <text:p>0.0467962</text:p>
          </table:table-cell>
        </table:table-row>
        <table:table-row table:style-name="ro4">
          <table:table-cell office:value-type="float" office:value="2.06124">
            <text:p>2.06124</text:p>
          </table:table-cell>
          <table:table-cell office:value-type="float" office:value="0.285262">
            <text:p>0.285262</text:p>
          </table:table-cell>
          <table:table-cell office:value-type="float" office:value="0.0358673">
            <text:p>0.0358673</text:p>
          </table:table-cell>
          <table:table-cell office:value-type="float" office:value="0.808092">
            <text:p>0.808092</text:p>
          </table:table-cell>
          <table:table-cell office:value-type="float" office:value="0.593824">
            <text:p>0.593824</text:p>
          </table:table-cell>
          <table:table-cell office:value-type="float" office:value="0.148971">
            <text:p>0.148971</text:p>
          </table:table-cell>
          <table:table-cell office:value-type="float" office:value="-0.0466206">
            <text:p>-0.0466206</text:p>
          </table:table-cell>
          <table:table-cell office:value-type="float" office:value="0.0101643">
            <text:p>0.0101643</text:p>
          </table:table-cell>
          <table:table-cell office:value-type="float" office:value="0.000800345">
            <text:p>0.000800345</text:p>
          </table:table-cell>
          <table:table-cell office:value-type="float" office:value="-0.0413876">
            <text:p>-0.0413876</text:p>
          </table:table-cell>
          <table:table-cell office:value-type="float" office:value="-0.0200134">
            <text:p>-0.0200134</text:p>
          </table:table-cell>
          <table:table-cell office:value-type="float" office:value="-0.277267">
            <text:p>-0.277267</text:p>
          </table:table-cell>
          <table:table-cell office:value-type="float" office:value="-0.493228">
            <text:p>-0.493228</text:p>
          </table:table-cell>
          <table:table-cell office:value-type="float" office:value="0.201866">
            <text:p>0.201866</text:p>
          </table:table-cell>
          <table:table-cell/>
          <table:table-cell office:value-type="float" office:value="1.73171">
            <text:p>1.73171</text:p>
          </table:table-cell>
          <table:table-cell office:value-type="float" office:value="0.154096">
            <text:p>0.154096</text:p>
          </table:table-cell>
          <table:table-cell office:value-type="float" office:value="0.0287477">
            <text:p>0.0287477</text:p>
          </table:table-cell>
          <table:table-cell office:value-type="float" office:value="0.735926">
            <text:p>0.735926</text:p>
          </table:table-cell>
          <table:table-cell office:value-type="float" office:value="0.593362">
            <text:p>0.593362</text:p>
          </table:table-cell>
          <table:table-cell office:value-type="float" office:value="0.10425">
            <text:p>0.10425</text:p>
          </table:table-cell>
          <table:table-cell office:value-type="float" office:value="-0.00843798">
            <text:p>-0.00843798</text:p>
          </table:table-cell>
          <table:table-cell office:value-type="float" office:value="0.0255187">
            <text:p>0.0255187</text:p>
          </table:table-cell>
          <table:table-cell office:value-type="float" office:value="0.127322">
            <text:p>0.127322</text:p>
          </table:table-cell>
          <table:table-cell office:value-type="float" office:value="-0.735028">
            <text:p>-0.735028</text:p>
          </table:table-cell>
          <table:table-cell office:value-type="float" office:value="0.0882548">
            <text:p>0.0882548</text:p>
          </table:table-cell>
          <table:table-cell office:value-type="float" office:value="-0.584329">
            <text:p>-0.584329</text:p>
          </table:table-cell>
          <table:table-cell office:value-type="float" office:value="3.24596">
            <text:p>3.24596</text:p>
          </table:table-cell>
          <table:table-cell office:value-type="float" office:value="-0.410739">
            <text:p>-0.410739</text:p>
          </table:table-cell>
          <table:table-cell/>
          <table:table-cell office:value-type="float" office:value="2.17975">
            <text:p>2.17975</text:p>
          </table:table-cell>
          <table:table-cell office:value-type="float" office:value="0.223693">
            <text:p>0.223693</text:p>
          </table:table-cell>
          <table:table-cell office:value-type="float" office:value="0.0639094">
            <text:p>0.0639094</text:p>
          </table:table-cell>
          <table:table-cell office:value-type="float" office:value="0.78755">
            <text:p>0.78755</text:p>
          </table:table-cell>
          <table:table-cell office:value-type="float" office:value="0.61015">
            <text:p>0.61015</text:p>
          </table:table-cell>
          <table:table-cell office:value-type="float" office:value="0.188686">
            <text:p>0.188686</text:p>
          </table:table-cell>
          <table:table-cell office:value-type="float" office:value="-0.179436">
            <text:p>-0.179436</text:p>
          </table:table-cell>
          <table:table-cell office:value-type="float" office:value="-0.0196214">
            <text:p>-0.0196214</text:p>
          </table:table-cell>
          <table:table-cell office:value-type="float" office:value="0.00252706">
            <text:p>0.00252706</text:p>
          </table:table-cell>
          <table:table-cell office:value-type="float" office:value="-0.0859419">
            <text:p>-0.0859419</text:p>
          </table:table-cell>
          <table:table-cell office:value-type="float" office:value="0.0254547">
            <text:p>0.0254547</text:p>
          </table:table-cell>
          <table:table-cell office:value-type="float" office:value="1.68723">
            <text:p>1.68723</text:p>
          </table:table-cell>
          <table:table-cell office:value-type="float" office:value="-2.89987">
            <text:p>-2.89987</text:p>
          </table:table-cell>
          <table:table-cell office:value-type="float" office:value="-0.85686">
            <text:p>-0.85686</text:p>
          </table:table-cell>
          <table:table-cell/>
          <table:table-cell office:value-type="float" office:value="1.86893">
            <text:p>1.86893</text:p>
          </table:table-cell>
          <table:table-cell office:value-type="float" office:value="0.165752">
            <text:p>0.165752</text:p>
          </table:table-cell>
          <table:table-cell office:value-type="float" office:value="0.0383992">
            <text:p>0.0383992</text:p>
          </table:table-cell>
          <table:table-cell office:value-type="float" office:value="0.722667">
            <text:p>0.722667</text:p>
          </table:table-cell>
          <table:table-cell office:value-type="float" office:value="0.50107">
            <text:p>0.50107</text:p>
          </table:table-cell>
          <table:table-cell office:value-type="float" office:value="0.0771514">
            <text:p>0.0771514</text:p>
          </table:table-cell>
          <table:table-cell office:value-type="float" office:value="-0.0482844">
            <text:p>-0.0482844</text:p>
          </table:table-cell>
          <table:table-cell office:value-type="float" office:value="0.0319546">
            <text:p>0.0319546</text:p>
          </table:table-cell>
          <table:table-cell office:value-type="float" office:value="-0.00681615">
            <text:p>-0.00681615</text:p>
          </table:table-cell>
          <table:table-cell office:value-type="float" office:value="-0.0754076">
            <text:p>-0.0754076</text:p>
          </table:table-cell>
          <table:table-cell office:value-type="float" office:value="-0.00449934">
            <text:p>-0.00449934</text:p>
          </table:table-cell>
          <table:table-cell office:value-type="float" office:value="-0.074522">
            <text:p>-0.074522</text:p>
          </table:table-cell>
          <table:table-cell office:value-type="float" office:value="-0.412225">
            <text:p>-0.412225</text:p>
          </table:table-cell>
          <table:table-cell office:value-type="float" office:value="0.0432783">
            <text:p>0.0432783</text:p>
          </table:table-cell>
          <table:table-cell/>
          <table:table-cell office:value-type="float" office:value="1.80289">
            <text:p>1.80289</text:p>
          </table:table-cell>
          <table:table-cell office:value-type="float" office:value="0.114349">
            <text:p>0.114349</text:p>
          </table:table-cell>
          <table:table-cell office:value-type="float" office:value="0.0344616">
            <text:p>0.0344616</text:p>
          </table:table-cell>
          <table:table-cell office:value-type="float" office:value="0.792556">
            <text:p>0.792556</text:p>
          </table:table-cell>
          <table:table-cell office:value-type="float" office:value="0.609193">
            <text:p>0.609193</text:p>
          </table:table-cell>
          <table:table-cell office:value-type="float" office:value="0.0263562">
            <text:p>0.0263562</text:p>
          </table:table-cell>
          <table:table-cell office:value-type="float" office:value="0.0114577">
            <text:p>0.0114577</text:p>
          </table:table-cell>
          <table:table-cell office:value-type="float" office:value="-0.0123069">
            <text:p>-0.0123069</text:p>
          </table:table-cell>
          <table:table-cell office:value-type="float" office:value="-0.00293418">
            <text:p>-0.00293418</text:p>
          </table:table-cell>
          <table:table-cell office:value-type="float" office:value="-0.0131493">
            <text:p>-0.0131493</text:p>
          </table:table-cell>
          <table:table-cell office:value-type="float" office:value="0.00775047">
            <text:p>0.00775047</text:p>
          </table:table-cell>
          <table:table-cell office:value-type="float" office:value="0.103595">
            <text:p>0.103595</text:p>
          </table:table-cell>
          <table:table-cell office:value-type="float" office:value="0.244232">
            <text:p>0.244232</text:p>
          </table:table-cell>
          <table:table-cell office:value-type="float" office:value="-0.230172">
            <text:p>-0.230172</text:p>
          </table:table-cell>
        </table:table-row>
        <table:table-row table:style-name="ro4">
          <table:table-cell office:value-type="float" office:value="2.0973">
            <text:p>2.0973</text:p>
          </table:table-cell>
          <table:table-cell office:value-type="float" office:value="0.28493">
            <text:p>0.28493</text:p>
          </table:table-cell>
          <table:table-cell office:value-type="float" office:value="0.0337334">
            <text:p>0.0337334</text:p>
          </table:table-cell>
          <table:table-cell office:value-type="float" office:value="0.807633">
            <text:p>0.807633</text:p>
          </table:table-cell>
          <table:table-cell office:value-type="float" office:value="0.588434">
            <text:p>0.588434</text:p>
          </table:table-cell>
          <table:table-cell office:value-type="float" office:value="0.171991">
            <text:p>0.171991</text:p>
          </table:table-cell>
          <table:table-cell office:value-type="float" office:value="-0.0396664">
            <text:p>-0.0396664</text:p>
          </table:table-cell>
          <table:table-cell office:value-type="float" office:value="-0.00775348">
            <text:p>-0.00775348</text:p>
          </table:table-cell>
          <table:table-cell office:value-type="float" office:value="-0.00919815">
            <text:p>-0.00919815</text:p>
          </table:table-cell>
          <table:table-cell office:value-type="float" office:value="-0.0591738">
            <text:p>-0.0591738</text:p>
          </table:table-cell>
          <table:table-cell office:value-type="float" office:value="-0.0127339">
            <text:p>-0.0127339</text:p>
          </table:table-cell>
          <table:table-cell office:value-type="float" office:value="0.326863">
            <text:p>0.326863</text:p>
          </table:table-cell>
          <table:table-cell office:value-type="float" office:value="-0.199322">
            <text:p>-0.199322</text:p>
          </table:table-cell>
          <table:table-cell office:value-type="float" office:value="-0.292048">
            <text:p>-0.292048</text:p>
          </table:table-cell>
          <table:table-cell/>
          <table:table-cell office:value-type="float" office:value="1.93248">
            <text:p>1.93248</text:p>
          </table:table-cell>
          <table:table-cell office:value-type="float" office:value="0.156105">
            <text:p>0.156105</text:p>
          </table:table-cell>
          <table:table-cell office:value-type="float" office:value="0.0120156">
            <text:p>0.0120156</text:p>
          </table:table-cell>
          <table:table-cell office:value-type="float" office:value="0.737089">
            <text:p>0.737089</text:p>
          </table:table-cell>
          <table:table-cell office:value-type="float" office:value="0.558521">
            <text:p>0.558521</text:p>
          </table:table-cell>
          <table:table-cell office:value-type="float" office:value="0.123578">
            <text:p>0.123578</text:p>
          </table:table-cell>
          <table:table-cell office:value-type="float" office:value="-0.0636251">
            <text:p>-0.0636251</text:p>
          </table:table-cell>
          <table:table-cell office:value-type="float" office:value="0.0342122">
            <text:p>0.0342122</text:p>
          </table:table-cell>
          <table:table-cell office:value-type="float" office:value="0.0100065">
            <text:p>0.0100065</text:p>
          </table:table-cell>
          <table:table-cell office:value-type="float" office:value="-0.0833402">
            <text:p>-0.0833402</text:p>
          </table:table-cell>
          <table:table-cell office:value-type="float" office:value="0.00579111">
            <text:p>0.00579111</text:p>
          </table:table-cell>
          <table:table-cell office:value-type="float" office:value="-0.00206172">
            <text:p>-0.00206172</text:p>
          </table:table-cell>
          <table:table-cell office:value-type="float" office:value="0.0557419">
            <text:p>0.0557419</text:p>
          </table:table-cell>
          <table:table-cell office:value-type="float" office:value="-0.000376618">
            <text:p>-0.000376618</text:p>
          </table:table-cell>
          <table:table-cell/>
          <table:table-cell office:value-type="float" office:value="2.2023">
            <text:p>2.2023</text:p>
          </table:table-cell>
          <table:table-cell office:value-type="float" office:value="0.224608">
            <text:p>0.224608</text:p>
          </table:table-cell>
          <table:table-cell office:value-type="float" office:value="0.0604973">
            <text:p>0.0604973</text:p>
          </table:table-cell>
          <table:table-cell office:value-type="float" office:value="0.787688">
            <text:p>0.787688</text:p>
          </table:table-cell>
          <table:table-cell office:value-type="float" office:value="0.60704">
            <text:p>0.60704</text:p>
          </table:table-cell>
          <table:table-cell office:value-type="float" office:value="0.120452">
            <text:p>0.120452</text:p>
          </table:table-cell>
          <table:table-cell office:value-type="float" office:value="-0.0645941">
            <text:p>-0.0645941</text:p>
          </table:table-cell>
          <table:table-cell office:value-type="float" office:value="0.0134603">
            <text:p>0.0134603</text:p>
          </table:table-cell>
          <table:table-cell office:value-type="float" office:value="0.0405707">
            <text:p>0.0405707</text:p>
          </table:table-cell>
          <table:table-cell office:value-type="float" office:value="-0.151328">
            <text:p>-0.151328</text:p>
          </table:table-cell>
          <table:table-cell office:value-type="float" office:value="0.00613427">
            <text:p>0.00613427</text:p>
          </table:table-cell>
          <table:table-cell office:value-type="float" office:value="-0.124578">
            <text:p>-0.124578</text:p>
          </table:table-cell>
          <table:table-cell office:value-type="float" office:value="0.151189">
            <text:p>0.151189</text:p>
          </table:table-cell>
          <table:table-cell office:value-type="float" office:value="-0.00241258">
            <text:p>-0.00241258</text:p>
          </table:table-cell>
          <table:table-cell/>
          <table:table-cell office:value-type="float" office:value="2.20544">
            <text:p>2.20544</text:p>
          </table:table-cell>
          <table:table-cell office:value-type="float" office:value="0.15502">
            <text:p>0.15502</text:p>
          </table:table-cell>
          <table:table-cell office:value-type="float" office:value="-0.0336551">
            <text:p>-0.0336551</text:p>
          </table:table-cell>
          <table:table-cell office:value-type="float" office:value="0.726053">
            <text:p>0.726053</text:p>
          </table:table-cell>
          <table:table-cell office:value-type="float" office:value="0.44245">
            <text:p>0.44245</text:p>
          </table:table-cell>
          <table:table-cell office:value-type="float" office:value="0.0771323">
            <text:p>0.0771323</text:p>
          </table:table-cell>
          <table:table-cell office:value-type="float" office:value="-0.116087">
            <text:p>-0.116087</text:p>
          </table:table-cell>
          <table:table-cell office:value-type="float" office:value="0.0409487">
            <text:p>0.0409487</text:p>
          </table:table-cell>
          <table:table-cell office:value-type="float" office:value="-0.0318933">
            <text:p>-0.0318933</text:p>
          </table:table-cell>
          <table:table-cell office:value-type="float" office:value="-0.214124">
            <text:p>-0.214124</text:p>
          </table:table-cell>
          <table:table-cell office:value-type="float" office:value="0.0100641">
            <text:p>0.0100641</text:p>
          </table:table-cell>
          <table:table-cell office:value-type="float" office:value="0.0323364">
            <text:p>0.0323364</text:p>
          </table:table-cell>
          <table:table-cell office:value-type="float" office:value="0.265781">
            <text:p>0.265781</text:p>
          </table:table-cell>
          <table:table-cell office:value-type="float" office:value="0.0290041">
            <text:p>0.0290041</text:p>
          </table:table-cell>
          <table:table-cell/>
          <table:table-cell office:value-type="float" office:value="1.87062">
            <text:p>1.87062</text:p>
          </table:table-cell>
          <table:table-cell office:value-type="float" office:value="0.114625">
            <text:p>0.114625</text:p>
          </table:table-cell>
          <table:table-cell office:value-type="float" office:value="0.0346913">
            <text:p>0.0346913</text:p>
          </table:table-cell>
          <table:table-cell office:value-type="float" office:value="0.792025">
            <text:p>0.792025</text:p>
          </table:table-cell>
          <table:table-cell office:value-type="float" office:value="0.597956">
            <text:p>0.597956</text:p>
          </table:table-cell>
          <table:table-cell office:value-type="float" office:value="0.0251397">
            <text:p>0.0251397</text:p>
          </table:table-cell>
          <table:table-cell office:value-type="float" office:value="0.00542005">
            <text:p>0.00542005</text:p>
          </table:table-cell>
          <table:table-cell office:value-type="float" office:value="-0.00435723">
            <text:p>-0.00435723</text:p>
          </table:table-cell>
          <table:table-cell office:value-type="float" office:value="0.00408201">
            <text:p>0.00408201</text:p>
          </table:table-cell>
          <table:table-cell office:value-type="float" office:value="0.00339174">
            <text:p>0.00339174</text:p>
          </table:table-cell>
          <table:table-cell office:value-type="float" office:value="-0.00783834">
            <text:p>-0.00783834</text:p>
          </table:table-cell>
          <table:table-cell office:value-type="float" office:value="-0.0054355">
            <text:p>-0.0054355</text:p>
          </table:table-cell>
          <table:table-cell office:value-type="float" office:value="0.00459251">
            <text:p>0.00459251</text:p>
          </table:table-cell>
          <table:table-cell office:value-type="float" office:value="0.0751174">
            <text:p>0.0751174</text:p>
          </table:table-cell>
        </table:table-row>
        <table:table-row table:style-name="ro4">
          <table:table-cell office:value-type="float" office:value="2.1612">
            <text:p>2.1612</text:p>
          </table:table-cell>
          <table:table-cell office:value-type="float" office:value="0.285677">
            <text:p>0.285677</text:p>
          </table:table-cell>
          <table:table-cell office:value-type="float" office:value="0.0291383">
            <text:p>0.0291383</text:p>
          </table:table-cell>
          <table:table-cell office:value-type="float" office:value="0.805627">
            <text:p>0.805627</text:p>
          </table:table-cell>
          <table:table-cell office:value-type="float" office:value="0.579003">
            <text:p>0.579003</text:p>
          </table:table-cell>
          <table:table-cell office:value-type="float" office:value="0.153862">
            <text:p>0.153862</text:p>
          </table:table-cell>
          <table:table-cell office:value-type="float" office:value="-0.0403753">
            <text:p>-0.0403753</text:p>
          </table:table-cell>
          <table:table-cell office:value-type="float" office:value="0.00537568">
            <text:p>0.00537568</text:p>
          </table:table-cell>
          <table:table-cell office:value-type="float" office:value="0.0116888">
            <text:p>0.0116888</text:p>
          </table:table-cell>
          <table:table-cell office:value-type="float" office:value="-0.0719107">
            <text:p>-0.0719107</text:p>
          </table:table-cell>
          <table:table-cell office:value-type="float" office:value="-0.0313961">
            <text:p>-0.0313961</text:p>
          </table:table-cell>
          <table:table-cell office:value-type="float" office:value="-0.350198">
            <text:p>-0.350198</text:p>
          </table:table-cell>
          <table:table-cell office:value-type="float" office:value="-0.060053">
            <text:p>-0.060053</text:p>
          </table:table-cell>
          <table:table-cell office:value-type="float" office:value="0.174935">
            <text:p>0.174935</text:p>
          </table:table-cell>
          <table:table-cell/>
          <table:table-cell office:value-type="float" office:value="2.14038">
            <text:p>2.14038</text:p>
          </table:table-cell>
          <table:table-cell office:value-type="float" office:value="0.158096">
            <text:p>0.158096</text:p>
          </table:table-cell>
          <table:table-cell office:value-type="float" office:value="-0.00290169">
            <text:p>-0.00290169</text:p>
          </table:table-cell>
          <table:table-cell office:value-type="float" office:value="0.738276">
            <text:p>0.738276</text:p>
          </table:table-cell>
          <table:table-cell office:value-type="float" office:value="0.524596">
            <text:p>0.524596</text:p>
          </table:table-cell>
          <table:table-cell office:value-type="float" office:value="0.134081">
            <text:p>0.134081</text:p>
          </table:table-cell>
          <table:table-cell office:value-type="float" office:value="-0.0832685">
            <text:p>-0.0832685</text:p>
          </table:table-cell>
          <table:table-cell office:value-type="float" office:value="0.03834">
            <text:p>0.03834</text:p>
          </table:table-cell>
          <table:table-cell office:value-type="float" office:value="0.00957783">
            <text:p>0.00957783</text:p>
          </table:table-cell>
          <table:table-cell office:value-type="float" office:value="-0.0717513">
            <text:p>-0.0717513</text:p>
          </table:table-cell>
          <table:table-cell office:value-type="float" office:value="0.00571281">
            <text:p>0.00571281</text:p>
          </table:table-cell>
          <table:table-cell office:value-type="float" office:value="-0.0415006">
            <text:p>-0.0415006</text:p>
          </table:table-cell>
          <table:table-cell office:value-type="float" office:value="-0.156486">
            <text:p>-0.156486</text:p>
          </table:table-cell>
          <table:table-cell office:value-type="float" office:value="0.0206481">
            <text:p>0.0206481</text:p>
          </table:table-cell>
          <table:table-cell/>
          <table:table-cell office:value-type="float" office:value="2.46816">
            <text:p>2.46816</text:p>
          </table:table-cell>
          <table:table-cell office:value-type="float" office:value="0.226588">
            <text:p>0.226588</text:p>
          </table:table-cell>
          <table:table-cell office:value-type="float" office:value="0.0309515">
            <text:p>0.0309515</text:p>
          </table:table-cell>
          <table:table-cell office:value-type="float" office:value="0.789149">
            <text:p>0.789149</text:p>
          </table:table-cell>
          <table:table-cell office:value-type="float" office:value="0.571541">
            <text:p>0.571541</text:p>
          </table:table-cell>
          <table:table-cell office:value-type="float" office:value="0.135544">
            <text:p>0.135544</text:p>
          </table:table-cell>
          <table:table-cell office:value-type="float" office:value="-0.0780662">
            <text:p>-0.0780662</text:p>
          </table:table-cell>
          <table:table-cell office:value-type="float" office:value="0.012851">
            <text:p>0.012851</text:p>
          </table:table-cell>
          <table:table-cell office:value-type="float" office:value="0.00745049">
            <text:p>0.00745049</text:p>
          </table:table-cell>
          <table:table-cell office:value-type="float" office:value="-0.111133">
            <text:p>-0.111133</text:p>
          </table:table-cell>
          <table:table-cell office:value-type="float" office:value="0.00549286">
            <text:p>0.00549286</text:p>
          </table:table-cell>
          <table:table-cell office:value-type="float" office:value="-0.0305216">
            <text:p>-0.0305216</text:p>
          </table:table-cell>
          <table:table-cell office:value-type="float" office:value="0.4246">
            <text:p>0.4246</text:p>
          </table:table-cell>
          <table:table-cell office:value-type="float" office:value="-0.0379118">
            <text:p>-0.0379118</text:p>
          </table:table-cell>
          <table:table-cell/>
          <table:table-cell office:value-type="float" office:value="2.43726">
            <text:p>2.43726</text:p>
          </table:table-cell>
          <table:table-cell office:value-type="float" office:value="0.149364">
            <text:p>0.149364</text:p>
          </table:table-cell>
          <table:table-cell office:value-type="float" office:value="-0.0690106">
            <text:p>-0.0690106</text:p>
          </table:table-cell>
          <table:table-cell office:value-type="float" office:value="0.729945">
            <text:p>0.729945</text:p>
          </table:table-cell>
          <table:table-cell office:value-type="float" office:value="0.406105">
            <text:p>0.406105</text:p>
          </table:table-cell>
          <table:table-cell office:value-type="float" office:value="0.0789131">
            <text:p>0.0789131</text:p>
          </table:table-cell>
          <table:table-cell office:value-type="float" office:value="-0.145471">
            <text:p>-0.145471</text:p>
          </table:table-cell>
          <table:table-cell office:value-type="float" office:value="0.0464864">
            <text:p>0.0464864</text:p>
          </table:table-cell>
          <table:table-cell office:value-type="float" office:value="-0.024397">
            <text:p>-0.024397</text:p>
          </table:table-cell>
          <table:table-cell office:value-type="float" office:value="-0.15251">
            <text:p>-0.15251</text:p>
          </table:table-cell>
          <table:table-cell office:value-type="float" office:value="0.016788">
            <text:p>0.016788</text:p>
          </table:table-cell>
          <table:table-cell office:value-type="float" office:value="0.0477392">
            <text:p>0.0477392</text:p>
          </table:table-cell>
          <table:table-cell office:value-type="float" office:value="0.290045">
            <text:p>0.290045</text:p>
          </table:table-cell>
          <table:table-cell office:value-type="float" office:value="-0.0450629">
            <text:p>-0.0450629</text:p>
          </table:table-cell>
          <table:table-cell/>
          <table:table-cell office:value-type="float" office:value="1.97658">
            <text:p>1.97658</text:p>
          </table:table-cell>
          <table:table-cell office:value-type="float" office:value="0.114997">
            <text:p>0.114997</text:p>
          </table:table-cell>
          <table:table-cell office:value-type="float" office:value="0.0351023">
            <text:p>0.0351023</text:p>
          </table:table-cell>
          <table:table-cell office:value-type="float" office:value="0.792038">
            <text:p>0.792038</text:p>
          </table:table-cell>
          <table:table-cell office:value-type="float" office:value="0.58079">
            <text:p>0.58079</text:p>
          </table:table-cell>
          <table:table-cell office:value-type="float" office:value="0.0253878">
            <text:p>0.0253878</text:p>
          </table:table-cell>
          <table:table-cell office:value-type="float" office:value="0.00336706">
            <text:p>0.00336706</text:p>
          </table:table-cell>
          <table:table-cell office:value-type="float" office:value="-0.00603595">
            <text:p>-0.00603595</text:p>
          </table:table-cell>
          <table:table-cell office:value-type="float" office:value="0.00350608">
            <text:p>0.00350608</text:p>
          </table:table-cell>
          <table:table-cell office:value-type="float" office:value="0.00387835">
            <text:p>0.00387835</text:p>
          </table:table-cell>
          <table:table-cell office:value-type="float" office:value="0.000120881">
            <text:p>0.000120881</text:p>
          </table:table-cell>
          <table:table-cell office:value-type="float" office:value="-0.0774551">
            <text:p>-0.0774551</text:p>
          </table:table-cell>
          <table:table-cell office:value-type="float" office:value="-0.0831072">
            <text:p>-0.0831072</text:p>
          </table:table-cell>
          <table:table-cell office:value-type="float" office:value="0.0195035">
            <text:p>0.0195035</text:p>
          </table:table-cell>
        </table:table-row>
        <table:table-row table:style-name="ro4">
          <table:table-cell office:value-type="float" office:value="2.3166">
            <text:p>2.3166</text:p>
          </table:table-cell>
          <table:table-cell office:value-type="float" office:value="0.279036">
            <text:p>0.279036</text:p>
          </table:table-cell>
          <table:table-cell office:value-type="float" office:value="0.0165132">
            <text:p>0.0165132</text:p>
          </table:table-cell>
          <table:table-cell office:value-type="float" office:value="0.804972">
            <text:p>0.804972</text:p>
          </table:table-cell>
          <table:table-cell office:value-type="float" office:value="0.556694">
            <text:p>0.556694</text:p>
          </table:table-cell>
          <table:table-cell office:value-type="float" office:value="0.167699">
            <text:p>0.167699</text:p>
          </table:table-cell>
          <table:table-cell office:value-type="float" office:value="-0.0501098">
            <text:p>-0.0501098</text:p>
          </table:table-cell>
          <table:table-cell office:value-type="float" office:value="0.000955987">
            <text:p>0.000955987</text:p>
          </table:table-cell>
          <table:table-cell office:value-type="float" office:value="-0.0427316">
            <text:p>-0.0427316</text:p>
          </table:table-cell>
          <table:table-cell office:value-type="float" office:value="-0.0812429">
            <text:p>-0.0812429</text:p>
          </table:table-cell>
          <table:table-cell office:value-type="float" office:value="-0.00421141">
            <text:p>-0.00421141</text:p>
          </table:table-cell>
          <table:table-cell office:value-type="float" office:value="0.0910589">
            <text:p>0.0910589</text:p>
          </table:table-cell>
          <table:table-cell office:value-type="float" office:value="0.0453048">
            <text:p>0.0453048</text:p>
          </table:table-cell>
          <table:table-cell office:value-type="float" office:value="0.0182108">
            <text:p>0.0182108</text:p>
          </table:table-cell>
          <table:table-cell/>
          <table:table-cell office:value-type="float" office:value="2.63567">
            <text:p>2.63567</text:p>
          </table:table-cell>
          <table:table-cell office:value-type="float" office:value="0.152659">
            <text:p>0.152659</text:p>
          </table:table-cell>
          <table:table-cell office:value-type="float" office:value="-0.0768275">
            <text:p>-0.0768275</text:p>
          </table:table-cell>
          <table:table-cell office:value-type="float" office:value="0.746171">
            <text:p>0.746171</text:p>
          </table:table-cell>
          <table:table-cell office:value-type="float" office:value="0.451847">
            <text:p>0.451847</text:p>
          </table:table-cell>
          <table:table-cell office:value-type="float" office:value="0.148076">
            <text:p>0.148076</text:p>
          </table:table-cell>
          <table:table-cell office:value-type="float" office:value="-0.145984">
            <text:p>-0.145984</text:p>
          </table:table-cell>
          <table:table-cell office:value-type="float" office:value="0.0488437">
            <text:p>0.0488437</text:p>
          </table:table-cell>
          <table:table-cell office:value-type="float" office:value="-0.0109771">
            <text:p>-0.0109771</text:p>
          </table:table-cell>
          <table:table-cell office:value-type="float" office:value="-0.149257">
            <text:p>-0.149257</text:p>
          </table:table-cell>
          <table:table-cell office:value-type="float" office:value="0.0159396">
            <text:p>0.0159396</text:p>
          </table:table-cell>
          <table:table-cell office:value-type="float" office:value="-0.0300022">
            <text:p>-0.0300022</text:p>
          </table:table-cell>
          <table:table-cell office:value-type="float" office:value="0.386512">
            <text:p>0.386512</text:p>
          </table:table-cell>
          <table:table-cell office:value-type="float" office:value="-0.0856333">
            <text:p>-0.0856333</text:p>
          </table:table-cell>
          <table:table-cell/>
          <table:table-cell office:value-type="float" office:value="2.6345">
            <text:p>2.6345</text:p>
          </table:table-cell>
          <table:table-cell office:value-type="float" office:value="0.226983">
            <text:p>0.226983</text:p>
          </table:table-cell>
          <table:table-cell office:value-type="float" office:value="0.024214">
            <text:p>0.024214</text:p>
          </table:table-cell>
          <table:table-cell office:value-type="float" office:value="0.789013">
            <text:p>0.789013</text:p>
          </table:table-cell>
          <table:table-cell office:value-type="float" office:value="0.550393">
            <text:p>0.550393</text:p>
          </table:table-cell>
          <table:table-cell office:value-type="float" office:value="0.12439">
            <text:p>0.12439</text:p>
          </table:table-cell>
          <table:table-cell office:value-type="float" office:value="-0.141479">
            <text:p>-0.141479</text:p>
          </table:table-cell>
          <table:table-cell office:value-type="float" office:value="-0.0209622">
            <text:p>-0.0209622</text:p>
          </table:table-cell>
          <table:table-cell office:value-type="float" office:value="0.00237347">
            <text:p>0.00237347</text:p>
          </table:table-cell>
          <table:table-cell office:value-type="float" office:value="-0.040504">
            <text:p>-0.040504</text:p>
          </table:table-cell>
          <table:table-cell office:value-type="float" office:value="-0.000813465">
            <text:p>-0.000813465</text:p>
          </table:table-cell>
          <table:table-cell office:value-type="float" office:value="-0.483138">
            <text:p>-0.483138</text:p>
          </table:table-cell>
          <table:table-cell office:value-type="float" office:value="-1.14562">
            <text:p>-1.14562</text:p>
          </table:table-cell>
          <table:table-cell office:value-type="float" office:value="-0.84445">
            <text:p>-0.84445</text:p>
          </table:table-cell>
          <table:table-cell/>
          <table:table-cell office:value-type="float" office:value="2.80565">
            <text:p>2.80565</text:p>
          </table:table-cell>
          <table:table-cell office:value-type="float" office:value="0.146855">
            <text:p>0.146855</text:p>
          </table:table-cell>
          <table:table-cell office:value-type="float" office:value="-0.0858316">
            <text:p>-0.0858316</text:p>
          </table:table-cell>
          <table:table-cell office:value-type="float" office:value="0.730014">
            <text:p>0.730014</text:p>
          </table:table-cell>
          <table:table-cell office:value-type="float" office:value="0.354394">
            <text:p>0.354394</text:p>
          </table:table-cell>
          <table:table-cell office:value-type="float" office:value="0.0759783">
            <text:p>0.0759783</text:p>
          </table:table-cell>
          <table:table-cell office:value-type="float" office:value="-0.195621">
            <text:p>-0.195621</text:p>
          </table:table-cell>
          <table:table-cell office:value-type="float" office:value="0.0553121">
            <text:p>0.0553121</text:p>
          </table:table-cell>
          <table:table-cell office:value-type="float" office:value="-0.00681059">
            <text:p>-0.00681059</text:p>
          </table:table-cell>
          <table:table-cell office:value-type="float" office:value="-0.0456615">
            <text:p>-0.0456615</text:p>
          </table:table-cell>
          <table:table-cell office:value-type="float" office:value="0.00018753">
            <text:p>0.00018753</text:p>
          </table:table-cell>
          <table:table-cell office:value-type="float" office:value="-0.397051">
            <text:p>-0.397051</text:p>
          </table:table-cell>
          <table:table-cell office:value-type="float" office:value="-1.42337">
            <text:p>-1.42337</text:p>
          </table:table-cell>
          <table:table-cell office:value-type="float" office:value="0.201024">
            <text:p>0.201024</text:p>
          </table:table-cell>
          <table:table-cell/>
          <table:table-cell office:value-type="float" office:value="2.07405">
            <text:p>2.07405</text:p>
          </table:table-cell>
          <table:table-cell office:value-type="float" office:value="0.114603">
            <text:p>0.114603</text:p>
          </table:table-cell>
          <table:table-cell office:value-type="float" office:value="0.0346907">
            <text:p>0.0346907</text:p>
          </table:table-cell>
          <table:table-cell office:value-type="float" office:value="0.792235">
            <text:p>0.792235</text:p>
          </table:table-cell>
          <table:table-cell office:value-type="float" office:value="0.565434">
            <text:p>0.565434</text:p>
          </table:table-cell>
          <table:table-cell office:value-type="float" office:value="0.0297243">
            <text:p>0.0297243</text:p>
          </table:table-cell>
          <table:table-cell office:value-type="float" office:value="0.00632049">
            <text:p>0.00632049</text:p>
          </table:table-cell>
          <table:table-cell office:value-type="float" office:value="-0.00792573">
            <text:p>-0.00792573</text:p>
          </table:table-cell>
          <table:table-cell office:value-type="float" office:value="-0.00404339">
            <text:p>-0.00404339</text:p>
          </table:table-cell>
          <table:table-cell office:value-type="float" office:value="-0.00422202">
            <text:p>-0.00422202</text:p>
          </table:table-cell>
          <table:table-cell office:value-type="float" office:value="0.00202187">
            <text:p>0.00202187</text:p>
          </table:table-cell>
          <table:table-cell office:value-type="float" office:value="0.0213924">
            <text:p>0.0213924</text:p>
          </table:table-cell>
          <table:table-cell office:value-type="float" office:value="0.0274491">
            <text:p>0.0274491</text:p>
          </table:table-cell>
          <table:table-cell office:value-type="float" office:value="-0.0334371">
            <text:p>-0.0334371</text:p>
          </table:table-cell>
        </table:table-row>
        <table:table-row table:style-name="ro4">
          <table:table-cell office:value-type="float" office:value="2.86108">
            <text:p>2.86108</text:p>
          </table:table-cell>
          <table:table-cell office:value-type="float" office:value="0.282765">
            <text:p>0.282765</text:p>
          </table:table-cell>
          <table:table-cell office:value-type="float" office:value="-0.0142909">
            <text:p>-0.0142909</text:p>
          </table:table-cell>
          <table:table-cell office:value-type="float" office:value="0.808078">
            <text:p>0.808078</text:p>
          </table:table-cell>
          <table:table-cell office:value-type="float" office:value="0.485097">
            <text:p>0.485097</text:p>
          </table:table-cell>
          <table:table-cell office:value-type="float" office:value="0.20119">
            <text:p>0.20119</text:p>
          </table:table-cell>
          <table:table-cell office:value-type="float" office:value="-0.0951481">
            <text:p>-0.0951481</text:p>
          </table:table-cell>
          <table:table-cell office:value-type="float" office:value="0.000171338">
            <text:p>0.000171338</text:p>
          </table:table-cell>
          <table:table-cell office:value-type="float" office:value="0.00684813">
            <text:p>0.00684813</text:p>
          </table:table-cell>
          <table:table-cell office:value-type="float" office:value="-0.0565753">
            <text:p>-0.0565753</text:p>
          </table:table-cell>
          <table:table-cell office:value-type="float" office:value="0.005704">
            <text:p>0.005704</text:p>
          </table:table-cell>
          <table:table-cell office:value-type="float" office:value="-0.0304709">
            <text:p>-0.0304709</text:p>
          </table:table-cell>
          <table:table-cell office:value-type="float" office:value="-0.396097">
            <text:p>-0.396097</text:p>
          </table:table-cell>
          <table:table-cell office:value-type="float" office:value="-0.0699631">
            <text:p>-0.0699631</text:p>
          </table:table-cell>
          <table:table-cell/>
          <table:table-cell office:value-type="float" office:value="2.76712">
            <text:p>2.76712</text:p>
          </table:table-cell>
          <table:table-cell office:value-type="float" office:value="0.150698">
            <text:p>0.150698</text:p>
          </table:table-cell>
          <table:table-cell office:value-type="float" office:value="-0.0897686">
            <text:p>-0.0897686</text:p>
          </table:table-cell>
          <table:table-cell office:value-type="float" office:value="0.746787">
            <text:p>0.746787</text:p>
          </table:table-cell>
          <table:table-cell office:value-type="float" office:value="0.434295">
            <text:p>0.434295</text:p>
          </table:table-cell>
          <table:table-cell office:value-type="float" office:value="0.153918">
            <text:p>0.153918</text:p>
          </table:table-cell>
          <table:table-cell office:value-type="float" office:value="-0.160661">
            <text:p>-0.160661</text:p>
          </table:table-cell>
          <table:table-cell office:value-type="float" office:value="0.0504334">
            <text:p>0.0504334</text:p>
          </table:table-cell>
          <table:table-cell office:value-type="float" office:value="-0.0149208">
            <text:p>-0.0149208</text:p>
          </table:table-cell>
          <table:table-cell office:value-type="float" office:value="-0.0984514">
            <text:p>-0.0984514</text:p>
          </table:table-cell>
          <table:table-cell office:value-type="float" office:value="0.00468337">
            <text:p>0.00468337</text:p>
          </table:table-cell>
          <table:table-cell office:value-type="float" office:value="0.0717319">
            <text:p>0.0717319</text:p>
          </table:table-cell>
          <table:table-cell office:value-type="float" office:value="0.168795">
            <text:p>0.168795</text:p>
          </table:table-cell>
          <table:table-cell office:value-type="float" office:value="-0.0598276">
            <text:p>-0.0598276</text:p>
          </table:table-cell>
          <table:table-cell/>
          <table:table-cell office:value-type="float" office:value="2.66725">
            <text:p>2.66725</text:p>
          </table:table-cell>
          <table:table-cell office:value-type="float" office:value="0.226543">
            <text:p>0.226543</text:p>
          </table:table-cell>
          <table:table-cell office:value-type="float" office:value="0.0216589">
            <text:p>0.0216589</text:p>
          </table:table-cell>
          <table:table-cell office:value-type="float" office:value="0.788081">
            <text:p>0.788081</text:p>
          </table:table-cell>
          <table:table-cell office:value-type="float" office:value="0.546323">
            <text:p>0.546323</text:p>
          </table:table-cell>
          <table:table-cell office:value-type="float" office:value="0.145797">
            <text:p>0.145797</text:p>
          </table:table-cell>
          <table:table-cell office:value-type="float" office:value="-0.098334">
            <text:p>-0.098334</text:p>
          </table:table-cell>
          <table:table-cell office:value-type="float" office:value="0.016143">
            <text:p>0.016143</text:p>
          </table:table-cell>
          <table:table-cell office:value-type="float" office:value="-0.0134483">
            <text:p>-0.0134483</text:p>
          </table:table-cell>
          <table:table-cell office:value-type="float" office:value="-0.0780207">
            <text:p>-0.0780207</text:p>
          </table:table-cell>
          <table:table-cell office:value-type="float" office:value="-0.0284676">
            <text:p>-0.0284676</text:p>
          </table:table-cell>
          <table:table-cell office:value-type="float" office:value="0.0547476">
            <text:p>0.0547476</text:p>
          </table:table-cell>
          <table:table-cell office:value-type="float" office:value="0.0577103">
            <text:p>0.0577103</text:p>
          </table:table-cell>
          <table:table-cell office:value-type="float" office:value="0.154079">
            <text:p>0.154079</text:p>
          </table:table-cell>
          <table:table-cell/>
          <table:table-cell office:value-type="float" office:value="2.8691">
            <text:p>2.8691</text:p>
          </table:table-cell>
          <table:table-cell office:value-type="float" office:value="0.144824">
            <text:p>0.144824</text:p>
          </table:table-cell>
          <table:table-cell office:value-type="float" office:value="-0.0944603">
            <text:p>-0.0944603</text:p>
          </table:table-cell>
          <table:table-cell office:value-type="float" office:value="0.730836">
            <text:p>0.730836</text:p>
          </table:table-cell>
          <table:table-cell office:value-type="float" office:value="0.346176">
            <text:p>0.346176</text:p>
          </table:table-cell>
          <table:table-cell office:value-type="float" office:value="0.0869421">
            <text:p>0.0869421</text:p>
          </table:table-cell>
          <table:table-cell office:value-type="float" office:value="-0.164443">
            <text:p>-0.164443</text:p>
          </table:table-cell>
          <table:table-cell office:value-type="float" office:value="0.0507821">
            <text:p>0.0507821</text:p>
          </table:table-cell>
          <table:table-cell office:value-type="float" office:value="-0.0320055">
            <text:p>-0.0320055</text:p>
          </table:table-cell>
          <table:table-cell office:value-type="float" office:value="-0.135982">
            <text:p>-0.135982</text:p>
          </table:table-cell>
          <table:table-cell office:value-type="float" office:value="0.0129435">
            <text:p>0.0129435</text:p>
          </table:table-cell>
          <table:table-cell office:value-type="float" office:value="0.15713">
            <text:p>0.15713</text:p>
          </table:table-cell>
          <table:table-cell office:value-type="float" office:value="0.500196">
            <text:p>0.500196</text:p>
          </table:table-cell>
          <table:table-cell office:value-type="float" office:value="-0.0858254">
            <text:p>-0.0858254</text:p>
          </table:table-cell>
          <table:table-cell/>
          <table:table-cell office:value-type="float" office:value="2.27122">
            <text:p>2.27122</text:p>
          </table:table-cell>
          <table:table-cell office:value-type="float" office:value="0.114637">
            <text:p>0.114637</text:p>
          </table:table-cell>
          <table:table-cell office:value-type="float" office:value="0.0349254">
            <text:p>0.0349254</text:p>
          </table:table-cell>
          <table:table-cell office:value-type="float" office:value="0.791333">
            <text:p>0.791333</text:p>
          </table:table-cell>
          <table:table-cell office:value-type="float" office:value="0.535602">
            <text:p>0.535602</text:p>
          </table:table-cell>
          <table:table-cell office:value-type="float" office:value="0.0336724">
            <text:p>0.0336724</text:p>
          </table:table-cell>
          <table:table-cell office:value-type="float" office:value="0.00656784">
            <text:p>0.00656784</text:p>
          </table:table-cell>
          <table:table-cell office:value-type="float" office:value="-0.00841225">
            <text:p>-0.00841225</text:p>
          </table:table-cell>
          <table:table-cell office:value-type="float" office:value="0.000174541">
            <text:p>0.000174541</text:p>
          </table:table-cell>
          <table:table-cell office:value-type="float" office:value="0.0011901">
            <text:p>0.0011901</text:p>
          </table:table-cell>
          <table:table-cell office:value-type="float" office:value="-0.00457089">
            <text:p>-0.00457089</text:p>
          </table:table-cell>
          <table:table-cell office:value-type="float" office:value="0.0055145">
            <text:p>0.0055145</text:p>
          </table:table-cell>
          <table:table-cell office:value-type="float" office:value="-0.00896727">
            <text:p>-0.00896727</text:p>
          </table:table-cell>
          <table:table-cell office:value-type="float" office:value="0.0245578">
            <text:p>0.0245578</text:p>
          </table:table-cell>
        </table:table-row>
        <table:table-row table:style-name="ro4">
          <table:table-cell office:value-type="float" office:value="2.99944">
            <text:p>2.99944</text:p>
          </table:table-cell>
          <table:table-cell office:value-type="float" office:value="0.283129">
            <text:p>0.283129</text:p>
          </table:table-cell>
          <table:table-cell office:value-type="float" office:value="-0.0297016">
            <text:p>-0.0297016</text:p>
          </table:table-cell>
          <table:table-cell office:value-type="float" office:value="0.807528">
            <text:p>0.807528</text:p>
          </table:table-cell>
          <table:table-cell office:value-type="float" office:value="0.468419">
            <text:p>0.468419</text:p>
          </table:table-cell>
          <table:table-cell office:value-type="float" office:value="0.205937">
            <text:p>0.205937</text:p>
          </table:table-cell>
          <table:table-cell office:value-type="float" office:value="-0.0891432">
            <text:p>-0.0891432</text:p>
          </table:table-cell>
          <table:table-cell office:value-type="float" office:value="0.000566046">
            <text:p>0.000566046</text:p>
          </table:table-cell>
          <table:table-cell office:value-type="float" office:value="0.00263215">
            <text:p>0.00263215</text:p>
          </table:table-cell>
          <table:table-cell office:value-type="float" office:value="-0.11138">
            <text:p>-0.11138</text:p>
          </table:table-cell>
          <table:table-cell office:value-type="float" office:value="-0.00397617">
            <text:p>-0.00397617</text:p>
          </table:table-cell>
          <table:table-cell office:value-type="float" office:value="-0.0900684">
            <text:p>-0.0900684</text:p>
          </table:table-cell>
          <table:table-cell office:value-type="float" office:value="0.328683">
            <text:p>0.328683</text:p>
          </table:table-cell>
          <table:table-cell office:value-type="float" office:value="-0.0102469">
            <text:p>-0.0102469</text:p>
          </table:table-cell>
          <table:table-cell/>
          <table:table-cell office:value-type="float" office:value="2.87217">
            <text:p>2.87217</text:p>
          </table:table-cell>
          <table:table-cell office:value-type="float" office:value="0.149922">
            <text:p>0.149922</text:p>
          </table:table-cell>
          <table:table-cell office:value-type="float" office:value="-0.0982483">
            <text:p>-0.0982483</text:p>
          </table:table-cell>
          <table:table-cell office:value-type="float" office:value="0.746618">
            <text:p>0.746618</text:p>
          </table:table-cell>
          <table:table-cell office:value-type="float" office:value="0.420759">
            <text:p>0.420759</text:p>
          </table:table-cell>
          <table:table-cell office:value-type="float" office:value="0.155604">
            <text:p>0.155604</text:p>
          </table:table-cell>
          <table:table-cell office:value-type="float" office:value="-0.161348">
            <text:p>-0.161348</text:p>
          </table:table-cell>
          <table:table-cell office:value-type="float" office:value="0.052548">
            <text:p>0.052548</text:p>
          </table:table-cell>
          <table:table-cell office:value-type="float" office:value="-0.00738526">
            <text:p>-0.00738526</text:p>
          </table:table-cell>
          <table:table-cell office:value-type="float" office:value="-0.0807193">
            <text:p>-0.0807193</text:p>
          </table:table-cell>
          <table:table-cell office:value-type="float" office:value="-0.00160157">
            <text:p>-0.00160157</text:p>
          </table:table-cell>
          <table:table-cell office:value-type="float" office:value="0.00287385">
            <text:p>0.00287385</text:p>
          </table:table-cell>
          <table:table-cell office:value-type="float" office:value="0.362471">
            <text:p>0.362471</text:p>
          </table:table-cell>
          <table:table-cell office:value-type="float" office:value="0.00318527">
            <text:p>0.00318527</text:p>
          </table:table-cell>
          <table:table-cell/>
          <table:table-cell office:value-type="float" office:value="2.83391">
            <text:p>2.83391</text:p>
          </table:table-cell>
          <table:table-cell office:value-type="float" office:value="0.225822">
            <text:p>0.225822</text:p>
          </table:table-cell>
          <table:table-cell office:value-type="float" office:value="0.0102586">
            <text:p>0.0102586</text:p>
          </table:table-cell>
          <table:table-cell office:value-type="float" office:value="0.787616">
            <text:p>0.787616</text:p>
          </table:table-cell>
          <table:table-cell office:value-type="float" office:value="0.52607">
            <text:p>0.52607</text:p>
          </table:table-cell>
          <table:table-cell office:value-type="float" office:value="0.148763">
            <text:p>0.148763</text:p>
          </table:table-cell>
          <table:table-cell office:value-type="float" office:value="-0.108086">
            <text:p>-0.108086</text:p>
          </table:table-cell>
          <table:table-cell office:value-type="float" office:value="0.0130845">
            <text:p>0.0130845</text:p>
          </table:table-cell>
          <table:table-cell office:value-type="float" office:value="-0.00432378">
            <text:p>-0.00432378</text:p>
          </table:table-cell>
          <table:table-cell office:value-type="float" office:value="-0.0684023">
            <text:p>-0.0684023</text:p>
          </table:table-cell>
          <table:table-cell office:value-type="float" office:value="-0.00278785">
            <text:p>-0.00278785</text:p>
          </table:table-cell>
          <table:table-cell office:value-type="float" office:value="-0.0466165">
            <text:p>-0.0466165</text:p>
          </table:table-cell>
          <table:table-cell office:value-type="float" office:value="0.0579064">
            <text:p>0.0579064</text:p>
          </table:table-cell>
          <table:table-cell office:value-type="float" office:value="0.0417209">
            <text:p>0.0417209</text:p>
          </table:table-cell>
          <table:table-cell/>
          <table:table-cell office:value-type="float" office:value="3.03775">
            <text:p>3.03775</text:p>
          </table:table-cell>
          <table:table-cell office:value-type="float" office:value="0.143895">
            <text:p>0.143895</text:p>
          </table:table-cell>
          <table:table-cell office:value-type="float" office:value="-0.103167">
            <text:p>-0.103167</text:p>
          </table:table-cell>
          <table:table-cell office:value-type="float" office:value="0.730577">
            <text:p>0.730577</text:p>
          </table:table-cell>
          <table:table-cell office:value-type="float" office:value="0.325249">
            <text:p>0.325249</text:p>
          </table:table-cell>
          <table:table-cell office:value-type="float" office:value="0.0858273">
            <text:p>0.0858273</text:p>
          </table:table-cell>
          <table:table-cell office:value-type="float" office:value="-0.175378">
            <text:p>-0.175378</text:p>
          </table:table-cell>
          <table:table-cell office:value-type="float" office:value="0.0533563">
            <text:p>0.0533563</text:p>
          </table:table-cell>
          <table:table-cell office:value-type="float" office:value="-0.00550591">
            <text:p>-0.00550591</text:p>
          </table:table-cell>
          <table:table-cell office:value-type="float" office:value="-0.0516251">
            <text:p>-0.0516251</text:p>
          </table:table-cell>
          <table:table-cell office:value-type="float" office:value="-0.00153069">
            <text:p>-0.00153069</text:p>
          </table:table-cell>
          <table:table-cell office:value-type="float" office:value="-0.0930159">
            <text:p>-0.0930159</text:p>
          </table:table-cell>
          <table:table-cell office:value-type="float" office:value="0.111175">
            <text:p>0.111175</text:p>
          </table:table-cell>
          <table:table-cell office:value-type="float" office:value="0.0130546">
            <text:p>0.0130546</text:p>
          </table:table-cell>
          <table:table-cell/>
          <table:table-cell office:value-type="float" office:value="2.70291">
            <text:p>2.70291</text:p>
          </table:table-cell>
          <table:table-cell office:value-type="float" office:value="0.11574">
            <text:p>0.11574</text:p>
          </table:table-cell>
          <table:table-cell office:value-type="float" office:value="0.033768">
            <text:p>0.033768</text:p>
          </table:table-cell>
          <table:table-cell office:value-type="float" office:value="0.793937">
            <text:p>0.793937</text:p>
          </table:table-cell>
          <table:table-cell office:value-type="float" office:value="0.475667">
            <text:p>0.475667</text:p>
          </table:table-cell>
          <table:table-cell office:value-type="float" office:value="0.0395755">
            <text:p>0.0395755</text:p>
          </table:table-cell>
          <table:table-cell office:value-type="float" office:value="-0.00187973">
            <text:p>-0.00187973</text:p>
          </table:table-cell>
          <table:table-cell office:value-type="float" office:value="-0.00548308">
            <text:p>-0.00548308</text:p>
          </table:table-cell>
          <table:table-cell office:value-type="float" office:value="0.00255513">
            <text:p>0.00255513</text:p>
          </table:table-cell>
          <table:table-cell office:value-type="float" office:value="-0.00268104">
            <text:p>-0.00268104</text:p>
          </table:table-cell>
          <table:table-cell office:value-type="float" office:value="0.00603059">
            <text:p>0.00603059</text:p>
          </table:table-cell>
          <table:table-cell office:value-type="float" office:value="-0.101538">
            <text:p>-0.101538</text:p>
          </table:table-cell>
          <table:table-cell office:value-type="float" office:value="-0.261122">
            <text:p>-0.261122</text:p>
          </table:table-cell>
          <table:table-cell office:value-type="float" office:value="0.0622683">
            <text:p>0.0622683</text:p>
          </table:table-cell>
        </table:table-row>
        <table:table-row table:style-name="ro4">
          <table:table-cell office:value-type="float" office:value="3.16163">
            <text:p>3.16163</text:p>
          </table:table-cell>
          <table:table-cell office:value-type="float" office:value="0.281187">
            <text:p>0.281187</text:p>
          </table:table-cell>
          <table:table-cell office:value-type="float" office:value="-0.0391201">
            <text:p>-0.0391201</text:p>
          </table:table-cell>
          <table:table-cell office:value-type="float" office:value="0.806613">
            <text:p>0.806613</text:p>
          </table:table-cell>
          <table:table-cell office:value-type="float" office:value="0.449599">
            <text:p>0.449599</text:p>
          </table:table-cell>
          <table:table-cell office:value-type="float" office:value="0.214831">
            <text:p>0.214831</text:p>
          </table:table-cell>
          <table:table-cell office:value-type="float" office:value="-0.1092">
            <text:p>-0.1092</text:p>
          </table:table-cell>
          <table:table-cell office:value-type="float" office:value="0.000536003">
            <text:p>0.000536003</text:p>
          </table:table-cell>
          <table:table-cell office:value-type="float" office:value="-0.011976">
            <text:p>-0.011976</text:p>
          </table:table-cell>
          <table:table-cell office:value-type="float" office:value="-0.0580708">
            <text:p>-0.0580708</text:p>
          </table:table-cell>
          <table:table-cell office:value-type="float" office:value="-0.00563812">
            <text:p>-0.00563812</text:p>
          </table:table-cell>
          <table:table-cell office:value-type="float" office:value="0.0285622">
            <text:p>0.0285622</text:p>
          </table:table-cell>
          <table:table-cell office:value-type="float" office:value="-0.0916393">
            <text:p>-0.0916393</text:p>
          </table:table-cell>
          <table:table-cell office:value-type="float" office:value="0.0294083">
            <text:p>0.0294083</text:p>
          </table:table-cell>
          <table:table-cell/>
          <table:table-cell office:value-type="float" office:value="2.99999">
            <text:p>2.99999</text:p>
          </table:table-cell>
          <table:table-cell office:value-type="float" office:value="0.149025">
            <text:p>0.149025</text:p>
          </table:table-cell>
          <table:table-cell office:value-type="float" office:value="-0.102644">
            <text:p>-0.102644</text:p>
          </table:table-cell>
          <table:table-cell office:value-type="float" office:value="0.746466">
            <text:p>0.746466</text:p>
          </table:table-cell>
          <table:table-cell office:value-type="float" office:value="0.404858">
            <text:p>0.404858</text:p>
          </table:table-cell>
          <table:table-cell office:value-type="float" office:value="0.161165">
            <text:p>0.161165</text:p>
          </table:table-cell>
          <table:table-cell office:value-type="float" office:value="-0.169165">
            <text:p>-0.169165</text:p>
          </table:table-cell>
          <table:table-cell office:value-type="float" office:value="0.05417">
            <text:p>0.05417</text:p>
          </table:table-cell>
          <table:table-cell office:value-type="float" office:value="-0.00701793">
            <text:p>-0.00701793</text:p>
          </table:table-cell>
          <table:table-cell office:value-type="float" office:value="-0.0343894">
            <text:p>-0.0343894</text:p>
          </table:table-cell>
          <table:table-cell office:value-type="float" office:value="-0.00119443">
            <text:p>-0.00119443</text:p>
          </table:table-cell>
          <table:table-cell office:value-type="float" office:value="0.0634961">
            <text:p>0.0634961</text:p>
          </table:table-cell>
          <table:table-cell office:value-type="float" office:value="0.103803">
            <text:p>0.103803</text:p>
          </table:table-cell>
          <table:table-cell office:value-type="float" office:value="0.0247196">
            <text:p>0.0247196</text:p>
          </table:table-cell>
          <table:table-cell/>
          <table:table-cell office:value-type="float" office:value="3.1105">
            <text:p>3.1105</text:p>
          </table:table-cell>
          <table:table-cell office:value-type="float" office:value="0.22106">
            <text:p>0.22106</text:p>
          </table:table-cell>
          <table:table-cell office:value-type="float" office:value="-0.00423077">
            <text:p>-0.00423077</text:p>
          </table:table-cell>
          <table:table-cell office:value-type="float" office:value="0.790037">
            <text:p>0.790037</text:p>
          </table:table-cell>
          <table:table-cell office:value-type="float" office:value="0.494104">
            <text:p>0.494104</text:p>
          </table:table-cell>
          <table:table-cell office:value-type="float" office:value="0.156057">
            <text:p>0.156057</text:p>
          </table:table-cell>
          <table:table-cell office:value-type="float" office:value="-0.132533">
            <text:p>-0.132533</text:p>
          </table:table-cell>
          <table:table-cell office:value-type="float" office:value="0.0121907">
            <text:p>0.0121907</text:p>
          </table:table-cell>
          <table:table-cell office:value-type="float" office:value="-0.0172173">
            <text:p>-0.0172173</text:p>
          </table:table-cell>
          <table:table-cell office:value-type="float" office:value="-0.0523861">
            <text:p>-0.0523861</text:p>
          </table:table-cell>
          <table:table-cell office:value-type="float" office:value="0.00875164">
            <text:p>0.00875164</text:p>
          </table:table-cell>
          <table:table-cell office:value-type="float" office:value="0.00694246">
            <text:p>0.00694246</text:p>
          </table:table-cell>
          <table:table-cell office:value-type="float" office:value="-0.252713">
            <text:p>-0.252713</text:p>
          </table:table-cell>
          <table:table-cell office:value-type="float" office:value="-0.0526181">
            <text:p>-0.0526181</text:p>
          </table:table-cell>
          <table:table-cell/>
          <table:table-cell office:value-type="float" office:value="3.20559">
            <text:p>3.20559</text:p>
          </table:table-cell>
          <table:table-cell office:value-type="float" office:value="0.140351">
            <text:p>0.140351</text:p>
          </table:table-cell>
          <table:table-cell office:value-type="float" office:value="-0.1087">
            <text:p>-0.1087</text:p>
          </table:table-cell>
          <table:table-cell office:value-type="float" office:value="0.730688">
            <text:p>0.730688</text:p>
          </table:table-cell>
          <table:table-cell office:value-type="float" office:value="0.305679">
            <text:p>0.305679</text:p>
          </table:table-cell>
          <table:table-cell office:value-type="float" office:value="0.0889758">
            <text:p>0.0889758</text:p>
          </table:table-cell>
          <table:table-cell office:value-type="float" office:value="-0.219357">
            <text:p>-0.219357</text:p>
          </table:table-cell>
          <table:table-cell office:value-type="float" office:value="0.064369">
            <text:p>0.064369</text:p>
          </table:table-cell>
          <table:table-cell office:value-type="float" office:value="-0.021118">
            <text:p>-0.021118</text:p>
          </table:table-cell>
          <table:table-cell office:value-type="float" office:value="-0.0329651">
            <text:p>-0.0329651</text:p>
          </table:table-cell>
          <table:table-cell office:value-type="float" office:value="0.000660434">
            <text:p>0.000660434</text:p>
          </table:table-cell>
          <table:table-cell office:value-type="float" office:value="0.0937515">
            <text:p>0.0937515</text:p>
          </table:table-cell>
          <table:table-cell office:value-type="float" office:value="-1.49609">
            <text:p>-1.49609</text:p>
          </table:table-cell>
          <table:table-cell office:value-type="float" office:value="0.380367">
            <text:p>0.380367</text:p>
          </table:table-cell>
          <table:table-cell/>
          <table:table-cell office:value-type="float" office:value="2.83478">
            <text:p>2.83478</text:p>
          </table:table-cell>
          <table:table-cell office:value-type="float" office:value="0.114311">
            <text:p>0.114311</text:p>
          </table:table-cell>
          <table:table-cell office:value-type="float" office:value="0.0288735">
            <text:p>0.0288735</text:p>
          </table:table-cell>
          <table:table-cell office:value-type="float" office:value="0.795815">
            <text:p>0.795815</text:p>
          </table:table-cell>
          <table:table-cell office:value-type="float" office:value="0.458732">
            <text:p>0.458732</text:p>
          </table:table-cell>
          <table:table-cell office:value-type="float" office:value="0.0438938">
            <text:p>0.0438938</text:p>
          </table:table-cell>
          <table:table-cell office:value-type="float" office:value="-0.00351358">
            <text:p>-0.00351358</text:p>
          </table:table-cell>
          <table:table-cell office:value-type="float" office:value="-0.00340647">
            <text:p>-0.00340647</text:p>
          </table:table-cell>
          <table:table-cell office:value-type="float" office:value="-0.0108347">
            <text:p>-0.0108347</text:p>
          </table:table-cell>
          <table:table-cell office:value-type="float" office:value="-0.0371154">
            <text:p>-0.0371154</text:p>
          </table:table-cell>
          <table:table-cell office:value-type="float" office:value="0.014242">
            <text:p>0.014242</text:p>
          </table:table-cell>
          <table:table-cell office:value-type="float" office:value="0.0368109">
            <text:p>0.0368109</text:p>
          </table:table-cell>
          <table:table-cell office:value-type="float" office:value="-0.0845618">
            <text:p>-0.0845618</text:p>
          </table:table-cell>
          <table:table-cell office:value-type="float" office:value="0.0621763">
            <text:p>0.0621763</text:p>
          </table:table-cell>
        </table:table-row>
        <table:table-row table:style-name="ro4">
          <table:table-cell office:value-type="float" office:value="3.42874">
            <text:p>3.42874</text:p>
          </table:table-cell>
          <table:table-cell office:value-type="float" office:value="0.280026">
            <text:p>0.280026</text:p>
          </table:table-cell>
          <table:table-cell office:value-type="float" office:value="-0.0611689">
            <text:p>-0.0611689</text:p>
          </table:table-cell>
          <table:table-cell office:value-type="float" office:value="0.807206">
            <text:p>0.807206</text:p>
          </table:table-cell>
          <table:table-cell office:value-type="float" office:value="0.420237">
            <text:p>0.420237</text:p>
          </table:table-cell>
          <table:table-cell office:value-type="float" office:value="0.225242">
            <text:p>0.225242</text:p>
          </table:table-cell>
          <table:table-cell office:value-type="float" office:value="-0.131581">
            <text:p>-0.131581</text:p>
          </table:table-cell>
          <table:table-cell office:value-type="float" office:value="0.00310691">
            <text:p>0.00310691</text:p>
          </table:table-cell>
          <table:table-cell office:value-type="float" office:value="-0.00434697">
            <text:p>-0.00434697</text:p>
          </table:table-cell>
          <table:table-cell office:value-type="float" office:value="-0.0825479">
            <text:p>-0.0825479</text:p>
          </table:table-cell>
          <table:table-cell office:value-type="float" office:value="0.00221694">
            <text:p>0.00221694</text:p>
          </table:table-cell>
          <table:table-cell office:value-type="float" office:value="-0.00745654">
            <text:p>-0.00745654</text:p>
          </table:table-cell>
          <table:table-cell office:value-type="float" office:value="-0.0365851">
            <text:p>-0.0365851</text:p>
          </table:table-cell>
          <table:table-cell office:value-type="float" office:value="0.0820641">
            <text:p>0.0820641</text:p>
          </table:table-cell>
          <table:table-cell/>
          <table:table-cell office:value-type="float" office:value="3.13611">
            <text:p>3.13611</text:p>
          </table:table-cell>
          <table:table-cell office:value-type="float" office:value="0.149247">
            <text:p>0.149247</text:p>
          </table:table-cell>
          <table:table-cell office:value-type="float" office:value="-0.105402">
            <text:p>-0.105402</text:p>
          </table:table-cell>
          <table:table-cell office:value-type="float" office:value="0.746761">
            <text:p>0.746761</text:p>
          </table:table-cell>
          <table:table-cell office:value-type="float" office:value="0.388583">
            <text:p>0.388583</text:p>
          </table:table-cell>
          <table:table-cell office:value-type="float" office:value="0.164306">
            <text:p>0.164306</text:p>
          </table:table-cell>
          <table:table-cell office:value-type="float" office:value="-0.175283">
            <text:p>-0.175283</text:p>
          </table:table-cell>
          <table:table-cell office:value-type="float" office:value="0.0555612">
            <text:p>0.0555612</text:p>
          </table:table-cell>
          <table:table-cell office:value-type="float" office:value="0.00162529">
            <text:p>0.00162529</text:p>
          </table:table-cell>
          <table:table-cell office:value-type="float" office:value="-0.0202595">
            <text:p>-0.0202595</text:p>
          </table:table-cell>
          <table:table-cell office:value-type="float" office:value="0.00217044">
            <text:p>0.00217044</text:p>
          </table:table-cell>
          <table:table-cell office:value-type="float" office:value="-0.019411">
            <text:p>-0.019411</text:p>
          </table:table-cell>
          <table:table-cell office:value-type="float" office:value="-0.0588514">
            <text:p>-0.0588514</text:p>
          </table:table-cell>
          <table:table-cell office:value-type="float" office:value="0.0145488">
            <text:p>0.0145488</text:p>
          </table:table-cell>
          <table:table-cell/>
          <table:table-cell office:value-type="float" office:value="3.42072">
            <text:p>3.42072</text:p>
          </table:table-cell>
          <table:table-cell office:value-type="float" office:value="0.216387">
            <text:p>0.216387</text:p>
          </table:table-cell>
          <table:table-cell office:value-type="float" office:value="-0.0448011">
            <text:p>-0.0448011</text:p>
          </table:table-cell>
          <table:table-cell office:value-type="float" office:value="0.787688">
            <text:p>0.787688</text:p>
          </table:table-cell>
          <table:table-cell office:value-type="float" office:value="0.460556">
            <text:p>0.460556</text:p>
          </table:table-cell>
          <table:table-cell office:value-type="float" office:value="0.170627">
            <text:p>0.170627</text:p>
          </table:table-cell>
          <table:table-cell office:value-type="float" office:value="-0.143766">
            <text:p>-0.143766</text:p>
          </table:table-cell>
          <table:table-cell office:value-type="float" office:value="0.0163309">
            <text:p>0.0163309</text:p>
          </table:table-cell>
          <table:table-cell office:value-type="float" office:value="-0.0150637">
            <text:p>-0.0150637</text:p>
          </table:table-cell>
          <table:table-cell office:value-type="float" office:value="-0.130781">
            <text:p>-0.130781</text:p>
          </table:table-cell>
          <table:table-cell office:value-type="float" office:value="-0.00757129">
            <text:p>-0.00757129</text:p>
          </table:table-cell>
          <table:table-cell office:value-type="float" office:value="0.190847">
            <text:p>0.190847</text:p>
          </table:table-cell>
          <table:table-cell office:value-type="float" office:value="0.609976">
            <text:p>0.609976</text:p>
          </table:table-cell>
          <table:table-cell office:value-type="float" office:value="0.156242">
            <text:p>0.156242</text:p>
          </table:table-cell>
          <table:table-cell/>
          <table:table-cell office:value-type="float" office:value="3.30638">
            <text:p>3.30638</text:p>
          </table:table-cell>
          <table:table-cell office:value-type="float" office:value="0.139175">
            <text:p>0.139175</text:p>
          </table:table-cell>
          <table:table-cell office:value-type="float" office:value="-0.127218">
            <text:p>-0.127218</text:p>
          </table:table-cell>
          <table:table-cell office:value-type="float" office:value="0.734618">
            <text:p>0.734618</text:p>
          </table:table-cell>
          <table:table-cell office:value-type="float" office:value="0.294498">
            <text:p>0.294498</text:p>
          </table:table-cell>
          <table:table-cell office:value-type="float" office:value="0.0887634">
            <text:p>0.0887634</text:p>
          </table:table-cell>
          <table:table-cell office:value-type="float" office:value="-0.202843">
            <text:p>-0.202843</text:p>
          </table:table-cell>
          <table:table-cell office:value-type="float" office:value="0.0612162">
            <text:p>0.0612162</text:p>
          </table:table-cell>
          <table:table-cell office:value-type="float" office:value="-0.0116693">
            <text:p>-0.0116693</text:p>
          </table:table-cell>
          <table:table-cell office:value-type="float" office:value="-0.183747">
            <text:p>-0.183747</text:p>
          </table:table-cell>
          <table:table-cell office:value-type="float" office:value="0.0389954">
            <text:p>0.0389954</text:p>
          </table:table-cell>
          <table:table-cell office:value-type="float" office:value="0.0196898">
            <text:p>0.0196898</text:p>
          </table:table-cell>
          <table:table-cell office:value-type="float" office:value="0.453397">
            <text:p>0.453397</text:p>
          </table:table-cell>
          <table:table-cell office:value-type="float" office:value="-0.0772921">
            <text:p>-0.0772921</text:p>
          </table:table-cell>
          <table:table-cell/>
          <table:table-cell office:value-type="float" office:value="3.00837">
            <text:p>3.00837</text:p>
          </table:table-cell>
          <table:table-cell office:value-type="float" office:value="0.11354">
            <text:p>0.11354</text:p>
          </table:table-cell>
          <table:table-cell office:value-type="float" office:value="0.0198829">
            <text:p>0.0198829</text:p>
          </table:table-cell>
          <table:table-cell office:value-type="float" office:value="0.800161">
            <text:p>0.800161</text:p>
          </table:table-cell>
          <table:table-cell office:value-type="float" office:value="0.437356">
            <text:p>0.437356</text:p>
          </table:table-cell>
          <table:table-cell office:value-type="float" office:value="0.0455005">
            <text:p>0.0455005</text:p>
          </table:table-cell>
          <table:table-cell office:value-type="float" office:value="-0.00974692">
            <text:p>-0.00974692</text:p>
          </table:table-cell>
          <table:table-cell office:value-type="float" office:value="-0.00287015">
            <text:p>-0.00287015</text:p>
          </table:table-cell>
          <table:table-cell office:value-type="float" office:value="-0.0044449">
            <text:p>-0.0044449</text:p>
          </table:table-cell>
          <table:table-cell office:value-type="float" office:value="-0.0517941">
            <text:p>-0.0517941</text:p>
          </table:table-cell>
          <table:table-cell office:value-type="float" office:value="0.0250348">
            <text:p>0.0250348</text:p>
          </table:table-cell>
          <table:table-cell office:value-type="float" office:value="0.00372581">
            <text:p>0.00372581</text:p>
          </table:table-cell>
          <table:table-cell office:value-type="float" office:value="0.0209107">
            <text:p>0.0209107</text:p>
          </table:table-cell>
          <table:table-cell office:value-type="float" office:value="-0.0602597">
            <text:p>-0.0602597</text:p>
          </table:table-cell>
        </table:table-row>
        <table:table-row table:style-name="ro4">
          <table:table-cell office:value-type="float" office:value="3.69488">
            <text:p>3.69488</text:p>
          </table:table-cell>
          <table:table-cell office:value-type="float" office:value="0.278341">
            <text:p>0.278341</text:p>
          </table:table-cell>
          <table:table-cell office:value-type="float" office:value="-0.0857294">
            <text:p>-0.0857294</text:p>
          </table:table-cell>
          <table:table-cell office:value-type="float" office:value="0.813608">
            <text:p>0.813608</text:p>
          </table:table-cell>
          <table:table-cell office:value-type="float" office:value="0.39289">
            <text:p>0.39289</text:p>
          </table:table-cell>
          <table:table-cell office:value-type="float" office:value="0.232266">
            <text:p>0.232266</text:p>
          </table:table-cell>
          <table:table-cell office:value-type="float" office:value="-0.158643">
            <text:p>-0.158643</text:p>
          </table:table-cell>
          <table:table-cell office:value-type="float" office:value="0.00550638">
            <text:p>0.00550638</text:p>
          </table:table-cell>
          <table:table-cell office:value-type="float" office:value="-0.00633145">
            <text:p>-0.00633145</text:p>
          </table:table-cell>
          <table:table-cell office:value-type="float" office:value="-0.0922847">
            <text:p>-0.0922847</text:p>
          </table:table-cell>
          <table:table-cell office:value-type="float" office:value="0.0240574">
            <text:p>0.0240574</text:p>
          </table:table-cell>
          <table:table-cell office:value-type="float" office:value="-0.0755238">
            <text:p>-0.0755238</text:p>
          </table:table-cell>
          <table:table-cell office:value-type="float" office:value="-0.0775775">
            <text:p>-0.0775775</text:p>
          </table:table-cell>
          <table:table-cell office:value-type="float" office:value="-0.0650442">
            <text:p>-0.0650442</text:p>
          </table:table-cell>
          <table:table-cell/>
          <table:table-cell office:value-type="float" office:value="3.49952">
            <text:p>3.49952</text:p>
          </table:table-cell>
          <table:table-cell office:value-type="float" office:value="0.147274">
            <text:p>0.147274</text:p>
          </table:table-cell>
          <table:table-cell office:value-type="float" office:value="-0.120537">
            <text:p>-0.120537</text:p>
          </table:table-cell>
          <table:table-cell office:value-type="float" office:value="0.749471">
            <text:p>0.749471</text:p>
          </table:table-cell>
          <table:table-cell office:value-type="float" office:value="0.348268">
            <text:p>0.348268</text:p>
          </table:table-cell>
          <table:table-cell office:value-type="float" office:value="0.172916">
            <text:p>0.172916</text:p>
          </table:table-cell>
          <table:table-cell office:value-type="float" office:value="-0.192904">
            <text:p>-0.192904</text:p>
          </table:table-cell>
          <table:table-cell office:value-type="float" office:value="0.0606948">
            <text:p>0.0606948</text:p>
          </table:table-cell>
          <table:table-cell office:value-type="float" office:value="-0.00542895">
            <text:p>-0.00542895</text:p>
          </table:table-cell>
          <table:table-cell office:value-type="float" office:value="-0.041647">
            <text:p>-0.041647</text:p>
          </table:table-cell>
          <table:table-cell office:value-type="float" office:value="0.00745768">
            <text:p>0.00745768</text:p>
          </table:table-cell>
          <table:table-cell office:value-type="float" office:value="-0.0318137">
            <text:p>-0.0318137</text:p>
          </table:table-cell>
          <table:table-cell office:value-type="float" office:value="-0.105727">
            <text:p>-0.105727</text:p>
          </table:table-cell>
          <table:table-cell office:value-type="float" office:value="-0.0112449">
            <text:p>-0.0112449</text:p>
          </table:table-cell>
          <table:table-cell/>
          <table:table-cell office:value-type="float" office:value="3.53408">
            <text:p>3.53408</text:p>
          </table:table-cell>
          <table:table-cell office:value-type="float" office:value="0.217132">
            <text:p>0.217132</text:p>
          </table:table-cell>
          <table:table-cell office:value-type="float" office:value="-0.051788">
            <text:p>-0.051788</text:p>
          </table:table-cell>
          <table:table-cell office:value-type="float" office:value="0.788838">
            <text:p>0.788838</text:p>
          </table:table-cell>
          <table:table-cell office:value-type="float" office:value="0.448873">
            <text:p>0.448873</text:p>
          </table:table-cell>
          <table:table-cell office:value-type="float" office:value="0.167989">
            <text:p>0.167989</text:p>
          </table:table-cell>
          <table:table-cell office:value-type="float" office:value="-0.175864">
            <text:p>-0.175864</text:p>
          </table:table-cell>
          <table:table-cell office:value-type="float" office:value="0.0133354">
            <text:p>0.0133354</text:p>
          </table:table-cell>
          <table:table-cell office:value-type="float" office:value="0.0065709">
            <text:p>0.0065709</text:p>
          </table:table-cell>
          <table:table-cell office:value-type="float" office:value="-0.0616341">
            <text:p>-0.0616341</text:p>
          </table:table-cell>
          <table:table-cell office:value-type="float" office:value="0.0101404">
            <text:p>0.0101404</text:p>
          </table:table-cell>
          <table:table-cell office:value-type="float" office:value="-0.0392437">
            <text:p>-0.0392437</text:p>
          </table:table-cell>
          <table:table-cell office:value-type="float" office:value="-0.171265">
            <text:p>-0.171265</text:p>
          </table:table-cell>
          <table:table-cell office:value-type="float" office:value="0.0198663">
            <text:p>0.0198663</text:p>
          </table:table-cell>
          <table:table-cell/>
          <table:table-cell office:value-type="float" office:value="3.60491">
            <text:p>3.60491</text:p>
          </table:table-cell>
          <table:table-cell office:value-type="float" office:value="0.137446">
            <text:p>0.137446</text:p>
          </table:table-cell>
          <table:table-cell office:value-type="float" office:value="-0.141666">
            <text:p>-0.141666</text:p>
          </table:table-cell>
          <table:table-cell office:value-type="float" office:value="0.739371">
            <text:p>0.739371</text:p>
          </table:table-cell>
          <table:table-cell office:value-type="float" office:value="0.263722">
            <text:p>0.263722</text:p>
          </table:table-cell>
          <table:table-cell office:value-type="float" office:value="0.0920606">
            <text:p>0.0920606</text:p>
          </table:table-cell>
          <table:table-cell office:value-type="float" office:value="-0.214882">
            <text:p>-0.214882</text:p>
          </table:table-cell>
          <table:table-cell office:value-type="float" office:value="0.0670114">
            <text:p>0.0670114</text:p>
          </table:table-cell>
          <table:table-cell office:value-type="float" office:value="-0.00579133">
            <text:p>-0.00579133</text:p>
          </table:table-cell>
          <table:table-cell office:value-type="float" office:value="-0.0483945">
            <text:p>-0.0483945</text:p>
          </table:table-cell>
          <table:table-cell office:value-type="float" office:value="0.0159213">
            <text:p>0.0159213</text:p>
          </table:table-cell>
          <table:table-cell office:value-type="float" office:value="-0.0166104">
            <text:p>-0.0166104</text:p>
          </table:table-cell>
          <table:table-cell office:value-type="float" office:value="0.0689609">
            <text:p>0.0689609</text:p>
          </table:table-cell>
          <table:table-cell office:value-type="float" office:value="-0.0508309">
            <text:p>-0.0508309</text:p>
          </table:table-cell>
          <table:table-cell/>
          <table:table-cell office:value-type="float" office:value="3.30587">
            <text:p>3.30587</text:p>
          </table:table-cell>
          <table:table-cell office:value-type="float" office:value="0.112547">
            <text:p>0.112547</text:p>
          </table:table-cell>
          <table:table-cell office:value-type="float" office:value="0.00632488">
            <text:p>0.00632488</text:p>
          </table:table-cell>
          <table:table-cell office:value-type="float" office:value="0.802275">
            <text:p>0.802275</text:p>
          </table:table-cell>
          <table:table-cell office:value-type="float" office:value="0.403011">
            <text:p>0.403011</text:p>
          </table:table-cell>
          <table:table-cell office:value-type="float" office:value="0.0489383">
            <text:p>0.0489383</text:p>
          </table:table-cell>
          <table:table-cell office:value-type="float" office:value="-0.0632926">
            <text:p>-0.0632926</text:p>
          </table:table-cell>
          <table:table-cell office:value-type="float" office:value="0.00342937">
            <text:p>0.00342937</text:p>
          </table:table-cell>
          <table:table-cell office:value-type="float" office:value="-0.00333648">
            <text:p>-0.00333648</text:p>
          </table:table-cell>
          <table:table-cell office:value-type="float" office:value="-0.0455732">
            <text:p>-0.0455732</text:p>
          </table:table-cell>
          <table:table-cell office:value-type="float" office:value="0.00710764">
            <text:p>0.00710764</text:p>
          </table:table-cell>
          <table:table-cell office:value-type="float" office:value="-0.00679497">
            <text:p>-0.00679497</text:p>
          </table:table-cell>
          <table:table-cell office:value-type="float" office:value="-1.21494">
            <text:p>-1.21494</text:p>
          </table:table-cell>
          <table:table-cell office:value-type="float" office:value="0.144764">
            <text:p>0.144764</text:p>
          </table:table-cell>
        </table:table-row>
        <table:table-row table:style-name="ro4">
          <table:table-cell office:value-type="float" office:value="3.86494">
            <text:p>3.86494</text:p>
          </table:table-cell>
          <table:table-cell office:value-type="float" office:value="0.27508">
            <text:p>0.27508</text:p>
          </table:table-cell>
          <table:table-cell office:value-type="float" office:value="-0.103667">
            <text:p>-0.103667</text:p>
          </table:table-cell>
          <table:table-cell office:value-type="float" office:value="0.815818">
            <text:p>0.815818</text:p>
          </table:table-cell>
          <table:table-cell office:value-type="float" office:value="0.376354">
            <text:p>0.376354</text:p>
          </table:table-cell>
          <table:table-cell office:value-type="float" office:value="0.241572">
            <text:p>0.241572</text:p>
          </table:table-cell>
          <table:table-cell office:value-type="float" office:value="-0.190565">
            <text:p>-0.190565</text:p>
          </table:table-cell>
          <table:table-cell office:value-type="float" office:value="0.0115559">
            <text:p>0.0115559</text:p>
          </table:table-cell>
          <table:table-cell office:value-type="float" office:value="-0.019175">
            <text:p>-0.019175</text:p>
          </table:table-cell>
          <table:table-cell office:value-type="float" office:value="-0.105478">
            <text:p>-0.105478</text:p>
          </table:table-cell>
          <table:table-cell office:value-type="float" office:value="0.012996">
            <text:p>0.012996</text:p>
          </table:table-cell>
          <table:table-cell office:value-type="float" office:value="0.112363">
            <text:p>0.112363</text:p>
          </table:table-cell>
          <table:table-cell office:value-type="float" office:value="-0.426793">
            <text:p>-0.426793</text:p>
          </table:table-cell>
          <table:table-cell office:value-type="float" office:value="0.0774406">
            <text:p>0.0774406</text:p>
          </table:table-cell>
          <table:table-cell/>
          <table:table-cell office:value-type="float" office:value="3.69952">
            <text:p>3.69952</text:p>
          </table:table-cell>
          <table:table-cell office:value-type="float" office:value="0.144915">
            <text:p>0.144915</text:p>
          </table:table-cell>
          <table:table-cell office:value-type="float" office:value="-0.133095">
            <text:p>-0.133095</text:p>
          </table:table-cell>
          <table:table-cell office:value-type="float" office:value="0.750513">
            <text:p>0.750513</text:p>
          </table:table-cell>
          <table:table-cell office:value-type="float" office:value="0.327894">
            <text:p>0.327894</text:p>
          </table:table-cell>
          <table:table-cell office:value-type="float" office:value="0.177537">
            <text:p>0.177537</text:p>
          </table:table-cell>
          <table:table-cell office:value-type="float" office:value="-0.201125">
            <text:p>-0.201125</text:p>
          </table:table-cell>
          <table:table-cell office:value-type="float" office:value="0.062846">
            <text:p>0.062846</text:p>
          </table:table-cell>
          <table:table-cell office:value-type="float" office:value="-0.0117916">
            <text:p>-0.0117916</text:p>
          </table:table-cell>
          <table:table-cell office:value-type="float" office:value="-0.0627918">
            <text:p>-0.0627918</text:p>
          </table:table-cell>
          <table:table-cell office:value-type="float" office:value="0.00520874">
            <text:p>0.00520874</text:p>
          </table:table-cell>
          <table:table-cell office:value-type="float" office:value="0.0234992">
            <text:p>0.0234992</text:p>
          </table:table-cell>
          <table:table-cell office:value-type="float" office:value="0.0839199">
            <text:p>0.0839199</text:p>
          </table:table-cell>
          <table:table-cell office:value-type="float" office:value="-0.0136481">
            <text:p>-0.0136481</text:p>
          </table:table-cell>
          <table:table-cell/>
          <table:table-cell office:value-type="float" office:value="3.80164">
            <text:p>3.80164</text:p>
          </table:table-cell>
          <table:table-cell office:value-type="float" office:value="0.216081">
            <text:p>0.216081</text:p>
          </table:table-cell>
          <table:table-cell office:value-type="float" office:value="-0.0805403">
            <text:p>-0.0805403</text:p>
          </table:table-cell>
          <table:table-cell office:value-type="float" office:value="0.792973">
            <text:p>0.792973</text:p>
          </table:table-cell>
          <table:table-cell office:value-type="float" office:value="0.42246">
            <text:p>0.42246</text:p>
          </table:table-cell>
          <table:table-cell office:value-type="float" office:value="0.173887">
            <text:p>0.173887</text:p>
          </table:table-cell>
          <table:table-cell office:value-type="float" office:value="-0.198319">
            <text:p>-0.198319</text:p>
          </table:table-cell>
          <table:table-cell office:value-type="float" office:value="0.0159093">
            <text:p>0.0159093</text:p>
          </table:table-cell>
          <table:table-cell office:value-type="float" office:value="-0.0039294">
            <text:p>-0.0039294</text:p>
          </table:table-cell>
          <table:table-cell office:value-type="float" office:value="-0.107459">
            <text:p>-0.107459</text:p>
          </table:table-cell>
          <table:table-cell office:value-type="float" office:value="0.015456">
            <text:p>0.015456</text:p>
          </table:table-cell>
          <table:table-cell office:value-type="float" office:value="-0.0694521">
            <text:p>-0.0694521</text:p>
          </table:table-cell>
          <table:table-cell office:value-type="float" office:value="0.0595219">
            <text:p>0.0595219</text:p>
          </table:table-cell>
          <table:table-cell office:value-type="float" office:value="-0.019832">
            <text:p>-0.019832</text:p>
          </table:table-cell>
          <table:table-cell/>
          <table:table-cell office:value-type="float" office:value="3.80534">
            <text:p>3.80534</text:p>
          </table:table-cell>
          <table:table-cell office:value-type="float" office:value="0.135618">
            <text:p>0.135618</text:p>
          </table:table-cell>
          <table:table-cell office:value-type="float" office:value="-0.148595">
            <text:p>-0.148595</text:p>
          </table:table-cell>
          <table:table-cell office:value-type="float" office:value="0.740521">
            <text:p>0.740521</text:p>
          </table:table-cell>
          <table:table-cell office:value-type="float" office:value="0.244885">
            <text:p>0.244885</text:p>
          </table:table-cell>
          <table:table-cell office:value-type="float" office:value="0.0932032">
            <text:p>0.0932032</text:p>
          </table:table-cell>
          <table:table-cell office:value-type="float" office:value="-0.232509">
            <text:p>-0.232509</text:p>
          </table:table-cell>
          <table:table-cell office:value-type="float" office:value="0.0719499">
            <text:p>0.0719499</text:p>
          </table:table-cell>
          <table:table-cell office:value-type="float" office:value="-0.00912056">
            <text:p>-0.00912056</text:p>
          </table:table-cell>
          <table:table-cell office:value-type="float" office:value="-0.0345727">
            <text:p>-0.0345727</text:p>
          </table:table-cell>
          <table:table-cell office:value-type="float" office:value="0.00573326">
            <text:p>0.00573326</text:p>
          </table:table-cell>
          <table:table-cell office:value-type="float" office:value="-0.0181964">
            <text:p>-0.0181964</text:p>
          </table:table-cell>
          <table:table-cell office:value-type="float" office:value="-0.407136">
            <text:p>-0.407136</text:p>
          </table:table-cell>
          <table:table-cell office:value-type="float" office:value="0.0777511">
            <text:p>0.0777511</text:p>
          </table:table-cell>
          <table:table-cell/>
          <table:table-cell office:value-type="float" office:value="3.37123">
            <text:p>3.37123</text:p>
          </table:table-cell>
          <table:table-cell office:value-type="float" office:value="0.1123">
            <text:p>0.1123</text:p>
          </table:table-cell>
          <table:table-cell office:value-type="float" office:value="-0.00184433">
            <text:p>-0.00184433</text:p>
          </table:table-cell>
          <table:table-cell office:value-type="float" office:value="0.803358">
            <text:p>0.803358</text:p>
          </table:table-cell>
          <table:table-cell office:value-type="float" office:value="0.395834">
            <text:p>0.395834</text:p>
          </table:table-cell>
          <table:table-cell office:value-type="float" office:value="0.0505354">
            <text:p>0.0505354</text:p>
          </table:table-cell>
          <table:table-cell office:value-type="float" office:value="-0.0272498">
            <text:p>-0.0272498</text:p>
          </table:table-cell>
          <table:table-cell office:value-type="float" office:value="-0.00121059">
            <text:p>-0.00121059</text:p>
          </table:table-cell>
          <table:table-cell office:value-type="float" office:value="-0.00378061">
            <text:p>-0.00378061</text:p>
          </table:table-cell>
          <table:table-cell office:value-type="float" office:value="-0.124984">
            <text:p>-0.124984</text:p>
          </table:table-cell>
          <table:table-cell office:value-type="float" office:value="0.0165697">
            <text:p>0.0165697</text:p>
          </table:table-cell>
          <table:table-cell office:value-type="float" office:value="0.0202212">
            <text:p>0.0202212</text:p>
          </table:table-cell>
          <table:table-cell office:value-type="float" office:value="0.31128">
            <text:p>0.31128</text:p>
          </table:table-cell>
          <table:table-cell office:value-type="float" office:value="-0.0445709">
            <text:p>-0.0445709</text:p>
          </table:table-cell>
        </table:table-row>
        <table:table-row table:style-name="ro4">
          <table:table-cell office:value-type="float" office:value="4.02914">
            <text:p>4.02914</text:p>
          </table:table-cell>
          <table:table-cell office:value-type="float" office:value="0.274961">
            <text:p>0.274961</text:p>
          </table:table-cell>
          <table:table-cell office:value-type="float" office:value="-0.132493">
            <text:p>-0.132493</text:p>
          </table:table-cell>
          <table:table-cell office:value-type="float" office:value="0.82004">
            <text:p>0.82004</text:p>
          </table:table-cell>
          <table:table-cell office:value-type="float" office:value="0.361049">
            <text:p>0.361049</text:p>
          </table:table-cell>
          <table:table-cell office:value-type="float" office:value="0.24578">
            <text:p>0.24578</text:p>
          </table:table-cell>
          <table:table-cell office:value-type="float" office:value="-0.202603">
            <text:p>-0.202603</text:p>
          </table:table-cell>
          <table:table-cell office:value-type="float" office:value="0.0131796">
            <text:p>0.0131796</text:p>
          </table:table-cell>
          <table:table-cell office:value-type="float" office:value="-0.000725216">
            <text:p>-0.000725216</text:p>
          </table:table-cell>
          <table:table-cell office:value-type="float" office:value="-0.175556">
            <text:p>-0.175556</text:p>
          </table:table-cell>
          <table:table-cell office:value-type="float" office:value="0.0257116">
            <text:p>0.0257116</text:p>
          </table:table-cell>
          <table:table-cell office:value-type="float" office:value="0.0112292">
            <text:p>0.0112292</text:p>
          </table:table-cell>
          <table:table-cell office:value-type="float" office:value="0.208279">
            <text:p>0.208279</text:p>
          </table:table-cell>
          <table:table-cell office:value-type="float" office:value="-0.0159205">
            <text:p>-0.0159205</text:p>
          </table:table-cell>
          <table:table-cell/>
          <table:table-cell office:value-type="float" office:value="4.00647">
            <text:p>4.00647</text:p>
          </table:table-cell>
          <table:table-cell office:value-type="float" office:value="0.14351">
            <text:p>0.14351</text:p>
          </table:table-cell>
          <table:table-cell office:value-type="float" office:value="-0.144462">
            <text:p>-0.144462</text:p>
          </table:table-cell>
          <table:table-cell office:value-type="float" office:value="0.750826">
            <text:p>0.750826</text:p>
          </table:table-cell>
          <table:table-cell office:value-type="float" office:value="0.29892">
            <text:p>0.29892</text:p>
          </table:table-cell>
          <table:table-cell office:value-type="float" office:value="0.181957">
            <text:p>0.181957</text:p>
          </table:table-cell>
          <table:table-cell office:value-type="float" office:value="-0.206854">
            <text:p>-0.206854</text:p>
          </table:table-cell>
          <table:table-cell office:value-type="float" office:value="0.0663432">
            <text:p>0.0663432</text:p>
          </table:table-cell>
          <table:table-cell office:value-type="float" office:value="-0.00457853">
            <text:p>-0.00457853</text:p>
          </table:table-cell>
          <table:table-cell office:value-type="float" office:value="-0.0370329">
            <text:p>-0.0370329</text:p>
          </table:table-cell>
          <table:table-cell office:value-type="float" office:value="0.00101949">
            <text:p>0.00101949</text:p>
          </table:table-cell>
          <table:table-cell office:value-type="float" office:value="-0.0796506">
            <text:p>-0.0796506</text:p>
          </table:table-cell>
          <table:table-cell office:value-type="float" office:value="0.172839">
            <text:p>0.172839</text:p>
          </table:table-cell>
          <table:table-cell office:value-type="float" office:value="0.0384073">
            <text:p>0.0384073</text:p>
          </table:table-cell>
          <table:table-cell/>
          <table:table-cell office:value-type="float" office:value="4.23353">
            <text:p>4.23353</text:p>
          </table:table-cell>
          <table:table-cell office:value-type="float" office:value="0.201429">
            <text:p>0.201429</text:p>
          </table:table-cell>
          <table:table-cell office:value-type="float" office:value="-0.115848">
            <text:p>-0.115848</text:p>
          </table:table-cell>
          <table:table-cell office:value-type="float" office:value="0.795949">
            <text:p>0.795949</text:p>
          </table:table-cell>
          <table:table-cell office:value-type="float" office:value="0.383066">
            <text:p>0.383066</text:p>
          </table:table-cell>
          <table:table-cell office:value-type="float" office:value="0.186309">
            <text:p>0.186309</text:p>
          </table:table-cell>
          <table:table-cell office:value-type="float" office:value="-0.217147">
            <text:p>-0.217147</text:p>
          </table:table-cell>
          <table:table-cell office:value-type="float" office:value="0.0153967">
            <text:p>0.0153967</text:p>
          </table:table-cell>
          <table:table-cell office:value-type="float" office:value="-0.0339246">
            <text:p>-0.0339246</text:p>
          </table:table-cell>
          <table:table-cell office:value-type="float" office:value="-0.0817522">
            <text:p>-0.0817522</text:p>
          </table:table-cell>
          <table:table-cell office:value-type="float" office:value="0.00689085">
            <text:p>0.00689085</text:p>
          </table:table-cell>
          <table:table-cell office:value-type="float" office:value="0.328249">
            <text:p>0.328249</text:p>
          </table:table-cell>
          <table:table-cell office:value-type="float" office:value="0.371104">
            <text:p>0.371104</text:p>
          </table:table-cell>
          <table:table-cell office:value-type="float" office:value="-0.0712742">
            <text:p>-0.0712742</text:p>
          </table:table-cell>
          <table:table-cell/>
          <table:table-cell office:value-type="float" office:value="3.97785">
            <text:p>3.97785</text:p>
          </table:table-cell>
          <table:table-cell office:value-type="float" office:value="0.133503">
            <text:p>0.133503</text:p>
          </table:table-cell>
          <table:table-cell office:value-type="float" office:value="-0.166676">
            <text:p>-0.166676</text:p>
          </table:table-cell>
          <table:table-cell office:value-type="float" office:value="0.743824">
            <text:p>0.743824</text:p>
          </table:table-cell>
          <table:table-cell office:value-type="float" office:value="0.229753">
            <text:p>0.229753</text:p>
          </table:table-cell>
          <table:table-cell office:value-type="float" office:value="0.0938876">
            <text:p>0.0938876</text:p>
          </table:table-cell>
          <table:table-cell office:value-type="float" office:value="-0.243665">
            <text:p>-0.243665</text:p>
          </table:table-cell>
          <table:table-cell office:value-type="float" office:value="0.0749981">
            <text:p>0.0749981</text:p>
          </table:table-cell>
          <table:table-cell office:value-type="float" office:value="-0.0122597">
            <text:p>-0.0122597</text:p>
          </table:table-cell>
          <table:table-cell office:value-type="float" office:value="-0.104809">
            <text:p>-0.104809</text:p>
          </table:table-cell>
          <table:table-cell office:value-type="float" office:value="0.0191463">
            <text:p>0.0191463</text:p>
          </table:table-cell>
          <table:table-cell office:value-type="float" office:value="-0.00122481">
            <text:p>-0.00122481</text:p>
          </table:table-cell>
          <table:table-cell office:value-type="float" office:value="0.125461">
            <text:p>0.125461</text:p>
          </table:table-cell>
          <table:table-cell office:value-type="float" office:value="-0.0289318">
            <text:p>-0.0289318</text:p>
          </table:table-cell>
          <table:table-cell/>
          <table:table-cell office:value-type="float" office:value="3.63888">
            <text:p>3.63888</text:p>
          </table:table-cell>
          <table:table-cell office:value-type="float" office:value="0.112737">
            <text:p>0.112737</text:p>
          </table:table-cell>
          <table:table-cell office:value-type="float" office:value="-0.0129973">
            <text:p>-0.0129973</text:p>
          </table:table-cell>
          <table:table-cell office:value-type="float" office:value="0.8046">
            <text:p>0.8046</text:p>
          </table:table-cell>
          <table:table-cell office:value-type="float" office:value="0.367755">
            <text:p>0.367755</text:p>
          </table:table-cell>
          <table:table-cell office:value-type="float" office:value="0.0565022">
            <text:p>0.0565022</text:p>
          </table:table-cell>
          <table:table-cell office:value-type="float" office:value="-0.0361607">
            <text:p>-0.0361607</text:p>
          </table:table-cell>
          <table:table-cell office:value-type="float" office:value="-0.00195181">
            <text:p>-0.00195181</text:p>
          </table:table-cell>
          <table:table-cell office:value-type="float" office:value="0.00163161">
            <text:p>0.00163161</text:p>
          </table:table-cell>
          <table:table-cell office:value-type="float" office:value="-0.0416698">
            <text:p>-0.0416698</text:p>
          </table:table-cell>
          <table:table-cell office:value-type="float" office:value="0.00464026">
            <text:p>0.00464026</text:p>
          </table:table-cell>
          <table:table-cell office:value-type="float" office:value="0.0565365">
            <text:p>0.0565365</text:p>
          </table:table-cell>
          <table:table-cell office:value-type="float" office:value="0.134748">
            <text:p>0.134748</text:p>
          </table:table-cell>
          <table:table-cell office:value-type="float" office:value="-0.0455461">
            <text:p>-0.0455461</text:p>
          </table:table-cell>
        </table:table-row>
        <table:table-row table:style-name="ro4">
          <table:table-cell office:value-type="float" office:value="4.43001">
            <text:p>4.43001</text:p>
          </table:table-cell>
          <table:table-cell office:value-type="float" office:value="0.276475">
            <text:p>0.276475</text:p>
          </table:table-cell>
          <table:table-cell office:value-type="float" office:value="-0.169399">
            <text:p>-0.169399</text:p>
          </table:table-cell>
          <table:table-cell office:value-type="float" office:value="0.827789">
            <text:p>0.827789</text:p>
          </table:table-cell>
          <table:table-cell office:value-type="float" office:value="0.326247">
            <text:p>0.326247</text:p>
          </table:table-cell>
          <table:table-cell office:value-type="float" office:value="0.251887">
            <text:p>0.251887</text:p>
          </table:table-cell>
          <table:table-cell office:value-type="float" office:value="-0.237497">
            <text:p>-0.237497</text:p>
          </table:table-cell>
          <table:table-cell office:value-type="float" office:value="0.01039">
            <text:p>0.01039</text:p>
          </table:table-cell>
          <table:table-cell office:value-type="float" office:value="0.00377628">
            <text:p>0.00377628</text:p>
          </table:table-cell>
          <table:table-cell office:value-type="float" office:value="-0.0920628">
            <text:p>-0.0920628</text:p>
          </table:table-cell>
          <table:table-cell office:value-type="float" office:value="0.0193295">
            <text:p>0.0193295</text:p>
          </table:table-cell>
          <table:table-cell office:value-type="float" office:value="-0.27077">
            <text:p>-0.27077</text:p>
          </table:table-cell>
          <table:table-cell office:value-type="float" office:value="0.0633057">
            <text:p>0.0633057</text:p>
          </table:table-cell>
          <table:table-cell office:value-type="float" office:value="-0.268662">
            <text:p>-0.268662</text:p>
          </table:table-cell>
          <table:table-cell/>
          <table:table-cell office:value-type="float" office:value="4.10621">
            <text:p>4.10621</text:p>
          </table:table-cell>
          <table:table-cell office:value-type="float" office:value="0.142261">
            <text:p>0.142261</text:p>
          </table:table-cell>
          <table:table-cell office:value-type="float" office:value="-0.146436">
            <text:p>-0.146436</text:p>
          </table:table-cell>
          <table:table-cell office:value-type="float" office:value="0.75131">
            <text:p>0.75131</text:p>
          </table:table-cell>
          <table:table-cell office:value-type="float" office:value="0.290067">
            <text:p>0.290067</text:p>
          </table:table-cell>
          <table:table-cell office:value-type="float" office:value="0.183714">
            <text:p>0.183714</text:p>
          </table:table-cell>
          <table:table-cell office:value-type="float" office:value="-0.216181">
            <text:p>-0.216181</text:p>
          </table:table-cell>
          <table:table-cell office:value-type="float" office:value="0.0673044">
            <text:p>0.0673044</text:p>
          </table:table-cell>
          <table:table-cell office:value-type="float" office:value="-0.012523">
            <text:p>-0.012523</text:p>
          </table:table-cell>
          <table:table-cell office:value-type="float" office:value="-0.0197937">
            <text:p>-0.0197937</text:p>
          </table:table-cell>
          <table:table-cell office:value-type="float" office:value="0.00485027">
            <text:p>0.00485027</text:p>
          </table:table-cell>
          <table:table-cell office:value-type="float" office:value="-0.0412994">
            <text:p>-0.0412994</text:p>
          </table:table-cell>
          <table:table-cell office:value-type="float" office:value="-0.124421">
            <text:p>-0.124421</text:p>
          </table:table-cell>
          <table:table-cell office:value-type="float" office:value="0.0231384">
            <text:p>0.0231384</text:p>
          </table:table-cell>
          <table:table-cell/>
          <table:table-cell office:value-type="float" office:value="4.33831">
            <text:p>4.33831</text:p>
          </table:table-cell>
          <table:table-cell office:value-type="float" office:value="0.201478">
            <text:p>0.201478</text:p>
          </table:table-cell>
          <table:table-cell office:value-type="float" office:value="-0.120339">
            <text:p>-0.120339</text:p>
          </table:table-cell>
          <table:table-cell office:value-type="float" office:value="0.795889">
            <text:p>0.795889</text:p>
          </table:table-cell>
          <table:table-cell office:value-type="float" office:value="0.374075">
            <text:p>0.374075</text:p>
          </table:table-cell>
          <table:table-cell office:value-type="float" office:value="0.172086">
            <text:p>0.172086</text:p>
          </table:table-cell>
          <table:table-cell office:value-type="float" office:value="-0.241942">
            <text:p>-0.241942</text:p>
          </table:table-cell>
          <table:table-cell office:value-type="float" office:value="0.0135715">
            <text:p>0.0135715</text:p>
          </table:table-cell>
          <table:table-cell office:value-type="float" office:value="0.000469035">
            <text:p>0.000469035</text:p>
          </table:table-cell>
          <table:table-cell office:value-type="float" office:value="-0.0428683">
            <text:p>-0.0428683</text:p>
          </table:table-cell>
          <table:table-cell office:value-type="float" office:value="-0.00057719">
            <text:p>-0.00057719</text:p>
          </table:table-cell>
          <table:table-cell office:value-type="float" office:value="-0.175018">
            <text:p>-0.175018</text:p>
          </table:table-cell>
          <table:table-cell office:value-type="float" office:value="-0.222641">
            <text:p>-0.222641</text:p>
          </table:table-cell>
          <table:table-cell office:value-type="float" office:value="-0.0947139">
            <text:p>-0.0947139</text:p>
          </table:table-cell>
          <table:table-cell/>
          <table:table-cell office:value-type="float" office:value="4.43728">
            <text:p>4.43728</text:p>
          </table:table-cell>
          <table:table-cell office:value-type="float" office:value="0.127612">
            <text:p>0.127612</text:p>
          </table:table-cell>
          <table:table-cell office:value-type="float" office:value="-0.188347">
            <text:p>-0.188347</text:p>
          </table:table-cell>
          <table:table-cell office:value-type="float" office:value="0.746513">
            <text:p>0.746513</text:p>
          </table:table-cell>
          <table:table-cell office:value-type="float" office:value="0.19386">
            <text:p>0.19386</text:p>
          </table:table-cell>
          <table:table-cell office:value-type="float" office:value="0.0962179">
            <text:p>0.0962179</text:p>
          </table:table-cell>
          <table:table-cell office:value-type="float" office:value="-0.265412">
            <text:p>-0.265412</text:p>
          </table:table-cell>
          <table:table-cell office:value-type="float" office:value="0.081346">
            <text:p>0.081346</text:p>
          </table:table-cell>
          <table:table-cell office:value-type="float" office:value="-0.0128224">
            <text:p>-0.0128224</text:p>
          </table:table-cell>
          <table:table-cell office:value-type="float" office:value="-0.0471689">
            <text:p>-0.0471689</text:p>
          </table:table-cell>
          <table:table-cell office:value-type="float" office:value="0.00585431">
            <text:p>0.00585431</text:p>
          </table:table-cell>
          <table:table-cell office:value-type="float" office:value="0.077794">
            <text:p>0.077794</text:p>
          </table:table-cell>
          <table:table-cell office:value-type="float" office:value="-0.0788796">
            <text:p>-0.0788796</text:p>
          </table:table-cell>
          <table:table-cell office:value-type="float" office:value="0.0511002">
            <text:p>0.0511002</text:p>
          </table:table-cell>
          <table:table-cell/>
          <table:table-cell office:value-type="float" office:value="3.78273">
            <text:p>3.78273</text:p>
          </table:table-cell>
          <table:table-cell office:value-type="float" office:value="0.114141">
            <text:p>0.114141</text:p>
          </table:table-cell>
          <table:table-cell office:value-type="float" office:value="-0.0162032">
            <text:p>-0.0162032</text:p>
          </table:table-cell>
          <table:table-cell office:value-type="float" office:value="0.804325">
            <text:p>0.804325</text:p>
          </table:table-cell>
          <table:table-cell office:value-type="float" office:value="0.353496">
            <text:p>0.353496</text:p>
          </table:table-cell>
          <table:table-cell office:value-type="float" office:value="0.0575975">
            <text:p>0.0575975</text:p>
          </table:table-cell>
          <table:table-cell office:value-type="float" office:value="-0.0435318">
            <text:p>-0.0435318</text:p>
          </table:table-cell>
          <table:table-cell office:value-type="float" office:value="-0.000865805">
            <text:p>-0.000865805</text:p>
          </table:table-cell>
          <table:table-cell office:value-type="float" office:value="0.00976451">
            <text:p>0.00976451</text:p>
          </table:table-cell>
          <table:table-cell office:value-type="float" office:value="-0.022286">
            <text:p>-0.022286</text:p>
          </table:table-cell>
          <table:table-cell office:value-type="float" office:value="-0.00191164">
            <text:p>-0.00191164</text:p>
          </table:table-cell>
          <table:table-cell office:value-type="float" office:value="-0.0324501">
            <text:p>-0.0324501</text:p>
          </table:table-cell>
          <table:table-cell office:value-type="float" office:value="-0.0520002">
            <text:p>-0.0520002</text:p>
          </table:table-cell>
          <table:table-cell office:value-type="float" office:value="0.0259583">
            <text:p>0.0259583</text:p>
          </table:table-cell>
        </table:table-row>
        <table:table-row table:style-name="ro4">
          <table:table-cell office:value-type="float" office:value="4.53488">
            <text:p>4.53488</text:p>
          </table:table-cell>
          <table:table-cell office:value-type="float" office:value="0.273893">
            <text:p>0.273893</text:p>
          </table:table-cell>
          <table:table-cell office:value-type="float" office:value="-0.178357">
            <text:p>-0.178357</text:p>
          </table:table-cell>
          <table:table-cell office:value-type="float" office:value="0.826861">
            <text:p>0.826861</text:p>
          </table:table-cell>
          <table:table-cell office:value-type="float" office:value="0.31771">
            <text:p>0.31771</text:p>
          </table:table-cell>
          <table:table-cell office:value-type="float" office:value="0.261123">
            <text:p>0.261123</text:p>
          </table:table-cell>
          <table:table-cell office:value-type="float" office:value="-0.235185">
            <text:p>-0.235185</text:p>
          </table:table-cell>
          <table:table-cell office:value-type="float" office:value="0.0129355">
            <text:p>0.0129355</text:p>
          </table:table-cell>
          <table:table-cell office:value-type="float" office:value="-0.0246197">
            <text:p>-0.0246197</text:p>
          </table:table-cell>
          <table:table-cell office:value-type="float" office:value="-0.0854238">
            <text:p>-0.0854238</text:p>
          </table:table-cell>
          <table:table-cell office:value-type="float" office:value="-0.00884537">
            <text:p>-0.00884537</text:p>
          </table:table-cell>
          <table:table-cell office:value-type="float" office:value="0.0259924">
            <text:p>0.0259924</text:p>
          </table:table-cell>
          <table:table-cell office:value-type="float" office:value="0.357601">
            <text:p>0.357601</text:p>
          </table:table-cell>
          <table:table-cell office:value-type="float" office:value="-0.099011">
            <text:p>-0.099011</text:p>
          </table:table-cell>
          <table:table-cell/>
          <table:table-cell office:value-type="float" office:value="4.44277">
            <text:p>4.44277</text:p>
          </table:table-cell>
          <table:table-cell office:value-type="float" office:value="0.133368">
            <text:p>0.133368</text:p>
          </table:table-cell>
          <table:table-cell office:value-type="float" office:value="-0.167192">
            <text:p>-0.167192</text:p>
          </table:table-cell>
          <table:table-cell office:value-type="float" office:value="0.755563">
            <text:p>0.755563</text:p>
          </table:table-cell>
          <table:table-cell office:value-type="float" office:value="0.262085">
            <text:p>0.262085</text:p>
          </table:table-cell>
          <table:table-cell office:value-type="float" office:value="0.184586">
            <text:p>0.184586</text:p>
          </table:table-cell>
          <table:table-cell office:value-type="float" office:value="-0.229784">
            <text:p>-0.229784</text:p>
          </table:table-cell>
          <table:table-cell office:value-type="float" office:value="0.0700705">
            <text:p>0.0700705</text:p>
          </table:table-cell>
          <table:table-cell office:value-type="float" office:value="-0.026423">
            <text:p>-0.026423</text:p>
          </table:table-cell>
          <table:table-cell office:value-type="float" office:value="-0.06167">
            <text:p>-0.06167</text:p>
          </table:table-cell>
          <table:table-cell office:value-type="float" office:value="0.0126379">
            <text:p>0.0126379</text:p>
          </table:table-cell>
          <table:table-cell office:value-type="float" office:value="0.0556145">
            <text:p>0.0556145</text:p>
          </table:table-cell>
          <table:table-cell office:value-type="float" office:value="0.212728">
            <text:p>0.212728</text:p>
          </table:table-cell>
          <table:table-cell office:value-type="float" office:value="-0.110537">
            <text:p>-0.110537</text:p>
          </table:table-cell>
          <table:table-cell/>
          <table:table-cell office:value-type="float" office:value="4.53791">
            <text:p>4.53791</text:p>
          </table:table-cell>
          <table:table-cell office:value-type="float" office:value="0.194599">
            <text:p>0.194599</text:p>
          </table:table-cell>
          <table:table-cell office:value-type="float" office:value="-0.137767">
            <text:p>-0.137767</text:p>
          </table:table-cell>
          <table:table-cell office:value-type="float" office:value="0.792">
            <text:p>0.792</text:p>
          </table:table-cell>
          <table:table-cell office:value-type="float" office:value="0.357529">
            <text:p>0.357529</text:p>
          </table:table-cell>
          <table:table-cell office:value-type="float" office:value="0.173077">
            <text:p>0.173077</text:p>
          </table:table-cell>
          <table:table-cell office:value-type="float" office:value="-0.248812">
            <text:p>-0.248812</text:p>
          </table:table-cell>
          <table:table-cell office:value-type="float" office:value="0.0149462">
            <text:p>0.0149462</text:p>
          </table:table-cell>
          <table:table-cell office:value-type="float" office:value="-0.0344658">
            <text:p>-0.0344658</text:p>
          </table:table-cell>
          <table:table-cell office:value-type="float" office:value="-0.087309">
            <text:p>-0.087309</text:p>
          </table:table-cell>
          <table:table-cell office:value-type="float" office:value="-0.0194828">
            <text:p>-0.0194828</text:p>
          </table:table-cell>
          <table:table-cell office:value-type="float" office:value="-0.0449826">
            <text:p>-0.0449826</text:p>
          </table:table-cell>
          <table:table-cell office:value-type="float" office:value="0.119286">
            <text:p>0.119286</text:p>
          </table:table-cell>
          <table:table-cell office:value-type="float" office:value="0.082964">
            <text:p>0.082964</text:p>
          </table:table-cell>
          <table:table-cell/>
          <table:table-cell office:value-type="float" office:value="4.544">
            <text:p>4.544</text:p>
          </table:table-cell>
          <table:table-cell office:value-type="float" office:value="0.12713">
            <text:p>0.12713</text:p>
          </table:table-cell>
          <table:table-cell office:value-type="float" office:value="-0.194279">
            <text:p>-0.194279</text:p>
          </table:table-cell>
          <table:table-cell office:value-type="float" office:value="0.74772">
            <text:p>0.74772</text:p>
          </table:table-cell>
          <table:table-cell office:value-type="float" office:value="0.186359">
            <text:p>0.186359</text:p>
          </table:table-cell>
          <table:table-cell office:value-type="float" office:value="0.0956611">
            <text:p>0.0956611</text:p>
          </table:table-cell>
          <table:table-cell office:value-type="float" office:value="-0.264787">
            <text:p>-0.264787</text:p>
          </table:table-cell>
          <table:table-cell office:value-type="float" office:value="0.0811977">
            <text:p>0.0811977</text:p>
          </table:table-cell>
          <table:table-cell office:value-type="float" office:value="-0.00451983">
            <text:p>-0.00451983</text:p>
          </table:table-cell>
          <table:table-cell office:value-type="float" office:value="-0.0555873">
            <text:p>-0.0555873</text:p>
          </table:table-cell>
          <table:table-cell office:value-type="float" office:value="0.011308">
            <text:p>0.011308</text:p>
          </table:table-cell>
          <table:table-cell office:value-type="float" office:value="-0.00788265">
            <text:p>-0.00788265</text:p>
          </table:table-cell>
          <table:table-cell office:value-type="float" office:value="0.215765">
            <text:p>0.215765</text:p>
          </table:table-cell>
          <table:table-cell office:value-type="float" office:value="-0.046821">
            <text:p>-0.046821</text:p>
          </table:table-cell>
          <table:table-cell/>
          <table:table-cell office:value-type="float" office:value="4.20261">
            <text:p>4.20261</text:p>
          </table:table-cell>
          <table:table-cell office:value-type="float" office:value="0.11252">
            <text:p>0.11252</text:p>
          </table:table-cell>
          <table:table-cell office:value-type="float" office:value="-0.0347282">
            <text:p>-0.0347282</text:p>
          </table:table-cell>
          <table:table-cell office:value-type="float" office:value="0.808099">
            <text:p>0.808099</text:p>
          </table:table-cell>
          <table:table-cell office:value-type="float" office:value="0.31496">
            <text:p>0.31496</text:p>
          </table:table-cell>
          <table:table-cell office:value-type="float" office:value="0.061082">
            <text:p>0.061082</text:p>
          </table:table-cell>
          <table:table-cell office:value-type="float" office:value="-0.0592104">
            <text:p>-0.0592104</text:p>
          </table:table-cell>
          <table:table-cell office:value-type="float" office:value="0.0019907">
            <text:p>0.0019907</text:p>
          </table:table-cell>
          <table:table-cell office:value-type="float" office:value="-0.00386064">
            <text:p>-0.00386064</text:p>
          </table:table-cell>
          <table:table-cell office:value-type="float" office:value="-0.0441198">
            <text:p>-0.0441198</text:p>
          </table:table-cell>
          <table:table-cell office:value-type="float" office:value="0.00898772">
            <text:p>0.00898772</text:p>
          </table:table-cell>
          <table:table-cell office:value-type="float" office:value="-0.00054885">
            <text:p>-0.00054885</text:p>
          </table:table-cell>
          <table:table-cell office:value-type="float" office:value="0.0623765">
            <text:p>0.0623765</text:p>
          </table:table-cell>
          <table:table-cell office:value-type="float" office:value="0.00567428">
            <text:p>0.00567428</text:p>
          </table:table-cell>
        </table:table-row>
        <table:table-row table:style-name="ro4">
          <table:table-cell office:value-type="float" office:value="4.66559">
            <text:p>4.66559</text:p>
          </table:table-cell>
          <table:table-cell office:value-type="float" office:value="0.271119">
            <text:p>0.271119</text:p>
          </table:table-cell>
          <table:table-cell office:value-type="float" office:value="-0.183413">
            <text:p>-0.183413</text:p>
          </table:table-cell>
          <table:table-cell office:value-type="float" office:value="0.824013">
            <text:p>0.824013</text:p>
          </table:table-cell>
          <table:table-cell office:value-type="float" office:value="0.307381">
            <text:p>0.307381</text:p>
          </table:table-cell>
          <table:table-cell office:value-type="float" office:value="0.265268">
            <text:p>0.265268</text:p>
          </table:table-cell>
          <table:table-cell office:value-type="float" office:value="-0.251642">
            <text:p>-0.251642</text:p>
          </table:table-cell>
          <table:table-cell office:value-type="float" office:value="0.0159205">
            <text:p>0.0159205</text:p>
          </table:table-cell>
          <table:table-cell office:value-type="float" office:value="-0.0212222">
            <text:p>-0.0212222</text:p>
          </table:table-cell>
          <table:table-cell office:value-type="float" office:value="-0.0386819">
            <text:p>-0.0386819</text:p>
          </table:table-cell>
          <table:table-cell office:value-type="float" office:value="-0.0217871">
            <text:p>-0.0217871</text:p>
          </table:table-cell>
          <table:table-cell office:value-type="float" office:value="0.0897443">
            <text:p>0.0897443</text:p>
          </table:table-cell>
          <table:table-cell office:value-type="float" office:value="-0.0687062">
            <text:p>-0.0687062</text:p>
          </table:table-cell>
          <table:table-cell office:value-type="float" office:value="0.0990874">
            <text:p>0.0990874</text:p>
          </table:table-cell>
          <table:table-cell/>
          <table:table-cell office:value-type="float" office:value="4.55615">
            <text:p>4.55615</text:p>
          </table:table-cell>
          <table:table-cell office:value-type="float" office:value="0.131087">
            <text:p>0.131087</text:p>
          </table:table-cell>
          <table:table-cell office:value-type="float" office:value="-0.17145">
            <text:p>-0.17145</text:p>
          </table:table-cell>
          <table:table-cell office:value-type="float" office:value="0.755575">
            <text:p>0.755575</text:p>
          </table:table-cell>
          <table:table-cell office:value-type="float" office:value="0.25328">
            <text:p>0.25328</text:p>
          </table:table-cell>
          <table:table-cell office:value-type="float" office:value="0.19133">
            <text:p>0.19133</text:p>
          </table:table-cell>
          <table:table-cell office:value-type="float" office:value="-0.229577">
            <text:p>-0.229577</text:p>
          </table:table-cell>
          <table:table-cell office:value-type="float" office:value="0.0707645">
            <text:p>0.0707645</text:p>
          </table:table-cell>
          <table:table-cell office:value-type="float" office:value="-0.0201176">
            <text:p>-0.0201176</text:p>
          </table:table-cell>
          <table:table-cell office:value-type="float" office:value="-0.0375512">
            <text:p>-0.0375512</text:p>
          </table:table-cell>
          <table:table-cell office:value-type="float" office:value="0.00010548">
            <text:p>0.00010548</text:p>
          </table:table-cell>
          <table:table-cell office:value-type="float" office:value="0.249647">
            <text:p>0.249647</text:p>
          </table:table-cell>
          <table:table-cell office:value-type="float" office:value="0.282103">
            <text:p>0.282103</text:p>
          </table:table-cell>
          <table:table-cell office:value-type="float" office:value="-0.0711097">
            <text:p>-0.0711097</text:p>
          </table:table-cell>
          <table:table-cell/>
          <table:table-cell office:value-type="float" office:value="4.70233">
            <text:p>4.70233</text:p>
          </table:table-cell>
          <table:table-cell office:value-type="float" office:value="0.187716">
            <text:p>0.187716</text:p>
          </table:table-cell>
          <table:table-cell office:value-type="float" office:value="-0.148897">
            <text:p>-0.148897</text:p>
          </table:table-cell>
          <table:table-cell office:value-type="float" office:value="0.79104">
            <text:p>0.79104</text:p>
          </table:table-cell>
          <table:table-cell office:value-type="float" office:value="0.34445">
            <text:p>0.34445</text:p>
          </table:table-cell>
          <table:table-cell office:value-type="float" office:value="0.178789">
            <text:p>0.178789</text:p>
          </table:table-cell>
          <table:table-cell office:value-type="float" office:value="-0.266726">
            <text:p>-0.266726</text:p>
          </table:table-cell>
          <table:table-cell office:value-type="float" office:value="0.00995751">
            <text:p>0.00995751</text:p>
          </table:table-cell>
          <table:table-cell office:value-type="float" office:value="-0.0418618">
            <text:p>-0.0418618</text:p>
          </table:table-cell>
          <table:table-cell office:value-type="float" office:value="-0.0676961">
            <text:p>-0.0676961</text:p>
          </table:table-cell>
          <table:table-cell office:value-type="float" office:value="-0.0058419">
            <text:p>-0.0058419</text:p>
          </table:table-cell>
          <table:table-cell office:value-type="float" office:value="0.170163">
            <text:p>0.170163</text:p>
          </table:table-cell>
          <table:table-cell office:value-type="float" office:value="-0.103219">
            <text:p>-0.103219</text:p>
          </table:table-cell>
          <table:table-cell office:value-type="float" office:value="-0.0410236">
            <text:p>-0.0410236</text:p>
          </table:table-cell>
          <table:table-cell/>
          <table:table-cell office:value-type="float" office:value="4.7799">
            <text:p>4.7799</text:p>
          </table:table-cell>
          <table:table-cell office:value-type="float" office:value="0.125625">
            <text:p>0.125625</text:p>
          </table:table-cell>
          <table:table-cell office:value-type="float" office:value="-0.195385">
            <text:p>-0.195385</text:p>
          </table:table-cell>
          <table:table-cell office:value-type="float" office:value="0.747782">
            <text:p>0.747782</text:p>
          </table:table-cell>
          <table:table-cell office:value-type="float" office:value="0.170794">
            <text:p>0.170794</text:p>
          </table:table-cell>
          <table:table-cell office:value-type="float" office:value="0.100365">
            <text:p>0.100365</text:p>
          </table:table-cell>
          <table:table-cell office:value-type="float" office:value="-0.267671">
            <text:p>-0.267671</text:p>
          </table:table-cell>
          <table:table-cell office:value-type="float" office:value="0.0851189">
            <text:p>0.0851189</text:p>
          </table:table-cell>
          <table:table-cell office:value-type="float" office:value="-0.00637933">
            <text:p>-0.00637933</text:p>
          </table:table-cell>
          <table:table-cell office:value-type="float" office:value="-0.00468895">
            <text:p>-0.00468895</text:p>
          </table:table-cell>
          <table:table-cell office:value-type="float" office:value="0.000263029">
            <text:p>0.000263029</text:p>
          </table:table-cell>
          <table:table-cell office:value-type="float" office:value="0.138293">
            <text:p>0.138293</text:p>
          </table:table-cell>
          <table:table-cell office:value-type="float" office:value="-0.0359034">
            <text:p>-0.0359034</text:p>
          </table:table-cell>
          <table:table-cell office:value-type="float" office:value="0.0980784">
            <text:p>0.0980784</text:p>
          </table:table-cell>
          <table:table-cell/>
          <table:table-cell office:value-type="float" office:value="4.43875">
            <text:p>4.43875</text:p>
          </table:table-cell>
          <table:table-cell office:value-type="float" office:value="0.111578">
            <text:p>0.111578</text:p>
          </table:table-cell>
          <table:table-cell office:value-type="float" office:value="-0.0416683">
            <text:p>-0.0416683</text:p>
          </table:table-cell>
          <table:table-cell office:value-type="float" office:value="0.810538">
            <text:p>0.810538</text:p>
          </table:table-cell>
          <table:table-cell office:value-type="float" office:value="0.295164">
            <text:p>0.295164</text:p>
          </table:table-cell>
          <table:table-cell office:value-type="float" office:value="0.0640045">
            <text:p>0.0640045</text:p>
          </table:table-cell>
          <table:table-cell office:value-type="float" office:value="-0.0710483">
            <text:p>-0.0710483</text:p>
          </table:table-cell>
          <table:table-cell office:value-type="float" office:value="0.00278844">
            <text:p>0.00278844</text:p>
          </table:table-cell>
          <table:table-cell office:value-type="float" office:value="-0.00399025">
            <text:p>-0.00399025</text:p>
          </table:table-cell>
          <table:table-cell office:value-type="float" office:value="-0.0293904">
            <text:p>-0.0293904</text:p>
          </table:table-cell>
          <table:table-cell office:value-type="float" office:value="0.0103276">
            <text:p>0.0103276</text:p>
          </table:table-cell>
          <table:table-cell office:value-type="float" office:value="0.0345717">
            <text:p>0.0345717</text:p>
          </table:table-cell>
          <table:table-cell office:value-type="float" office:value="-0.137957">
            <text:p>-0.137957</text:p>
          </table:table-cell>
          <table:table-cell office:value-type="float" office:value="-0.0282904">
            <text:p>-0.0282904</text:p>
          </table:table-cell>
        </table:table-row>
        <table:table-row table:style-name="ro4">
          <table:table-cell office:value-type="float" office:value="4.90077">
            <text:p>4.90077</text:p>
          </table:table-cell>
          <table:table-cell office:value-type="float" office:value="0.271091">
            <text:p>0.271091</text:p>
          </table:table-cell>
          <table:table-cell office:value-type="float" office:value="-0.19631">
            <text:p>-0.19631</text:p>
          </table:table-cell>
          <table:table-cell office:value-type="float" office:value="0.82437">
            <text:p>0.82437</text:p>
          </table:table-cell>
          <table:table-cell office:value-type="float" office:value="0.289636">
            <text:p>0.289636</text:p>
          </table:table-cell>
          <table:table-cell office:value-type="float" office:value="0.269097">
            <text:p>0.269097</text:p>
          </table:table-cell>
          <table:table-cell office:value-type="float" office:value="-0.261593">
            <text:p>-0.261593</text:p>
          </table:table-cell>
          <table:table-cell office:value-type="float" office:value="0.0138801">
            <text:p>0.0138801</text:p>
          </table:table-cell>
          <table:table-cell office:value-type="float" office:value="-0.000116416">
            <text:p>-0.000116416</text:p>
          </table:table-cell>
          <table:table-cell office:value-type="float" office:value="-0.05484">
            <text:p>-0.05484</text:p>
          </table:table-cell>
          <table:table-cell office:value-type="float" office:value="0.00151603">
            <text:p>0.00151603</text:p>
          </table:table-cell>
          <table:table-cell office:value-type="float" office:value="-0.0586524">
            <text:p>-0.0586524</text:p>
          </table:table-cell>
          <table:table-cell office:value-type="float" office:value="0.0542981">
            <text:p>0.0542981</text:p>
          </table:table-cell>
          <table:table-cell office:value-type="float" office:value="-0.0132836">
            <text:p>-0.0132836</text:p>
          </table:table-cell>
          <table:table-cell/>
          <table:table-cell office:value-type="float" office:value="4.63488">
            <text:p>4.63488</text:p>
          </table:table-cell>
          <table:table-cell office:value-type="float" office:value="0.13105">
            <text:p>0.13105</text:p>
          </table:table-cell>
          <table:table-cell office:value-type="float" office:value="-0.172658">
            <text:p>-0.172658</text:p>
          </table:table-cell>
          <table:table-cell office:value-type="float" office:value="0.755143">
            <text:p>0.755143</text:p>
          </table:table-cell>
          <table:table-cell office:value-type="float" office:value="0.24734">
            <text:p>0.24734</text:p>
          </table:table-cell>
          <table:table-cell office:value-type="float" office:value="0.187233">
            <text:p>0.187233</text:p>
          </table:table-cell>
          <table:table-cell office:value-type="float" office:value="-0.236541">
            <text:p>-0.236541</text:p>
          </table:table-cell>
          <table:table-cell office:value-type="float" office:value="0.072817">
            <text:p>0.072817</text:p>
          </table:table-cell>
          <table:table-cell office:value-type="float" office:value="-0.00046236">
            <text:p>-0.00046236</text:p>
          </table:table-cell>
          <table:table-cell office:value-type="float" office:value="-0.0153407">
            <text:p>-0.0153407</text:p>
          </table:table-cell>
          <table:table-cell office:value-type="float" office:value="-0.00549313">
            <text:p>-0.00549313</text:p>
          </table:table-cell>
          <table:table-cell office:value-type="float" office:value="0.00332425">
            <text:p>0.00332425</text:p>
          </table:table-cell>
          <table:table-cell office:value-type="float" office:value="0.0245941">
            <text:p>0.0245941</text:p>
          </table:table-cell>
          <table:table-cell office:value-type="float" office:value="0.013395">
            <text:p>0.013395</text:p>
          </table:table-cell>
          <table:table-cell/>
          <table:table-cell office:value-type="float" office:value="4.80463">
            <text:p>4.80463</text:p>
          </table:table-cell>
          <table:table-cell office:value-type="float" office:value="0.185214">
            <text:p>0.185214</text:p>
          </table:table-cell>
          <table:table-cell office:value-type="float" office:value="-0.156903">
            <text:p>-0.156903</text:p>
          </table:table-cell>
          <table:table-cell office:value-type="float" office:value="0.790013">
            <text:p>0.790013</text:p>
          </table:table-cell>
          <table:table-cell office:value-type="float" office:value="0.336555">
            <text:p>0.336555</text:p>
          </table:table-cell>
          <table:table-cell office:value-type="float" office:value="0.174077">
            <text:p>0.174077</text:p>
          </table:table-cell>
          <table:table-cell office:value-type="float" office:value="-0.269787">
            <text:p>-0.269787</text:p>
          </table:table-cell>
          <table:table-cell office:value-type="float" office:value="0.0102542">
            <text:p>0.0102542</text:p>
          </table:table-cell>
          <table:table-cell office:value-type="float" office:value="-0.0244538">
            <text:p>-0.0244538</text:p>
          </table:table-cell>
          <table:table-cell office:value-type="float" office:value="-0.0782556">
            <text:p>-0.0782556</text:p>
          </table:table-cell>
          <table:table-cell office:value-type="float" office:value="-0.0100387">
            <text:p>-0.0100387</text:p>
          </table:table-cell>
          <table:table-cell office:value-type="float" office:value="0.0104119">
            <text:p>0.0104119</text:p>
          </table:table-cell>
          <table:table-cell office:value-type="float" office:value="0.0342137">
            <text:p>0.0342137</text:p>
          </table:table-cell>
          <table:table-cell office:value-type="float" office:value="0.00390584">
            <text:p>0.00390584</text:p>
          </table:table-cell>
          <table:table-cell/>
          <table:table-cell office:value-type="float" office:value="4.94194">
            <text:p>4.94194</text:p>
          </table:table-cell>
          <table:table-cell office:value-type="float" office:value="0.128222">
            <text:p>0.128222</text:p>
          </table:table-cell>
          <table:table-cell office:value-type="float" office:value="-0.197088">
            <text:p>-0.197088</text:p>
          </table:table-cell>
          <table:table-cell office:value-type="float" office:value="0.7504">
            <text:p>0.7504</text:p>
          </table:table-cell>
          <table:table-cell office:value-type="float" office:value="0.160862">
            <text:p>0.160862</text:p>
          </table:table-cell>
          <table:table-cell office:value-type="float" office:value="0.102095">
            <text:p>0.102095</text:p>
          </table:table-cell>
          <table:table-cell office:value-type="float" office:value="-0.268307">
            <text:p>-0.268307</text:p>
          </table:table-cell>
          <table:table-cell office:value-type="float" office:value="0.0862813">
            <text:p>0.0862813</text:p>
          </table:table-cell>
          <table:table-cell office:value-type="float" office:value="0.0160301">
            <text:p>0.0160301</text:p>
          </table:table-cell>
          <table:table-cell office:value-type="float" office:value="-0.0105068">
            <text:p>-0.0105068</text:p>
          </table:table-cell>
          <table:table-cell office:value-type="float" office:value="0.0161559">
            <text:p>0.0161559</text:p>
          </table:table-cell>
          <table:table-cell office:value-type="float" office:value="-0.0470133">
            <text:p>-0.0470133</text:p>
          </table:table-cell>
          <table:table-cell office:value-type="float" office:value="0.0293703">
            <text:p>0.0293703</text:p>
          </table:table-cell>
          <table:table-cell office:value-type="float" office:value="-0.0491152">
            <text:p>-0.0491152</text:p>
          </table:table-cell>
          <table:table-cell/>
          <table:table-cell office:value-type="float" office:value="4.60711">
            <text:p>4.60711</text:p>
          </table:table-cell>
          <table:table-cell office:value-type="float" office:value="0.111886">
            <text:p>0.111886</text:p>
          </table:table-cell>
          <table:table-cell office:value-type="float" office:value="-0.0505266">
            <text:p>-0.0505266</text:p>
          </table:table-cell>
          <table:table-cell office:value-type="float" office:value="0.811474">
            <text:p>0.811474</text:p>
          </table:table-cell>
          <table:table-cell office:value-type="float" office:value="0.281815">
            <text:p>0.281815</text:p>
          </table:table-cell>
          <table:table-cell office:value-type="float" office:value="0.0642576">
            <text:p>0.0642576</text:p>
          </table:table-cell>
          <table:table-cell office:value-type="float" office:value="-0.0751391">
            <text:p>-0.0751391</text:p>
          </table:table-cell>
          <table:table-cell office:value-type="float" office:value="0.00402738">
            <text:p>0.00402738</text:p>
          </table:table-cell>
          <table:table-cell office:value-type="float" office:value="0.00183012">
            <text:p>0.00183012</text:p>
          </table:table-cell>
          <table:table-cell office:value-type="float" office:value="-0.0526164">
            <text:p>-0.0526164</text:p>
          </table:table-cell>
          <table:table-cell office:value-type="float" office:value="0.00556477">
            <text:p>0.00556477</text:p>
          </table:table-cell>
          <table:table-cell office:value-type="float" office:value="-0.0369478">
            <text:p>-0.0369478</text:p>
          </table:table-cell>
          <table:table-cell office:value-type="float" office:value="0.0563434">
            <text:p>0.0563434</text:p>
          </table:table-cell>
          <table:table-cell office:value-type="float" office:value="0.00597787">
            <text:p>0.00597787</text:p>
          </table:table-cell>
        </table:table-row>
        <table:table-row table:style-name="ro4">
          <table:table-cell office:value-type="float" office:value="5.0651">
            <text:p>5.0651</text:p>
          </table:table-cell>
          <table:table-cell office:value-type="float" office:value="0.269488">
            <text:p>0.269488</text:p>
          </table:table-cell>
          <table:table-cell office:value-type="float" office:value="-0.203856">
            <text:p>-0.203856</text:p>
          </table:table-cell>
          <table:table-cell office:value-type="float" office:value="0.82426">
            <text:p>0.82426</text:p>
          </table:table-cell>
          <table:table-cell office:value-type="float" office:value="0.277848">
            <text:p>0.277848</text:p>
          </table:table-cell>
          <table:table-cell office:value-type="float" office:value="0.266506">
            <text:p>0.266506</text:p>
          </table:table-cell>
          <table:table-cell office:value-type="float" office:value="-0.272536">
            <text:p>-0.272536</text:p>
          </table:table-cell>
          <table:table-cell office:value-type="float" office:value="0.009533">
            <text:p>0.009533</text:p>
          </table:table-cell>
          <table:table-cell office:value-type="float" office:value="-0.00975492">
            <text:p>-0.00975492</text:p>
          </table:table-cell>
          <table:table-cell office:value-type="float" office:value="-0.045917">
            <text:p>-0.045917</text:p>
          </table:table-cell>
          <table:table-cell office:value-type="float" office:value="-0.000666899">
            <text:p>-0.000666899</text:p>
          </table:table-cell>
          <table:table-cell office:value-type="float" office:value="-0.196592">
            <text:p>-0.196592</text:p>
          </table:table-cell>
          <table:table-cell office:value-type="float" office:value="-0.0592585">
            <text:p>-0.0592585</text:p>
          </table:table-cell>
          <table:table-cell office:value-type="float" office:value="-0.117177">
            <text:p>-0.117177</text:p>
          </table:table-cell>
          <table:table-cell/>
          <table:table-cell office:value-type="float" office:value="5.17213">
            <text:p>5.17213</text:p>
          </table:table-cell>
          <table:table-cell office:value-type="float" office:value="0.131762">
            <text:p>0.131762</text:p>
          </table:table-cell>
          <table:table-cell office:value-type="float" office:value="-0.173801">
            <text:p>-0.173801</text:p>
          </table:table-cell>
          <table:table-cell office:value-type="float" office:value="0.756058">
            <text:p>0.756058</text:p>
          </table:table-cell>
          <table:table-cell office:value-type="float" office:value="0.210363">
            <text:p>0.210363</text:p>
          </table:table-cell>
          <table:table-cell office:value-type="float" office:value="0.199296">
            <text:p>0.199296</text:p>
          </table:table-cell>
          <table:table-cell office:value-type="float" office:value="-0.234279">
            <text:p>-0.234279</text:p>
          </table:table-cell>
          <table:table-cell office:value-type="float" office:value="0.0761273">
            <text:p>0.0761273</text:p>
          </table:table-cell>
          <table:table-cell office:value-type="float" office:value="0.00132359">
            <text:p>0.00132359</text:p>
          </table:table-cell>
          <table:table-cell office:value-type="float" office:value="-0.00212756">
            <text:p>-0.00212756</text:p>
          </table:table-cell>
          <table:table-cell office:value-type="float" office:value="0.00170334">
            <text:p>0.00170334</text:p>
          </table:table-cell>
          <table:table-cell office:value-type="float" office:value="0.0216319">
            <text:p>0.0216319</text:p>
          </table:table-cell>
          <table:table-cell office:value-type="float" office:value="0.0715596">
            <text:p>0.0715596</text:p>
          </table:table-cell>
          <table:table-cell office:value-type="float" office:value="-0.0114914">
            <text:p>-0.0114914</text:p>
          </table:table-cell>
          <table:table-cell/>
          <table:table-cell office:value-type="float" office:value="5.17125">
            <text:p>5.17125</text:p>
          </table:table-cell>
          <table:table-cell office:value-type="float" office:value="0.177648">
            <text:p>0.177648</text:p>
          </table:table-cell>
          <table:table-cell office:value-type="float" office:value="-0.180994">
            <text:p>-0.180994</text:p>
          </table:table-cell>
          <table:table-cell office:value-type="float" office:value="0.786857">
            <text:p>0.786857</text:p>
          </table:table-cell>
          <table:table-cell office:value-type="float" office:value="0.30972">
            <text:p>0.30972</text:p>
          </table:table-cell>
          <table:table-cell office:value-type="float" office:value="0.176075">
            <text:p>0.176075</text:p>
          </table:table-cell>
          <table:table-cell office:value-type="float" office:value="-0.290869">
            <text:p>-0.290869</text:p>
          </table:table-cell>
          <table:table-cell office:value-type="float" office:value="0.00724527">
            <text:p>0.00724527</text:p>
          </table:table-cell>
          <table:table-cell office:value-type="float" office:value="-0.0206367">
            <text:p>-0.0206367</text:p>
          </table:table-cell>
          <table:table-cell office:value-type="float" office:value="-0.0657124">
            <text:p>-0.0657124</text:p>
          </table:table-cell>
          <table:table-cell office:value-type="float" office:value="-0.00860676">
            <text:p>-0.00860676</text:p>
          </table:table-cell>
          <table:table-cell office:value-type="float" office:value="0.00944684">
            <text:p>0.00944684</text:p>
          </table:table-cell>
          <table:table-cell office:value-type="float" office:value="0.0551897">
            <text:p>0.0551897</text:p>
          </table:table-cell>
          <table:table-cell office:value-type="float" office:value="0.0149541">
            <text:p>0.0149541</text:p>
          </table:table-cell>
          <table:table-cell/>
          <table:table-cell office:value-type="float" office:value="5.37624">
            <text:p>5.37624</text:p>
          </table:table-cell>
          <table:table-cell office:value-type="float" office:value="0.126317">
            <text:p>0.126317</text:p>
          </table:table-cell>
          <table:table-cell office:value-type="float" office:value="-0.196111">
            <text:p>-0.196111</text:p>
          </table:table-cell>
          <table:table-cell office:value-type="float" office:value="0.748153">
            <text:p>0.748153</text:p>
          </table:table-cell>
          <table:table-cell office:value-type="float" office:value="0.136999">
            <text:p>0.136999</text:p>
          </table:table-cell>
          <table:table-cell office:value-type="float" office:value="0.102453">
            <text:p>0.102453</text:p>
          </table:table-cell>
          <table:table-cell office:value-type="float" office:value="-0.267046">
            <text:p>-0.267046</text:p>
          </table:table-cell>
          <table:table-cell office:value-type="float" office:value="0.0854943">
            <text:p>0.0854943</text:p>
          </table:table-cell>
          <table:table-cell office:value-type="float" office:value="-0.00438741">
            <text:p>-0.00438741</text:p>
          </table:table-cell>
          <table:table-cell office:value-type="float" office:value="0.00224849">
            <text:p>0.00224849</text:p>
          </table:table-cell>
          <table:table-cell office:value-type="float" office:value="-0.00517445">
            <text:p>-0.00517445</text:p>
          </table:table-cell>
          <table:table-cell office:value-type="float" office:value="-0.0510718">
            <text:p>-0.0510718</text:p>
          </table:table-cell>
          <table:table-cell office:value-type="float" office:value="-0.00122962">
            <text:p>-0.00122962</text:p>
          </table:table-cell>
          <table:table-cell office:value-type="float" office:value="0.00993237">
            <text:p>0.00993237</text:p>
          </table:table-cell>
          <table:table-cell/>
          <table:table-cell office:value-type="float" office:value="4.81597">
            <text:p>4.81597</text:p>
          </table:table-cell>
          <table:table-cell office:value-type="float" office:value="0.110657">
            <text:p>0.110657</text:p>
          </table:table-cell>
          <table:table-cell office:value-type="float" office:value="-0.0590584">
            <text:p>-0.0590584</text:p>
          </table:table-cell>
          <table:table-cell office:value-type="float" office:value="0.812897">
            <text:p>0.812897</text:p>
          </table:table-cell>
          <table:table-cell office:value-type="float" office:value="0.266089">
            <text:p>0.266089</text:p>
          </table:table-cell>
          <table:table-cell office:value-type="float" office:value="0.0682194">
            <text:p>0.0682194</text:p>
          </table:table-cell>
          <table:table-cell office:value-type="float" office:value="-0.0809512">
            <text:p>-0.0809512</text:p>
          </table:table-cell>
          <table:table-cell office:value-type="float" office:value="0.00381552">
            <text:p>0.00381552</text:p>
          </table:table-cell>
          <table:table-cell office:value-type="float" office:value="-0.00588698">
            <text:p>-0.00588698</text:p>
          </table:table-cell>
          <table:table-cell office:value-type="float" office:value="-0.0408482">
            <text:p>-0.0408482</text:p>
          </table:table-cell>
          <table:table-cell office:value-type="float" office:value="0.00681334">
            <text:p>0.00681334</text:p>
          </table:table-cell>
          <table:table-cell office:value-type="float" office:value="0.074593">
            <text:p>0.074593</text:p>
          </table:table-cell>
          <table:table-cell office:value-type="float" office:value="0.0943211">
            <text:p>0.0943211</text:p>
          </table:table-cell>
          <table:table-cell office:value-type="float" office:value="-0.031385">
            <text:p>-0.031385</text:p>
          </table:table-cell>
        </table:table-row>
        <table:table-row table:style-name="ro4">
          <table:table-cell office:value-type="float" office:value="5.19718">
            <text:p>5.19718</text:p>
          </table:table-cell>
          <table:table-cell office:value-type="float" office:value="0.264771">
            <text:p>0.264771</text:p>
          </table:table-cell>
          <table:table-cell office:value-type="float" office:value="-0.210954">
            <text:p>-0.210954</text:p>
          </table:table-cell>
          <table:table-cell office:value-type="float" office:value="0.822128">
            <text:p>0.822128</text:p>
          </table:table-cell>
          <table:table-cell office:value-type="float" office:value="0.268723">
            <text:p>0.268723</text:p>
          </table:table-cell>
          <table:table-cell office:value-type="float" office:value="0.276609">
            <text:p>0.276609</text:p>
          </table:table-cell>
          <table:table-cell office:value-type="float" office:value="-0.273975">
            <text:p>-0.273975</text:p>
          </table:table-cell>
          <table:table-cell office:value-type="float" office:value="0.0100768">
            <text:p>0.0100768</text:p>
          </table:table-cell>
          <table:table-cell office:value-type="float" office:value="-0.0357196">
            <text:p>-0.0357196</text:p>
          </table:table-cell>
          <table:table-cell office:value-type="float" office:value="-0.0537435">
            <text:p>-0.0537435</text:p>
          </table:table-cell>
          <table:table-cell office:value-type="float" office:value="-0.016143">
            <text:p>-0.016143</text:p>
          </table:table-cell>
          <table:table-cell office:value-type="float" office:value="0.169915">
            <text:p>0.169915</text:p>
          </table:table-cell>
          <table:table-cell office:value-type="float" office:value="0.116579">
            <text:p>0.116579</text:p>
          </table:table-cell>
          <table:table-cell office:value-type="float" office:value="-0.000241329">
            <text:p>-0.000241329</text:p>
          </table:table-cell>
          <table:table-cell/>
          <table:table-cell office:value-type="float" office:value="5.27059">
            <text:p>5.27059</text:p>
          </table:table-cell>
          <table:table-cell office:value-type="float" office:value="0.132102">
            <text:p>0.132102</text:p>
          </table:table-cell>
          <table:table-cell office:value-type="float" office:value="-0.173316">
            <text:p>-0.173316</text:p>
          </table:table-cell>
          <table:table-cell office:value-type="float" office:value="0.756114">
            <text:p>0.756114</text:p>
          </table:table-cell>
          <table:table-cell office:value-type="float" office:value="0.204212">
            <text:p>0.204212</text:p>
          </table:table-cell>
          <table:table-cell office:value-type="float" office:value="0.201416">
            <text:p>0.201416</text:p>
          </table:table-cell>
          <table:table-cell office:value-type="float" office:value="-0.23581">
            <text:p>-0.23581</text:p>
          </table:table-cell>
          <table:table-cell office:value-type="float" office:value="0.0765718">
            <text:p>0.0765718</text:p>
          </table:table-cell>
          <table:table-cell office:value-type="float" office:value="0.00345338">
            <text:p>0.00345338</text:p>
          </table:table-cell>
          <table:table-cell office:value-type="float" office:value="0.00491791">
            <text:p>0.00491791</text:p>
          </table:table-cell>
          <table:table-cell office:value-type="float" office:value="0.000571945">
            <text:p>0.000571945</text:p>
          </table:table-cell>
          <table:table-cell office:value-type="float" office:value="0.0157708">
            <text:p>0.0157708</text:p>
          </table:table-cell>
          <table:table-cell office:value-type="float" office:value="-0.0192822">
            <text:p>-0.0192822</text:p>
          </table:table-cell>
          <table:table-cell office:value-type="float" office:value="-0.00914922">
            <text:p>-0.00914922</text:p>
          </table:table-cell>
          <table:table-cell/>
          <table:table-cell office:value-type="float" office:value="5.5382">
            <text:p>5.5382</text:p>
          </table:table-cell>
          <table:table-cell office:value-type="float" office:value="0.171348">
            <text:p>0.171348</text:p>
          </table:table-cell>
          <table:table-cell office:value-type="float" office:value="-0.197676">
            <text:p>-0.197676</text:p>
          </table:table-cell>
          <table:table-cell office:value-type="float" office:value="0.785713">
            <text:p>0.785713</text:p>
          </table:table-cell>
          <table:table-cell office:value-type="float" office:value="0.285002">
            <text:p>0.285002</text:p>
          </table:table-cell>
          <table:table-cell office:value-type="float" office:value="0.177309">
            <text:p>0.177309</text:p>
          </table:table-cell>
          <table:table-cell office:value-type="float" office:value="-0.308032">
            <text:p>-0.308032</text:p>
          </table:table-cell>
          <table:table-cell office:value-type="float" office:value="0.00408663">
            <text:p>0.00408663</text:p>
          </table:table-cell>
          <table:table-cell office:value-type="float" office:value="-0.0171701">
            <text:p>-0.0171701</text:p>
          </table:table-cell>
          <table:table-cell office:value-type="float" office:value="-0.0454603">
            <text:p>-0.0454603</text:p>
          </table:table-cell>
          <table:table-cell office:value-type="float" office:value="-0.0031193">
            <text:p>-0.0031193</text:p>
          </table:table-cell>
          <table:table-cell office:value-type="float" office:value="-0.0226829">
            <text:p>-0.0226829</text:p>
          </table:table-cell>
          <table:table-cell office:value-type="float" office:value="-0.0246567">
            <text:p>-0.0246567</text:p>
          </table:table-cell>
          <table:table-cell office:value-type="float" office:value="-0.0369254">
            <text:p>-0.0369254</text:p>
          </table:table-cell>
          <table:table-cell/>
          <table:table-cell office:value-type="float" office:value="5.97695">
            <text:p>5.97695</text:p>
          </table:table-cell>
          <table:table-cell office:value-type="float" office:value="0.105252">
            <text:p>0.105252</text:p>
          </table:table-cell>
          <table:table-cell office:value-type="float" office:value="-0.195204">
            <text:p>-0.195204</text:p>
          </table:table-cell>
          <table:table-cell office:value-type="float" office:value="0.748629">
            <text:p>0.748629</text:p>
          </table:table-cell>
          <table:table-cell office:value-type="float" office:value="0.109713">
            <text:p>0.109713</text:p>
          </table:table-cell>
          <table:table-cell office:value-type="float" office:value="0.0690402">
            <text:p>0.0690402</text:p>
          </table:table-cell>
          <table:table-cell office:value-type="float" office:value="-0.262356">
            <text:p>-0.262356</text:p>
          </table:table-cell>
          <table:table-cell office:value-type="float" office:value="0.0837489">
            <text:p>0.0837489</text:p>
          </table:table-cell>
          <table:table-cell office:value-type="float" office:value="-0.0350669">
            <text:p>-0.0350669</text:p>
          </table:table-cell>
          <table:table-cell office:value-type="float" office:value="0.00150984">
            <text:p>0.00150984</text:p>
          </table:table-cell>
          <table:table-cell office:value-type="float" office:value="0.000792054">
            <text:p>0.000792054</text:p>
          </table:table-cell>
          <table:table-cell office:value-type="float" office:value="-0.628935">
            <text:p>-0.628935</text:p>
          </table:table-cell>
          <table:table-cell office:value-type="float" office:value="0.157613">
            <text:p>0.157613</text:p>
          </table:table-cell>
          <table:table-cell office:value-type="float" office:value="-0.187741">
            <text:p>-0.187741</text:p>
          </table:table-cell>
          <table:table-cell/>
          <table:table-cell office:value-type="float" office:value="4.97079">
            <text:p>4.97079</text:p>
          </table:table-cell>
          <table:table-cell office:value-type="float" office:value="0.111533">
            <text:p>0.111533</text:p>
          </table:table-cell>
          <table:table-cell office:value-type="float" office:value="-0.0631217">
            <text:p>-0.0631217</text:p>
          </table:table-cell>
          <table:table-cell office:value-type="float" office:value="0.8132">
            <text:p>0.8132</text:p>
          </table:table-cell>
          <table:table-cell office:value-type="float" office:value="0.255002">
            <text:p>0.255002</text:p>
          </table:table-cell>
          <table:table-cell office:value-type="float" office:value="0.0668181">
            <text:p>0.0668181</text:p>
          </table:table-cell>
          <table:table-cell office:value-type="float" office:value="-0.0870977">
            <text:p>-0.0870977</text:p>
          </table:table-cell>
          <table:table-cell office:value-type="float" office:value="0.00467067">
            <text:p>0.00467067</text:p>
          </table:table-cell>
          <table:table-cell office:value-type="float" office:value="0.00566159">
            <text:p>0.00566159</text:p>
          </table:table-cell>
          <table:table-cell office:value-type="float" office:value="-0.0262453">
            <text:p>-0.0262453</text:p>
          </table:table-cell>
          <table:table-cell office:value-type="float" office:value="0.00195427">
            <text:p>0.00195427</text:p>
          </table:table-cell>
          <table:table-cell office:value-type="float" office:value="-0.0693545">
            <text:p>-0.0693545</text:p>
          </table:table-cell>
          <table:table-cell office:value-type="float" office:value="-0.0151471">
            <text:p>-0.0151471</text:p>
          </table:table-cell>
          <table:table-cell office:value-type="float" office:value="0.00849261">
            <text:p>0.00849261</text:p>
          </table:table-cell>
        </table:table-row>
        <table:table-row table:style-name="ro4">
          <table:table-cell office:value-type="float" office:value="5.39715">
            <text:p>5.39715</text:p>
          </table:table-cell>
          <table:table-cell office:value-type="float" office:value="0.264422">
            <text:p>0.264422</text:p>
          </table:table-cell>
          <table:table-cell office:value-type="float" office:value="-0.21704">
            <text:p>-0.21704</text:p>
          </table:table-cell>
          <table:table-cell office:value-type="float" office:value="0.81889">
            <text:p>0.81889</text:p>
          </table:table-cell>
          <table:table-cell office:value-type="float" office:value="0.255474">
            <text:p>0.255474</text:p>
          </table:table-cell>
          <table:table-cell office:value-type="float" office:value="0.278475">
            <text:p>0.278475</text:p>
          </table:table-cell>
          <table:table-cell office:value-type="float" office:value="-0.284874">
            <text:p>-0.284874</text:p>
          </table:table-cell>
          <table:table-cell office:value-type="float" office:value="0.00268893">
            <text:p>0.00268893</text:p>
          </table:table-cell>
          <table:table-cell office:value-type="float" office:value="-0.00174162">
            <text:p>-0.00174162</text:p>
          </table:table-cell>
          <table:table-cell office:value-type="float" office:value="-0.0304311">
            <text:p>-0.0304311</text:p>
          </table:table-cell>
          <table:table-cell office:value-type="float" office:value="-0.0161912">
            <text:p>-0.0161912</text:p>
          </table:table-cell>
          <table:table-cell office:value-type="float" office:value="-0.00389">
            <text:p>-0.00389</text:p>
          </table:table-cell>
          <table:table-cell office:value-type="float" office:value="-0.0709496">
            <text:p>-0.0709496</text:p>
          </table:table-cell>
          <table:table-cell office:value-type="float" office:value="-0.106101">
            <text:p>-0.106101</text:p>
          </table:table-cell>
          <table:table-cell/>
          <table:table-cell office:value-type="float" office:value="5.33579">
            <text:p>5.33579</text:p>
          </table:table-cell>
          <table:table-cell office:value-type="float" office:value="0.132394">
            <text:p>0.132394</text:p>
          </table:table-cell>
          <table:table-cell office:value-type="float" office:value="-0.173078">
            <text:p>-0.173078</text:p>
          </table:table-cell>
          <table:table-cell office:value-type="float" office:value="0.756113">
            <text:p>0.756113</text:p>
          </table:table-cell>
          <table:table-cell office:value-type="float" office:value="0.200238">
            <text:p>0.200238</text:p>
          </table:table-cell>
          <table:table-cell office:value-type="float" office:value="0.201902">
            <text:p>0.201902</text:p>
          </table:table-cell>
          <table:table-cell office:value-type="float" office:value="-0.233096">
            <text:p>-0.233096</text:p>
          </table:table-cell>
          <table:table-cell office:value-type="float" office:value="0.0771236">
            <text:p>0.0771236</text:p>
          </table:table-cell>
          <table:table-cell office:value-type="float" office:value="0.0044817">
            <text:p>0.0044817</text:p>
          </table:table-cell>
          <table:table-cell office:value-type="float" office:value="0.00366064">
            <text:p>0.00366064</text:p>
          </table:table-cell>
          <table:table-cell table:style-name="ce1" office:value-type="string">
            <text:p>-2.46202e-05</text:p>
          </table:table-cell>
          <table:table-cell office:value-type="float" office:value="-0.0183051">
            <text:p>-0.0183051</text:p>
          </table:table-cell>
          <table:table-cell office:value-type="float" office:value="0.0626372">
            <text:p>0.0626372</text:p>
          </table:table-cell>
          <table:table-cell office:value-type="float" office:value="0.00187222">
            <text:p>0.00187222</text:p>
          </table:table-cell>
          <table:table-cell/>
          <table:table-cell office:value-type="float" office:value="5.73827">
            <text:p>5.73827</text:p>
          </table:table-cell>
          <table:table-cell office:value-type="float" office:value="0.167005">
            <text:p>0.167005</text:p>
          </table:table-cell>
          <table:table-cell office:value-type="float" office:value="-0.207758">
            <text:p>-0.207758</text:p>
          </table:table-cell>
          <table:table-cell office:value-type="float" office:value="0.78361">
            <text:p>0.78361</text:p>
          </table:table-cell>
          <table:table-cell office:value-type="float" office:value="0.272367">
            <text:p>0.272367</text:p>
          </table:table-cell>
          <table:table-cell office:value-type="float" office:value="0.178962">
            <text:p>0.178962</text:p>
          </table:table-cell>
          <table:table-cell office:value-type="float" office:value="-0.311184">
            <text:p>-0.311184</text:p>
          </table:table-cell>
          <table:table-cell office:value-type="float" office:value="0.00371495">
            <text:p>0.00371495</text:p>
          </table:table-cell>
          <table:table-cell office:value-type="float" office:value="-0.0217083">
            <text:p>-0.0217083</text:p>
          </table:table-cell>
          <table:table-cell office:value-type="float" office:value="-0.0503933">
            <text:p>-0.0503933</text:p>
          </table:table-cell>
          <table:table-cell office:value-type="float" office:value="-0.0105069">
            <text:p>-0.0105069</text:p>
          </table:table-cell>
          <table:table-cell office:value-type="float" office:value="0.0275503">
            <text:p>0.0275503</text:p>
          </table:table-cell>
          <table:table-cell office:value-type="float" office:value="0.144745">
            <text:p>0.144745</text:p>
          </table:table-cell>
          <table:table-cell office:value-type="float" office:value="0.0269086">
            <text:p>0.0269086</text:p>
          </table:table-cell>
          <table:table-cell/>
          <table:table-cell office:value-type="float" office:value="6.20914">
            <text:p>6.20914</text:p>
          </table:table-cell>
          <table:table-cell office:value-type="float" office:value="0.0632033">
            <text:p>0.0632033</text:p>
          </table:table-cell>
          <table:table-cell office:value-type="float" office:value="-0.186357">
            <text:p>-0.186357</text:p>
          </table:table-cell>
          <table:table-cell office:value-type="float" office:value="0.738691">
            <text:p>0.738691</text:p>
          </table:table-cell>
          <table:table-cell office:value-type="float" office:value="0.100687">
            <text:p>0.100687</text:p>
          </table:table-cell>
          <table:table-cell office:value-type="float" office:value="0.0352104">
            <text:p>0.0352104</text:p>
          </table:table-cell>
          <table:table-cell office:value-type="float" office:value="-0.25519">
            <text:p>-0.25519</text:p>
          </table:table-cell>
          <table:table-cell office:value-type="float" office:value="0.0756492">
            <text:p>0.0756492</text:p>
          </table:table-cell>
          <table:table-cell office:value-type="float" office:value="-0.181097">
            <text:p>-0.181097</text:p>
          </table:table-cell>
          <table:table-cell office:value-type="float" office:value="0.0381055">
            <text:p>0.0381055</text:p>
          </table:table-cell>
          <table:table-cell office:value-type="float" office:value="-0.0427991">
            <text:p>-0.0427991</text:p>
          </table:table-cell>
          <table:table-cell office:value-type="float" office:value="0.161695">
            <text:p>0.161695</text:p>
          </table:table-cell>
          <table:table-cell office:value-type="float" office:value="-0.0398642">
            <text:p>-0.0398642</text:p>
          </table:table-cell>
          <table:table-cell office:value-type="float" office:value="0.0137385">
            <text:p>0.0137385</text:p>
          </table:table-cell>
          <table:table-cell/>
          <table:table-cell office:value-type="float" office:value="5.14082">
            <text:p>5.14082</text:p>
          </table:table-cell>
          <table:table-cell office:value-type="float" office:value="0.110491">
            <text:p>0.110491</text:p>
          </table:table-cell>
          <table:table-cell office:value-type="float" office:value="-0.0680219">
            <text:p>-0.0680219</text:p>
          </table:table-cell>
          <table:table-cell office:value-type="float" office:value="0.813778">
            <text:p>0.813778</text:p>
          </table:table-cell>
          <table:table-cell office:value-type="float" office:value="0.243358">
            <text:p>0.243358</text:p>
          </table:table-cell>
          <table:table-cell office:value-type="float" office:value="0.0705095">
            <text:p>0.0705095</text:p>
          </table:table-cell>
          <table:table-cell office:value-type="float" office:value="-0.0894406">
            <text:p>-0.0894406</text:p>
          </table:table-cell>
          <table:table-cell office:value-type="float" office:value="0.00541336">
            <text:p>0.00541336</text:p>
          </table:table-cell>
          <table:table-cell office:value-type="float" office:value="-0.00613033">
            <text:p>-0.00613033</text:p>
          </table:table-cell>
          <table:table-cell office:value-type="float" office:value="-0.0288207">
            <text:p>-0.0288207</text:p>
          </table:table-cell>
          <table:table-cell office:value-type="float" office:value="0.00339822">
            <text:p>0.00339822</text:p>
          </table:table-cell>
          <table:table-cell office:value-type="float" office:value="0.0560142">
            <text:p>0.0560142</text:p>
          </table:table-cell>
          <table:table-cell office:value-type="float" office:value="0.0593328">
            <text:p>0.0593328</text:p>
          </table:table-cell>
          <table:table-cell office:value-type="float" office:value="0.0204958">
            <text:p>0.0204958</text:p>
          </table:table-cell>
        </table:table-row>
        <table:table-row table:style-name="ro4">
          <table:table-cell office:value-type="float" office:value="5.54169">
            <text:p>5.54169</text:p>
          </table:table-cell>
          <table:table-cell office:value-type="float" office:value="0.264089">
            <text:p>0.264089</text:p>
          </table:table-cell>
          <table:table-cell office:value-type="float" office:value="-0.222921">
            <text:p>-0.222921</text:p>
          </table:table-cell>
          <table:table-cell office:value-type="float" office:value="0.814333">
            <text:p>0.814333</text:p>
          </table:table-cell>
          <table:table-cell office:value-type="float" office:value="0.246306">
            <text:p>0.246306</text:p>
          </table:table-cell>
          <table:table-cell office:value-type="float" office:value="0.28193">
            <text:p>0.28193</text:p>
          </table:table-cell>
          <table:table-cell office:value-type="float" office:value="-0.288386">
            <text:p>-0.288386</text:p>
          </table:table-cell>
          <table:table-cell office:value-type="float" office:value="0.00440303">
            <text:p>0.00440303</text:p>
          </table:table-cell>
          <table:table-cell office:value-type="float" office:value="-0.0023039">
            <text:p>-0.0023039</text:p>
          </table:table-cell>
          <table:table-cell office:value-type="float" office:value="-0.0406864">
            <text:p>-0.0406864</text:p>
          </table:table-cell>
          <table:table-cell office:value-type="float" office:value="-0.0315275">
            <text:p>-0.0315275</text:p>
          </table:table-cell>
          <table:table-cell office:value-type="float" office:value="-0.00312476">
            <text:p>-0.00312476</text:p>
          </table:table-cell>
          <table:table-cell office:value-type="float" office:value="0.0205165">
            <text:p>0.0205165</text:p>
          </table:table-cell>
          <table:table-cell office:value-type="float" office:value="0.109217">
            <text:p>0.109217</text:p>
          </table:table-cell>
          <table:table-cell/>
          <table:table-cell office:value-type="float" office:value="5.53642">
            <text:p>5.53642</text:p>
          </table:table-cell>
          <table:table-cell office:value-type="float" office:value="0.132556">
            <text:p>0.132556</text:p>
          </table:table-cell>
          <table:table-cell office:value-type="float" office:value="-0.169822">
            <text:p>-0.169822</text:p>
          </table:table-cell>
          <table:table-cell office:value-type="float" office:value="0.756183">
            <text:p>0.756183</text:p>
          </table:table-cell>
          <table:table-cell office:value-type="float" office:value="0.188488">
            <text:p>0.188488</text:p>
          </table:table-cell>
          <table:table-cell office:value-type="float" office:value="0.134712">
            <text:p>0.134712</text:p>
          </table:table-cell>
          <table:table-cell office:value-type="float" office:value="-0.217982">
            <text:p>-0.217982</text:p>
          </table:table-cell>
          <table:table-cell office:value-type="float" office:value="0.0691809">
            <text:p>0.0691809</text:p>
          </table:table-cell>
          <table:table-cell office:value-type="float" office:value="0.0008092">
            <text:p>0.0008092</text:p>
          </table:table-cell>
          <table:table-cell office:value-type="float" office:value="0.0162274">
            <text:p>0.0162274</text:p>
          </table:table-cell>
          <table:table-cell office:value-type="float" office:value="0.000350999">
            <text:p>0.000350999</text:p>
          </table:table-cell>
          <table:table-cell office:value-type="float" office:value="-2.3222">
            <text:p>-2.3222</text:p>
          </table:table-cell>
          <table:table-cell office:value-type="float" office:value="0.405709">
            <text:p>0.405709</text:p>
          </table:table-cell>
          <table:table-cell office:value-type="float" office:value="-0.287576">
            <text:p>-0.287576</text:p>
          </table:table-cell>
          <table:table-cell/>
          <table:table-cell office:value-type="float" office:value="5.90588">
            <text:p>5.90588</text:p>
          </table:table-cell>
          <table:table-cell office:value-type="float" office:value="0.16414">
            <text:p>0.16414</text:p>
          </table:table-cell>
          <table:table-cell office:value-type="float" office:value="-0.212138">
            <text:p>-0.212138</text:p>
          </table:table-cell>
          <table:table-cell office:value-type="float" office:value="0.782605">
            <text:p>0.782605</text:p>
          </table:table-cell>
          <table:table-cell office:value-type="float" office:value="0.262213">
            <text:p>0.262213</text:p>
          </table:table-cell>
          <table:table-cell office:value-type="float" office:value="0.177691">
            <text:p>0.177691</text:p>
          </table:table-cell>
          <table:table-cell office:value-type="float" office:value="-0.320408">
            <text:p>-0.320408</text:p>
          </table:table-cell>
          <table:table-cell office:value-type="float" office:value="0.000449605">
            <text:p>0.000449605</text:p>
          </table:table-cell>
          <table:table-cell office:value-type="float" office:value="-0.0170906">
            <text:p>-0.0170906</text:p>
          </table:table-cell>
          <table:table-cell office:value-type="float" office:value="-0.0261325">
            <text:p>-0.0261325</text:p>
          </table:table-cell>
          <table:table-cell office:value-type="float" office:value="-0.00599678">
            <text:p>-0.00599678</text:p>
          </table:table-cell>
          <table:table-cell office:value-type="float" office:value="-0.0296291">
            <text:p>-0.0296291</text:p>
          </table:table-cell>
          <table:table-cell office:value-type="float" office:value="-0.0374715">
            <text:p>-0.0374715</text:p>
          </table:table-cell>
          <table:table-cell office:value-type="float" office:value="-0.0346305">
            <text:p>-0.0346305</text:p>
          </table:table-cell>
          <table:table-cell/>
          <table:table-cell office:value-type="float" office:value="6.54504">
            <text:p>6.54504</text:p>
          </table:table-cell>
          <table:table-cell office:value-type="float" office:value="0.0206161">
            <text:p>0.0206161</text:p>
          </table:table-cell>
          <table:table-cell office:value-type="float" office:value="-0.178055">
            <text:p>-0.178055</text:p>
          </table:table-cell>
          <table:table-cell office:value-type="float" office:value="0.725865">
            <text:p>0.725865</text:p>
          </table:table-cell>
          <table:table-cell office:value-type="float" office:value="0.0889276">
            <text:p>0.0889276</text:p>
          </table:table-cell>
          <table:table-cell office:value-type="float" office:value="0.00684149">
            <text:p>0.00684149</text:p>
          </table:table-cell>
          <table:table-cell office:value-type="float" office:value="-0.24723">
            <text:p>-0.24723</text:p>
          </table:table-cell>
          <table:table-cell office:value-type="float" office:value="0.0649141">
            <text:p>0.0649141</text:p>
          </table:table-cell>
          <table:table-cell office:value-type="float" office:value="-0.126783">
            <text:p>-0.126783</text:p>
          </table:table-cell>
          <table:table-cell office:value-type="float" office:value="0.0247149">
            <text:p>0.0247149</text:p>
          </table:table-cell>
          <table:table-cell office:value-type="float" office:value="-0.0381842">
            <text:p>-0.0381842</text:p>
          </table:table-cell>
          <table:table-cell office:value-type="float" office:value="0.454547">
            <text:p>0.454547</text:p>
          </table:table-cell>
          <table:table-cell office:value-type="float" office:value="-0.0036615">
            <text:p>-0.0036615</text:p>
          </table:table-cell>
          <table:table-cell office:value-type="float" office:value="0.0435894">
            <text:p>0.0435894</text:p>
          </table:table-cell>
          <table:table-cell/>
          <table:table-cell office:value-type="float" office:value="5.27245">
            <text:p>5.27245</text:p>
          </table:table-cell>
          <table:table-cell office:value-type="float" office:value="0.110655">
            <text:p>0.110655</text:p>
          </table:table-cell>
          <table:table-cell office:value-type="float" office:value="-0.0707876">
            <text:p>-0.0707876</text:p>
          </table:table-cell>
          <table:table-cell office:value-type="float" office:value="0.81458">
            <text:p>0.81458</text:p>
          </table:table-cell>
          <table:table-cell office:value-type="float" office:value="0.234709">
            <text:p>0.234709</text:p>
          </table:table-cell>
          <table:table-cell office:value-type="float" office:value="0.0605618">
            <text:p>0.0605618</text:p>
          </table:table-cell>
          <table:table-cell office:value-type="float" office:value="-0.138738">
            <text:p>-0.138738</text:p>
          </table:table-cell>
          <table:table-cell office:value-type="float" office:value="0.014428">
            <text:p>0.014428</text:p>
          </table:table-cell>
          <table:table-cell office:value-type="float" office:value="0.00124308">
            <text:p>0.00124308</text:p>
          </table:table-cell>
          <table:table-cell office:value-type="float" office:value="-0.0210104">
            <text:p>-0.0210104</text:p>
          </table:table-cell>
          <table:table-cell office:value-type="float" office:value="0.00609619">
            <text:p>0.00609619</text:p>
          </table:table-cell>
          <table:table-cell office:value-type="float" office:value="-0.300669">
            <text:p>-0.300669</text:p>
          </table:table-cell>
          <table:table-cell office:value-type="float" office:value="-1.35683">
            <text:p>-1.35683</text:p>
          </table:table-cell>
          <table:table-cell office:value-type="float" office:value="0.266526">
            <text:p>0.266526</text:p>
          </table:table-cell>
        </table:table-row>
        <table:table-row table:style-name="ro4">
          <table:table-cell office:value-type="float" office:value="5.77362">
            <text:p>5.77362</text:p>
          </table:table-cell>
          <table:table-cell office:value-type="float" office:value="0.263387">
            <text:p>0.263387</text:p>
          </table:table-cell>
          <table:table-cell office:value-type="float" office:value="-0.231253">
            <text:p>-0.231253</text:p>
          </table:table-cell>
          <table:table-cell office:value-type="float" office:value="0.812896">
            <text:p>0.812896</text:p>
          </table:table-cell>
          <table:table-cell office:value-type="float" office:value="0.232277">
            <text:p>0.232277</text:p>
          </table:table-cell>
          <table:table-cell office:value-type="float" office:value="0.28866">
            <text:p>0.28866</text:p>
          </table:table-cell>
          <table:table-cell office:value-type="float" office:value="-0.29235">
            <text:p>-0.29235</text:p>
          </table:table-cell>
          <table:table-cell office:value-type="float" office:value="-0.000800151">
            <text:p>-0.000800151</text:p>
          </table:table-cell>
          <table:table-cell office:value-type="float" office:value="-0.00302863">
            <text:p>-0.00302863</text:p>
          </table:table-cell>
          <table:table-cell office:value-type="float" office:value="-0.035928">
            <text:p>-0.035928</text:p>
          </table:table-cell>
          <table:table-cell office:value-type="float" office:value="-0.00619677">
            <text:p>-0.00619677</text:p>
          </table:table-cell>
          <table:table-cell office:value-type="float" office:value="0.0426619">
            <text:p>0.0426619</text:p>
          </table:table-cell>
          <table:table-cell office:value-type="float" office:value="0.130718">
            <text:p>0.130718</text:p>
          </table:table-cell>
          <table:table-cell office:value-type="float" office:value="-0.0479445">
            <text:p>-0.0479445</text:p>
          </table:table-cell>
          <table:table-cell/>
          <table:table-cell office:value-type="float" office:value="5.58551">
            <text:p>5.58551</text:p>
          </table:table-cell>
          <table:table-cell office:value-type="float" office:value="0.127001">
            <text:p>0.127001</text:p>
          </table:table-cell>
          <table:table-cell office:value-type="float" office:value="-0.168048">
            <text:p>-0.168048</text:p>
          </table:table-cell>
          <table:table-cell office:value-type="float" office:value="0.755507">
            <text:p>0.755507</text:p>
          </table:table-cell>
          <table:table-cell office:value-type="float" office:value="0.18572">
            <text:p>0.18572</text:p>
          </table:table-cell>
          <table:table-cell office:value-type="float" office:value="0.189391">
            <text:p>0.189391</text:p>
          </table:table-cell>
          <table:table-cell office:value-type="float" office:value="-0.227262">
            <text:p>-0.227262</text:p>
          </table:table-cell>
          <table:table-cell office:value-type="float" office:value="0.0741661">
            <text:p>0.0741661</text:p>
          </table:table-cell>
          <table:table-cell office:value-type="float" office:value="-0.113176">
            <text:p>-0.113176</text:p>
          </table:table-cell>
          <table:table-cell office:value-type="float" office:value="0.0361416">
            <text:p>0.0361416</text:p>
          </table:table-cell>
          <table:table-cell office:value-type="float" office:value="-0.0137646">
            <text:p>-0.0137646</text:p>
          </table:table-cell>
          <table:table-cell office:value-type="float" office:value="-0.0434774">
            <text:p>-0.0434774</text:p>
          </table:table-cell>
          <table:table-cell office:value-type="float" office:value="-0.0162316">
            <text:p>-0.0162316</text:p>
          </table:table-cell>
          <table:table-cell office:value-type="float" office:value="-0.067165">
            <text:p>-0.067165</text:p>
          </table:table-cell>
          <table:table-cell/>
          <table:table-cell office:value-type="float" office:value="6.00564">
            <text:p>6.00564</text:p>
          </table:table-cell>
          <table:table-cell office:value-type="float" office:value="0.16214">
            <text:p>0.16214</text:p>
          </table:table-cell>
          <table:table-cell office:value-type="float" office:value="-0.215118">
            <text:p>-0.215118</text:p>
          </table:table-cell>
          <table:table-cell office:value-type="float" office:value="0.781662">
            <text:p>0.781662</text:p>
          </table:table-cell>
          <table:table-cell office:value-type="float" office:value="0.256351">
            <text:p>0.256351</text:p>
          </table:table-cell>
          <table:table-cell office:value-type="float" office:value="0.151974">
            <text:p>0.151974</text:p>
          </table:table-cell>
          <table:table-cell office:value-type="float" office:value="-0.302284">
            <text:p>-0.302284</text:p>
          </table:table-cell>
          <table:table-cell office:value-type="float" office:value="-0.00597403">
            <text:p>-0.00597403</text:p>
          </table:table-cell>
          <table:table-cell office:value-type="float" office:value="-0.0200464">
            <text:p>-0.0200464</text:p>
          </table:table-cell>
          <table:table-cell office:value-type="float" office:value="-0.0298708">
            <text:p>-0.0298708</text:p>
          </table:table-cell>
          <table:table-cell office:value-type="float" office:value="-0.00945162">
            <text:p>-0.00945162</text:p>
          </table:table-cell>
          <table:table-cell office:value-type="float" office:value="-0.656559">
            <text:p>-0.656559</text:p>
          </table:table-cell>
          <table:table-cell office:value-type="float" office:value="0.484538">
            <text:p>0.484538</text:p>
          </table:table-cell>
          <table:table-cell office:value-type="float" office:value="-0.159585">
            <text:p>-0.159585</text:p>
          </table:table-cell>
          <table:table-cell/>
          <table:table-cell office:value-type="float" office:value="6.67331">
            <text:p>6.67331</text:p>
          </table:table-cell>
          <table:table-cell office:value-type="float" office:value="0.0118325">
            <text:p>0.0118325</text:p>
          </table:table-cell>
          <table:table-cell office:value-type="float" office:value="-0.174945">
            <text:p>-0.174945</text:p>
          </table:table-cell>
          <table:table-cell office:value-type="float" office:value="0.721684">
            <text:p>0.721684</text:p>
          </table:table-cell>
          <table:table-cell office:value-type="float" office:value="0.0848086">
            <text:p>0.0848086</text:p>
          </table:table-cell>
          <table:table-cell office:value-type="float" office:value="-0.00890097">
            <text:p>-0.00890097</text:p>
          </table:table-cell>
          <table:table-cell office:value-type="float" office:value="-0.244409">
            <text:p>-0.244409</text:p>
          </table:table-cell>
          <table:table-cell office:value-type="float" office:value="0.0624012">
            <text:p>0.0624012</text:p>
          </table:table-cell>
          <table:table-cell office:value-type="float" office:value="-0.0684791">
            <text:p>-0.0684791</text:p>
          </table:table-cell>
          <table:table-cell office:value-type="float" office:value="0.0242453">
            <text:p>0.0242453</text:p>
          </table:table-cell>
          <table:table-cell office:value-type="float" office:value="-0.0325931">
            <text:p>-0.0325931</text:p>
          </table:table-cell>
          <table:table-cell office:value-type="float" office:value="-0.0631821">
            <text:p>-0.0631821</text:p>
          </table:table-cell>
          <table:table-cell office:value-type="float" office:value="-0.0129325">
            <text:p>-0.0129325</text:p>
          </table:table-cell>
          <table:table-cell office:value-type="float" office:value="0.0773166">
            <text:p>0.0773166</text:p>
          </table:table-cell>
          <table:table-cell/>
          <table:table-cell office:value-type="float" office:value="5.3401">
            <text:p>5.3401</text:p>
          </table:table-cell>
          <table:table-cell office:value-type="float" office:value="0.109363">
            <text:p>0.109363</text:p>
          </table:table-cell>
          <table:table-cell office:value-type="float" office:value="-0.078419">
            <text:p>-0.078419</text:p>
          </table:table-cell>
          <table:table-cell office:value-type="float" office:value="0.816213">
            <text:p>0.816213</text:p>
          </table:table-cell>
          <table:table-cell office:value-type="float" office:value="0.230384">
            <text:p>0.230384</text:p>
          </table:table-cell>
          <table:table-cell office:value-type="float" office:value="0.0700001">
            <text:p>0.0700001</text:p>
          </table:table-cell>
          <table:table-cell office:value-type="float" office:value="-0.0953957">
            <text:p>-0.0953957</text:p>
          </table:table-cell>
          <table:table-cell office:value-type="float" office:value="0.00633645">
            <text:p>0.00633645</text:p>
          </table:table-cell>
          <table:table-cell office:value-type="float" office:value="-0.0190978">
            <text:p>-0.0190978</text:p>
          </table:table-cell>
          <table:table-cell office:value-type="float" office:value="-0.112803">
            <text:p>-0.112803</text:p>
          </table:table-cell>
          <table:table-cell office:value-type="float" office:value="0.0241272">
            <text:p>0.0241272</text:p>
          </table:table-cell>
          <table:table-cell office:value-type="float" office:value="0.0563013">
            <text:p>0.0563013</text:p>
          </table:table-cell>
          <table:table-cell office:value-type="float" office:value="0.406394">
            <text:p>0.406394</text:p>
          </table:table-cell>
          <table:table-cell office:value-type="float" office:value="-0.0677766">
            <text:p>-0.0677766</text:p>
          </table:table-cell>
        </table:table-row>
        <table:table-row table:style-name="ro4">
          <table:table-cell office:value-type="float" office:value="6.06518">
            <text:p>6.06518</text:p>
          </table:table-cell>
          <table:table-cell office:value-type="float" office:value="0.26613">
            <text:p>0.26613</text:p>
          </table:table-cell>
          <table:table-cell office:value-type="float" office:value="-0.230617">
            <text:p>-0.230617</text:p>
          </table:table-cell>
          <table:table-cell office:value-type="float" office:value="0.807014">
            <text:p>0.807014</text:p>
          </table:table-cell>
          <table:table-cell office:value-type="float" office:value="0.21577">
            <text:p>0.21577</text:p>
          </table:table-cell>
          <table:table-cell office:value-type="float" office:value="0.296103">
            <text:p>0.296103</text:p>
          </table:table-cell>
          <table:table-cell office:value-type="float" office:value="-0.293449">
            <text:p>-0.293449</text:p>
          </table:table-cell>
          <table:table-cell office:value-type="float" office:value="-0.00469323">
            <text:p>-0.00469323</text:p>
          </table:table-cell>
          <table:table-cell office:value-type="float" office:value="0.00940991">
            <text:p>0.00940991</text:p>
          </table:table-cell>
          <table:table-cell office:value-type="float" office:value="0.00218419">
            <text:p>0.00218419</text:p>
          </table:table-cell>
          <table:table-cell office:value-type="float" office:value="-0.0201755">
            <text:p>-0.0201755</text:p>
          </table:table-cell>
          <table:table-cell office:value-type="float" office:value="-0.0472055">
            <text:p>-0.0472055</text:p>
          </table:table-cell>
          <table:table-cell office:value-type="float" office:value="-0.00822611">
            <text:p>-0.00822611</text:p>
          </table:table-cell>
          <table:table-cell office:value-type="float" office:value="0.0508972">
            <text:p>0.0508972</text:p>
          </table:table-cell>
          <table:table-cell/>
          <table:table-cell office:value-type="float" office:value="6.20275">
            <text:p>6.20275</text:p>
          </table:table-cell>
          <table:table-cell office:value-type="float" office:value="0.0405795">
            <text:p>0.0405795</text:p>
          </table:table-cell>
          <table:table-cell office:value-type="float" office:value="-0.151924">
            <text:p>-0.151924</text:p>
          </table:table-cell>
          <table:table-cell office:value-type="float" office:value="0.721422">
            <text:p>0.721422</text:p>
          </table:table-cell>
          <table:table-cell office:value-type="float" office:value="0.154192">
            <text:p>0.154192</text:p>
          </table:table-cell>
          <table:table-cell office:value-type="float" office:value="0.113702">
            <text:p>0.113702</text:p>
          </table:table-cell>
          <table:table-cell office:value-type="float" office:value="-0.211897">
            <text:p>-0.211897</text:p>
          </table:table-cell>
          <table:table-cell office:value-type="float" office:value="0.043727">
            <text:p>0.043727</text:p>
          </table:table-cell>
          <table:table-cell office:value-type="float" office:value="-0.140012">
            <text:p>-0.140012</text:p>
          </table:table-cell>
          <table:table-cell office:value-type="float" office:value="0.0261227">
            <text:p>0.0261227</text:p>
          </table:table-cell>
          <table:table-cell office:value-type="float" office:value="-0.0552218">
            <text:p>-0.0552218</text:p>
          </table:table-cell>
          <table:table-cell office:value-type="float" office:value="0.0896233">
            <text:p>0.0896233</text:p>
          </table:table-cell>
          <table:table-cell office:value-type="float" office:value="-0.0337352">
            <text:p>-0.0337352</text:p>
          </table:table-cell>
          <table:table-cell office:value-type="float" office:value="0.103413">
            <text:p>0.103413</text:p>
          </table:table-cell>
          <table:table-cell/>
          <table:table-cell office:value-type="float" office:value="6.03759">
            <text:p>6.03759</text:p>
          </table:table-cell>
          <table:table-cell office:value-type="float" office:value="0.16083">
            <text:p>0.16083</text:p>
          </table:table-cell>
          <table:table-cell office:value-type="float" office:value="-0.215578">
            <text:p>-0.215578</text:p>
          </table:table-cell>
          <table:table-cell office:value-type="float" office:value="0.781198">
            <text:p>0.781198</text:p>
          </table:table-cell>
          <table:table-cell office:value-type="float" office:value="0.254501">
            <text:p>0.254501</text:p>
          </table:table-cell>
          <table:table-cell office:value-type="float" office:value="0.181136">
            <text:p>0.181136</text:p>
          </table:table-cell>
          <table:table-cell office:value-type="float" office:value="-0.320749">
            <text:p>-0.320749</text:p>
          </table:table-cell>
          <table:table-cell office:value-type="float" office:value="-0.00280818">
            <text:p>-0.00280818</text:p>
          </table:table-cell>
          <table:table-cell office:value-type="float" office:value="-0.0410209">
            <text:p>-0.0410209</text:p>
          </table:table-cell>
          <table:table-cell office:value-type="float" office:value="-0.0143917">
            <text:p>-0.0143917</text:p>
          </table:table-cell>
          <table:table-cell office:value-type="float" office:value="-0.0145497">
            <text:p>-0.0145497</text:p>
          </table:table-cell>
          <table:table-cell office:value-type="float" office:value="0.123787">
            <text:p>0.123787</text:p>
          </table:table-cell>
          <table:table-cell office:value-type="float" office:value="0.00560564">
            <text:p>0.00560564</text:p>
          </table:table-cell>
          <table:table-cell office:value-type="float" office:value="-0.0582872">
            <text:p>-0.0582872</text:p>
          </table:table-cell>
          <table:table-cell/>
          <table:table-cell office:value-type="float" office:value="6.9123">
            <text:p>6.9123</text:p>
          </table:table-cell>
          <table:table-cell office:value-type="float" office:value="-0.00814218">
            <text:p>-0.00814218</text:p>
          </table:table-cell>
          <table:table-cell office:value-type="float" office:value="-0.169889">
            <text:p>-0.169889</text:p>
          </table:table-cell>
          <table:table-cell office:value-type="float" office:value="0.718311">
            <text:p>0.718311</text:p>
          </table:table-cell>
          <table:table-cell office:value-type="float" office:value="0.0776362">
            <text:p>0.0776362</text:p>
          </table:table-cell>
          <table:table-cell office:value-type="float" office:value="-0.0219823">
            <text:p>-0.0219823</text:p>
          </table:table-cell>
          <table:table-cell office:value-type="float" office:value="-0.242544">
            <text:p>-0.242544</text:p>
          </table:table-cell>
          <table:table-cell office:value-type="float" office:value="0.0598699">
            <text:p>0.0598699</text:p>
          </table:table-cell>
          <table:table-cell office:value-type="float" office:value="-0.0835791">
            <text:p>-0.0835791</text:p>
          </table:table-cell>
          <table:table-cell office:value-type="float" office:value="0.0211545">
            <text:p>0.0211545</text:p>
          </table:table-cell>
          <table:table-cell office:value-type="float" office:value="-0.0141152">
            <text:p>-0.0141152</text:p>
          </table:table-cell>
          <table:table-cell office:value-type="float" office:value="0.217193">
            <text:p>0.217193</text:p>
          </table:table-cell>
          <table:table-cell office:value-type="float" office:value="-0.128776">
            <text:p>-0.128776</text:p>
          </table:table-cell>
          <table:table-cell office:value-type="float" office:value="0.0218856">
            <text:p>0.0218856</text:p>
          </table:table-cell>
          <table:table-cell/>
          <table:table-cell office:value-type="float" office:value="5.542">
            <text:p>5.542</text:p>
          </table:table-cell>
          <table:table-cell office:value-type="float" office:value="0.107802">
            <text:p>0.107802</text:p>
          </table:table-cell>
          <table:table-cell office:value-type="float" office:value="-0.084628">
            <text:p>-0.084628</text:p>
          </table:table-cell>
          <table:table-cell office:value-type="float" office:value="0.818321">
            <text:p>0.818321</text:p>
          </table:table-cell>
          <table:table-cell office:value-type="float" office:value="0.217946">
            <text:p>0.217946</text:p>
          </table:table-cell>
          <table:table-cell office:value-type="float" office:value="0.0708377">
            <text:p>0.0708377</text:p>
          </table:table-cell>
          <table:table-cell office:value-type="float" office:value="-0.107263">
            <text:p>-0.107263</text:p>
          </table:table-cell>
          <table:table-cell office:value-type="float" office:value="0.00836827">
            <text:p>0.00836827</text:p>
          </table:table-cell>
          <table:table-cell office:value-type="float" office:value="-0.00773082">
            <text:p>-0.00773082</text:p>
          </table:table-cell>
          <table:table-cell office:value-type="float" office:value="-0.0307535">
            <text:p>-0.0307535</text:p>
          </table:table-cell>
          <table:table-cell office:value-type="float" office:value="0.0104434">
            <text:p>0.0104434</text:p>
          </table:table-cell>
          <table:table-cell office:value-type="float" office:value="0.0469098">
            <text:p>0.0469098</text:p>
          </table:table-cell>
          <table:table-cell office:value-type="float" office:value="0.00915785">
            <text:p>0.00915785</text:p>
          </table:table-cell>
          <table:table-cell office:value-type="float" office:value="-0.0218529">
            <text:p>-0.0218529</text:p>
          </table:table-cell>
        </table:table-row>
        <table:table-row table:style-name="ro4">
          <table:table-cell office:value-type="float" office:value="6.40254">
            <text:p>6.40254</text:p>
          </table:table-cell>
          <table:table-cell office:value-type="float" office:value="0.263932">
            <text:p>0.263932</text:p>
          </table:table-cell>
          <table:table-cell office:value-type="float" office:value="-0.230816">
            <text:p>-0.230816</text:p>
          </table:table-cell>
          <table:table-cell office:value-type="float" office:value="0.806">
            <text:p>0.806</text:p>
          </table:table-cell>
          <table:table-cell office:value-type="float" office:value="0.198128">
            <text:p>0.198128</text:p>
          </table:table-cell>
          <table:table-cell office:value-type="float" office:value="0.303109">
            <text:p>0.303109</text:p>
          </table:table-cell>
          <table:table-cell office:value-type="float" office:value="-0.292854">
            <text:p>-0.292854</text:p>
          </table:table-cell>
          <table:table-cell office:value-type="float" office:value="-0.00820738">
            <text:p>-0.00820738</text:p>
          </table:table-cell>
          <table:table-cell office:value-type="float" office:value="-0.00651537">
            <text:p>-0.00651537</text:p>
          </table:table-cell>
          <table:table-cell office:value-type="float" office:value="-0.000590973">
            <text:p>-0.000590973</text:p>
          </table:table-cell>
          <table:table-cell office:value-type="float" office:value="-0.0030048">
            <text:p>-0.0030048</text:p>
          </table:table-cell>
          <table:table-cell office:value-type="float" office:value="0.0432997">
            <text:p>0.0432997</text:p>
          </table:table-cell>
          <table:table-cell office:value-type="float" office:value="0.02285">
            <text:p>0.02285</text:p>
          </table:table-cell>
          <table:table-cell office:value-type="float" office:value="-0.0493183">
            <text:p>-0.0493183</text:p>
          </table:table-cell>
          <table:table-cell/>
          <table:table-cell office:value-type="float" office:value="6.63864">
            <text:p>6.63864</text:p>
          </table:table-cell>
          <table:table-cell office:value-type="float" office:value="-0.00342193">
            <text:p>-0.00342193</text:p>
          </table:table-cell>
          <table:table-cell office:value-type="float" office:value="-0.146947">
            <text:p>-0.146947</text:p>
          </table:table-cell>
          <table:table-cell office:value-type="float" office:value="0.717">
            <text:p>0.717</text:p>
          </table:table-cell>
          <table:table-cell office:value-type="float" office:value="0.135208">
            <text:p>0.135208</text:p>
          </table:table-cell>
          <table:table-cell office:value-type="float" office:value="0.0776605">
            <text:p>0.0776605</text:p>
          </table:table-cell>
          <table:table-cell office:value-type="float" office:value="-0.204626">
            <text:p>-0.204626</text:p>
          </table:table-cell>
          <table:table-cell office:value-type="float" office:value="0.0285013">
            <text:p>0.0285013</text:p>
          </table:table-cell>
          <table:table-cell office:value-type="float" office:value="-0.100946">
            <text:p>-0.100946</text:p>
          </table:table-cell>
          <table:table-cell office:value-type="float" office:value="0.0114179">
            <text:p>0.0114179</text:p>
          </table:table-cell>
          <table:table-cell office:value-type="float" office:value="-0.0101453">
            <text:p>-0.0101453</text:p>
          </table:table-cell>
          <table:table-cell office:value-type="float" office:value="0.0571163">
            <text:p>0.0571163</text:p>
          </table:table-cell>
          <table:table-cell office:value-type="float" office:value="0.0711529">
            <text:p>0.0711529</text:p>
          </table:table-cell>
          <table:table-cell office:value-type="float" office:value="-0.424271">
            <text:p>-0.424271</text:p>
          </table:table-cell>
          <table:table-cell/>
          <table:table-cell office:value-type="float" office:value="6.24005">
            <text:p>6.24005</text:p>
          </table:table-cell>
          <table:table-cell office:value-type="float" office:value="0.157599">
            <text:p>0.157599</text:p>
          </table:table-cell>
          <table:table-cell office:value-type="float" office:value="-0.218262">
            <text:p>-0.218262</text:p>
          </table:table-cell>
          <table:table-cell office:value-type="float" office:value="0.775863">
            <text:p>0.775863</text:p>
          </table:table-cell>
          <table:table-cell office:value-type="float" office:value="0.243086">
            <text:p>0.243086</text:p>
          </table:table-cell>
          <table:table-cell office:value-type="float" office:value="0.179929">
            <text:p>0.179929</text:p>
          </table:table-cell>
          <table:table-cell office:value-type="float" office:value="-0.32117">
            <text:p>-0.32117</text:p>
          </table:table-cell>
          <table:table-cell office:value-type="float" office:value="-0.00332396">
            <text:p>-0.00332396</text:p>
          </table:table-cell>
          <table:table-cell office:value-type="float" office:value="-0.0159586">
            <text:p>-0.0159586</text:p>
          </table:table-cell>
          <table:table-cell office:value-type="float" office:value="-0.0132568">
            <text:p>-0.0132568</text:p>
          </table:table-cell>
          <table:table-cell office:value-type="float" office:value="-0.0263507">
            <text:p>-0.0263507</text:p>
          </table:table-cell>
          <table:table-cell office:value-type="float" office:value="0.0214918">
            <text:p>0.0214918</text:p>
          </table:table-cell>
          <table:table-cell office:value-type="float" office:value="0.0479869">
            <text:p>0.0479869</text:p>
          </table:table-cell>
          <table:table-cell office:value-type="float" office:value="0.0907913">
            <text:p>0.0907913</text:p>
          </table:table-cell>
          <table:table-cell/>
          <table:table-cell office:value-type="float" office:value="7.11713">
            <text:p>7.11713</text:p>
          </table:table-cell>
          <table:table-cell office:value-type="float" office:value="-0.0161493">
            <text:p>-0.0161493</text:p>
          </table:table-cell>
          <table:table-cell office:value-type="float" office:value="-0.170959">
            <text:p>-0.170959</text:p>
          </table:table-cell>
          <table:table-cell office:value-type="float" office:value="0.716338">
            <text:p>0.716338</text:p>
          </table:table-cell>
          <table:table-cell office:value-type="float" office:value="0.0719738">
            <text:p>0.0719738</text:p>
          </table:table-cell>
          <table:table-cell office:value-type="float" office:value="-0.0322241">
            <text:p>-0.0322241</text:p>
          </table:table-cell>
          <table:table-cell office:value-type="float" office:value="-0.241243">
            <text:p>-0.241243</text:p>
          </table:table-cell>
          <table:table-cell office:value-type="float" office:value="0.0582694">
            <text:p>0.0582694</text:p>
          </table:table-cell>
          <table:table-cell office:value-type="float" office:value="-0.039092">
            <text:p>-0.039092</text:p>
          </table:table-cell>
          <table:table-cell office:value-type="float" office:value="-0.00522222">
            <text:p>-0.00522222</text:p>
          </table:table-cell>
          <table:table-cell office:value-type="float" office:value="-0.0096324">
            <text:p>-0.0096324</text:p>
          </table:table-cell>
          <table:table-cell office:value-type="float" office:value="-0.0721648">
            <text:p>-0.0721648</text:p>
          </table:table-cell>
          <table:table-cell office:value-type="float" office:value="0.0620012">
            <text:p>0.0620012</text:p>
          </table:table-cell>
          <table:table-cell office:value-type="float" office:value="0.00266766">
            <text:p>0.00266766</text:p>
          </table:table-cell>
          <table:table-cell/>
          <table:table-cell office:value-type="float" office:value="5.77486">
            <text:p>5.77486</text:p>
          </table:table-cell>
          <table:table-cell office:value-type="float" office:value="0.108545">
            <text:p>0.108545</text:p>
          </table:table-cell>
          <table:table-cell office:value-type="float" office:value="-0.0912927">
            <text:p>-0.0912927</text:p>
          </table:table-cell>
          <table:table-cell office:value-type="float" office:value="0.819568">
            <text:p>0.819568</text:p>
          </table:table-cell>
          <table:table-cell office:value-type="float" office:value="0.204431">
            <text:p>0.204431</text:p>
          </table:table-cell>
          <table:table-cell office:value-type="float" office:value="0.0723252">
            <text:p>0.0723252</text:p>
          </table:table-cell>
          <table:table-cell office:value-type="float" office:value="-0.113347">
            <text:p>-0.113347</text:p>
          </table:table-cell>
          <table:table-cell office:value-type="float" office:value="0.00835414">
            <text:p>0.00835414</text:p>
          </table:table-cell>
          <table:table-cell office:value-type="float" office:value="0.0031927">
            <text:p>0.0031927</text:p>
          </table:table-cell>
          <table:table-cell office:value-type="float" office:value="-0.0286209">
            <text:p>-0.0286209</text:p>
          </table:table-cell>
          <table:table-cell office:value-type="float" office:value="0.00535471">
            <text:p>0.00535471</text:p>
          </table:table-cell>
          <table:table-cell office:value-type="float" office:value="-0.0150544">
            <text:p>-0.0150544</text:p>
          </table:table-cell>
          <table:table-cell office:value-type="float" office:value="0.010669">
            <text:p>0.010669</text:p>
          </table:table-cell>
          <table:table-cell office:value-type="float" office:value="-0.0332142">
            <text:p>-0.0332142</text:p>
          </table:table-cell>
        </table:table-row>
        <table:table-row table:style-name="ro4">
          <table:table-cell office:value-type="float" office:value="6.53768">
            <text:p>6.53768</text:p>
          </table:table-cell>
          <table:table-cell office:value-type="float" office:value="0.263843">
            <text:p>0.263843</text:p>
          </table:table-cell>
          <table:table-cell office:value-type="float" office:value="-0.230479">
            <text:p>-0.230479</text:p>
          </table:table-cell>
          <table:table-cell office:value-type="float" office:value="0.804693">
            <text:p>0.804693</text:p>
          </table:table-cell>
          <table:table-cell office:value-type="float" office:value="0.191472">
            <text:p>0.191472</text:p>
          </table:table-cell>
          <table:table-cell office:value-type="float" office:value="0.302142">
            <text:p>0.302142</text:p>
          </table:table-cell>
          <table:table-cell office:value-type="float" office:value="-0.291426">
            <text:p>-0.291426</text:p>
          </table:table-cell>
          <table:table-cell office:value-type="float" office:value="-0.00742458">
            <text:p>-0.00742458</text:p>
          </table:table-cell>
          <table:table-cell office:value-type="float" office:value="-0.000664077">
            <text:p>-0.000664077</text:p>
          </table:table-cell>
          <table:table-cell office:value-type="float" office:value="0.00249686">
            <text:p>0.00249686</text:p>
          </table:table-cell>
          <table:table-cell office:value-type="float" office:value="-0.00966943">
            <text:p>-0.00966943</text:p>
          </table:table-cell>
          <table:table-cell office:value-type="float" office:value="-0.0710858">
            <text:p>-0.0710858</text:p>
          </table:table-cell>
          <table:table-cell office:value-type="float" office:value="0.0461342">
            <text:p>0.0461342</text:p>
          </table:table-cell>
          <table:table-cell office:value-type="float" office:value="0.0284011">
            <text:p>0.0284011</text:p>
          </table:table-cell>
          <table:table-cell/>
          <table:table-cell office:value-type="float" office:value="6.74397">
            <text:p>6.74397</text:p>
          </table:table-cell>
          <table:table-cell office:value-type="float" office:value="-0.0134215">
            <text:p>-0.0134215</text:p>
          </table:table-cell>
          <table:table-cell office:value-type="float" office:value="-0.144955">
            <text:p>-0.144955</text:p>
          </table:table-cell>
          <table:table-cell office:value-type="float" office:value="0.711224">
            <text:p>0.711224</text:p>
          </table:table-cell>
          <table:table-cell office:value-type="float" office:value="0.130983">
            <text:p>0.130983</text:p>
          </table:table-cell>
          <table:table-cell office:value-type="float" office:value="0.0608209">
            <text:p>0.0608209</text:p>
          </table:table-cell>
          <table:table-cell office:value-type="float" office:value="-0.201518">
            <text:p>-0.201518</text:p>
          </table:table-cell>
          <table:table-cell office:value-type="float" office:value="0.0343978">
            <text:p>0.0343978</text:p>
          </table:table-cell>
          <table:table-cell office:value-type="float" office:value="-0.0949296">
            <text:p>-0.0949296</text:p>
          </table:table-cell>
          <table:table-cell office:value-type="float" office:value="0.0189129">
            <text:p>0.0189129</text:p>
          </table:table-cell>
          <table:table-cell office:value-type="float" office:value="-0.0548366">
            <text:p>-0.0548366</text:p>
          </table:table-cell>
          <table:table-cell office:value-type="float" office:value="-0.224093">
            <text:p>-0.224093</text:p>
          </table:table-cell>
          <table:table-cell office:value-type="float" office:value="0.0827693">
            <text:p>0.0827693</text:p>
          </table:table-cell>
          <table:table-cell office:value-type="float" office:value="0.0791396">
            <text:p>0.0791396</text:p>
          </table:table-cell>
          <table:table-cell/>
          <table:table-cell office:value-type="float" office:value="6.40539">
            <text:p>6.40539</text:p>
          </table:table-cell>
          <table:table-cell office:value-type="float" office:value="0.155548">
            <text:p>0.155548</text:p>
          </table:table-cell>
          <table:table-cell office:value-type="float" office:value="-0.219142">
            <text:p>-0.219142</text:p>
          </table:table-cell>
          <table:table-cell office:value-type="float" office:value="0.773988">
            <text:p>0.773988</text:p>
          </table:table-cell>
          <table:table-cell office:value-type="float" office:value="0.234146">
            <text:p>0.234146</text:p>
          </table:table-cell>
          <table:table-cell office:value-type="float" office:value="0.181253">
            <text:p>0.181253</text:p>
          </table:table-cell>
          <table:table-cell office:value-type="float" office:value="-0.328843">
            <text:p>-0.328843</text:p>
          </table:table-cell>
          <table:table-cell office:value-type="float" office:value="-0.00496915">
            <text:p>-0.00496915</text:p>
          </table:table-cell>
          <table:table-cell office:value-type="float" office:value="-0.0124053">
            <text:p>-0.0124053</text:p>
          </table:table-cell>
          <table:table-cell office:value-type="float" office:value="-0.00532283">
            <text:p>-0.00532283</text:p>
          </table:table-cell>
          <table:table-cell office:value-type="float" office:value="-0.0113396">
            <text:p>-0.0113396</text:p>
          </table:table-cell>
          <table:table-cell office:value-type="float" office:value="0.0207829">
            <text:p>0.0207829</text:p>
          </table:table-cell>
          <table:table-cell office:value-type="float" office:value="-0.145128">
            <text:p>-0.145128</text:p>
          </table:table-cell>
          <table:table-cell office:value-type="float" office:value="0.0669333">
            <text:p>0.0669333</text:p>
          </table:table-cell>
          <table:table-cell/>
          <table:table-cell office:value-type="float" office:value="7.37718">
            <text:p>7.37718</text:p>
          </table:table-cell>
          <table:table-cell office:value-type="float" office:value="-0.0311954">
            <text:p>-0.0311954</text:p>
          </table:table-cell>
          <table:table-cell office:value-type="float" office:value="-0.168124">
            <text:p>-0.168124</text:p>
          </table:table-cell>
          <table:table-cell office:value-type="float" office:value="0.714013">
            <text:p>0.714013</text:p>
          </table:table-cell>
          <table:table-cell office:value-type="float" office:value="0.0653758">
            <text:p>0.0653758</text:p>
          </table:table-cell>
          <table:table-cell office:value-type="float" office:value="-0.0440419">
            <text:p>-0.0440419</text:p>
          </table:table-cell>
          <table:table-cell office:value-type="float" office:value="-0.238545">
            <text:p>-0.238545</text:p>
          </table:table-cell>
          <table:table-cell office:value-type="float" office:value="0.0561816">
            <text:p>0.0561816</text:p>
          </table:table-cell>
          <table:table-cell office:value-type="float" office:value="-0.0578585">
            <text:p>-0.0578585</text:p>
          </table:table-cell>
          <table:table-cell office:value-type="float" office:value="0.0109012">
            <text:p>0.0109012</text:p>
          </table:table-cell>
          <table:table-cell office:value-type="float" office:value="-0.00893868">
            <text:p>-0.00893868</text:p>
          </table:table-cell>
          <table:table-cell office:value-type="float" office:value="0.0782985">
            <text:p>0.0782985</text:p>
          </table:table-cell>
          <table:table-cell office:value-type="float" office:value="-0.000358984">
            <text:p>-0.000358984</text:p>
          </table:table-cell>
          <table:table-cell office:value-type="float" office:value="-0.0113773">
            <text:p>-0.0113773</text:p>
          </table:table-cell>
          <table:table-cell/>
          <table:table-cell office:value-type="float" office:value="6.04087">
            <text:p>6.04087</text:p>
          </table:table-cell>
          <table:table-cell office:value-type="float" office:value="0.108329">
            <text:p>0.108329</text:p>
          </table:table-cell>
          <table:table-cell office:value-type="float" office:value="-0.0981513">
            <text:p>-0.0981513</text:p>
          </table:table-cell>
          <table:table-cell office:value-type="float" office:value="0.818642">
            <text:p>0.818642</text:p>
          </table:table-cell>
          <table:table-cell office:value-type="float" office:value="0.190015">
            <text:p>0.190015</text:p>
          </table:table-cell>
          <table:table-cell office:value-type="float" office:value="0.0716777">
            <text:p>0.0716777</text:p>
          </table:table-cell>
          <table:table-cell office:value-type="float" office:value="-0.1127">
            <text:p>-0.1127</text:p>
          </table:table-cell>
          <table:table-cell office:value-type="float" office:value="0.00801853">
            <text:p>0.00801853</text:p>
          </table:table-cell>
          <table:table-cell office:value-type="float" office:value="-0.000811996">
            <text:p>-0.000811996</text:p>
          </table:table-cell>
          <table:table-cell office:value-type="float" office:value="-0.0257828">
            <text:p>-0.0257828</text:p>
          </table:table-cell>
          <table:table-cell office:value-type="float" office:value="-0.00348072">
            <text:p>-0.00348072</text:p>
          </table:table-cell>
          <table:table-cell office:value-type="float" office:value="-0.0759196">
            <text:p>-0.0759196</text:p>
          </table:table-cell>
          <table:table-cell office:value-type="float" office:value="0.216322">
            <text:p>0.216322</text:p>
          </table:table-cell>
          <table:table-cell office:value-type="float" office:value="0.0215308">
            <text:p>0.0215308</text:p>
          </table:table-cell>
        </table:table-row>
        <table:table-row table:style-name="ro4">
          <table:table-cell office:value-type="float" office:value="6.73348">
            <text:p>6.73348</text:p>
          </table:table-cell>
          <table:table-cell office:value-type="float" office:value="0.260987">
            <text:p>0.260987</text:p>
          </table:table-cell>
          <table:table-cell office:value-type="float" office:value="-0.228221">
            <text:p>-0.228221</text:p>
          </table:table-cell>
          <table:table-cell office:value-type="float" office:value="0.803889">
            <text:p>0.803889</text:p>
          </table:table-cell>
          <table:table-cell office:value-type="float" office:value="0.182224">
            <text:p>0.182224</text:p>
          </table:table-cell>
          <table:table-cell office:value-type="float" office:value="0.298222">
            <text:p>0.298222</text:p>
          </table:table-cell>
          <table:table-cell office:value-type="float" office:value="-0.291431">
            <text:p>-0.291431</text:p>
          </table:table-cell>
          <table:table-cell office:value-type="float" office:value="-0.00773826">
            <text:p>-0.00773826</text:p>
          </table:table-cell>
          <table:table-cell office:value-type="float" office:value="-0.0145825">
            <text:p>-0.0145825</text:p>
          </table:table-cell>
          <table:table-cell office:value-type="float" office:value="0.0115299">
            <text:p>0.0115299</text:p>
          </table:table-cell>
          <table:table-cell office:value-type="float" office:value="-0.00410855">
            <text:p>-0.00410855</text:p>
          </table:table-cell>
          <table:table-cell office:value-type="float" office:value="-0.171641">
            <text:p>-0.171641</text:p>
          </table:table-cell>
          <table:table-cell office:value-type="float" office:value="-0.0368795">
            <text:p>-0.0368795</text:p>
          </table:table-cell>
          <table:table-cell office:value-type="float" office:value="0.0337703">
            <text:p>0.0337703</text:p>
          </table:table-cell>
          <table:table-cell/>
          <table:table-cell office:value-type="float" office:value="6.94036">
            <text:p>6.94036</text:p>
          </table:table-cell>
          <table:table-cell office:value-type="float" office:value="-0.0407064">
            <text:p>-0.0407064</text:p>
          </table:table-cell>
          <table:table-cell office:value-type="float" office:value="-0.138049">
            <text:p>-0.138049</text:p>
          </table:table-cell>
          <table:table-cell office:value-type="float" office:value="0.703507">
            <text:p>0.703507</text:p>
          </table:table-cell>
          <table:table-cell office:value-type="float" office:value="0.123455">
            <text:p>0.123455</text:p>
          </table:table-cell>
          <table:table-cell office:value-type="float" office:value="0.0399084">
            <text:p>0.0399084</text:p>
          </table:table-cell>
          <table:table-cell office:value-type="float" office:value="-0.195921">
            <text:p>-0.195921</text:p>
          </table:table-cell>
          <table:table-cell office:value-type="float" office:value="0.0266523">
            <text:p>0.0266523</text:p>
          </table:table-cell>
          <table:table-cell office:value-type="float" office:value="-0.138938">
            <text:p>-0.138938</text:p>
          </table:table-cell>
          <table:table-cell office:value-type="float" office:value="0.0351674">
            <text:p>0.0351674</text:p>
          </table:table-cell>
          <table:table-cell office:value-type="float" office:value="-0.039295">
            <text:p>-0.039295</text:p>
          </table:table-cell>
          <table:table-cell office:value-type="float" office:value="0.0424114">
            <text:p>0.0424114</text:p>
          </table:table-cell>
          <table:table-cell office:value-type="float" office:value="-0.0128831">
            <text:p>-0.0128831</text:p>
          </table:table-cell>
          <table:table-cell office:value-type="float" office:value="0.0159748">
            <text:p>0.0159748</text:p>
          </table:table-cell>
          <table:table-cell/>
          <table:table-cell office:value-type="float" office:value="6.73551">
            <text:p>6.73551</text:p>
          </table:table-cell>
          <table:table-cell office:value-type="float" office:value="0.153717">
            <text:p>0.153717</text:p>
          </table:table-cell>
          <table:table-cell office:value-type="float" office:value="-0.236715">
            <text:p>-0.236715</text:p>
          </table:table-cell>
          <table:table-cell office:value-type="float" office:value="0.777538">
            <text:p>0.777538</text:p>
          </table:table-cell>
          <table:table-cell office:value-type="float" office:value="0.217266">
            <text:p>0.217266</text:p>
          </table:table-cell>
          <table:table-cell office:value-type="float" office:value="0.18573">
            <text:p>0.18573</text:p>
          </table:table-cell>
          <table:table-cell office:value-type="float" office:value="-0.33775">
            <text:p>-0.33775</text:p>
          </table:table-cell>
          <table:table-cell office:value-type="float" office:value="-0.00207583">
            <text:p>-0.00207583</text:p>
          </table:table-cell>
          <table:table-cell office:value-type="float" office:value="-0.00554447">
            <text:p>-0.00554447</text:p>
          </table:table-cell>
          <table:table-cell office:value-type="float" office:value="-0.0532321">
            <text:p>-0.0532321</text:p>
          </table:table-cell>
          <table:table-cell office:value-type="float" office:value="0.0107562">
            <text:p>0.0107562</text:p>
          </table:table-cell>
          <table:table-cell office:value-type="float" office:value="0.0175441">
            <text:p>0.0175441</text:p>
          </table:table-cell>
          <table:table-cell office:value-type="float" office:value="0.157559">
            <text:p>0.157559</text:p>
          </table:table-cell>
          <table:table-cell office:value-type="float" office:value="0.00878477">
            <text:p>0.00878477</text:p>
          </table:table-cell>
          <table:table-cell/>
          <table:table-cell office:value-type="float" office:value="7.70914">
            <text:p>7.70914</text:p>
          </table:table-cell>
          <table:table-cell office:value-type="float" office:value="-0.0417738">
            <text:p>-0.0417738</text:p>
          </table:table-cell>
          <table:table-cell office:value-type="float" office:value="-0.164545">
            <text:p>-0.164545</text:p>
          </table:table-cell>
          <table:table-cell office:value-type="float" office:value="0.709792">
            <text:p>0.709792</text:p>
          </table:table-cell>
          <table:table-cell office:value-type="float" office:value="0.0578245">
            <text:p>0.0578245</text:p>
          </table:table-cell>
          <table:table-cell office:value-type="float" office:value="-0.0512522">
            <text:p>-0.0512522</text:p>
          </table:table-cell>
          <table:table-cell office:value-type="float" office:value="-0.2357">
            <text:p>-0.2357</text:p>
          </table:table-cell>
          <table:table-cell office:value-type="float" office:value="0.05193">
            <text:p>0.05193</text:p>
          </table:table-cell>
          <table:table-cell office:value-type="float" office:value="-0.031866">
            <text:p>-0.031866</text:p>
          </table:table-cell>
          <table:table-cell office:value-type="float" office:value="0.010782">
            <text:p>0.010782</text:p>
          </table:table-cell>
          <table:table-cell office:value-type="float" office:value="-0.0127155">
            <text:p>-0.0127155</text:p>
          </table:table-cell>
          <table:table-cell office:value-type="float" office:value="0.0669458">
            <text:p>0.0669458</text:p>
          </table:table-cell>
          <table:table-cell office:value-type="float" office:value="-0.028188">
            <text:p>-0.028188</text:p>
          </table:table-cell>
          <table:table-cell office:value-type="float" office:value="-0.0231392">
            <text:p>-0.0231392</text:p>
          </table:table-cell>
          <table:table-cell/>
          <table:table-cell office:value-type="float" office:value="6.10665">
            <text:p>6.10665</text:p>
          </table:table-cell>
          <table:table-cell office:value-type="float" office:value="0.107947">
            <text:p>0.107947</text:p>
          </table:table-cell>
          <table:table-cell office:value-type="float" office:value="-0.0989112">
            <text:p>-0.0989112</text:p>
          </table:table-cell>
          <table:table-cell office:value-type="float" office:value="0.818506">
            <text:p>0.818506</text:p>
          </table:table-cell>
          <table:table-cell office:value-type="float" office:value="0.18661">
            <text:p>0.18661</text:p>
          </table:table-cell>
          <table:table-cell office:value-type="float" office:value="0.0742759">
            <text:p>0.0742759</text:p>
          </table:table-cell>
          <table:table-cell office:value-type="float" office:value="-0.11835">
            <text:p>-0.11835</text:p>
          </table:table-cell>
          <table:table-cell office:value-type="float" office:value="0.00721727">
            <text:p>0.00721727</text:p>
          </table:table-cell>
          <table:table-cell office:value-type="float" office:value="-0.00580606">
            <text:p>-0.00580606</text:p>
          </table:table-cell>
          <table:table-cell office:value-type="float" office:value="-0.011553">
            <text:p>-0.011553</text:p>
          </table:table-cell>
          <table:table-cell office:value-type="float" office:value="-0.0020644">
            <text:p>-0.0020644</text:p>
          </table:table-cell>
          <table:table-cell office:value-type="float" office:value="0.0124981">
            <text:p>0.0124981</text:p>
          </table:table-cell>
          <table:table-cell office:value-type="float" office:value="0.0298327">
            <text:p>0.0298327</text:p>
          </table:table-cell>
          <table:table-cell office:value-type="float" office:value="0.00108576">
            <text:p>0.00108576</text:p>
          </table:table-cell>
        </table:table-row>
        <table:table-row table:style-name="ro4">
          <table:table-cell office:value-type="float" office:value="7.06966">
            <text:p>7.06966</text:p>
          </table:table-cell>
          <table:table-cell office:value-type="float" office:value="0.236686">
            <text:p>0.236686</text:p>
          </table:table-cell>
          <table:table-cell office:value-type="float" office:value="-0.228513">
            <text:p>-0.228513</text:p>
          </table:table-cell>
          <table:table-cell office:value-type="float" office:value="0.806324">
            <text:p>0.806324</text:p>
          </table:table-cell>
          <table:table-cell office:value-type="float" office:value="0.167375">
            <text:p>0.167375</text:p>
          </table:table-cell>
          <table:table-cell office:value-type="float" office:value="0.277621">
            <text:p>0.277621</text:p>
          </table:table-cell>
          <table:table-cell office:value-type="float" office:value="-0.281801">
            <text:p>-0.281801</text:p>
          </table:table-cell>
          <table:table-cell office:value-type="float" office:value="-0.0043551">
            <text:p>-0.0043551</text:p>
          </table:table-cell>
          <table:table-cell office:value-type="float" office:value="-0.0722853">
            <text:p>-0.0722853</text:p>
          </table:table-cell>
          <table:table-cell office:value-type="float" office:value="-0.000868404">
            <text:p>-0.000868404</text:p>
          </table:table-cell>
          <table:table-cell office:value-type="float" office:value="0.00724443">
            <text:p>0.00724443</text:p>
          </table:table-cell>
          <table:table-cell office:value-type="float" office:value="-0.0978141">
            <text:p>-0.0978141</text:p>
          </table:table-cell>
          <table:table-cell office:value-type="float" office:value="0.267998">
            <text:p>0.267998</text:p>
          </table:table-cell>
          <table:table-cell office:value-type="float" office:value="0.0408229">
            <text:p>0.0408229</text:p>
          </table:table-cell>
          <table:table-cell/>
          <table:table-cell office:value-type="float" office:value="9.38624">
            <text:p>9.38624</text:p>
          </table:table-cell>
          <table:table-cell office:value-type="float" office:value="-0.126811">
            <text:p>-0.126811</text:p>
          </table:table-cell>
          <table:table-cell office:value-type="float" office:value="-0.129105">
            <text:p>-0.129105</text:p>
          </table:table-cell>
          <table:table-cell office:value-type="float" office:value="0.702963">
            <text:p>0.702963</text:p>
          </table:table-cell>
          <table:table-cell office:value-type="float" office:value="0.0590668">
            <text:p>0.0590668</text:p>
          </table:table-cell>
          <table:table-cell office:value-type="float" office:value="-0.0179416">
            <text:p>-0.0179416</text:p>
          </table:table-cell>
          <table:table-cell office:value-type="float" office:value="-0.188026">
            <text:p>-0.188026</text:p>
          </table:table-cell>
          <table:table-cell office:value-type="float" office:value="0.0336794">
            <text:p>0.0336794</text:p>
          </table:table-cell>
          <table:table-cell office:value-type="float" office:value="-0.035204">
            <text:p>-0.035204</text:p>
          </table:table-cell>
          <table:table-cell office:value-type="float" office:value="0.00365673">
            <text:p>0.00365673</text:p>
          </table:table-cell>
          <table:table-cell office:value-type="float" office:value="-0.000222557">
            <text:p>-0.000222557</text:p>
          </table:table-cell>
          <table:table-cell office:value-type="float" office:value="0.0575199">
            <text:p>0.0575199</text:p>
          </table:table-cell>
          <table:table-cell office:value-type="float" office:value="0.000140704">
            <text:p>0.000140704</text:p>
          </table:table-cell>
          <table:table-cell office:value-type="float" office:value="0.00624605">
            <text:p>0.00624605</text:p>
          </table:table-cell>
          <table:table-cell/>
          <table:table-cell office:value-type="float" office:value="7.00586">
            <text:p>7.00586</text:p>
          </table:table-cell>
          <table:table-cell office:value-type="float" office:value="0.153501">
            <text:p>0.153501</text:p>
          </table:table-cell>
          <table:table-cell office:value-type="float" office:value="-0.23959">
            <text:p>-0.23959</text:p>
          </table:table-cell>
          <table:table-cell office:value-type="float" office:value="0.781089">
            <text:p>0.781089</text:p>
          </table:table-cell>
          <table:table-cell office:value-type="float" office:value="0.204352">
            <text:p>0.204352</text:p>
          </table:table-cell>
          <table:table-cell office:value-type="float" office:value="0.179569">
            <text:p>0.179569</text:p>
          </table:table-cell>
          <table:table-cell office:value-type="float" office:value="-0.337763">
            <text:p>-0.337763</text:p>
          </table:table-cell>
          <table:table-cell office:value-type="float" office:value="-0.0104662">
            <text:p>-0.0104662</text:p>
          </table:table-cell>
          <table:table-cell office:value-type="float" office:value="-0.000801253">
            <text:p>-0.000801253</text:p>
          </table:table-cell>
          <table:table-cell office:value-type="float" office:value="-0.0106345">
            <text:p>-0.0106345</text:p>
          </table:table-cell>
          <table:table-cell office:value-type="float" office:value="0.0131312">
            <text:p>0.0131312</text:p>
          </table:table-cell>
          <table:table-cell office:value-type="float" office:value="-0.248868">
            <text:p>-0.248868</text:p>
          </table:table-cell>
          <table:table-cell office:value-type="float" office:value="0.121991">
            <text:p>0.121991</text:p>
          </table:table-cell>
          <table:table-cell office:value-type="float" office:value="-0.285184">
            <text:p>-0.285184</text:p>
          </table:table-cell>
          <table:table-cell/>
          <table:table-cell office:value-type="float" office:value="7.8786">
            <text:p>7.8786</text:p>
          </table:table-cell>
          <table:table-cell office:value-type="float" office:value="-0.0452514">
            <text:p>-0.0452514</text:p>
          </table:table-cell>
          <table:table-cell office:value-type="float" office:value="-0.163527">
            <text:p>-0.163527</text:p>
          </table:table-cell>
          <table:table-cell office:value-type="float" office:value="0.706973">
            <text:p>0.706973</text:p>
          </table:table-cell>
          <table:table-cell office:value-type="float" office:value="0.0543127">
            <text:p>0.0543127</text:p>
          </table:table-cell>
          <table:table-cell office:value-type="float" office:value="-0.0502448">
            <text:p>-0.0502448</text:p>
          </table:table-cell>
          <table:table-cell office:value-type="float" office:value="-0.234203">
            <text:p>-0.234203</text:p>
          </table:table-cell>
          <table:table-cell table:style-name="ce1" office:value-type="float" office:value="0.051806">
            <text:p>0.051806</text:p>
          </table:table-cell>
          <table:table-cell office:value-type="float" office:value="-0.0205215">
            <text:p>-0.0205215</text:p>
          </table:table-cell>
          <table:table-cell office:value-type="float" office:value="0.00600532">
            <text:p>0.00600532</text:p>
          </table:table-cell>
          <table:table-cell office:value-type="float" office:value="-0.0166367">
            <text:p>-0.0166367</text:p>
          </table:table-cell>
          <table:table-cell office:value-type="float" office:value="0.181495">
            <text:p>0.181495</text:p>
          </table:table-cell>
          <table:table-cell office:value-type="float" office:value="0.00873143">
            <text:p>0.00873143</text:p>
          </table:table-cell>
          <table:table-cell office:value-type="float" office:value="0.087929">
            <text:p>0.087929</text:p>
          </table:table-cell>
          <table:table-cell/>
          <table:table-cell office:value-type="float" office:value="6.57471">
            <text:p>6.57471</text:p>
          </table:table-cell>
          <table:table-cell office:value-type="float" office:value="0.107968">
            <text:p>0.107968</text:p>
          </table:table-cell>
          <table:table-cell office:value-type="float" office:value="-0.097783">
            <text:p>-0.097783</text:p>
          </table:table-cell>
          <table:table-cell office:value-type="float" office:value="0.817778">
            <text:p>0.817778</text:p>
          </table:table-cell>
          <table:table-cell office:value-type="float" office:value="0.164079">
            <text:p>0.164079</text:p>
          </table:table-cell>
          <table:table-cell office:value-type="float" office:value="0.0791831">
            <text:p>0.0791831</text:p>
          </table:table-cell>
          <table:table-cell office:value-type="float" office:value="-0.117198">
            <text:p>-0.117198</text:p>
          </table:table-cell>
          <table:table-cell office:value-type="float" office:value="0.00720295">
            <text:p>0.00720295</text:p>
          </table:table-cell>
          <table:table-cell table:style-name="ce1" office:value-type="string">
            <text:p>4.37842e-05</text:p>
          </table:table-cell>
          <table:table-cell office:value-type="float" office:value="0.00241052">
            <text:p>0.00241052</text:p>
          </table:table-cell>
          <table:table-cell office:value-type="float" office:value="-0.0015562">
            <text:p>-0.0015562</text:p>
          </table:table-cell>
          <table:table-cell office:value-type="float" office:value="0.0510265">
            <text:p>0.0510265</text:p>
          </table:table-cell>
          <table:table-cell office:value-type="float" office:value="-0.0236238">
            <text:p>-0.0236238</text:p>
          </table:table-cell>
          <table:table-cell office:value-type="float" office:value="0.0422017">
            <text:p>0.0422017</text:p>
          </table:table-cell>
        </table:table-row>
        <table:table-row table:style-name="ro4">
          <table:table-cell office:value-type="float" office:value="7.13721">
            <text:p>7.13721</text:p>
          </table:table-cell>
          <table:table-cell office:value-type="float" office:value="0.231357">
            <text:p>0.231357</text:p>
          </table:table-cell>
          <table:table-cell office:value-type="float" office:value="-0.227349">
            <text:p>-0.227349</text:p>
          </table:table-cell>
          <table:table-cell office:value-type="float" office:value="0.807">
            <text:p>0.807</text:p>
          </table:table-cell>
          <table:table-cell office:value-type="float" office:value="0.16454">
            <text:p>0.16454</text:p>
          </table:table-cell>
          <table:table-cell office:value-type="float" office:value="0.271752">
            <text:p>0.271752</text:p>
          </table:table-cell>
          <table:table-cell office:value-type="float" office:value="-0.289068">
            <text:p>-0.289068</text:p>
          </table:table-cell>
          <table:table-cell office:value-type="float" office:value="-0.00385233">
            <text:p>-0.00385233</text:p>
          </table:table-cell>
          <table:table-cell office:value-type="float" office:value="-0.0788929">
            <text:p>-0.0788929</text:p>
          </table:table-cell>
          <table:table-cell office:value-type="float" office:value="0.0172357">
            <text:p>0.0172357</text:p>
          </table:table-cell>
          <table:table-cell office:value-type="float" office:value="0.0100021">
            <text:p>0.0100021</text:p>
          </table:table-cell>
          <table:table-cell office:value-type="float" office:value="-0.128725">
            <text:p>-0.128725</text:p>
          </table:table-cell>
          <table:table-cell office:value-type="float" office:value="-0.00751846">
            <text:p>-0.00751846</text:p>
          </table:table-cell>
          <table:table-cell office:value-type="float" office:value="0.0310063">
            <text:p>0.0310063</text:p>
          </table:table-cell>
          <table:table-cell/>
          <table:table-cell office:value-type="float" office:value="10.0547">
            <text:p>10.0547</text:p>
          </table:table-cell>
          <table:table-cell office:value-type="float" office:value="-0.124641">
            <text:p>-0.124641</text:p>
          </table:table-cell>
          <table:table-cell office:value-type="float" office:value="-0.126597">
            <text:p>-0.126597</text:p>
          </table:table-cell>
          <table:table-cell office:value-type="float" office:value="0.705605">
            <text:p>0.705605</text:p>
          </table:table-cell>
          <table:table-cell office:value-type="float" office:value="0.0482879">
            <text:p>0.0482879</text:p>
          </table:table-cell>
          <table:table-cell office:value-type="float" office:value="-0.0113521">
            <text:p>-0.0113521</text:p>
          </table:table-cell>
          <table:table-cell office:value-type="float" office:value="-0.186061">
            <text:p>-0.186061</text:p>
          </table:table-cell>
          <table:table-cell office:value-type="float" office:value="0.0376204">
            <text:p>0.0376204</text:p>
          </table:table-cell>
          <table:table-cell office:value-type="float" office:value="0.00324737">
            <text:p>0.00324737</text:p>
          </table:table-cell>
          <table:table-cell office:value-type="float" office:value="0.00375079">
            <text:p>0.00375079</text:p>
          </table:table-cell>
          <table:table-cell office:value-type="float" office:value="0.00395285">
            <text:p>0.00395285</text:p>
          </table:table-cell>
          <table:table-cell office:value-type="float" office:value="-0.0118563">
            <text:p>-0.0118563</text:p>
          </table:table-cell>
          <table:table-cell office:value-type="float" office:value="-0.0253832">
            <text:p>-0.0253832</text:p>
          </table:table-cell>
          <table:table-cell office:value-type="float" office:value="0.0125577">
            <text:p>0.0125577</text:p>
          </table:table-cell>
          <table:table-cell/>
          <table:table-cell office:value-type="float" office:value="7.07467">
            <text:p>7.07467</text:p>
          </table:table-cell>
          <table:table-cell office:value-type="float" office:value="0.152267">
            <text:p>0.152267</text:p>
          </table:table-cell>
          <table:table-cell office:value-type="float" office:value="-0.239744">
            <text:p>-0.239744</text:p>
          </table:table-cell>
          <table:table-cell office:value-type="float" office:value="0.780642">
            <text:p>0.780642</text:p>
          </table:table-cell>
          <table:table-cell office:value-type="float" office:value="0.201189">
            <text:p>0.201189</text:p>
          </table:table-cell>
          <table:table-cell office:value-type="float" office:value="0.19526">
            <text:p>0.19526</text:p>
          </table:table-cell>
          <table:table-cell office:value-type="float" office:value="-0.342028">
            <text:p>-0.342028</text:p>
          </table:table-cell>
          <table:table-cell office:value-type="float" office:value="0.000561772">
            <text:p>0.000561772</text:p>
          </table:table-cell>
          <table:table-cell office:value-type="float" office:value="-0.0179249">
            <text:p>-0.0179249</text:p>
          </table:table-cell>
          <table:table-cell office:value-type="float" office:value="-0.00224077">
            <text:p>-0.00224077</text:p>
          </table:table-cell>
          <table:table-cell office:value-type="float" office:value="-0.00649116">
            <text:p>-0.00649116</text:p>
          </table:table-cell>
          <table:table-cell office:value-type="float" office:value="0.178459">
            <text:p>0.178459</text:p>
          </table:table-cell>
          <table:table-cell office:value-type="float" office:value="-0.000652006">
            <text:p>-0.000652006</text:p>
          </table:table-cell>
          <table:table-cell office:value-type="float" office:value="0.04163">
            <text:p>0.04163</text:p>
          </table:table-cell>
          <table:table-cell/>
          <table:table-cell office:value-type="float" office:value="8.01287">
            <text:p>8.01287</text:p>
          </table:table-cell>
          <table:table-cell office:value-type="float" office:value="-0.0447349">
            <text:p>-0.0447349</text:p>
          </table:table-cell>
          <table:table-cell office:value-type="float" office:value="-0.162564">
            <text:p>-0.162564</text:p>
          </table:table-cell>
          <table:table-cell office:value-type="float" office:value="0.706324">
            <text:p>0.706324</text:p>
          </table:table-cell>
          <table:table-cell office:value-type="float" office:value="0.0516824">
            <text:p>0.0516824</text:p>
          </table:table-cell>
          <table:table-cell office:value-type="float" office:value="-0.0497442">
            <text:p>-0.0497442</text:p>
          </table:table-cell>
          <table:table-cell office:value-type="float" office:value="-0.230976">
            <text:p>-0.230976</text:p>
          </table:table-cell>
          <table:table-cell office:value-type="float" office:value="0.0492074">
            <text:p>0.0492074</text:p>
          </table:table-cell>
          <table:table-cell office:value-type="float" office:value="0.00384638">
            <text:p>0.00384638</text:p>
          </table:table-cell>
          <table:table-cell office:value-type="float" office:value="0.00717762">
            <text:p>0.00717762</text:p>
          </table:table-cell>
          <table:table-cell office:value-type="float" office:value="-0.00483117">
            <text:p>-0.00483117</text:p>
          </table:table-cell>
          <table:table-cell office:value-type="float" office:value="0.0748245">
            <text:p>0.0748245</text:p>
          </table:table-cell>
          <table:table-cell office:value-type="float" office:value="0.0958069">
            <text:p>0.0958069</text:p>
          </table:table-cell>
          <table:table-cell office:value-type="float" office:value="-0.0411321">
            <text:p>-0.0411321</text:p>
          </table:table-cell>
          <table:table-cell/>
          <table:table-cell office:value-type="float" office:value="6.70681">
            <text:p>6.70681</text:p>
          </table:table-cell>
          <table:table-cell office:value-type="float" office:value="0.108864">
            <text:p>0.108864</text:p>
          </table:table-cell>
          <table:table-cell office:value-type="float" office:value="-0.0978768">
            <text:p>-0.0978768</text:p>
          </table:table-cell>
          <table:table-cell office:value-type="float" office:value="0.818309">
            <text:p>0.818309</text:p>
          </table:table-cell>
          <table:table-cell office:value-type="float" office:value="0.158228">
            <text:p>0.158228</text:p>
          </table:table-cell>
          <table:table-cell office:value-type="float" office:value="0.0553023">
            <text:p>0.0553023</text:p>
          </table:table-cell>
          <table:table-cell office:value-type="float" office:value="-0.107925">
            <text:p>-0.107925</text:p>
          </table:table-cell>
          <table:table-cell office:value-type="float" office:value="0.00406853">
            <text:p>0.00406853</text:p>
          </table:table-cell>
          <table:table-cell office:value-type="float" office:value="0.00678438">
            <text:p>0.00678438</text:p>
          </table:table-cell>
          <table:table-cell office:value-type="float" office:value="-0.000710186">
            <text:p>-0.000710186</text:p>
          </table:table-cell>
          <table:table-cell office:value-type="float" office:value="0.00401864">
            <text:p>0.00401864</text:p>
          </table:table-cell>
          <table:table-cell office:value-type="float" office:value="-0.730309">
            <text:p>-0.730309</text:p>
          </table:table-cell>
          <table:table-cell office:value-type="float" office:value="0.259893">
            <text:p>0.259893</text:p>
          </table:table-cell>
          <table:table-cell office:value-type="float" office:value="-0.0765838">
            <text:p>-0.0765838</text:p>
          </table:table-cell>
        </table:table-row>
        <table:table-row table:style-name="ro4">
          <table:table-cell office:value-type="float" office:value="7.37899">
            <text:p>7.37899</text:p>
          </table:table-cell>
          <table:table-cell office:value-type="float" office:value="0.204758">
            <text:p>0.204758</text:p>
          </table:table-cell>
          <table:table-cell office:value-type="float" office:value="-0.223621">
            <text:p>-0.223621</text:p>
          </table:table-cell>
          <table:table-cell office:value-type="float" office:value="0.811231">
            <text:p>0.811231</text:p>
          </table:table-cell>
          <table:table-cell office:value-type="float" office:value="0.154783">
            <text:p>0.154783</text:p>
          </table:table-cell>
          <table:table-cell office:value-type="float" office:value="0.253997">
            <text:p>0.253997</text:p>
          </table:table-cell>
          <table:table-cell office:value-type="float" office:value="-0.287019">
            <text:p>-0.287019</text:p>
          </table:table-cell>
          <table:table-cell office:value-type="float" office:value="-0.000811373">
            <text:p>-0.000811373</text:p>
          </table:table-cell>
          <table:table-cell office:value-type="float" office:value="-0.110016">
            <text:p>-0.110016</text:p>
          </table:table-cell>
          <table:table-cell office:value-type="float" office:value="0.0154179">
            <text:p>0.0154179</text:p>
          </table:table-cell>
          <table:table-cell office:value-type="float" office:value="0.0174987">
            <text:p>0.0174987</text:p>
          </table:table-cell>
          <table:table-cell office:value-type="float" office:value="0.0791523">
            <text:p>0.0791523</text:p>
          </table:table-cell>
          <table:table-cell office:value-type="float" office:value="-0.0477965">
            <text:p>-0.0477965</text:p>
          </table:table-cell>
          <table:table-cell office:value-type="float" office:value="-0.0142076">
            <text:p>-0.0142076</text:p>
          </table:table-cell>
          <table:table-cell/>
          <table:table-cell office:value-type="float" office:value="10.2439">
            <text:p>10.2439</text:p>
          </table:table-cell>
          <table:table-cell office:value-type="float" office:value="-0.124451">
            <text:p>-0.124451</text:p>
          </table:table-cell>
          <table:table-cell office:value-type="float" office:value="-0.126796">
            <text:p>-0.126796</text:p>
          </table:table-cell>
          <table:table-cell office:value-type="float" office:value="0.706803">
            <text:p>0.706803</text:p>
          </table:table-cell>
          <table:table-cell office:value-type="float" office:value="0.045611">
            <text:p>0.045611</text:p>
          </table:table-cell>
          <table:table-cell office:value-type="float" office:value="-0.011141">
            <text:p>-0.011141</text:p>
          </table:table-cell>
          <table:table-cell office:value-type="float" office:value="-0.186307">
            <text:p>-0.186307</text:p>
          </table:table-cell>
          <table:table-cell office:value-type="float" office:value="0.0382886">
            <text:p>0.0382886</text:p>
          </table:table-cell>
          <table:table-cell office:value-type="float" office:value="0.00100399">
            <text:p>0.00100399</text:p>
          </table:table-cell>
          <table:table-cell office:value-type="float" office:value="-0.00105209">
            <text:p>-0.00105209</text:p>
          </table:table-cell>
          <table:table-cell office:value-type="float" office:value="0.00632896">
            <text:p>0.00632896</text:p>
          </table:table-cell>
          <table:table-cell office:value-type="float" office:value="-0.0297899">
            <text:p>-0.0297899</text:p>
          </table:table-cell>
          <table:table-cell office:value-type="float" office:value="-0.014738">
            <text:p>-0.014738</text:p>
          </table:table-cell>
          <table:table-cell office:value-type="float" office:value="-0.0176685">
            <text:p>-0.0176685</text:p>
          </table:table-cell>
          <table:table-cell/>
          <table:table-cell office:value-type="float" office:value="7.23855">
            <text:p>7.23855</text:p>
          </table:table-cell>
          <table:table-cell office:value-type="float" office:value="0.154122">
            <text:p>0.154122</text:p>
          </table:table-cell>
          <table:table-cell office:value-type="float" office:value="-0.240129">
            <text:p>-0.240129</text:p>
          </table:table-cell>
          <table:table-cell office:value-type="float" office:value="0.780696">
            <text:p>0.780696</text:p>
          </table:table-cell>
          <table:table-cell office:value-type="float" office:value="0.193854">
            <text:p>0.193854</text:p>
          </table:table-cell>
          <table:table-cell office:value-type="float" office:value="0.194454">
            <text:p>0.194454</text:p>
          </table:table-cell>
          <table:table-cell office:value-type="float" office:value="-0.344394">
            <text:p>-0.344394</text:p>
          </table:table-cell>
          <table:table-cell office:value-type="float" office:value="0.00581742">
            <text:p>0.00581742</text:p>
          </table:table-cell>
          <table:table-cell office:value-type="float" office:value="0.01132">
            <text:p>0.01132</text:p>
          </table:table-cell>
          <table:table-cell office:value-type="float" office:value="-0.00234761">
            <text:p>-0.00234761</text:p>
          </table:table-cell>
          <table:table-cell office:value-type="float" office:value="0.000330911">
            <text:p>0.000330911</text:p>
          </table:table-cell>
          <table:table-cell office:value-type="float" office:value="-0.0137064">
            <text:p>-0.0137064</text:p>
          </table:table-cell>
          <table:table-cell office:value-type="float" office:value="-0.0561295">
            <text:p>-0.0561295</text:p>
          </table:table-cell>
          <table:table-cell office:value-type="float" office:value="0.157511">
            <text:p>0.157511</text:p>
          </table:table-cell>
          <table:table-cell/>
          <table:table-cell office:value-type="float" office:value="8.20898">
            <text:p>8.20898</text:p>
          </table:table-cell>
          <table:table-cell office:value-type="float" office:value="-0.0411028">
            <text:p>-0.0411028</text:p>
          </table:table-cell>
          <table:table-cell office:value-type="float" office:value="-0.157471">
            <text:p>-0.157471</text:p>
          </table:table-cell>
          <table:table-cell office:value-type="float" office:value="0.703795">
            <text:p>0.703795</text:p>
          </table:table-cell>
          <table:table-cell office:value-type="float" office:value="0.0480675">
            <text:p>0.0480675</text:p>
          </table:table-cell>
          <table:table-cell office:value-type="float" office:value="-0.0491693">
            <text:p>-0.0491693</text:p>
          </table:table-cell>
          <table:table-cell office:value-type="float" office:value="-0.231147">
            <text:p>-0.231147</text:p>
          </table:table-cell>
          <table:table-cell office:value-type="float" office:value="0.0499649">
            <text:p>0.0499649</text:p>
          </table:table-cell>
          <table:table-cell office:value-type="float" office:value="0.0185206">
            <text:p>0.0185206</text:p>
          </table:table-cell>
          <table:table-cell office:value-type="float" office:value="0.0259668">
            <text:p>0.0259668</text:p>
          </table:table-cell>
          <table:table-cell office:value-type="float" office:value="-0.0128978">
            <text:p>-0.0128978</text:p>
          </table:table-cell>
          <table:table-cell office:value-type="float" office:value="-0.126078">
            <text:p>-0.126078</text:p>
          </table:table-cell>
          <table:table-cell office:value-type="float" office:value="-0.182385">
            <text:p>-0.182385</text:p>
          </table:table-cell>
          <table:table-cell office:value-type="float" office:value="0.108242">
            <text:p>0.108242</text:p>
          </table:table-cell>
          <table:table-cell/>
          <table:table-cell office:value-type="float" office:value="6.77674">
            <text:p>6.77674</text:p>
          </table:table-cell>
          <table:table-cell office:value-type="float" office:value="0.105768">
            <text:p>0.105768</text:p>
          </table:table-cell>
          <table:table-cell office:value-type="float" office:value="-0.0966557">
            <text:p>-0.0966557</text:p>
          </table:table-cell>
          <table:table-cell office:value-type="float" office:value="0.818215">
            <text:p>0.818215</text:p>
          </table:table-cell>
          <table:table-cell office:value-type="float" office:value="0.155215">
            <text:p>0.155215</text:p>
          </table:table-cell>
          <table:table-cell office:value-type="float" office:value="0.0725543">
            <text:p>0.0725543</text:p>
          </table:table-cell>
          <table:table-cell office:value-type="float" office:value="-0.1141">
            <text:p>-0.1141</text:p>
          </table:table-cell>
          <table:table-cell office:value-type="float" office:value="0.0068473">
            <text:p>0.0068473</text:p>
          </table:table-cell>
          <table:table-cell office:value-type="float" office:value="-0.0442818">
            <text:p>-0.0442818</text:p>
          </table:table-cell>
          <table:table-cell office:value-type="float" office:value="0.0174626">
            <text:p>0.0174626</text:p>
          </table:table-cell>
          <table:table-cell table:style-name="ce1" office:value-type="float" office:value="-0.00133642">
            <text:p>-0.00133642</text:p>
          </table:table-cell>
          <table:table-cell office:value-type="float" office:value="0.00109507">
            <text:p>0.00109507</text:p>
          </table:table-cell>
          <table:table-cell office:value-type="float" office:value="-0.0116284">
            <text:p>-0.0116284</text:p>
          </table:table-cell>
          <table:table-cell office:value-type="float" office:value="0.0262689">
            <text:p>0.0262689</text:p>
          </table:table-cell>
        </table:table-row>
        <table:table-row table:style-name="ro4">
          <table:table-cell office:value-type="float" office:value="7.76948">
            <text:p>7.76948</text:p>
          </table:table-cell>
          <table:table-cell office:value-type="float" office:value="0.173867">
            <text:p>0.173867</text:p>
          </table:table-cell>
          <table:table-cell office:value-type="float" office:value="-0.224889">
            <text:p>-0.224889</text:p>
          </table:table-cell>
          <table:table-cell office:value-type="float" office:value="0.815897">
            <text:p>0.815897</text:p>
          </table:table-cell>
          <table:table-cell office:value-type="float" office:value="0.140231">
            <text:p>0.140231</text:p>
          </table:table-cell>
          <table:table-cell office:value-type="float" office:value="0.226215">
            <text:p>0.226215</text:p>
          </table:table-cell>
          <table:table-cell office:value-type="float" office:value="-0.293447">
            <text:p>-0.293447</text:p>
          </table:table-cell>
          <table:table-cell office:value-type="float" office:value="0.0105149">
            <text:p>0.0105149</text:p>
          </table:table-cell>
          <table:table-cell office:value-type="float" office:value="-0.0791072">
            <text:p>-0.0791072</text:p>
          </table:table-cell>
          <table:table-cell office:value-type="float" office:value="-0.00324622">
            <text:p>-0.00324622</text:p>
          </table:table-cell>
          <table:table-cell office:value-type="float" office:value="0.0119508">
            <text:p>0.0119508</text:p>
          </table:table-cell>
          <table:table-cell office:value-type="float" office:value="-0.0773995">
            <text:p>-0.0773995</text:p>
          </table:table-cell>
          <table:table-cell office:value-type="float" office:value="-0.141598">
            <text:p>-0.141598</text:p>
          </table:table-cell>
          <table:table-cell office:value-type="float" office:value="0.190968">
            <text:p>0.190968</text:p>
          </table:table-cell>
          <table:table-cell/>
          <table:table-cell office:value-type="float" office:value="10.5747">
            <text:p>10.5747</text:p>
          </table:table-cell>
          <table:table-cell office:value-type="float" office:value="-0.127377">
            <text:p>-0.127377</text:p>
          </table:table-cell>
          <table:table-cell office:value-type="float" office:value="-0.128756">
            <text:p>-0.128756</text:p>
          </table:table-cell>
          <table:table-cell office:value-type="float" office:value="0.706963">
            <text:p>0.706963</text:p>
          </table:table-cell>
          <table:table-cell office:value-type="float" office:value="0.0412835">
            <text:p>0.0412835</text:p>
          </table:table-cell>
          <table:table-cell office:value-type="float" office:value="-0.0120478">
            <text:p>-0.0120478</text:p>
          </table:table-cell>
          <table:table-cell office:value-type="float" office:value="-0.18788">
            <text:p>-0.18788</text:p>
          </table:table-cell>
          <table:table-cell office:value-type="float" office:value="0.0389181">
            <text:p>0.0389181</text:p>
          </table:table-cell>
          <table:table-cell office:value-type="float" office:value="-0.00884875">
            <text:p>-0.00884875</text:p>
          </table:table-cell>
          <table:table-cell office:value-type="float" office:value="-0.00592655">
            <text:p>-0.00592655</text:p>
          </table:table-cell>
          <table:table-cell office:value-type="float" office:value="0.000485254">
            <text:p>0.000485254</text:p>
          </table:table-cell>
          <table:table-cell office:value-type="float" office:value="0.0244244">
            <text:p>0.0244244</text:p>
          </table:table-cell>
          <table:table-cell office:value-type="float" office:value="0.00918295">
            <text:p>0.00918295</text:p>
          </table:table-cell>
          <table:table-cell office:value-type="float" office:value="0.00516263">
            <text:p>0.00516263</text:p>
          </table:table-cell>
          <table:table-cell/>
          <table:table-cell office:value-type="float" office:value="7.474">
            <text:p>7.474</text:p>
          </table:table-cell>
          <table:table-cell office:value-type="float" office:value="0.156028">
            <text:p>0.156028</text:p>
          </table:table-cell>
          <table:table-cell office:value-type="float" office:value="-0.243793">
            <text:p>-0.243793</text:p>
          </table:table-cell>
          <table:table-cell office:value-type="float" office:value="0.789506">
            <text:p>0.789506</text:p>
          </table:table-cell>
          <table:table-cell office:value-type="float" office:value="0.18378">
            <text:p>0.18378</text:p>
          </table:table-cell>
          <table:table-cell office:value-type="float" office:value="0.196223">
            <text:p>0.196223</text:p>
          </table:table-cell>
          <table:table-cell office:value-type="float" office:value="-0.343389">
            <text:p>-0.343389</text:p>
          </table:table-cell>
          <table:table-cell office:value-type="float" office:value="0.00786669">
            <text:p>0.00786669</text:p>
          </table:table-cell>
          <table:table-cell office:value-type="float" office:value="0.0080928">
            <text:p>0.0080928</text:p>
          </table:table-cell>
          <table:table-cell office:value-type="float" office:value="-0.0155634">
            <text:p>-0.0155634</text:p>
          </table:table-cell>
          <table:table-cell office:value-type="float" office:value="0.0374172">
            <text:p>0.0374172</text:p>
          </table:table-cell>
          <table:table-cell office:value-type="float" office:value="-0.0955097">
            <text:p>-0.0955097</text:p>
          </table:table-cell>
          <table:table-cell office:value-type="float" office:value="0.0783254">
            <text:p>0.0783254</text:p>
          </table:table-cell>
          <table:table-cell office:value-type="float" office:value="-0.0865121">
            <text:p>-0.0865121</text:p>
          </table:table-cell>
          <table:table-cell/>
          <table:table-cell office:value-type="float" office:value="8.34713">
            <text:p>8.34713</text:p>
          </table:table-cell>
          <table:table-cell office:value-type="float" office:value="-0.0409505">
            <text:p>-0.0409505</text:p>
          </table:table-cell>
          <table:table-cell office:value-type="float" office:value="-0.157365">
            <text:p>-0.157365</text:p>
          </table:table-cell>
          <table:table-cell office:value-type="float" office:value="0.704079">
            <text:p>0.704079</text:p>
          </table:table-cell>
          <table:table-cell office:value-type="float" office:value="0.0456738">
            <text:p>0.0456738</text:p>
          </table:table-cell>
          <table:table-cell office:value-type="float" office:value="-0.0475368">
            <text:p>-0.0475368</text:p>
          </table:table-cell>
          <table:table-cell office:value-type="float" office:value="-0.225449">
            <text:p>-0.225449</text:p>
          </table:table-cell>
          <table:table-cell office:value-type="float" office:value="0.0481433">
            <text:p>0.0481433</text:p>
          </table:table-cell>
          <table:table-cell office:value-type="float" office:value="0.00110245">
            <text:p>0.00110245</text:p>
          </table:table-cell>
          <table:table-cell office:value-type="float" office:value="0.000769624">
            <text:p>0.000769624</text:p>
          </table:table-cell>
          <table:table-cell office:value-type="float" office:value="0.00205623">
            <text:p>0.00205623</text:p>
          </table:table-cell>
          <table:table-cell office:value-type="float" office:value="-0.0209919">
            <text:p>-0.0209919</text:p>
          </table:table-cell>
          <table:table-cell office:value-type="float" office:value="0.132967">
            <text:p>0.132967</text:p>
          </table:table-cell>
          <table:table-cell office:value-type="float" office:value="-0.0376188">
            <text:p>-0.0376188</text:p>
          </table:table-cell>
          <table:table-cell/>
          <table:table-cell office:value-type="float" office:value="7.31562">
            <text:p>7.31562</text:p>
          </table:table-cell>
          <table:table-cell office:value-type="float" office:value="0.0822228">
            <text:p>0.0822228</text:p>
          </table:table-cell>
          <table:table-cell office:value-type="float" office:value="-0.0906222">
            <text:p>-0.0906222</text:p>
          </table:table-cell>
          <table:table-cell office:value-type="float" office:value="0.825123">
            <text:p>0.825123</text:p>
          </table:table-cell>
          <table:table-cell office:value-type="float" office:value="0.133844">
            <text:p>0.133844</text:p>
          </table:table-cell>
          <table:table-cell office:value-type="float" office:value="0.030549">
            <text:p>0.030549</text:p>
          </table:table-cell>
          <table:table-cell office:value-type="float" office:value="-0.113889">
            <text:p>-0.113889</text:p>
          </table:table-cell>
          <table:table-cell office:value-type="float" office:value="0.0216133">
            <text:p>0.0216133</text:p>
          </table:table-cell>
          <table:table-cell office:value-type="float" office:value="-0.0436917">
            <text:p>-0.0436917</text:p>
          </table:table-cell>
          <table:table-cell office:value-type="float" office:value="0.0111963">
            <text:p>0.0111963</text:p>
          </table:table-cell>
          <table:table-cell office:value-type="float" office:value="0.0128195">
            <text:p>0.0128195</text:p>
          </table:table-cell>
          <table:table-cell office:value-type="float" office:value="-0.638466">
            <text:p>-0.638466</text:p>
          </table:table-cell>
          <table:table-cell office:value-type="float" office:value="-0.184684">
            <text:p>-0.184684</text:p>
          </table:table-cell>
          <table:table-cell office:value-type="float" office:value="0.24308">
            <text:p>0.24308</text:p>
          </table:table-cell>
        </table:table-row>
        <table:table-row table:style-name="ro4">
          <table:table-cell office:value-type="float" office:value="7.86894">
            <text:p>7.86894</text:p>
          </table:table-cell>
          <table:table-cell office:value-type="float" office:value="0.165233">
            <text:p>0.165233</text:p>
          </table:table-cell>
          <table:table-cell office:value-type="float" office:value="-0.226612">
            <text:p>-0.226612</text:p>
          </table:table-cell>
          <table:table-cell office:value-type="float" office:value="0.818975">
            <text:p>0.818975</text:p>
          </table:table-cell>
          <table:table-cell office:value-type="float" office:value="0.136748">
            <text:p>0.136748</text:p>
          </table:table-cell>
          <table:table-cell office:value-type="float" office:value="0.221117">
            <text:p>0.221117</text:p>
          </table:table-cell>
          <table:table-cell office:value-type="float" office:value="-0.286988">
            <text:p>-0.286988</text:p>
          </table:table-cell>
          <table:table-cell office:value-type="float" office:value="0.00478602">
            <text:p>0.00478602</text:p>
          </table:table-cell>
          <table:table-cell office:value-type="float" office:value="-0.0868056">
            <text:p>-0.0868056</text:p>
          </table:table-cell>
          <table:table-cell office:value-type="float" office:value="-0.01733">
            <text:p>-0.01733</text:p>
          </table:table-cell>
          <table:table-cell office:value-type="float" office:value="0.030945">
            <text:p>0.030945</text:p>
          </table:table-cell>
          <table:table-cell office:value-type="float" office:value="-0.0011605">
            <text:p>-0.0011605</text:p>
          </table:table-cell>
          <table:table-cell office:value-type="float" office:value="0.118073">
            <text:p>0.118073</text:p>
          </table:table-cell>
          <table:table-cell office:value-type="float" office:value="-0.0953439">
            <text:p>-0.0953439</text:p>
          </table:table-cell>
          <table:table-cell/>
          <table:table-cell office:value-type="float" office:value="11.0066">
            <text:p>11.0066</text:p>
          </table:table-cell>
          <table:table-cell office:value-type="float" office:value="-0.126642">
            <text:p>-0.126642</text:p>
          </table:table-cell>
          <table:table-cell office:value-type="float" office:value="-0.129603">
            <text:p>-0.129603</text:p>
          </table:table-cell>
          <table:table-cell office:value-type="float" office:value="0.708136">
            <text:p>0.708136</text:p>
          </table:table-cell>
          <table:table-cell office:value-type="float" office:value="0.0362439">
            <text:p>0.0362439</text:p>
          </table:table-cell>
          <table:table-cell office:value-type="float" office:value="-0.00818761">
            <text:p>-0.00818761</text:p>
          </table:table-cell>
          <table:table-cell office:value-type="float" office:value="-0.188241">
            <text:p>-0.188241</text:p>
          </table:table-cell>
          <table:table-cell office:value-type="float" office:value="0.0412598">
            <text:p>0.0412598</text:p>
          </table:table-cell>
          <table:table-cell office:value-type="float" office:value="0.00170131">
            <text:p>0.00170131</text:p>
          </table:table-cell>
          <table:table-cell office:value-type="float" office:value="-0.00196001">
            <text:p>-0.00196001</text:p>
          </table:table-cell>
          <table:table-cell office:value-type="float" office:value="0.00271524">
            <text:p>0.00271524</text:p>
          </table:table-cell>
          <table:table-cell office:value-type="float" office:value="0.0483978">
            <text:p>0.0483978</text:p>
          </table:table-cell>
          <table:table-cell office:value-type="float" office:value="0.00995866">
            <text:p>0.00995866</text:p>
          </table:table-cell>
          <table:table-cell office:value-type="float" office:value="0.0256816">
            <text:p>0.0256816</text:p>
          </table:table-cell>
          <table:table-cell/>
          <table:table-cell office:value-type="float" office:value="7.70588">
            <text:p>7.70588</text:p>
          </table:table-cell>
          <table:table-cell office:value-type="float" office:value="0.152769">
            <text:p>0.152769</text:p>
          </table:table-cell>
          <table:table-cell office:value-type="float" office:value="-0.243191">
            <text:p>-0.243191</text:p>
          </table:table-cell>
          <table:table-cell office:value-type="float" office:value="0.793531">
            <text:p>0.793531</text:p>
          </table:table-cell>
          <table:table-cell office:value-type="float" office:value="0.17437">
            <text:p>0.17437</text:p>
          </table:table-cell>
          <table:table-cell office:value-type="float" office:value="0.190526">
            <text:p>0.190526</text:p>
          </table:table-cell>
          <table:table-cell office:value-type="float" office:value="-0.343582">
            <text:p>-0.343582</text:p>
          </table:table-cell>
          <table:table-cell office:value-type="float" office:value="0.0161741">
            <text:p>0.0161741</text:p>
          </table:table-cell>
          <table:table-cell office:value-type="float" office:value="-0.014054">
            <text:p>-0.014054</text:p>
          </table:table-cell>
          <table:table-cell office:value-type="float" office:value="0.00259869">
            <text:p>0.00259869</text:p>
          </table:table-cell>
          <table:table-cell office:value-type="float" office:value="0.0173568">
            <text:p>0.0173568</text:p>
          </table:table-cell>
          <table:table-cell office:value-type="float" office:value="-0.186679">
            <text:p>-0.186679</text:p>
          </table:table-cell>
          <table:table-cell office:value-type="float" office:value="0.00984349">
            <text:p>0.00984349</text:p>
          </table:table-cell>
          <table:table-cell office:value-type="float" office:value="0.0667511">
            <text:p>0.0667511</text:p>
          </table:table-cell>
          <table:table-cell/>
          <table:table-cell office:value-type="float" office:value="8.58115">
            <text:p>8.58115</text:p>
          </table:table-cell>
          <table:table-cell office:value-type="float" office:value="-0.0418421">
            <text:p>-0.0418421</text:p>
          </table:table-cell>
          <table:table-cell office:value-type="float" office:value="-0.149903">
            <text:p>-0.149903</text:p>
          </table:table-cell>
          <table:table-cell office:value-type="float" office:value="0.7025">
            <text:p>0.7025</text:p>
          </table:table-cell>
          <table:table-cell office:value-type="float" office:value="0.0418881">
            <text:p>0.0418881</text:p>
          </table:table-cell>
          <table:table-cell office:value-type="float" office:value="-0.0432698">
            <text:p>-0.0432698</text:p>
          </table:table-cell>
          <table:table-cell office:value-type="float" office:value="-0.202752">
            <text:p>-0.202752</text:p>
          </table:table-cell>
          <table:table-cell office:value-type="float" office:value="0.0410085">
            <text:p>0.0410085</text:p>
          </table:table-cell>
          <table:table-cell table:style-name="ce1" office:value-type="float" office:value="-0.00380998">
            <text:p>-0.00380998</text:p>
          </table:table-cell>
          <table:table-cell office:value-type="float" office:value="0.0318861">
            <text:p>0.0318861</text:p>
          </table:table-cell>
          <table:table-cell office:value-type="float" office:value="-0.00674718">
            <text:p>-0.00674718</text:p>
          </table:table-cell>
          <table:table-cell office:value-type="float" office:value="0.177042">
            <text:p>0.177042</text:p>
          </table:table-cell>
          <table:table-cell office:value-type="float" office:value="0.633414">
            <text:p>0.633414</text:p>
          </table:table-cell>
          <table:table-cell office:value-type="float" office:value="-0.241124">
            <text:p>-0.241124</text:p>
          </table:table-cell>
          <table:table-cell/>
          <table:table-cell office:value-type="float" office:value="7.40747">
            <text:p>7.40747</text:p>
          </table:table-cell>
          <table:table-cell office:value-type="float" office:value="0.0728242">
            <text:p>0.0728242</text:p>
          </table:table-cell>
          <table:table-cell office:value-type="float" office:value="-0.0911518">
            <text:p>-0.0911518</text:p>
          </table:table-cell>
          <table:table-cell office:value-type="float" office:value="0.828351">
            <text:p>0.828351</text:p>
          </table:table-cell>
          <table:table-cell office:value-type="float" office:value="0.130506">
            <text:p>0.130506</text:p>
          </table:table-cell>
          <table:table-cell office:value-type="float" office:value="0.0515709">
            <text:p>0.0515709</text:p>
          </table:table-cell>
          <table:table-cell office:value-type="float" office:value="-0.10833">
            <text:p>-0.10833</text:p>
          </table:table-cell>
          <table:table-cell office:value-type="float" office:value="0.0155691">
            <text:p>0.0155691</text:p>
          </table:table-cell>
          <table:table-cell office:value-type="float" office:value="-0.102332">
            <text:p>-0.102332</text:p>
          </table:table-cell>
          <table:table-cell office:value-type="float" office:value="-0.00576603">
            <text:p>-0.00576603</text:p>
          </table:table-cell>
          <table:table-cell office:value-type="float" office:value="0.0351452">
            <text:p>0.0351452</text:p>
          </table:table-cell>
          <table:table-cell office:value-type="float" office:value="0.412464">
            <text:p>0.412464</text:p>
          </table:table-cell>
          <table:table-cell office:value-type="float" office:value="0.0398296">
            <text:p>0.0398296</text:p>
          </table:table-cell>
          <table:table-cell office:value-type="float" office:value="-0.0901329">
            <text:p>-0.0901329</text:p>
          </table:table-cell>
        </table:table-row>
        <table:table-row table:style-name="ro4">
          <table:table-cell office:value-type="float" office:value="8.07798">
            <text:p>8.07798</text:p>
          </table:table-cell>
          <table:table-cell office:value-type="float" office:value="0.147037">
            <text:p>0.147037</text:p>
          </table:table-cell>
          <table:table-cell office:value-type="float" office:value="-0.225075">
            <text:p>-0.225075</text:p>
          </table:table-cell>
          <table:table-cell office:value-type="float" office:value="0.821278">
            <text:p>0.821278</text:p>
          </table:table-cell>
          <table:table-cell office:value-type="float" office:value="0.129708">
            <text:p>0.129708</text:p>
          </table:table-cell>
          <table:table-cell office:value-type="float" office:value="0.210686">
            <text:p>0.210686</text:p>
          </table:table-cell>
          <table:table-cell office:value-type="float" office:value="-0.288721">
            <text:p>-0.288721</text:p>
          </table:table-cell>
          <table:table-cell office:value-type="float" office:value="0.0100724">
            <text:p>0.0100724</text:p>
          </table:table-cell>
          <table:table-cell office:value-type="float" office:value="-0.0870482">
            <text:p>-0.0870482</text:p>
          </table:table-cell>
          <table:table-cell office:value-type="float" office:value="0.00735171">
            <text:p>0.00735171</text:p>
          </table:table-cell>
          <table:table-cell office:value-type="float" office:value="0.0110145">
            <text:p>0.0110145</text:p>
          </table:table-cell>
          <table:table-cell office:value-type="float" office:value="0.132272">
            <text:p>0.132272</text:p>
          </table:table-cell>
          <table:table-cell office:value-type="float" office:value="-0.0313153">
            <text:p>-0.0313153</text:p>
          </table:table-cell>
          <table:table-cell office:value-type="float" office:value="0.0397334">
            <text:p>0.0397334</text:p>
          </table:table-cell>
          <table:table-cell/>
          <table:table-cell office:value-type="float" office:value="11.107">
            <text:p>11.107</text:p>
          </table:table-cell>
          <table:table-cell office:value-type="float" office:value="-0.125985">
            <text:p>-0.125985</text:p>
          </table:table-cell>
          <table:table-cell office:value-type="float" office:value="-0.1297">
            <text:p>-0.1297</text:p>
          </table:table-cell>
          <table:table-cell office:value-type="float" office:value="0.708667">
            <text:p>0.708667</text:p>
          </table:table-cell>
          <table:table-cell office:value-type="float" office:value="0.0351643">
            <text:p>0.0351643</text:p>
          </table:table-cell>
          <table:table-cell office:value-type="float" office:value="-0.00868075">
            <text:p>-0.00868075</text:p>
          </table:table-cell>
          <table:table-cell office:value-type="float" office:value="-0.185612">
            <text:p>-0.185612</text:p>
          </table:table-cell>
          <table:table-cell office:value-type="float" office:value="0.0403203">
            <text:p>0.0403203</text:p>
          </table:table-cell>
          <table:table-cell office:value-type="float" office:value="0.00655662">
            <text:p>0.00655662</text:p>
          </table:table-cell>
          <table:table-cell office:value-type="float" office:value="-0.000960944">
            <text:p>-0.000960944</text:p>
          </table:table-cell>
          <table:table-cell office:value-type="float" office:value="0.00529164">
            <text:p>0.00529164</text:p>
          </table:table-cell>
          <table:table-cell office:value-type="float" office:value="-0.0136358">
            <text:p>-0.0136358</text:p>
          </table:table-cell>
          <table:table-cell office:value-type="float" office:value="0.0954445">
            <text:p>0.0954445</text:p>
          </table:table-cell>
          <table:table-cell office:value-type="float" office:value="-0.0323767">
            <text:p>-0.0323767</text:p>
          </table:table-cell>
          <table:table-cell/>
          <table:table-cell office:value-type="float" office:value="8.03827">
            <text:p>8.03827</text:p>
          </table:table-cell>
          <table:table-cell office:value-type="float" office:value="0.127472">
            <text:p>0.127472</text:p>
          </table:table-cell>
          <table:table-cell office:value-type="float" office:value="-0.241239">
            <text:p>-0.241239</text:p>
          </table:table-cell>
          <table:table-cell office:value-type="float" office:value="0.806675">
            <text:p>0.806675</text:p>
          </table:table-cell>
          <table:table-cell office:value-type="float" office:value="0.161716">
            <text:p>0.161716</text:p>
          </table:table-cell>
          <table:table-cell office:value-type="float" office:value="0.148571">
            <text:p>0.148571</text:p>
          </table:table-cell>
          <table:table-cell office:value-type="float" office:value="-0.322716">
            <text:p>-0.322716</text:p>
          </table:table-cell>
          <table:table-cell office:value-type="float" office:value="0.00138266">
            <text:p>0.00138266</text:p>
          </table:table-cell>
          <table:table-cell office:value-type="float" office:value="-0.0761055">
            <text:p>-0.0761055</text:p>
          </table:table-cell>
          <table:table-cell office:value-type="float" office:value="0.00587063">
            <text:p>0.00587063</text:p>
          </table:table-cell>
          <table:table-cell office:value-type="float" office:value="0.0395446">
            <text:p>0.0395446</text:p>
          </table:table-cell>
          <table:table-cell office:value-type="float" office:value="-0.567502">
            <text:p>-0.567502</text:p>
          </table:table-cell>
          <table:table-cell office:value-type="float" office:value="0.456092">
            <text:p>0.456092</text:p>
          </table:table-cell>
          <table:table-cell office:value-type="float" office:value="-0.664557">
            <text:p>-0.664557</text:p>
          </table:table-cell>
          <table:table-cell/>
          <table:table-cell office:value-type="float" office:value="8.81113">
            <text:p>8.81113</text:p>
          </table:table-cell>
          <table:table-cell office:value-type="float" office:value="-0.0333543">
            <text:p>-0.0333543</text:p>
          </table:table-cell>
          <table:table-cell office:value-type="float" office:value="-0.109067">
            <text:p>-0.109067</text:p>
          </table:table-cell>
          <table:table-cell office:value-type="float" office:value="0.688195">
            <text:p>0.688195</text:p>
          </table:table-cell>
          <table:table-cell office:value-type="float" office:value="0.0384735">
            <text:p>0.0384735</text:p>
          </table:table-cell>
          <table:table-cell office:value-type="float" office:value="-0.0372556">
            <text:p>-0.0372556</text:p>
          </table:table-cell>
          <table:table-cell office:value-type="float" office:value="-0.163752">
            <text:p>-0.163752</text:p>
          </table:table-cell>
          <table:table-cell office:value-type="float" office:value="0.0286007">
            <text:p>0.0286007</text:p>
          </table:table-cell>
          <table:table-cell office:value-type="float" office:value="0.0369064">
            <text:p>0.0369064</text:p>
          </table:table-cell>
          <table:table-cell office:value-type="float" office:value="0.17756">
            <text:p>0.17756</text:p>
          </table:table-cell>
          <table:table-cell office:value-type="float" office:value="-0.0622014">
            <text:p>-0.0622014</text:p>
          </table:table-cell>
          <table:table-cell office:value-type="float" office:value="-0.0925202">
            <text:p>-0.0925202</text:p>
          </table:table-cell>
          <table:table-cell office:value-type="float" office:value="0.0372093">
            <text:p>0.0372093</text:p>
          </table:table-cell>
          <table:table-cell office:value-type="float" office:value="0.0232578">
            <text:p>0.0232578</text:p>
          </table:table-cell>
          <table:table-cell/>
          <table:table-cell office:value-type="float" office:value="7.57487">
            <text:p>7.57487</text:p>
          </table:table-cell>
          <table:table-cell office:value-type="float" office:value="0.0672522">
            <text:p>0.0672522</text:p>
          </table:table-cell>
          <table:table-cell office:value-type="float" office:value="-0.0910009">
            <text:p>-0.0910009</text:p>
          </table:table-cell>
          <table:table-cell office:value-type="float" office:value="0.831709">
            <text:p>0.831709</text:p>
          </table:table-cell>
          <table:table-cell office:value-type="float" office:value="0.124637">
            <text:p>0.124637</text:p>
          </table:table-cell>
          <table:table-cell office:value-type="float" office:value="0.0442452">
            <text:p>0.0442452</text:p>
          </table:table-cell>
          <table:table-cell office:value-type="float" office:value="-0.109985">
            <text:p>-0.109985</text:p>
          </table:table-cell>
          <table:table-cell office:value-type="float" office:value="0.0185214">
            <text:p>0.0185214</text:p>
          </table:table-cell>
          <table:table-cell office:value-type="float" office:value="-0.0332859">
            <text:p>-0.0332859</text:p>
          </table:table-cell>
          <table:table-cell office:value-type="float" office:value="0.000901364">
            <text:p>0.000901364</text:p>
          </table:table-cell>
          <table:table-cell office:value-type="float" office:value="0.0200571">
            <text:p>0.0200571</text:p>
          </table:table-cell>
          <table:table-cell office:value-type="float" office:value="0.151905">
            <text:p>0.151905</text:p>
          </table:table-cell>
          <table:table-cell office:value-type="float" office:value="-0.0362852">
            <text:p>-0.0362852</text:p>
          </table:table-cell>
          <table:table-cell office:value-type="float" office:value="-0.0564338">
            <text:p>-0.0564338</text:p>
          </table:table-cell>
        </table:table-row>
        <table:table-row table:style-name="ro4">
          <table:table-cell office:value-type="float" office:value="8.23845">
            <text:p>8.23845</text:p>
          </table:table-cell>
          <table:table-cell office:value-type="float" office:value="0.136474">
            <text:p>0.136474</text:p>
          </table:table-cell>
          <table:table-cell office:value-type="float" office:value="-0.224702">
            <text:p>-0.224702</text:p>
          </table:table-cell>
          <table:table-cell office:value-type="float" office:value="0.824069">
            <text:p>0.824069</text:p>
          </table:table-cell>
          <table:table-cell office:value-type="float" office:value="0.124551">
            <text:p>0.124551</text:p>
          </table:table-cell>
          <table:table-cell office:value-type="float" office:value="0.186854">
            <text:p>0.186854</text:p>
          </table:table-cell>
          <table:table-cell office:value-type="float" office:value="-0.288543">
            <text:p>-0.288543</text:p>
          </table:table-cell>
          <table:table-cell office:value-type="float" office:value="0.0136396">
            <text:p>0.0136396</text:p>
          </table:table-cell>
          <table:table-cell office:value-type="float" office:value="-0.0658222">
            <text:p>-0.0658222</text:p>
          </table:table-cell>
          <table:table-cell office:value-type="float" office:value="0.00232648">
            <text:p>0.00232648</text:p>
          </table:table-cell>
          <table:table-cell office:value-type="float" office:value="0.0173906">
            <text:p>0.0173906</text:p>
          </table:table-cell>
          <table:table-cell office:value-type="float" office:value="-0.342936">
            <text:p>-0.342936</text:p>
          </table:table-cell>
          <table:table-cell office:value-type="float" office:value="-0.0236256">
            <text:p>-0.0236256</text:p>
          </table:table-cell>
          <table:table-cell office:value-type="float" office:value="0.0484888">
            <text:p>0.0484888</text:p>
          </table:table-cell>
          <table:table-cell/>
          <table:table-cell office:value-type="float" office:value="11.2749">
            <text:p>11.2749</text:p>
          </table:table-cell>
          <table:table-cell office:value-type="float" office:value="-0.125268">
            <text:p>-0.125268</text:p>
          </table:table-cell>
          <table:table-cell office:value-type="float" office:value="-0.127168">
            <text:p>-0.127168</text:p>
          </table:table-cell>
          <table:table-cell office:value-type="float" office:value="0.708642">
            <text:p>0.708642</text:p>
          </table:table-cell>
          <table:table-cell office:value-type="float" office:value="0.0334283">
            <text:p>0.0334283</text:p>
          </table:table-cell>
          <table:table-cell office:value-type="float" office:value="-0.00125893">
            <text:p>-0.00125893</text:p>
          </table:table-cell>
          <table:table-cell office:value-type="float" office:value="-0.169914">
            <text:p>-0.169914</text:p>
          </table:table-cell>
          <table:table-cell office:value-type="float" office:value="0.0413315">
            <text:p>0.0413315</text:p>
          </table:table-cell>
          <table:table-cell office:value-type="float" office:value="0.00426609">
            <text:p>0.00426609</text:p>
          </table:table-cell>
          <table:table-cell office:value-type="float" office:value="0.0150717">
            <text:p>0.0150717</text:p>
          </table:table-cell>
          <table:table-cell office:value-type="float" office:value="-0.000146967">
            <text:p>-0.000146967</text:p>
          </table:table-cell>
          <table:table-cell office:value-type="float" office:value="0.19616">
            <text:p>0.19616</text:p>
          </table:table-cell>
          <table:table-cell office:value-type="float" office:value="0.478189">
            <text:p>0.478189</text:p>
          </table:table-cell>
          <table:table-cell office:value-type="float" office:value="0.0135826">
            <text:p>0.0135826</text:p>
          </table:table-cell>
          <table:table-cell/>
          <table:table-cell office:value-type="float" office:value="8.07392">
            <text:p>8.07392</text:p>
          </table:table-cell>
          <table:table-cell office:value-type="float" office:value="0.124038">
            <text:p>0.124038</text:p>
          </table:table-cell>
          <table:table-cell office:value-type="float" office:value="-0.240451">
            <text:p>-0.240451</text:p>
          </table:table-cell>
          <table:table-cell office:value-type="float" office:value="0.807241">
            <text:p>0.807241</text:p>
          </table:table-cell>
          <table:table-cell office:value-type="float" office:value="0.160415">
            <text:p>0.160415</text:p>
          </table:table-cell>
          <table:table-cell office:value-type="float" office:value="0.169317">
            <text:p>0.169317</text:p>
          </table:table-cell>
          <table:table-cell office:value-type="float" office:value="-0.339766">
            <text:p>-0.339766</text:p>
          </table:table-cell>
          <table:table-cell office:value-type="float" office:value="0.0281087">
            <text:p>0.0281087</text:p>
          </table:table-cell>
          <table:table-cell office:value-type="float" office:value="-0.0963358">
            <text:p>-0.0963358</text:p>
          </table:table-cell>
          <table:table-cell office:value-type="float" office:value="0.0221294">
            <text:p>0.0221294</text:p>
          </table:table-cell>
          <table:table-cell office:value-type="float" office:value="0.0158545">
            <text:p>0.0158545</text:p>
          </table:table-cell>
          <table:table-cell office:value-type="float" office:value="0.0610088">
            <text:p>0.0610088</text:p>
          </table:table-cell>
          <table:table-cell office:value-type="float" office:value="-0.0199209">
            <text:p>-0.0199209</text:p>
          </table:table-cell>
          <table:table-cell office:value-type="float" office:value="0.0318854">
            <text:p>0.0318854</text:p>
          </table:table-cell>
          <table:table-cell/>
          <table:table-cell office:value-type="float" office:value="9.1774">
            <text:p>9.1774</text:p>
          </table:table-cell>
          <table:table-cell office:value-type="float" office:value="-0.0322484">
            <text:p>-0.0322484</text:p>
          </table:table-cell>
          <table:table-cell office:value-type="float" office:value="-0.0390409">
            <text:p>-0.0390409</text:p>
          </table:table-cell>
          <table:table-cell office:value-type="float" office:value="0.668532">
            <text:p>0.668532</text:p>
          </table:table-cell>
          <table:table-cell office:value-type="float" office:value="0.0336007">
            <text:p>0.0336007</text:p>
          </table:table-cell>
          <table:table-cell office:value-type="float" office:value="-0.0378556">
            <text:p>-0.0378556</text:p>
          </table:table-cell>
          <table:table-cell office:value-type="float" office:value="-0.0990369">
            <text:p>-0.0990369</text:p>
          </table:table-cell>
          <table:table-cell office:value-type="float" office:value="0.0106273">
            <text:p>0.0106273</text:p>
          </table:table-cell>
          <table:table-cell office:value-type="float" office:value="0.0030191">
            <text:p>0.0030191</text:p>
          </table:table-cell>
          <table:table-cell office:value-type="float" office:value="0.191188">
            <text:p>0.191188</text:p>
          </table:table-cell>
          <table:table-cell office:value-type="float" office:value="-0.0536828">
            <text:p>-0.0536828</text:p>
          </table:table-cell>
          <table:table-cell office:value-type="float" office:value="-0.0736745">
            <text:p>-0.0736745</text:p>
          </table:table-cell>
          <table:table-cell office:value-type="float" office:value="-0.224158">
            <text:p>-0.224158</text:p>
          </table:table-cell>
          <table:table-cell office:value-type="float" office:value="0.0449216">
            <text:p>0.0449216</text:p>
          </table:table-cell>
          <table:table-cell/>
          <table:table-cell office:value-type="float" office:value="7.67463">
            <text:p>7.67463</text:p>
          </table:table-cell>
          <table:table-cell office:value-type="float" office:value="0.0654434">
            <text:p>0.0654434</text:p>
          </table:table-cell>
          <table:table-cell office:value-type="float" office:value="-0.0912721">
            <text:p>-0.0912721</text:p>
          </table:table-cell>
          <table:table-cell office:value-type="float" office:value="0.833148">
            <text:p>0.833148</text:p>
          </table:table-cell>
          <table:table-cell office:value-type="float" office:value="0.121265">
            <text:p>0.121265</text:p>
          </table:table-cell>
          <table:table-cell office:value-type="float" office:value="0.0365176">
            <text:p>0.0365176</text:p>
          </table:table-cell>
          <table:table-cell office:value-type="float" office:value="-0.107281">
            <text:p>-0.107281</text:p>
          </table:table-cell>
          <table:table-cell office:value-type="float" office:value="0.0193204">
            <text:p>0.0193204</text:p>
          </table:table-cell>
          <table:table-cell office:value-type="float" office:value="-0.0181315">
            <text:p>-0.0181315</text:p>
          </table:table-cell>
          <table:table-cell office:value-type="float" office:value="-0.00271853">
            <text:p>-0.00271853</text:p>
          </table:table-cell>
          <table:table-cell office:value-type="float" office:value="0.0144271">
            <text:p>0.0144271</text:p>
          </table:table-cell>
          <table:table-cell office:value-type="float" office:value="-0.078934">
            <text:p>-0.078934</text:p>
          </table:table-cell>
          <table:table-cell office:value-type="float" office:value="0.0596451">
            <text:p>0.0596451</text:p>
          </table:table-cell>
          <table:table-cell office:value-type="float" office:value="-0.0573504">
            <text:p>-0.0573504</text:p>
          </table:table-cell>
        </table:table-row>
        <table:table-row table:style-name="ro4">
          <table:table-cell office:value-type="float" office:value="8.36971">
            <text:p>8.36971</text:p>
          </table:table-cell>
          <table:table-cell office:value-type="float" office:value="0.121926">
            <text:p>0.121926</text:p>
          </table:table-cell>
          <table:table-cell office:value-type="float" office:value="-0.224804">
            <text:p>-0.224804</text:p>
          </table:table-cell>
          <table:table-cell office:value-type="float" office:value="0.827187">
            <text:p>0.827187</text:p>
          </table:table-cell>
          <table:table-cell office:value-type="float" office:value="0.120485">
            <text:p>0.120485</text:p>
          </table:table-cell>
          <table:table-cell office:value-type="float" office:value="0.176326">
            <text:p>0.176326</text:p>
          </table:table-cell>
          <table:table-cell office:value-type="float" office:value="-0.28509">
            <text:p>-0.28509</text:p>
          </table:table-cell>
          <table:table-cell office:value-type="float" office:value="0.0146158">
            <text:p>0.0146158</text:p>
          </table:table-cell>
          <table:table-cell office:value-type="float" office:value="-0.110837">
            <text:p>-0.110837</text:p>
          </table:table-cell>
          <table:table-cell office:value-type="float" office:value="-0.000774659">
            <text:p>-0.000774659</text:p>
          </table:table-cell>
          <table:table-cell office:value-type="float" office:value="0.0237554">
            <text:p>0.0237554</text:p>
          </table:table-cell>
          <table:table-cell office:value-type="float" office:value="-0.168441">
            <text:p>-0.168441</text:p>
          </table:table-cell>
          <table:table-cell office:value-type="float" office:value="0.0821508">
            <text:p>0.0821508</text:p>
          </table:table-cell>
          <table:table-cell office:value-type="float" office:value="-0.0235005">
            <text:p>-0.0235005</text:p>
          </table:table-cell>
          <table:table-cell/>
          <table:table-cell office:value-type="float" office:value="11.4456">
            <text:p>11.4456</text:p>
          </table:table-cell>
          <table:table-cell office:value-type="float" office:value="-0.118829">
            <text:p>-0.118829</text:p>
          </table:table-cell>
          <table:table-cell office:value-type="float" office:value="-0.110674">
            <text:p>-0.110674</text:p>
          </table:table-cell>
          <table:table-cell office:value-type="float" office:value="0.709012">
            <text:p>0.709012</text:p>
          </table:table-cell>
          <table:table-cell office:value-type="float" office:value="0.0317526">
            <text:p>0.0317526</text:p>
          </table:table-cell>
          <table:table-cell office:value-type="float" office:value="-0.00206067">
            <text:p>-0.00206067</text:p>
          </table:table-cell>
          <table:table-cell office:value-type="float" office:value="-0.13799">
            <text:p>-0.13799</text:p>
          </table:table-cell>
          <table:table-cell office:value-type="float" office:value="0.0381687">
            <text:p>0.0381687</text:p>
          </table:table-cell>
          <table:table-cell office:value-type="float" office:value="0.0377364">
            <text:p>0.0377364</text:p>
          </table:table-cell>
          <table:table-cell office:value-type="float" office:value="0.0966643">
            <text:p>0.0966643</text:p>
          </table:table-cell>
          <table:table-cell office:value-type="float" office:value="0.00217061">
            <text:p>0.00217061</text:p>
          </table:table-cell>
          <table:table-cell office:value-type="float" office:value="-0.154527">
            <text:p>-0.154527</text:p>
          </table:table-cell>
          <table:table-cell office:value-type="float" office:value="0.743146">
            <text:p>0.743146</text:p>
          </table:table-cell>
          <table:table-cell office:value-type="float" office:value="-0.112548">
            <text:p>-0.112548</text:p>
          </table:table-cell>
          <table:table-cell/>
          <table:table-cell office:value-type="float" office:value="8.54187">
            <text:p>8.54187</text:p>
          </table:table-cell>
          <table:table-cell office:value-type="float" office:value="0.0923168">
            <text:p>0.0923168</text:p>
          </table:table-cell>
          <table:table-cell office:value-type="float" office:value="-0.234457">
            <text:p>-0.234457</text:p>
          </table:table-cell>
          <table:table-cell office:value-type="float" office:value="0.821642">
            <text:p>0.821642</text:p>
          </table:table-cell>
          <table:table-cell office:value-type="float" office:value="0.144272">
            <text:p>0.144272</text:p>
          </table:table-cell>
          <table:table-cell office:value-type="float" office:value="-0.207501">
            <text:p>-0.207501</text:p>
          </table:table-cell>
          <table:table-cell office:value-type="float" office:value="-0.230653">
            <text:p>-0.230653</text:p>
          </table:table-cell>
          <table:table-cell office:value-type="float" office:value="0.0425327">
            <text:p>0.0425327</text:p>
          </table:table-cell>
          <table:table-cell office:value-type="float" office:value="-0.0677865">
            <text:p>-0.0677865</text:p>
          </table:table-cell>
          <table:table-cell office:value-type="float" office:value="0.0128073">
            <text:p>0.0128073</text:p>
          </table:table-cell>
          <table:table-cell office:value-type="float" office:value="0.0307754">
            <text:p>0.0307754</text:p>
          </table:table-cell>
          <table:table-cell office:value-type="float" office:value="-8.63132">
            <text:p>-8.63132</text:p>
          </table:table-cell>
          <table:table-cell office:value-type="float" office:value="2.52293">
            <text:p>2.52293</text:p>
          </table:table-cell>
          <table:table-cell office:value-type="float" office:value="0.00597333">
            <text:p>0.00597333</text:p>
          </table:table-cell>
          <table:table-cell/>
          <table:table-cell office:value-type="float" office:value="9.34598">
            <text:p>9.34598</text:p>
          </table:table-cell>
          <table:table-cell office:value-type="float" office:value="-0.0338331">
            <text:p>-0.0338331</text:p>
          </table:table-cell>
          <table:table-cell office:value-type="float" office:value="-0.0131814">
            <text:p>-0.0131814</text:p>
          </table:table-cell>
          <table:table-cell office:value-type="float" office:value="0.66076">
            <text:p>0.66076</text:p>
          </table:table-cell>
          <table:table-cell office:value-type="float" office:value="0.0315704">
            <text:p>0.0315704</text:p>
          </table:table-cell>
          <table:table-cell office:value-type="float" office:value="-0.0351769">
            <text:p>-0.0351769</text:p>
          </table:table-cell>
          <table:table-cell office:value-type="float" office:value="-0.0743749">
            <text:p>-0.0743749</text:p>
          </table:table-cell>
          <table:table-cell office:value-type="float" office:value="0.00413337">
            <text:p>0.00413337</text:p>
          </table:table-cell>
          <table:table-cell office:value-type="float" office:value="-0.00940051">
            <text:p>-0.00940051</text:p>
          </table:table-cell>
          <table:table-cell office:value-type="float" office:value="0.153401">
            <text:p>0.153401</text:p>
          </table:table-cell>
          <table:table-cell office:value-type="float" office:value="-0.0461102">
            <text:p>-0.0461102</text:p>
          </table:table-cell>
          <table:table-cell office:value-type="float" office:value="0.12775">
            <text:p>0.12775</text:p>
          </table:table-cell>
          <table:table-cell office:value-type="float" office:value="-0.136228">
            <text:p>-0.136228</text:p>
          </table:table-cell>
          <table:table-cell office:value-type="float" office:value="0.0625959">
            <text:p>0.0625959</text:p>
          </table:table-cell>
          <table:table-cell/>
          <table:table-cell office:value-type="float" office:value="7.85816">
            <text:p>7.85816</text:p>
          </table:table-cell>
          <table:table-cell office:value-type="float" office:value="0.0594568">
            <text:p>0.0594568</text:p>
          </table:table-cell>
          <table:table-cell office:value-type="float" office:value="-0.089762">
            <text:p>-0.089762</text:p>
          </table:table-cell>
          <table:table-cell office:value-type="float" office:value="0.833864">
            <text:p>0.833864</text:p>
          </table:table-cell>
          <table:table-cell office:value-type="float" office:value="0.115299">
            <text:p>0.115299</text:p>
          </table:table-cell>
          <table:table-cell office:value-type="float" office:value="0.0365288">
            <text:p>0.0365288</text:p>
          </table:table-cell>
          <table:table-cell office:value-type="float" office:value="-0.102402">
            <text:p>-0.102402</text:p>
          </table:table-cell>
          <table:table-cell office:value-type="float" office:value="0.0177837">
            <text:p>0.0177837</text:p>
          </table:table-cell>
          <table:table-cell office:value-type="float" office:value="-0.0326185">
            <text:p>-0.0326185</text:p>
          </table:table-cell>
          <table:table-cell office:value-type="float" office:value="0.00822833">
            <text:p>0.00822833</text:p>
          </table:table-cell>
          <table:table-cell office:value-type="float" office:value="0.00390146">
            <text:p>0.00390146</text:p>
          </table:table-cell>
          <table:table-cell office:value-type="float" office:value="0.11447">
            <text:p>0.11447</text:p>
          </table:table-cell>
          <table:table-cell office:value-type="float" office:value="0.126521">
            <text:p>0.126521</text:p>
          </table:table-cell>
          <table:table-cell office:value-type="float" office:value="-0.0908844">
            <text:p>-0.0908844</text:p>
          </table:table-cell>
        </table:table-row>
        <table:table-row table:style-name="ro4">
          <table:table-cell office:value-type="float" office:value="8.56987">
            <text:p>8.56987</text:p>
          </table:table-cell>
          <table:table-cell office:value-type="float" office:value="0.0929921">
            <text:p>0.0929921</text:p>
          </table:table-cell>
          <table:table-cell office:value-type="float" office:value="-0.221668">
            <text:p>-0.221668</text:p>
          </table:table-cell>
          <table:table-cell office:value-type="float" office:value="0.831">
            <text:p>0.831</text:p>
          </table:table-cell>
          <table:table-cell office:value-type="float" office:value="0.114539">
            <text:p>0.114539</text:p>
          </table:table-cell>
          <table:table-cell office:value-type="float" office:value="0.156875">
            <text:p>0.156875</text:p>
          </table:table-cell>
          <table:table-cell office:value-type="float" office:value="-0.284909">
            <text:p>-0.284909</text:p>
          </table:table-cell>
          <table:table-cell office:value-type="float" office:value="0.0177254">
            <text:p>0.0177254</text:p>
          </table:table-cell>
          <table:table-cell office:value-type="float" office:value="-0.144552">
            <text:p>-0.144552</text:p>
          </table:table-cell>
          <table:table-cell office:value-type="float" office:value="0.0156687">
            <text:p>0.0156687</text:p>
          </table:table-cell>
          <table:table-cell office:value-type="float" office:value="0.0190515">
            <text:p>0.0190515</text:p>
          </table:table-cell>
          <table:table-cell office:value-type="float" office:value="0.106846">
            <text:p>0.106846</text:p>
          </table:table-cell>
          <table:table-cell office:value-type="float" office:value="-0.0385278">
            <text:p>-0.0385278</text:p>
          </table:table-cell>
          <table:table-cell office:value-type="float" office:value="-0.0277014">
            <text:p>-0.0277014</text:p>
          </table:table-cell>
          <table:table-cell/>
          <table:table-cell office:value-type="float" office:value="11.6778">
            <text:p>11.6778</text:p>
          </table:table-cell>
          <table:table-cell office:value-type="float" office:value="-0.118401">
            <text:p>-0.118401</text:p>
          </table:table-cell>
          <table:table-cell office:value-type="float" office:value="-0.0481279">
            <text:p>-0.0481279</text:p>
          </table:table-cell>
          <table:table-cell office:value-type="float" office:value="0.703444">
            <text:p>0.703444</text:p>
          </table:table-cell>
          <table:table-cell office:value-type="float" office:value="0.0296056">
            <text:p>0.0296056</text:p>
          </table:table-cell>
          <table:table-cell office:value-type="float" office:value="-0.0135131">
            <text:p>-0.0135131</text:p>
          </table:table-cell>
          <table:table-cell office:value-type="float" office:value="-0.123794">
            <text:p>-0.123794</text:p>
          </table:table-cell>
          <table:table-cell office:value-type="float" office:value="0.0349245">
            <text:p>0.0349245</text:p>
          </table:table-cell>
          <table:table-cell office:value-type="float" office:value="0.00184395">
            <text:p>0.00184395</text:p>
          </table:table-cell>
          <table:table-cell office:value-type="float" office:value="0.269278">
            <text:p>0.269278</text:p>
          </table:table-cell>
          <table:table-cell office:value-type="float" office:value="-0.0239713">
            <text:p>-0.0239713</text:p>
          </table:table-cell>
          <table:table-cell office:value-type="float" office:value="-0.45847">
            <text:p>-0.45847</text:p>
          </table:table-cell>
          <table:table-cell office:value-type="float" office:value="-1.34583">
            <text:p>-1.34583</text:p>
          </table:table-cell>
          <table:table-cell office:value-type="float" office:value="0.0352395">
            <text:p>0.0352395</text:p>
          </table:table-cell>
          <table:table-cell/>
          <table:table-cell office:value-type="float" office:value="8.57362">
            <text:p>8.57362</text:p>
          </table:table-cell>
          <table:table-cell office:value-type="float" office:value="0.0814661">
            <text:p>0.0814661</text:p>
          </table:table-cell>
          <table:table-cell office:value-type="float" office:value="-0.231508">
            <text:p>-0.231508</text:p>
          </table:table-cell>
          <table:table-cell office:value-type="float" office:value="0.822625">
            <text:p>0.822625</text:p>
          </table:table-cell>
          <table:table-cell office:value-type="float" office:value="0.143237">
            <text:p>0.143237</text:p>
          </table:table-cell>
          <table:table-cell office:value-type="float" office:value="0.152983">
            <text:p>0.152983</text:p>
          </table:table-cell>
          <table:table-cell office:value-type="float" office:value="-0.337597">
            <text:p>-0.337597</text:p>
          </table:table-cell>
          <table:table-cell office:value-type="float" office:value="0.0418472">
            <text:p>0.0418472</text:p>
          </table:table-cell>
          <table:table-cell office:value-type="float" office:value="-0.341797">
            <text:p>-0.341797</text:p>
          </table:table-cell>
          <table:table-cell office:value-type="float" office:value="0.0929005">
            <text:p>0.0929005</text:p>
          </table:table-cell>
          <table:table-cell office:value-type="float" office:value="0.030965">
            <text:p>0.030965</text:p>
          </table:table-cell>
          <table:table-cell office:value-type="float" office:value="1.10108">
            <text:p>1.10108</text:p>
          </table:table-cell>
          <table:table-cell office:value-type="float" office:value="-0.358671">
            <text:p>-0.358671</text:p>
          </table:table-cell>
          <table:table-cell office:value-type="float" office:value="-0.0350957">
            <text:p>-0.0350957</text:p>
          </table:table-cell>
          <table:table-cell/>
          <table:table-cell office:value-type="float" office:value="9.71884">
            <text:p>9.71884</text:p>
          </table:table-cell>
          <table:table-cell office:value-type="float" office:value="-0.0195775">
            <text:p>-0.0195775</text:p>
          </table:table-cell>
          <table:table-cell office:value-type="float" office:value="0.0250769">
            <text:p>0.0250769</text:p>
          </table:table-cell>
          <table:table-cell office:value-type="float" office:value="0.652269">
            <text:p>0.652269</text:p>
          </table:table-cell>
          <table:table-cell office:value-type="float" office:value="0.0275047">
            <text:p>0.0275047</text:p>
          </table:table-cell>
          <table:table-cell office:value-type="float" office:value="-0.0228742">
            <text:p>-0.0228742</text:p>
          </table:table-cell>
          <table:table-cell office:value-type="float" office:value="-0.0396772">
            <text:p>-0.0396772</text:p>
          </table:table-cell>
          <table:table-cell office:value-type="float" office:value="-0.00142614">
            <text:p>-0.00142614</text:p>
          </table:table-cell>
          <table:table-cell office:value-type="float" office:value="0.0382329">
            <text:p>0.0382329</text:p>
          </table:table-cell>
          <table:table-cell office:value-type="float" office:value="0.102607">
            <text:p>0.102607</text:p>
          </table:table-cell>
          <table:table-cell office:value-type="float" office:value="-0.0227704">
            <text:p>-0.0227704</text:p>
          </table:table-cell>
          <table:table-cell office:value-type="float" office:value="-0.150338">
            <text:p>-0.150338</text:p>
          </table:table-cell>
          <table:table-cell office:value-type="float" office:value="-0.0961428">
            <text:p>-0.0961428</text:p>
          </table:table-cell>
          <table:table-cell office:value-type="float" office:value="0.0834686">
            <text:p>0.0834686</text:p>
          </table:table-cell>
          <table:table-cell/>
          <table:table-cell office:value-type="float" office:value="7.94281">
            <text:p>7.94281</text:p>
          </table:table-cell>
          <table:table-cell office:value-type="float" office:value="0.0575159">
            <text:p>0.0575159</text:p>
          </table:table-cell>
          <table:table-cell office:value-type="float" office:value="-0.0881588">
            <text:p>-0.0881588</text:p>
          </table:table-cell>
          <table:table-cell office:value-type="float" office:value="0.833543">
            <text:p>0.833543</text:p>
          </table:table-cell>
          <table:table-cell office:value-type="float" office:value="0.112647">
            <text:p>0.112647</text:p>
          </table:table-cell>
          <table:table-cell office:value-type="float" office:value="0.0309827">
            <text:p>0.0309827</text:p>
          </table:table-cell>
          <table:table-cell office:value-type="float" office:value="-0.104988">
            <text:p>-0.104988</text:p>
          </table:table-cell>
          <table:table-cell office:value-type="float" office:value="0.0210993">
            <text:p>0.0210993</text:p>
          </table:table-cell>
          <table:table-cell office:value-type="float" office:value="-0.0229286">
            <text:p>-0.0229286</text:p>
          </table:table-cell>
          <table:table-cell office:value-type="float" office:value="0.0189383">
            <text:p>0.0189383</text:p>
          </table:table-cell>
          <table:table-cell office:value-type="float" office:value="-0.00379191">
            <text:p>-0.00379191</text:p>
          </table:table-cell>
          <table:table-cell office:value-type="float" office:value="-0.0297999">
            <text:p>-0.0297999</text:p>
          </table:table-cell>
          <table:table-cell office:value-type="float" office:value="-0.0291103">
            <text:p>-0.0291103</text:p>
          </table:table-cell>
          <table:table-cell office:value-type="float" office:value="0.0406858">
            <text:p>0.0406858</text:p>
          </table:table-cell>
        </table:table-row>
        <table:table-row table:style-name="ro4">
          <table:table-cell office:value-type="float" office:value="9.07078">
            <text:p>9.07078</text:p>
          </table:table-cell>
          <table:table-cell office:value-type="float" office:value="0.0473938">
            <text:p>0.0473938</text:p>
          </table:table-cell>
          <table:table-cell office:value-type="float" office:value="-0.223486">
            <text:p>-0.223486</text:p>
          </table:table-cell>
          <table:table-cell office:value-type="float" office:value="0.833593">
            <text:p>0.833593</text:p>
          </table:table-cell>
          <table:table-cell office:value-type="float" office:value="0.100914">
            <text:p>0.100914</text:p>
          </table:table-cell>
          <table:table-cell office:value-type="float" office:value="0.117063">
            <text:p>0.117063</text:p>
          </table:table-cell>
          <table:table-cell office:value-type="float" office:value="-0.286975">
            <text:p>-0.286975</text:p>
          </table:table-cell>
          <table:table-cell office:value-type="float" office:value="0.0198421">
            <text:p>0.0198421</text:p>
          </table:table-cell>
          <table:table-cell office:value-type="float" office:value="-0.0910326">
            <text:p>-0.0910326</text:p>
          </table:table-cell>
          <table:table-cell office:value-type="float" office:value="-0.00362993">
            <text:p>-0.00362993</text:p>
          </table:table-cell>
          <table:table-cell office:value-type="float" office:value="0.00517585">
            <text:p>0.00517585</text:p>
          </table:table-cell>
          <table:table-cell office:value-type="float" office:value="-0.0211664">
            <text:p>-0.0211664</text:p>
          </table:table-cell>
          <table:table-cell office:value-type="float" office:value="0.00395088">
            <text:p>0.00395088</text:p>
          </table:table-cell>
          <table:table-cell office:value-type="float" office:value="0.00148257">
            <text:p>0.00148257</text:p>
          </table:table-cell>
          <table:table-cell/>
          <table:table-cell office:value-type="float" office:value="11.8127">
            <text:p>11.8127</text:p>
          </table:table-cell>
          <table:table-cell office:value-type="float" office:value="-0.126497">
            <text:p>-0.126497</text:p>
          </table:table-cell>
          <table:table-cell office:value-type="float" office:value="-0.0362947">
            <text:p>-0.0362947</text:p>
          </table:table-cell>
          <table:table-cell office:value-type="float" office:value="0.700852">
            <text:p>0.700852</text:p>
          </table:table-cell>
          <table:table-cell office:value-type="float" office:value="0.0284259">
            <text:p>0.0284259</text:p>
          </table:table-cell>
          <table:table-cell office:value-type="float" office:value="0.00784005">
            <text:p>0.00784005</text:p>
          </table:table-cell>
          <table:table-cell office:value-type="float" office:value="-0.0904952">
            <text:p>-0.0904952</text:p>
          </table:table-cell>
          <table:table-cell office:value-type="float" office:value="0.0325822">
            <text:p>0.0325822</text:p>
          </table:table-cell>
          <table:table-cell office:value-type="float" office:value="-0.0600087">
            <text:p>-0.0600087</text:p>
          </table:table-cell>
          <table:table-cell office:value-type="float" office:value="0.0877112">
            <text:p>0.0877112</text:p>
          </table:table-cell>
          <table:table-cell office:value-type="float" office:value="-0.0192171">
            <text:p>-0.0192171</text:p>
          </table:table-cell>
          <table:table-cell office:value-type="float" office:value="0.675189">
            <text:p>0.675189</text:p>
          </table:table-cell>
          <table:table-cell office:value-type="float" office:value="-0.112754">
            <text:p>-0.112754</text:p>
          </table:table-cell>
          <table:table-cell office:value-type="float" office:value="0.0268903">
            <text:p>0.0268903</text:p>
          </table:table-cell>
          <table:table-cell/>
          <table:table-cell office:value-type="float" office:value="8.80858">
            <text:p>8.80858</text:p>
          </table:table-cell>
          <table:table-cell office:value-type="float" office:value="0.0619431">
            <text:p>0.0619431</text:p>
          </table:table-cell>
          <table:table-cell office:value-type="float" office:value="-0.229481">
            <text:p>-0.229481</text:p>
          </table:table-cell>
          <table:table-cell office:value-type="float" office:value="0.827963">
            <text:p>0.827963</text:p>
          </table:table-cell>
          <table:table-cell office:value-type="float" office:value="0.135809">
            <text:p>0.135809</text:p>
          </table:table-cell>
          <table:table-cell office:value-type="float" office:value="0.120508">
            <text:p>0.120508</text:p>
          </table:table-cell>
          <table:table-cell office:value-type="float" office:value="-0.32746">
            <text:p>-0.32746</text:p>
          </table:table-cell>
          <table:table-cell office:value-type="float" office:value="0.0455829">
            <text:p>0.0455829</text:p>
          </table:table-cell>
          <table:table-cell office:value-type="float" office:value="-0.0830924">
            <text:p>-0.0830924</text:p>
          </table:table-cell>
          <table:table-cell office:value-type="float" office:value="0.00862856">
            <text:p>0.00862856</text:p>
          </table:table-cell>
          <table:table-cell office:value-type="float" office:value="0.0227191">
            <text:p>0.0227191</text:p>
          </table:table-cell>
          <table:table-cell office:value-type="float" office:value="0.149844">
            <text:p>0.149844</text:p>
          </table:table-cell>
          <table:table-cell office:value-type="float" office:value="0.0193455">
            <text:p>0.0193455</text:p>
          </table:table-cell>
          <table:table-cell office:value-type="float" office:value="-0.0534428">
            <text:p>-0.0534428</text:p>
          </table:table-cell>
          <table:table-cell/>
          <table:table-cell office:value-type="float" office:value="9.87717">
            <text:p>9.87717</text:p>
          </table:table-cell>
          <table:table-cell office:value-type="float" office:value="-0.0172928">
            <text:p>-0.0172928</text:p>
          </table:table-cell>
          <table:table-cell office:value-type="float" office:value="0.0389124">
            <text:p>0.0389124</text:p>
          </table:table-cell>
          <table:table-cell office:value-type="float" office:value="0.650756">
            <text:p>0.650756</text:p>
          </table:table-cell>
          <table:table-cell office:value-type="float" office:value="0.0259408">
            <text:p>0.0259408</text:p>
          </table:table-cell>
          <table:table-cell office:value-type="float" office:value="-0.0192866">
            <text:p>-0.0192866</text:p>
          </table:table-cell>
          <table:table-cell office:value-type="float" office:value="-0.0307517">
            <text:p>-0.0307517</text:p>
          </table:table-cell>
          <table:table-cell office:value-type="float" office:value="-0.00169607">
            <text:p>-0.00169607</text:p>
          </table:table-cell>
          <table:table-cell office:value-type="float" office:value="0.0144301">
            <text:p>0.0144301</text:p>
          </table:table-cell>
          <table:table-cell office:value-type="float" office:value="0.0873846">
            <text:p>0.0873846</text:p>
          </table:table-cell>
          <table:table-cell office:value-type="float" office:value="-0.009555">
            <text:p>-0.009555</text:p>
          </table:table-cell>
          <table:table-cell office:value-type="float" office:value="-0.0235952">
            <text:p>-0.0235952</text:p>
          </table:table-cell>
          <table:table-cell office:value-type="float" office:value="-0.238344">
            <text:p>-0.238344</text:p>
          </table:table-cell>
          <table:table-cell office:value-type="float" office:value="0.0809209">
            <text:p>0.0809209</text:p>
          </table:table-cell>
          <table:table-cell/>
          <table:table-cell office:value-type="float" office:value="8.41437">
            <text:p>8.41437</text:p>
          </table:table-cell>
          <table:table-cell office:value-type="float" office:value="0.040077">
            <text:p>0.040077</text:p>
          </table:table-cell>
          <table:table-cell office:value-type="float" office:value="-0.0857015">
            <text:p>-0.0857015</text:p>
          </table:table-cell>
          <table:table-cell office:value-type="float" office:value="0.840803">
            <text:p>0.840803</text:p>
          </table:table-cell>
          <table:table-cell office:value-type="float" office:value="0.0989507">
            <text:p>0.0989507</text:p>
          </table:table-cell>
          <table:table-cell office:value-type="float" office:value="0.0209006">
            <text:p>0.0209006</text:p>
          </table:table-cell>
          <table:table-cell office:value-type="float" office:value="-0.106564">
            <text:p>-0.106564</text:p>
          </table:table-cell>
          <table:table-cell office:value-type="float" office:value="0.0278234">
            <text:p>0.0278234</text:p>
          </table:table-cell>
          <table:table-cell office:value-type="float" office:value="-0.0369812">
            <text:p>-0.0369812</text:p>
          </table:table-cell>
          <table:table-cell office:value-type="float" office:value="0.00521098">
            <text:p>0.00521098</text:p>
          </table:table-cell>
          <table:table-cell office:value-type="float" office:value="0.015394">
            <text:p>0.015394</text:p>
          </table:table-cell>
          <table:table-cell office:value-type="float" office:value="0.171548">
            <text:p>0.171548</text:p>
          </table:table-cell>
          <table:table-cell office:value-type="float" office:value="-0.123082">
            <text:p>-0.123082</text:p>
          </table:table-cell>
          <table:table-cell office:value-type="float" office:value="-0.0136435">
            <text:p>-0.0136435</text:p>
          </table:table-cell>
        </table:table-row>
        <table:table-row table:style-name="ro4">
          <table:table-cell office:value-type="float" office:value="9.26938">
            <text:p>9.26938</text:p>
          </table:table-cell>
          <table:table-cell office:value-type="float" office:value="0.0284797">
            <text:p>0.0284797</text:p>
          </table:table-cell>
          <table:table-cell office:value-type="float" office:value="-0.224051">
            <text:p>-0.224051</text:p>
          </table:table-cell>
          <table:table-cell office:value-type="float" office:value="0.834679">
            <text:p>0.834679</text:p>
          </table:table-cell>
          <table:table-cell office:value-type="float" office:value="0.0959714">
            <text:p>0.0959714</text:p>
          </table:table-cell>
          <table:table-cell office:value-type="float" office:value="0.111658">
            <text:p>0.111658</text:p>
          </table:table-cell>
          <table:table-cell office:value-type="float" office:value="-0.285354">
            <text:p>-0.285354</text:p>
          </table:table-cell>
          <table:table-cell office:value-type="float" office:value="0.0167164">
            <text:p>0.0167164</text:p>
          </table:table-cell>
          <table:table-cell office:value-type="float" office:value="-0.0952363">
            <text:p>-0.0952363</text:p>
          </table:table-cell>
          <table:table-cell office:value-type="float" office:value="-0.00284528">
            <text:p>-0.00284528</text:p>
          </table:table-cell>
          <table:table-cell office:value-type="float" office:value="0.00547029">
            <text:p>0.00547029</text:p>
          </table:table-cell>
          <table:table-cell office:value-type="float" office:value="0.303608">
            <text:p>0.303608</text:p>
          </table:table-cell>
          <table:table-cell office:value-type="float" office:value="0.0627184">
            <text:p>0.0627184</text:p>
          </table:table-cell>
          <table:table-cell office:value-type="float" office:value="-0.111905">
            <text:p>-0.111905</text:p>
          </table:table-cell>
          <table:table-cell/>
          <table:table-cell office:value-type="float" office:value="11.9111">
            <text:p>11.9111</text:p>
          </table:table-cell>
          <table:table-cell office:value-type="float" office:value="-0.125869">
            <text:p>-0.125869</text:p>
          </table:table-cell>
          <table:table-cell office:value-type="float" office:value="-0.0287602">
            <text:p>-0.0287602</text:p>
          </table:table-cell>
          <table:table-cell office:value-type="float" office:value="0.699222">
            <text:p>0.699222</text:p>
          </table:table-cell>
          <table:table-cell office:value-type="float" office:value="0.0275958">
            <text:p>0.0275958</text:p>
          </table:table-cell>
          <table:table-cell office:value-type="float" office:value="-0.00560062">
            <text:p>-0.00560062</text:p>
          </table:table-cell>
          <table:table-cell office:value-type="float" office:value="-0.0818379">
            <text:p>-0.0818379</text:p>
          </table:table-cell>
          <table:table-cell office:value-type="float" office:value="0.0301442">
            <text:p>0.0301442</text:p>
          </table:table-cell>
          <table:table-cell office:value-type="float" office:value="0.00638332">
            <text:p>0.00638332</text:p>
          </table:table-cell>
          <table:table-cell office:value-type="float" office:value="0.076624">
            <text:p>0.076624</text:p>
          </table:table-cell>
          <table:table-cell office:value-type="float" office:value="-0.0165729">
            <text:p>-0.0165729</text:p>
          </table:table-cell>
          <table:table-cell office:value-type="float" office:value="0.0126621">
            <text:p>0.0126621</text:p>
          </table:table-cell>
          <table:table-cell office:value-type="float" office:value="-0.0441363">
            <text:p>-0.0441363</text:p>
          </table:table-cell>
          <table:table-cell office:value-type="float" office:value="-0.0091455">
            <text:p>-0.0091455</text:p>
          </table:table-cell>
          <table:table-cell/>
          <table:table-cell office:value-type="float" office:value="9.04987">
            <text:p>9.04987</text:p>
          </table:table-cell>
          <table:table-cell office:value-type="float" office:value="0.0506176">
            <text:p>0.0506176</text:p>
          </table:table-cell>
          <table:table-cell office:value-type="float" office:value="-0.226272">
            <text:p>-0.226272</text:p>
          </table:table-cell>
          <table:table-cell office:value-type="float" office:value="0.830333">
            <text:p>0.830333</text:p>
          </table:table-cell>
          <table:table-cell office:value-type="float" office:value="0.128581">
            <text:p>0.128581</text:p>
          </table:table-cell>
          <table:table-cell office:value-type="float" office:value="0.110979">
            <text:p>0.110979</text:p>
          </table:table-cell>
          <table:table-cell office:value-type="float" office:value="-0.323822">
            <text:p>-0.323822</text:p>
          </table:table-cell>
          <table:table-cell office:value-type="float" office:value="0.0479398">
            <text:p>0.0479398</text:p>
          </table:table-cell>
          <table:table-cell office:value-type="float" office:value="-0.0469354">
            <text:p>-0.0469354</text:p>
          </table:table-cell>
          <table:table-cell office:value-type="float" office:value="0.0132966">
            <text:p>0.0132966</text:p>
          </table:table-cell>
          <table:table-cell office:value-type="float" office:value="0.00982342">
            <text:p>0.00982342</text:p>
          </table:table-cell>
          <table:table-cell office:value-type="float" office:value="0.0530744">
            <text:p>0.0530744</text:p>
          </table:table-cell>
          <table:table-cell office:value-type="float" office:value="0.0127859">
            <text:p>0.0127859</text:p>
          </table:table-cell>
          <table:table-cell office:value-type="float" office:value="-0.022536">
            <text:p>-0.022536</text:p>
          </table:table-cell>
          <table:table-cell/>
          <table:table-cell office:value-type="float" office:value="9.94494">
            <text:p>9.94494</text:p>
          </table:table-cell>
          <table:table-cell office:value-type="float" office:value="-0.0164232">
            <text:p>-0.0164232</text:p>
          </table:table-cell>
          <table:table-cell office:value-type="float" office:value="0.0437399">
            <text:p>0.0437399</text:p>
          </table:table-cell>
          <table:table-cell office:value-type="float" office:value="0.650481">
            <text:p>0.650481</text:p>
          </table:table-cell>
          <table:table-cell office:value-type="float" office:value="0.0252989">
            <text:p>0.0252989</text:p>
          </table:table-cell>
          <table:table-cell office:value-type="float" office:value="-0.0160715">
            <text:p>-0.0160715</text:p>
          </table:table-cell>
          <table:table-cell office:value-type="float" office:value="-0.0224905">
            <text:p>-0.0224905</text:p>
          </table:table-cell>
          <table:table-cell office:value-type="float" office:value="-0.00296548">
            <text:p>-0.00296548</text:p>
          </table:table-cell>
          <table:table-cell office:value-type="float" office:value="0.012831">
            <text:p>0.012831</text:p>
          </table:table-cell>
          <table:table-cell table:style-name="ce1" office:value-type="float" office:value="0.0712313">
            <text:p>0.0712313</text:p>
          </table:table-cell>
          <table:table-cell office:value-type="float" office:value="-0.00407075">
            <text:p>-0.00407075</text:p>
          </table:table-cell>
          <table:table-cell office:value-type="float" office:value="0.0717775">
            <text:p>0.0717775</text:p>
          </table:table-cell>
          <table:table-cell office:value-type="float" office:value="-0.0424037">
            <text:p>-0.0424037</text:p>
          </table:table-cell>
          <table:table-cell office:value-type="float" office:value="0.019297">
            <text:p>0.019297</text:p>
          </table:table-cell>
          <table:table-cell/>
          <table:table-cell office:value-type="float" office:value="8.54301">
            <text:p>8.54301</text:p>
          </table:table-cell>
          <table:table-cell office:value-type="float" office:value="0.0381585">
            <text:p>0.0381585</text:p>
          </table:table-cell>
          <table:table-cell office:value-type="float" office:value="-0.087068">
            <text:p>-0.087068</text:p>
          </table:table-cell>
          <table:table-cell office:value-type="float" office:value="0.842557">
            <text:p>0.842557</text:p>
          </table:table-cell>
          <table:table-cell office:value-type="float" office:value="0.0955126">
            <text:p>0.0955126</text:p>
          </table:table-cell>
          <table:table-cell office:value-type="float" office:value="0.00822126">
            <text:p>0.00822126</text:p>
          </table:table-cell>
          <table:table-cell office:value-type="float" office:value="-0.10341">
            <text:p>-0.10341</text:p>
          </table:table-cell>
          <table:table-cell office:value-type="float" office:value="0.0273537">
            <text:p>0.0273537</text:p>
          </table:table-cell>
          <table:table-cell office:value-type="float" office:value="-0.0149134">
            <text:p>-0.0149134</text:p>
          </table:table-cell>
          <table:table-cell office:value-type="float" office:value="-0.0106221">
            <text:p>-0.0106221</text:p>
          </table:table-cell>
          <table:table-cell office:value-type="float" office:value="0.0136389">
            <text:p>0.0136389</text:p>
          </table:table-cell>
          <table:table-cell office:value-type="float" office:value="-0.22254">
            <text:p>-0.22254</text:p>
          </table:table-cell>
          <table:table-cell office:value-type="float" office:value="0.051535">
            <text:p>0.051535</text:p>
          </table:table-cell>
          <table:table-cell office:value-type="float" office:value="-0.0721146">
            <text:p>-0.0721146</text:p>
          </table:table-cell>
        </table:table-row>
        <table:table-row table:style-name="ro4">
          <table:table-cell office:value-type="float" office:value="9.46939">
            <text:p>9.46939</text:p>
          </table:table-cell>
          <table:table-cell office:value-type="float" office:value="0.0215771">
            <text:p>0.0215771</text:p>
          </table:table-cell>
          <table:table-cell office:value-type="float" office:value="-0.222111">
            <text:p>-0.222111</text:p>
          </table:table-cell>
          <table:table-cell office:value-type="float" office:value="0.831296">
            <text:p>0.831296</text:p>
          </table:table-cell>
          <table:table-cell office:value-type="float" office:value="0.0912386">
            <text:p>0.0912386</text:p>
          </table:table-cell>
          <table:table-cell office:value-type="float" office:value="0.0958537">
            <text:p>0.0958537</text:p>
          </table:table-cell>
          <table:table-cell office:value-type="float" office:value="-0.284912">
            <text:p>-0.284912</text:p>
          </table:table-cell>
          <table:table-cell office:value-type="float" office:value="0.0179544">
            <text:p>0.0179544</text:p>
          </table:table-cell>
          <table:table-cell office:value-type="float" office:value="-0.0345105">
            <text:p>-0.0345105</text:p>
          </table:table-cell>
          <table:table-cell office:value-type="float" office:value="0.00969927">
            <text:p>0.00969927</text:p>
          </table:table-cell>
          <table:table-cell office:value-type="float" office:value="-0.0169123">
            <text:p>-0.0169123</text:p>
          </table:table-cell>
          <table:table-cell office:value-type="float" office:value="-0.14386">
            <text:p>-0.14386</text:p>
          </table:table-cell>
          <table:table-cell office:value-type="float" office:value="-0.00856071">
            <text:p>-0.00856071</text:p>
          </table:table-cell>
          <table:table-cell office:value-type="float" office:value="0.0727421">
            <text:p>0.0727421</text:p>
          </table:table-cell>
          <table:table-cell/>
          <table:table-cell office:value-type="float" office:value="12.3165">
            <text:p>12.3165</text:p>
          </table:table-cell>
          <table:table-cell office:value-type="float" office:value="-0.1212">
            <text:p>-0.1212</text:p>
          </table:table-cell>
          <table:table-cell office:value-type="float" office:value="-0.00494971">
            <text:p>-0.00494971</text:p>
          </table:table-cell>
          <table:table-cell office:value-type="float" office:value="0.691">
            <text:p>0.691</text:p>
          </table:table-cell>
          <table:table-cell office:value-type="float" office:value="0.0244216">
            <text:p>0.0244216</text:p>
          </table:table-cell>
          <table:table-cell office:value-type="float" office:value="0.000127475">
            <text:p>0.000127475</text:p>
          </table:table-cell>
          <table:table-cell office:value-type="float" office:value="-0.0650818">
            <text:p>-0.0650818</text:p>
          </table:table-cell>
          <table:table-cell office:value-type="float" office:value="0.0248628">
            <text:p>0.0248628</text:p>
          </table:table-cell>
          <table:table-cell office:value-type="float" office:value="0.0115168">
            <text:p>0.0115168</text:p>
          </table:table-cell>
          <table:table-cell office:value-type="float" office:value="0.0587303">
            <text:p>0.0587303</text:p>
          </table:table-cell>
          <table:table-cell office:value-type="float" office:value="-0.0202807">
            <text:p>-0.0202807</text:p>
          </table:table-cell>
          <table:table-cell office:value-type="float" office:value="0.00241985">
            <text:p>0.00241985</text:p>
          </table:table-cell>
          <table:table-cell office:value-type="float" office:value="-0.22483">
            <text:p>-0.22483</text:p>
          </table:table-cell>
          <table:table-cell office:value-type="float" office:value="0.0908859">
            <text:p>0.0908859</text:p>
          </table:table-cell>
          <table:table-cell/>
          <table:table-cell office:value-type="float" office:value="9.34443">
            <text:p>9.34443</text:p>
          </table:table-cell>
          <table:table-cell office:value-type="float" office:value="0.0413975">
            <text:p>0.0413975</text:p>
          </table:table-cell>
          <table:table-cell office:value-type="float" office:value="-0.221246">
            <text:p>-0.221246</text:p>
          </table:table-cell>
          <table:table-cell office:value-type="float" office:value="0.831272">
            <text:p>0.831272</text:p>
          </table:table-cell>
          <table:table-cell office:value-type="float" office:value="0.120277">
            <text:p>0.120277</text:p>
          </table:table-cell>
          <table:table-cell office:value-type="float" office:value="0.0991997">
            <text:p>0.0991997</text:p>
          </table:table-cell>
          <table:table-cell office:value-type="float" office:value="-0.318157">
            <text:p>-0.318157</text:p>
          </table:table-cell>
          <table:table-cell office:value-type="float" office:value="0.0474715">
            <text:p>0.0474715</text:p>
          </table:table-cell>
          <table:table-cell office:value-type="float" office:value="-0.0313022">
            <text:p>-0.0313022</text:p>
          </table:table-cell>
          <table:table-cell office:value-type="float" office:value="0.0170627">
            <text:p>0.0170627</text:p>
          </table:table-cell>
          <table:table-cell office:value-type="float" office:value="0.00318539">
            <text:p>0.00318539</text:p>
          </table:table-cell>
          <table:table-cell office:value-type="float" office:value="-0.114839">
            <text:p>-0.114839</text:p>
          </table:table-cell>
          <table:table-cell office:value-type="float" office:value="0.0123588">
            <text:p>0.0123588</text:p>
          </table:table-cell>
          <table:table-cell office:value-type="float" office:value="-0.0392577">
            <text:p>-0.0392577</text:p>
          </table:table-cell>
          <table:table-cell/>
          <table:table-cell office:value-type="float" office:value="10.1481">
            <text:p>10.1481</text:p>
          </table:table-cell>
          <table:table-cell office:value-type="float" office:value="-0.0108536">
            <text:p>-0.0108536</text:p>
          </table:table-cell>
          <table:table-cell office:value-type="float" office:value="0.0564616">
            <text:p>0.0564616</text:p>
          </table:table-cell>
          <table:table-cell office:value-type="float" office:value="0.65045">
            <text:p>0.65045</text:p>
          </table:table-cell>
          <table:table-cell office:value-type="float" office:value="0.0234681">
            <text:p>0.0234681</text:p>
          </table:table-cell>
          <table:table-cell office:value-type="float" office:value="-0.00970087">
            <text:p>-0.00970087</text:p>
          </table:table-cell>
          <table:table-cell office:value-type="float" office:value="-0.00774118">
            <text:p>-0.00774118</text:p>
          </table:table-cell>
          <table:table-cell office:value-type="float" office:value="-0.00342685">
            <text:p>-0.00342685</text:p>
          </table:table-cell>
          <table:table-cell office:value-type="float" office:value="0.0274139">
            <text:p>0.0274139</text:p>
          </table:table-cell>
          <table:table-cell office:value-type="float" office:value="0.0626163">
            <text:p>0.0626163</text:p>
          </table:table-cell>
          <table:table-cell office:value-type="float" office:value="-0.000150208">
            <text:p>-0.000150208</text:p>
          </table:table-cell>
          <table:table-cell office:value-type="float" office:value="0.0386669">
            <text:p>0.0386669</text:p>
          </table:table-cell>
          <table:table-cell office:value-type="float" office:value="0.0702181">
            <text:p>0.0702181</text:p>
          </table:table-cell>
          <table:table-cell office:value-type="float" office:value="-0.0179185">
            <text:p>-0.0179185</text:p>
          </table:table-cell>
          <table:table-cell/>
          <table:table-cell office:value-type="float" office:value="8.61029">
            <text:p>8.61029</text:p>
          </table:table-cell>
          <table:table-cell office:value-type="float" office:value="0.0361479">
            <text:p>0.0361479</text:p>
          </table:table-cell>
          <table:table-cell office:value-type="float" office:value="-0.0875493">
            <text:p>-0.0875493</text:p>
          </table:table-cell>
          <table:table-cell office:value-type="float" office:value="0.843148">
            <text:p>0.843148</text:p>
          </table:table-cell>
          <table:table-cell office:value-type="float" office:value="0.0937624">
            <text:p>0.0937624</text:p>
          </table:table-cell>
          <table:table-cell office:value-type="float" office:value="0.0128131">
            <text:p>0.0128131</text:p>
          </table:table-cell>
          <table:table-cell office:value-type="float" office:value="-0.103394">
            <text:p>-0.103394</text:p>
          </table:table-cell>
          <table:table-cell office:value-type="float" office:value="0.0297027">
            <text:p>0.0297027</text:p>
          </table:table-cell>
          <table:table-cell office:value-type="float" office:value="-0.0298854">
            <text:p>-0.0298854</text:p>
          </table:table-cell>
          <table:table-cell office:value-type="float" office:value="-0.00715493">
            <text:p>-0.00715493</text:p>
          </table:table-cell>
          <table:table-cell office:value-type="float" office:value="0.00878722">
            <text:p>0.00878722</text:p>
          </table:table-cell>
          <table:table-cell office:value-type="float" office:value="0.00737143">
            <text:p>0.00737143</text:p>
          </table:table-cell>
          <table:table-cell office:value-type="float" office:value="0.0558014">
            <text:p>0.0558014</text:p>
          </table:table-cell>
          <table:table-cell office:value-type="float" office:value="-0.00505222">
            <text:p>-0.00505222</text:p>
          </table:table-cell>
        </table:table-row>
        <table:table-row table:style-name="ro4">
          <table:table-cell office:value-type="float" office:value="9.73736">
            <text:p>9.73736</text:p>
          </table:table-cell>
          <table:table-cell office:value-type="float" office:value="0.00199961">
            <text:p>0.00199961</text:p>
          </table:table-cell>
          <table:table-cell office:value-type="float" office:value="-0.220127">
            <text:p>-0.220127</text:p>
          </table:table-cell>
          <table:table-cell office:value-type="float" office:value="0.831988">
            <text:p>0.831988</text:p>
          </table:table-cell>
          <table:table-cell office:value-type="float" office:value="0.0852617">
            <text:p>0.0852617</text:p>
          </table:table-cell>
          <table:table-cell office:value-type="float" office:value="0.0942163">
            <text:p>0.0942163</text:p>
          </table:table-cell>
          <table:table-cell office:value-type="float" office:value="-0.287772">
            <text:p>-0.287772</text:p>
          </table:table-cell>
          <table:table-cell office:value-type="float" office:value="0.0203179">
            <text:p>0.0203179</text:p>
          </table:table-cell>
          <table:table-cell office:value-type="float" office:value="-0.0730599">
            <text:p>-0.0730599</text:p>
          </table:table-cell>
          <table:table-cell office:value-type="float" office:value="0.0074053">
            <text:p>0.0074053</text:p>
          </table:table-cell>
          <table:table-cell office:value-type="float" office:value="0.00258002">
            <text:p>0.00258002</text:p>
          </table:table-cell>
          <table:table-cell office:value-type="float" office:value="0.375101">
            <text:p>0.375101</text:p>
          </table:table-cell>
          <table:table-cell office:value-type="float" office:value="-0.135073">
            <text:p>-0.135073</text:p>
          </table:table-cell>
          <table:table-cell office:value-type="float" office:value="0.0743724">
            <text:p>0.0743724</text:p>
          </table:table-cell>
          <table:table-cell/>
          <table:table-cell office:value-type="float" office:value="12.5225">
            <text:p>12.5225</text:p>
          </table:table-cell>
          <table:table-cell office:value-type="float" office:value="-0.118725">
            <text:p>-0.118725</text:p>
          </table:table-cell>
          <table:table-cell office:value-type="float" office:value="-0.00239216">
            <text:p>-0.00239216</text:p>
          </table:table-cell>
          <table:table-cell office:value-type="float" office:value="0.690679">
            <text:p>0.690679</text:p>
          </table:table-cell>
          <table:table-cell office:value-type="float" office:value="0.0229513">
            <text:p>0.0229513</text:p>
          </table:table-cell>
          <table:table-cell office:value-type="float" office:value="0.00183297">
            <text:p>0.00183297</text:p>
          </table:table-cell>
          <table:table-cell office:value-type="float" office:value="-0.0608998">
            <text:p>-0.0608998</text:p>
          </table:table-cell>
          <table:table-cell office:value-type="float" office:value="0.0236285">
            <text:p>0.0236285</text:p>
          </table:table-cell>
          <table:table-cell office:value-type="float" office:value="0.0120153">
            <text:p>0.0120153</text:p>
          </table:table-cell>
          <table:table-cell office:value-type="float" office:value="0.0124153">
            <text:p>0.0124153</text:p>
          </table:table-cell>
          <table:table-cell office:value-type="float" office:value="-0.00155818">
            <text:p>-0.00155818</text:p>
          </table:table-cell>
          <table:table-cell office:value-type="float" office:value="-0.0380614">
            <text:p>-0.0380614</text:p>
          </table:table-cell>
          <table:table-cell office:value-type="float" office:value="-0.03713">
            <text:p>-0.03713</text:p>
          </table:table-cell>
          <table:table-cell office:value-type="float" office:value="0.00292927">
            <text:p>0.00292927</text:p>
          </table:table-cell>
          <table:table-cell/>
          <table:table-cell office:value-type="float" office:value="9.61295">
            <text:p>9.61295</text:p>
          </table:table-cell>
          <table:table-cell office:value-type="float" office:value="0.0247118">
            <text:p>0.0247118</text:p>
          </table:table-cell>
          <table:table-cell office:value-type="float" office:value="-0.215774">
            <text:p>-0.215774</text:p>
          </table:table-cell>
          <table:table-cell office:value-type="float" office:value="0.829296">
            <text:p>0.829296</text:p>
          </table:table-cell>
          <table:table-cell office:value-type="float" office:value="0.113175">
            <text:p>0.113175</text:p>
          </table:table-cell>
          <table:table-cell office:value-type="float" office:value="0.0958805">
            <text:p>0.0958805</text:p>
          </table:table-cell>
          <table:table-cell office:value-type="float" office:value="-0.330494">
            <text:p>-0.330494</text:p>
          </table:table-cell>
          <table:table-cell office:value-type="float" office:value="0.0668256">
            <text:p>0.0668256</text:p>
          </table:table-cell>
          <table:table-cell office:value-type="float" office:value="-0.062139">
            <text:p>-0.062139</text:p>
          </table:table-cell>
          <table:table-cell office:value-type="float" office:value="0.0203813">
            <text:p>0.0203813</text:p>
          </table:table-cell>
          <table:table-cell office:value-type="float" office:value="-0.00735617">
            <text:p>-0.00735617</text:p>
          </table:table-cell>
          <table:table-cell office:value-type="float" office:value="0.221651">
            <text:p>0.221651</text:p>
          </table:table-cell>
          <table:table-cell office:value-type="float" office:value="-0.43997">
            <text:p>-0.43997</text:p>
          </table:table-cell>
          <table:table-cell office:value-type="float" office:value="0.511638">
            <text:p>0.511638</text:p>
          </table:table-cell>
          <table:table-cell/>
          <table:table-cell office:value-type="float" office:value="10.3456">
            <text:p>10.3456</text:p>
          </table:table-cell>
          <table:table-cell office:value-type="float" office:value="-0.00393177">
            <text:p>-0.00393177</text:p>
          </table:table-cell>
          <table:table-cell office:value-type="float" office:value="0.0715658">
            <text:p>0.0715658</text:p>
          </table:table-cell>
          <table:table-cell office:value-type="float" office:value="0.649722">
            <text:p>0.649722</text:p>
          </table:table-cell>
          <table:table-cell office:value-type="float" office:value="0.0218156">
            <text:p>0.0218156</text:p>
          </table:table-cell>
          <table:table-cell office:value-type="float" office:value="-0.00565231">
            <text:p>-0.00565231</text:p>
          </table:table-cell>
          <table:table-cell office:value-type="float" office:value="0.00217735">
            <text:p>0.00217735</text:p>
          </table:table-cell>
          <table:table-cell office:value-type="float" office:value="-0.00428186">
            <text:p>-0.00428186</text:p>
          </table:table-cell>
          <table:table-cell office:value-type="float" office:value="0.03505">
            <text:p>0.03505</text:p>
          </table:table-cell>
          <table:table-cell office:value-type="float" office:value="0.0764832">
            <text:p>0.0764832</text:p>
          </table:table-cell>
          <table:table-cell office:value-type="float" office:value="-0.00368882">
            <text:p>-0.00368882</text:p>
          </table:table-cell>
          <table:table-cell office:value-type="float" office:value="-0.115742">
            <text:p>-0.115742</text:p>
          </table:table-cell>
          <table:table-cell office:value-type="float" office:value="-0.187482">
            <text:p>-0.187482</text:p>
          </table:table-cell>
          <table:table-cell office:value-type="float" office:value="-0.0155664">
            <text:p>-0.0155664</text:p>
          </table:table-cell>
          <table:table-cell/>
          <table:table-cell office:value-type="float" office:value="8.74259">
            <text:p>8.74259</text:p>
          </table:table-cell>
          <table:table-cell office:value-type="float" office:value="0.0323232">
            <text:p>0.0323232</text:p>
          </table:table-cell>
          <table:table-cell office:value-type="float" office:value="-0.0875193">
            <text:p>-0.0875193</text:p>
          </table:table-cell>
          <table:table-cell office:value-type="float" office:value="0.844222">
            <text:p>0.844222</text:p>
          </table:table-cell>
          <table:table-cell office:value-type="float" office:value="0.0904137">
            <text:p>0.0904137</text:p>
          </table:table-cell>
          <table:table-cell office:value-type="float" office:value="0.00929044">
            <text:p>0.00929044</text:p>
          </table:table-cell>
          <table:table-cell office:value-type="float" office:value="-0.104334">
            <text:p>-0.104334</text:p>
          </table:table-cell>
          <table:table-cell office:value-type="float" office:value="0.0313834">
            <text:p>0.0313834</text:p>
          </table:table-cell>
          <table:table-cell office:value-type="float" office:value="-0.0289102">
            <text:p>-0.0289102</text:p>
          </table:table-cell>
          <table:table-cell office:value-type="float" office:value="0.00022726">
            <text:p>0.00022726</text:p>
          </table:table-cell>
          <table:table-cell office:value-type="float" office:value="0.00811884">
            <text:p>0.00811884</text:p>
          </table:table-cell>
          <table:table-cell office:value-type="float" office:value="0.000149748">
            <text:p>0.000149748</text:p>
          </table:table-cell>
          <table:table-cell office:value-type="float" office:value="0.00464291">
            <text:p>0.00464291</text:p>
          </table:table-cell>
          <table:table-cell office:value-type="float" office:value="0.0179817">
            <text:p>0.0179817</text:p>
          </table:table-cell>
        </table:table-row>
        <table:table-row table:style-name="ro4">
          <table:table-cell office:value-type="float" office:value="9.80529">
            <text:p>9.80529</text:p>
          </table:table-cell>
          <table:table-cell office:value-type="float" office:value="-0.00123256">
            <text:p>-0.00123256</text:p>
          </table:table-cell>
          <table:table-cell office:value-type="float" office:value="-0.220247">
            <text:p>-0.220247</text:p>
          </table:table-cell>
          <table:table-cell office:value-type="float" office:value="0.832506">
            <text:p>0.832506</text:p>
          </table:table-cell>
          <table:table-cell office:value-type="float" office:value="0.0838096">
            <text:p>0.0838096</text:p>
          </table:table-cell>
          <table:table-cell office:value-type="float" office:value="0.0738781">
            <text:p>0.0738781</text:p>
          </table:table-cell>
          <table:table-cell office:value-type="float" office:value="-0.281547">
            <text:p>-0.281547</text:p>
          </table:table-cell>
          <table:table-cell office:value-type="float" office:value="0.0186539">
            <text:p>0.0186539</text:p>
          </table:table-cell>
          <table:table-cell office:value-type="float" office:value="-0.0475774">
            <text:p>-0.0475774</text:p>
          </table:table-cell>
          <table:table-cell office:value-type="float" office:value="-0.00177089">
            <text:p>-0.00177089</text:p>
          </table:table-cell>
          <table:table-cell office:value-type="float" office:value="0.00763251">
            <text:p>0.00763251</text:p>
          </table:table-cell>
          <table:table-cell office:value-type="float" office:value="-0.173632">
            <text:p>-0.173632</text:p>
          </table:table-cell>
          <table:table-cell office:value-type="float" office:value="0.0618457">
            <text:p>0.0618457</text:p>
          </table:table-cell>
          <table:table-cell office:value-type="float" office:value="0.0029226">
            <text:p>0.0029226</text:p>
          </table:table-cell>
          <table:table-cell/>
          <table:table-cell office:value-type="float" office:value="12.846">
            <text:p>12.846</text:p>
          </table:table-cell>
          <table:table-cell office:value-type="float" office:value="-0.11882">
            <text:p>-0.11882</text:p>
          </table:table-cell>
          <table:table-cell office:value-type="float" office:value="-0.00226108">
            <text:p>-0.00226108</text:p>
          </table:table-cell>
          <table:table-cell office:value-type="float" office:value="0.690482">
            <text:p>0.690482</text:p>
          </table:table-cell>
          <table:table-cell office:value-type="float" office:value="0.0208194">
            <text:p>0.0208194</text:p>
          </table:table-cell>
          <table:table-cell office:value-type="float" office:value="0.00226315">
            <text:p>0.00226315</text:p>
          </table:table-cell>
          <table:table-cell office:value-type="float" office:value="-0.0606959">
            <text:p>-0.0606959</text:p>
          </table:table-cell>
          <table:table-cell office:value-type="float" office:value="0.0235762">
            <text:p>0.0235762</text:p>
          </table:table-cell>
          <table:table-cell office:value-type="float" office:value="-0.000296035">
            <text:p>-0.000296035</text:p>
          </table:table-cell>
          <table:table-cell office:value-type="float" office:value="0.000405231">
            <text:p>0.000405231</text:p>
          </table:table-cell>
          <table:table-cell office:value-type="float" office:value="-0.000610678">
            <text:p>-0.000610678</text:p>
          </table:table-cell>
          <table:table-cell office:value-type="float" office:value="-0.00487711">
            <text:p>-0.00487711</text:p>
          </table:table-cell>
          <table:table-cell office:value-type="float" office:value="-0.00107965">
            <text:p>-0.00107965</text:p>
          </table:table-cell>
          <table:table-cell office:value-type="float" office:value="0.000168858">
            <text:p>0.000168858</text:p>
          </table:table-cell>
          <table:table-cell/>
          <table:table-cell office:value-type="float" office:value="9.67443">
            <text:p>9.67443</text:p>
          </table:table-cell>
          <table:table-cell office:value-type="float" office:value="0.0217294">
            <text:p>0.0217294</text:p>
          </table:table-cell>
          <table:table-cell office:value-type="float" office:value="-0.216183">
            <text:p>-0.216183</text:p>
          </table:table-cell>
          <table:table-cell office:value-type="float" office:value="0.830778">
            <text:p>0.830778</text:p>
          </table:table-cell>
          <table:table-cell office:value-type="float" office:value="0.111609">
            <text:p>0.111609</text:p>
          </table:table-cell>
          <table:table-cell office:value-type="float" office:value="0.0799548">
            <text:p>0.0799548</text:p>
          </table:table-cell>
          <table:table-cell office:value-type="float" office:value="-0.312896">
            <text:p>-0.312896</text:p>
          </table:table-cell>
          <table:table-cell office:value-type="float" office:value="0.0476055">
            <text:p>0.0476055</text:p>
          </table:table-cell>
          <table:table-cell office:value-type="float" office:value="-0.0485125">
            <text:p>-0.0485125</text:p>
          </table:table-cell>
          <table:table-cell office:value-type="float" office:value="-0.00666676">
            <text:p>-0.00666676</text:p>
          </table:table-cell>
          <table:table-cell office:value-type="float" office:value="0.0240978">
            <text:p>0.0240978</text:p>
          </table:table-cell>
          <table:table-cell office:value-type="float" office:value="-0.140159">
            <text:p>-0.140159</text:p>
          </table:table-cell>
          <table:table-cell office:value-type="float" office:value="0.0612291">
            <text:p>0.0612291</text:p>
          </table:table-cell>
          <table:table-cell office:value-type="float" office:value="-0.066415">
            <text:p>-0.066415</text:p>
          </table:table-cell>
          <table:table-cell/>
          <table:table-cell office:value-type="float" office:value="10.6236">
            <text:p>10.6236</text:p>
          </table:table-cell>
          <table:table-cell office:value-type="float" office:value="-0.00313169">
            <text:p>-0.00313169</text:p>
          </table:table-cell>
          <table:table-cell office:value-type="float" office:value="0.0783399">
            <text:p>0.0783399</text:p>
          </table:table-cell>
          <table:table-cell office:value-type="float" office:value="0.647494">
            <text:p>0.647494</text:p>
          </table:table-cell>
          <table:table-cell office:value-type="float" office:value="0.0196849">
            <text:p>0.0196849</text:p>
          </table:table-cell>
          <table:table-cell office:value-type="float" office:value="-0.00464712">
            <text:p>-0.00464712</text:p>
          </table:table-cell>
          <table:table-cell office:value-type="float" office:value="0.00746565">
            <text:p>0.00746565</text:p>
          </table:table-cell>
          <table:table-cell office:value-type="float" office:value="-0.00580563">
            <text:p>-0.00580563</text:p>
          </table:table-cell>
          <table:table-cell office:value-type="float" office:value="0.00287841">
            <text:p>0.00287841</text:p>
          </table:table-cell>
          <table:table-cell office:value-type="float" office:value="0.0243712">
            <text:p>0.0243712</text:p>
          </table:table-cell>
          <table:table-cell office:value-type="float" office:value="-0.00801564">
            <text:p>-0.00801564</text:p>
          </table:table-cell>
          <table:table-cell office:value-type="float" office:value="-0.0070153">
            <text:p>-0.0070153</text:p>
          </table:table-cell>
          <table:table-cell office:value-type="float" office:value="-0.0596818">
            <text:p>-0.0596818</text:p>
          </table:table-cell>
          <table:table-cell office:value-type="float" office:value="0.0214401">
            <text:p>0.0214401</text:p>
          </table:table-cell>
          <table:table-cell/>
          <table:table-cell office:value-type="float" office:value="9.14418">
            <text:p>9.14418</text:p>
          </table:table-cell>
          <table:table-cell office:value-type="float" office:value="0.0207372">
            <text:p>0.0207372</text:p>
          </table:table-cell>
          <table:table-cell office:value-type="float" office:value="-0.0866792">
            <text:p>-0.0866792</text:p>
          </table:table-cell>
          <table:table-cell office:value-type="float" office:value="0.850383">
            <text:p>0.850383</text:p>
          </table:table-cell>
          <table:table-cell office:value-type="float" office:value="0.0809634">
            <text:p>0.0809634</text:p>
          </table:table-cell>
          <table:table-cell office:value-type="float" office:value="-0.00222236">
            <text:p>-0.00222236</text:p>
          </table:table-cell>
          <table:table-cell office:value-type="float" office:value="-0.10287">
            <text:p>-0.10287</text:p>
          </table:table-cell>
          <table:table-cell office:value-type="float" office:value="0.0373424">
            <text:p>0.0373424</text:p>
          </table:table-cell>
          <table:table-cell office:value-type="float" office:value="-0.0288501">
            <text:p>-0.0288501</text:p>
          </table:table-cell>
          <table:table-cell office:value-type="float" office:value="0.00209182">
            <text:p>0.00209182</text:p>
          </table:table-cell>
          <table:table-cell office:value-type="float" office:value="0.0153402">
            <text:p>0.0153402</text:p>
          </table:table-cell>
          <table:table-cell office:value-type="float" office:value="-0.036293">
            <text:p>-0.036293</text:p>
          </table:table-cell>
          <table:table-cell office:value-type="float" office:value="0.0111891">
            <text:p>0.0111891</text:p>
          </table:table-cell>
          <table:table-cell office:value-type="float" office:value="0.00156609">
            <text:p>0.00156609</text:p>
          </table:table-cell>
        </table:table-row>
        <table:table-row table:style-name="ro4">
          <table:table-cell office:value-type="float" office:value="9.96917">
            <text:p>9.96917</text:p>
          </table:table-cell>
          <table:table-cell office:value-type="float" office:value="-0.0136923">
            <text:p>-0.0136923</text:p>
          </table:table-cell>
          <table:table-cell office:value-type="float" office:value="-0.218876">
            <text:p>-0.218876</text:p>
          </table:table-cell>
          <table:table-cell office:value-type="float" office:value="0.833835">
            <text:p>0.833835</text:p>
          </table:table-cell>
          <table:table-cell office:value-type="float" office:value="0.0804079">
            <text:p>0.0804079</text:p>
          </table:table-cell>
          <table:table-cell office:value-type="float" office:value="0.0706415">
            <text:p>0.0706415</text:p>
          </table:table-cell>
          <table:table-cell office:value-type="float" office:value="-0.282336">
            <text:p>-0.282336</text:p>
          </table:table-cell>
          <table:table-cell office:value-type="float" office:value="0.0179111">
            <text:p>0.0179111</text:p>
          </table:table-cell>
          <table:table-cell office:value-type="float" office:value="-0.0760315">
            <text:p>-0.0760315</text:p>
          </table:table-cell>
          <table:table-cell office:value-type="float" office:value="0.00836412">
            <text:p>0.00836412</text:p>
          </table:table-cell>
          <table:table-cell office:value-type="float" office:value="0.00811145">
            <text:p>0.00811145</text:p>
          </table:table-cell>
          <table:table-cell office:value-type="float" office:value="0.11062">
            <text:p>0.11062</text:p>
          </table:table-cell>
          <table:table-cell office:value-type="float" office:value="-0.0218517">
            <text:p>-0.0218517</text:p>
          </table:table-cell>
          <table:table-cell office:value-type="float" office:value="-0.0530946">
            <text:p>-0.0530946</text:p>
          </table:table-cell>
          <table:table-cell/>
          <table:table-cell office:value-type="float" office:value="13.2828">
            <text:p>13.2828</text:p>
          </table:table-cell>
          <table:table-cell office:value-type="float" office:value="-0.119881">
            <text:p>-0.119881</text:p>
          </table:table-cell>
          <table:table-cell office:value-type="float" office:value="-0.00229011">
            <text:p>-0.00229011</text:p>
          </table:table-cell>
          <table:table-cell office:value-type="float" office:value="0.690247">
            <text:p>0.690247</text:p>
          </table:table-cell>
          <table:table-cell office:value-type="float" office:value="0.0182507">
            <text:p>0.0182507</text:p>
          </table:table-cell>
          <table:table-cell office:value-type="float" office:value="0.00131068">
            <text:p>0.00131068</text:p>
          </table:table-cell>
          <table:table-cell office:value-type="float" office:value="-0.0603914">
            <text:p>-0.0603914</text:p>
          </table:table-cell>
          <table:table-cell office:value-type="float" office:value="0.0234143">
            <text:p>0.0234143</text:p>
          </table:table-cell>
          <table:table-cell office:value-type="float" office:value="-0.00242676">
            <text:p>-0.00242676</text:p>
          </table:table-cell>
          <table:table-cell table:style-name="ce1" office:value-type="string">
            <text:p>-6.64481e-05</text:p>
          </table:table-cell>
          <table:table-cell office:value-type="float" office:value="-0.000536907">
            <text:p>-0.000536907</text:p>
          </table:table-cell>
          <table:table-cell office:value-type="float" office:value="-0.0192864">
            <text:p>-0.0192864</text:p>
          </table:table-cell>
          <table:table-cell office:value-type="float" office:value="0.00942664">
            <text:p>0.00942664</text:p>
          </table:table-cell>
          <table:table-cell office:value-type="float" office:value="-0.0033783">
            <text:p>-0.0033783</text:p>
          </table:table-cell>
          <table:table-cell/>
          <table:table-cell office:value-type="float" office:value="9.84183">
            <text:p>9.84183</text:p>
          </table:table-cell>
          <table:table-cell office:value-type="float" office:value="0.00968048">
            <text:p>0.00968048</text:p>
          </table:table-cell>
          <table:table-cell office:value-type="float" office:value="-0.215584">
            <text:p>-0.215584</text:p>
          </table:table-cell>
          <table:table-cell office:value-type="float" office:value="0.832951">
            <text:p>0.832951</text:p>
          </table:table-cell>
          <table:table-cell office:value-type="float" office:value="0.107453">
            <text:p>0.107453</text:p>
          </table:table-cell>
          <table:table-cell office:value-type="float" office:value="0.037186">
            <text:p>0.037186</text:p>
          </table:table-cell>
          <table:table-cell office:value-type="float" office:value="-0.302151">
            <text:p>-0.302151</text:p>
          </table:table-cell>
          <table:table-cell office:value-type="float" office:value="0.057713">
            <text:p>0.057713</text:p>
          </table:table-cell>
          <table:table-cell office:value-type="float" office:value="-0.0719755">
            <text:p>-0.0719755</text:p>
          </table:table-cell>
          <table:table-cell office:value-type="float" office:value="0.00358318">
            <text:p>0.00358318</text:p>
          </table:table-cell>
          <table:table-cell office:value-type="float" office:value="0.0129798">
            <text:p>0.0129798</text:p>
          </table:table-cell>
          <table:table-cell office:value-type="float" office:value="-0.879784">
            <text:p>-0.879784</text:p>
          </table:table-cell>
          <table:table-cell office:value-type="float" office:value="0.284392">
            <text:p>0.284392</text:p>
          </table:table-cell>
          <table:table-cell office:value-type="float" office:value="0.15496">
            <text:p>0.15496</text:p>
          </table:table-cell>
          <table:table-cell/>
          <table:table-cell office:value-type="float" office:value="11.0562">
            <text:p>11.0562</text:p>
          </table:table-cell>
          <table:table-cell office:value-type="float" office:value="-0.0031994">
            <text:p>-0.0031994</text:p>
          </table:table-cell>
          <table:table-cell office:value-type="float" office:value="0.0777134">
            <text:p>0.0777134</text:p>
          </table:table-cell>
          <table:table-cell office:value-type="float" office:value="0.648038">
            <text:p>0.648038</text:p>
          </table:table-cell>
          <table:table-cell office:value-type="float" office:value="0.0167752">
            <text:p>0.0167752</text:p>
          </table:table-cell>
          <table:table-cell office:value-type="float" office:value="-0.00421274">
            <text:p>-0.00421274</text:p>
          </table:table-cell>
          <table:table-cell office:value-type="float" office:value="0.00570519">
            <text:p>0.00570519</text:p>
          </table:table-cell>
          <table:table-cell office:value-type="float" office:value="-0.00466134">
            <text:p>-0.00466134</text:p>
          </table:table-cell>
          <table:table-cell office:value-type="float" office:value="-0.000156521">
            <text:p>-0.000156521</text:p>
          </table:table-cell>
          <table:table-cell office:value-type="float" office:value="-0.00144812">
            <text:p>-0.00144812</text:p>
          </table:table-cell>
          <table:table-cell office:value-type="float" office:value="0.00125968">
            <text:p>0.00125968</text:p>
          </table:table-cell>
          <table:table-cell office:value-type="float" office:value="0.00352453">
            <text:p>0.00352453</text:p>
          </table:table-cell>
          <table:table-cell office:value-type="float" office:value="-0.0120379">
            <text:p>-0.0120379</text:p>
          </table:table-cell>
          <table:table-cell office:value-type="float" office:value="0.00290941">
            <text:p>0.00290941</text:p>
          </table:table-cell>
          <table:table-cell/>
          <table:table-cell office:value-type="float" office:value="9.37614">
            <text:p>9.37614</text:p>
          </table:table-cell>
          <table:table-cell office:value-type="float" office:value="0.0120923">
            <text:p>0.0120923</text:p>
          </table:table-cell>
          <table:table-cell office:value-type="float" office:value="-0.0855919">
            <text:p>-0.0855919</text:p>
          </table:table-cell>
          <table:table-cell office:value-type="float" office:value="0.854025">
            <text:p>0.854025</text:p>
          </table:table-cell>
          <table:table-cell office:value-type="float" office:value="0.0759617">
            <text:p>0.0759617</text:p>
          </table:table-cell>
          <table:table-cell office:value-type="float" office:value="-0.00738019">
            <text:p>-0.00738019</text:p>
          </table:table-cell>
          <table:table-cell office:value-type="float" office:value="-0.101103">
            <text:p>-0.101103</text:p>
          </table:table-cell>
          <table:table-cell office:value-type="float" office:value="0.0397788">
            <text:p>0.0397788</text:p>
          </table:table-cell>
          <table:table-cell office:value-type="float" office:value="-0.0372687">
            <text:p>-0.0372687</text:p>
          </table:table-cell>
          <table:table-cell office:value-type="float" office:value="0.00468726">
            <text:p>0.00468726</text:p>
          </table:table-cell>
          <table:table-cell office:value-type="float" office:value="0.0157034">
            <text:p>0.0157034</text:p>
          </table:table-cell>
          <table:table-cell office:value-type="float" office:value="0.0699025">
            <text:p>0.0699025</text:p>
          </table:table-cell>
          <table:table-cell office:value-type="float" office:value="0.0208034">
            <text:p>0.0208034</text:p>
          </table:table-cell>
          <table:table-cell office:value-type="float" office:value="-0.0307086">
            <text:p>-0.0307086</text:p>
          </table:table-cell>
        </table:table-row>
        <table:table-row table:style-name="ro4">
          <table:table-cell office:value-type="float" office:value="10.269">
            <text:p>10.269</text:p>
          </table:table-cell>
          <table:table-cell office:value-type="float" office:value="-0.0265445">
            <text:p>-0.0265445</text:p>
          </table:table-cell>
          <table:table-cell office:value-type="float" office:value="-0.218333">
            <text:p>-0.218333</text:p>
          </table:table-cell>
          <table:table-cell office:value-type="float" office:value="0.831494">
            <text:p>0.831494</text:p>
          </table:table-cell>
          <table:table-cell office:value-type="float" office:value="0.0745371">
            <text:p>0.0745371</text:p>
          </table:table-cell>
          <table:table-cell office:value-type="float" office:value="0.0701622">
            <text:p>0.0701622</text:p>
          </table:table-cell>
          <table:table-cell office:value-type="float" office:value="-0.278354">
            <text:p>-0.278354</text:p>
          </table:table-cell>
          <table:table-cell office:value-type="float" office:value="0.0123479">
            <text:p>0.0123479</text:p>
          </table:table-cell>
          <table:table-cell office:value-type="float" office:value="-0.0428617">
            <text:p>-0.0428617</text:p>
          </table:table-cell>
          <table:table-cell office:value-type="float" office:value="0.00181181">
            <text:p>0.00181181</text:p>
          </table:table-cell>
          <table:table-cell office:value-type="float" office:value="-0.00780919">
            <text:p>-0.00780919</text:p>
          </table:table-cell>
          <table:table-cell office:value-type="float" office:value="0.30186">
            <text:p>0.30186</text:p>
          </table:table-cell>
          <table:table-cell office:value-type="float" office:value="0.089456">
            <text:p>0.089456</text:p>
          </table:table-cell>
          <table:table-cell office:value-type="float" office:value="-0.0989182">
            <text:p>-0.0989182</text:p>
          </table:table-cell>
          <table:table-cell/>
          <table:table-cell office:value-type="float" office:value="13.5796">
            <text:p>13.5796</text:p>
          </table:table-cell>
          <table:table-cell office:value-type="float" office:value="-0.122299">
            <text:p>-0.122299</text:p>
          </table:table-cell>
          <table:table-cell office:value-type="float" office:value="-0.00147978">
            <text:p>-0.00147978</text:p>
          </table:table-cell>
          <table:table-cell office:value-type="float" office:value="0.68979">
            <text:p>0.68979</text:p>
          </table:table-cell>
          <table:table-cell office:value-type="float" office:value="0.0166892">
            <text:p>0.0166892</text:p>
          </table:table-cell>
          <table:table-cell office:value-type="float" office:value="0.00161107">
            <text:p>0.00161107</text:p>
          </table:table-cell>
          <table:table-cell office:value-type="float" office:value="-0.0557666">
            <text:p>-0.0557666</text:p>
          </table:table-cell>
          <table:table-cell office:value-type="float" office:value="0.0223539">
            <text:p>0.0223539</text:p>
          </table:table-cell>
          <table:table-cell office:value-type="float" office:value="-0.00814977">
            <text:p>-0.00814977</text:p>
          </table:table-cell>
          <table:table-cell office:value-type="float" office:value="0.0027308">
            <text:p>0.0027308</text:p>
          </table:table-cell>
          <table:table-cell office:value-type="float" office:value="-0.00153938">
            <text:p>-0.00153938</text:p>
          </table:table-cell>
          <table:table-cell office:value-type="float" office:value="0.0717422">
            <text:p>0.0717422</text:p>
          </table:table-cell>
          <table:table-cell office:value-type="float" office:value="0.12498">
            <text:p>0.12498</text:p>
          </table:table-cell>
          <table:table-cell office:value-type="float" office:value="-0.0236695">
            <text:p>-0.0236695</text:p>
          </table:table-cell>
          <table:table-cell/>
          <table:table-cell office:value-type="float" office:value="9.91144">
            <text:p>9.91144</text:p>
          </table:table-cell>
          <table:table-cell office:value-type="float" office:value="0.000407631">
            <text:p>0.000407631</text:p>
          </table:table-cell>
          <table:table-cell office:value-type="float" office:value="-0.213956">
            <text:p>-0.213956</text:p>
          </table:table-cell>
          <table:table-cell office:value-type="float" office:value="0.834605">
            <text:p>0.834605</text:p>
          </table:table-cell>
          <table:table-cell office:value-type="float" office:value="0.105771">
            <text:p>0.105771</text:p>
          </table:table-cell>
          <table:table-cell office:value-type="float" office:value="0.0746635">
            <text:p>0.0746635</text:p>
          </table:table-cell>
          <table:table-cell office:value-type="float" office:value="-0.31378">
            <text:p>-0.31378</text:p>
          </table:table-cell>
          <table:table-cell office:value-type="float" office:value="0.0514605">
            <text:p>0.0514605</text:p>
          </table:table-cell>
          <table:table-cell office:value-type="float" office:value="-0.133215">
            <text:p>-0.133215</text:p>
          </table:table-cell>
          <table:table-cell office:value-type="float" office:value="0.0233791">
            <text:p>0.0233791</text:p>
          </table:table-cell>
          <table:table-cell office:value-type="float" office:value="0.0237662">
            <text:p>0.0237662</text:p>
          </table:table-cell>
          <table:table-cell office:value-type="float" office:value="0.391191">
            <text:p>0.391191</text:p>
          </table:table-cell>
          <table:table-cell office:value-type="float" office:value="-0.0870071">
            <text:p>-0.0870071</text:p>
          </table:table-cell>
          <table:table-cell office:value-type="float" office:value="-0.0626964">
            <text:p>-0.0626964</text:p>
          </table:table-cell>
          <table:table-cell/>
          <table:table-cell office:value-type="float" office:value="11.3001">
            <text:p>11.3001</text:p>
          </table:table-cell>
          <table:table-cell office:value-type="float" office:value="-0.00302779">
            <text:p>-0.00302779</text:p>
          </table:table-cell>
          <table:table-cell office:value-type="float" office:value="0.0766436">
            <text:p>0.0766436</text:p>
          </table:table-cell>
          <table:table-cell office:value-type="float" office:value="0.648519">
            <text:p>0.648519</text:p>
          </table:table-cell>
          <table:table-cell office:value-type="float" office:value="0.0153282">
            <text:p>0.0153282</text:p>
          </table:table-cell>
          <table:table-cell office:value-type="float" office:value="-0.00594757">
            <text:p>-0.00594757</text:p>
          </table:table-cell>
          <table:table-cell office:value-type="float" office:value="0.00398141">
            <text:p>0.00398141</text:p>
          </table:table-cell>
          <table:table-cell office:value-type="float" office:value="-0.00447374">
            <text:p>-0.00447374</text:p>
          </table:table-cell>
          <table:table-cell office:value-type="float" office:value="0.000703393">
            <text:p>0.000703393</text:p>
          </table:table-cell>
          <table:table-cell office:value-type="float" office:value="-0.00438514">
            <text:p>-0.00438514</text:p>
          </table:table-cell>
          <table:table-cell office:value-type="float" office:value="0.00196952">
            <text:p>0.00196952</text:p>
          </table:table-cell>
          <table:table-cell office:value-type="float" office:value="-0.086295">
            <text:p>-0.086295</text:p>
          </table:table-cell>
          <table:table-cell office:value-type="float" office:value="-0.027513">
            <text:p>-0.027513</text:p>
          </table:table-cell>
          <table:table-cell office:value-type="float" office:value="-0.0160166">
            <text:p>-0.0160166</text:p>
          </table:table-cell>
          <table:table-cell/>
          <table:table-cell office:value-type="float" office:value="9.54291">
            <text:p>9.54291</text:p>
          </table:table-cell>
          <table:table-cell office:value-type="float" office:value="0.00782108">
            <text:p>0.00782108</text:p>
          </table:table-cell>
          <table:table-cell office:value-type="float" office:value="-0.0842316">
            <text:p>-0.0842316</text:p>
          </table:table-cell>
          <table:table-cell office:value-type="float" office:value="0.85579">
            <text:p>0.85579</text:p>
          </table:table-cell>
          <table:table-cell office:value-type="float" office:value="0.0725578">
            <text:p>0.0725578</text:p>
          </table:table-cell>
          <table:table-cell office:value-type="float" office:value="-0.00975162">
            <text:p>-0.00975162</text:p>
          </table:table-cell>
          <table:table-cell office:value-type="float" office:value="-0.0998464">
            <text:p>-0.0998464</text:p>
          </table:table-cell>
          <table:table-cell office:value-type="float" office:value="0.0393209">
            <text:p>0.0393209</text:p>
          </table:table-cell>
          <table:table-cell office:value-type="float" office:value="-0.0256108">
            <text:p>-0.0256108</text:p>
          </table:table-cell>
          <table:table-cell office:value-type="float" office:value="0.00815673">
            <text:p>0.00815673</text:p>
          </table:table-cell>
          <table:table-cell office:value-type="float" office:value="0.010582">
            <text:p>0.010582</text:p>
          </table:table-cell>
          <table:table-cell office:value-type="float" office:value="0.081628">
            <text:p>0.081628</text:p>
          </table:table-cell>
          <table:table-cell office:value-type="float" office:value="0.00590103">
            <text:p>0.00590103</text:p>
          </table:table-cell>
          <table:table-cell office:value-type="float" office:value="-0.0801826">
            <text:p>-0.0801826</text:p>
          </table:table-cell>
        </table:table-row>
        <table:table-row table:style-name="ro4">
          <table:table-cell office:value-type="float" office:value="10.337">
            <text:p>10.337</text:p>
          </table:table-cell>
          <table:table-cell office:value-type="float" office:value="-0.0280633">
            <text:p>-0.0280633</text:p>
          </table:table-cell>
          <table:table-cell office:value-type="float" office:value="-0.217797">
            <text:p>-0.217797</text:p>
          </table:table-cell>
          <table:table-cell office:value-type="float" office:value="0.830506">
            <text:p>0.830506</text:p>
          </table:table-cell>
          <table:table-cell office:value-type="float" office:value="0.0732672">
            <text:p>0.0732672</text:p>
          </table:table-cell>
          <table:table-cell office:value-type="float" office:value="0.056159">
            <text:p>0.056159</text:p>
          </table:table-cell>
          <table:table-cell office:value-type="float" office:value="-0.283609">
            <text:p>-0.283609</text:p>
          </table:table-cell>
          <table:table-cell office:value-type="float" office:value="0.0184922">
            <text:p>0.0184922</text:p>
          </table:table-cell>
          <table:table-cell office:value-type="float" office:value="-0.0223461">
            <text:p>-0.0223461</text:p>
          </table:table-cell>
          <table:table-cell office:value-type="float" office:value="0.00789159">
            <text:p>0.00789159</text:p>
          </table:table-cell>
          <table:table-cell office:value-type="float" office:value="-0.014532">
            <text:p>-0.014532</text:p>
          </table:table-cell>
          <table:table-cell office:value-type="float" office:value="-0.105728">
            <text:p>-0.105728</text:p>
          </table:table-cell>
          <table:table-cell office:value-type="float" office:value="-0.0843043">
            <text:p>-0.0843043</text:p>
          </table:table-cell>
          <table:table-cell office:value-type="float" office:value="0.114137">
            <text:p>0.114137</text:p>
          </table:table-cell>
          <table:table-cell/>
          <table:table-cell office:value-type="float" office:value="13.7118">
            <text:p>13.7118</text:p>
          </table:table-cell>
          <table:table-cell office:value-type="float" office:value="-0.122122">
            <text:p>-0.122122</text:p>
          </table:table-cell>
          <table:table-cell office:value-type="float" office:value="0.001066">
            <text:p>0.001066</text:p>
          </table:table-cell>
          <table:table-cell office:value-type="float" office:value="0.689173">
            <text:p>0.689173</text:p>
          </table:table-cell>
          <table:table-cell office:value-type="float" office:value="0.0160372">
            <text:p>0.0160372</text:p>
          </table:table-cell>
          <table:table-cell office:value-type="float" office:value="-0.0014557">
            <text:p>-0.0014557</text:p>
          </table:table-cell>
          <table:table-cell office:value-type="float" office:value="-0.0591648">
            <text:p>-0.0591648</text:p>
          </table:table-cell>
          <table:table-cell office:value-type="float" office:value="0.021992">
            <text:p>0.021992</text:p>
          </table:table-cell>
          <table:table-cell office:value-type="float" office:value="0.00133555">
            <text:p>0.00133555</text:p>
          </table:table-cell>
          <table:table-cell office:value-type="float" office:value="0.0192549">
            <text:p>0.0192549</text:p>
          </table:table-cell>
          <table:table-cell office:value-type="float" office:value="-0.00466882">
            <text:p>-0.00466882</text:p>
          </table:table-cell>
          <table:table-cell office:value-type="float" office:value="-0.0682952">
            <text:p>-0.0682952</text:p>
          </table:table-cell>
          <table:table-cell office:value-type="float" office:value="-0.118359">
            <text:p>-0.118359</text:p>
          </table:table-cell>
          <table:table-cell office:value-type="float" office:value="-0.00759937">
            <text:p>-0.00759937</text:p>
          </table:table-cell>
          <table:table-cell/>
          <table:table-cell office:value-type="float" office:value="10.1417">
            <text:p>10.1417</text:p>
          </table:table-cell>
          <table:table-cell office:value-type="float" office:value="-0.00952467">
            <text:p>-0.00952467</text:p>
          </table:table-cell>
          <table:table-cell office:value-type="float" office:value="-0.213186">
            <text:p>-0.213186</text:p>
          </table:table-cell>
          <table:table-cell office:value-type="float" office:value="0.836753">
            <text:p>0.836753</text:p>
          </table:table-cell>
          <table:table-cell office:value-type="float" office:value="0.100392">
            <text:p>0.100392</text:p>
          </table:table-cell>
          <table:table-cell office:value-type="float" office:value="0.0570198">
            <text:p>0.0570198</text:p>
          </table:table-cell>
          <table:table-cell office:value-type="float" office:value="-0.310505">
            <text:p>-0.310505</text:p>
          </table:table-cell>
          <table:table-cell office:value-type="float" office:value="0.0542511">
            <text:p>0.0542511</text:p>
          </table:table-cell>
          <table:table-cell office:value-type="float" office:value="-0.0431308">
            <text:p>-0.0431308</text:p>
          </table:table-cell>
          <table:table-cell office:value-type="float" office:value="0.00334287">
            <text:p>0.00334287</text:p>
          </table:table-cell>
          <table:table-cell office:value-type="float" office:value="0.00932825">
            <text:p>0.00932825</text:p>
          </table:table-cell>
          <table:table-cell office:value-type="float" office:value="-0.0425444">
            <text:p>-0.0425444</text:p>
          </table:table-cell>
          <table:table-cell office:value-type="float" office:value="0.0136385">
            <text:p>0.0136385</text:p>
          </table:table-cell>
          <table:table-cell office:value-type="float" office:value="-0.0129825">
            <text:p>-0.0129825</text:p>
          </table:table-cell>
          <table:table-cell/>
          <table:table-cell office:value-type="float" office:value="11.4129">
            <text:p>11.4129</text:p>
          </table:table-cell>
          <table:table-cell office:value-type="float" office:value="-0.0040448">
            <text:p>-0.0040448</text:p>
          </table:table-cell>
          <table:table-cell office:value-type="float" office:value="0.0757998">
            <text:p>0.0757998</text:p>
          </table:table-cell>
          <table:table-cell office:value-type="float" office:value="0.648538">
            <text:p>0.648538</text:p>
          </table:table-cell>
          <table:table-cell office:value-type="float" office:value="0.0147025">
            <text:p>0.0147025</text:p>
          </table:table-cell>
          <table:table-cell office:value-type="float" office:value="-0.00360005">
            <text:p>-0.00360005</text:p>
          </table:table-cell>
          <table:table-cell office:value-type="float" office:value="0.00538207">
            <text:p>0.00538207</text:p>
          </table:table-cell>
          <table:table-cell office:value-type="float" office:value="-0.00450266">
            <text:p>-0.00450266</text:p>
          </table:table-cell>
          <table:table-cell office:value-type="float" office:value="-0.00902309">
            <text:p>-0.00902309</text:p>
          </table:table-cell>
          <table:table-cell office:value-type="float" office:value="-0.00748619">
            <text:p>-0.00748619</text:p>
          </table:table-cell>
          <table:table-cell office:value-type="float" office:value="0.000164261">
            <text:p>0.000164261</text:p>
          </table:table-cell>
          <table:table-cell office:value-type="float" office:value="0.0792816">
            <text:p>0.0792816</text:p>
          </table:table-cell>
          <table:table-cell office:value-type="float" office:value="0.07382">
            <text:p>0.07382</text:p>
          </table:table-cell>
          <table:table-cell office:value-type="float" office:value="-0.0134355">
            <text:p>-0.0134355</text:p>
          </table:table-cell>
          <table:table-cell/>
          <table:table-cell office:value-type="float" office:value="9.74342">
            <text:p>9.74342</text:p>
          </table:table-cell>
          <table:table-cell office:value-type="float" office:value="0.00596763">
            <text:p>0.00596763</text:p>
          </table:table-cell>
          <table:table-cell office:value-type="float" office:value="-0.0823589">
            <text:p>-0.0823589</text:p>
          </table:table-cell>
          <table:table-cell office:value-type="float" office:value="0.854688">
            <text:p>0.854688</text:p>
          </table:table-cell>
          <table:table-cell office:value-type="float" office:value="0.0686666">
            <text:p>0.0686666</text:p>
          </table:table-cell>
          <table:table-cell office:value-type="float" office:value="-0.0135904">
            <text:p>-0.0135904</text:p>
          </table:table-cell>
          <table:table-cell office:value-type="float" office:value="-0.0986769">
            <text:p>-0.0986769</text:p>
          </table:table-cell>
          <table:table-cell office:value-type="float" office:value="0.0400717">
            <text:p>0.0400717</text:p>
          </table:table-cell>
          <table:table-cell office:value-type="float" office:value="-0.00924382">
            <text:p>-0.00924382</text:p>
          </table:table-cell>
          <table:table-cell office:value-type="float" office:value="0.00933992">
            <text:p>0.00933992</text:p>
          </table:table-cell>
          <table:table-cell office:value-type="float" office:value="-0.00549513">
            <text:p>-0.00549513</text:p>
          </table:table-cell>
          <table:table-cell office:value-type="float" office:value="-0.0371614">
            <text:p>-0.0371614</text:p>
          </table:table-cell>
          <table:table-cell office:value-type="float" office:value="-0.0211608">
            <text:p>-0.0211608</text:p>
          </table:table-cell>
          <table:table-cell office:value-type="float" office:value="0.021687">
            <text:p>0.021687</text:p>
          </table:table-cell>
        </table:table-row>
        <table:table-row table:style-name="ro4">
          <table:table-cell office:value-type="float" office:value="10.4692">
            <text:p>10.4692</text:p>
          </table:table-cell>
          <table:table-cell office:value-type="float" office:value="-0.0328667">
            <text:p>-0.0328667</text:p>
          </table:table-cell>
          <table:table-cell office:value-type="float" office:value="-0.218227">
            <text:p>-0.218227</text:p>
          </table:table-cell>
          <table:table-cell office:value-type="float" office:value="0.83058">
            <text:p>0.83058</text:p>
          </table:table-cell>
          <table:table-cell office:value-type="float" office:value="0.0708581">
            <text:p>0.0708581</text:p>
          </table:table-cell>
          <table:table-cell office:value-type="float" office:value="0.0532931">
            <text:p>0.0532931</text:p>
          </table:table-cell>
          <table:table-cell office:value-type="float" office:value="-0.281303">
            <text:p>-0.281303</text:p>
          </table:table-cell>
          <table:table-cell office:value-type="float" office:value="0.0153193">
            <text:p>0.0153193</text:p>
          </table:table-cell>
          <table:table-cell office:value-type="float" office:value="-0.0363264">
            <text:p>-0.0363264</text:p>
          </table:table-cell>
          <table:table-cell office:value-type="float" office:value="-0.00325589">
            <text:p>-0.00325589</text:p>
          </table:table-cell>
          <table:table-cell office:value-type="float" office:value="0.000560249">
            <text:p>0.000560249</text:p>
          </table:table-cell>
          <table:table-cell office:value-type="float" office:value="-0.0456964">
            <text:p>-0.0456964</text:p>
          </table:table-cell>
          <table:table-cell office:value-type="float" office:value="0.0185297">
            <text:p>0.0185297</text:p>
          </table:table-cell>
          <table:table-cell office:value-type="float" office:value="-0.0106105">
            <text:p>-0.0106105</text:p>
          </table:table-cell>
          <table:table-cell/>
          <table:table-cell office:value-type="float" office:value="13.8118">
            <text:p>13.8118</text:p>
          </table:table-cell>
          <table:table-cell office:value-type="float" office:value="-0.122672">
            <text:p>-0.122672</text:p>
          </table:table-cell>
          <table:table-cell office:value-type="float" office:value="0.00180765">
            <text:p>0.00180765</text:p>
          </table:table-cell>
          <table:table-cell office:value-type="float" office:value="0.68863">
            <text:p>0.68863</text:p>
          </table:table-cell>
          <table:table-cell office:value-type="float" office:value="0.0155608">
            <text:p>0.0155608</text:p>
          </table:table-cell>
          <table:table-cell office:value-type="float" office:value="0.00153283">
            <text:p>0.00153283</text:p>
          </table:table-cell>
          <table:table-cell office:value-type="float" office:value="-0.054257">
            <text:p>-0.054257</text:p>
          </table:table-cell>
          <table:table-cell office:value-type="float" office:value="0.0216544">
            <text:p>0.0216544</text:p>
          </table:table-cell>
          <table:table-cell office:value-type="float" office:value="-0.00549774">
            <text:p>-0.00549774</text:p>
          </table:table-cell>
          <table:table-cell office:value-type="float" office:value="0.0074125">
            <text:p>0.0074125</text:p>
          </table:table-cell>
          <table:table-cell office:value-type="float" office:value="-0.00542918">
            <text:p>-0.00542918</text:p>
          </table:table-cell>
          <table:table-cell office:value-type="float" office:value="0.0630232">
            <text:p>0.0630232</text:p>
          </table:table-cell>
          <table:table-cell office:value-type="float" office:value="0.0523093">
            <text:p>0.0523093</text:p>
          </table:table-cell>
          <table:table-cell office:value-type="float" office:value="0.000294858">
            <text:p>0.000294858</text:p>
          </table:table-cell>
          <table:table-cell/>
          <table:table-cell office:value-type="float" office:value="10.5415">
            <text:p>10.5415</text:p>
          </table:table-cell>
          <table:table-cell office:value-type="float" office:value="-0.0335679">
            <text:p>-0.0335679</text:p>
          </table:table-cell>
          <table:table-cell office:value-type="float" office:value="-0.20967">
            <text:p>-0.20967</text:p>
          </table:table-cell>
          <table:table-cell office:value-type="float" office:value="0.838407">
            <text:p>0.838407</text:p>
          </table:table-cell>
          <table:table-cell office:value-type="float" office:value="0.0916953">
            <text:p>0.0916953</text:p>
          </table:table-cell>
          <table:table-cell office:value-type="float" office:value="0.0421969">
            <text:p>0.0421969</text:p>
          </table:table-cell>
          <table:table-cell office:value-type="float" office:value="-0.306506">
            <text:p>-0.306506</text:p>
          </table:table-cell>
          <table:table-cell office:value-type="float" office:value="0.051117">
            <text:p>0.051117</text:p>
          </table:table-cell>
          <table:table-cell office:value-type="float" office:value="-0.0601397">
            <text:p>-0.0601397</text:p>
          </table:table-cell>
          <table:table-cell office:value-type="float" office:value="0.00879539">
            <text:p>0.00879539</text:p>
          </table:table-cell>
          <table:table-cell office:value-type="float" office:value="0.00413797">
            <text:p>0.00413797</text:p>
          </table:table-cell>
          <table:table-cell office:value-type="float" office:value="0.147931">
            <text:p>0.147931</text:p>
          </table:table-cell>
          <table:table-cell office:value-type="float" office:value="0.00528014">
            <text:p>0.00528014</text:p>
          </table:table-cell>
          <table:table-cell office:value-type="float" office:value="-0.11596">
            <text:p>-0.11596</text:p>
          </table:table-cell>
          <table:table-cell/>
          <table:table-cell office:value-type="float" office:value="11.5156">
            <text:p>11.5156</text:p>
          </table:table-cell>
          <table:table-cell office:value-type="float" office:value="-0.0041348">
            <text:p>-0.0041348</text:p>
          </table:table-cell>
          <table:table-cell office:value-type="float" office:value="0.07581">
            <text:p>0.07581</text:p>
          </table:table-cell>
          <table:table-cell office:value-type="float" office:value="0.648413">
            <text:p>0.648413</text:p>
          </table:table-cell>
          <table:table-cell office:value-type="float" office:value="0.0141544">
            <text:p>0.0141544</text:p>
          </table:table-cell>
          <table:table-cell office:value-type="float" office:value="-0.00472904">
            <text:p>-0.00472904</text:p>
          </table:table-cell>
          <table:table-cell office:value-type="float" office:value="0.00409929">
            <text:p>0.00409929</text:p>
          </table:table-cell>
          <table:table-cell office:value-type="float" office:value="-0.00410621">
            <text:p>-0.00410621</text:p>
          </table:table-cell>
          <table:table-cell office:value-type="float" office:value="-0.000875793">
            <text:p>-0.000875793</text:p>
          </table:table-cell>
          <table:table-cell table:style-name="ce1" office:value-type="string">
            <text:p>9.9855e-05</text:p>
          </table:table-cell>
          <table:table-cell office:value-type="float" office:value="-0.00121642">
            <text:p>-0.00121642</text:p>
          </table:table-cell>
          <table:table-cell office:value-type="float" office:value="0.0044554">
            <text:p>0.0044554</text:p>
          </table:table-cell>
          <table:table-cell office:value-type="float" office:value="-0.00523857">
            <text:p>-0.00523857</text:p>
          </table:table-cell>
          <table:table-cell office:value-type="float" office:value="0.0107054">
            <text:p>0.0107054</text:p>
          </table:table-cell>
          <table:table-cell/>
          <table:table-cell office:value-type="float" office:value="9.94272">
            <text:p>9.94272</text:p>
          </table:table-cell>
          <table:table-cell office:value-type="float" office:value="0.00264929">
            <text:p>0.00264929</text:p>
          </table:table-cell>
          <table:table-cell office:value-type="float" office:value="-0.081338">
            <text:p>-0.081338</text:p>
          </table:table-cell>
          <table:table-cell office:value-type="float" office:value="0.854455">
            <text:p>0.854455</text:p>
          </table:table-cell>
          <table:table-cell office:value-type="float" office:value="0.0650057">
            <text:p>0.0650057</text:p>
          </table:table-cell>
          <table:table-cell office:value-type="float" office:value="-0.01521">
            <text:p>-0.01521</text:p>
          </table:table-cell>
          <table:table-cell office:value-type="float" office:value="-0.0976369">
            <text:p>-0.0976369</text:p>
          </table:table-cell>
          <table:table-cell table:style-name="ce1" office:value-type="float" office:value="0.0398869">
            <text:p>0.0398869</text:p>
          </table:table-cell>
          <table:table-cell office:value-type="float" office:value="-0.0166501">
            <text:p>-0.0166501</text:p>
          </table:table-cell>
          <table:table-cell office:value-type="float" office:value="0.00512259">
            <text:p>0.00512259</text:p>
          </table:table-cell>
          <table:table-cell office:value-type="float" office:value="-0.00117293">
            <text:p>-0.00117293</text:p>
          </table:table-cell>
          <table:table-cell office:value-type="float" office:value="0.0184128">
            <text:p>0.0184128</text:p>
          </table:table-cell>
          <table:table-cell office:value-type="float" office:value="-0.0120741">
            <text:p>-0.0120741</text:p>
          </table:table-cell>
          <table:table-cell office:value-type="float" office:value="0.0150497">
            <text:p>0.0150497</text:p>
          </table:table-cell>
        </table:table-row>
        <table:table-row table:style-name="ro4">
          <table:table-cell office:value-type="float" office:value="10.8824">
            <text:p>10.8824</text:p>
          </table:table-cell>
          <table:table-cell office:value-type="float" office:value="-0.0556802">
            <text:p>-0.0556802</text:p>
          </table:table-cell>
          <table:table-cell office:value-type="float" office:value="-0.216409">
            <text:p>-0.216409</text:p>
          </table:table-cell>
          <table:table-cell office:value-type="float" office:value="0.829">
            <text:p>0.829</text:p>
          </table:table-cell>
          <table:table-cell office:value-type="float" office:value="0.0638284">
            <text:p>0.0638284</text:p>
          </table:table-cell>
          <table:table-cell office:value-type="float" office:value="0.0360148">
            <text:p>0.0360148</text:p>
          </table:table-cell>
          <table:table-cell office:value-type="float" office:value="-0.277396">
            <text:p>-0.277396</text:p>
          </table:table-cell>
          <table:table-cell office:value-type="float" office:value="0.0127689">
            <text:p>0.0127689</text:p>
          </table:table-cell>
          <table:table-cell office:value-type="float" office:value="-0.0552091">
            <text:p>-0.0552091</text:p>
          </table:table-cell>
          <table:table-cell office:value-type="float" office:value="0.00440093">
            <text:p>0.00440093</text:p>
          </table:table-cell>
          <table:table-cell office:value-type="float" office:value="-0.00382423">
            <text:p>-0.00382423</text:p>
          </table:table-cell>
          <table:table-cell office:value-type="float" office:value="0.0724234">
            <text:p>0.0724234</text:p>
          </table:table-cell>
          <table:table-cell office:value-type="float" office:value="0.0580343">
            <text:p>0.0580343</text:p>
          </table:table-cell>
          <table:table-cell office:value-type="float" office:value="-0.0222575">
            <text:p>-0.0222575</text:p>
          </table:table-cell>
          <table:table-cell/>
          <table:table-cell office:value-type="float" office:value="13.9125">
            <text:p>13.9125</text:p>
          </table:table-cell>
          <table:table-cell office:value-type="float" office:value="-0.122588">
            <text:p>-0.122588</text:p>
          </table:table-cell>
          <table:table-cell office:value-type="float" office:value="0.00308281">
            <text:p>0.00308281</text:p>
          </table:table-cell>
          <table:table-cell office:value-type="float" office:value="0.688086">
            <text:p>0.688086</text:p>
          </table:table-cell>
          <table:table-cell office:value-type="float" office:value="0.015096">
            <text:p>0.015096</text:p>
          </table:table-cell>
          <table:table-cell office:value-type="float" office:value="0.000385619">
            <text:p>0.000385619</text:p>
          </table:table-cell>
          <table:table-cell office:value-type="float" office:value="-0.0543884">
            <text:p>-0.0543884</text:p>
          </table:table-cell>
          <table:table-cell office:value-type="float" office:value="0.0215388">
            <text:p>0.0215388</text:p>
          </table:table-cell>
          <table:table-cell office:value-type="float" office:value="0.000842647">
            <text:p>0.000842647</text:p>
          </table:table-cell>
          <table:table-cell office:value-type="float" office:value="0.012675">
            <text:p>0.012675</text:p>
          </table:table-cell>
          <table:table-cell office:value-type="float" office:value="-0.00539952">
            <text:p>-0.00539952</text:p>
          </table:table-cell>
          <table:table-cell office:value-type="float" office:value="-0.000225204">
            <text:p>-0.000225204</text:p>
          </table:table-cell>
          <table:table-cell office:value-type="float" office:value="-0.00944717">
            <text:p>-0.00944717</text:p>
          </table:table-cell>
          <table:table-cell office:value-type="float" office:value="0.0131681">
            <text:p>0.0131681</text:p>
          </table:table-cell>
          <table:table-cell/>
          <table:table-cell office:value-type="float" office:value="10.6425">
            <text:p>10.6425</text:p>
          </table:table-cell>
          <table:table-cell office:value-type="float" office:value="-0.0381337">
            <text:p>-0.0381337</text:p>
          </table:table-cell>
          <table:table-cell office:value-type="float" office:value="-0.208728">
            <text:p>-0.208728</text:p>
          </table:table-cell>
          <table:table-cell office:value-type="float" office:value="0.837642">
            <text:p>0.837642</text:p>
          </table:table-cell>
          <table:table-cell office:value-type="float" office:value="0.0896195">
            <text:p>0.0896195</text:p>
          </table:table-cell>
          <table:table-cell office:value-type="float" office:value="0.0257208">
            <text:p>0.0257208</text:p>
          </table:table-cell>
          <table:table-cell office:value-type="float" office:value="-0.303037">
            <text:p>-0.303037</text:p>
          </table:table-cell>
          <table:table-cell office:value-type="float" office:value="0.0546748">
            <text:p>0.0546748</text:p>
          </table:table-cell>
          <table:table-cell office:value-type="float" office:value="-0.0451951">
            <text:p>-0.0451951</text:p>
          </table:table-cell>
          <table:table-cell office:value-type="float" office:value="0.00932881">
            <text:p>0.00932881</text:p>
          </table:table-cell>
          <table:table-cell office:value-type="float" office:value="-0.00757675">
            <text:p>-0.00757675</text:p>
          </table:table-cell>
          <table:table-cell office:value-type="float" office:value="-0.195688">
            <text:p>-0.195688</text:p>
          </table:table-cell>
          <table:table-cell office:value-type="float" office:value="0.0643069">
            <text:p>0.0643069</text:p>
          </table:table-cell>
          <table:table-cell office:value-type="float" office:value="0.0170333">
            <text:p>0.0170333</text:p>
          </table:table-cell>
          <table:table-cell/>
          <table:table-cell office:value-type="float" office:value="11.8324">
            <text:p>11.8324</text:p>
          </table:table-cell>
          <table:table-cell office:value-type="float" office:value="-0.0039652">
            <text:p>-0.0039652</text:p>
          </table:table-cell>
          <table:table-cell office:value-type="float" office:value="0.0753161">
            <text:p>0.0753161</text:p>
          </table:table-cell>
          <table:table-cell office:value-type="float" office:value="0.649101">
            <text:p>0.649101</text:p>
          </table:table-cell>
          <table:table-cell office:value-type="float" office:value="0.0125901">
            <text:p>0.0125901</text:p>
          </table:table-cell>
          <table:table-cell office:value-type="float" office:value="-0.0042679">
            <text:p>-0.0042679</text:p>
          </table:table-cell>
          <table:table-cell office:value-type="float" office:value="0.00298831">
            <text:p>0.00298831</text:p>
          </table:table-cell>
          <table:table-cell office:value-type="float" office:value="-0.00334773">
            <text:p>-0.00334773</text:p>
          </table:table-cell>
          <table:table-cell office:value-type="float" office:value="0.000535447">
            <text:p>0.000535447</text:p>
          </table:table-cell>
          <table:table-cell office:value-type="float" office:value="-0.00155945">
            <text:p>-0.00155945</text:p>
          </table:table-cell>
          <table:table-cell office:value-type="float" office:value="0.0021745">
            <text:p>0.0021745</text:p>
          </table:table-cell>
          <table:table-cell table:style-name="ce1" office:value-type="string">
            <text:p>6.42954e-05</text:p>
          </table:table-cell>
          <table:table-cell office:value-type="float" office:value="-0.0238027">
            <text:p>-0.0238027</text:p>
          </table:table-cell>
          <table:table-cell office:value-type="float" office:value="-0.00366378">
            <text:p>-0.00366378</text:p>
          </table:table-cell>
          <table:table-cell/>
          <table:table-cell office:value-type="float" office:value="10.2127">
            <text:p>10.2127</text:p>
          </table:table-cell>
          <table:table-cell office:value-type="float" office:value="-0.000503539">
            <text:p>-0.000503539</text:p>
          </table:table-cell>
          <table:table-cell office:value-type="float" office:value="-0.080835">
            <text:p>-0.080835</text:p>
          </table:table-cell>
          <table:table-cell office:value-type="float" office:value="0.855235">
            <text:p>0.855235</text:p>
          </table:table-cell>
          <table:table-cell office:value-type="float" office:value="0.0603565">
            <text:p>0.0603565</text:p>
          </table:table-cell>
          <table:table-cell office:value-type="float" office:value="-0.00106593">
            <text:p>-0.00106593</text:p>
          </table:table-cell>
          <table:table-cell office:value-type="float" office:value="-0.0997857">
            <text:p>-0.0997857</text:p>
          </table:table-cell>
          <table:table-cell office:value-type="float" office:value="0.0349425">
            <text:p>0.0349425</text:p>
          </table:table-cell>
          <table:table-cell office:value-type="float" office:value="-0.0116797">
            <text:p>-0.0116797</text:p>
          </table:table-cell>
          <table:table-cell office:value-type="float" office:value="0.00186329">
            <text:p>0.00186329</text:p>
          </table:table-cell>
          <table:table-cell office:value-type="float" office:value="0.0028896">
            <text:p>0.0028896</text:p>
          </table:table-cell>
          <table:table-cell office:value-type="float" office:value="0.502482">
            <text:p>0.502482</text:p>
          </table:table-cell>
          <table:table-cell office:value-type="float" office:value="-0.0860051">
            <text:p>-0.0860051</text:p>
          </table:table-cell>
          <table:table-cell office:value-type="float" office:value="-0.162288">
            <text:p>-0.162288</text:p>
          </table:table-cell>
        </table:table-row>
        <table:table-row table:style-name="ro4">
          <table:table-cell office:value-type="float" office:value="11.0089">
            <text:p>11.0089</text:p>
          </table:table-cell>
          <table:table-cell office:value-type="float" office:value="-0.0615035">
            <text:p>-0.0615035</text:p>
          </table:table-cell>
          <table:table-cell office:value-type="float" office:value="-0.214924">
            <text:p>-0.214924</text:p>
          </table:table-cell>
          <table:table-cell office:value-type="float" office:value="0.828161">
            <text:p>0.828161</text:p>
          </table:table-cell>
          <table:table-cell office:value-type="float" office:value="0.0618199">
            <text:p>0.0618199</text:p>
          </table:table-cell>
          <table:table-cell office:value-type="float" office:value="0.031459">
            <text:p>0.031459</text:p>
          </table:table-cell>
          <table:table-cell office:value-type="float" office:value="-0.278323">
            <text:p>-0.278323</text:p>
          </table:table-cell>
          <table:table-cell office:value-type="float" office:value="0.0138163">
            <text:p>0.0138163</text:p>
          </table:table-cell>
          <table:table-cell office:value-type="float" office:value="-0.0460509">
            <text:p>-0.0460509</text:p>
          </table:table-cell>
          <table:table-cell office:value-type="float" office:value="0.0117396">
            <text:p>0.0117396</text:p>
          </table:table-cell>
          <table:table-cell office:value-type="float" office:value="-0.00663878">
            <text:p>-0.00663878</text:p>
          </table:table-cell>
          <table:table-cell office:value-type="float" office:value="0.0618178">
            <text:p>0.0618178</text:p>
          </table:table-cell>
          <table:table-cell office:value-type="float" office:value="-0.0259003">
            <text:p>-0.0259003</text:p>
          </table:table-cell>
          <table:table-cell office:value-type="float" office:value="0.0376583">
            <text:p>0.0376583</text:p>
          </table:table-cell>
          <table:table-cell/>
          <table:table-cell office:value-type="float" office:value="14.279">
            <text:p>14.279</text:p>
          </table:table-cell>
          <table:table-cell office:value-type="float" office:value="-0.122309">
            <text:p>-0.122309</text:p>
          </table:table-cell>
          <table:table-cell office:value-type="float" office:value="0.00645961">
            <text:p>0.00645961</text:p>
          </table:table-cell>
          <table:table-cell office:value-type="float" office:value="0.687877">
            <text:p>0.687877</text:p>
          </table:table-cell>
          <table:table-cell office:value-type="float" office:value="0.013517">
            <text:p>0.013517</text:p>
          </table:table-cell>
          <table:table-cell office:value-type="float" office:value="0.00203166">
            <text:p>0.00203166</text:p>
          </table:table-cell>
          <table:table-cell office:value-type="float" office:value="-0.0509804">
            <text:p>-0.0509804</text:p>
          </table:table-cell>
          <table:table-cell office:value-type="float" office:value="0.021185">
            <text:p>0.021185</text:p>
          </table:table-cell>
          <table:table-cell office:value-type="float" office:value="0.000760095">
            <text:p>0.000760095</text:p>
          </table:table-cell>
          <table:table-cell office:value-type="float" office:value="0.00921201">
            <text:p>0.00921201</text:p>
          </table:table-cell>
          <table:table-cell office:value-type="float" office:value="-0.000572552">
            <text:p>-0.000572552</text:p>
          </table:table-cell>
          <table:table-cell office:value-type="float" office:value="0.0299058">
            <text:p>0.0299058</text:p>
          </table:table-cell>
          <table:table-cell office:value-type="float" office:value="0.000610593">
            <text:p>0.000610593</text:p>
          </table:table-cell>
          <table:table-cell office:value-type="float" office:value="-0.00917905">
            <text:p>-0.00917905</text:p>
          </table:table-cell>
          <table:table-cell/>
          <table:table-cell office:value-type="float" office:value="10.8095">
            <text:p>10.8095</text:p>
          </table:table-cell>
          <table:table-cell office:value-type="float" office:value="-0.0511296">
            <text:p>-0.0511296</text:p>
          </table:table-cell>
          <table:table-cell office:value-type="float" office:value="-0.205379">
            <text:p>-0.205379</text:p>
          </table:table-cell>
          <table:table-cell office:value-type="float" office:value="0.836852">
            <text:p>0.836852</text:p>
          </table:table-cell>
          <table:table-cell office:value-type="float" office:value="0.0862923">
            <text:p>0.0862923</text:p>
          </table:table-cell>
          <table:table-cell office:value-type="float" office:value="0.0224471">
            <text:p>0.0224471</text:p>
          </table:table-cell>
          <table:table-cell office:value-type="float" office:value="-0.302796">
            <text:p>-0.302796</text:p>
          </table:table-cell>
          <table:table-cell office:value-type="float" office:value="0.0541794">
            <text:p>0.0541794</text:p>
          </table:table-cell>
          <table:table-cell office:value-type="float" office:value="-0.0778587">
            <text:p>-0.0778587</text:p>
          </table:table-cell>
          <table:table-cell office:value-type="float" office:value="0.0200627">
            <text:p>0.0200627</text:p>
          </table:table-cell>
          <table:table-cell office:value-type="float" office:value="-0.0047336">
            <text:p>-0.0047336</text:p>
          </table:table-cell>
          <table:table-cell office:value-type="float" office:value="0.0872005">
            <text:p>0.0872005</text:p>
          </table:table-cell>
          <table:table-cell office:value-type="float" office:value="-0.0389464">
            <text:p>-0.0389464</text:p>
          </table:table-cell>
          <table:table-cell office:value-type="float" office:value="0.0193429">
            <text:p>0.0193429</text:p>
          </table:table-cell>
          <table:table-cell/>
          <table:table-cell office:value-type="float" office:value="12.088">
            <text:p>12.088</text:p>
          </table:table-cell>
          <table:table-cell office:value-type="float" office:value="-0.00382411">
            <text:p>-0.00382411</text:p>
          </table:table-cell>
          <table:table-cell office:value-type="float" office:value="0.0733618">
            <text:p>0.0733618</text:p>
          </table:table-cell>
          <table:table-cell office:value-type="float" office:value="0.649418">
            <text:p>0.649418</text:p>
          </table:table-cell>
          <table:table-cell office:value-type="float" office:value="0.0114546">
            <text:p>0.0114546</text:p>
          </table:table-cell>
          <table:table-cell office:value-type="float" office:value="-0.00360208">
            <text:p>-0.00360208</text:p>
          </table:table-cell>
          <table:table-cell office:value-type="float" office:value="0.00127971">
            <text:p>0.00127971</text:p>
          </table:table-cell>
          <table:table-cell office:value-type="float" office:value="-0.00262351">
            <text:p>-0.00262351</text:p>
          </table:table-cell>
          <table:table-cell office:value-type="float" office:value="0.000551883">
            <text:p>0.000551883</text:p>
          </table:table-cell>
          <table:table-cell office:value-type="float" office:value="-0.00764445">
            <text:p>-0.00764445</text:p>
          </table:table-cell>
          <table:table-cell office:value-type="float" office:value="0.00123788">
            <text:p>0.00123788</text:p>
          </table:table-cell>
          <table:table-cell office:value-type="float" office:value="0.013065">
            <text:p>0.013065</text:p>
          </table:table-cell>
          <table:table-cell office:value-type="float" office:value="0.00808656">
            <text:p>0.00808656</text:p>
          </table:table-cell>
          <table:table-cell office:value-type="float" office:value="0.0124441">
            <text:p>0.0124441</text:p>
          </table:table-cell>
          <table:table-cell/>
          <table:table-cell office:value-type="float" office:value="10.2788">
            <text:p>10.2788</text:p>
          </table:table-cell>
          <table:table-cell office:value-type="float" office:value="0.0009212">
            <text:p>0.0009212</text:p>
          </table:table-cell>
          <table:table-cell office:value-type="float" office:value="-0.0810878">
            <text:p>-0.0810878</text:p>
          </table:table-cell>
          <table:table-cell office:value-type="float" office:value="0.854716">
            <text:p>0.854716</text:p>
          </table:table-cell>
          <table:table-cell office:value-type="float" office:value="0.0592692">
            <text:p>0.0592692</text:p>
          </table:table-cell>
          <table:table-cell office:value-type="float" office:value="-0.0166274">
            <text:p>-0.0166274</text:p>
          </table:table-cell>
          <table:table-cell office:value-type="float" office:value="-0.0966974">
            <text:p>-0.0966974</text:p>
          </table:table-cell>
          <table:table-cell office:value-type="float" office:value="0.0398322">
            <text:p>0.0398322</text:p>
          </table:table-cell>
          <table:table-cell office:value-type="float" office:value="0.0215465">
            <text:p>0.0215465</text:p>
          </table:table-cell>
          <table:table-cell office:value-type="float" office:value="-0.00382371">
            <text:p>-0.00382371</text:p>
          </table:table-cell>
          <table:table-cell office:value-type="float" office:value="-0.00784155">
            <text:p>-0.00784155</text:p>
          </table:table-cell>
          <table:table-cell office:value-type="float" office:value="-0.0976342">
            <text:p>-0.0976342</text:p>
          </table:table-cell>
          <table:table-cell office:value-type="float" office:value="0.028086">
            <text:p>0.028086</text:p>
          </table:table-cell>
          <table:table-cell office:value-type="float" office:value="0.0288012">
            <text:p>0.0288012</text:p>
          </table:table-cell>
        </table:table-row>
        <table:table-row table:style-name="ro4">
          <table:table-cell office:value-type="float" office:value="11.3726">
            <text:p>11.3726</text:p>
          </table:table-cell>
          <table:table-cell office:value-type="float" office:value="-0.0700751">
            <text:p>-0.0700751</text:p>
          </table:table-cell>
          <table:table-cell office:value-type="float" office:value="-0.214081">
            <text:p>-0.214081</text:p>
          </table:table-cell>
          <table:table-cell office:value-type="float" office:value="0.830728">
            <text:p>0.830728</text:p>
          </table:table-cell>
          <table:table-cell office:value-type="float" office:value="0.0563878">
            <text:p>0.0563878</text:p>
          </table:table-cell>
          <table:table-cell office:value-type="float" office:value="0.0291531">
            <text:p>0.0291531</text:p>
          </table:table-cell>
          <table:table-cell office:value-type="float" office:value="-0.278038">
            <text:p>-0.278038</text:p>
          </table:table-cell>
          <table:table-cell office:value-type="float" office:value="0.0149198">
            <text:p>0.0149198</text:p>
          </table:table-cell>
          <table:table-cell office:value-type="float" office:value="-0.0235646">
            <text:p>-0.0235646</text:p>
          </table:table-cell>
          <table:table-cell office:value-type="float" office:value="0.00231832">
            <text:p>0.00231832</text:p>
          </table:table-cell>
          <table:table-cell office:value-type="float" office:value="0.00705948">
            <text:p>0.00705948</text:p>
          </table:table-cell>
          <table:table-cell office:value-type="float" office:value="0.11664">
            <text:p>0.11664</text:p>
          </table:table-cell>
          <table:table-cell office:value-type="float" office:value="-0.0173417">
            <text:p>-0.0173417</text:p>
          </table:table-cell>
          <table:table-cell office:value-type="float" office:value="-0.0329186">
            <text:p>-0.0329186</text:p>
          </table:table-cell>
          <table:table-cell/>
          <table:table-cell office:value-type="float" office:value="14.4847">
            <text:p>14.4847</text:p>
          </table:table-cell>
          <table:table-cell office:value-type="float" office:value="-0.120887">
            <text:p>-0.120887</text:p>
          </table:table-cell>
          <table:table-cell office:value-type="float" office:value="0.00838038">
            <text:p>0.00838038</text:p>
          </table:table-cell>
          <table:table-cell office:value-type="float" office:value="0.68737">
            <text:p>0.68737</text:p>
          </table:table-cell>
          <table:table-cell office:value-type="float" office:value="0.0127044">
            <text:p>0.0127044</text:p>
          </table:table-cell>
          <table:table-cell office:value-type="float" office:value="0.00270354">
            <text:p>0.00270354</text:p>
          </table:table-cell>
          <table:table-cell office:value-type="float" office:value="-0.0485689">
            <text:p>-0.0485689</text:p>
          </table:table-cell>
          <table:table-cell office:value-type="float" office:value="0.0198256">
            <text:p>0.0198256</text:p>
          </table:table-cell>
          <table:table-cell office:value-type="float" office:value="0.00691177">
            <text:p>0.00691177</text:p>
          </table:table-cell>
          <table:table-cell office:value-type="float" office:value="0.00933761">
            <text:p>0.00933761</text:p>
          </table:table-cell>
          <table:table-cell office:value-type="float" office:value="-0.0024607">
            <text:p>-0.0024607</text:p>
          </table:table-cell>
          <table:table-cell office:value-type="float" office:value="-0.0202869">
            <text:p>-0.0202869</text:p>
          </table:table-cell>
          <table:table-cell office:value-type="float" office:value="0.0157355">
            <text:p>0.0157355</text:p>
          </table:table-cell>
          <table:table-cell office:value-type="float" office:value="-0.0333823">
            <text:p>-0.0333823</text:p>
          </table:table-cell>
          <table:table-cell/>
          <table:table-cell office:value-type="float" office:value="11.1786">
            <text:p>11.1786</text:p>
          </table:table-cell>
          <table:table-cell office:value-type="float" office:value="-0.0679888">
            <text:p>-0.0679888</text:p>
          </table:table-cell>
          <table:table-cell office:value-type="float" office:value="-0.20328">
            <text:p>-0.20328</text:p>
          </table:table-cell>
          <table:table-cell office:value-type="float" office:value="0.837741">
            <text:p>0.837741</text:p>
          </table:table-cell>
          <table:table-cell office:value-type="float" office:value="0.0793653">
            <text:p>0.0793653</text:p>
          </table:table-cell>
          <table:table-cell office:value-type="float" office:value="-0.0169373">
            <text:p>-0.0169373</text:p>
          </table:table-cell>
          <table:table-cell office:value-type="float" office:value="-0.289655">
            <text:p>-0.289655</text:p>
          </table:table-cell>
          <table:table-cell office:value-type="float" office:value="0.0346299">
            <text:p>0.0346299</text:p>
          </table:table-cell>
          <table:table-cell office:value-type="float" office:value="-0.0456649">
            <text:p>-0.0456649</text:p>
          </table:table-cell>
          <table:table-cell office:value-type="float" office:value="0.00568398">
            <text:p>0.00568398</text:p>
          </table:table-cell>
          <table:table-cell office:value-type="float" office:value="0.00240765">
            <text:p>0.00240765</text:p>
          </table:table-cell>
          <table:table-cell office:value-type="float" office:value="-0.596809">
            <text:p>-0.596809</text:p>
          </table:table-cell>
          <table:table-cell office:value-type="float" office:value="0.25786">
            <text:p>0.25786</text:p>
          </table:table-cell>
          <table:table-cell office:value-type="float" office:value="-0.496605">
            <text:p>-0.496605</text:p>
          </table:table-cell>
          <table:table-cell table:number-columns-repeated="16"/>
          <table:table-cell office:value-type="float" office:value="10.4431">
            <text:p>10.4431</text:p>
          </table:table-cell>
          <table:table-cell office:value-type="float" office:value="0.00182589">
            <text:p>0.00182589</text:p>
          </table:table-cell>
          <table:table-cell office:value-type="float" office:value="-0.080958">
            <text:p>-0.080958</text:p>
          </table:table-cell>
          <table:table-cell office:value-type="float" office:value="0.854205">
            <text:p>0.854205</text:p>
          </table:table-cell>
          <table:table-cell office:value-type="float" office:value="0.0566521">
            <text:p>0.0566521</text:p>
          </table:table-cell>
          <table:table-cell office:value-type="float" office:value="-0.0136648">
            <text:p>-0.0136648</text:p>
          </table:table-cell>
          <table:table-cell office:value-type="float" office:value="-0.0977138">
            <text:p>-0.0977138</text:p>
          </table:table-cell>
          <table:table-cell office:value-type="float" office:value="0.0396649">
            <text:p>0.0396649</text:p>
          </table:table-cell>
          <table:table-cell office:value-type="float" office:value="0.00550691">
            <text:p>0.00550691</text:p>
          </table:table-cell>
          <table:table-cell office:value-type="float" office:value="0.000790313">
            <text:p>0.000790313</text:p>
          </table:table-cell>
          <table:table-cell office:value-type="float" office:value="-0.00311002">
            <text:p>-0.00311002</text:p>
          </table:table-cell>
          <table:table-cell office:value-type="float" office:value="-0.00404484">
            <text:p>-0.00404484</text:p>
          </table:table-cell>
          <table:table-cell office:value-type="float" office:value="-0.0204041">
            <text:p>-0.0204041</text:p>
          </table:table-cell>
          <table:table-cell office:value-type="float" office:value="0.0288849">
            <text:p>0.0288849</text:p>
          </table:table-cell>
        </table:table-row>
        <table:table-row table:style-name="ro4">
          <table:table-cell office:value-type="float" office:value="11.5368">
            <text:p>11.5368</text:p>
          </table:table-cell>
          <table:table-cell office:value-type="float" office:value="-0.0707995">
            <text:p>-0.0707995</text:p>
          </table:table-cell>
          <table:table-cell office:value-type="float" office:value="-0.214168">
            <text:p>-0.214168</text:p>
          </table:table-cell>
          <table:table-cell office:value-type="float" office:value="0.831">
            <text:p>0.831</text:p>
          </table:table-cell>
          <table:table-cell office:value-type="float" office:value="0.0540946">
            <text:p>0.0540946</text:p>
          </table:table-cell>
          <table:table-cell office:value-type="float" office:value="-0.00667681">
            <text:p>-0.00667681</text:p>
          </table:table-cell>
          <table:table-cell office:value-type="float" office:value="-0.282286">
            <text:p>-0.282286</text:p>
          </table:table-cell>
          <table:table-cell office:value-type="float" office:value="0.0180737">
            <text:p>0.0180737</text:p>
          </table:table-cell>
          <table:table-cell office:value-type="float" office:value="-0.00441152">
            <text:p>-0.00441152</text:p>
          </table:table-cell>
          <table:table-cell office:value-type="float" office:value="-0.000529298">
            <text:p>-0.000529298</text:p>
          </table:table-cell>
          <table:table-cell office:value-type="float" office:value="0.00165404">
            <text:p>0.00165404</text:p>
          </table:table-cell>
          <table:table-cell office:value-type="float" office:value="-0.920274">
            <text:p>-0.920274</text:p>
          </table:table-cell>
          <table:table-cell office:value-type="float" office:value="-0.124273">
            <text:p>-0.124273</text:p>
          </table:table-cell>
          <table:table-cell office:value-type="float" office:value="0.0608556">
            <text:p>0.0608556</text:p>
          </table:table-cell>
          <table:table-cell/>
          <table:table-cell office:value-type="float" office:value="14.5526">
            <text:p>14.5526</text:p>
          </table:table-cell>
          <table:table-cell office:value-type="float" office:value="-0.120512">
            <text:p>-0.120512</text:p>
          </table:table-cell>
          <table:table-cell office:value-type="float" office:value="0.00908695">
            <text:p>0.00908695</text:p>
          </table:table-cell>
          <table:table-cell office:value-type="float" office:value="0.687049">
            <text:p>0.687049</text:p>
          </table:table-cell>
          <table:table-cell office:value-type="float" office:value="0.012447">
            <text:p>0.012447</text:p>
          </table:table-cell>
          <table:table-cell office:value-type="float" office:value="0.00255112">
            <text:p>0.00255112</text:p>
          </table:table-cell>
          <table:table-cell office:value-type="float" office:value="-0.0487732">
            <text:p>-0.0487732</text:p>
          </table:table-cell>
          <table:table-cell office:value-type="float" office:value="0.0201451">
            <text:p>0.0201451</text:p>
          </table:table-cell>
          <table:table-cell office:value-type="float" office:value="0.00553429">
            <text:p>0.00553429</text:p>
          </table:table-cell>
          <table:table-cell office:value-type="float" office:value="0.0104061">
            <text:p>0.0104061</text:p>
          </table:table-cell>
          <table:table-cell office:value-type="float" office:value="-0.00472736">
            <text:p>-0.00472736</text:p>
          </table:table-cell>
          <table:table-cell office:value-type="float" office:value="-0.0359622">
            <text:p>-0.0359622</text:p>
          </table:table-cell>
          <table:table-cell office:value-type="float" office:value="-0.0173797">
            <text:p>-0.0173797</text:p>
          </table:table-cell>
          <table:table-cell office:value-type="float" office:value="-0.00635871">
            <text:p>-0.00635871</text:p>
          </table:table-cell>
          <table:table-cell/>
          <table:table-cell office:value-type="float" office:value="11.2102">
            <text:p>11.2102</text:p>
          </table:table-cell>
          <table:table-cell office:value-type="float" office:value="-0.0700276">
            <text:p>-0.0700276</text:p>
          </table:table-cell>
          <table:table-cell office:value-type="float" office:value="-0.202843">
            <text:p>-0.202843</text:p>
          </table:table-cell>
          <table:table-cell office:value-type="float" office:value="0.837321">
            <text:p>0.837321</text:p>
          </table:table-cell>
          <table:table-cell office:value-type="float" office:value="0.0787989">
            <text:p>0.0787989</text:p>
          </table:table-cell>
          <table:table-cell office:value-type="float" office:value="0.00608487">
            <text:p>0.00608487</text:p>
          </table:table-cell>
          <table:table-cell office:value-type="float" office:value="-0.298969">
            <text:p>-0.298969</text:p>
          </table:table-cell>
          <table:table-cell office:value-type="float" office:value="0.0540991">
            <text:p>0.0540991</text:p>
          </table:table-cell>
          <table:table-cell office:value-type="float" office:value="-0.0645229">
            <text:p>-0.0645229</text:p>
          </table:table-cell>
          <table:table-cell office:value-type="float" office:value="0.0138318">
            <text:p>0.0138318</text:p>
          </table:table-cell>
          <table:table-cell office:value-type="float" office:value="-0.0132841">
            <text:p>-0.0132841</text:p>
          </table:table-cell>
          <table:table-cell office:value-type="float" office:value="0.0566079">
            <text:p>0.0566079</text:p>
          </table:table-cell>
          <table:table-cell office:value-type="float" office:value="-0.000576779">
            <text:p>-0.000576779</text:p>
          </table:table-cell>
          <table:table-cell office:value-type="float" office:value="0.0275999">
            <text:p>0.0275999</text:p>
          </table:table-cell>
          <table:table-cell table:number-columns-repeated="16"/>
          <table:table-cell office:value-type="float" office:value="10.6491">
            <text:p>10.6491</text:p>
          </table:table-cell>
          <table:table-cell office:value-type="float" office:value="0.00278862">
            <text:p>0.00278862</text:p>
          </table:table-cell>
          <table:table-cell office:value-type="float" office:value="-0.081661">
            <text:p>-0.081661</text:p>
          </table:table-cell>
          <table:table-cell office:value-type="float" office:value="0.85479">
            <text:p>0.85479</text:p>
          </table:table-cell>
          <table:table-cell office:value-type="float" office:value="0.0535332">
            <text:p>0.0535332</text:p>
          </table:table-cell>
          <table:table-cell office:value-type="float" office:value="-0.012101">
            <text:p>-0.012101</text:p>
          </table:table-cell>
          <table:table-cell office:value-type="float" office:value="-0.0979583">
            <text:p>-0.0979583</text:p>
          </table:table-cell>
          <table:table-cell table:style-name="ce1" office:value-type="float" office:value="0.0395291">
            <text:p>0.0395291</text:p>
          </table:table-cell>
          <table:table-cell office:value-type="float" office:value="0.00467371">
            <text:p>0.00467371</text:p>
          </table:table-cell>
          <table:table-cell office:value-type="float" office:value="-0.00341271">
            <text:p>-0.00341271</text:p>
          </table:table-cell>
          <table:table-cell office:value-type="float" office:value="0.00283995">
            <text:p>0.00283995</text:p>
          </table:table-cell>
          <table:table-cell office:value-type="float" office:value="0.0034248">
            <text:p>0.0034248</text:p>
          </table:table-cell>
          <table:table-cell office:value-type="float" office:value="0.00216522">
            <text:p>0.00216522</text:p>
          </table:table-cell>
          <table:table-cell office:value-type="float" office:value="-0.00558399">
            <text:p>-0.00558399</text:p>
          </table:table-cell>
        </table:table-row>
        <table:table-row table:style-name="ro4">
          <table:table-cell office:value-type="float" office:value="11.605">
            <text:p>11.605</text:p>
          </table:table-cell>
          <table:table-cell office:value-type="float" office:value="-0.0753704">
            <text:p>-0.0753704</text:p>
          </table:table-cell>
          <table:table-cell office:value-type="float" office:value="-0.21478">
            <text:p>-0.21478</text:p>
          </table:table-cell>
          <table:table-cell office:value-type="float" office:value="0.831395">
            <text:p>0.831395</text:p>
          </table:table-cell>
          <table:table-cell office:value-type="float" office:value="0.0531709">
            <text:p>0.0531709</text:p>
          </table:table-cell>
          <table:table-cell office:value-type="float" office:value="0.0204048">
            <text:p>0.0204048</text:p>
          </table:table-cell>
          <table:table-cell office:value-type="float" office:value="-0.276271">
            <text:p>-0.276271</text:p>
          </table:table-cell>
          <table:table-cell office:value-type="float" office:value="0.0145747">
            <text:p>0.0145747</text:p>
          </table:table-cell>
          <table:table-cell office:value-type="float" office:value="-0.0671004">
            <text:p>-0.0671004</text:p>
          </table:table-cell>
          <table:table-cell office:value-type="float" office:value="-0.00899477">
            <text:p>-0.00899477</text:p>
          </table:table-cell>
          <table:table-cell office:value-type="float" office:value="0.00579951">
            <text:p>0.00579951</text:p>
          </table:table-cell>
          <table:table-cell office:value-type="float" office:value="0.0920426">
            <text:p>0.0920426</text:p>
          </table:table-cell>
          <table:table-cell office:value-type="float" office:value="0.0785915">
            <text:p>0.0785915</text:p>
          </table:table-cell>
          <table:table-cell office:value-type="float" office:value="-0.0556691">
            <text:p>-0.0556691</text:p>
          </table:table-cell>
          <table:table-cell/>
          <table:table-cell office:value-type="float" office:value="14.8465">
            <text:p>14.8465</text:p>
          </table:table-cell>
          <table:table-cell office:value-type="float" office:value="-0.121991">
            <text:p>-0.121991</text:p>
          </table:table-cell>
          <table:table-cell office:value-type="float" office:value="0.0106441">
            <text:p>0.0106441</text:p>
          </table:table-cell>
          <table:table-cell office:value-type="float" office:value="0.685111">
            <text:p>0.685111</text:p>
          </table:table-cell>
          <table:table-cell office:value-type="float" office:value="0.011392">
            <text:p>0.011392</text:p>
          </table:table-cell>
          <table:table-cell office:value-type="float" office:value="0.00102587">
            <text:p>0.00102587</text:p>
          </table:table-cell>
          <table:table-cell office:value-type="float" office:value="-0.0397545">
            <text:p>-0.0397545</text:p>
          </table:table-cell>
          <table:table-cell office:value-type="float" office:value="0.015557">
            <text:p>0.015557</text:p>
          </table:table-cell>
          <table:table-cell office:value-type="float" office:value="-0.00503351">
            <text:p>-0.00503351</text:p>
          </table:table-cell>
          <table:table-cell office:value-type="float" office:value="0.00529887">
            <text:p>0.00529887</text:p>
          </table:table-cell>
          <table:table-cell office:value-type="float" office:value="-0.00659593">
            <text:p>-0.00659593</text:p>
          </table:table-cell>
          <table:table-cell office:value-type="float" office:value="-0.016467">
            <text:p>-0.016467</text:p>
          </table:table-cell>
          <table:table-cell office:value-type="float" office:value="0.241012">
            <text:p>0.241012</text:p>
          </table:table-cell>
          <table:table-cell office:value-type="float" office:value="-0.0899529">
            <text:p>-0.0899529</text:p>
          </table:table-cell>
          <table:table-cell/>
          <table:table-cell office:value-type="float" office:value="11.3858">
            <text:p>11.3858</text:p>
          </table:table-cell>
          <table:table-cell office:value-type="float" office:value="-0.0796103">
            <text:p>-0.0796103</text:p>
          </table:table-cell>
          <table:table-cell office:value-type="float" office:value="-0.200433">
            <text:p>-0.200433</text:p>
          </table:table-cell>
          <table:table-cell office:value-type="float" office:value="0.83584">
            <text:p>0.83584</text:p>
          </table:table-cell>
          <table:table-cell office:value-type="float" office:value="0.075725">
            <text:p>0.075725</text:p>
          </table:table-cell>
          <table:table-cell office:value-type="float" office:value="-0.00409342">
            <text:p>-0.00409342</text:p>
          </table:table-cell>
          <table:table-cell office:value-type="float" office:value="-0.293114">
            <text:p>-0.293114</text:p>
          </table:table-cell>
          <table:table-cell office:value-type="float" office:value="0.049684">
            <text:p>0.049684</text:p>
          </table:table-cell>
          <table:table-cell office:value-type="float" office:value="-0.0545851">
            <text:p>-0.0545851</text:p>
          </table:table-cell>
          <table:table-cell office:value-type="float" office:value="0.0137306">
            <text:p>0.0137306</text:p>
          </table:table-cell>
          <table:table-cell office:value-type="float" office:value="-0.00843877">
            <text:p>-0.00843877</text:p>
          </table:table-cell>
          <table:table-cell office:value-type="float" office:value="-0.006028">
            <text:p>-0.006028</text:p>
          </table:table-cell>
          <table:table-cell office:value-type="float" office:value="0.0815097">
            <text:p>0.0815097</text:p>
          </table:table-cell>
          <table:table-cell office:value-type="float" office:value="-0.0540427">
            <text:p>-0.0540427</text:p>
          </table:table-cell>
          <table:table-cell table:number-columns-repeated="16"/>
          <table:table-cell office:value-type="float" office:value="11.0111">
            <text:p>11.0111</text:p>
          </table:table-cell>
          <table:table-cell office:value-type="float" office:value="0.00492945">
            <text:p>0.00492945</text:p>
          </table:table-cell>
          <table:table-cell office:value-type="float" office:value="-0.0826127">
            <text:p>-0.0826127</text:p>
          </table:table-cell>
          <table:table-cell office:value-type="float" office:value="0.855086">
            <text:p>0.855086</text:p>
          </table:table-cell>
          <table:table-cell office:value-type="float" office:value="0.0484621">
            <text:p>0.0484621</text:p>
          </table:table-cell>
          <table:table-cell office:value-type="float" office:value="-0.00945252">
            <text:p>-0.00945252</text:p>
          </table:table-cell>
          <table:table-cell office:value-type="float" office:value="-0.0982915">
            <text:p>-0.0982915</text:p>
          </table:table-cell>
          <table:table-cell office:value-type="float" office:value="0.0390229">
            <text:p>0.0390229</text:p>
          </table:table-cell>
          <table:table-cell office:value-type="float" office:value="0.00591356">
            <text:p>0.00591356</text:p>
          </table:table-cell>
          <table:table-cell office:value-type="float" office:value="-0.00262885">
            <text:p>-0.00262885</text:p>
          </table:table-cell>
          <table:table-cell office:value-type="float" office:value="0.000818428">
            <text:p>0.000818428</text:p>
          </table:table-cell>
          <table:table-cell office:value-type="float" office:value="-0.00537572">
            <text:p>-0.00537572</text:p>
          </table:table-cell>
          <table:table-cell office:value-type="float" office:value="0.0147327">
            <text:p>0.0147327</text:p>
          </table:table-cell>
          <table:table-cell office:value-type="float" office:value="-0.019379">
            <text:p>-0.019379</text:p>
          </table:table-cell>
        </table:table-row>
        <table:table-row table:style-name="ro4">
          <table:table-cell office:value-type="float" office:value="11.8371">
            <text:p>11.8371</text:p>
          </table:table-cell>
          <table:table-cell office:value-type="float" office:value="-0.0859878">
            <text:p>-0.0859878</text:p>
          </table:table-cell>
          <table:table-cell office:value-type="float" office:value="-0.212632">
            <text:p>-0.212632</text:p>
          </table:table-cell>
          <table:table-cell office:value-type="float" office:value="0.829741">
            <text:p>0.829741</text:p>
          </table:table-cell>
          <table:table-cell office:value-type="float" office:value="0.0501394">
            <text:p>0.0501394</text:p>
          </table:table-cell>
          <table:table-cell office:value-type="float" office:value="0.0119155">
            <text:p>0.0119155</text:p>
          </table:table-cell>
          <table:table-cell office:value-type="float" office:value="-0.275367">
            <text:p>-0.275367</text:p>
          </table:table-cell>
          <table:table-cell office:value-type="float" office:value="0.0151914">
            <text:p>0.0151914</text:p>
          </table:table-cell>
          <table:table-cell office:value-type="float" office:value="-0.0457306">
            <text:p>-0.0457306</text:p>
          </table:table-cell>
          <table:table-cell office:value-type="float" office:value="0.00925205">
            <text:p>0.00925205</text:p>
          </table:table-cell>
          <table:table-cell office:value-type="float" office:value="-0.00712535">
            <text:p>-0.00712535</text:p>
          </table:table-cell>
          <table:table-cell office:value-type="float" office:value="0.0634086">
            <text:p>0.0634086</text:p>
          </table:table-cell>
          <table:table-cell table:style-name="ce1" office:value-type="string">
            <text:p>5.7569e-05</text:p>
          </table:table-cell>
          <table:table-cell office:value-type="float" office:value="0.0402293">
            <text:p>0.0402293</text:p>
          </table:table-cell>
          <table:table-cell table:number-columns-repeated="16"/>
          <table:table-cell office:value-type="float" office:value="11.5098">
            <text:p>11.5098</text:p>
          </table:table-cell>
          <table:table-cell office:value-type="float" office:value="-0.0864694">
            <text:p>-0.0864694</text:p>
          </table:table-cell>
          <table:table-cell office:value-type="float" office:value="-0.197478">
            <text:p>-0.197478</text:p>
          </table:table-cell>
          <table:table-cell office:value-type="float" office:value="0.833963">
            <text:p>0.833963</text:p>
          </table:table-cell>
          <table:table-cell office:value-type="float" office:value="0.073627">
            <text:p>0.073627</text:p>
          </table:table-cell>
          <table:table-cell office:value-type="float" office:value="-0.00903253">
            <text:p>-0.00903253</text:p>
          </table:table-cell>
          <table:table-cell office:value-type="float" office:value="-0.29179">
            <text:p>-0.29179</text:p>
          </table:table-cell>
          <table:table-cell office:value-type="float" office:value="0.0502136">
            <text:p>0.0502136</text:p>
          </table:table-cell>
          <table:table-cell office:value-type="float" office:value="-0.0553323">
            <text:p>-0.0553323</text:p>
          </table:table-cell>
          <table:table-cell office:value-type="float" office:value="0.0238347">
            <text:p>0.0238347</text:p>
          </table:table-cell>
          <table:table-cell office:value-type="float" office:value="-0.015138">
            <text:p>-0.015138</text:p>
          </table:table-cell>
          <table:table-cell office:value-type="float" office:value="0.025047">
            <text:p>0.025047</text:p>
          </table:table-cell>
          <table:table-cell office:value-type="float" office:value="0.0171566">
            <text:p>0.0171566</text:p>
          </table:table-cell>
          <table:table-cell office:value-type="float" office:value="0.0207422">
            <text:p>0.0207422</text:p>
          </table:table-cell>
          <table:table-cell table:number-columns-repeated="16"/>
          <table:table-cell office:value-type="float" office:value="11.2821">
            <text:p>11.2821</text:p>
          </table:table-cell>
          <table:table-cell office:value-type="float" office:value="0.00613735">
            <text:p>0.00613735</text:p>
          </table:table-cell>
          <table:table-cell office:value-type="float" office:value="-0.0822429">
            <text:p>-0.0822429</text:p>
          </table:table-cell>
          <table:table-cell office:value-type="float" office:value="0.853885">
            <text:p>0.853885</text:p>
          </table:table-cell>
          <table:table-cell office:value-type="float" office:value="0.0449824">
            <text:p>0.0449824</text:p>
          </table:table-cell>
          <table:table-cell office:value-type="float" office:value="-0.00870496">
            <text:p>-0.00870496</text:p>
          </table:table-cell>
          <table:table-cell office:value-type="float" office:value="-0.0982982">
            <text:p>-0.0982982</text:p>
          </table:table-cell>
          <table:table-cell office:value-type="float" office:value="0.0371845">
            <text:p>0.0371845</text:p>
          </table:table-cell>
          <table:table-cell office:value-type="float" office:value="0.00445653">
            <text:p>0.00445653</text:p>
          </table:table-cell>
          <table:table-cell office:value-type="float" office:value="0.00136431">
            <text:p>0.00136431</text:p>
          </table:table-cell>
          <table:table-cell office:value-type="float" office:value="-0.00443405">
            <text:p>-0.00443405</text:p>
          </table:table-cell>
          <table:table-cell office:value-type="float" office:value="-0.0293894">
            <text:p>-0.0293894</text:p>
          </table:table-cell>
          <table:table-cell office:value-type="float" office:value="-0.00977141">
            <text:p>-0.00977141</text:p>
          </table:table-cell>
          <table:table-cell office:value-type="float" office:value="-0.0210901">
            <text:p>-0.0210901</text:p>
          </table:table-cell>
        </table:table-row>
        <table:table-row table:style-name="ro4">
          <table:table-cell office:value-type="float" office:value="11.9739">
            <text:p>11.9739</text:p>
          </table:table-cell>
          <table:table-cell office:value-type="float" office:value="-0.0910546">
            <text:p>-0.0910546</text:p>
          </table:table-cell>
          <table:table-cell office:value-type="float" office:value="-0.211366">
            <text:p>-0.211366</text:p>
          </table:table-cell>
          <table:table-cell office:value-type="float" office:value="0.829519">
            <text:p>0.829519</text:p>
          </table:table-cell>
          <table:table-cell office:value-type="float" office:value="0.0484359">
            <text:p>0.0484359</text:p>
          </table:table-cell>
          <table:table-cell office:value-type="float" office:value="0.00785605">
            <text:p>0.00785605</text:p>
          </table:table-cell>
          <table:table-cell office:value-type="float" office:value="-0.273857">
            <text:p>-0.273857</text:p>
          </table:table-cell>
          <table:table-cell office:value-type="float" office:value="0.0141958">
            <text:p>0.0141958</text:p>
          </table:table-cell>
          <table:table-cell office:value-type="float" office:value="-0.0370617">
            <text:p>-0.0370617</text:p>
          </table:table-cell>
          <table:table-cell office:value-type="float" office:value="0.00925993">
            <text:p>0.00925993</text:p>
          </table:table-cell>
          <table:table-cell office:value-type="float" office:value="-0.00162544">
            <text:p>-0.00162544</text:p>
          </table:table-cell>
          <table:table-cell office:value-type="float" office:value="0.0503423">
            <text:p>0.0503423</text:p>
          </table:table-cell>
          <table:table-cell office:value-type="float" office:value="0.00698628">
            <text:p>0.00698628</text:p>
          </table:table-cell>
          <table:table-cell office:value-type="float" office:value="0.00651792">
            <text:p>0.00651792</text:p>
          </table:table-cell>
          <table:table-cell table:number-columns-repeated="16"/>
          <table:table-cell office:value-type="float" office:value="11.8427">
            <text:p>11.8427</text:p>
          </table:table-cell>
          <table:table-cell office:value-type="float" office:value="-0.102113">
            <text:p>-0.102113</text:p>
          </table:table-cell>
          <table:table-cell office:value-type="float" office:value="-0.187643">
            <text:p>-0.187643</text:p>
          </table:table-cell>
          <table:table-cell office:value-type="float" office:value="0.831222">
            <text:p>0.831222</text:p>
          </table:table-cell>
          <table:table-cell office:value-type="float" office:value="0.0682762">
            <text:p>0.0682762</text:p>
          </table:table-cell>
          <table:table-cell office:value-type="float" office:value="-0.019144">
            <text:p>-0.019144</text:p>
          </table:table-cell>
          <table:table-cell office:value-type="float" office:value="-0.285604">
            <text:p>-0.285604</text:p>
          </table:table-cell>
          <table:table-cell office:value-type="float" office:value="0.0490382">
            <text:p>0.0490382</text:p>
          </table:table-cell>
          <table:table-cell office:value-type="float" office:value="-0.0469944">
            <text:p>-0.0469944</text:p>
          </table:table-cell>
          <table:table-cell office:value-type="float" office:value="0.029546">
            <text:p>0.029546</text:p>
          </table:table-cell>
          <table:table-cell office:value-type="float" office:value="-0.00823314">
            <text:p>-0.00823314</text:p>
          </table:table-cell>
          <table:table-cell office:value-type="float" office:value="0.0973984">
            <text:p>0.0973984</text:p>
          </table:table-cell>
          <table:table-cell office:value-type="float" office:value="-0.0902938">
            <text:p>-0.0902938</text:p>
          </table:table-cell>
          <table:table-cell office:value-type="float" office:value="0.0461793">
            <text:p>0.0461793</text:p>
          </table:table-cell>
          <table:table-cell table:number-columns-repeated="16"/>
          <table:table-cell office:value-type="float" office:value="11.5788">
            <text:p>11.5788</text:p>
          </table:table-cell>
          <table:table-cell office:value-type="float" office:value="0.00487246">
            <text:p>0.00487246</text:p>
          </table:table-cell>
          <table:table-cell office:value-type="float" office:value="-0.0826983">
            <text:p>-0.0826983</text:p>
          </table:table-cell>
          <table:table-cell office:value-type="float" office:value="0.850713">
            <text:p>0.850713</text:p>
          </table:table-cell>
          <table:table-cell office:value-type="float" office:value="0.0414592">
            <text:p>0.0414592</text:p>
          </table:table-cell>
          <table:table-cell office:value-type="float" office:value="-0.00707771">
            <text:p>-0.00707771</text:p>
          </table:table-cell>
          <table:table-cell office:value-type="float" office:value="-0.0982256">
            <text:p>-0.0982256</text:p>
          </table:table-cell>
          <table:table-cell table:style-name="ce1" office:value-type="float" office:value="0.0382049">
            <text:p>0.0382049</text:p>
          </table:table-cell>
          <table:table-cell office:value-type="float" office:value="-0.00426323">
            <text:p>-0.00426323</text:p>
          </table:table-cell>
          <table:table-cell office:value-type="float" office:value="-0.00153484">
            <text:p>-0.00153484</text:p>
          </table:table-cell>
          <table:table-cell office:value-type="float" office:value="-0.0106914">
            <text:p>-0.0106914</text:p>
          </table:table-cell>
          <table:table-cell office:value-type="float" office:value="0.0658698">
            <text:p>0.0658698</text:p>
          </table:table-cell>
          <table:table-cell office:value-type="float" office:value="0.0110877">
            <text:p>0.0110877</text:p>
          </table:table-cell>
          <table:table-cell office:value-type="float" office:value="0.124059">
            <text:p>0.124059</text:p>
          </table:table-cell>
        </table:table-row>
        <table:table-row table:style-name="ro4">
          <table:table-cell office:value-type="float" office:value="12.2738">
            <text:p>12.2738</text:p>
          </table:table-cell>
          <table:table-cell office:value-type="float" office:value="-0.0976417">
            <text:p>-0.0976417</text:p>
          </table:table-cell>
          <table:table-cell office:value-type="float" office:value="-0.207961">
            <text:p>-0.207961</text:p>
          </table:table-cell>
          <table:table-cell office:value-type="float" office:value="0.829617">
            <text:p>0.829617</text:p>
          </table:table-cell>
          <table:table-cell office:value-type="float" office:value="0.0448988">
            <text:p>0.0448988</text:p>
          </table:table-cell>
          <table:table-cell office:value-type="float" office:value="0.0138246">
            <text:p>0.0138246</text:p>
          </table:table-cell>
          <table:table-cell office:value-type="float" office:value="-0.266611">
            <text:p>-0.266611</text:p>
          </table:table-cell>
          <table:table-cell office:value-type="float" office:value="0.0139855">
            <text:p>0.0139855</text:p>
          </table:table-cell>
          <table:table-cell office:value-type="float" office:value="-0.0219638">
            <text:p>-0.0219638</text:p>
          </table:table-cell>
          <table:table-cell office:value-type="float" office:value="0.0113552">
            <text:p>0.0113552</text:p>
          </table:table-cell>
          <table:table-cell office:value-type="float" office:value="0.000329319">
            <text:p>0.000329319</text:p>
          </table:table-cell>
          <table:table-cell office:value-type="float" office:value="0.317598">
            <text:p>0.317598</text:p>
          </table:table-cell>
          <table:table-cell office:value-type="float" office:value="0.107761">
            <text:p>0.107761</text:p>
          </table:table-cell>
          <table:table-cell office:value-type="float" office:value="-0.00464511">
            <text:p>-0.00464511</text:p>
          </table:table-cell>
          <table:table-cell table:number-columns-repeated="16"/>
          <table:table-cell office:value-type="float" office:value="12.0778">
            <text:p>12.0778</text:p>
          </table:table-cell>
          <table:table-cell office:value-type="float" office:value="-0.107778">
            <text:p>-0.107778</text:p>
          </table:table-cell>
          <table:table-cell office:value-type="float" office:value="-0.185688">
            <text:p>-0.185688</text:p>
          </table:table-cell>
          <table:table-cell office:value-type="float" office:value="0.83184">
            <text:p>0.83184</text:p>
          </table:table-cell>
          <table:table-cell office:value-type="float" office:value="0.0647327">
            <text:p>0.0647327</text:p>
          </table:table-cell>
          <table:table-cell office:value-type="float" office:value="-0.0296374">
            <text:p>-0.0296374</text:p>
          </table:table-cell>
          <table:table-cell office:value-type="float" office:value="-0.282697">
            <text:p>-0.282697</text:p>
          </table:table-cell>
          <table:table-cell office:value-type="float" office:value="0.0508848">
            <text:p>0.0508848</text:p>
          </table:table-cell>
          <table:table-cell office:value-type="float" office:value="-0.0240926">
            <text:p>-0.0240926</text:p>
          </table:table-cell>
          <table:table-cell office:value-type="float" office:value="0.00831474">
            <text:p>0.00831474</text:p>
          </table:table-cell>
          <table:table-cell office:value-type="float" office:value="0.00262524">
            <text:p>0.00262524</text:p>
          </table:table-cell>
          <table:table-cell office:value-type="float" office:value="-0.101926">
            <text:p>-0.101926</text:p>
          </table:table-cell>
          <table:table-cell office:value-type="float" office:value="-0.023509">
            <text:p>-0.023509</text:p>
          </table:table-cell>
          <table:table-cell office:value-type="float" office:value="0.0539287">
            <text:p>0.0539287</text:p>
          </table:table-cell>
          <table:table-cell table:number-columns-repeated="16"/>
          <table:table-cell office:value-type="float" office:value="11.7145">
            <text:p>11.7145</text:p>
          </table:table-cell>
          <table:table-cell office:value-type="float" office:value="0.00550648">
            <text:p>0.00550648</text:p>
          </table:table-cell>
          <table:table-cell office:value-type="float" office:value="-0.0827024">
            <text:p>-0.0827024</text:p>
          </table:table-cell>
          <table:table-cell office:value-type="float" office:value="0.851545">
            <text:p>0.851545</text:p>
          </table:table-cell>
          <table:table-cell office:value-type="float" office:value="0.0399414">
            <text:p>0.0399414</text:p>
          </table:table-cell>
          <table:table-cell office:value-type="float" office:value="-0.00710787">
            <text:p>-0.00710787</text:p>
          </table:table-cell>
          <table:table-cell office:value-type="float" office:value="-0.0969685">
            <text:p>-0.0969685</text:p>
          </table:table-cell>
          <table:table-cell office:value-type="float" office:value="0.0353536">
            <text:p>0.0353536</text:p>
          </table:table-cell>
          <table:table-cell table:style-name="ce1" office:value-type="float" office:value="0.00467326">
            <text:p>0.00467326</text:p>
          </table:table-cell>
          <table:table-cell table:style-name="ce1" office:value-type="string">
            <text:p>-3.05839e-05</text:p>
          </table:table-cell>
          <table:table-cell office:value-type="float" office:value="0.0061396">
            <text:p>0.0061396</text:p>
          </table:table-cell>
          <table:table-cell office:value-type="float" office:value="0.016011">
            <text:p>0.016011</text:p>
          </table:table-cell>
          <table:table-cell office:value-type="float" office:value="0.0435806">
            <text:p>0.0435806</text:p>
          </table:table-cell>
          <table:table-cell office:value-type="float" office:value="-0.0294108">
            <text:p>-0.0294108</text:p>
          </table:table-cell>
        </table:table-row>
        <table:table-row table:style-name="ro4">
          <table:table-cell office:value-type="float" office:value="12.3447">
            <text:p>12.3447</text:p>
          </table:table-cell>
          <table:table-cell office:value-type="float" office:value="-0.0976025">
            <text:p>-0.0976025</text:p>
          </table:table-cell>
          <table:table-cell office:value-type="float" office:value="-0.206614">
            <text:p>-0.206614</text:p>
          </table:table-cell>
          <table:table-cell office:value-type="float" office:value="0.829617">
            <text:p>0.829617</text:p>
          </table:table-cell>
          <table:table-cell office:value-type="float" office:value="0.0441011">
            <text:p>0.0441011</text:p>
          </table:table-cell>
          <table:table-cell office:value-type="float" office:value="-0.0322911">
            <text:p>-0.0322911</text:p>
          </table:table-cell>
          <table:table-cell office:value-type="float" office:value="-0.192268">
            <text:p>-0.192268</text:p>
          </table:table-cell>
          <table:table-cell office:value-type="float" office:value="-0.000865833">
            <text:p>-0.000865833</text:p>
          </table:table-cell>
          <table:table-cell office:value-type="float" office:value="0.000552602">
            <text:p>0.000552602</text:p>
          </table:table-cell>
          <table:table-cell office:value-type="float" office:value="0.018995">
            <text:p>0.018995</text:p>
          </table:table-cell>
          <table:table-cell office:value-type="float" office:value="0">
            <text:p>0</text:p>
          </table:table-cell>
          <table:table-cell office:value-type="float" office:value="-1.01384">
            <text:p>-1.01384</text:p>
          </table:table-cell>
          <table:table-cell office:value-type="float" office:value="2.09302">
            <text:p>2.09302</text:p>
          </table:table-cell>
          <table:table-cell office:value-type="float" office:value="-0.411058">
            <text:p>-0.411058</text:p>
          </table:table-cell>
          <table:table-cell table:number-columns-repeated="16"/>
          <table:table-cell office:value-type="float" office:value="12.2464">
            <text:p>12.2464</text:p>
          </table:table-cell>
          <table:table-cell office:value-type="float" office:value="-0.114737">
            <text:p>-0.114737</text:p>
          </table:table-cell>
          <table:table-cell office:value-type="float" office:value="-0.184954">
            <text:p>-0.184954</text:p>
          </table:table-cell>
          <table:table-cell office:value-type="float" office:value="0.833815">
            <text:p>0.833815</text:p>
          </table:table-cell>
          <table:table-cell office:value-type="float" office:value="0.0623059">
            <text:p>0.0623059</text:p>
          </table:table-cell>
          <table:table-cell office:value-type="float" office:value="-0.0265764">
            <text:p>-0.0265764</text:p>
          </table:table-cell>
          <table:table-cell office:value-type="float" office:value="-0.280615">
            <text:p>-0.280615</text:p>
          </table:table-cell>
          <table:table-cell office:value-type="float" office:value="0.0478481">
            <text:p>0.0478481</text:p>
          </table:table-cell>
          <table:table-cell office:value-type="float" office:value="-0.0412759">
            <text:p>-0.0412759</text:p>
          </table:table-cell>
          <table:table-cell office:value-type="float" office:value="0.00435145">
            <text:p>0.00435145</text:p>
          </table:table-cell>
          <table:table-cell office:value-type="float" office:value="0.0117169">
            <text:p>0.0117169</text:p>
          </table:table-cell>
          <table:table-cell office:value-type="float" office:value="0.161855">
            <text:p>0.161855</text:p>
          </table:table-cell>
          <table:table-cell office:value-type="float" office:value="0.0160843">
            <text:p>0.0160843</text:p>
          </table:table-cell>
          <table:table-cell office:value-type="float" office:value="-0.0884634">
            <text:p>-0.0884634</text:p>
          </table:table-cell>
          <table:table-cell table:number-columns-repeated="16"/>
          <table:table-cell office:value-type="float" office:value="11.8825">
            <text:p>11.8825</text:p>
          </table:table-cell>
          <table:table-cell office:value-type="float" office:value="0.00674344">
            <text:p>0.00674344</text:p>
          </table:table-cell>
          <table:table-cell office:value-type="float" office:value="-0.0814776">
            <text:p>-0.0814776</text:p>
          </table:table-cell>
          <table:table-cell office:value-type="float" office:value="0.851747">
            <text:p>0.851747</text:p>
          </table:table-cell>
          <table:table-cell office:value-type="float" office:value="0.0381388">
            <text:p>0.0381388</text:p>
          </table:table-cell>
          <table:table-cell office:value-type="float" office:value="-0.00541587">
            <text:p>-0.00541587</text:p>
          </table:table-cell>
          <table:table-cell office:value-type="float" office:value="-0.0886038">
            <text:p>-0.0886038</text:p>
          </table:table-cell>
          <table:table-cell office:value-type="float" office:value="0.0328651">
            <text:p>0.0328651</text:p>
          </table:table-cell>
          <table:table-cell office:value-type="float" office:value="0.00736304">
            <text:p>0.00736304</text:p>
          </table:table-cell>
          <table:table-cell office:value-type="float" office:value="0.00729075">
            <text:p>0.00729075</text:p>
          </table:table-cell>
          <table:table-cell office:value-type="float" office:value="0.00119873">
            <text:p>0.00119873</text:p>
          </table:table-cell>
          <table:table-cell office:value-type="float" office:value="0.0150746">
            <text:p>0.0150746</text:p>
          </table:table-cell>
          <table:table-cell office:value-type="float" office:value="0.235791">
            <text:p>0.235791</text:p>
          </table:table-cell>
          <table:table-cell office:value-type="float" office:value="-0.0948142">
            <text:p>-0.0948142</text:p>
          </table:table-cell>
        </table:table-row>
        <table:table-row table:style-name="ro4">
          <table:table-cell office:value-type="float" office:value="12.3737">
            <text:p>12.3737</text:p>
          </table:table-cell>
          <table:table-cell office:value-type="float" office:value="-0.0984391">
            <text:p>-0.0984391</text:p>
          </table:table-cell>
          <table:table-cell office:value-type="float" office:value="-0.204303">
            <text:p>-0.204303</text:p>
          </table:table-cell>
          <table:table-cell office:value-type="float" office:value="0.829272">
            <text:p>0.829272</text:p>
          </table:table-cell>
          <table:table-cell office:value-type="float" office:value="0.043779">
            <text:p>0.043779</text:p>
          </table:table-cell>
          <table:table-cell office:value-type="float" office:value="0.00479005">
            <text:p>0.00479005</text:p>
          </table:table-cell>
          <table:table-cell office:value-type="float" office:value="-0.268777">
            <text:p>-0.268777</text:p>
          </table:table-cell>
          <table:table-cell office:value-type="float" office:value="0.0147675">
            <text:p>0.0147675</text:p>
          </table:table-cell>
          <table:table-cell office:value-type="float" office:value="-0.028848">
            <text:p>-0.028848</text:p>
          </table:table-cell>
          <table:table-cell office:value-type="float" office:value="0.0796909">
            <text:p>0.0796909</text:p>
          </table:table-cell>
          <table:table-cell office:value-type="float" office:value="-0.0119203">
            <text:p>-0.0119203</text:p>
          </table:table-cell>
          <table:table-cell office:value-type="float" office:value="0.095596">
            <text:p>0.095596</text:p>
          </table:table-cell>
          <table:table-cell office:value-type="float" office:value="-0.219749">
            <text:p>-0.219749</text:p>
          </table:table-cell>
          <table:table-cell office:value-type="float" office:value="0.0570637">
            <text:p>0.0570637</text:p>
          </table:table-cell>
          <table:table-cell table:number-columns-repeated="16"/>
          <table:table-cell office:value-type="float" office:value="12.447">
            <text:p>12.447</text:p>
          </table:table-cell>
          <table:table-cell office:value-type="float" office:value="-0.116503">
            <text:p>-0.116503</text:p>
          </table:table-cell>
          <table:table-cell office:value-type="float" office:value="-0.183434">
            <text:p>-0.183434</text:p>
          </table:table-cell>
          <table:table-cell office:value-type="float" office:value="0.832605">
            <text:p>0.832605</text:p>
          </table:table-cell>
          <table:table-cell office:value-type="float" office:value="0.0595362">
            <text:p>0.0595362</text:p>
          </table:table-cell>
          <table:table-cell office:value-type="float" office:value="-0.0314587">
            <text:p>-0.0314587</text:p>
          </table:table-cell>
          <table:table-cell office:value-type="float" office:value="-0.28347">
            <text:p>-0.28347</text:p>
          </table:table-cell>
          <table:table-cell office:value-type="float" office:value="0.0501178">
            <text:p>0.0501178</text:p>
          </table:table-cell>
          <table:table-cell office:value-type="float" office:value="-0.00880457">
            <text:p>-0.00880457</text:p>
          </table:table-cell>
          <table:table-cell office:value-type="float" office:value="0.00757827">
            <text:p>0.00757827</text:p>
          </table:table-cell>
          <table:table-cell office:value-type="float" office:value="-0.00603067">
            <text:p>-0.00603067</text:p>
          </table:table-cell>
          <table:table-cell office:value-type="float" office:value="-0.00981883">
            <text:p>-0.00981883</text:p>
          </table:table-cell>
          <table:table-cell office:value-type="float" office:value="-0.101309">
            <text:p>-0.101309</text:p>
          </table:table-cell>
          <table:table-cell office:value-type="float" office:value="0.0373221">
            <text:p>0.0373221</text:p>
          </table:table-cell>
          <table:table-cell table:number-columns-repeated="16"/>
          <table:table-cell office:value-type="float" office:value="12.1549">
            <text:p>12.1549</text:p>
          </table:table-cell>
          <table:table-cell office:value-type="float" office:value="0.00986798">
            <text:p>0.00986798</text:p>
          </table:table-cell>
          <table:table-cell office:value-type="float" office:value="-0.0619929">
            <text:p>-0.0619929</text:p>
          </table:table-cell>
          <table:table-cell office:value-type="float" office:value="0.845037">
            <text:p>0.845037</text:p>
          </table:table-cell>
          <table:table-cell office:value-type="float" office:value="0.0353869">
            <text:p>0.0353869</text:p>
          </table:table-cell>
          <table:table-cell office:value-type="float" office:value="-0.00320194">
            <text:p>-0.00320194</text:p>
          </table:table-cell>
          <table:table-cell office:value-type="float" office:value="-0.0772216">
            <text:p>-0.0772216</text:p>
          </table:table-cell>
          <table:table-cell office:value-type="float" office:value="0.0229138">
            <text:p>0.0229138</text:p>
          </table:table-cell>
          <table:table-cell office:value-type="float" office:value="0.0114696">
            <text:p>0.0114696</text:p>
          </table:table-cell>
          <table:table-cell office:value-type="float" office:value="0.0715248">
            <text:p>0.0715248</text:p>
          </table:table-cell>
          <table:table-cell office:value-type="float" office:value="-0.0246305">
            <text:p>-0.0246305</text:p>
          </table:table-cell>
          <table:table-cell office:value-type="float" office:value="-0.034269">
            <text:p>-0.034269</text:p>
          </table:table-cell>
          <table:table-cell office:value-type="float" office:value="-0.179588">
            <text:p>-0.179588</text:p>
          </table:table-cell>
          <table:table-cell office:value-type="float" office:value="-0.120027">
            <text:p>-0.120027</text:p>
          </table:table-cell>
        </table:table-row>
        <table:table-row table:style-name="ro4">
          <table:table-cell office:value-type="float" office:value="12.6422">
            <text:p>12.6422</text:p>
          </table:table-cell>
          <table:table-cell office:value-type="float" office:value="-0.0992926">
            <text:p>-0.0992926</text:p>
          </table:table-cell>
          <table:table-cell office:value-type="float" office:value="-0.198749">
            <text:p>-0.198749</text:p>
          </table:table-cell>
          <table:table-cell office:value-type="float" office:value="0.830185">
            <text:p>0.830185</text:p>
          </table:table-cell>
          <table:table-cell office:value-type="float" office:value="0.0409053">
            <text:p>0.0409053</text:p>
          </table:table-cell>
          <table:table-cell office:value-type="float" office:value="0.00354147">
            <text:p>0.00354147</text:p>
          </table:table-cell>
          <table:table-cell office:value-type="float" office:value="-0.258333">
            <text:p>-0.258333</text:p>
          </table:table-cell>
          <table:table-cell office:value-type="float" office:value="0.0147389">
            <text:p>0.0147389</text:p>
          </table:table-cell>
          <table:table-cell office:value-type="float" office:value="-0.00317873">
            <text:p>-0.00317873</text:p>
          </table:table-cell>
          <table:table-cell office:value-type="float" office:value="0.0206844">
            <text:p>0.0206844</text:p>
          </table:table-cell>
          <table:table-cell office:value-type="float" office:value="0.00340228">
            <text:p>0.00340228</text:p>
          </table:table-cell>
          <table:table-cell office:value-type="float" office:value="-0.0110611">
            <text:p>-0.0110611</text:p>
          </table:table-cell>
          <table:table-cell office:value-type="float" office:value="0.0597533">
            <text:p>0.0597533</text:p>
          </table:table-cell>
          <table:table-cell office:value-type="float" office:value="-0.00469939">
            <text:p>-0.00469939</text:p>
          </table:table-cell>
          <table:table-cell table:number-columns-repeated="16"/>
          <table:table-cell office:value-type="float" office:value="12.5517">
            <text:p>12.5517</text:p>
          </table:table-cell>
          <table:table-cell office:value-type="float" office:value="-0.117533">
            <text:p>-0.117533</text:p>
          </table:table-cell>
          <table:table-cell office:value-type="float" office:value="-0.183751">
            <text:p>-0.183751</text:p>
          </table:table-cell>
          <table:table-cell office:value-type="float" office:value="0.832383">
            <text:p>0.832383</text:p>
          </table:table-cell>
          <table:table-cell office:value-type="float" office:value="0.0581395">
            <text:p>0.0581395</text:p>
          </table:table-cell>
          <table:table-cell office:value-type="float" office:value="-0.0320583">
            <text:p>-0.0320583</text:p>
          </table:table-cell>
          <table:table-cell office:value-type="float" office:value="-0.275284">
            <text:p>-0.275284</text:p>
          </table:table-cell>
          <table:table-cell office:value-type="float" office:value="0.0454866">
            <text:p>0.0454866</text:p>
          </table:table-cell>
          <table:table-cell office:value-type="float" office:value="-0.00983295">
            <text:p>-0.00983295</text:p>
          </table:table-cell>
          <table:table-cell office:value-type="float" office:value="-0.0030324">
            <text:p>-0.0030324</text:p>
          </table:table-cell>
          <table:table-cell office:value-type="float" office:value="-0.0021217">
            <text:p>-0.0021217</text:p>
          </table:table-cell>
          <table:table-cell office:value-type="float" office:value="-0.00882854">
            <text:p>-0.00882854</text:p>
          </table:table-cell>
          <table:table-cell office:value-type="float" office:value="0.129995">
            <text:p>0.129995</text:p>
          </table:table-cell>
          <table:table-cell office:value-type="float" office:value="-0.0792287">
            <text:p>-0.0792287</text:p>
          </table:table-cell>
          <table:table-cell table:number-columns-repeated="16"/>
          <table:table-cell office:value-type="float" office:value="12.2789">
            <text:p>12.2789</text:p>
          </table:table-cell>
          <table:table-cell office:value-type="float" office:value="0.0107632">
            <text:p>0.0107632</text:p>
          </table:table-cell>
          <table:table-cell office:value-type="float" office:value="-0.0558861">
            <text:p>-0.0558861</text:p>
          </table:table-cell>
          <table:table-cell office:value-type="float" office:value="0.840139">
            <text:p>0.840139</text:p>
          </table:table-cell>
          <table:table-cell office:value-type="float" office:value="0.0342013">
            <text:p>0.0342013</text:p>
          </table:table-cell>
          <table:table-cell office:value-type="float" office:value="-0.00441519">
            <text:p>-0.00441519</text:p>
          </table:table-cell>
          <table:table-cell office:value-type="float" office:value="-0.0680159">
            <text:p>-0.0680159</text:p>
          </table:table-cell>
          <table:table-cell office:value-type="float" office:value="0.0271627">
            <text:p>0.0271627</text:p>
          </table:table-cell>
          <table:table-cell office:value-type="float" office:value="0.00722149">
            <text:p>0.00722149</text:p>
          </table:table-cell>
          <table:table-cell office:value-type="float" office:value="0.0492622">
            <text:p>0.0492622</text:p>
          </table:table-cell>
          <table:table-cell office:value-type="float" office:value="-0.0395096">
            <text:p>-0.0395096</text:p>
          </table:table-cell>
          <table:table-cell office:value-type="float" office:value="-0.0906856">
            <text:p>-0.0906856</text:p>
          </table:table-cell>
          <table:table-cell office:value-type="float" office:value="-0.0285506">
            <text:p>-0.0285506</text:p>
          </table:table-cell>
          <table:table-cell office:value-type="float" office:value="0.193813">
            <text:p>0.193813</text:p>
          </table:table-cell>
        </table:table-row>
        <table:table-row table:style-name="ro4">
          <table:table-cell office:value-type="float" office:value="13.1051">
            <text:p>13.1051</text:p>
          </table:table-cell>
          <table:table-cell office:value-type="float" office:value="-0.103135">
            <text:p>-0.103135</text:p>
          </table:table-cell>
          <table:table-cell office:value-type="float" office:value="-0.176367">
            <text:p>-0.176367</text:p>
          </table:table-cell>
          <table:table-cell office:value-type="float" office:value="0.830753">
            <text:p>0.830753</text:p>
          </table:table-cell>
          <table:table-cell office:value-type="float" office:value="0.0363868">
            <text:p>0.0363868</text:p>
          </table:table-cell>
          <table:table-cell office:value-type="float" office:value="-0.00103701">
            <text:p>-0.00103701</text:p>
          </table:table-cell>
          <table:table-cell office:value-type="float" office:value="-0.229273">
            <text:p>-0.229273</text:p>
          </table:table-cell>
          <table:table-cell office:value-type="float" office:value="0.0141758">
            <text:p>0.0141758</text:p>
          </table:table-cell>
          <table:table-cell office:value-type="float" office:value="-0.00829944">
            <text:p>-0.00829944</text:p>
          </table:table-cell>
          <table:table-cell office:value-type="float" office:value="0.0483471">
            <text:p>0.0483471</text:p>
          </table:table-cell>
          <table:table-cell office:value-type="float" office:value="0.00122671">
            <text:p>0.00122671</text:p>
          </table:table-cell>
          <table:table-cell office:value-type="float" office:value="-0.0702501">
            <text:p>-0.0702501</text:p>
          </table:table-cell>
          <table:table-cell office:value-type="float" office:value="0.175785">
            <text:p>0.175785</text:p>
          </table:table-cell>
          <table:table-cell office:value-type="float" office:value="-0.0276948">
            <text:p>-0.0276948</text:p>
          </table:table-cell>
          <table:table-cell table:number-columns-repeated="16"/>
          <table:table-cell office:value-type="float" office:value="12.6466">
            <text:p>12.6466</text:p>
          </table:table-cell>
          <table:table-cell office:value-type="float" office:value="-0.118545">
            <text:p>-0.118545</text:p>
          </table:table-cell>
          <table:table-cell office:value-type="float" office:value="-0.18287">
            <text:p>-0.18287</text:p>
          </table:table-cell>
          <table:table-cell office:value-type="float" office:value="0.831469">
            <text:p>0.831469</text:p>
          </table:table-cell>
          <table:table-cell office:value-type="float" office:value="0.0569033">
            <text:p>0.0569033</text:p>
          </table:table-cell>
          <table:table-cell office:value-type="float" office:value="-0.0328784">
            <text:p>-0.0328784</text:p>
          </table:table-cell>
          <table:table-cell office:value-type="float" office:value="-0.278316">
            <text:p>-0.278316</text:p>
          </table:table-cell>
          <table:table-cell office:value-type="float" office:value="0.048233">
            <text:p>0.048233</text:p>
          </table:table-cell>
          <table:table-cell office:value-type="float" office:value="-0.0106701">
            <text:p>-0.0106701</text:p>
          </table:table-cell>
          <table:table-cell office:value-type="float" office:value="0.00929424">
            <text:p>0.00929424</text:p>
          </table:table-cell>
          <table:table-cell office:value-type="float" office:value="-0.00963448">
            <text:p>-0.00963448</text:p>
          </table:table-cell>
          <table:table-cell office:value-type="float" office:value="-0.0127683">
            <text:p>-0.0127683</text:p>
          </table:table-cell>
          <table:table-cell office:value-type="float" office:value="0.00536975">
            <text:p>0.00536975</text:p>
          </table:table-cell>
          <table:table-cell office:value-type="float" office:value="0.0278622">
            <text:p>0.0278622</text:p>
          </table:table-cell>
          <table:table-cell table:number-columns-repeated="16"/>
          <table:table-cell office:value-type="float" office:value="12.4544">
            <text:p>12.4544</text:p>
          </table:table-cell>
          <table:table-cell office:value-type="float" office:value="0.00923536">
            <text:p>0.00923536</text:p>
          </table:table-cell>
          <table:table-cell office:value-type="float" office:value="-0.0481166">
            <text:p>-0.0481166</text:p>
          </table:table-cell>
          <table:table-cell office:value-type="float" office:value="0.839177">
            <text:p>0.839177</text:p>
          </table:table-cell>
          <table:table-cell office:value-type="float" office:value="0.0325897">
            <text:p>0.0325897</text:p>
          </table:table-cell>
          <table:table-cell office:value-type="float" office:value="-0.00312597">
            <text:p>-0.00312597</text:p>
          </table:table-cell>
          <table:table-cell office:value-type="float" office:value="-0.0610455">
            <text:p>-0.0610455</text:p>
          </table:table-cell>
          <table:table-cell office:value-type="float" office:value="0.0225499">
            <text:p>0.0225499</text:p>
          </table:table-cell>
          <table:table-cell office:value-type="float" office:value="-0.00870145">
            <text:p>-0.00870145</text:p>
          </table:table-cell>
          <table:table-cell office:value-type="float" office:value="0.0442492">
            <text:p>0.0442492</text:p>
          </table:table-cell>
          <table:table-cell office:value-type="float" office:value="-0.00547901">
            <text:p>-0.00547901</text:p>
          </table:table-cell>
          <table:table-cell office:value-type="float" office:value="0.0293436">
            <text:p>0.0293436</text:p>
          </table:table-cell>
          <table:table-cell office:value-type="float" office:value="-0.0402242">
            <text:p>-0.0402242</text:p>
          </table:table-cell>
          <table:table-cell office:value-type="float" office:value="-0.00448778">
            <text:p>-0.00448778</text:p>
          </table:table-cell>
        </table:table-row>
        <table:table-row table:style-name="ro4">
          <table:table-cell office:value-type="float" office:value="13.3053">
            <text:p>13.3053</text:p>
          </table:table-cell>
          <table:table-cell office:value-type="float" office:value="-0.107611">
            <text:p>-0.107611</text:p>
          </table:table-cell>
          <table:table-cell office:value-type="float" office:value="-0.159645">
            <text:p>-0.159645</text:p>
          </table:table-cell>
          <table:table-cell office:value-type="float" office:value="0.829889">
            <text:p>0.829889</text:p>
          </table:table-cell>
          <table:table-cell office:value-type="float" office:value="0.034591">
            <text:p>0.034591</text:p>
          </table:table-cell>
          <table:table-cell office:value-type="float" office:value="0.00503255">
            <text:p>0.00503255</text:p>
          </table:table-cell>
          <table:table-cell office:value-type="float" office:value="-0.221269">
            <text:p>-0.221269</text:p>
          </table:table-cell>
          <table:table-cell office:value-type="float" office:value="0.0139896">
            <text:p>0.0139896</text:p>
          </table:table-cell>
          <table:table-cell office:value-type="float" office:value="-0.0223619">
            <text:p>-0.0223619</text:p>
          </table:table-cell>
          <table:table-cell office:value-type="float" office:value="0.0835351">
            <text:p>0.0835351</text:p>
          </table:table-cell>
          <table:table-cell office:value-type="float" office:value="-0.00431716">
            <text:p>-0.00431716</text:p>
          </table:table-cell>
          <table:table-cell office:value-type="float" office:value="0.233299">
            <text:p>0.233299</text:p>
          </table:table-cell>
          <table:table-cell office:value-type="float" office:value="-0.149681">
            <text:p>-0.149681</text:p>
          </table:table-cell>
          <table:table-cell office:value-type="float" office:value="0.0056084">
            <text:p>0.0056084</text:p>
          </table:table-cell>
          <table:table-cell table:number-columns-repeated="16"/>
          <table:table-cell office:value-type="float" office:value="13.0819">
            <text:p>13.0819</text:p>
          </table:table-cell>
          <table:table-cell office:value-type="float" office:value="-0.12561">
            <text:p>-0.12561</text:p>
          </table:table-cell>
          <table:table-cell office:value-type="float" office:value="-0.177806">
            <text:p>-0.177806</text:p>
          </table:table-cell>
          <table:table-cell office:value-type="float" office:value="0.832556">
            <text:p>0.832556</text:p>
          </table:table-cell>
          <table:table-cell office:value-type="float" office:value="0.0515565">
            <text:p>0.0515565</text:p>
          </table:table-cell>
          <table:table-cell office:value-type="float" office:value="-0.0374062">
            <text:p>-0.0374062</text:p>
          </table:table-cell>
          <table:table-cell office:value-type="float" office:value="-0.274773">
            <text:p>-0.274773</text:p>
          </table:table-cell>
          <table:table-cell office:value-type="float" office:value="0.0496457">
            <text:p>0.0496457</text:p>
          </table:table-cell>
          <table:table-cell office:value-type="float" office:value="-0.0162289">
            <text:p>-0.0162289</text:p>
          </table:table-cell>
          <table:table-cell office:value-type="float" office:value="0.011632">
            <text:p>0.011632</text:p>
          </table:table-cell>
          <table:table-cell office:value-type="float" office:value="0.00249547">
            <text:p>0.00249547</text:p>
          </table:table-cell>
          <table:table-cell office:value-type="float" office:value="0.0165028">
            <text:p>0.0165028</text:p>
          </table:table-cell>
          <table:table-cell office:value-type="float" office:value="-0.042261">
            <text:p>-0.042261</text:p>
          </table:table-cell>
          <table:table-cell office:value-type="float" office:value="0.0113046">
            <text:p>0.0113046</text:p>
          </table:table-cell>
          <table:table-cell table:number-columns-repeated="16"/>
          <table:table-cell office:value-type="float" office:value="12.747">
            <text:p>12.747</text:p>
          </table:table-cell>
          <table:table-cell office:value-type="float" office:value="0.00920152">
            <text:p>0.00920152</text:p>
          </table:table-cell>
          <table:table-cell office:value-type="float" office:value="-0.0386132">
            <text:p>-0.0386132</text:p>
          </table:table-cell>
          <table:table-cell office:value-type="float" office:value="0.83719">
            <text:p>0.83719</text:p>
          </table:table-cell>
          <table:table-cell office:value-type="float" office:value="0.030071">
            <text:p>0.030071</text:p>
          </table:table-cell>
          <table:table-cell office:value-type="float" office:value="-0.00433169">
            <text:p>-0.00433169</text:p>
          </table:table-cell>
          <table:table-cell office:value-type="float" office:value="-0.0510163">
            <text:p>-0.0510163</text:p>
          </table:table-cell>
          <table:table-cell office:value-type="float" office:value="0.0210994">
            <text:p>0.0210994</text:p>
          </table:table-cell>
          <table:table-cell office:value-type="float" office:value="-0.000115653">
            <text:p>-0.000115653</text:p>
          </table:table-cell>
          <table:table-cell office:value-type="float" office:value="0.0324798">
            <text:p>0.0324798</text:p>
          </table:table-cell>
          <table:table-cell office:value-type="float" office:value="-0.00679211">
            <text:p>-0.00679211</text:p>
          </table:table-cell>
          <table:table-cell office:value-type="float" office:value="-0.0388068">
            <text:p>-0.0388068</text:p>
          </table:table-cell>
          <table:table-cell office:value-type="float" office:value="0.0050021">
            <text:p>0.0050021</text:p>
          </table:table-cell>
          <table:table-cell office:value-type="float" office:value="0.017408">
            <text:p>0.017408</text:p>
          </table:table-cell>
        </table:table-row>
        <table:table-row table:style-name="ro4">
          <table:table-cell office:value-type="float" office:value="13.4451">
            <text:p>13.4451</text:p>
          </table:table-cell>
          <table:table-cell office:value-type="float" office:value="-0.106179">
            <text:p>-0.106179</text:p>
          </table:table-cell>
          <table:table-cell office:value-type="float" office:value="-0.150894">
            <text:p>-0.150894</text:p>
          </table:table-cell>
          <table:table-cell office:value-type="float" office:value="0.829395">
            <text:p>0.829395</text:p>
          </table:table-cell>
          <table:table-cell office:value-type="float" office:value="0.03339">
            <text:p>0.03339</text:p>
          </table:table-cell>
          <table:table-cell office:value-type="float" office:value="0.00124812">
            <text:p>0.00124812</text:p>
          </table:table-cell>
          <table:table-cell office:value-type="float" office:value="-0.21325">
            <text:p>-0.21325</text:p>
          </table:table-cell>
          <table:table-cell office:value-type="float" office:value="0.0123581">
            <text:p>0.0123581</text:p>
          </table:table-cell>
          <table:table-cell office:value-type="float" office:value="0.0102446">
            <text:p>0.0102446</text:p>
          </table:table-cell>
          <table:table-cell office:value-type="float" office:value="0.0626152">
            <text:p>0.0626152</text:p>
          </table:table-cell>
          <table:table-cell office:value-type="float" office:value="-0.00353331">
            <text:p>-0.00353331</text:p>
          </table:table-cell>
          <table:table-cell office:value-type="float" office:value="-0.00366281">
            <text:p>-0.00366281</text:p>
          </table:table-cell>
          <table:table-cell office:value-type="float" office:value="-0.118249">
            <text:p>-0.118249</text:p>
          </table:table-cell>
          <table:table-cell office:value-type="float" office:value="-0.026828">
            <text:p>-0.026828</text:p>
          </table:table-cell>
          <table:table-cell table:number-columns-repeated="16"/>
          <table:table-cell office:value-type="float" office:value="13.4139">
            <text:p>13.4139</text:p>
          </table:table-cell>
          <table:table-cell office:value-type="float" office:value="-0.129179">
            <text:p>-0.129179</text:p>
          </table:table-cell>
          <table:table-cell office:value-type="float" office:value="-0.178602">
            <text:p>-0.178602</text:p>
          </table:table-cell>
          <table:table-cell office:value-type="float" office:value="0.83463">
            <text:p>0.83463</text:p>
          </table:table-cell>
          <table:table-cell office:value-type="float" office:value="0.0478198">
            <text:p>0.0478198</text:p>
          </table:table-cell>
          <table:table-cell office:value-type="float" office:value="-0.039952">
            <text:p>-0.039952</text:p>
          </table:table-cell>
          <table:table-cell office:value-type="float" office:value="-0.273116">
            <text:p>-0.273116</text:p>
          </table:table-cell>
          <table:table-cell office:value-type="float" office:value="0.0519142">
            <text:p>0.0519142</text:p>
          </table:table-cell>
          <table:table-cell office:value-type="float" office:value="-0.0107507">
            <text:p>-0.0107507</text:p>
          </table:table-cell>
          <table:table-cell office:value-type="float" office:value="-0.00239666">
            <text:p>-0.00239666</text:p>
          </table:table-cell>
          <table:table-cell office:value-type="float" office:value="0.00624807">
            <text:p>0.00624807</text:p>
          </table:table-cell>
          <table:table-cell office:value-type="float" office:value="-0.00211892">
            <text:p>-0.00211892</text:p>
          </table:table-cell>
          <table:table-cell office:value-type="float" office:value="0.045409">
            <text:p>0.045409</text:p>
          </table:table-cell>
          <table:table-cell office:value-type="float" office:value="0.00930525">
            <text:p>0.00930525</text:p>
          </table:table-cell>
          <table:table-cell table:number-columns-repeated="16"/>
          <table:table-cell office:value-type="float" office:value="12.9563">
            <text:p>12.9563</text:p>
          </table:table-cell>
          <table:table-cell office:value-type="float" office:value="0.00747752">
            <text:p>0.00747752</text:p>
          </table:table-cell>
          <table:table-cell office:value-type="float" office:value="-0.0315965">
            <text:p>-0.0315965</text:p>
          </table:table-cell>
          <table:table-cell office:value-type="float" office:value="0.836531">
            <text:p>0.836531</text:p>
          </table:table-cell>
          <table:table-cell office:value-type="float" office:value="0.0283897">
            <text:p>0.0283897</text:p>
          </table:table-cell>
          <table:table-cell office:value-type="float" office:value="-0.00285678">
            <text:p>-0.00285678</text:p>
          </table:table-cell>
          <table:table-cell office:value-type="float" office:value="-0.0481979">
            <text:p>-0.0481979</text:p>
          </table:table-cell>
          <table:table-cell office:value-type="float" office:value="0.021338">
            <text:p>0.021338</text:p>
          </table:table-cell>
          <table:table-cell office:value-type="float" office:value="-0.00823746">
            <text:p>-0.00823746</text:p>
          </table:table-cell>
          <table:table-cell office:value-type="float" office:value="0.0335267">
            <text:p>0.0335267</text:p>
          </table:table-cell>
          <table:table-cell office:value-type="float" office:value="-0.00314882">
            <text:p>-0.00314882</text:p>
          </table:table-cell>
          <table:table-cell office:value-type="float" office:value="0.0715101">
            <text:p>0.0715101</text:p>
          </table:table-cell>
          <table:table-cell office:value-type="float" office:value="-0.124362">
            <text:p>-0.124362</text:p>
          </table:table-cell>
          <table:table-cell office:value-type="float" office:value="0.0360505">
            <text:p>0.0360505</text:p>
          </table:table-cell>
        </table:table-row>
        <table:table-row table:style-name="ro4">
          <table:table-cell office:value-type="float" office:value="13.7097">
            <text:p>13.7097</text:p>
          </table:table-cell>
          <table:table-cell office:value-type="float" office:value="-0.103724">
            <text:p>-0.103724</text:p>
          </table:table-cell>
          <table:table-cell office:value-type="float" office:value="-0.142605">
            <text:p>-0.142605</text:p>
          </table:table-cell>
          <table:table-cell office:value-type="float" office:value="0.82658">
            <text:p>0.82658</text:p>
          </table:table-cell>
          <table:table-cell office:value-type="float" office:value="0.0312285">
            <text:p>0.0312285</text:p>
          </table:table-cell>
          <table:table-cell office:value-type="float" office:value="0.000438035">
            <text:p>0.000438035</text:p>
          </table:table-cell>
          <table:table-cell office:value-type="float" office:value="-0.205463">
            <text:p>-0.205463</text:p>
          </table:table-cell>
          <table:table-cell office:value-type="float" office:value="0.0161042">
            <text:p>0.0161042</text:p>
          </table:table-cell>
          <table:table-cell office:value-type="float" office:value="0.0092751">
            <text:p>0.0092751</text:p>
          </table:table-cell>
          <table:table-cell office:value-type="float" office:value="0.0313159">
            <text:p>0.0313159</text:p>
          </table:table-cell>
          <table:table-cell office:value-type="float" office:value="-0.0106344">
            <text:p>-0.0106344</text:p>
          </table:table-cell>
          <table:table-cell office:value-type="float" office:value="-0.115577">
            <text:p>-0.115577</text:p>
          </table:table-cell>
          <table:table-cell office:value-type="float" office:value="-0.0548845">
            <text:p>-0.0548845</text:p>
          </table:table-cell>
          <table:table-cell office:value-type="float" office:value="0.172017">
            <text:p>0.172017</text:p>
          </table:table-cell>
          <table:table-cell table:number-columns-repeated="16"/>
          <table:table-cell office:value-type="float" office:value="13.6459">
            <text:p>13.6459</text:p>
          </table:table-cell>
          <table:table-cell office:value-type="float" office:value="-0.131787">
            <text:p>-0.131787</text:p>
          </table:table-cell>
          <table:table-cell office:value-type="float" office:value="-0.176713">
            <text:p>-0.176713</text:p>
          </table:table-cell>
          <table:table-cell office:value-type="float" office:value="0.83658">
            <text:p>0.83658</text:p>
          </table:table-cell>
          <table:table-cell office:value-type="float" office:value="0.04537">
            <text:p>0.04537</text:p>
          </table:table-cell>
          <table:table-cell office:value-type="float" office:value="-0.0465012">
            <text:p>-0.0465012</text:p>
          </table:table-cell>
          <table:table-cell office:value-type="float" office:value="-0.248792">
            <text:p>-0.248792</text:p>
          </table:table-cell>
          <table:table-cell office:value-type="float" office:value="0.0486414">
            <text:p>0.0486414</text:p>
          </table:table-cell>
          <table:table-cell office:value-type="float" office:value="-0.0112423">
            <text:p>-0.0112423</text:p>
          </table:table-cell>
          <table:table-cell office:value-type="float" office:value="0.00813914">
            <text:p>0.00813914</text:p>
          </table:table-cell>
          <table:table-cell office:value-type="float" office:value="0.00840707">
            <text:p>0.00840707</text:p>
          </table:table-cell>
          <table:table-cell office:value-type="float" office:value="-0.118819">
            <text:p>-0.118819</text:p>
          </table:table-cell>
          <table:table-cell office:value-type="float" office:value="0.572016">
            <text:p>0.572016</text:p>
          </table:table-cell>
          <table:table-cell office:value-type="float" office:value="-0.123021">
            <text:p>-0.123021</text:p>
          </table:table-cell>
          <table:table-cell table:number-columns-repeated="16"/>
          <table:table-cell office:value-type="float" office:value="13.1164">
            <text:p>13.1164</text:p>
          </table:table-cell>
          <table:table-cell office:value-type="float" office:value="0.00799136">
            <text:p>0.00799136</text:p>
          </table:table-cell>
          <table:table-cell office:value-type="float" office:value="-0.0294164">
            <text:p>-0.0294164</text:p>
          </table:table-cell>
          <table:table-cell office:value-type="float" office:value="0.836951">
            <text:p>0.836951</text:p>
          </table:table-cell>
          <table:table-cell office:value-type="float" office:value="0.0271675">
            <text:p>0.0271675</text:p>
          </table:table-cell>
          <table:table-cell office:value-type="float" office:value="-0.00295506">
            <text:p>-0.00295506</text:p>
          </table:table-cell>
          <table:table-cell office:value-type="float" office:value="-0.0434547">
            <text:p>-0.0434547</text:p>
          </table:table-cell>
          <table:table-cell office:value-type="float" office:value="0.0204545">
            <text:p>0.0204545</text:p>
          </table:table-cell>
          <table:table-cell office:value-type="float" office:value="0.00320989">
            <text:p>0.00320989</text:p>
          </table:table-cell>
          <table:table-cell office:value-type="float" office:value="0.0136188">
            <text:p>0.0136188</text:p>
          </table:table-cell>
          <table:table-cell office:value-type="float" office:value="0.00262214">
            <text:p>0.00262214</text:p>
          </table:table-cell>
          <table:table-cell office:value-type="float" office:value="0.017705">
            <text:p>0.017705</text:p>
          </table:table-cell>
          <table:table-cell office:value-type="float" office:value="0.00437224">
            <text:p>0.00437224</text:p>
          </table:table-cell>
          <table:table-cell office:value-type="float" office:value="-0.0171058">
            <text:p>-0.0171058</text:p>
          </table:table-cell>
        </table:table-row>
        <table:table-row table:style-name="ro4">
          <table:table-cell office:value-type="float" office:value="13.8744">
            <text:p>13.8744</text:p>
          </table:table-cell>
          <table:table-cell office:value-type="float" office:value="-0.105331">
            <text:p>-0.105331</text:p>
          </table:table-cell>
          <table:table-cell office:value-type="float" office:value="-0.138936">
            <text:p>-0.138936</text:p>
          </table:table-cell>
          <table:table-cell office:value-type="float" office:value="0.829494">
            <text:p>0.829494</text:p>
          </table:table-cell>
          <table:table-cell office:value-type="float" office:value="0.0299549">
            <text:p>0.0299549</text:p>
          </table:table-cell>
          <table:table-cell office:value-type="float" office:value="0.00210411">
            <text:p>0.00210411</text:p>
          </table:table-cell>
          <table:table-cell office:value-type="float" office:value="-0.192803">
            <text:p>-0.192803</text:p>
          </table:table-cell>
          <table:table-cell office:value-type="float" office:value="0.0125343">
            <text:p>0.0125343</text:p>
          </table:table-cell>
          <table:table-cell office:value-type="float" office:value="-0.0097577">
            <text:p>-0.0097577</text:p>
          </table:table-cell>
          <table:table-cell office:value-type="float" office:value="0.0222777">
            <text:p>0.0222777</text:p>
          </table:table-cell>
          <table:table-cell office:value-type="float" office:value="0.0176928">
            <text:p>0.0176928</text:p>
          </table:table-cell>
          <table:table-cell office:value-type="float" office:value="0.00647607">
            <text:p>0.00647607</text:p>
          </table:table-cell>
          <table:table-cell office:value-type="float" office:value="0.214315">
            <text:p>0.214315</text:p>
          </table:table-cell>
          <table:table-cell office:value-type="float" office:value="-0.0747583">
            <text:p>-0.0747583</text:p>
          </table:table-cell>
          <table:table-cell table:number-columns-repeated="16"/>
          <table:table-cell office:value-type="float" office:value="13.7142">
            <text:p>13.7142</text:p>
          </table:table-cell>
          <table:table-cell office:value-type="float" office:value="-0.133111">
            <text:p>-0.133111</text:p>
          </table:table-cell>
          <table:table-cell office:value-type="float" office:value="-0.173485">
            <text:p>-0.173485</text:p>
          </table:table-cell>
          <table:table-cell office:value-type="float" office:value="0.83658">
            <text:p>0.83658</text:p>
          </table:table-cell>
          <table:table-cell office:value-type="float" office:value="0.0446726">
            <text:p>0.0446726</text:p>
          </table:table-cell>
          <table:table-cell office:value-type="float" office:value="-0.0413191">
            <text:p>-0.0413191</text:p>
          </table:table-cell>
          <table:table-cell office:value-type="float" office:value="-0.259111">
            <text:p>-0.259111</text:p>
          </table:table-cell>
          <table:table-cell office:value-type="float" office:value="0.0484002">
            <text:p>0.0484002</text:p>
          </table:table-cell>
          <table:table-cell office:value-type="float" office:value="-0.0193623">
            <text:p>-0.0193623</text:p>
          </table:table-cell>
          <table:table-cell office:value-type="float" office:value="0.0472301">
            <text:p>0.0472301</text:p>
          </table:table-cell>
          <table:table-cell table:style-name="ce1" office:value-type="string">
            <text:p>-2.15356e-08</text:p>
          </table:table-cell>
          <table:table-cell office:value-type="float" office:value="0.0532173">
            <text:p>0.0532173</text:p>
          </table:table-cell>
          <table:table-cell office:value-type="float" office:value="0.151946">
            <text:p>0.151946</text:p>
          </table:table-cell>
          <table:table-cell office:value-type="float" office:value="-0.110177">
            <text:p>-0.110177</text:p>
          </table:table-cell>
          <table:table-cell table:number-columns-repeated="16"/>
          <table:table-cell office:value-type="float" office:value="13.4161">
            <text:p>13.4161</text:p>
          </table:table-cell>
          <table:table-cell office:value-type="float" office:value="0.0105437">
            <text:p>0.0105437</text:p>
          </table:table-cell>
          <table:table-cell office:value-type="float" office:value="-0.024942">
            <text:p>-0.024942</text:p>
          </table:table-cell>
          <table:table-cell office:value-type="float" office:value="0.8362">
            <text:p>0.8362</text:p>
          </table:table-cell>
          <table:table-cell office:value-type="float" office:value="0.0250189">
            <text:p>0.0250189</text:p>
          </table:table-cell>
          <table:table-cell office:value-type="float" office:value="-0.00223516">
            <text:p>-0.00223516</text:p>
          </table:table-cell>
          <table:table-cell office:value-type="float" office:value="-0.038226">
            <text:p>-0.038226</text:p>
          </table:table-cell>
          <table:table-cell office:value-type="float" office:value="0.019164">
            <text:p>0.019164</text:p>
          </table:table-cell>
          <table:table-cell office:value-type="float" office:value="0.00851613">
            <text:p>0.00851613</text:p>
          </table:table-cell>
          <table:table-cell office:value-type="float" office:value="0.0149292">
            <text:p>0.0149292</text:p>
          </table:table-cell>
          <table:table-cell office:value-type="float" office:value="-0.00250452">
            <text:p>-0.00250452</text:p>
          </table:table-cell>
          <table:table-cell office:value-type="float" office:value="-0.0598983">
            <text:p>-0.0598983</text:p>
          </table:table-cell>
          <table:table-cell office:value-type="float" office:value="0.0217787">
            <text:p>0.0217787</text:p>
          </table:table-cell>
          <table:table-cell office:value-type="float" office:value="-0.0175168">
            <text:p>-0.0175168</text:p>
          </table:table-cell>
        </table:table-row>
        <table:table-row table:style-name="ro4">
          <table:table-cell office:value-type="float" office:value="14.0788">
            <text:p>14.0788</text:p>
          </table:table-cell>
          <table:table-cell office:value-type="float" office:value="-0.107055">
            <text:p>-0.107055</text:p>
          </table:table-cell>
          <table:table-cell office:value-type="float" office:value="-0.125435">
            <text:p>-0.125435</text:p>
          </table:table-cell>
          <table:table-cell office:value-type="float" office:value="0.829988">
            <text:p>0.829988</text:p>
          </table:table-cell>
          <table:table-cell office:value-type="float" office:value="0.0284465">
            <text:p>0.0284465</text:p>
          </table:table-cell>
          <table:table-cell office:value-type="float" office:value="0.00495646">
            <text:p>0.00495646</text:p>
          </table:table-cell>
          <table:table-cell office:value-type="float" office:value="-0.197636">
            <text:p>-0.197636</text:p>
          </table:table-cell>
          <table:table-cell office:value-type="float" office:value="0.00820016">
            <text:p>0.00820016</text:p>
          </table:table-cell>
          <table:table-cell office:value-type="float" office:value="-0.00843438">
            <text:p>-0.00843438</text:p>
          </table:table-cell>
          <table:table-cell office:value-type="float" office:value="0.0660708">
            <text:p>0.0660708</text:p>
          </table:table-cell>
          <table:table-cell office:value-type="float" office:value="0.00241668">
            <text:p>0.00241668</text:p>
          </table:table-cell>
          <table:table-cell office:value-type="float" office:value="0.111635">
            <text:p>0.111635</text:p>
          </table:table-cell>
          <table:table-cell office:value-type="float" office:value="-0.396316">
            <text:p>-0.396316</text:p>
          </table:table-cell>
          <table:table-cell office:value-type="float" office:value="-0.168882">
            <text:p>-0.168882</text:p>
          </table:table-cell>
          <table:table-cell table:number-columns-repeated="16"/>
          <table:table-cell office:value-type="float" office:value="13.8169">
            <text:p>13.8169</text:p>
          </table:table-cell>
          <table:table-cell office:value-type="float" office:value="-0.134537">
            <text:p>-0.134537</text:p>
          </table:table-cell>
          <table:table-cell office:value-type="float" office:value="-0.167038">
            <text:p>-0.167038</text:p>
          </table:table-cell>
          <table:table-cell office:value-type="float" office:value="0.83542">
            <text:p>0.83542</text:p>
          </table:table-cell>
          <table:table-cell office:value-type="float" office:value="0.0436455">
            <text:p>0.0436455</text:p>
          </table:table-cell>
          <table:table-cell office:value-type="float" office:value="-0.0417403">
            <text:p>-0.0417403</text:p>
          </table:table-cell>
          <table:table-cell office:value-type="float" office:value="-0.257639">
            <text:p>-0.257639</text:p>
          </table:table-cell>
          <table:table-cell office:value-type="float" office:value="0.0509198">
            <text:p>0.0509198</text:p>
          </table:table-cell>
          <table:table-cell office:value-type="float" office:value="-0.0139006">
            <text:p>-0.0139006</text:p>
          </table:table-cell>
          <table:table-cell office:value-type="float" office:value="0.0628243">
            <text:p>0.0628243</text:p>
          </table:table-cell>
          <table:table-cell office:value-type="float" office:value="-0.0113075">
            <text:p>-0.0113075</text:p>
          </table:table-cell>
          <table:table-cell office:value-type="float" office:value="0.0572145">
            <text:p>0.0572145</text:p>
          </table:table-cell>
          <table:table-cell office:value-type="float" office:value="-0.00579648">
            <text:p>-0.00579648</text:p>
          </table:table-cell>
          <table:table-cell office:value-type="float" office:value="0.00567962">
            <text:p>0.00567962</text:p>
          </table:table-cell>
          <table:table-cell table:number-columns-repeated="16"/>
          <table:table-cell office:value-type="float" office:value="13.5827">
            <text:p>13.5827</text:p>
          </table:table-cell>
          <table:table-cell office:value-type="float" office:value="0.0102996">
            <text:p>0.0102996</text:p>
          </table:table-cell>
          <table:table-cell office:value-type="float" office:value="-0.0218497">
            <text:p>-0.0218497</text:p>
          </table:table-cell>
          <table:table-cell office:value-type="float" office:value="0.835296">
            <text:p>0.835296</text:p>
          </table:table-cell>
          <table:table-cell office:value-type="float" office:value="0.0238987">
            <text:p>0.0238987</text:p>
          </table:table-cell>
          <table:table-cell office:value-type="float" office:value="-0.00263241">
            <text:p>-0.00263241</text:p>
          </table:table-cell>
          <table:table-cell office:value-type="float" office:value="-0.0338284">
            <text:p>-0.0338284</text:p>
          </table:table-cell>
          <table:table-cell table:style-name="ce1" office:value-type="float" office:value="0.0175778">
            <text:p>0.0175778</text:p>
          </table:table-cell>
          <table:table-cell office:value-type="float" office:value="-0.00146485">
            <text:p>-0.00146485</text:p>
          </table:table-cell>
          <table:table-cell office:value-type="float" office:value="0.0185582">
            <text:p>0.0185582</text:p>
          </table:table-cell>
          <table:table-cell office:value-type="float" office:value="-0.00542338">
            <text:p>-0.00542338</text:p>
          </table:table-cell>
          <table:table-cell office:value-type="float" office:value="-0.0423841">
            <text:p>-0.0423841</text:p>
          </table:table-cell>
          <table:table-cell office:value-type="float" office:value="0.0502092">
            <text:p>0.0502092</text:p>
          </table:table-cell>
          <table:table-cell office:value-type="float" office:value="-0.0290432">
            <text:p>-0.0290432</text:p>
          </table:table-cell>
        </table:table-row>
        <table:table-row table:style-name="ro4">
          <table:table-cell office:value-type="float" office:value="14.1734">
            <text:p>14.1734</text:p>
          </table:table-cell>
          <table:table-cell office:value-type="float" office:value="-0.106853">
            <text:p>-0.106853</text:p>
          </table:table-cell>
          <table:table-cell office:value-type="float" office:value="-0.122732">
            <text:p>-0.122732</text:p>
          </table:table-cell>
          <table:table-cell office:value-type="float" office:value="0.828704">
            <text:p>0.828704</text:p>
          </table:table-cell>
          <table:table-cell office:value-type="float" office:value="0.0277739">
            <text:p>0.0277739</text:p>
          </table:table-cell>
          <table:table-cell office:value-type="float" office:value="0.0070882">
            <text:p>0.0070882</text:p>
          </table:table-cell>
          <table:table-cell office:value-type="float" office:value="-0.157283">
            <text:p>-0.157283</text:p>
          </table:table-cell>
          <table:table-cell office:value-type="float" office:value="0.00679827">
            <text:p>0.00679827</text:p>
          </table:table-cell>
          <table:table-cell office:value-type="float" office:value="0.00213089">
            <text:p>0.00213089</text:p>
          </table:table-cell>
          <table:table-cell office:value-type="float" office:value="0.028563">
            <text:p>0.028563</text:p>
          </table:table-cell>
          <table:table-cell office:value-type="float" office:value="-0.0135665">
            <text:p>-0.0135665</text:p>
          </table:table-cell>
          <table:table-cell office:value-type="float" office:value="0.131004">
            <text:p>0.131004</text:p>
          </table:table-cell>
          <table:table-cell office:value-type="float" office:value="0.729442">
            <text:p>0.729442</text:p>
          </table:table-cell>
          <table:table-cell office:value-type="float" office:value="-0.132471">
            <text:p>-0.132471</text:p>
          </table:table-cell>
          <table:table-cell table:number-columns-repeated="16"/>
          <table:table-cell office:value-type="float" office:value="14.1499">
            <text:p>14.1499</text:p>
          </table:table-cell>
          <table:table-cell office:value-type="float" office:value="-0.132821">
            <text:p>-0.132821</text:p>
          </table:table-cell>
          <table:table-cell office:value-type="float" office:value="-0.146758">
            <text:p>-0.146758</text:p>
          </table:table-cell>
          <table:table-cell office:value-type="float" office:value="0.832284">
            <text:p>0.832284</text:p>
          </table:table-cell>
          <table:table-cell office:value-type="float" office:value="0.0404723">
            <text:p>0.0404723</text:p>
          </table:table-cell>
          <table:table-cell office:value-type="float" office:value="-0.03976">
            <text:p>-0.03976</text:p>
          </table:table-cell>
          <table:table-cell office:value-type="float" office:value="-0.232236">
            <text:p>-0.232236</text:p>
          </table:table-cell>
          <table:table-cell office:value-type="float" office:value="0.0482854">
            <text:p>0.0482854</text:p>
          </table:table-cell>
          <table:table-cell office:value-type="float" office:value="0.00515344">
            <text:p>0.00515344</text:p>
          </table:table-cell>
          <table:table-cell office:value-type="float" office:value="0.0608939">
            <text:p>0.0608939</text:p>
          </table:table-cell>
          <table:table-cell office:value-type="float" office:value="-0.009416">
            <text:p>-0.009416</text:p>
          </table:table-cell>
          <table:table-cell office:value-type="float" office:value="-0.00517678">
            <text:p>-0.00517678</text:p>
          </table:table-cell>
          <table:table-cell office:value-type="float" office:value="0.121527">
            <text:p>0.121527</text:p>
          </table:table-cell>
          <table:table-cell office:value-type="float" office:value="0.0151093">
            <text:p>0.0151093</text:p>
          </table:table-cell>
          <table:table-cell table:number-columns-repeated="16"/>
          <table:table-cell office:value-type="float" office:value="13.7468">
            <text:p>13.7468</text:p>
          </table:table-cell>
          <table:table-cell office:value-type="float" office:value="0.00891864">
            <text:p>0.00891864</text:p>
          </table:table-cell>
          <table:table-cell office:value-type="float" office:value="-0.017454">
            <text:p>-0.017454</text:p>
          </table:table-cell>
          <table:table-cell office:value-type="float" office:value="0.833625">
            <text:p>0.833625</text:p>
          </table:table-cell>
          <table:table-cell office:value-type="float" office:value="0.0228449">
            <text:p>0.0228449</text:p>
          </table:table-cell>
          <table:table-cell office:value-type="float" office:value="-0.00185596">
            <text:p>-0.00185596</text:p>
          </table:table-cell>
          <table:table-cell office:value-type="float" office:value="-0.0272379">
            <text:p>-0.0272379</text:p>
          </table:table-cell>
          <table:table-cell office:value-type="float" office:value="0.0167165">
            <text:p>0.0167165</text:p>
          </table:table-cell>
          <table:table-cell office:value-type="float" office:value="-0.00841787">
            <text:p>-0.00841787</text:p>
          </table:table-cell>
          <table:table-cell office:value-type="float" office:value="0.0267949">
            <text:p>0.0267949</text:p>
          </table:table-cell>
          <table:table-cell office:value-type="float" office:value="-0.0101879">
            <text:p>-0.0101879</text:p>
          </table:table-cell>
          <table:table-cell office:value-type="float" office:value="0.0362801">
            <text:p>0.0362801</text:p>
          </table:table-cell>
          <table:table-cell office:value-type="float" office:value="0.0929407">
            <text:p>0.0929407</text:p>
          </table:table-cell>
          <table:table-cell office:value-type="float" office:value="0.00884216">
            <text:p>0.00884216</text:p>
          </table:table-cell>
        </table:table-row>
        <table:table-row table:style-name="ro4">
          <table:table-cell office:value-type="float" office:value="14.256">
            <text:p>14.256</text:p>
          </table:table-cell>
          <table:table-cell office:value-type="float" office:value="-0.105783">
            <text:p>-0.105783</text:p>
          </table:table-cell>
          <table:table-cell office:value-type="float" office:value="-0.115395">
            <text:p>-0.115395</text:p>
          </table:table-cell>
          <table:table-cell office:value-type="float" office:value="0.826679">
            <text:p>0.826679</text:p>
          </table:table-cell>
          <table:table-cell office:value-type="float" office:value="0.0271998">
            <text:p>0.0271998</text:p>
          </table:table-cell>
          <table:table-cell office:value-type="float" office:value="0.000125628">
            <text:p>0.000125628</text:p>
          </table:table-cell>
          <table:table-cell office:value-type="float" office:value="-0.178201">
            <text:p>-0.178201</text:p>
          </table:table-cell>
          <table:table-cell office:value-type="float" office:value="0.0128256">
            <text:p>0.0128256</text:p>
          </table:table-cell>
          <table:table-cell office:value-type="float" office:value="0.0129528">
            <text:p>0.0129528</text:p>
          </table:table-cell>
          <table:table-cell office:value-type="float" office:value="0.0888207">
            <text:p>0.0888207</text:p>
          </table:table-cell>
          <table:table-cell office:value-type="float" office:value="-0.0245097">
            <text:p>-0.0245097</text:p>
          </table:table-cell>
          <table:table-cell office:value-type="float" office:value="-0.12263">
            <text:p>-0.12263</text:p>
          </table:table-cell>
          <table:table-cell office:value-type="float" office:value="-0.194087">
            <text:p>-0.194087</text:p>
          </table:table-cell>
          <table:table-cell office:value-type="float" office:value="0.115788">
            <text:p>0.115788</text:p>
          </table:table-cell>
          <table:table-cell table:number-columns-repeated="16"/>
          <table:table-cell office:value-type="float" office:value="14.2788">
            <text:p>14.2788</text:p>
          </table:table-cell>
          <table:table-cell office:value-type="float" office:value="-0.132243">
            <text:p>-0.132243</text:p>
          </table:table-cell>
          <table:table-cell office:value-type="float" office:value="-0.136885">
            <text:p>-0.136885</text:p>
          </table:table-cell>
          <table:table-cell office:value-type="float" office:value="0.831321">
            <text:p>0.831321</text:p>
          </table:table-cell>
          <table:table-cell office:value-type="float" office:value="0.0393065">
            <text:p>0.0393065</text:p>
          </table:table-cell>
          <table:table-cell office:value-type="float" office:value="-0.0392602">
            <text:p>-0.0392602</text:p>
          </table:table-cell>
          <table:table-cell office:value-type="float" office:value="-0.228794">
            <text:p>-0.228794</text:p>
          </table:table-cell>
          <table:table-cell office:value-type="float" office:value="0.0488333">
            <text:p>0.0488333</text:p>
          </table:table-cell>
          <table:table-cell office:value-type="float" office:value="0.00448589">
            <text:p>0.00448589</text:p>
          </table:table-cell>
          <table:table-cell office:value-type="float" office:value="0.076565">
            <text:p>0.076565</text:p>
          </table:table-cell>
          <table:table-cell office:value-type="float" office:value="-0.00746765">
            <text:p>-0.00746765</text:p>
          </table:table-cell>
          <table:table-cell office:value-type="float" office:value="-0.0155441">
            <text:p>-0.0155441</text:p>
          </table:table-cell>
          <table:table-cell office:value-type="float" office:value="-0.0723292">
            <text:p>-0.0723292</text:p>
          </table:table-cell>
          <table:table-cell office:value-type="float" office:value="0.0484609">
            <text:p>0.0484609</text:p>
          </table:table-cell>
          <table:table-cell table:number-columns-repeated="16"/>
          <table:table-cell office:value-type="float" office:value="14.0157">
            <text:p>14.0157</text:p>
          </table:table-cell>
          <table:table-cell office:value-type="float" office:value="0.00927805">
            <text:p>0.00927805</text:p>
          </table:table-cell>
          <table:table-cell office:value-type="float" office:value="-0.00353093">
            <text:p>-0.00353093</text:p>
          </table:table-cell>
          <table:table-cell office:value-type="float" office:value="0.831525">
            <text:p>0.831525</text:p>
          </table:table-cell>
          <table:table-cell office:value-type="float" office:value="0.0212172">
            <text:p>0.0212172</text:p>
          </table:table-cell>
          <table:table-cell office:value-type="float" office:value="-0.00180791">
            <text:p>-0.00180791</text:p>
          </table:table-cell>
          <table:table-cell office:value-type="float" office:value="-0.0176393">
            <text:p>-0.0176393</text:p>
          </table:table-cell>
          <table:table-cell office:value-type="float" office:value="0.014582">
            <text:p>0.014582</text:p>
          </table:table-cell>
          <table:table-cell office:value-type="float" office:value="0.00133673">
            <text:p>0.00133673</text:p>
          </table:table-cell>
          <table:table-cell office:value-type="float" office:value="0.0517838">
            <text:p>0.0517838</text:p>
          </table:table-cell>
          <table:table-cell office:value-type="float" office:value="-0.00781047">
            <text:p>-0.00781047</text:p>
          </table:table-cell>
          <table:table-cell office:value-type="float" office:value="-0.00567916">
            <text:p>-0.00567916</text:p>
          </table:table-cell>
          <table:table-cell office:value-type="float" office:value="-0.104062">
            <text:p>-0.104062</text:p>
          </table:table-cell>
          <table:table-cell office:value-type="float" office:value="0.00299416">
            <text:p>0.00299416</text:p>
          </table:table-cell>
        </table:table-row>
        <table:table-row table:style-name="ro4">
          <table:table-cell office:value-type="float" office:value="14.4092">
            <text:p>14.4092</text:p>
          </table:table-cell>
          <table:table-cell office:value-type="float" office:value="-0.106677">
            <text:p>-0.106677</text:p>
          </table:table-cell>
          <table:table-cell office:value-type="float" office:value="-0.106342">
            <text:p>-0.106342</text:p>
          </table:table-cell>
          <table:table-cell office:value-type="float" office:value="0.825642">
            <text:p>0.825642</text:p>
          </table:table-cell>
          <table:table-cell office:value-type="float" office:value="0.0261662">
            <text:p>0.0261662</text:p>
          </table:table-cell>
          <table:table-cell office:value-type="float" office:value="0.00246888">
            <text:p>0.00246888</text:p>
          </table:table-cell>
          <table:table-cell office:value-type="float" office:value="-0.168057">
            <text:p>-0.168057</text:p>
          </table:table-cell>
          <table:table-cell office:value-type="float" office:value="0.00939874">
            <text:p>0.00939874</text:p>
          </table:table-cell>
          <table:table-cell office:value-type="float" office:value="-0.00583723">
            <text:p>-0.00583723</text:p>
          </table:table-cell>
          <table:table-cell office:value-type="float" office:value="0.0590815">
            <text:p>0.0590815</text:p>
          </table:table-cell>
          <table:table-cell office:value-type="float" office:value="-0.00676804">
            <text:p>-0.00676804</text:p>
          </table:table-cell>
          <table:table-cell office:value-type="float" office:value="0.000596045">
            <text:p>0.000596045</text:p>
          </table:table-cell>
          <table:table-cell office:value-type="float" office:value="-0.0909611">
            <text:p>-0.0909611</text:p>
          </table:table-cell>
          <table:table-cell office:value-type="float" office:value="0.00724055">
            <text:p>0.00724055</text:p>
          </table:table-cell>
          <table:table-cell table:number-columns-repeated="16"/>
          <table:table-cell office:value-type="float" office:value="14.6139">
            <text:p>14.6139</text:p>
          </table:table-cell>
          <table:table-cell office:value-type="float" office:value="-0.132485">
            <text:p>-0.132485</text:p>
          </table:table-cell>
          <table:table-cell office:value-type="float" office:value="-0.119352">
            <text:p>-0.119352</text:p>
          </table:table-cell>
          <table:table-cell office:value-type="float" office:value="0.834259">
            <text:p>0.834259</text:p>
          </table:table-cell>
          <table:table-cell office:value-type="float" office:value="0.036432">
            <text:p>0.036432</text:p>
          </table:table-cell>
          <table:table-cell office:value-type="float" office:value="-0.0433853">
            <text:p>-0.0433853</text:p>
          </table:table-cell>
          <table:table-cell office:value-type="float" office:value="-0.233868">
            <text:p>-0.233868</text:p>
          </table:table-cell>
          <table:table-cell office:value-type="float" office:value="0.0513449">
            <text:p>0.0513449</text:p>
          </table:table-cell>
          <table:table-cell office:value-type="float" office:value="-0.000722264">
            <text:p>-0.000722264</text:p>
          </table:table-cell>
          <table:table-cell office:value-type="float" office:value="0.0523306">
            <text:p>0.0523306</text:p>
          </table:table-cell>
          <table:table-cell office:value-type="float" office:value="0.00876946">
            <text:p>0.00876946</text:p>
          </table:table-cell>
          <table:table-cell office:value-type="float" office:value="-0.124051">
            <text:p>-0.124051</text:p>
          </table:table-cell>
          <table:table-cell office:value-type="float" office:value="-0.578072">
            <text:p>-0.578072</text:p>
          </table:table-cell>
          <table:table-cell office:value-type="float" office:value="0.00335777">
            <text:p>0.00335777</text:p>
          </table:table-cell>
          <table:table-cell table:number-columns-repeated="16"/>
          <table:table-cell office:value-type="float" office:value="14.3149">
            <text:p>14.3149</text:p>
          </table:table-cell>
          <table:table-cell office:value-type="float" office:value="0.00916944">
            <text:p>0.00916944</text:p>
          </table:table-cell>
          <table:table-cell office:value-type="float" office:value="0.00264633">
            <text:p>0.00264633</text:p>
          </table:table-cell>
          <table:table-cell office:value-type="float" office:value="0.829456">
            <text:p>0.829456</text:p>
          </table:table-cell>
          <table:table-cell office:value-type="float" office:value="0.0195415">
            <text:p>0.0195415</text:p>
          </table:table-cell>
          <table:table-cell office:value-type="float" office:value="0.000548039">
            <text:p>0.000548039</text:p>
          </table:table-cell>
          <table:table-cell office:value-type="float" office:value="-0.0127517">
            <text:p>-0.0127517</text:p>
          </table:table-cell>
          <table:table-cell office:value-type="float" office:value="0.0127293">
            <text:p>0.0127293</text:p>
          </table:table-cell>
          <table:table-cell office:value-type="float" office:value="-0.000362904">
            <text:p>-0.000362904</text:p>
          </table:table-cell>
          <table:table-cell office:value-type="float" office:value="0.0206407">
            <text:p>0.0206407</text:p>
          </table:table-cell>
          <table:table-cell office:value-type="float" office:value="-0.00691439">
            <text:p>-0.00691439</text:p>
          </table:table-cell>
          <table:table-cell office:value-type="float" office:value="0.0655973">
            <text:p>0.0655973</text:p>
          </table:table-cell>
          <table:table-cell office:value-type="float" office:value="-0.0606699">
            <text:p>-0.0606699</text:p>
          </table:table-cell>
          <table:table-cell office:value-type="float" office:value="0.00864245">
            <text:p>0.00864245</text:p>
          </table:table-cell>
        </table:table-row>
        <table:table-row table:style-name="ro4">
          <table:table-cell office:value-type="float" office:value="14.6739">
            <text:p>14.6739</text:p>
          </table:table-cell>
          <table:table-cell office:value-type="float" office:value="-0.10818">
            <text:p>-0.10818</text:p>
          </table:table-cell>
          <table:table-cell office:value-type="float" office:value="-0.0970772">
            <text:p>-0.0970772</text:p>
          </table:table-cell>
          <table:table-cell office:value-type="float" office:value="0.824358">
            <text:p>0.824358</text:p>
          </table:table-cell>
          <table:table-cell office:value-type="float" office:value="0.0244727">
            <text:p>0.0244727</text:p>
          </table:table-cell>
          <table:table-cell office:value-type="float" office:value="-0.0014235">
            <text:p>-0.0014235</text:p>
          </table:table-cell>
          <table:table-cell office:value-type="float" office:value="-0.145637">
            <text:p>-0.145637</text:p>
          </table:table-cell>
          <table:table-cell office:value-type="float" office:value="0.00880796">
            <text:p>0.00880796</text:p>
          </table:table-cell>
          <table:table-cell office:value-type="float" office:value="-0.0056795">
            <text:p>-0.0056795</text:p>
          </table:table-cell>
          <table:table-cell office:value-type="float" office:value="0.0350111">
            <text:p>0.0350111</text:p>
          </table:table-cell>
          <table:table-cell office:value-type="float" office:value="-0.00485202">
            <text:p>-0.00485202</text:p>
          </table:table-cell>
          <table:table-cell office:value-type="float" office:value="-0.0847069">
            <text:p>-0.0847069</text:p>
          </table:table-cell>
          <table:table-cell office:value-type="float" office:value="0.329511">
            <text:p>0.329511</text:p>
          </table:table-cell>
          <table:table-cell office:value-type="float" office:value="0.0225816">
            <text:p>0.0225816</text:p>
          </table:table-cell>
          <table:table-cell table:number-columns-repeated="16"/>
          <table:table-cell office:value-type="float" office:value="14.6825">
            <text:p>14.6825</text:p>
          </table:table-cell>
          <table:table-cell office:value-type="float" office:value="-0.133118">
            <text:p>-0.133118</text:p>
          </table:table-cell>
          <table:table-cell office:value-type="float" office:value="-0.118482">
            <text:p>-0.118482</text:p>
          </table:table-cell>
          <table:table-cell office:value-type="float" office:value="0.834877">
            <text:p>0.834877</text:p>
          </table:table-cell>
          <table:table-cell office:value-type="float" office:value="0.03587">
            <text:p>0.03587</text:p>
          </table:table-cell>
          <table:table-cell office:value-type="float" office:value="-0.0384293">
            <text:p>-0.0384293</text:p>
          </table:table-cell>
          <table:table-cell office:value-type="float" office:value="-0.207658">
            <text:p>-0.207658</text:p>
          </table:table-cell>
          <table:table-cell office:value-type="float" office:value="0.0500809">
            <text:p>0.0500809</text:p>
          </table:table-cell>
          <table:table-cell office:value-type="float" office:value="-0.00923081">
            <text:p>-0.00923081</text:p>
          </table:table-cell>
          <table:table-cell office:value-type="float" office:value="0.0126812">
            <text:p>0.0126812</text:p>
          </table:table-cell>
          <table:table-cell office:value-type="float" office:value="0.00899977">
            <text:p>0.00899977</text:p>
          </table:table-cell>
          <table:table-cell office:value-type="float" office:value="0.0274448">
            <text:p>0.0274448</text:p>
          </table:table-cell>
          <table:table-cell office:value-type="float" office:value="0.132261">
            <text:p>0.132261</text:p>
          </table:table-cell>
          <table:table-cell office:value-type="float" office:value="-0.0432249">
            <text:p>-0.0432249</text:p>
          </table:table-cell>
          <table:table-cell table:number-columns-repeated="16"/>
          <table:table-cell office:value-type="float" office:value="14.4147">
            <text:p>14.4147</text:p>
          </table:table-cell>
          <table:table-cell office:value-type="float" office:value="0.00978626">
            <text:p>0.00978626</text:p>
          </table:table-cell>
          <table:table-cell office:value-type="float" office:value="0.00410179">
            <text:p>0.00410179</text:p>
          </table:table-cell>
          <table:table-cell office:value-type="float" office:value="0.828852">
            <text:p>0.828852</text:p>
          </table:table-cell>
          <table:table-cell office:value-type="float" office:value="0.0190128">
            <text:p>0.0190128</text:p>
          </table:table-cell>
          <table:table-cell office:value-type="float" office:value="-0.00134993">
            <text:p>-0.00134993</text:p>
          </table:table-cell>
          <table:table-cell office:value-type="float" office:value="-0.00752513">
            <text:p>-0.00752513</text:p>
          </table:table-cell>
          <table:table-cell office:value-type="float" office:value="0.0110024">
            <text:p>0.0110024</text:p>
          </table:table-cell>
          <table:table-cell office:value-type="float" office:value="0.00618207">
            <text:p>0.00618207</text:p>
          </table:table-cell>
          <table:table-cell office:value-type="float" office:value="0.0145874">
            <text:p>0.0145874</text:p>
          </table:table-cell>
          <table:table-cell office:value-type="float" office:value="-0.00605209">
            <text:p>-0.00605209</text:p>
          </table:table-cell>
          <table:table-cell office:value-type="float" office:value="-0.0290864">
            <text:p>-0.0290864</text:p>
          </table:table-cell>
          <table:table-cell office:value-type="float" office:value="0.0676504">
            <text:p>0.0676504</text:p>
          </table:table-cell>
          <table:table-cell office:value-type="float" office:value="-0.0266839">
            <text:p>-0.0266839</text:p>
          </table:table-cell>
        </table:table-row>
        <table:table-row table:style-name="ro4">
          <table:table-cell office:value-type="float" office:value="14.8436">
            <text:p>14.8436</text:p>
          </table:table-cell>
          <table:table-cell office:value-type="float" office:value="-0.111586">
            <text:p>-0.111586</text:p>
          </table:table-cell>
          <table:table-cell office:value-type="float" office:value="-0.0816341">
            <text:p>-0.0816341</text:p>
          </table:table-cell>
          <table:table-cell office:value-type="float" office:value="0.824185">
            <text:p>0.824185</text:p>
          </table:table-cell>
          <table:table-cell office:value-type="float" office:value="0.0234444">
            <text:p>0.0234444</text:p>
          </table:table-cell>
          <table:table-cell office:value-type="float" office:value="-0.00139529">
            <text:p>-0.00139529</text:p>
          </table:table-cell>
          <table:table-cell office:value-type="float" office:value="-0.140964">
            <text:p>-0.140964</text:p>
          </table:table-cell>
          <table:table-cell office:value-type="float" office:value="0.00902385">
            <text:p>0.00902385</text:p>
          </table:table-cell>
          <table:table-cell office:value-type="float" office:value="-0.0200615">
            <text:p>-0.0200615</text:p>
          </table:table-cell>
          <table:table-cell office:value-type="float" office:value="0.0909572">
            <text:p>0.0909572</text:p>
          </table:table-cell>
          <table:table-cell office:value-type="float" office:value="-0.001018">
            <text:p>-0.001018</text:p>
          </table:table-cell>
          <table:table-cell office:value-type="float" office:value="0.0331544">
            <text:p>0.0331544</text:p>
          </table:table-cell>
          <table:table-cell office:value-type="float" office:value="-0.103386">
            <text:p>-0.103386</text:p>
          </table:table-cell>
          <table:table-cell office:value-type="float" office:value="0.0244562">
            <text:p>0.0244562</text:p>
          </table:table-cell>
          <table:table-cell table:number-columns-repeated="16"/>
          <table:table-cell office:value-type="float" office:value="14.9822">
            <text:p>14.9822</text:p>
          </table:table-cell>
          <table:table-cell office:value-type="float" office:value="-0.133419">
            <text:p>-0.133419</text:p>
          </table:table-cell>
          <table:table-cell office:value-type="float" office:value="-0.102802">
            <text:p>-0.102802</text:p>
          </table:table-cell>
          <table:table-cell office:value-type="float" office:value="0.833691">
            <text:p>0.833691</text:p>
          </table:table-cell>
          <table:table-cell office:value-type="float" office:value="0.0335144">
            <text:p>0.0335144</text:p>
          </table:table-cell>
          <table:table-cell office:value-type="float" office:value="-0.0386012">
            <text:p>-0.0386012</text:p>
          </table:table-cell>
          <table:table-cell office:value-type="float" office:value="-0.197449">
            <text:p>-0.197449</text:p>
          </table:table-cell>
          <table:table-cell office:value-type="float" office:value="0.0490565">
            <text:p>0.0490565</text:p>
          </table:table-cell>
          <table:table-cell office:value-type="float" office:value="-0.00100568">
            <text:p>-0.00100568</text:p>
          </table:table-cell>
          <table:table-cell office:value-type="float" office:value="0.0523194">
            <text:p>0.0523194</text:p>
          </table:table-cell>
          <table:table-cell office:value-type="float" office:value="-0.00395461">
            <text:p>-0.00395461</text:p>
          </table:table-cell>
          <table:table-cell office:value-type="float" office:value="-0.00747807">
            <text:p>-0.00747807</text:p>
          </table:table-cell>
          <table:table-cell office:value-type="float" office:value="-0.09185">
            <text:p>-0.09185</text:p>
          </table:table-cell>
          <table:table-cell office:value-type="float" office:value="-0.00982344">
            <text:p>-0.00982344</text:p>
          </table:table-cell>
          <table:table-cell table:number-columns-repeated="16"/>
          <table:table-cell office:value-type="float" office:value="14.6467">
            <text:p>14.6467</text:p>
          </table:table-cell>
          <table:table-cell office:value-type="float" office:value="0.00965527">
            <text:p>0.00965527</text:p>
          </table:table-cell>
          <table:table-cell office:value-type="float" office:value="0.0111253">
            <text:p>0.0111253</text:p>
          </table:table-cell>
          <table:table-cell office:value-type="float" office:value="0.826012">
            <text:p>0.826012</text:p>
          </table:table-cell>
          <table:table-cell office:value-type="float" office:value="0.0178383">
            <text:p>0.0178383</text:p>
          </table:table-cell>
          <table:table-cell office:value-type="float" office:value="-0.000432795">
            <text:p>-0.000432795</text:p>
          </table:table-cell>
          <table:table-cell office:value-type="float" office:value="-0.00443597">
            <text:p>-0.00443597</text:p>
          </table:table-cell>
          <table:table-cell office:value-type="float" office:value="0.0103182">
            <text:p>0.0103182</text:p>
          </table:table-cell>
          <table:table-cell office:value-type="float" office:value="-0.000564684">
            <text:p>-0.000564684</text:p>
          </table:table-cell>
          <table:table-cell office:value-type="float" office:value="0.0302793">
            <text:p>0.0302793</text:p>
          </table:table-cell>
          <table:table-cell office:value-type="float" office:value="-0.0122416">
            <text:p>-0.0122416</text:p>
          </table:table-cell>
          <table:table-cell office:value-type="float" office:value="0.0154272">
            <text:p>0.0154272</text:p>
          </table:table-cell>
          <table:table-cell office:value-type="float" office:value="-0.0925488">
            <text:p>-0.0925488</text:p>
          </table:table-cell>
          <table:table-cell office:value-type="float" office:value="0.0552717">
            <text:p>0.0552717</text:p>
          </table:table-cell>
        </table:table-row>
        <table:table-row table:style-name="ro4">
          <table:table-cell office:value-type="float" office:value="15.081">
            <text:p>15.081</text:p>
          </table:table-cell>
          <table:table-cell office:value-type="float" office:value="-0.11448">
            <text:p>-0.11448</text:p>
          </table:table-cell>
          <table:table-cell office:value-type="float" office:value="-0.0658708">
            <text:p>-0.0658708</text:p>
          </table:table-cell>
          <table:table-cell office:value-type="float" office:value="0.825321">
            <text:p>0.825321</text:p>
          </table:table-cell>
          <table:table-cell office:value-type="float" office:value="0.022079">
            <text:p>0.022079</text:p>
          </table:table-cell>
          <table:table-cell office:value-type="float" office:value="-0.00277882">
            <text:p>-0.00277882</text:p>
          </table:table-cell>
          <table:table-cell office:value-type="float" office:value="-0.118296">
            <text:p>-0.118296</text:p>
          </table:table-cell>
          <table:table-cell office:value-type="float" office:value="0.00738561">
            <text:p>0.00738561</text:p>
          </table:table-cell>
          <table:table-cell office:value-type="float" office:value="-0.0121932">
            <text:p>-0.0121932</text:p>
          </table:table-cell>
          <table:table-cell office:value-type="float" office:value="0.0664216">
            <text:p>0.0664216</text:p>
          </table:table-cell>
          <table:table-cell office:value-type="float" office:value="0.00478596">
            <text:p>0.00478596</text:p>
          </table:table-cell>
          <table:table-cell office:value-type="float" office:value="0.0397151">
            <text:p>0.0397151</text:p>
          </table:table-cell>
          <table:table-cell office:value-type="float" office:value="0.14659">
            <text:p>0.14659</text:p>
          </table:table-cell>
          <table:table-cell office:value-type="float" office:value="-0.0651288">
            <text:p>-0.0651288</text:p>
          </table:table-cell>
          <table:table-cell table:number-columns-repeated="16"/>
          <table:table-cell office:value-type="float" office:value="15.1886">
            <text:p>15.1886</text:p>
          </table:table-cell>
          <table:table-cell office:value-type="float" office:value="-0.133945">
            <text:p>-0.133945</text:p>
          </table:table-cell>
          <table:table-cell office:value-type="float" office:value="-0.0959162">
            <text:p>-0.0959162</text:p>
          </table:table-cell>
          <table:table-cell office:value-type="float" office:value="0.832457">
            <text:p>0.832457</text:p>
          </table:table-cell>
          <table:table-cell office:value-type="float" office:value="0.0319827">
            <text:p>0.0319827</text:p>
          </table:table-cell>
          <table:table-cell office:value-type="float" office:value="-0.0364903">
            <text:p>-0.0364903</text:p>
          </table:table-cell>
          <table:table-cell office:value-type="float" office:value="-0.192397">
            <text:p>-0.192397</text:p>
          </table:table-cell>
          <table:table-cell office:value-type="float" office:value="0.0464067">
            <text:p>0.0464067</text:p>
          </table:table-cell>
          <table:table-cell office:value-type="float" office:value="-0.00254901">
            <text:p>-0.00254901</text:p>
          </table:table-cell>
          <table:table-cell office:value-type="float" office:value="0.0333633">
            <text:p>0.0333633</text:p>
          </table:table-cell>
          <table:table-cell office:value-type="float" office:value="-0.00598197">
            <text:p>-0.00598197</text:p>
          </table:table-cell>
          <table:table-cell office:value-type="float" office:value="0.0478025">
            <text:p>0.0478025</text:p>
          </table:table-cell>
          <table:table-cell office:value-type="float" office:value="-0.0966882">
            <text:p>-0.0966882</text:p>
          </table:table-cell>
          <table:table-cell office:value-type="float" office:value="-0.0395825">
            <text:p>-0.0395825</text:p>
          </table:table-cell>
          <table:table-cell table:number-columns-repeated="16"/>
          <table:table-cell office:value-type="float" office:value="14.8506">
            <text:p>14.8506</text:p>
          </table:table-cell>
          <table:table-cell office:value-type="float" office:value="0.0101819">
            <text:p>0.0101819</text:p>
          </table:table-cell>
          <table:table-cell office:value-type="float" office:value="0.013451">
            <text:p>0.013451</text:p>
          </table:table-cell>
          <table:table-cell office:value-type="float" office:value="0.825815">
            <text:p>0.825815</text:p>
          </table:table-cell>
          <table:table-cell office:value-type="float" office:value="0.0168657">
            <text:p>0.0168657</text:p>
          </table:table-cell>
          <table:table-cell office:value-type="float" office:value="-0.0010683">
            <text:p>-0.0010683</text:p>
          </table:table-cell>
          <table:table-cell office:value-type="float" office:value="0.00162726">
            <text:p>0.00162726</text:p>
          </table:table-cell>
          <table:table-cell office:value-type="float" office:value="0.008567">
            <text:p>0.008567</text:p>
          </table:table-cell>
          <table:table-cell office:value-type="float" office:value="0.00258183">
            <text:p>0.00258183</text:p>
          </table:table-cell>
          <table:table-cell office:value-type="float" office:value="0.0114033">
            <text:p>0.0114033</text:p>
          </table:table-cell>
          <table:table-cell office:value-type="float" office:value="-0.000968483">
            <text:p>-0.000968483</text:p>
          </table:table-cell>
          <table:table-cell office:value-type="float" office:value="-0.0316169">
            <text:p>-0.0316169</text:p>
          </table:table-cell>
          <table:table-cell office:value-type="float" office:value="0.0686667">
            <text:p>0.0686667</text:p>
          </table:table-cell>
          <table:table-cell office:value-type="float" office:value="-0.0202817">
            <text:p>-0.0202817</text:p>
          </table:table-cell>
        </table:table-row>
        <table:table-row table:style-name="ro4">
          <table:table-cell office:value-type="float" office:value="15.3419">
            <text:p>15.3419</text:p>
          </table:table-cell>
          <table:table-cell office:value-type="float" office:value="-0.114958">
            <text:p>-0.114958</text:p>
          </table:table-cell>
          <table:table-cell office:value-type="float" office:value="-0.0385602">
            <text:p>-0.0385602</text:p>
          </table:table-cell>
          <table:table-cell office:value-type="float" office:value="0.822136">
            <text:p>0.822136</text:p>
          </table:table-cell>
          <table:table-cell office:value-type="float" office:value="0.0206694">
            <text:p>0.0206694</text:p>
          </table:table-cell>
          <table:table-cell office:value-type="float" office:value="-0.00289808">
            <text:p>-0.00289808</text:p>
          </table:table-cell>
          <table:table-cell office:value-type="float" office:value="-0.0973652">
            <text:p>-0.0973652</text:p>
          </table:table-cell>
          <table:table-cell office:value-type="float" office:value="0.004967">
            <text:p>0.004967</text:p>
          </table:table-cell>
          <table:table-cell office:value-type="float" office:value="-0.00183072">
            <text:p>-0.00183072</text:p>
          </table:table-cell>
          <table:table-cell office:value-type="float" office:value="0.10467">
            <text:p>0.10467</text:p>
          </table:table-cell>
          <table:table-cell office:value-type="float" office:value="-0.0122075">
            <text:p>-0.0122075</text:p>
          </table:table-cell>
          <table:table-cell office:value-type="float" office:value="0.00802869">
            <text:p>0.00802869</text:p>
          </table:table-cell>
          <table:table-cell office:value-type="float" office:value="-0.122264">
            <text:p>-0.122264</text:p>
          </table:table-cell>
          <table:table-cell office:value-type="float" office:value="-0.00151304">
            <text:p>-0.00151304</text:p>
          </table:table-cell>
          <table:table-cell table:number-columns-repeated="16"/>
          <table:table-cell office:value-type="float" office:value="15.3514">
            <text:p>15.3514</text:p>
          </table:table-cell>
          <table:table-cell office:value-type="float" office:value="-0.133092">
            <text:p>-0.133092</text:p>
          </table:table-cell>
          <table:table-cell office:value-type="float" office:value="-0.0930471">
            <text:p>-0.0930471</text:p>
          </table:table-cell>
          <table:table-cell office:value-type="float" office:value="0.830432">
            <text:p>0.830432</text:p>
          </table:table-cell>
          <table:table-cell office:value-type="float" office:value="0.0308235">
            <text:p>0.0308235</text:p>
          </table:table-cell>
          <table:table-cell office:value-type="float" office:value="-0.00889496">
            <text:p>-0.00889496</text:p>
          </table:table-cell>
          <table:table-cell office:value-type="float" office:value="-0.121316">
            <text:p>-0.121316</text:p>
          </table:table-cell>
          <table:table-cell office:value-type="float" office:value="0.0195242">
            <text:p>0.0195242</text:p>
          </table:table-cell>
          <table:table-cell office:value-type="float" office:value="0.00523764">
            <text:p>0.00523764</text:p>
          </table:table-cell>
          <table:table-cell office:value-type="float" office:value="0.0176136">
            <text:p>0.0176136</text:p>
          </table:table-cell>
          <table:table-cell office:value-type="float" office:value="-0.0124297">
            <text:p>-0.0124297</text:p>
          </table:table-cell>
          <table:table-cell office:value-type="float" office:value="0.67891">
            <text:p>0.67891</text:p>
          </table:table-cell>
          <table:table-cell office:value-type="float" office:value="1.61547">
            <text:p>1.61547</text:p>
          </table:table-cell>
          <table:table-cell office:value-type="float" office:value="-0.636654">
            <text:p>-0.636654</text:p>
          </table:table-cell>
          <table:table-cell table:number-columns-repeated="16"/>
          <table:table-cell office:value-type="float" office:value="15.0517">
            <text:p>15.0517</text:p>
          </table:table-cell>
          <table:table-cell office:value-type="float" office:value="0.00942262">
            <text:p>0.00942262</text:p>
          </table:table-cell>
          <table:table-cell office:value-type="float" office:value="0.0185205">
            <text:p>0.0185205</text:p>
          </table:table-cell>
          <table:table-cell office:value-type="float" office:value="0.8248">
            <text:p>0.8248</text:p>
          </table:table-cell>
          <table:table-cell office:value-type="float" office:value="0.0159587">
            <text:p>0.0159587</text:p>
          </table:table-cell>
          <table:table-cell office:value-type="float" office:value="0.000239699">
            <text:p>0.000239699</text:p>
          </table:table-cell>
          <table:table-cell office:value-type="float" office:value="0.00154358">
            <text:p>0.00154358</text:p>
          </table:table-cell>
          <table:table-cell office:value-type="float" office:value="0.00763632">
            <text:p>0.00763632</text:p>
          </table:table-cell>
          <table:table-cell office:value-type="float" office:value="-0.00377576">
            <text:p>-0.00377576</text:p>
          </table:table-cell>
          <table:table-cell office:value-type="float" office:value="0.0252109">
            <text:p>0.0252109</text:p>
          </table:table-cell>
          <table:table-cell office:value-type="float" office:value="-0.00504677">
            <text:p>-0.00504677</text:p>
          </table:table-cell>
          <table:table-cell office:value-type="float" office:value="0.0433647">
            <text:p>0.0433647</text:p>
          </table:table-cell>
          <table:table-cell office:value-type="float" office:value="-0.12268">
            <text:p>-0.12268</text:p>
          </table:table-cell>
          <table:table-cell office:value-type="float" office:value="-0.00603146">
            <text:p>-0.00603146</text:p>
          </table:table-cell>
        </table:table-row>
        <table:table-row table:style-name="ro4">
          <table:table-cell office:value-type="float" office:value="15.7094">
            <text:p>15.7094</text:p>
          </table:table-cell>
          <table:table-cell office:value-type="float" office:value="-0.114546">
            <text:p>-0.114546</text:p>
          </table:table-cell>
          <table:table-cell office:value-type="float" office:value="-0.0166056">
            <text:p>-0.0166056</text:p>
          </table:table-cell>
          <table:table-cell office:value-type="float" office:value="0.817444">
            <text:p>0.817444</text:p>
          </table:table-cell>
          <table:table-cell office:value-type="float" office:value="0.018835">
            <text:p>0.018835</text:p>
          </table:table-cell>
          <table:table-cell office:value-type="float" office:value="-0.0478498">
            <text:p>-0.0478498</text:p>
          </table:table-cell>
          <table:table-cell office:value-type="float" office:value="-0.0158984">
            <text:p>-0.0158984</text:p>
          </table:table-cell>
          <table:table-cell office:value-type="float" office:value="0.0164452">
            <text:p>0.0164452</text:p>
          </table:table-cell>
          <table:table-cell office:value-type="float" office:value="0.00112026">
            <text:p>0.00112026</text:p>
          </table:table-cell>
          <table:table-cell office:value-type="float" office:value="0.0597316">
            <text:p>0.0597316</text:p>
          </table:table-cell>
          <table:table-cell office:value-type="float" office:value="-0.0127636">
            <text:p>-0.0127636</text:p>
          </table:table-cell>
          <table:table-cell office:value-type="float" office:value="-1.26547">
            <text:p>-1.26547</text:p>
          </table:table-cell>
          <table:table-cell office:value-type="float" office:value="1.62207">
            <text:p>1.62207</text:p>
          </table:table-cell>
          <table:table-cell office:value-type="float" office:value="0.444841">
            <text:p>0.444841</text:p>
          </table:table-cell>
          <table:table-cell table:number-columns-repeated="16"/>
          <table:table-cell office:value-type="float" office:value="15.416">
            <text:p>15.416</text:p>
          </table:table-cell>
          <table:table-cell office:value-type="float" office:value="-0.129923">
            <text:p>-0.129923</text:p>
          </table:table-cell>
          <table:table-cell office:value-type="float" office:value="-0.0851749">
            <text:p>-0.0851749</text:p>
          </table:table-cell>
          <table:table-cell office:value-type="float" office:value="0.826975">
            <text:p>0.826975</text:p>
          </table:table-cell>
          <table:table-cell office:value-type="float" office:value="0.0303757">
            <text:p>0.0303757</text:p>
          </table:table-cell>
          <table:table-cell office:value-type="float" office:value="-0.0337383">
            <text:p>-0.0337383</text:p>
          </table:table-cell>
          <table:table-cell office:value-type="float" office:value="-0.173353">
            <text:p>-0.173353</text:p>
          </table:table-cell>
          <table:table-cell office:value-type="float" office:value="0.0415537">
            <text:p>0.0415537</text:p>
          </table:table-cell>
          <table:table-cell office:value-type="float" office:value="0.0490735">
            <text:p>0.0490735</text:p>
          </table:table-cell>
          <table:table-cell office:value-type="float" office:value="0.121922">
            <text:p>0.121922</text:p>
          </table:table-cell>
          <table:table-cell office:value-type="float" office:value="-0.0535372">
            <text:p>-0.0535372</text:p>
          </table:table-cell>
          <table:table-cell office:value-type="float" office:value="-0.110717">
            <text:p>-0.110717</text:p>
          </table:table-cell>
          <table:table-cell office:value-type="float" office:value="-0.0888258">
            <text:p>-0.0888258</text:p>
          </table:table-cell>
          <table:table-cell office:value-type="float" office:value="0.0811887">
            <text:p>0.0811887</text:p>
          </table:table-cell>
          <table:table-cell table:number-columns-repeated="16"/>
          <table:table-cell office:value-type="float" office:value="15.1862">
            <text:p>15.1862</text:p>
          </table:table-cell>
          <table:table-cell office:value-type="float" office:value="0.00969897">
            <text:p>0.00969897</text:p>
          </table:table-cell>
          <table:table-cell office:value-type="float" office:value="0.0196923">
            <text:p>0.0196923</text:p>
          </table:table-cell>
          <table:table-cell office:value-type="float" office:value="0.824012">
            <text:p>0.824012</text:p>
          </table:table-cell>
          <table:table-cell office:value-type="float" office:value="0.0153795">
            <text:p>0.0153795</text:p>
          </table:table-cell>
          <table:table-cell office:value-type="float" office:value="-0.00181647">
            <text:p>-0.00181647</text:p>
          </table:table-cell>
          <table:table-cell office:value-type="float" office:value="0.00413737">
            <text:p>0.00413737</text:p>
          </table:table-cell>
          <table:table-cell office:value-type="float" office:value="0.00856035">
            <text:p>0.00856035</text:p>
          </table:table-cell>
          <table:table-cell office:value-type="float" office:value="0.00205518">
            <text:p>0.00205518</text:p>
          </table:table-cell>
          <table:table-cell office:value-type="float" office:value="0.00871492">
            <text:p>0.00871492</text:p>
          </table:table-cell>
          <table:table-cell office:value-type="float" office:value="-0.00585778">
            <text:p>-0.00585778</text:p>
          </table:table-cell>
          <table:table-cell office:value-type="float" office:value="-0.0441779">
            <text:p>-0.0441779</text:p>
          </table:table-cell>
          <table:table-cell office:value-type="float" office:value="-0.0366349">
            <text:p>-0.0366349</text:p>
          </table:table-cell>
          <table:table-cell office:value-type="float" office:value="0.0477666">
            <text:p>0.0477666</text:p>
          </table:table-cell>
        </table:table-row>
        <table:table-row table:style-name="ro4">
          <table:table-cell office:value-type="float" office:value="15.7416">
            <text:p>15.7416</text:p>
          </table:table-cell>
          <table:table-cell office:value-type="float" office:value="-0.115818">
            <text:p>-0.115818</text:p>
          </table:table-cell>
          <table:table-cell office:value-type="float" office:value="-0.0130093">
            <text:p>-0.0130093</text:p>
          </table:table-cell>
          <table:table-cell office:value-type="float" office:value="0.817494">
            <text:p>0.817494</text:p>
          </table:table-cell>
          <table:table-cell office:value-type="float" office:value="0.0186826">
            <text:p>0.0186826</text:p>
          </table:table-cell>
          <table:table-cell office:value-type="float" office:value="0.00418943">
            <text:p>0.00418943</text:p>
          </table:table-cell>
          <table:table-cell office:value-type="float" office:value="-0.0848046">
            <text:p>-0.0848046</text:p>
          </table:table-cell>
          <table:table-cell office:value-type="float" office:value="-0.00115521">
            <text:p>-0.00115521</text:p>
          </table:table-cell>
          <table:table-cell office:value-type="float" office:value="-0.0395595">
            <text:p>-0.0395595</text:p>
          </table:table-cell>
          <table:table-cell office:value-type="float" office:value="0.111874">
            <text:p>0.111874</text:p>
          </table:table-cell>
          <table:table-cell office:value-type="float" office:value="0.00153621">
            <text:p>0.00153621</text:p>
          </table:table-cell>
          <table:table-cell office:value-type="float" office:value="0.296175">
            <text:p>0.296175</text:p>
          </table:table-cell>
          <table:table-cell office:value-type="float" office:value="-0.49629">
            <text:p>-0.49629</text:p>
          </table:table-cell>
          <table:table-cell office:value-type="float" office:value="-0.0747029">
            <text:p>-0.0747029</text:p>
          </table:table-cell>
          <table:table-cell table:number-columns-repeated="16"/>
          <table:table-cell office:value-type="float" office:value="15.8819">
            <text:p>15.8819</text:p>
          </table:table-cell>
          <table:table-cell office:value-type="float" office:value="-0.13109">
            <text:p>-0.13109</text:p>
          </table:table-cell>
          <table:table-cell office:value-type="float" office:value="-0.0476543">
            <text:p>-0.0476543</text:p>
          </table:table-cell>
          <table:table-cell office:value-type="float" office:value="0.819654">
            <text:p>0.819654</text:p>
          </table:table-cell>
          <table:table-cell office:value-type="float" office:value="0.0273319">
            <text:p>0.0273319</text:p>
          </table:table-cell>
          <table:table-cell office:value-type="float" office:value="-0.0337288">
            <text:p>-0.0337288</text:p>
          </table:table-cell>
          <table:table-cell office:value-type="float" office:value="-0.144155">
            <text:p>-0.144155</text:p>
          </table:table-cell>
          <table:table-cell office:value-type="float" office:value="0.0345549">
            <text:p>0.0345549</text:p>
          </table:table-cell>
          <table:table-cell office:value-type="float" office:value="-0.00250407">
            <text:p>-0.00250407</text:p>
          </table:table-cell>
          <table:table-cell office:value-type="float" office:value="0.0805419">
            <text:p>0.0805419</text:p>
          </table:table-cell>
          <table:table-cell office:value-type="float" office:value="-0.0157153">
            <text:p>-0.0157153</text:p>
          </table:table-cell>
          <table:table-cell office:value-type="float" office:value="0.00589894">
            <text:p>0.00589894</text:p>
          </table:table-cell>
          <table:table-cell office:value-type="float" office:value="-0.205445">
            <text:p>-0.205445</text:p>
          </table:table-cell>
          <table:table-cell office:value-type="float" office:value="0.00707121">
            <text:p>0.00707121</text:p>
          </table:table-cell>
          <table:table-cell table:number-columns-repeated="16"/>
          <table:table-cell office:value-type="float" office:value="15.3825">
            <text:p>15.3825</text:p>
          </table:table-cell>
          <table:table-cell office:value-type="float" office:value="0.00839933">
            <text:p>0.00839933</text:p>
          </table:table-cell>
          <table:table-cell office:value-type="float" office:value="0.0199911">
            <text:p>0.0199911</text:p>
          </table:table-cell>
          <table:table-cell office:value-type="float" office:value="0.824704">
            <text:p>0.824704</text:p>
          </table:table-cell>
          <table:table-cell office:value-type="float" office:value="0.0145714">
            <text:p>0.0145714</text:p>
          </table:table-cell>
          <table:table-cell office:value-type="float" office:value="-0.00186202">
            <text:p>-0.00186202</text:p>
          </table:table-cell>
          <table:table-cell office:value-type="float" office:value="0.00479283">
            <text:p>0.00479283</text:p>
          </table:table-cell>
          <table:table-cell office:value-type="float" office:value="0.00813966">
            <text:p>0.00813966</text:p>
          </table:table-cell>
          <table:table-cell office:value-type="float" office:value="-0.00661904">
            <text:p>-0.00661904</text:p>
          </table:table-cell>
          <table:table-cell office:value-type="float" office:value="0.00152173">
            <text:p>0.00152173</text:p>
          </table:table-cell>
          <table:table-cell office:value-type="float" office:value="0.0035211">
            <text:p>0.0035211</text:p>
          </table:table-cell>
          <table:table-cell office:value-type="float" office:value="0.0131203">
            <text:p>0.0131203</text:p>
          </table:table-cell>
          <table:table-cell office:value-type="float" office:value="-0.00739166">
            <text:p>-0.00739166</text:p>
          </table:table-cell>
          <table:table-cell office:value-type="float" office:value="-0.00970398">
            <text:p>-0.00970398</text:p>
          </table:table-cell>
        </table:table-row>
        <table:table-row table:style-name="ro4">
          <table:table-cell office:value-type="float" office:value="15.8769">
            <text:p>15.8769</text:p>
          </table:table-cell>
          <table:table-cell office:value-type="float" office:value="-0.115747">
            <text:p>-0.115747</text:p>
          </table:table-cell>
          <table:table-cell office:value-type="float" office:value="-0.00695877">
            <text:p>-0.00695877</text:p>
          </table:table-cell>
          <table:table-cell office:value-type="float" office:value="0.816333">
            <text:p>0.816333</text:p>
          </table:table-cell>
          <table:table-cell office:value-type="float" office:value="0.018054">
            <text:p>0.018054</text:p>
          </table:table-cell>
          <table:table-cell office:value-type="float" office:value="-0.00279246">
            <text:p>-0.00279246</text:p>
          </table:table-cell>
          <table:table-cell office:value-type="float" office:value="-0.0656166">
            <text:p>-0.0656166</text:p>
          </table:table-cell>
          <table:table-cell office:value-type="float" office:value="0.000527791">
            <text:p>0.000527791</text:p>
          </table:table-cell>
          <table:table-cell office:value-type="float" office:value="0.000526104">
            <text:p>0.000526104</text:p>
          </table:table-cell>
          <table:table-cell office:value-type="float" office:value="0.0447045">
            <text:p>0.0447045</text:p>
          </table:table-cell>
          <table:table-cell office:value-type="float" office:value="-0.00857439">
            <text:p>-0.00857439</text:p>
          </table:table-cell>
          <table:table-cell office:value-type="float" office:value="-0.00304411">
            <text:p>-0.00304411</text:p>
          </table:table-cell>
          <table:table-cell office:value-type="float" office:value="0.0293793">
            <text:p>0.0293793</text:p>
          </table:table-cell>
          <table:table-cell office:value-type="float" office:value="0.0285599">
            <text:p>0.0285599</text:p>
          </table:table-cell>
          <table:table-cell table:number-columns-repeated="16"/>
          <table:table-cell office:value-type="float" office:value="16.0822">
            <text:p>16.0822</text:p>
          </table:table-cell>
          <table:table-cell office:value-type="float" office:value="-0.131355">
            <text:p>-0.131355</text:p>
          </table:table-cell>
          <table:table-cell office:value-type="float" office:value="-0.0397642">
            <text:p>-0.0397642</text:p>
          </table:table-cell>
          <table:table-cell office:value-type="float" office:value="0.81679">
            <text:p>0.81679</text:p>
          </table:table-cell>
          <table:table-cell office:value-type="float" office:value="0.0261187">
            <text:p>0.0261187</text:p>
          </table:table-cell>
          <table:table-cell office:value-type="float" office:value="-0.0307727">
            <text:p>-0.0307727</text:p>
          </table:table-cell>
          <table:table-cell office:value-type="float" office:value="-0.131868">
            <text:p>-0.131868</text:p>
          </table:table-cell>
          <table:table-cell office:value-type="float" office:value="0.0315669">
            <text:p>0.0315669</text:p>
          </table:table-cell>
          <table:table-cell office:value-type="float" office:value="-0.00132246">
            <text:p>-0.00132246</text:p>
          </table:table-cell>
          <table:table-cell office:value-type="float" office:value="0.0393892">
            <text:p>0.0393892</text:p>
          </table:table-cell>
          <table:table-cell office:value-type="float" office:value="-0.0142988">
            <text:p>-0.0142988</text:p>
          </table:table-cell>
          <table:table-cell office:value-type="float" office:value="0.0722607">
            <text:p>0.0722607</text:p>
          </table:table-cell>
          <table:table-cell office:value-type="float" office:value="-0.00782346">
            <text:p>-0.00782346</text:p>
          </table:table-cell>
          <table:table-cell office:value-type="float" office:value="0.00138503">
            <text:p>0.00138503</text:p>
          </table:table-cell>
          <table:table-cell table:number-columns-repeated="16"/>
          <table:table-cell office:value-type="float" office:value="15.8827">
            <text:p>15.8827</text:p>
          </table:table-cell>
          <table:table-cell office:value-type="float" office:value="0.00837116">
            <text:p>0.00837116</text:p>
          </table:table-cell>
          <table:table-cell office:value-type="float" office:value="0.0189029">
            <text:p>0.0189029</text:p>
          </table:table-cell>
          <table:table-cell office:value-type="float" office:value="0.824037">
            <text:p>0.824037</text:p>
          </table:table-cell>
          <table:table-cell office:value-type="float" office:value="0.0126994">
            <text:p>0.0126994</text:p>
          </table:table-cell>
          <table:table-cell office:value-type="float" office:value="-0.00319829">
            <text:p>-0.00319829</text:p>
          </table:table-cell>
          <table:table-cell office:value-type="float" office:value="0.00347953">
            <text:p>0.00347953</text:p>
          </table:table-cell>
          <table:table-cell office:value-type="float" office:value="0.00833052">
            <text:p>0.00833052</text:p>
          </table:table-cell>
          <table:table-cell table:style-name="ce1" office:value-type="string">
            <text:p>-5.63209e-05</text:p>
          </table:table-cell>
          <table:table-cell office:value-type="float" office:value="-0.00217556">
            <text:p>-0.00217556</text:p>
          </table:table-cell>
          <table:table-cell office:value-type="float" office:value="-0.0013328">
            <text:p>-0.0013328</text:p>
          </table:table-cell>
          <table:table-cell office:value-type="float" office:value="-0.0510626">
            <text:p>-0.0510626</text:p>
          </table:table-cell>
          <table:table-cell office:value-type="float" office:value="-0.00564205">
            <text:p>-0.00564205</text:p>
          </table:table-cell>
          <table:table-cell office:value-type="float" office:value="0.0306069">
            <text:p>0.0306069</text:p>
          </table:table-cell>
        </table:table-row>
        <table:table-row table:style-name="ro4">
          <table:table-cell office:value-type="float" office:value="16.1449">
            <text:p>16.1449</text:p>
          </table:table-cell>
          <table:table-cell office:value-type="float" office:value="-0.115824">
            <text:p>-0.115824</text:p>
          </table:table-cell>
          <table:table-cell office:value-type="float" office:value="0.00712982">
            <text:p>0.00712982</text:p>
          </table:table-cell>
          <table:table-cell office:value-type="float" office:value="0.816086">
            <text:p>0.816086</text:p>
          </table:table-cell>
          <table:table-cell office:value-type="float" office:value="0.0168714">
            <text:p>0.0168714</text:p>
          </table:table-cell>
          <table:table-cell office:value-type="float" office:value="-0.00213471">
            <text:p>-0.00213471</text:p>
          </table:table-cell>
          <table:table-cell office:value-type="float" office:value="-0.0594954">
            <text:p>-0.0594954</text:p>
          </table:table-cell>
          <table:table-cell office:value-type="float" office:value="-0.000797568">
            <text:p>-0.000797568</text:p>
          </table:table-cell>
          <table:table-cell office:value-type="float" office:value="-0.0002896">
            <text:p>-0.0002896</text:p>
          </table:table-cell>
          <table:table-cell office:value-type="float" office:value="0.052577">
            <text:p>0.052577</text:p>
          </table:table-cell>
          <table:table-cell office:value-type="float" office:value="-0.00092146">
            <text:p>-0.00092146</text:p>
          </table:table-cell>
          <table:table-cell office:value-type="float" office:value="0.00565289">
            <text:p>0.00565289</text:p>
          </table:table-cell>
          <table:table-cell office:value-type="float" office:value="-0.208509">
            <text:p>-0.208509</text:p>
          </table:table-cell>
          <table:table-cell office:value-type="float" office:value="-0.0191269">
            <text:p>-0.0191269</text:p>
          </table:table-cell>
          <table:table-cell table:number-columns-repeated="16"/>
          <table:table-cell office:value-type="float" office:value="16.2498">
            <text:p>16.2498</text:p>
          </table:table-cell>
          <table:table-cell office:value-type="float" office:value="-0.129546">
            <text:p>-0.129546</text:p>
          </table:table-cell>
          <table:table-cell office:value-type="float" office:value="-0.0333812">
            <text:p>-0.0333812</text:p>
          </table:table-cell>
          <table:table-cell office:value-type="float" office:value="0.814432">
            <text:p>0.814432</text:p>
          </table:table-cell>
          <table:table-cell office:value-type="float" office:value="0.025145">
            <text:p>0.025145</text:p>
          </table:table-cell>
          <table:table-cell office:value-type="float" office:value="-0.0310944">
            <text:p>-0.0310944</text:p>
          </table:table-cell>
          <table:table-cell office:value-type="float" office:value="-0.124104">
            <text:p>-0.124104</text:p>
          </table:table-cell>
          <table:table-cell office:value-type="float" office:value="0.0299046">
            <text:p>0.0299046</text:p>
          </table:table-cell>
          <table:table-cell office:value-type="float" office:value="0.0107908">
            <text:p>0.0107908</text:p>
          </table:table-cell>
          <table:table-cell office:value-type="float" office:value="0.0380777">
            <text:p>0.0380777</text:p>
          </table:table-cell>
          <table:table-cell office:value-type="float" office:value="-0.0140666">
            <text:p>-0.0140666</text:p>
          </table:table-cell>
          <table:table-cell office:value-type="float" office:value="-0.0151031">
            <text:p>-0.0151031</text:p>
          </table:table-cell>
          <table:table-cell office:value-type="float" office:value="0.0281442">
            <text:p>0.0281442</text:p>
          </table:table-cell>
          <table:table-cell office:value-type="float" office:value="0.0183818">
            <text:p>0.0183818</text:p>
          </table:table-cell>
          <table:table-cell table:number-columns-repeated="16"/>
          <table:table-cell office:value-type="float" office:value="15.9924">
            <text:p>15.9924</text:p>
          </table:table-cell>
          <table:table-cell office:value-type="float" office:value="0.00775028">
            <text:p>0.00775028</text:p>
          </table:table-cell>
          <table:table-cell office:value-type="float" office:value="0.0185963">
            <text:p>0.0185963</text:p>
          </table:table-cell>
          <table:table-cell office:value-type="float" office:value="0.824259">
            <text:p>0.824259</text:p>
          </table:table-cell>
          <table:table-cell office:value-type="float" office:value="0.0123221">
            <text:p>0.0123221</text:p>
          </table:table-cell>
          <table:table-cell office:value-type="float" office:value="-0.00160854">
            <text:p>-0.00160854</text:p>
          </table:table-cell>
          <table:table-cell office:value-type="float" office:value="0.00269921">
            <text:p>0.00269921</text:p>
          </table:table-cell>
          <table:table-cell office:value-type="float" office:value="0.00780518">
            <text:p>0.00780518</text:p>
          </table:table-cell>
          <table:table-cell office:value-type="float" office:value="-0.00565885">
            <text:p>-0.00565885</text:p>
          </table:table-cell>
          <table:table-cell office:value-type="float" office:value="-0.0027946">
            <text:p>-0.0027946</text:p>
          </table:table-cell>
          <table:table-cell office:value-type="float" office:value="0.00202535">
            <text:p>0.00202535</text:p>
          </table:table-cell>
          <table:table-cell office:value-type="float" office:value="0.0283395">
            <text:p>0.0283395</text:p>
          </table:table-cell>
          <table:table-cell office:value-type="float" office:value="-0.0184109">
            <text:p>-0.0184109</text:p>
          </table:table-cell>
          <table:table-cell office:value-type="float" office:value="-0.000316346">
            <text:p>-0.000316346</text:p>
          </table:table-cell>
        </table:table-row>
        <table:table-row table:style-name="ro4">
          <table:table-cell office:value-type="float" office:value="16.2966">
            <text:p>16.2966</text:p>
          </table:table-cell>
          <table:table-cell office:value-type="float" office:value="-0.115738">
            <text:p>-0.115738</text:p>
          </table:table-cell>
          <table:table-cell office:value-type="float" office:value="0.0103069">
            <text:p>0.0103069</text:p>
          </table:table-cell>
          <table:table-cell office:value-type="float" office:value="0.815506">
            <text:p>0.815506</text:p>
          </table:table-cell>
          <table:table-cell office:value-type="float" office:value="0.0162363">
            <text:p>0.0162363</text:p>
          </table:table-cell>
          <table:table-cell office:value-type="float" office:value="-0.00226585">
            <text:p>-0.00226585</text:p>
          </table:table-cell>
          <table:table-cell office:value-type="float" office:value="-0.0521124">
            <text:p>-0.0521124</text:p>
          </table:table-cell>
          <table:table-cell office:value-type="float" office:value="0.0014669">
            <text:p>0.0014669</text:p>
          </table:table-cell>
          <table:table-cell office:value-type="float" office:value="0.000568192">
            <text:p>0.000568192</text:p>
          </table:table-cell>
          <table:table-cell office:value-type="float" office:value="0.020937">
            <text:p>0.020937</text:p>
          </table:table-cell>
          <table:table-cell office:value-type="float" office:value="-0.00382386">
            <text:p>-0.00382386</text:p>
          </table:table-cell>
          <table:table-cell office:value-type="float" office:value="-0.00966558">
            <text:p>-0.00966558</text:p>
          </table:table-cell>
          <table:table-cell office:value-type="float" office:value="-0.0152718">
            <text:p>-0.0152718</text:p>
          </table:table-cell>
          <table:table-cell office:value-type="float" office:value="0.0664745">
            <text:p>0.0664745</text:p>
          </table:table-cell>
          <table:table-cell table:number-columns-repeated="16"/>
          <table:table-cell office:value-type="float" office:value="16.5137">
            <text:p>16.5137</text:p>
          </table:table-cell>
          <table:table-cell office:value-type="float" office:value="-0.12775">
            <text:p>-0.12775</text:p>
          </table:table-cell>
          <table:table-cell office:value-type="float" office:value="-0.0213715">
            <text:p>-0.0213715</text:p>
          </table:table-cell>
          <table:table-cell office:value-type="float" office:value="0.812">
            <text:p>0.812</text:p>
          </table:table-cell>
          <table:table-cell office:value-type="float" office:value="0.023685">
            <text:p>0.023685</text:p>
          </table:table-cell>
          <table:table-cell office:value-type="float" office:value="-0.0282336">
            <text:p>-0.0282336</text:p>
          </table:table-cell>
          <table:table-cell office:value-type="float" office:value="-0.11141">
            <text:p>-0.11141</text:p>
          </table:table-cell>
          <table:table-cell office:value-type="float" office:value="0.0270664">
            <text:p>0.0270664</text:p>
          </table:table-cell>
          <table:table-cell office:value-type="float" office:value="0.00680487">
            <text:p>0.00680487</text:p>
          </table:table-cell>
          <table:table-cell office:value-type="float" office:value="0.0455054">
            <text:p>0.0455054</text:p>
          </table:table-cell>
          <table:table-cell office:value-type="float" office:value="-0.00921537">
            <text:p>-0.00921537</text:p>
          </table:table-cell>
          <table:table-cell office:value-type="float" office:value="0.00747386">
            <text:p>0.00747386</text:p>
          </table:table-cell>
          <table:table-cell office:value-type="float" office:value="0.0272526">
            <text:p>0.0272526</text:p>
          </table:table-cell>
          <table:table-cell office:value-type="float" office:value="-0.00171363">
            <text:p>-0.00171363</text:p>
          </table:table-cell>
          <table:table-cell table:number-columns-repeated="16"/>
          <table:table-cell office:value-type="float" office:value="16.2863">
            <text:p>16.2863</text:p>
          </table:table-cell>
          <table:table-cell office:value-type="float" office:value="0.00853487">
            <text:p>0.00853487</text:p>
          </table:table-cell>
          <table:table-cell office:value-type="float" office:value="0.0161849">
            <text:p>0.0161849</text:p>
          </table:table-cell>
          <table:table-cell office:value-type="float" office:value="0.824827">
            <text:p>0.824827</text:p>
          </table:table-cell>
          <table:table-cell office:value-type="float" office:value="0.0113657">
            <text:p>0.0113657</text:p>
          </table:table-cell>
          <table:table-cell office:value-type="float" office:value="-0.0022733">
            <text:p>-0.0022733</text:p>
          </table:table-cell>
          <table:table-cell office:value-type="float" office:value="0.00173806">
            <text:p>0.00173806</text:p>
          </table:table-cell>
          <table:table-cell office:value-type="float" office:value="0.00689804">
            <text:p>0.00689804</text:p>
          </table:table-cell>
          <table:table-cell office:value-type="float" office:value="0.00266973">
            <text:p>0.00266973</text:p>
          </table:table-cell>
          <table:table-cell office:value-type="float" office:value="-0.00820531">
            <text:p>-0.00820531</text:p>
          </table:table-cell>
          <table:table-cell office:value-type="float" office:value="0.00193238">
            <text:p>0.00193238</text:p>
          </table:table-cell>
          <table:table-cell office:value-type="float" office:value="-0.0410466">
            <text:p>-0.0410466</text:p>
          </table:table-cell>
          <table:table-cell office:value-type="float" office:value="0.0386039">
            <text:p>0.0386039</text:p>
          </table:table-cell>
          <table:table-cell office:value-type="float" office:value="-0.0431956">
            <text:p>-0.0431956</text:p>
          </table:table-cell>
        </table:table-row>
        <table:table-row table:style-name="ro4">
          <table:table-cell office:value-type="float" office:value="16.4453">
            <text:p>16.4453</text:p>
          </table:table-cell>
          <table:table-cell office:value-type="float" office:value="-0.115867">
            <text:p>-0.115867</text:p>
          </table:table-cell>
          <table:table-cell office:value-type="float" office:value="0.0130825">
            <text:p>0.0130825</text:p>
          </table:table-cell>
          <table:table-cell office:value-type="float" office:value="0.816407">
            <text:p>0.816407</text:p>
          </table:table-cell>
          <table:table-cell office:value-type="float" office:value="0.0156372">
            <text:p>0.0156372</text:p>
          </table:table-cell>
          <table:table-cell office:value-type="float" office:value="-0.00178174">
            <text:p>-0.00178174</text:p>
          </table:table-cell>
          <table:table-cell office:value-type="float" office:value="-0.0487315">
            <text:p>-0.0487315</text:p>
          </table:table-cell>
          <table:table-cell office:value-type="float" office:value="0.000243715">
            <text:p>0.000243715</text:p>
          </table:table-cell>
          <table:table-cell office:value-type="float" office:value="-0.000869069">
            <text:p>-0.000869069</text:p>
          </table:table-cell>
          <table:table-cell office:value-type="float" office:value="0.0186661">
            <text:p>0.0186661</text:p>
          </table:table-cell>
          <table:table-cell office:value-type="float" office:value="0.00606082">
            <text:p>0.00606082</text:p>
          </table:table-cell>
          <table:table-cell office:value-type="float" office:value="0.00386577">
            <text:p>0.00386577</text:p>
          </table:table-cell>
          <table:table-cell office:value-type="float" office:value="0.00700467">
            <text:p>0.00700467</text:p>
          </table:table-cell>
          <table:table-cell office:value-type="float" office:value="-0.0157569">
            <text:p>-0.0157569</text:p>
          </table:table-cell>
          <table:table-cell table:number-columns-repeated="16"/>
          <table:table-cell office:value-type="float" office:value="16.7511">
            <text:p>16.7511</text:p>
          </table:table-cell>
          <table:table-cell office:value-type="float" office:value="-0.125714">
            <text:p>-0.125714</text:p>
          </table:table-cell>
          <table:table-cell office:value-type="float" office:value="-0.0090347">
            <text:p>-0.0090347</text:p>
          </table:table-cell>
          <table:table-cell office:value-type="float" office:value="0.809716">
            <text:p>0.809716</text:p>
          </table:table-cell>
          <table:table-cell office:value-type="float" office:value="0.0224444">
            <text:p>0.0224444</text:p>
          </table:table-cell>
          <table:table-cell office:value-type="float" office:value="-0.0252755">
            <text:p>-0.0252755</text:p>
          </table:table-cell>
          <table:table-cell office:value-type="float" office:value="-0.103541">
            <text:p>-0.103541</text:p>
          </table:table-cell>
          <table:table-cell office:value-type="float" office:value="0.0276176">
            <text:p>0.0276176</text:p>
          </table:table-cell>
          <table:table-cell office:value-type="float" office:value="0.00857889">
            <text:p>0.00857889</text:p>
          </table:table-cell>
          <table:table-cell office:value-type="float" office:value="0.0519742">
            <text:p>0.0519742</text:p>
          </table:table-cell>
          <table:table-cell office:value-type="float" office:value="-0.00962213">
            <text:p>-0.00962213</text:p>
          </table:table-cell>
          <table:table-cell office:value-type="float" office:value="0.0157177">
            <text:p>0.0157177</text:p>
          </table:table-cell>
          <table:table-cell office:value-type="float" office:value="-0.0981216">
            <text:p>-0.0981216</text:p>
          </table:table-cell>
          <table:table-cell office:value-type="float" office:value="0.06944">
            <text:p>0.06944</text:p>
          </table:table-cell>
          <table:table-cell table:number-columns-repeated="16"/>
          <table:table-cell office:value-type="float" office:value="16.3838">
            <text:p>16.3838</text:p>
          </table:table-cell>
          <table:table-cell office:value-type="float" office:value="0.00840497">
            <text:p>0.00840497</text:p>
          </table:table-cell>
          <table:table-cell office:value-type="float" office:value="0.0157518">
            <text:p>0.0157518</text:p>
          </table:table-cell>
          <table:table-cell office:value-type="float" office:value="0.824605">
            <text:p>0.824605</text:p>
          </table:table-cell>
          <table:table-cell office:value-type="float" office:value="0.0110651">
            <text:p>0.0110651</text:p>
          </table:table-cell>
          <table:table-cell office:value-type="float" office:value="-0.0014637">
            <text:p>-0.0014637</text:p>
          </table:table-cell>
          <table:table-cell office:value-type="float" office:value="0.000450692">
            <text:p>0.000450692</text:p>
          </table:table-cell>
          <table:table-cell office:value-type="float" office:value="0.00786276">
            <text:p>0.00786276</text:p>
          </table:table-cell>
          <table:table-cell office:value-type="float" office:value="-0.00133231">
            <text:p>-0.00133231</text:p>
          </table:table-cell>
          <table:table-cell office:value-type="float" office:value="-0.00444143">
            <text:p>-0.00444143</text:p>
          </table:table-cell>
          <table:table-cell office:value-type="float" office:value="-0.00227919">
            <text:p>-0.00227919</text:p>
          </table:table-cell>
          <table:table-cell office:value-type="float" office:value="-0.00354492">
            <text:p>-0.00354492</text:p>
          </table:table-cell>
          <table:table-cell office:value-type="float" office:value="0.00283144">
            <text:p>0.00283144</text:p>
          </table:table-cell>
          <table:table-cell office:value-type="float" office:value="0.00375677">
            <text:p>0.00375677</text:p>
          </table:table-cell>
        </table:table-row>
        <table:table-row table:style-name="ro4">
          <table:table-cell office:value-type="float" office:value="16.6504">
            <text:p>16.6504</text:p>
          </table:table-cell>
          <table:table-cell office:value-type="float" office:value="-0.115883">
            <text:p>-0.115883</text:p>
          </table:table-cell>
          <table:table-cell office:value-type="float" office:value="0.0172056">
            <text:p>0.0172056</text:p>
          </table:table-cell>
          <table:table-cell office:value-type="float" office:value="0.816988">
            <text:p>0.816988</text:p>
          </table:table-cell>
          <table:table-cell office:value-type="float" office:value="0.0148469">
            <text:p>0.0148469</text:p>
          </table:table-cell>
          <table:table-cell office:value-type="float" office:value="0.00204167">
            <text:p>0.00204167</text:p>
          </table:table-cell>
          <table:table-cell office:value-type="float" office:value="-0.0309782">
            <text:p>-0.0309782</text:p>
          </table:table-cell>
          <table:table-cell office:value-type="float" office:value="-0.00240605">
            <text:p>-0.00240605</text:p>
          </table:table-cell>
          <table:table-cell table:style-name="ce1" office:value-type="string">
            <text:p>-7.61873e-05</text:p>
          </table:table-cell>
          <table:table-cell office:value-type="float" office:value="0.0201028">
            <text:p>0.0201028</text:p>
          </table:table-cell>
          <table:table-cell office:value-type="float" office:value="0.00282904">
            <text:p>0.00282904</text:p>
          </table:table-cell>
          <table:table-cell office:value-type="float" office:value="0.0982932">
            <text:p>0.0982932</text:p>
          </table:table-cell>
          <table:table-cell office:value-type="float" office:value="0.377763">
            <text:p>0.377763</text:p>
          </table:table-cell>
          <table:table-cell office:value-type="float" office:value="-0.0960179">
            <text:p>-0.0960179</text:p>
          </table:table-cell>
          <table:table-cell table:number-columns-repeated="16"/>
          <table:table-cell office:value-type="float" office:value="16.8857">
            <text:p>16.8857</text:p>
          </table:table-cell>
          <table:table-cell office:value-type="float" office:value="-0.124274">
            <text:p>-0.124274</text:p>
          </table:table-cell>
          <table:table-cell office:value-type="float" office:value="-0.00381653">
            <text:p>-0.00381653</text:p>
          </table:table-cell>
          <table:table-cell office:value-type="float" office:value="0.809679">
            <text:p>0.809679</text:p>
          </table:table-cell>
          <table:table-cell office:value-type="float" office:value="0.02177">
            <text:p>0.02177</text:p>
          </table:table-cell>
          <table:table-cell office:value-type="float" office:value="-0.0185177">
            <text:p>-0.0185177</text:p>
          </table:table-cell>
          <table:table-cell office:value-type="float" office:value="-0.0567794">
            <text:p>-0.0567794</text:p>
          </table:table-cell>
          <table:table-cell office:value-type="float" office:value="0.0189616">
            <text:p>0.0189616</text:p>
          </table:table-cell>
          <table:table-cell office:value-type="float" office:value="0.0106946">
            <text:p>0.0106946</text:p>
          </table:table-cell>
          <table:table-cell office:value-type="float" office:value="0.0387666">
            <text:p>0.0387666</text:p>
          </table:table-cell>
          <table:table-cell office:value-type="float" office:value="-0.000275167">
            <text:p>-0.000275167</text:p>
          </table:table-cell>
          <table:table-cell office:value-type="float" office:value="0.13621">
            <text:p>0.13621</text:p>
          </table:table-cell>
          <table:table-cell office:value-type="float" office:value="0.952641">
            <text:p>0.952641</text:p>
          </table:table-cell>
          <table:table-cell office:value-type="float" office:value="-0.162968">
            <text:p>-0.162968</text:p>
          </table:table-cell>
          <table:table-cell table:number-columns-repeated="16"/>
          <table:table-cell office:value-type="float" office:value="16.6859">
            <text:p>16.6859</text:p>
          </table:table-cell>
          <table:table-cell office:value-type="float" office:value="0.00767912">
            <text:p>0.00767912</text:p>
          </table:table-cell>
          <table:table-cell office:value-type="float" office:value="0.0146686">
            <text:p>0.0146686</text:p>
          </table:table-cell>
          <table:table-cell office:value-type="float" office:value="0.824259">
            <text:p>0.824259</text:p>
          </table:table-cell>
          <table:table-cell office:value-type="float" office:value="0.0101835">
            <text:p>0.0101835</text:p>
          </table:table-cell>
          <table:table-cell office:value-type="float" office:value="0.00256188">
            <text:p>0.00256188</text:p>
          </table:table-cell>
          <table:table-cell office:value-type="float" office:value="0.00158975">
            <text:p>0.00158975</text:p>
          </table:table-cell>
          <table:table-cell office:value-type="float" office:value="-0.0474736">
            <text:p>-0.0474736</text:p>
          </table:table-cell>
          <table:table-cell office:value-type="float" office:value="-0.00240307">
            <text:p>-0.00240307</text:p>
          </table:table-cell>
          <table:table-cell office:value-type="float" office:value="-0.00358619">
            <text:p>-0.00358619</text:p>
          </table:table-cell>
          <table:table-cell office:value-type="float" office:value="-0.00114444">
            <text:p>-0.00114444</text:p>
          </table:table-cell>
          <table:table-cell office:value-type="float" office:value="0.137542">
            <text:p>0.137542</text:p>
          </table:table-cell>
          <table:table-cell office:value-type="float" office:value="0.0662165">
            <text:p>0.0662165</text:p>
          </table:table-cell>
          <table:table-cell office:value-type="float" office:value="-1.63976">
            <text:p>-1.63976</text:p>
          </table:table-cell>
        </table:table-row>
        <table:table-row table:style-name="ro4">
          <table:table-cell office:value-type="float" office:value="16.7812">
            <text:p>16.7812</text:p>
          </table:table-cell>
          <table:table-cell office:value-type="float" office:value="-0.114212">
            <text:p>-0.114212</text:p>
          </table:table-cell>
          <table:table-cell office:value-type="float" office:value="0.0262923">
            <text:p>0.0262923</text:p>
          </table:table-cell>
          <table:table-cell office:value-type="float" office:value="0.815716">
            <text:p>0.815716</text:p>
          </table:table-cell>
          <table:table-cell office:value-type="float" office:value="0.0143641">
            <text:p>0.0143641</text:p>
          </table:table-cell>
          <table:table-cell office:value-type="float" office:value="0.000553858">
            <text:p>0.000553858</text:p>
          </table:table-cell>
          <table:table-cell office:value-type="float" office:value="-0.0335508">
            <text:p>-0.0335508</text:p>
          </table:table-cell>
          <table:table-cell office:value-type="float" office:value="-0.000860733">
            <text:p>-0.000860733</text:p>
          </table:table-cell>
          <table:table-cell office:value-type="float" office:value="0.0127757">
            <text:p>0.0127757</text:p>
          </table:table-cell>
          <table:table-cell office:value-type="float" office:value="0.0694956">
            <text:p>0.0694956</text:p>
          </table:table-cell>
          <table:table-cell office:value-type="float" office:value="-0.0097254">
            <text:p>-0.0097254</text:p>
          </table:table-cell>
          <table:table-cell office:value-type="float" office:value="-0.0254726">
            <text:p>-0.0254726</text:p>
          </table:table-cell>
          <table:table-cell office:value-type="float" office:value="-0.0635207">
            <text:p>-0.0635207</text:p>
          </table:table-cell>
          <table:table-cell office:value-type="float" office:value="0.0124285">
            <text:p>0.0124285</text:p>
          </table:table-cell>
          <table:table-cell table:number-columns-repeated="16"/>
          <table:table-cell office:value-type="float" office:value="16.95">
            <text:p>16.95</text:p>
          </table:table-cell>
          <table:table-cell office:value-type="float" office:value="-0.123024">
            <text:p>-0.123024</text:p>
          </table:table-cell>
          <table:table-cell office:value-type="float" office:value="0.0026139">
            <text:p>0.0026139</text:p>
          </table:table-cell>
          <table:table-cell office:value-type="float" office:value="0.808988">
            <text:p>0.808988</text:p>
          </table:table-cell>
          <table:table-cell office:value-type="float" office:value="0.021455">
            <text:p>0.021455</text:p>
          </table:table-cell>
          <table:table-cell office:value-type="float" office:value="-0.0229713">
            <text:p>-0.0229713</text:p>
          </table:table-cell>
          <table:table-cell office:value-type="float" office:value="-0.0881085">
            <text:p>-0.0881085</text:p>
          </table:table-cell>
          <table:table-cell office:value-type="float" office:value="0.0259038">
            <text:p>0.0259038</text:p>
          </table:table-cell>
          <table:table-cell office:value-type="float" office:value="0.0194521">
            <text:p>0.0194521</text:p>
          </table:table-cell>
          <table:table-cell office:value-type="float" office:value="0.100016">
            <text:p>0.100016</text:p>
          </table:table-cell>
          <table:table-cell office:value-type="float" office:value="-0.010753">
            <text:p>-0.010753</text:p>
          </table:table-cell>
          <table:table-cell office:value-type="float" office:value="-0.0261168">
            <text:p>-0.0261168</text:p>
          </table:table-cell>
          <table:table-cell office:value-type="float" office:value="-0.111684">
            <text:p>-0.111684</text:p>
          </table:table-cell>
          <table:table-cell office:value-type="float" office:value="0.048071">
            <text:p>0.048071</text:p>
          </table:table-cell>
          <table:table-cell table:number-columns-repeated="30"/>
        </table:table-row>
        <table:table-row table:style-name="ro4">
          <table:table-cell office:value-type="float" office:value="16.9779">
            <text:p>16.9779</text:p>
          </table:table-cell>
          <table:table-cell office:value-type="float" office:value="-0.112685">
            <text:p>-0.112685</text:p>
          </table:table-cell>
          <table:table-cell office:value-type="float" office:value="0.0375044">
            <text:p>0.0375044</text:p>
          </table:table-cell>
          <table:table-cell office:value-type="float" office:value="0.814284">
            <text:p>0.814284</text:p>
          </table:table-cell>
          <table:table-cell office:value-type="float" office:value="0.0136672">
            <text:p>0.0136672</text:p>
          </table:table-cell>
          <table:table-cell office:value-type="float" office:value="0.00143073">
            <text:p>0.00143073</text:p>
          </table:table-cell>
          <table:table-cell office:value-type="float" office:value="-0.0217436">
            <text:p>-0.0217436</text:p>
          </table:table-cell>
          <table:table-cell office:value-type="float" office:value="-0.00101443">
            <text:p>-0.00101443</text:p>
          </table:table-cell>
          <table:table-cell office:value-type="float" office:value="0.00776529">
            <text:p>0.00776529</text:p>
          </table:table-cell>
          <table:table-cell office:value-type="float" office:value="0.0570011">
            <text:p>0.0570011</text:p>
          </table:table-cell>
          <table:table-cell office:value-type="float" office:value="-0.00728072">
            <text:p>-0.00728072</text:p>
          </table:table-cell>
          <table:table-cell office:value-type="float" office:value="-0.0389802">
            <text:p>-0.0389802</text:p>
          </table:table-cell>
          <table:table-cell office:value-type="float" office:value="-0.0164068">
            <text:p>-0.0164068</text:p>
          </table:table-cell>
          <table:table-cell office:value-type="float" office:value="0.0419393">
            <text:p>0.0419393</text:p>
          </table:table-cell>
          <table:table-cell table:number-columns-repeated="16"/>
          <table:table-cell office:value-type="float" office:value="17.2837">
            <text:p>17.2837</text:p>
          </table:table-cell>
          <table:table-cell office:value-type="float" office:value="-0.119441">
            <text:p>-0.119441</text:p>
          </table:table-cell>
          <table:table-cell office:value-type="float" office:value="0.0235534">
            <text:p>0.0235534</text:p>
          </table:table-cell>
          <table:table-cell office:value-type="float" office:value="0.810753">
            <text:p>0.810753</text:p>
          </table:table-cell>
          <table:table-cell office:value-type="float" office:value="0.019892">
            <text:p>0.019892</text:p>
          </table:table-cell>
          <table:table-cell office:value-type="float" office:value="-0.020353">
            <text:p>-0.020353</text:p>
          </table:table-cell>
          <table:table-cell office:value-type="float" office:value="-0.0726911">
            <text:p>-0.0726911</text:p>
          </table:table-cell>
          <table:table-cell office:value-type="float" office:value="0.026536">
            <text:p>0.026536</text:p>
          </table:table-cell>
          <table:table-cell office:value-type="float" office:value="0.010736">
            <text:p>0.010736</text:p>
          </table:table-cell>
          <table:table-cell office:value-type="float" office:value="0.0627429">
            <text:p>0.0627429</text:p>
          </table:table-cell>
          <table:table-cell office:value-type="float" office:value="0.00528992">
            <text:p>0.00528992</text:p>
          </table:table-cell>
          <table:table-cell office:value-type="float" office:value="-0.0439446">
            <text:p>-0.0439446</text:p>
          </table:table-cell>
          <table:table-cell office:value-type="float" office:value="-0.167018">
            <text:p>-0.167018</text:p>
          </table:table-cell>
          <table:table-cell office:value-type="float" office:value="-0.0145115">
            <text:p>-0.0145115</text:p>
          </table:table-cell>
          <table:table-cell table:number-columns-repeated="30"/>
        </table:table-row>
        <table:table-row table:style-name="ro4">
          <table:table-cell office:value-type="float" office:value="17.0779">
            <text:p>17.0779</text:p>
          </table:table-cell>
          <table:table-cell office:value-type="float" office:value="-0.112298">
            <text:p>-0.112298</text:p>
          </table:table-cell>
          <table:table-cell office:value-type="float" office:value="0.0430418">
            <text:p>0.0430418</text:p>
          </table:table-cell>
          <table:table-cell office:value-type="float" office:value="0.813975">
            <text:p>0.813975</text:p>
          </table:table-cell>
          <table:table-cell office:value-type="float" office:value="0.0133259">
            <text:p>0.0133259</text:p>
          </table:table-cell>
          <table:table-cell office:value-type="float" office:value="0.00290151">
            <text:p>0.00290151</text:p>
          </table:table-cell>
          <table:table-cell office:value-type="float" office:value="-0.018038">
            <text:p>-0.018038</text:p>
          </table:table-cell>
          <table:table-cell office:value-type="float" office:value="-0.00178813">
            <text:p>-0.00178813</text:p>
          </table:table-cell>
          <table:table-cell office:value-type="float" office:value="0.00386629">
            <text:p>0.00386629</text:p>
          </table:table-cell>
          <table:table-cell office:value-type="float" office:value="0.05536">
            <text:p>0.05536</text:p>
          </table:table-cell>
          <table:table-cell office:value-type="float" office:value="-0.00308573">
            <text:p>-0.00308573</text:p>
          </table:table-cell>
          <table:table-cell office:value-type="float" office:value="-0.00354076">
            <text:p>-0.00354076</text:p>
          </table:table-cell>
          <table:table-cell office:value-type="float" office:value="-0.0626169">
            <text:p>-0.0626169</text:p>
          </table:table-cell>
          <table:table-cell office:value-type="float" office:value="0.0190774">
            <text:p>0.0190774</text:p>
          </table:table-cell>
          <table:table-cell table:number-columns-repeated="16"/>
          <table:table-cell office:value-type="float" office:value="17.4725">
            <text:p>17.4725</text:p>
          </table:table-cell>
          <table:table-cell office:value-type="float" office:value="-0.11898">
            <text:p>-0.11898</text:p>
          </table:table-cell>
          <table:table-cell office:value-type="float" office:value="0.0294458">
            <text:p>0.0294458</text:p>
          </table:table-cell>
          <table:table-cell office:value-type="float" office:value="0.811235">
            <text:p>0.811235</text:p>
          </table:table-cell>
          <table:table-cell office:value-type="float" office:value="0.0190589">
            <text:p>0.0190589</text:p>
          </table:table-cell>
          <table:table-cell office:value-type="float" office:value="-0.0173613">
            <text:p>-0.0173613</text:p>
          </table:table-cell>
          <table:table-cell office:value-type="float" office:value="-0.0608107">
            <text:p>-0.0608107</text:p>
          </table:table-cell>
          <table:table-cell office:value-type="float" office:value="0.0238977">
            <text:p>0.0238977</text:p>
          </table:table-cell>
          <table:table-cell office:value-type="float" office:value="0.00244164">
            <text:p>0.00244164</text:p>
          </table:table-cell>
          <table:table-cell office:value-type="float" office:value="0.031219">
            <text:p>0.031219</text:p>
          </table:table-cell>
          <table:table-cell office:value-type="float" office:value="0.00255095">
            <text:p>0.00255095</text:p>
          </table:table-cell>
          <table:table-cell office:value-type="float" office:value="0.029517">
            <text:p>0.029517</text:p>
          </table:table-cell>
          <table:table-cell office:value-type="float" office:value="0.0489338">
            <text:p>0.0489338</text:p>
          </table:table-cell>
          <table:table-cell office:value-type="float" office:value="-0.0849272">
            <text:p>-0.0849272</text:p>
          </table:table-cell>
          <table:table-cell table:number-columns-repeated="30"/>
        </table:table-row>
        <table:table-row table:style-name="ro4">
          <table:table-cell office:value-type="float" office:value="17.4876">
            <text:p>17.4876</text:p>
          </table:table-cell>
          <table:table-cell office:value-type="float" office:value="-0.111309">
            <text:p>-0.111309</text:p>
          </table:table-cell>
          <table:table-cell office:value-type="float" office:value="0.0552124">
            <text:p>0.0552124</text:p>
          </table:table-cell>
          <table:table-cell office:value-type="float" office:value="0.815914">
            <text:p>0.815914</text:p>
          </table:table-cell>
          <table:table-cell office:value-type="float" office:value="0.0120145">
            <text:p>0.0120145</text:p>
          </table:table-cell>
          <table:table-cell office:value-type="float" office:value="0.00410724">
            <text:p>0.00410724</text:p>
          </table:table-cell>
          <table:table-cell office:value-type="float" office:value="-0.00799992">
            <text:p>-0.00799992</text:p>
          </table:table-cell>
          <table:table-cell table:style-name="ce1" office:value-type="string">
            <text:p>-8.89787e-05</text:p>
          </table:table-cell>
          <table:table-cell office:value-type="float" office:value="0.00241555">
            <text:p>0.00241555</text:p>
          </table:table-cell>
          <table:table-cell office:value-type="float" office:value="0.0297043">
            <text:p>0.0297043</text:p>
          </table:table-cell>
          <table:table-cell office:value-type="float" office:value="0.00473074">
            <text:p>0.00473074</text:p>
          </table:table-cell>
          <table:table-cell office:value-type="float" office:value="-0.00900991">
            <text:p>-0.00900991</text:p>
          </table:table-cell>
          <table:table-cell office:value-type="float" office:value="-0.0579826">
            <text:p>-0.0579826</text:p>
          </table:table-cell>
          <table:table-cell office:value-type="float" office:value="-0.00589338">
            <text:p>-0.00589338</text:p>
          </table:table-cell>
          <table:table-cell table:number-columns-repeated="16"/>
          <table:table-cell office:value-type="float" office:value="17.7842">
            <text:p>17.7842</text:p>
          </table:table-cell>
          <table:table-cell office:value-type="float" office:value="-0.115351">
            <text:p>-0.115351</text:p>
          </table:table-cell>
          <table:table-cell office:value-type="float" office:value="0.0439318">
            <text:p>0.0439318</text:p>
          </table:table-cell>
          <table:table-cell office:value-type="float" office:value="0.803778">
            <text:p>0.803778</text:p>
          </table:table-cell>
          <table:table-cell office:value-type="float" office:value="0.0177589">
            <text:p>0.0177589</text:p>
          </table:table-cell>
          <table:table-cell office:value-type="float" office:value="-0.0154821">
            <text:p>-0.0154821</text:p>
          </table:table-cell>
          <table:table-cell office:value-type="float" office:value="-0.0578975">
            <text:p>-0.0578975</text:p>
          </table:table-cell>
          <table:table-cell office:value-type="float" office:value="0.0190966">
            <text:p>0.0190966</text:p>
          </table:table-cell>
          <table:table-cell office:value-type="float" office:value="0.0116425">
            <text:p>0.0116425</text:p>
          </table:table-cell>
          <table:table-cell office:value-type="float" office:value="0.0464723">
            <text:p>0.0464723</text:p>
          </table:table-cell>
          <table:table-cell office:value-type="float" office:value="-0.023922">
            <text:p>-0.023922</text:p>
          </table:table-cell>
          <table:table-cell office:value-type="float" office:value="-0.0448386">
            <text:p>-0.0448386</text:p>
          </table:table-cell>
          <table:table-cell office:value-type="float" office:value="-0.270665">
            <text:p>-0.270665</text:p>
          </table:table-cell>
          <table:table-cell office:value-type="float" office:value="0.0392088">
            <text:p>0.0392088</text:p>
          </table:table-cell>
          <table:table-cell table:number-columns-repeated="30"/>
        </table:table-row>
        <table:table-row table:style-name="ro4">
          <table:table-cell office:value-type="float" office:value="17.9794">
            <text:p>17.9794</text:p>
          </table:table-cell>
          <table:table-cell office:value-type="float" office:value="-0.112299">
            <text:p>-0.112299</text:p>
          </table:table-cell>
          <table:table-cell office:value-type="float" office:value="0.0557985">
            <text:p>0.0557985</text:p>
          </table:table-cell>
          <table:table-cell office:value-type="float" office:value="0.816815">
            <text:p>0.816815</text:p>
          </table:table-cell>
          <table:table-cell office:value-type="float" office:value="0.0106098">
            <text:p>0.0106098</text:p>
          </table:table-cell>
          <table:table-cell office:value-type="float" office:value="0.00544832">
            <text:p>0.00544832</text:p>
          </table:table-cell>
          <table:table-cell office:value-type="float" office:value="-0.0043747">
            <text:p>-0.0043747</text:p>
          </table:table-cell>
          <table:table-cell office:value-type="float" office:value="-0.00305695">
            <text:p>-0.00305695</text:p>
          </table:table-cell>
          <table:table-cell office:value-type="float" office:value="-0.00201497">
            <text:p>-0.00201497</text:p>
          </table:table-cell>
          <table:table-cell office:value-type="float" office:value="0.00119197">
            <text:p>0.00119197</text:p>
          </table:table-cell>
          <table:table-cell office:value-type="float" office:value="0.00183274">
            <text:p>0.00183274</text:p>
          </table:table-cell>
          <table:table-cell office:value-type="float" office:value="0.0498597">
            <text:p>0.0498597</text:p>
          </table:table-cell>
          <table:table-cell office:value-type="float" office:value="0.0956505">
            <text:p>0.0956505</text:p>
          </table:table-cell>
          <table:table-cell office:value-type="float" office:value="-0.104153">
            <text:p>-0.104153</text:p>
          </table:table-cell>
          <table:table-cell table:number-columns-repeated="16"/>
          <table:table-cell office:value-type="float" office:value="17.8865">
            <text:p>17.8865</text:p>
          </table:table-cell>
          <table:table-cell office:value-type="float" office:value="-0.114629">
            <text:p>-0.114629</text:p>
          </table:table-cell>
          <table:table-cell office:value-type="float" office:value="0.0458533">
            <text:p>0.0458533</text:p>
          </table:table-cell>
          <table:table-cell office:value-type="float" office:value="0.801741">
            <text:p>0.801741</text:p>
          </table:table-cell>
          <table:table-cell office:value-type="float" office:value="0.0173518">
            <text:p>0.0173518</text:p>
          </table:table-cell>
          <table:table-cell office:value-type="float" office:value="-0.0133608">
            <text:p>-0.0133608</text:p>
          </table:table-cell>
          <table:table-cell office:value-type="float" office:value="-0.0447565">
            <text:p>-0.0447565</text:p>
          </table:table-cell>
          <table:table-cell office:value-type="float" office:value="0.0165317">
            <text:p>0.0165317</text:p>
          </table:table-cell>
          <table:table-cell office:value-type="float" office:value="0.00705508">
            <text:p>0.00705508</text:p>
          </table:table-cell>
          <table:table-cell office:value-type="float" office:value="0.0187808">
            <text:p>0.0187808</text:p>
          </table:table-cell>
          <table:table-cell office:value-type="float" office:value="-0.0199106">
            <text:p>-0.0199106</text:p>
          </table:table-cell>
          <table:table-cell office:value-type="float" office:value="-0.00375869">
            <text:p>-0.00375869</text:p>
          </table:table-cell>
          <table:table-cell office:value-type="float" office:value="0.0659996">
            <text:p>0.0659996</text:p>
          </table:table-cell>
          <table:table-cell office:value-type="float" office:value="0.0175493">
            <text:p>0.0175493</text:p>
          </table:table-cell>
          <table:table-cell table:number-columns-repeated="30"/>
        </table:table-row>
        <table:table-row table:style-name="ro4">
          <table:table-cell office:value-type="float" office:value="18.0454">
            <text:p>18.0454</text:p>
          </table:table-cell>
          <table:table-cell office:value-type="float" office:value="-0.112215">
            <text:p>-0.112215</text:p>
          </table:table-cell>
          <table:table-cell office:value-type="float" office:value="0.0562945">
            <text:p>0.0562945</text:p>
          </table:table-cell>
          <table:table-cell office:value-type="float" office:value="0.816482">
            <text:p>0.816482</text:p>
          </table:table-cell>
          <table:table-cell office:value-type="float" office:value="0.0104341">
            <text:p>0.0104341</text:p>
          </table:table-cell>
          <table:table-cell office:value-type="float" office:value="-0.00690512">
            <text:p>-0.00690512</text:p>
          </table:table-cell>
          <table:table-cell office:value-type="float" office:value="0.00127601">
            <text:p>0.00127601</text:p>
          </table:table-cell>
          <table:table-cell office:value-type="float" office:value="0.000868316">
            <text:p>0.000868316</text:p>
          </table:table-cell>
          <table:table-cell office:value-type="float" office:value="0.0012783">
            <text:p>0.0012783</text:p>
          </table:table-cell>
          <table:table-cell office:value-type="float" office:value="0.00750976">
            <text:p>0.00750976</text:p>
          </table:table-cell>
          <table:table-cell office:value-type="float" office:value="-0.00504662">
            <text:p>-0.00504662</text:p>
          </table:table-cell>
          <table:table-cell office:value-type="float" office:value="-0.301678">
            <text:p>-0.301678</text:p>
          </table:table-cell>
          <table:table-cell office:value-type="float" office:value="0.22167">
            <text:p>0.22167</text:p>
          </table:table-cell>
          <table:table-cell office:value-type="float" office:value="0.0297523">
            <text:p>0.0297523</text:p>
          </table:table-cell>
          <table:table-cell table:number-columns-repeated="16"/>
          <table:table-cell office:value-type="float" office:value="18.082">
            <text:p>18.082</text:p>
          </table:table-cell>
          <table:table-cell office:value-type="float" office:value="-0.113393">
            <text:p>-0.113393</text:p>
          </table:table-cell>
          <table:table-cell office:value-type="float" office:value="0.052049">
            <text:p>0.052049</text:p>
          </table:table-cell>
          <table:table-cell office:value-type="float" office:value="0.798519">
            <text:p>0.798519</text:p>
          </table:table-cell>
          <table:table-cell office:value-type="float" office:value="0.0165996">
            <text:p>0.0165996</text:p>
          </table:table-cell>
          <table:table-cell office:value-type="float" office:value="-0.0112784">
            <text:p>-0.0112784</text:p>
          </table:table-cell>
          <table:table-cell office:value-type="float" office:value="-0.0394897">
            <text:p>-0.0394897</text:p>
          </table:table-cell>
          <table:table-cell office:value-type="float" office:value="0.0131385">
            <text:p>0.0131385</text:p>
          </table:table-cell>
          <table:table-cell office:value-type="float" office:value="0.00632013">
            <text:p>0.00632013</text:p>
          </table:table-cell>
          <table:table-cell office:value-type="float" office:value="0.031686">
            <text:p>0.031686</text:p>
          </table:table-cell>
          <table:table-cell office:value-type="float" office:value="-0.0164791">
            <text:p>-0.0164791</text:p>
          </table:table-cell>
          <table:table-cell office:value-type="float" office:value="0.0123041">
            <text:p>0.0123041</text:p>
          </table:table-cell>
          <table:table-cell office:value-type="float" office:value="0.01402">
            <text:p>0.01402</text:p>
          </table:table-cell>
          <table:table-cell office:value-type="float" office:value="0.00608546">
            <text:p>0.00608546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8.2871">
            <text:p>18.2871</text:p>
          </table:table-cell>
          <table:table-cell office:value-type="float" office:value="-0.11158">
            <text:p>-0.11158</text:p>
          </table:table-cell>
          <table:table-cell office:value-type="float" office:value="0.0591364">
            <text:p>0.0591364</text:p>
          </table:table-cell>
          <table:table-cell office:value-type="float" office:value="0.795395">
            <text:p>0.795395</text:p>
          </table:table-cell>
          <table:table-cell office:value-type="float" office:value="0.0158457">
            <text:p>0.0158457</text:p>
          </table:table-cell>
          <table:table-cell office:value-type="float" office:value="-0.0133205">
            <text:p>-0.0133205</text:p>
          </table:table-cell>
          <table:table-cell office:value-type="float" office:value="-0.0350398">
            <text:p>-0.0350398</text:p>
          </table:table-cell>
          <table:table-cell office:value-type="float" office:value="0.0117078">
            <text:p>0.0117078</text:p>
          </table:table-cell>
          <table:table-cell office:value-type="float" office:value="0.00884334">
            <text:p>0.00884334</text:p>
          </table:table-cell>
          <table:table-cell office:value-type="float" office:value="0.0345611">
            <text:p>0.0345611</text:p>
          </table:table-cell>
          <table:table-cell office:value-type="float" office:value="-0.0152311">
            <text:p>-0.0152311</text:p>
          </table:table-cell>
          <table:table-cell office:value-type="float" office:value="-0.0945346">
            <text:p>-0.0945346</text:p>
          </table:table-cell>
          <table:table-cell office:value-type="float" office:value="-0.0579292">
            <text:p>-0.0579292</text:p>
          </table:table-cell>
          <table:table-cell office:value-type="float" office:value="0.0452943">
            <text:p>0.0452943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8.3898">
            <text:p>18.3898</text:p>
          </table:table-cell>
          <table:table-cell office:value-type="float" office:value="-0.111668">
            <text:p>-0.111668</text:p>
          </table:table-cell>
          <table:table-cell office:value-type="float" office:value="0.0620745">
            <text:p>0.0620745</text:p>
          </table:table-cell>
          <table:table-cell office:value-type="float" office:value="0.794309">
            <text:p>0.794309</text:p>
          </table:table-cell>
          <table:table-cell office:value-type="float" office:value="0.0154811">
            <text:p>0.0154811</text:p>
          </table:table-cell>
          <table:table-cell office:value-type="float" office:value="-0.00445552">
            <text:p>-0.00445552</text:p>
          </table:table-cell>
          <table:table-cell office:value-type="float" office:value="-0.0257209">
            <text:p>-0.0257209</text:p>
          </table:table-cell>
          <table:table-cell office:value-type="float" office:value="0.00677757">
            <text:p>0.00677757</text:p>
          </table:table-cell>
          <table:table-cell office:value-type="float" office:value="-0.000864036">
            <text:p>-0.000864036</text:p>
          </table:table-cell>
          <table:table-cell office:value-type="float" office:value="0.0286125">
            <text:p>0.0286125</text:p>
          </table:table-cell>
          <table:table-cell office:value-type="float" office:value="-0.01058">
            <text:p>-0.01058</text:p>
          </table:table-cell>
          <table:table-cell office:value-type="float" office:value="0.144076">
            <text:p>0.144076</text:p>
          </table:table-cell>
          <table:table-cell office:value-type="float" office:value="0.111841">
            <text:p>0.111841</text:p>
          </table:table-cell>
          <table:table-cell office:value-type="float" office:value="-0.0593913">
            <text:p>-0.0593913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8.5185">
            <text:p>18.5185</text:p>
          </table:table-cell>
          <table:table-cell office:value-type="float" office:value="-0.109393">
            <text:p>-0.109393</text:p>
          </table:table-cell>
          <table:table-cell office:value-type="float" office:value="0.0676101">
            <text:p>0.0676101</text:p>
          </table:table-cell>
          <table:table-cell office:value-type="float" office:value="0.791963">
            <text:p>0.791963</text:p>
          </table:table-cell>
          <table:table-cell office:value-type="float" office:value="0.015036">
            <text:p>0.015036</text:p>
          </table:table-cell>
          <table:table-cell office:value-type="float" office:value="0.00598726">
            <text:p>0.00598726</text:p>
          </table:table-cell>
          <table:table-cell office:value-type="float" office:value="-0.0159194">
            <text:p>-0.0159194</text:p>
          </table:table-cell>
          <table:table-cell office:value-type="float" office:value="-0.00558751">
            <text:p>-0.00558751</text:p>
          </table:table-cell>
          <table:table-cell office:value-type="float" office:value="0.0176801">
            <text:p>0.0176801</text:p>
          </table:table-cell>
          <table:table-cell office:value-type="float" office:value="0.0430077">
            <text:p>0.0430077</text:p>
          </table:table-cell>
          <table:table-cell office:value-type="float" office:value="-0.0182244">
            <text:p>-0.0182244</text:p>
          </table:table-cell>
          <table:table-cell office:value-type="float" office:value="0.300462">
            <text:p>0.300462</text:p>
          </table:table-cell>
          <table:table-cell office:value-type="float" office:value="0.184715">
            <text:p>0.184715</text:p>
          </table:table-cell>
          <table:table-cell office:value-type="float" office:value="-0.288955">
            <text:p>-0.288955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 table:number-columns-repeated="30"/>
        </table:table-row>
        <table:table-row table:style-name="ro4">
          <table:table-cell table:number-columns-repeated="30"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 table:number-columns-repeated="30"/>
        </table:table-row>
        <table:table-row table:style-name="ro4" table:number-rows-repeated="1048477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4T19:19:05</dc:date>
    <dc:creator>Steven Jorgensen</dc:creator>
    <meta:editing-duration>PT19M33S</meta:editing-duration>
    <meta:editing-cycles>4</meta:editing-cycles>
    <meta:generator>LibreOffice/3.5$Linux_X86_64 LibreOffice_project/350m1$Build-2</meta:generator>
    <meta:document-statistic meta:table-count="3" meta:cell-count="53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2cm" svg:y="1.054cm" svg:width="11.5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5063">
                <text:p>0.295063</text:p>
                <draw:g>
                  <svg:desc>Sheet1.B2:Sheet1.B89</svg:desc>
                </draw:g>
              </table:table-cell>
              <table:table-cell office:value-type="float" office:value="0.0587683">
                <text:p>0.0587683</text:p>
                <draw:g>
                  <svg:desc>Sheet1.C2:Sheet1.C89</svg:desc>
                </draw:g>
              </table:table-cell>
              <table:table-cell office:value-type="float" office:value="0.160308">
                <text:p>0.160308</text:p>
                <draw:g>
                  <svg:desc>Sheet1.Q2:Sheet1.Q89</svg:desc>
                </draw:g>
              </table:table-cell>
              <table:table-cell office:value-type="float" office:value="0.0792923">
                <text:p>0.0792923</text:p>
                <draw:g>
                  <svg:desc>Sheet1.R2:Sheet1.R89</svg:desc>
                </draw:g>
              </table:table-cell>
              <table:table-cell office:value-type="float" office:value="0.23834">
                <text:p>0.23834</text:p>
                <draw:g>
                  <svg:desc>Sheet1.AF2:Sheet1.AF89</svg:desc>
                </draw:g>
              </table:table-cell>
              <table:table-cell office:value-type="float" office:value="0.132846">
                <text:p>0.132846</text:p>
                <draw:g>
                  <svg:desc>Sheet1.AG2:Sheet1.AG89</svg:desc>
                </draw:g>
              </table:table-cell>
              <table:table-cell office:value-type="float" office:value="0.144498">
                <text:p>0.144498</text:p>
                <draw:g>
                  <svg:desc>Sheet1.BJ2:Sheet1.BJ89</svg:desc>
                </draw:g>
              </table:table-cell>
              <table:table-cell office:value-type="float" office:value="0.039819">
                <text:p>0.039819</text:p>
                <draw:g>
                  <svg:desc>Sheet1.BK2:Sheet1.BK89</svg:desc>
                </draw:g>
              </table:table-cell>
              <table:table-cell office:value-type="float" office:value="0.173752">
                <text:p>0.173752</text:p>
                <draw:g>
                  <svg:desc>Sheet1.AU2:Sheet1.AU89</svg:desc>
                </draw:g>
              </table:table-cell>
              <table:table-cell office:value-type="float" office:value="0.0677039">
                <text:p>0.0677039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112">
                <text:p>0.286112</text:p>
              </table:table-cell>
              <table:table-cell office:value-type="float" office:value="0.0505293">
                <text:p>0.0505293</text:p>
              </table:table-cell>
              <table:table-cell office:value-type="float" office:value="0.150762">
                <text:p>0.150762</text:p>
              </table:table-cell>
              <table:table-cell office:value-type="float" office:value="0.0725893">
                <text:p>0.0725893</text:p>
              </table:table-cell>
              <table:table-cell office:value-type="float" office:value="0.23492">
                <text:p>0.23492</text:p>
              </table:table-cell>
              <table:table-cell office:value-type="float" office:value="0.115774">
                <text:p>0.115774</text:p>
              </table:table-cell>
              <table:table-cell office:value-type="float" office:value="0.122041">
                <text:p>0.122041</text:p>
              </table:table-cell>
              <table:table-cell office:value-type="float" office:value="0.0281017">
                <text:p>0.0281017</text:p>
              </table:table-cell>
              <table:table-cell office:value-type="float" office:value="0.173282">
                <text:p>0.173282</text:p>
              </table:table-cell>
              <table:table-cell office:value-type="float" office:value="0.0684094">
                <text:p>0.0684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066">
                <text:p>0.286066</text:p>
              </table:table-cell>
              <table:table-cell office:value-type="float" office:value="0.0493381">
                <text:p>0.0493381</text:p>
              </table:table-cell>
              <table:table-cell office:value-type="float" office:value="0.150206">
                <text:p>0.150206</text:p>
              </table:table-cell>
              <table:table-cell office:value-type="float" office:value="0.0685804">
                <text:p>0.0685804</text:p>
              </table:table-cell>
              <table:table-cell office:value-type="float" office:value="0.236654">
                <text:p>0.236654</text:p>
              </table:table-cell>
              <table:table-cell office:value-type="float" office:value="0.0965451">
                <text:p>0.0965451</text:p>
              </table:table-cell>
              <table:table-cell office:value-type="float" office:value="0.12007">
                <text:p>0.12007</text:p>
              </table:table-cell>
              <table:table-cell office:value-type="float" office:value="0.034913">
                <text:p>0.034913</text:p>
              </table:table-cell>
              <table:table-cell office:value-type="float" office:value="0.171123">
                <text:p>0.171123</text:p>
              </table:table-cell>
              <table:table-cell office:value-type="float" office:value="0.0664307">
                <text:p>0.0664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631">
                <text:p>0.28631</text:p>
              </table:table-cell>
              <table:table-cell office:value-type="float" office:value="0.0478699">
                <text:p>0.0478699</text:p>
              </table:table-cell>
              <table:table-cell office:value-type="float" office:value="0.151863">
                <text:p>0.151863</text:p>
              </table:table-cell>
              <table:table-cell office:value-type="float" office:value="0.0676714">
                <text:p>0.0676714</text:p>
              </table:table-cell>
              <table:table-cell office:value-type="float" office:value="0.230378">
                <text:p>0.230378</text:p>
              </table:table-cell>
              <table:table-cell office:value-type="float" office:value="0.0975615">
                <text:p>0.0975615</text:p>
              </table:table-cell>
              <table:table-cell office:value-type="float" office:value="0.119043">
                <text:p>0.119043</text:p>
              </table:table-cell>
              <table:table-cell office:value-type="float" office:value="0.0354093">
                <text:p>0.0354093</text:p>
              </table:table-cell>
              <table:table-cell office:value-type="float" office:value="0.168426">
                <text:p>0.168426</text:p>
              </table:table-cell>
              <table:table-cell office:value-type="float" office:value="0.0628706">
                <text:p>0.0628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4854">
                <text:p>0.284854</text:p>
              </table:table-cell>
              <table:table-cell office:value-type="float" office:value="0.0535251">
                <text:p>0.0535251</text:p>
              </table:table-cell>
              <table:table-cell office:value-type="float" office:value="0.151987">
                <text:p>0.151987</text:p>
              </table:table-cell>
              <table:table-cell office:value-type="float" office:value="0.0634734">
                <text:p>0.0634734</text:p>
              </table:table-cell>
              <table:table-cell office:value-type="float" office:value="0.231155">
                <text:p>0.231155</text:p>
              </table:table-cell>
              <table:table-cell office:value-type="float" office:value="0.0979982">
                <text:p>0.0979982</text:p>
              </table:table-cell>
              <table:table-cell office:value-type="float" office:value="0.118314">
                <text:p>0.118314</text:p>
              </table:table-cell>
              <table:table-cell office:value-type="float" office:value="0.0361663">
                <text:p>0.0361663</text:p>
              </table:table-cell>
              <table:table-cell office:value-type="float" office:value="0.168996">
                <text:p>0.168996</text:p>
              </table:table-cell>
              <table:table-cell office:value-type="float" office:value="0.0627159">
                <text:p>0.062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171">
                <text:p>0.286171</text:p>
              </table:table-cell>
              <table:table-cell office:value-type="float" office:value="0.0553175">
                <text:p>0.0553175</text:p>
              </table:table-cell>
              <table:table-cell office:value-type="float" office:value="0.151596">
                <text:p>0.151596</text:p>
              </table:table-cell>
              <table:table-cell office:value-type="float" office:value="0.0604027">
                <text:p>0.0604027</text:p>
              </table:table-cell>
              <table:table-cell office:value-type="float" office:value="0.226469">
                <text:p>0.226469</text:p>
              </table:table-cell>
              <table:table-cell office:value-type="float" office:value="0.0972723">
                <text:p>0.0972723</text:p>
              </table:table-cell>
              <table:table-cell office:value-type="float" office:value="0.117553">
                <text:p>0.117553</text:p>
              </table:table-cell>
              <table:table-cell office:value-type="float" office:value="0.0373632">
                <text:p>0.0373632</text:p>
              </table:table-cell>
              <table:table-cell office:value-type="float" office:value="0.170168">
                <text:p>0.170168</text:p>
              </table:table-cell>
              <table:table-cell office:value-type="float" office:value="0.0622974">
                <text:p>0.0622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6652">
                <text:p>0.286652</text:p>
              </table:table-cell>
              <table:table-cell office:value-type="float" office:value="0.0575974">
                <text:p>0.0575974</text:p>
              </table:table-cell>
              <table:table-cell office:value-type="float" office:value="0.149262">
                <text:p>0.149262</text:p>
              </table:table-cell>
              <table:table-cell office:value-type="float" office:value="0.0587569">
                <text:p>0.0587569</text:p>
              </table:table-cell>
              <table:table-cell office:value-type="float" office:value="0.225476">
                <text:p>0.225476</text:p>
              </table:table-cell>
              <table:table-cell office:value-type="float" office:value="0.0959554">
                <text:p>0.0959554</text:p>
              </table:table-cell>
              <table:table-cell office:value-type="float" office:value="0.116833">
                <text:p>0.116833</text:p>
              </table:table-cell>
              <table:table-cell office:value-type="float" office:value="0.0358533">
                <text:p>0.0358533</text:p>
              </table:table-cell>
              <table:table-cell office:value-type="float" office:value="0.168279">
                <text:p>0.168279</text:p>
              </table:table-cell>
              <table:table-cell office:value-type="float" office:value="0.0575581">
                <text:p>0.0575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811">
                <text:p>0.285811</text:p>
              </table:table-cell>
              <table:table-cell office:value-type="float" office:value="0.0581663">
                <text:p>0.0581663</text:p>
              </table:table-cell>
              <table:table-cell office:value-type="float" office:value="0.149289">
                <text:p>0.149289</text:p>
              </table:table-cell>
              <table:table-cell office:value-type="float" office:value="0.058632">
                <text:p>0.058632</text:p>
              </table:table-cell>
              <table:table-cell office:value-type="float" office:value="0.224924">
                <text:p>0.224924</text:p>
              </table:table-cell>
              <table:table-cell office:value-type="float" office:value="0.0933819">
                <text:p>0.0933819</text:p>
              </table:table-cell>
              <table:table-cell office:value-type="float" office:value="0.117362">
                <text:p>0.117362</text:p>
              </table:table-cell>
              <table:table-cell office:value-type="float" office:value="0.0360128">
                <text:p>0.0360128</text:p>
              </table:table-cell>
              <table:table-cell office:value-type="float" office:value="0.166972">
                <text:p>0.166972</text:p>
              </table:table-cell>
              <table:table-cell office:value-type="float" office:value="0.0529019">
                <text:p>0.0529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5077">
                <text:p>0.285077</text:p>
              </table:table-cell>
              <table:table-cell office:value-type="float" office:value="0.0454223">
                <text:p>0.0454223</text:p>
              </table:table-cell>
              <table:table-cell office:value-type="float" office:value="0.150349">
                <text:p>0.150349</text:p>
              </table:table-cell>
              <table:table-cell office:value-type="float" office:value="0.0503766">
                <text:p>0.0503766</text:p>
              </table:table-cell>
              <table:table-cell office:value-type="float" office:value="0.223497">
                <text:p>0.223497</text:p>
              </table:table-cell>
              <table:table-cell office:value-type="float" office:value="0.0705776">
                <text:p>0.0705776</text:p>
              </table:table-cell>
              <table:table-cell office:value-type="float" office:value="0.114801">
                <text:p>0.114801</text:p>
              </table:table-cell>
              <table:table-cell office:value-type="float" office:value="0.0364857">
                <text:p>0.0364857</text:p>
              </table:table-cell>
              <table:table-cell office:value-type="float" office:value="0.166895">
                <text:p>0.166895</text:p>
              </table:table-cell>
              <table:table-cell office:value-type="float" office:value="0.0510424">
                <text:p>0.0510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262">
                <text:p>0.285262</text:p>
              </table:table-cell>
              <table:table-cell office:value-type="float" office:value="0.0358673">
                <text:p>0.0358673</text:p>
              </table:table-cell>
              <table:table-cell office:value-type="float" office:value="0.154096">
                <text:p>0.154096</text:p>
              </table:table-cell>
              <table:table-cell office:value-type="float" office:value="0.0287477">
                <text:p>0.0287477</text:p>
              </table:table-cell>
              <table:table-cell office:value-type="float" office:value="0.223693">
                <text:p>0.223693</text:p>
              </table:table-cell>
              <table:table-cell office:value-type="float" office:value="0.0639094">
                <text:p>0.0639094</text:p>
              </table:table-cell>
              <table:table-cell office:value-type="float" office:value="0.114349">
                <text:p>0.114349</text:p>
              </table:table-cell>
              <table:table-cell office:value-type="float" office:value="0.0344616">
                <text:p>0.0344616</text:p>
              </table:table-cell>
              <table:table-cell office:value-type="float" office:value="0.165752">
                <text:p>0.165752</text:p>
              </table:table-cell>
              <table:table-cell office:value-type="float" office:value="0.0383992">
                <text:p>0.0383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493">
                <text:p>0.28493</text:p>
              </table:table-cell>
              <table:table-cell office:value-type="float" office:value="0.0337334">
                <text:p>0.0337334</text:p>
              </table:table-cell>
              <table:table-cell office:value-type="float" office:value="0.156105">
                <text:p>0.156105</text:p>
              </table:table-cell>
              <table:table-cell office:value-type="float" office:value="0.0120156">
                <text:p>0.0120156</text:p>
              </table:table-cell>
              <table:table-cell office:value-type="float" office:value="0.224608">
                <text:p>0.224608</text:p>
              </table:table-cell>
              <table:table-cell office:value-type="float" office:value="0.0604973">
                <text:p>0.0604973</text:p>
              </table:table-cell>
              <table:table-cell office:value-type="float" office:value="0.114625">
                <text:p>0.114625</text:p>
              </table:table-cell>
              <table:table-cell office:value-type="float" office:value="0.0346913">
                <text:p>0.0346913</text:p>
              </table:table-cell>
              <table:table-cell office:value-type="float" office:value="0.15502">
                <text:p>0.15502</text:p>
              </table:table-cell>
              <table:table-cell office:value-type="float" office:value="-0.0336551">
                <text:p>-0.0336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677">
                <text:p>0.285677</text:p>
              </table:table-cell>
              <table:table-cell office:value-type="float" office:value="0.0291383">
                <text:p>0.0291383</text:p>
              </table:table-cell>
              <table:table-cell office:value-type="float" office:value="0.158096">
                <text:p>0.158096</text:p>
              </table:table-cell>
              <table:table-cell office:value-type="float" office:value="-0.00290169">
                <text:p>-0.00290169</text:p>
              </table:table-cell>
              <table:table-cell office:value-type="float" office:value="0.226588">
                <text:p>0.226588</text:p>
              </table:table-cell>
              <table:table-cell office:value-type="float" office:value="0.0309515">
                <text:p>0.0309515</text:p>
              </table:table-cell>
              <table:table-cell office:value-type="float" office:value="0.114997">
                <text:p>0.114997</text:p>
              </table:table-cell>
              <table:table-cell office:value-type="float" office:value="0.0351023">
                <text:p>0.0351023</text:p>
              </table:table-cell>
              <table:table-cell office:value-type="float" office:value="0.149364">
                <text:p>0.149364</text:p>
              </table:table-cell>
              <table:table-cell office:value-type="float" office:value="-0.0690106">
                <text:p>-0.0690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9036">
                <text:p>0.279036</text:p>
              </table:table-cell>
              <table:table-cell office:value-type="float" office:value="0.0165132">
                <text:p>0.0165132</text:p>
              </table:table-cell>
              <table:table-cell office:value-type="float" office:value="0.152659">
                <text:p>0.152659</text:p>
              </table:table-cell>
              <table:table-cell office:value-type="float" office:value="-0.0768275">
                <text:p>-0.0768275</text:p>
              </table:table-cell>
              <table:table-cell office:value-type="float" office:value="0.226983">
                <text:p>0.226983</text:p>
              </table:table-cell>
              <table:table-cell office:value-type="float" office:value="0.024214">
                <text:p>0.024214</text:p>
              </table:table-cell>
              <table:table-cell office:value-type="float" office:value="0.114603">
                <text:p>0.114603</text:p>
              </table:table-cell>
              <table:table-cell office:value-type="float" office:value="0.0346907">
                <text:p>0.0346907</text:p>
              </table:table-cell>
              <table:table-cell office:value-type="float" office:value="0.146855">
                <text:p>0.146855</text:p>
              </table:table-cell>
              <table:table-cell office:value-type="float" office:value="-0.0858316">
                <text:p>-0.0858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2765">
                <text:p>0.282765</text:p>
              </table:table-cell>
              <table:table-cell office:value-type="float" office:value="-0.0142909">
                <text:p>-0.0142909</text:p>
              </table:table-cell>
              <table:table-cell office:value-type="float" office:value="0.150698">
                <text:p>0.150698</text:p>
              </table:table-cell>
              <table:table-cell office:value-type="float" office:value="-0.0897686">
                <text:p>-0.0897686</text:p>
              </table:table-cell>
              <table:table-cell office:value-type="float" office:value="0.226543">
                <text:p>0.226543</text:p>
              </table:table-cell>
              <table:table-cell office:value-type="float" office:value="0.0216589">
                <text:p>0.0216589</text:p>
              </table:table-cell>
              <table:table-cell office:value-type="float" office:value="0.114637">
                <text:p>0.114637</text:p>
              </table:table-cell>
              <table:table-cell office:value-type="float" office:value="0.0349254">
                <text:p>0.0349254</text:p>
              </table:table-cell>
              <table:table-cell office:value-type="float" office:value="0.144824">
                <text:p>0.144824</text:p>
              </table:table-cell>
              <table:table-cell office:value-type="float" office:value="-0.0944603">
                <text:p>-0.0944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3129">
                <text:p>0.283129</text:p>
              </table:table-cell>
              <table:table-cell office:value-type="float" office:value="-0.0297016">
                <text:p>-0.0297016</text:p>
              </table:table-cell>
              <table:table-cell office:value-type="float" office:value="0.149922">
                <text:p>0.149922</text:p>
              </table:table-cell>
              <table:table-cell office:value-type="float" office:value="-0.0982483">
                <text:p>-0.0982483</text:p>
              </table:table-cell>
              <table:table-cell office:value-type="float" office:value="0.225822">
                <text:p>0.225822</text:p>
              </table:table-cell>
              <table:table-cell office:value-type="float" office:value="0.0102586">
                <text:p>0.0102586</text:p>
              </table:table-cell>
              <table:table-cell office:value-type="float" office:value="0.11574">
                <text:p>0.11574</text:p>
              </table:table-cell>
              <table:table-cell office:value-type="float" office:value="0.033768">
                <text:p>0.033768</text:p>
              </table:table-cell>
              <table:table-cell office:value-type="float" office:value="0.143895">
                <text:p>0.143895</text:p>
              </table:table-cell>
              <table:table-cell office:value-type="float" office:value="-0.103167">
                <text:p>-0.10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1187">
                <text:p>0.281187</text:p>
              </table:table-cell>
              <table:table-cell office:value-type="float" office:value="-0.0391201">
                <text:p>-0.0391201</text:p>
              </table:table-cell>
              <table:table-cell office:value-type="float" office:value="0.149025">
                <text:p>0.149025</text:p>
              </table:table-cell>
              <table:table-cell office:value-type="float" office:value="-0.102644">
                <text:p>-0.102644</text:p>
              </table:table-cell>
              <table:table-cell office:value-type="float" office:value="0.22106">
                <text:p>0.22106</text:p>
              </table:table-cell>
              <table:table-cell office:value-type="float" office:value="-0.00423077">
                <text:p>-0.00423077</text:p>
              </table:table-cell>
              <table:table-cell office:value-type="float" office:value="0.114311">
                <text:p>0.114311</text:p>
              </table:table-cell>
              <table:table-cell office:value-type="float" office:value="0.0288735">
                <text:p>0.0288735</text:p>
              </table:table-cell>
              <table:table-cell office:value-type="float" office:value="0.140351">
                <text:p>0.140351</text:p>
              </table:table-cell>
              <table:table-cell office:value-type="float" office:value="-0.1087">
                <text:p>-0.1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0026">
                <text:p>0.280026</text:p>
              </table:table-cell>
              <table:table-cell office:value-type="float" office:value="-0.0611689">
                <text:p>-0.0611689</text:p>
              </table:table-cell>
              <table:table-cell office:value-type="float" office:value="0.149247">
                <text:p>0.149247</text:p>
              </table:table-cell>
              <table:table-cell office:value-type="float" office:value="-0.105402">
                <text:p>-0.105402</text:p>
              </table:table-cell>
              <table:table-cell office:value-type="float" office:value="0.216387">
                <text:p>0.216387</text:p>
              </table:table-cell>
              <table:table-cell office:value-type="float" office:value="-0.0448011">
                <text:p>-0.0448011</text:p>
              </table:table-cell>
              <table:table-cell office:value-type="float" office:value="0.11354">
                <text:p>0.11354</text:p>
              </table:table-cell>
              <table:table-cell office:value-type="float" office:value="0.0198829">
                <text:p>0.0198829</text:p>
              </table:table-cell>
              <table:table-cell office:value-type="float" office:value="0.139175">
                <text:p>0.139175</text:p>
              </table:table-cell>
              <table:table-cell office:value-type="float" office:value="-0.127218">
                <text:p>-0.127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8341">
                <text:p>0.278341</text:p>
              </table:table-cell>
              <table:table-cell office:value-type="float" office:value="-0.0857294">
                <text:p>-0.0857294</text:p>
              </table:table-cell>
              <table:table-cell office:value-type="float" office:value="0.147274">
                <text:p>0.147274</text:p>
              </table:table-cell>
              <table:table-cell office:value-type="float" office:value="-0.120537">
                <text:p>-0.120537</text:p>
              </table:table-cell>
              <table:table-cell office:value-type="float" office:value="0.217132">
                <text:p>0.217132</text:p>
              </table:table-cell>
              <table:table-cell office:value-type="float" office:value="-0.051788">
                <text:p>-0.051788</text:p>
              </table:table-cell>
              <table:table-cell office:value-type="float" office:value="0.112547">
                <text:p>0.112547</text:p>
              </table:table-cell>
              <table:table-cell office:value-type="float" office:value="0.00632488">
                <text:p>0.00632488</text:p>
              </table:table-cell>
              <table:table-cell office:value-type="float" office:value="0.137446">
                <text:p>0.137446</text:p>
              </table:table-cell>
              <table:table-cell office:value-type="float" office:value="-0.141666">
                <text:p>-0.141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508">
                <text:p>0.27508</text:p>
              </table:table-cell>
              <table:table-cell office:value-type="float" office:value="-0.103667">
                <text:p>-0.103667</text:p>
              </table:table-cell>
              <table:table-cell office:value-type="float" office:value="0.144915">
                <text:p>0.144915</text:p>
              </table:table-cell>
              <table:table-cell office:value-type="float" office:value="-0.133095">
                <text:p>-0.133095</text:p>
              </table:table-cell>
              <table:table-cell office:value-type="float" office:value="0.216081">
                <text:p>0.216081</text:p>
              </table:table-cell>
              <table:table-cell office:value-type="float" office:value="-0.0805403">
                <text:p>-0.0805403</text:p>
              </table:table-cell>
              <table:table-cell office:value-type="float" office:value="0.1123">
                <text:p>0.1123</text:p>
              </table:table-cell>
              <table:table-cell office:value-type="float" office:value="-0.00184433">
                <text:p>-0.00184433</text:p>
              </table:table-cell>
              <table:table-cell office:value-type="float" office:value="0.135618">
                <text:p>0.135618</text:p>
              </table:table-cell>
              <table:table-cell office:value-type="float" office:value="-0.148595">
                <text:p>-0.148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4961">
                <text:p>0.274961</text:p>
              </table:table-cell>
              <table:table-cell office:value-type="float" office:value="-0.132493">
                <text:p>-0.132493</text:p>
              </table:table-cell>
              <table:table-cell office:value-type="float" office:value="0.14351">
                <text:p>0.14351</text:p>
              </table:table-cell>
              <table:table-cell office:value-type="float" office:value="-0.144462">
                <text:p>-0.144462</text:p>
              </table:table-cell>
              <table:table-cell office:value-type="float" office:value="0.201429">
                <text:p>0.201429</text:p>
              </table:table-cell>
              <table:table-cell office:value-type="float" office:value="-0.115848">
                <text:p>-0.115848</text:p>
              </table:table-cell>
              <table:table-cell office:value-type="float" office:value="0.112737">
                <text:p>0.112737</text:p>
              </table:table-cell>
              <table:table-cell office:value-type="float" office:value="-0.0129973">
                <text:p>-0.0129973</text:p>
              </table:table-cell>
              <table:table-cell office:value-type="float" office:value="0.133503">
                <text:p>0.133503</text:p>
              </table:table-cell>
              <table:table-cell office:value-type="float" office:value="-0.166676">
                <text:p>-0.166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6475">
                <text:p>0.276475</text:p>
              </table:table-cell>
              <table:table-cell office:value-type="float" office:value="-0.169399">
                <text:p>-0.169399</text:p>
              </table:table-cell>
              <table:table-cell office:value-type="float" office:value="0.142261">
                <text:p>0.142261</text:p>
              </table:table-cell>
              <table:table-cell office:value-type="float" office:value="-0.146436">
                <text:p>-0.146436</text:p>
              </table:table-cell>
              <table:table-cell office:value-type="float" office:value="0.201478">
                <text:p>0.201478</text:p>
              </table:table-cell>
              <table:table-cell office:value-type="float" office:value="-0.120339">
                <text:p>-0.120339</text:p>
              </table:table-cell>
              <table:table-cell office:value-type="float" office:value="0.114141">
                <text:p>0.114141</text:p>
              </table:table-cell>
              <table:table-cell office:value-type="float" office:value="-0.0162032">
                <text:p>-0.0162032</text:p>
              </table:table-cell>
              <table:table-cell office:value-type="float" office:value="0.127612">
                <text:p>0.127612</text:p>
              </table:table-cell>
              <table:table-cell office:value-type="float" office:value="-0.188347">
                <text:p>-0.188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893">
                <text:p>0.273893</text:p>
              </table:table-cell>
              <table:table-cell office:value-type="float" office:value="-0.178357">
                <text:p>-0.178357</text:p>
              </table:table-cell>
              <table:table-cell office:value-type="float" office:value="0.133368">
                <text:p>0.133368</text:p>
              </table:table-cell>
              <table:table-cell office:value-type="float" office:value="-0.167192">
                <text:p>-0.167192</text:p>
              </table:table-cell>
              <table:table-cell office:value-type="float" office:value="0.194599">
                <text:p>0.194599</text:p>
              </table:table-cell>
              <table:table-cell office:value-type="float" office:value="-0.137767">
                <text:p>-0.137767</text:p>
              </table:table-cell>
              <table:table-cell office:value-type="float" office:value="0.11252">
                <text:p>0.11252</text:p>
              </table:table-cell>
              <table:table-cell office:value-type="float" office:value="-0.0347282">
                <text:p>-0.0347282</text:p>
              </table:table-cell>
              <table:table-cell office:value-type="float" office:value="0.12713">
                <text:p>0.12713</text:p>
              </table:table-cell>
              <table:table-cell office:value-type="float" office:value="-0.194279">
                <text:p>-0.194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1119">
                <text:p>0.271119</text:p>
              </table:table-cell>
              <table:table-cell office:value-type="float" office:value="-0.183413">
                <text:p>-0.183413</text:p>
              </table:table-cell>
              <table:table-cell office:value-type="float" office:value="0.131087">
                <text:p>0.131087</text:p>
              </table:table-cell>
              <table:table-cell office:value-type="float" office:value="-0.17145">
                <text:p>-0.17145</text:p>
              </table:table-cell>
              <table:table-cell office:value-type="float" office:value="0.187716">
                <text:p>0.187716</text:p>
              </table:table-cell>
              <table:table-cell office:value-type="float" office:value="-0.148897">
                <text:p>-0.148897</text:p>
              </table:table-cell>
              <table:table-cell office:value-type="float" office:value="0.111578">
                <text:p>0.111578</text:p>
              </table:table-cell>
              <table:table-cell office:value-type="float" office:value="-0.0416683">
                <text:p>-0.0416683</text:p>
              </table:table-cell>
              <table:table-cell office:value-type="float" office:value="0.125625">
                <text:p>0.125625</text:p>
              </table:table-cell>
              <table:table-cell office:value-type="float" office:value="-0.195385">
                <text:p>-0.195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1091">
                <text:p>0.271091</text:p>
              </table:table-cell>
              <table:table-cell office:value-type="float" office:value="-0.19631">
                <text:p>-0.19631</text:p>
              </table:table-cell>
              <table:table-cell office:value-type="float" office:value="0.13105">
                <text:p>0.13105</text:p>
              </table:table-cell>
              <table:table-cell office:value-type="float" office:value="-0.172658">
                <text:p>-0.172658</text:p>
              </table:table-cell>
              <table:table-cell office:value-type="float" office:value="0.185214">
                <text:p>0.185214</text:p>
              </table:table-cell>
              <table:table-cell office:value-type="float" office:value="-0.156903">
                <text:p>-0.156903</text:p>
              </table:table-cell>
              <table:table-cell office:value-type="float" office:value="0.111886">
                <text:p>0.111886</text:p>
              </table:table-cell>
              <table:table-cell office:value-type="float" office:value="-0.0505266">
                <text:p>-0.0505266</text:p>
              </table:table-cell>
              <table:table-cell office:value-type="float" office:value="0.128222">
                <text:p>0.128222</text:p>
              </table:table-cell>
              <table:table-cell office:value-type="float" office:value="-0.197088">
                <text:p>-0.197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9488">
                <text:p>0.269488</text:p>
              </table:table-cell>
              <table:table-cell office:value-type="float" office:value="-0.203856">
                <text:p>-0.203856</text:p>
              </table:table-cell>
              <table:table-cell office:value-type="float" office:value="0.131762">
                <text:p>0.131762</text:p>
              </table:table-cell>
              <table:table-cell office:value-type="float" office:value="-0.173801">
                <text:p>-0.173801</text:p>
              </table:table-cell>
              <table:table-cell office:value-type="float" office:value="0.177648">
                <text:p>0.177648</text:p>
              </table:table-cell>
              <table:table-cell office:value-type="float" office:value="-0.180994">
                <text:p>-0.180994</text:p>
              </table:table-cell>
              <table:table-cell office:value-type="float" office:value="0.110657">
                <text:p>0.110657</text:p>
              </table:table-cell>
              <table:table-cell office:value-type="float" office:value="-0.0590584">
                <text:p>-0.0590584</text:p>
              </table:table-cell>
              <table:table-cell office:value-type="float" office:value="0.126317">
                <text:p>0.126317</text:p>
              </table:table-cell>
              <table:table-cell office:value-type="float" office:value="-0.196111">
                <text:p>-0.196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4771">
                <text:p>0.264771</text:p>
              </table:table-cell>
              <table:table-cell office:value-type="float" office:value="-0.210954">
                <text:p>-0.210954</text:p>
              </table:table-cell>
              <table:table-cell office:value-type="float" office:value="0.132102">
                <text:p>0.132102</text:p>
              </table:table-cell>
              <table:table-cell office:value-type="float" office:value="-0.173316">
                <text:p>-0.173316</text:p>
              </table:table-cell>
              <table:table-cell office:value-type="float" office:value="0.171348">
                <text:p>0.171348</text:p>
              </table:table-cell>
              <table:table-cell office:value-type="float" office:value="-0.197676">
                <text:p>-0.197676</text:p>
              </table:table-cell>
              <table:table-cell office:value-type="float" office:value="0.111533">
                <text:p>0.111533</text:p>
              </table:table-cell>
              <table:table-cell office:value-type="float" office:value="-0.0631217">
                <text:p>-0.0631217</text:p>
              </table:table-cell>
              <table:table-cell office:value-type="float" office:value="0.105252">
                <text:p>0.105252</text:p>
              </table:table-cell>
              <table:table-cell office:value-type="float" office:value="-0.195204">
                <text:p>-0.19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422">
                <text:p>0.264422</text:p>
              </table:table-cell>
              <table:table-cell office:value-type="float" office:value="-0.21704">
                <text:p>-0.21704</text:p>
              </table:table-cell>
              <table:table-cell office:value-type="float" office:value="0.132394">
                <text:p>0.132394</text:p>
              </table:table-cell>
              <table:table-cell office:value-type="float" office:value="-0.173078">
                <text:p>-0.173078</text:p>
              </table:table-cell>
              <table:table-cell office:value-type="float" office:value="0.167005">
                <text:p>0.167005</text:p>
              </table:table-cell>
              <table:table-cell office:value-type="float" office:value="-0.207758">
                <text:p>-0.207758</text:p>
              </table:table-cell>
              <table:table-cell office:value-type="float" office:value="0.110491">
                <text:p>0.110491</text:p>
              </table:table-cell>
              <table:table-cell office:value-type="float" office:value="-0.0680219">
                <text:p>-0.0680219</text:p>
              </table:table-cell>
              <table:table-cell office:value-type="float" office:value="0.0632033">
                <text:p>0.0632033</text:p>
              </table:table-cell>
              <table:table-cell office:value-type="float" office:value="-0.186357">
                <text:p>-0.186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4089">
                <text:p>0.264089</text:p>
              </table:table-cell>
              <table:table-cell office:value-type="float" office:value="-0.222921">
                <text:p>-0.222921</text:p>
              </table:table-cell>
              <table:table-cell office:value-type="float" office:value="0.132556">
                <text:p>0.132556</text:p>
              </table:table-cell>
              <table:table-cell office:value-type="float" office:value="-0.169822">
                <text:p>-0.169822</text:p>
              </table:table-cell>
              <table:table-cell office:value-type="float" office:value="0.16414">
                <text:p>0.16414</text:p>
              </table:table-cell>
              <table:table-cell office:value-type="float" office:value="-0.212138">
                <text:p>-0.212138</text:p>
              </table:table-cell>
              <table:table-cell office:value-type="float" office:value="0.110655">
                <text:p>0.110655</text:p>
              </table:table-cell>
              <table:table-cell office:value-type="float" office:value="-0.0707876">
                <text:p>-0.0707876</text:p>
              </table:table-cell>
              <table:table-cell office:value-type="float" office:value="0.0206161">
                <text:p>0.0206161</text:p>
              </table:table-cell>
              <table:table-cell office:value-type="float" office:value="-0.178055">
                <text:p>-0.178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3387">
                <text:p>0.263387</text:p>
              </table:table-cell>
              <table:table-cell office:value-type="float" office:value="-0.231253">
                <text:p>-0.231253</text:p>
              </table:table-cell>
              <table:table-cell office:value-type="float" office:value="0.127001">
                <text:p>0.127001</text:p>
              </table:table-cell>
              <table:table-cell office:value-type="float" office:value="-0.168048">
                <text:p>-0.168048</text:p>
              </table:table-cell>
              <table:table-cell office:value-type="float" office:value="0.16214">
                <text:p>0.16214</text:p>
              </table:table-cell>
              <table:table-cell office:value-type="float" office:value="-0.215118">
                <text:p>-0.215118</text:p>
              </table:table-cell>
              <table:table-cell office:value-type="float" office:value="0.109363">
                <text:p>0.109363</text:p>
              </table:table-cell>
              <table:table-cell office:value-type="float" office:value="-0.078419">
                <text:p>-0.078419</text:p>
              </table:table-cell>
              <table:table-cell office:value-type="float" office:value="0.0118325">
                <text:p>0.0118325</text:p>
              </table:table-cell>
              <table:table-cell office:value-type="float" office:value="-0.174945">
                <text:p>-0.174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13">
                <text:p>0.26613</text:p>
              </table:table-cell>
              <table:table-cell office:value-type="float" office:value="-0.230617">
                <text:p>-0.230617</text:p>
              </table:table-cell>
              <table:table-cell office:value-type="float" office:value="0.0405795">
                <text:p>0.0405795</text:p>
              </table:table-cell>
              <table:table-cell office:value-type="float" office:value="-0.151924">
                <text:p>-0.151924</text:p>
              </table:table-cell>
              <table:table-cell office:value-type="float" office:value="0.16083">
                <text:p>0.16083</text:p>
              </table:table-cell>
              <table:table-cell office:value-type="float" office:value="-0.215578">
                <text:p>-0.215578</text:p>
              </table:table-cell>
              <table:table-cell office:value-type="float" office:value="0.107802">
                <text:p>0.107802</text:p>
              </table:table-cell>
              <table:table-cell office:value-type="float" office:value="-0.084628">
                <text:p>-0.084628</text:p>
              </table:table-cell>
              <table:table-cell office:value-type="float" office:value="-0.00814218">
                <text:p>-0.00814218</text:p>
              </table:table-cell>
              <table:table-cell office:value-type="float" office:value="-0.169889">
                <text:p>-0.169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3932">
                <text:p>0.263932</text:p>
              </table:table-cell>
              <table:table-cell office:value-type="float" office:value="-0.230816">
                <text:p>-0.230816</text:p>
              </table:table-cell>
              <table:table-cell office:value-type="float" office:value="-0.00342193">
                <text:p>-0.00342193</text:p>
              </table:table-cell>
              <table:table-cell office:value-type="float" office:value="-0.146947">
                <text:p>-0.146947</text:p>
              </table:table-cell>
              <table:table-cell office:value-type="float" office:value="0.157599">
                <text:p>0.157599</text:p>
              </table:table-cell>
              <table:table-cell office:value-type="float" office:value="-0.218262">
                <text:p>-0.218262</text:p>
              </table:table-cell>
              <table:table-cell office:value-type="float" office:value="0.108545">
                <text:p>0.108545</text:p>
              </table:table-cell>
              <table:table-cell office:value-type="float" office:value="-0.0912927">
                <text:p>-0.0912927</text:p>
              </table:table-cell>
              <table:table-cell office:value-type="float" office:value="-0.0161493">
                <text:p>-0.0161493</text:p>
              </table:table-cell>
              <table:table-cell office:value-type="float" office:value="-0.170959">
                <text:p>-0.170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3843">
                <text:p>0.263843</text:p>
              </table:table-cell>
              <table:table-cell office:value-type="float" office:value="-0.230479">
                <text:p>-0.230479</text:p>
              </table:table-cell>
              <table:table-cell office:value-type="float" office:value="-0.0134215">
                <text:p>-0.0134215</text:p>
              </table:table-cell>
              <table:table-cell office:value-type="float" office:value="-0.144955">
                <text:p>-0.144955</text:p>
              </table:table-cell>
              <table:table-cell office:value-type="float" office:value="0.155548">
                <text:p>0.155548</text:p>
              </table:table-cell>
              <table:table-cell office:value-type="float" office:value="-0.219142">
                <text:p>-0.219142</text:p>
              </table:table-cell>
              <table:table-cell office:value-type="float" office:value="0.108329">
                <text:p>0.108329</text:p>
              </table:table-cell>
              <table:table-cell office:value-type="float" office:value="-0.0981513">
                <text:p>-0.0981513</text:p>
              </table:table-cell>
              <table:table-cell office:value-type="float" office:value="-0.0311954">
                <text:p>-0.0311954</text:p>
              </table:table-cell>
              <table:table-cell office:value-type="float" office:value="-0.168124">
                <text:p>-0.168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0987">
                <text:p>0.260987</text:p>
              </table:table-cell>
              <table:table-cell office:value-type="float" office:value="-0.228221">
                <text:p>-0.228221</text:p>
              </table:table-cell>
              <table:table-cell office:value-type="float" office:value="-0.0407064">
                <text:p>-0.0407064</text:p>
              </table:table-cell>
              <table:table-cell office:value-type="float" office:value="-0.138049">
                <text:p>-0.138049</text:p>
              </table:table-cell>
              <table:table-cell office:value-type="float" office:value="0.153717">
                <text:p>0.153717</text:p>
              </table:table-cell>
              <table:table-cell office:value-type="float" office:value="-0.236715">
                <text:p>-0.236715</text:p>
              </table:table-cell>
              <table:table-cell office:value-type="float" office:value="0.107947">
                <text:p>0.107947</text:p>
              </table:table-cell>
              <table:table-cell office:value-type="float" office:value="-0.0989112">
                <text:p>-0.0989112</text:p>
              </table:table-cell>
              <table:table-cell office:value-type="float" office:value="-0.0417738">
                <text:p>-0.0417738</text:p>
              </table:table-cell>
              <table:table-cell office:value-type="float" office:value="-0.164545">
                <text:p>-0.16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686">
                <text:p>0.236686</text:p>
              </table:table-cell>
              <table:table-cell office:value-type="float" office:value="-0.228513">
                <text:p>-0.228513</text:p>
              </table:table-cell>
              <table:table-cell office:value-type="float" office:value="-0.126811">
                <text:p>-0.126811</text:p>
              </table:table-cell>
              <table:table-cell office:value-type="float" office:value="-0.129105">
                <text:p>-0.129105</text:p>
              </table:table-cell>
              <table:table-cell office:value-type="float" office:value="0.153501">
                <text:p>0.153501</text:p>
              </table:table-cell>
              <table:table-cell office:value-type="float" office:value="-0.23959">
                <text:p>-0.23959</text:p>
              </table:table-cell>
              <table:table-cell office:value-type="float" office:value="0.107968">
                <text:p>0.107968</text:p>
              </table:table-cell>
              <table:table-cell office:value-type="float" office:value="-0.097783">
                <text:p>-0.097783</text:p>
              </table:table-cell>
              <table:table-cell office:value-type="float" office:value="-0.0452514">
                <text:p>-0.0452514</text:p>
              </table:table-cell>
              <table:table-cell office:value-type="float" office:value="-0.163527">
                <text:p>-0.163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1357">
                <text:p>0.231357</text:p>
              </table:table-cell>
              <table:table-cell office:value-type="float" office:value="-0.227349">
                <text:p>-0.227349</text:p>
              </table:table-cell>
              <table:table-cell office:value-type="float" office:value="-0.124641">
                <text:p>-0.124641</text:p>
              </table:table-cell>
              <table:table-cell office:value-type="float" office:value="-0.126597">
                <text:p>-0.126597</text:p>
              </table:table-cell>
              <table:table-cell office:value-type="float" office:value="0.152267">
                <text:p>0.152267</text:p>
              </table:table-cell>
              <table:table-cell office:value-type="float" office:value="-0.239744">
                <text:p>-0.239744</text:p>
              </table:table-cell>
              <table:table-cell office:value-type="float" office:value="0.108864">
                <text:p>0.108864</text:p>
              </table:table-cell>
              <table:table-cell office:value-type="float" office:value="-0.0978768">
                <text:p>-0.0978768</text:p>
              </table:table-cell>
              <table:table-cell office:value-type="float" office:value="-0.0447349">
                <text:p>-0.0447349</text:p>
              </table:table-cell>
              <table:table-cell office:value-type="float" office:value="-0.162564">
                <text:p>-0.162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4758">
                <text:p>0.204758</text:p>
              </table:table-cell>
              <table:table-cell office:value-type="float" office:value="-0.223621">
                <text:p>-0.223621</text:p>
              </table:table-cell>
              <table:table-cell office:value-type="float" office:value="-0.124451">
                <text:p>-0.124451</text:p>
              </table:table-cell>
              <table:table-cell office:value-type="float" office:value="-0.126796">
                <text:p>-0.126796</text:p>
              </table:table-cell>
              <table:table-cell office:value-type="float" office:value="0.154122">
                <text:p>0.154122</text:p>
              </table:table-cell>
              <table:table-cell office:value-type="float" office:value="-0.240129">
                <text:p>-0.240129</text:p>
              </table:table-cell>
              <table:table-cell office:value-type="float" office:value="0.105768">
                <text:p>0.105768</text:p>
              </table:table-cell>
              <table:table-cell office:value-type="float" office:value="-0.0966557">
                <text:p>-0.0966557</text:p>
              </table:table-cell>
              <table:table-cell office:value-type="float" office:value="-0.0411028">
                <text:p>-0.0411028</text:p>
              </table:table-cell>
              <table:table-cell office:value-type="float" office:value="-0.157471">
                <text:p>-0.157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3867">
                <text:p>0.173867</text:p>
              </table:table-cell>
              <table:table-cell office:value-type="float" office:value="-0.224889">
                <text:p>-0.224889</text:p>
              </table:table-cell>
              <table:table-cell office:value-type="float" office:value="-0.127377">
                <text:p>-0.127377</text:p>
              </table:table-cell>
              <table:table-cell office:value-type="float" office:value="-0.128756">
                <text:p>-0.128756</text:p>
              </table:table-cell>
              <table:table-cell office:value-type="float" office:value="0.156028">
                <text:p>0.156028</text:p>
              </table:table-cell>
              <table:table-cell office:value-type="float" office:value="-0.243793">
                <text:p>-0.243793</text:p>
              </table:table-cell>
              <table:table-cell office:value-type="float" office:value="0.0822228">
                <text:p>0.0822228</text:p>
              </table:table-cell>
              <table:table-cell office:value-type="float" office:value="-0.0906222">
                <text:p>-0.0906222</text:p>
              </table:table-cell>
              <table:table-cell office:value-type="float" office:value="-0.0409505">
                <text:p>-0.0409505</text:p>
              </table:table-cell>
              <table:table-cell office:value-type="float" office:value="-0.157365">
                <text:p>-0.157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5233">
                <text:p>0.165233</text:p>
              </table:table-cell>
              <table:table-cell office:value-type="float" office:value="-0.226612">
                <text:p>-0.226612</text:p>
              </table:table-cell>
              <table:table-cell office:value-type="float" office:value="-0.126642">
                <text:p>-0.126642</text:p>
              </table:table-cell>
              <table:table-cell office:value-type="float" office:value="-0.129603">
                <text:p>-0.129603</text:p>
              </table:table-cell>
              <table:table-cell office:value-type="float" office:value="0.152769">
                <text:p>0.152769</text:p>
              </table:table-cell>
              <table:table-cell office:value-type="float" office:value="-0.243191">
                <text:p>-0.243191</text:p>
              </table:table-cell>
              <table:table-cell office:value-type="float" office:value="0.0728242">
                <text:p>0.0728242</text:p>
              </table:table-cell>
              <table:table-cell office:value-type="float" office:value="-0.0911518">
                <text:p>-0.0911518</text:p>
              </table:table-cell>
              <table:table-cell office:value-type="float" office:value="-0.0418421">
                <text:p>-0.0418421</text:p>
              </table:table-cell>
              <table:table-cell office:value-type="float" office:value="-0.149903">
                <text:p>-0.149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7037">
                <text:p>0.147037</text:p>
              </table:table-cell>
              <table:table-cell office:value-type="float" office:value="-0.225075">
                <text:p>-0.225075</text:p>
              </table:table-cell>
              <table:table-cell office:value-type="float" office:value="-0.125985">
                <text:p>-0.125985</text:p>
              </table:table-cell>
              <table:table-cell office:value-type="float" office:value="-0.1297">
                <text:p>-0.1297</text:p>
              </table:table-cell>
              <table:table-cell office:value-type="float" office:value="0.127472">
                <text:p>0.127472</text:p>
              </table:table-cell>
              <table:table-cell office:value-type="float" office:value="-0.241239">
                <text:p>-0.241239</text:p>
              </table:table-cell>
              <table:table-cell office:value-type="float" office:value="0.0672522">
                <text:p>0.0672522</text:p>
              </table:table-cell>
              <table:table-cell office:value-type="float" office:value="-0.0910009">
                <text:p>-0.0910009</text:p>
              </table:table-cell>
              <table:table-cell office:value-type="float" office:value="-0.0333543">
                <text:p>-0.0333543</text:p>
              </table:table-cell>
              <table:table-cell office:value-type="float" office:value="-0.109067">
                <text:p>-0.109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474">
                <text:p>0.136474</text:p>
              </table:table-cell>
              <table:table-cell office:value-type="float" office:value="-0.224702">
                <text:p>-0.224702</text:p>
              </table:table-cell>
              <table:table-cell office:value-type="float" office:value="-0.125268">
                <text:p>-0.125268</text:p>
              </table:table-cell>
              <table:table-cell office:value-type="float" office:value="-0.127168">
                <text:p>-0.127168</text:p>
              </table:table-cell>
              <table:table-cell office:value-type="float" office:value="0.124038">
                <text:p>0.124038</text:p>
              </table:table-cell>
              <table:table-cell office:value-type="float" office:value="-0.240451">
                <text:p>-0.240451</text:p>
              </table:table-cell>
              <table:table-cell office:value-type="float" office:value="0.0654434">
                <text:p>0.0654434</text:p>
              </table:table-cell>
              <table:table-cell office:value-type="float" office:value="-0.0912721">
                <text:p>-0.0912721</text:p>
              </table:table-cell>
              <table:table-cell office:value-type="float" office:value="-0.0322484">
                <text:p>-0.0322484</text:p>
              </table:table-cell>
              <table:table-cell office:value-type="float" office:value="-0.0390409">
                <text:p>-0.0390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1926">
                <text:p>0.121926</text:p>
              </table:table-cell>
              <table:table-cell office:value-type="float" office:value="-0.224804">
                <text:p>-0.224804</text:p>
              </table:table-cell>
              <table:table-cell office:value-type="float" office:value="-0.118829">
                <text:p>-0.118829</text:p>
              </table:table-cell>
              <table:table-cell office:value-type="float" office:value="-0.110674">
                <text:p>-0.110674</text:p>
              </table:table-cell>
              <table:table-cell office:value-type="float" office:value="0.0923168">
                <text:p>0.0923168</text:p>
              </table:table-cell>
              <table:table-cell office:value-type="float" office:value="-0.234457">
                <text:p>-0.234457</text:p>
              </table:table-cell>
              <table:table-cell office:value-type="float" office:value="0.0594568">
                <text:p>0.0594568</text:p>
              </table:table-cell>
              <table:table-cell office:value-type="float" office:value="-0.089762">
                <text:p>-0.089762</text:p>
              </table:table-cell>
              <table:table-cell office:value-type="float" office:value="-0.0338331">
                <text:p>-0.0338331</text:p>
              </table:table-cell>
              <table:table-cell office:value-type="float" office:value="-0.0131814">
                <text:p>-0.0131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29921">
                <text:p>0.0929921</text:p>
              </table:table-cell>
              <table:table-cell office:value-type="float" office:value="-0.221668">
                <text:p>-0.221668</text:p>
              </table:table-cell>
              <table:table-cell office:value-type="float" office:value="-0.118401">
                <text:p>-0.118401</text:p>
              </table:table-cell>
              <table:table-cell office:value-type="float" office:value="-0.0481279">
                <text:p>-0.0481279</text:p>
              </table:table-cell>
              <table:table-cell office:value-type="float" office:value="0.0814661">
                <text:p>0.0814661</text:p>
              </table:table-cell>
              <table:table-cell office:value-type="float" office:value="-0.231508">
                <text:p>-0.231508</text:p>
              </table:table-cell>
              <table:table-cell office:value-type="float" office:value="0.0575159">
                <text:p>0.0575159</text:p>
              </table:table-cell>
              <table:table-cell office:value-type="float" office:value="-0.0881588">
                <text:p>-0.0881588</text:p>
              </table:table-cell>
              <table:table-cell office:value-type="float" office:value="-0.0195775">
                <text:p>-0.0195775</text:p>
              </table:table-cell>
              <table:table-cell office:value-type="float" office:value="0.0250769">
                <text:p>0.025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73938">
                <text:p>0.0473938</text:p>
              </table:table-cell>
              <table:table-cell office:value-type="float" office:value="-0.223486">
                <text:p>-0.223486</text:p>
              </table:table-cell>
              <table:table-cell office:value-type="float" office:value="-0.126497">
                <text:p>-0.126497</text:p>
              </table:table-cell>
              <table:table-cell office:value-type="float" office:value="-0.0362947">
                <text:p>-0.0362947</text:p>
              </table:table-cell>
              <table:table-cell office:value-type="float" office:value="0.0619431">
                <text:p>0.0619431</text:p>
              </table:table-cell>
              <table:table-cell office:value-type="float" office:value="-0.229481">
                <text:p>-0.229481</text:p>
              </table:table-cell>
              <table:table-cell office:value-type="float" office:value="0.040077">
                <text:p>0.040077</text:p>
              </table:table-cell>
              <table:table-cell office:value-type="float" office:value="-0.0857015">
                <text:p>-0.0857015</text:p>
              </table:table-cell>
              <table:table-cell office:value-type="float" office:value="-0.0172928">
                <text:p>-0.0172928</text:p>
              </table:table-cell>
              <table:table-cell office:value-type="float" office:value="0.0389124">
                <text:p>0.0389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4797">
                <text:p>0.0284797</text:p>
              </table:table-cell>
              <table:table-cell office:value-type="float" office:value="-0.224051">
                <text:p>-0.224051</text:p>
              </table:table-cell>
              <table:table-cell office:value-type="float" office:value="-0.125869">
                <text:p>-0.125869</text:p>
              </table:table-cell>
              <table:table-cell office:value-type="float" office:value="-0.0287602">
                <text:p>-0.0287602</text:p>
              </table:table-cell>
              <table:table-cell office:value-type="float" office:value="0.0506176">
                <text:p>0.0506176</text:p>
              </table:table-cell>
              <table:table-cell office:value-type="float" office:value="-0.226272">
                <text:p>-0.226272</text:p>
              </table:table-cell>
              <table:table-cell office:value-type="float" office:value="0.0381585">
                <text:p>0.0381585</text:p>
              </table:table-cell>
              <table:table-cell office:value-type="float" office:value="-0.087068">
                <text:p>-0.087068</text:p>
              </table:table-cell>
              <table:table-cell office:value-type="float" office:value="-0.0164232">
                <text:p>-0.0164232</text:p>
              </table:table-cell>
              <table:table-cell office:value-type="float" office:value="0.0437399">
                <text:p>0.0437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5771">
                <text:p>0.0215771</text:p>
              </table:table-cell>
              <table:table-cell office:value-type="float" office:value="-0.222111">
                <text:p>-0.222111</text:p>
              </table:table-cell>
              <table:table-cell office:value-type="float" office:value="-0.1212">
                <text:p>-0.1212</text:p>
              </table:table-cell>
              <table:table-cell office:value-type="float" office:value="-0.00494971">
                <text:p>-0.00494971</text:p>
              </table:table-cell>
              <table:table-cell office:value-type="float" office:value="0.0413975">
                <text:p>0.0413975</text:p>
              </table:table-cell>
              <table:table-cell office:value-type="float" office:value="-0.221246">
                <text:p>-0.221246</text:p>
              </table:table-cell>
              <table:table-cell office:value-type="float" office:value="0.0361479">
                <text:p>0.0361479</text:p>
              </table:table-cell>
              <table:table-cell office:value-type="float" office:value="-0.0875493">
                <text:p>-0.0875493</text:p>
              </table:table-cell>
              <table:table-cell office:value-type="float" office:value="-0.0108536">
                <text:p>-0.0108536</text:p>
              </table:table-cell>
              <table:table-cell office:value-type="float" office:value="0.0564616">
                <text:p>0.0564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99961">
                <text:p>0.00199961</text:p>
              </table:table-cell>
              <table:table-cell office:value-type="float" office:value="-0.220127">
                <text:p>-0.220127</text:p>
              </table:table-cell>
              <table:table-cell office:value-type="float" office:value="-0.118725">
                <text:p>-0.118725</text:p>
              </table:table-cell>
              <table:table-cell office:value-type="float" office:value="-0.00239216">
                <text:p>-0.00239216</text:p>
              </table:table-cell>
              <table:table-cell office:value-type="float" office:value="0.0247118">
                <text:p>0.0247118</text:p>
              </table:table-cell>
              <table:table-cell office:value-type="float" office:value="-0.215774">
                <text:p>-0.215774</text:p>
              </table:table-cell>
              <table:table-cell office:value-type="float" office:value="0.0323232">
                <text:p>0.0323232</text:p>
              </table:table-cell>
              <table:table-cell office:value-type="float" office:value="-0.0875193">
                <text:p>-0.0875193</text:p>
              </table:table-cell>
              <table:table-cell office:value-type="float" office:value="-0.00393177">
                <text:p>-0.00393177</text:p>
              </table:table-cell>
              <table:table-cell office:value-type="float" office:value="0.0715658">
                <text:p>0.0715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123256">
                <text:p>-0.00123256</text:p>
              </table:table-cell>
              <table:table-cell office:value-type="float" office:value="-0.220247">
                <text:p>-0.220247</text:p>
              </table:table-cell>
              <table:table-cell office:value-type="float" office:value="-0.11882">
                <text:p>-0.11882</text:p>
              </table:table-cell>
              <table:table-cell office:value-type="float" office:value="-0.00226108">
                <text:p>-0.00226108</text:p>
              </table:table-cell>
              <table:table-cell office:value-type="float" office:value="0.0217294">
                <text:p>0.0217294</text:p>
              </table:table-cell>
              <table:table-cell office:value-type="float" office:value="-0.216183">
                <text:p>-0.216183</text:p>
              </table:table-cell>
              <table:table-cell office:value-type="float" office:value="0.0207372">
                <text:p>0.0207372</text:p>
              </table:table-cell>
              <table:table-cell office:value-type="float" office:value="-0.0866792">
                <text:p>-0.0866792</text:p>
              </table:table-cell>
              <table:table-cell office:value-type="float" office:value="-0.00313169">
                <text:p>-0.00313169</text:p>
              </table:table-cell>
              <table:table-cell office:value-type="float" office:value="0.0783399">
                <text:p>0.0783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36923">
                <text:p>-0.0136923</text:p>
              </table:table-cell>
              <table:table-cell office:value-type="float" office:value="-0.218876">
                <text:p>-0.218876</text:p>
              </table:table-cell>
              <table:table-cell office:value-type="float" office:value="-0.119881">
                <text:p>-0.119881</text:p>
              </table:table-cell>
              <table:table-cell office:value-type="float" office:value="-0.00229011">
                <text:p>-0.00229011</text:p>
              </table:table-cell>
              <table:table-cell office:value-type="float" office:value="0.00968048">
                <text:p>0.00968048</text:p>
              </table:table-cell>
              <table:table-cell office:value-type="float" office:value="-0.215584">
                <text:p>-0.215584</text:p>
              </table:table-cell>
              <table:table-cell office:value-type="float" office:value="0.0120923">
                <text:p>0.0120923</text:p>
              </table:table-cell>
              <table:table-cell office:value-type="float" office:value="-0.0855919">
                <text:p>-0.0855919</text:p>
              </table:table-cell>
              <table:table-cell office:value-type="float" office:value="-0.0031994">
                <text:p>-0.0031994</text:p>
              </table:table-cell>
              <table:table-cell office:value-type="float" office:value="0.0777134">
                <text:p>0.0777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5445">
                <text:p>-0.0265445</text:p>
              </table:table-cell>
              <table:table-cell office:value-type="float" office:value="-0.218333">
                <text:p>-0.218333</text:p>
              </table:table-cell>
              <table:table-cell office:value-type="float" office:value="-0.122299">
                <text:p>-0.122299</text:p>
              </table:table-cell>
              <table:table-cell office:value-type="float" office:value="-0.00147978">
                <text:p>-0.00147978</text:p>
              </table:table-cell>
              <table:table-cell office:value-type="float" office:value="0.000407631">
                <text:p>0.000407631</text:p>
              </table:table-cell>
              <table:table-cell office:value-type="float" office:value="-0.213956">
                <text:p>-0.213956</text:p>
              </table:table-cell>
              <table:table-cell office:value-type="float" office:value="0.00782108">
                <text:p>0.00782108</text:p>
              </table:table-cell>
              <table:table-cell office:value-type="float" office:value="-0.0842316">
                <text:p>-0.0842316</text:p>
              </table:table-cell>
              <table:table-cell office:value-type="float" office:value="-0.00302779">
                <text:p>-0.00302779</text:p>
              </table:table-cell>
              <table:table-cell office:value-type="float" office:value="0.0766436">
                <text:p>0.0766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80633">
                <text:p>-0.0280633</text:p>
              </table:table-cell>
              <table:table-cell office:value-type="float" office:value="-0.217797">
                <text:p>-0.217797</text:p>
              </table:table-cell>
              <table:table-cell office:value-type="float" office:value="-0.122122">
                <text:p>-0.122122</text:p>
              </table:table-cell>
              <table:table-cell office:value-type="float" office:value="0.001066">
                <text:p>0.001066</text:p>
              </table:table-cell>
              <table:table-cell office:value-type="float" office:value="-0.00952467">
                <text:p>-0.00952467</text:p>
              </table:table-cell>
              <table:table-cell office:value-type="float" office:value="-0.213186">
                <text:p>-0.213186</text:p>
              </table:table-cell>
              <table:table-cell office:value-type="float" office:value="0.00596763">
                <text:p>0.00596763</text:p>
              </table:table-cell>
              <table:table-cell office:value-type="float" office:value="-0.0823589">
                <text:p>-0.0823589</text:p>
              </table:table-cell>
              <table:table-cell office:value-type="float" office:value="-0.0040448">
                <text:p>-0.0040448</text:p>
              </table:table-cell>
              <table:table-cell office:value-type="float" office:value="0.0757998">
                <text:p>0.0757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28667">
                <text:p>-0.0328667</text:p>
              </table:table-cell>
              <table:table-cell office:value-type="float" office:value="-0.218227">
                <text:p>-0.218227</text:p>
              </table:table-cell>
              <table:table-cell office:value-type="float" office:value="-0.122672">
                <text:p>-0.122672</text:p>
              </table:table-cell>
              <table:table-cell office:value-type="float" office:value="0.00180765">
                <text:p>0.00180765</text:p>
              </table:table-cell>
              <table:table-cell office:value-type="float" office:value="-0.0335679">
                <text:p>-0.0335679</text:p>
              </table:table-cell>
              <table:table-cell office:value-type="float" office:value="-0.20967">
                <text:p>-0.20967</text:p>
              </table:table-cell>
              <table:table-cell office:value-type="float" office:value="0.00264929">
                <text:p>0.00264929</text:p>
              </table:table-cell>
              <table:table-cell office:value-type="float" office:value="-0.081338">
                <text:p>-0.081338</text:p>
              </table:table-cell>
              <table:table-cell office:value-type="float" office:value="-0.0041348">
                <text:p>-0.0041348</text:p>
              </table:table-cell>
              <table:table-cell office:value-type="float" office:value="0.07581">
                <text:p>0.07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6802">
                <text:p>-0.0556802</text:p>
              </table:table-cell>
              <table:table-cell office:value-type="float" office:value="-0.216409">
                <text:p>-0.216409</text:p>
              </table:table-cell>
              <table:table-cell office:value-type="float" office:value="-0.122588">
                <text:p>-0.122588</text:p>
              </table:table-cell>
              <table:table-cell office:value-type="float" office:value="0.00308281">
                <text:p>0.00308281</text:p>
              </table:table-cell>
              <table:table-cell office:value-type="float" office:value="-0.0381337">
                <text:p>-0.0381337</text:p>
              </table:table-cell>
              <table:table-cell office:value-type="float" office:value="-0.208728">
                <text:p>-0.208728</text:p>
              </table:table-cell>
              <table:table-cell office:value-type="float" office:value="-0.000503539">
                <text:p>-0.000503539</text:p>
              </table:table-cell>
              <table:table-cell office:value-type="float" office:value="-0.080835">
                <text:p>-0.080835</text:p>
              </table:table-cell>
              <table:table-cell office:value-type="float" office:value="-0.0039652">
                <text:p>-0.0039652</text:p>
              </table:table-cell>
              <table:table-cell office:value-type="float" office:value="0.0753161">
                <text:p>0.0753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615035">
                <text:p>-0.0615035</text:p>
              </table:table-cell>
              <table:table-cell office:value-type="float" office:value="-0.214924">
                <text:p>-0.214924</text:p>
              </table:table-cell>
              <table:table-cell office:value-type="float" office:value="-0.122309">
                <text:p>-0.122309</text:p>
              </table:table-cell>
              <table:table-cell office:value-type="float" office:value="0.00645961">
                <text:p>0.00645961</text:p>
              </table:table-cell>
              <table:table-cell office:value-type="float" office:value="-0.0511296">
                <text:p>-0.0511296</text:p>
              </table:table-cell>
              <table:table-cell office:value-type="float" office:value="-0.205379">
                <text:p>-0.205379</text:p>
              </table:table-cell>
              <table:table-cell office:value-type="float" office:value="0.0009212">
                <text:p>0.0009212</text:p>
              </table:table-cell>
              <table:table-cell office:value-type="float" office:value="-0.0810878">
                <text:p>-0.0810878</text:p>
              </table:table-cell>
              <table:table-cell office:value-type="float" office:value="-0.00382411">
                <text:p>-0.00382411</text:p>
              </table:table-cell>
              <table:table-cell office:value-type="float" office:value="0.0733618">
                <text:p>0.0733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00751">
                <text:p>-0.0700751</text:p>
              </table:table-cell>
              <table:table-cell office:value-type="float" office:value="-0.214081">
                <text:p>-0.214081</text:p>
              </table:table-cell>
              <table:table-cell office:value-type="float" office:value="-0.120887">
                <text:p>-0.120887</text:p>
              </table:table-cell>
              <table:table-cell office:value-type="float" office:value="0.00838038">
                <text:p>0.00838038</text:p>
              </table:table-cell>
              <table:table-cell office:value-type="float" office:value="-0.0679888">
                <text:p>-0.0679888</text:p>
              </table:table-cell>
              <table:table-cell office:value-type="float" office:value="-0.20328">
                <text:p>-0.20328</text:p>
              </table:table-cell>
              <table:table-cell office:value-type="float" office:value="0.00182589">
                <text:p>0.00182589</text:p>
              </table:table-cell>
              <table:table-cell office:value-type="float" office:value="-0.080958">
                <text:p>-0.08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707995">
                <text:p>-0.0707995</text:p>
              </table:table-cell>
              <table:table-cell office:value-type="float" office:value="-0.214168">
                <text:p>-0.214168</text:p>
              </table:table-cell>
              <table:table-cell office:value-type="float" office:value="-0.120512">
                <text:p>-0.120512</text:p>
              </table:table-cell>
              <table:table-cell office:value-type="float" office:value="0.00908695">
                <text:p>0.00908695</text:p>
              </table:table-cell>
              <table:table-cell office:value-type="float" office:value="-0.0700276">
                <text:p>-0.0700276</text:p>
              </table:table-cell>
              <table:table-cell office:value-type="float" office:value="-0.202843">
                <text:p>-0.202843</text:p>
              </table:table-cell>
              <table:table-cell office:value-type="float" office:value="0.00278862">
                <text:p>0.00278862</text:p>
              </table:table-cell>
              <table:table-cell office:value-type="float" office:value="-0.081661">
                <text:p>-0.08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753704">
                <text:p>-0.0753704</text:p>
              </table:table-cell>
              <table:table-cell office:value-type="float" office:value="-0.21478">
                <text:p>-0.21478</text:p>
              </table:table-cell>
              <table:table-cell office:value-type="float" office:value="-0.121991">
                <text:p>-0.121991</text:p>
              </table:table-cell>
              <table:table-cell office:value-type="float" office:value="0.0106441">
                <text:p>0.0106441</text:p>
              </table:table-cell>
              <table:table-cell office:value-type="float" office:value="-0.0796103">
                <text:p>-0.0796103</text:p>
              </table:table-cell>
              <table:table-cell office:value-type="float" office:value="-0.200433">
                <text:p>-0.200433</text:p>
              </table:table-cell>
              <table:table-cell office:value-type="float" office:value="0.00492945">
                <text:p>0.00492945</text:p>
              </table:table-cell>
              <table:table-cell office:value-type="float" office:value="-0.0826127">
                <text:p>-0.082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59878">
                <text:p>-0.0859878</text:p>
              </table:table-cell>
              <table:table-cell office:value-type="float" office:value="-0.212632">
                <text:p>-0.21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64694">
                <text:p>-0.0864694</text:p>
              </table:table-cell>
              <table:table-cell office:value-type="float" office:value="-0.197478">
                <text:p>-0.197478</text:p>
              </table:table-cell>
              <table:table-cell office:value-type="float" office:value="0.00613735">
                <text:p>0.00613735</text:p>
              </table:table-cell>
              <table:table-cell office:value-type="float" office:value="-0.0822429">
                <text:p>-0.08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10546">
                <text:p>-0.0910546</text:p>
              </table:table-cell>
              <table:table-cell office:value-type="float" office:value="-0.211366">
                <text:p>-0.21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113">
                <text:p>-0.102113</text:p>
              </table:table-cell>
              <table:table-cell office:value-type="float" office:value="-0.187643">
                <text:p>-0.187643</text:p>
              </table:table-cell>
              <table:table-cell office:value-type="float" office:value="0.00487246">
                <text:p>0.00487246</text:p>
              </table:table-cell>
              <table:table-cell office:value-type="float" office:value="-0.0826983">
                <text:p>-0.082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76417">
                <text:p>-0.0976417</text:p>
              </table:table-cell>
              <table:table-cell office:value-type="float" office:value="-0.207961">
                <text:p>-0.20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7778">
                <text:p>-0.107778</text:p>
              </table:table-cell>
              <table:table-cell office:value-type="float" office:value="-0.185688">
                <text:p>-0.185688</text:p>
              </table:table-cell>
              <table:table-cell office:value-type="float" office:value="0.00550648">
                <text:p>0.00550648</text:p>
              </table:table-cell>
              <table:table-cell office:value-type="float" office:value="-0.0827024">
                <text:p>-0.08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76025">
                <text:p>-0.0976025</text:p>
              </table:table-cell>
              <table:table-cell office:value-type="float" office:value="-0.206614">
                <text:p>-0.20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4737">
                <text:p>-0.114737</text:p>
              </table:table-cell>
              <table:table-cell office:value-type="float" office:value="-0.184954">
                <text:p>-0.184954</text:p>
              </table:table-cell>
              <table:table-cell office:value-type="float" office:value="0.00674344">
                <text:p>0.00674344</text:p>
              </table:table-cell>
              <table:table-cell office:value-type="float" office:value="-0.0814776">
                <text:p>-0.081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4391">
                <text:p>-0.0984391</text:p>
              </table:table-cell>
              <table:table-cell office:value-type="float" office:value="-0.204303">
                <text:p>-0.20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6503">
                <text:p>-0.116503</text:p>
              </table:table-cell>
              <table:table-cell office:value-type="float" office:value="-0.183434">
                <text:p>-0.183434</text:p>
              </table:table-cell>
              <table:table-cell office:value-type="float" office:value="0.00986798">
                <text:p>0.00986798</text:p>
              </table:table-cell>
              <table:table-cell office:value-type="float" office:value="-0.0619929">
                <text:p>-0.061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92926">
                <text:p>-0.0992926</text:p>
              </table:table-cell>
              <table:table-cell office:value-type="float" office:value="-0.198749">
                <text:p>-0.19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7533">
                <text:p>-0.117533</text:p>
              </table:table-cell>
              <table:table-cell office:value-type="float" office:value="-0.183751">
                <text:p>-0.183751</text:p>
              </table:table-cell>
              <table:table-cell office:value-type="float" office:value="0.0107632">
                <text:p>0.0107632</text:p>
              </table:table-cell>
              <table:table-cell office:value-type="float" office:value="-0.0558861">
                <text:p>-0.055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03135">
                <text:p>-0.103135</text:p>
              </table:table-cell>
              <table:table-cell office:value-type="float" office:value="-0.176367">
                <text:p>-0.17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8545">
                <text:p>-0.118545</text:p>
              </table:table-cell>
              <table:table-cell office:value-type="float" office:value="-0.18287">
                <text:p>-0.18287</text:p>
              </table:table-cell>
              <table:table-cell office:value-type="float" office:value="0.00923536">
                <text:p>0.00923536</text:p>
              </table:table-cell>
              <table:table-cell office:value-type="float" office:value="-0.0481166">
                <text:p>-0.048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07611">
                <text:p>-0.107611</text:p>
              </table:table-cell>
              <table:table-cell office:value-type="float" office:value="-0.159645">
                <text:p>-0.15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61">
                <text:p>-0.12561</text:p>
              </table:table-cell>
              <table:table-cell office:value-type="float" office:value="-0.177806">
                <text:p>-0.177806</text:p>
              </table:table-cell>
              <table:table-cell office:value-type="float" office:value="0.00920152">
                <text:p>0.00920152</text:p>
              </table:table-cell>
              <table:table-cell office:value-type="float" office:value="-0.0386132">
                <text:p>-0.038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06179">
                <text:p>-0.106179</text:p>
              </table:table-cell>
              <table:table-cell office:value-type="float" office:value="-0.150894">
                <text:p>-0.15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9179">
                <text:p>-0.129179</text:p>
              </table:table-cell>
              <table:table-cell office:value-type="float" office:value="-0.178602">
                <text:p>-0.178602</text:p>
              </table:table-cell>
              <table:table-cell office:value-type="float" office:value="0.00747752">
                <text:p>0.00747752</text:p>
              </table:table-cell>
              <table:table-cell office:value-type="float" office:value="-0.0315965">
                <text:p>-0.031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03724">
                <text:p>-0.103724</text:p>
              </table:table-cell>
              <table:table-cell office:value-type="float" office:value="-0.142605">
                <text:p>-0.14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787">
                <text:p>-0.131787</text:p>
              </table:table-cell>
              <table:table-cell office:value-type="float" office:value="-0.176713">
                <text:p>-0.176713</text:p>
              </table:table-cell>
              <table:table-cell office:value-type="float" office:value="0.00799136">
                <text:p>0.00799136</text:p>
              </table:table-cell>
              <table:table-cell office:value-type="float" office:value="-0.0294164">
                <text:p>-0.029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05331">
                <text:p>-0.105331</text:p>
              </table:table-cell>
              <table:table-cell office:value-type="float" office:value="-0.138936">
                <text:p>-0.13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111">
                <text:p>-0.133111</text:p>
              </table:table-cell>
              <table:table-cell office:value-type="float" office:value="-0.173485">
                <text:p>-0.173485</text:p>
              </table:table-cell>
              <table:table-cell office:value-type="float" office:value="0.0105437">
                <text:p>0.0105437</text:p>
              </table:table-cell>
              <table:table-cell office:value-type="float" office:value="-0.024942">
                <text:p>-0.024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7055">
                <text:p>-0.107055</text:p>
              </table:table-cell>
              <table:table-cell office:value-type="float" office:value="-0.125435">
                <text:p>-0.12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4537">
                <text:p>-0.134537</text:p>
              </table:table-cell>
              <table:table-cell office:value-type="float" office:value="-0.167038">
                <text:p>-0.167038</text:p>
              </table:table-cell>
              <table:table-cell office:value-type="float" office:value="0.0102996">
                <text:p>0.0102996</text:p>
              </table:table-cell>
              <table:table-cell office:value-type="float" office:value="-0.0218497">
                <text:p>-0.021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06853">
                <text:p>-0.106853</text:p>
              </table:table-cell>
              <table:table-cell office:value-type="float" office:value="-0.122732">
                <text:p>-0.12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821">
                <text:p>-0.132821</text:p>
              </table:table-cell>
              <table:table-cell office:value-type="float" office:value="-0.146758">
                <text:p>-0.146758</text:p>
              </table:table-cell>
              <table:table-cell office:value-type="float" office:value="0.00891864">
                <text:p>0.00891864</text:p>
              </table:table-cell>
              <table:table-cell office:value-type="float" office:value="-0.017454">
                <text:p>-0.01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5783">
                <text:p>-0.105783</text:p>
              </table:table-cell>
              <table:table-cell office:value-type="float" office:value="-0.115395">
                <text:p>-0.11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243">
                <text:p>-0.132243</text:p>
              </table:table-cell>
              <table:table-cell office:value-type="float" office:value="-0.136885">
                <text:p>-0.136885</text:p>
              </table:table-cell>
              <table:table-cell office:value-type="float" office:value="0.00927805">
                <text:p>0.00927805</text:p>
              </table:table-cell>
              <table:table-cell office:value-type="float" office:value="-0.00353093">
                <text:p>-0.0035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6677">
                <text:p>-0.106677</text:p>
              </table:table-cell>
              <table:table-cell office:value-type="float" office:value="-0.106342">
                <text:p>-0.10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485">
                <text:p>-0.132485</text:p>
              </table:table-cell>
              <table:table-cell office:value-type="float" office:value="-0.119352">
                <text:p>-0.119352</text:p>
              </table:table-cell>
              <table:table-cell office:value-type="float" office:value="0.00916944">
                <text:p>0.00916944</text:p>
              </table:table-cell>
              <table:table-cell office:value-type="float" office:value="0.00264633">
                <text:p>0.0026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0818">
                <text:p>-0.10818</text:p>
              </table:table-cell>
              <table:table-cell office:value-type="float" office:value="-0.0970772">
                <text:p>-0.097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118">
                <text:p>-0.133118</text:p>
              </table:table-cell>
              <table:table-cell office:value-type="float" office:value="-0.118482">
                <text:p>-0.118482</text:p>
              </table:table-cell>
              <table:table-cell office:value-type="float" office:value="0.00978626">
                <text:p>0.00978626</text:p>
              </table:table-cell>
              <table:table-cell office:value-type="float" office:value="0.00410179">
                <text:p>0.0041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11586">
                <text:p>-0.111586</text:p>
              </table:table-cell>
              <table:table-cell office:value-type="float" office:value="-0.0816341">
                <text:p>-0.081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419">
                <text:p>-0.133419</text:p>
              </table:table-cell>
              <table:table-cell office:value-type="float" office:value="-0.102802">
                <text:p>-0.102802</text:p>
              </table:table-cell>
              <table:table-cell office:value-type="float" office:value="0.00965527">
                <text:p>0.00965527</text:p>
              </table:table-cell>
              <table:table-cell office:value-type="float" office:value="0.0111253">
                <text:p>0.011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1448">
                <text:p>-0.11448</text:p>
              </table:table-cell>
              <table:table-cell office:value-type="float" office:value="-0.0658708">
                <text:p>-0.065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945">
                <text:p>-0.133945</text:p>
              </table:table-cell>
              <table:table-cell office:value-type="float" office:value="-0.0959162">
                <text:p>-0.0959162</text:p>
              </table:table-cell>
              <table:table-cell office:value-type="float" office:value="0.0101819">
                <text:p>0.0101819</text:p>
              </table:table-cell>
              <table:table-cell office:value-type="float" office:value="0.013451">
                <text:p>0.01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14958">
                <text:p>-0.114958</text:p>
              </table:table-cell>
              <table:table-cell office:value-type="float" office:value="-0.0385602">
                <text:p>-0.038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092">
                <text:p>-0.133092</text:p>
              </table:table-cell>
              <table:table-cell office:value-type="float" office:value="-0.0930471">
                <text:p>-0.0930471</text:p>
              </table:table-cell>
              <table:table-cell office:value-type="float" office:value="0.00942262">
                <text:p>0.00942262</text:p>
              </table:table-cell>
              <table:table-cell office:value-type="float" office:value="0.0185205">
                <text:p>0.018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4546">
                <text:p>-0.114546</text:p>
              </table:table-cell>
              <table:table-cell office:value-type="float" office:value="-0.0166056">
                <text:p>-0.016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9923">
                <text:p>-0.129923</text:p>
              </table:table-cell>
              <table:table-cell office:value-type="float" office:value="-0.0851749">
                <text:p>-0.0851749</text:p>
              </table:table-cell>
              <table:table-cell office:value-type="float" office:value="0.00969897">
                <text:p>0.00969897</text:p>
              </table:table-cell>
              <table:table-cell office:value-type="float" office:value="0.0196923">
                <text:p>0.01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15818">
                <text:p>-0.115818</text:p>
              </table:table-cell>
              <table:table-cell office:value-type="float" office:value="-0.0130093">
                <text:p>-0.013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09">
                <text:p>-0.13109</text:p>
              </table:table-cell>
              <table:table-cell office:value-type="float" office:value="-0.0476543">
                <text:p>-0.0476543</text:p>
              </table:table-cell>
              <table:table-cell office:value-type="float" office:value="0.00839933">
                <text:p>0.00839933</text:p>
              </table:table-cell>
              <table:table-cell office:value-type="float" office:value="0.0199911">
                <text:p>0.019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15747">
                <text:p>-0.115747</text:p>
              </table:table-cell>
              <table:table-cell office:value-type="float" office:value="-0.00695877">
                <text:p>-0.006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355">
                <text:p>-0.131355</text:p>
              </table:table-cell>
              <table:table-cell office:value-type="float" office:value="-0.0397642">
                <text:p>-0.0397642</text:p>
              </table:table-cell>
              <table:table-cell office:value-type="float" office:value="0.00837116">
                <text:p>0.00837116</text:p>
              </table:table-cell>
              <table:table-cell office:value-type="float" office:value="0.0189029">
                <text:p>0.018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15824">
                <text:p>-0.115824</text:p>
              </table:table-cell>
              <table:table-cell office:value-type="float" office:value="0.00712982">
                <text:p>0.0071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9546">
                <text:p>-0.129546</text:p>
              </table:table-cell>
              <table:table-cell office:value-type="float" office:value="-0.0333812">
                <text:p>-0.0333812</text:p>
              </table:table-cell>
              <table:table-cell office:value-type="float" office:value="0.00775028">
                <text:p>0.00775028</text:p>
              </table:table-cell>
              <table:table-cell office:value-type="float" office:value="0.0185963">
                <text:p>0.01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5738">
                <text:p>-0.115738</text:p>
              </table:table-cell>
              <table:table-cell office:value-type="float" office:value="0.0103069">
                <text:p>0.010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775">
                <text:p>-0.12775</text:p>
              </table:table-cell>
              <table:table-cell office:value-type="float" office:value="-0.0213715">
                <text:p>-0.0213715</text:p>
              </table:table-cell>
              <table:table-cell office:value-type="float" office:value="0.00853487">
                <text:p>0.00853487</text:p>
              </table:table-cell>
              <table:table-cell office:value-type="float" office:value="0.0161849">
                <text:p>0.016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15867">
                <text:p>-0.115867</text:p>
              </table:table-cell>
              <table:table-cell office:value-type="float" office:value="0.0130825">
                <text:p>0.013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714">
                <text:p>-0.125714</text:p>
              </table:table-cell>
              <table:table-cell office:value-type="float" office:value="-0.0090347">
                <text:p>-0.0090347</text:p>
              </table:table-cell>
              <table:table-cell office:value-type="float" office:value="0.00840497">
                <text:p>0.00840497</text:p>
              </table:table-cell>
              <table:table-cell office:value-type="float" office:value="0.0157518">
                <text:p>0.015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15883">
                <text:p>-0.115883</text:p>
              </table:table-cell>
              <table:table-cell office:value-type="float" office:value="0.0172056">
                <text:p>0.017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4274">
                <text:p>-0.124274</text:p>
              </table:table-cell>
              <table:table-cell office:value-type="float" office:value="-0.00381653">
                <text:p>-0.00381653</text:p>
              </table:table-cell>
              <table:table-cell office:value-type="float" office:value="0.00767912">
                <text:p>0.00767912</text:p>
              </table:table-cell>
              <table:table-cell office:value-type="float" office:value="0.0146686">
                <text:p>0.014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14212">
                <text:p>-0.114212</text:p>
              </table:table-cell>
              <table:table-cell office:value-type="float" office:value="0.0262923">
                <text:p>0.026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3024">
                <text:p>-0.123024</text:p>
              </table:table-cell>
              <table:table-cell office:value-type="float" office:value="0.0026139">
                <text:p>0.00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12685">
                <text:p>-0.112685</text:p>
              </table:table-cell>
              <table:table-cell office:value-type="float" office:value="0.0375044">
                <text:p>0.03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9441">
                <text:p>-0.119441</text:p>
              </table:table-cell>
              <table:table-cell office:value-type="float" office:value="0.0235534">
                <text:p>0.023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12298">
                <text:p>-0.112298</text:p>
              </table:table-cell>
              <table:table-cell office:value-type="float" office:value="0.0430418">
                <text:p>0.043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898">
                <text:p>-0.11898</text:p>
              </table:table-cell>
              <table:table-cell office:value-type="float" office:value="0.0294458">
                <text:p>0.029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11309">
                <text:p>-0.111309</text:p>
              </table:table-cell>
              <table:table-cell office:value-type="float" office:value="0.0552124">
                <text:p>0.055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5351">
                <text:p>-0.115351</text:p>
              </table:table-cell>
              <table:table-cell office:value-type="float" office:value="0.0439318">
                <text:p>0.043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2299">
                <text:p>-0.112299</text:p>
              </table:table-cell>
              <table:table-cell office:value-type="float" office:value="0.0557985">
                <text:p>0.055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4629">
                <text:p>-0.114629</text:p>
              </table:table-cell>
              <table:table-cell office:value-type="float" office:value="0.0458533">
                <text:p>0.04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2215">
                <text:p>-0.112215</text:p>
              </table:table-cell>
              <table:table-cell office:value-type="float" office:value="0.0562945">
                <text:p>0.056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3393">
                <text:p>-0.113393</text:p>
              </table:table-cell>
              <table:table-cell office:value-type="float" office:value="0.052049">
                <text:p>0.05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603cm" svg:y="1.054cm" svg:width="11.01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29758">
                <text:p>-0.0029758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91074">
                <text:p>-0.0091074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0486992">
                <text:p>-0.00486992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844136">
                <text:p>-0.00844136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741285">
                <text:p>-0.0741285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9713">
                <text:p>0.919713</text:p>
              </table:table-cell>
              <table:table-cell office:value-type="float" office:value="0.0374361">
                <text:p>0.0374361</text:p>
              </table:table-cell>
              <table:table-cell office:value-type="float" office:value="0.986835">
                <text:p>0.986835</text:p>
              </table:table-cell>
              <table:table-cell office:value-type="float" office:value="NaN">
                <text:p>NaN</text:p>
              </table:table-cell>
              <table:table-cell office:value-type="float" office:value="0.962436">
                <text:p>0.962436</text:p>
              </table:table-cell>
              <table:table-cell office:value-type="float" office:value="0.0108864">
                <text:p>0.0108864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765794">
                <text:p>-0.00765794</text:p>
              </table:table-cell>
              <table:table-cell office:value-type="float" office:value="0.981269">
                <text:p>0.981269</text:p>
              </table:table-cell>
              <table:table-cell office:value-type="float" office:value="-0.00408611">
                <text:p>-0.00408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5394">
                <text:p>0.905394</text:p>
              </table:table-cell>
              <table:table-cell office:value-type="float" office:value="0.0314025">
                <text:p>0.0314025</text:p>
              </table:table-cell>
              <table:table-cell office:value-type="float" office:value="0.940003">
                <text:p>0.940003</text:p>
              </table:table-cell>
              <table:table-cell office:value-type="float" office:value="0.00698723">
                <text:p>0.00698723</text:p>
              </table:table-cell>
              <table:table-cell office:value-type="float" office:value="0.893302">
                <text:p>0.893302</text:p>
              </table:table-cell>
              <table:table-cell office:value-type="float" office:value="0.0341865">
                <text:p>0.0341865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694538">
                <text:p>-0.00694538</text:p>
              </table:table-cell>
              <table:table-cell office:value-type="float" office:value="0.886734">
                <text:p>0.886734</text:p>
              </table:table-cell>
              <table:table-cell office:value-type="float" office:value="0.0278596">
                <text:p>0.0278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2694">
                <text:p>0.882694</text:p>
              </table:table-cell>
              <table:table-cell office:value-type="float" office:value="0.0397376">
                <text:p>0.0397376</text:p>
              </table:table-cell>
              <table:table-cell office:value-type="float" office:value="0.781273">
                <text:p>0.781273</text:p>
              </table:table-cell>
              <table:table-cell office:value-type="float" office:value="0.0362254">
                <text:p>0.0362254</text:p>
              </table:table-cell>
              <table:table-cell office:value-type="float" office:value="0.796642">
                <text:p>0.796642</text:p>
              </table:table-cell>
              <table:table-cell office:value-type="float" office:value="0.0758206">
                <text:p>0.0758206</text:p>
              </table:table-cell>
              <table:table-cell office:value-type="float" office:value="0.824133">
                <text:p>0.824133</text:p>
              </table:table-cell>
              <table:table-cell office:value-type="float" office:value="-0.00203598">
                <text:p>-0.00203598</text:p>
              </table:table-cell>
              <table:table-cell office:value-type="float" office:value="0.860339">
                <text:p>0.860339</text:p>
              </table:table-cell>
              <table:table-cell office:value-type="float" office:value="0.0313661">
                <text:p>0.0313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03">
                <text:p>0.79003</text:p>
              </table:table-cell>
              <table:table-cell office:value-type="float" office:value="0.0830773">
                <text:p>0.0830773</text:p>
              </table:table-cell>
              <table:table-cell office:value-type="float" office:value="0.757431">
                <text:p>0.757431</text:p>
              </table:table-cell>
              <table:table-cell office:value-type="float" office:value="0.0390647">
                <text:p>0.0390647</text:p>
              </table:table-cell>
              <table:table-cell office:value-type="float" office:value="0.784716">
                <text:p>0.784716</text:p>
              </table:table-cell>
              <table:table-cell office:value-type="float" office:value="0.0643917">
                <text:p>0.0643917</text:p>
              </table:table-cell>
              <table:table-cell office:value-type="float" office:value="0.794794">
                <text:p>0.794794</text:p>
              </table:table-cell>
              <table:table-cell office:value-type="float" office:value="0.00159429">
                <text:p>0.00159429</text:p>
              </table:table-cell>
              <table:table-cell office:value-type="float" office:value="0.79341">
                <text:p>0.79341</text:p>
              </table:table-cell>
              <table:table-cell office:value-type="float" office:value="0.0509741">
                <text:p>0.0509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0848">
                <text:p>0.770848</text:p>
              </table:table-cell>
              <table:table-cell office:value-type="float" office:value="0.0861176">
                <text:p>0.0861176</text:p>
              </table:table-cell>
              <table:table-cell office:value-type="float" office:value="0.724538">
                <text:p>0.724538</text:p>
              </table:table-cell>
              <table:table-cell office:value-type="float" office:value="0.0449353">
                <text:p>0.0449353</text:p>
              </table:table-cell>
              <table:table-cell office:value-type="float" office:value="0.733717">
                <text:p>0.733717</text:p>
              </table:table-cell>
              <table:table-cell office:value-type="float" office:value="0.0811539">
                <text:p>0.0811539</text:p>
              </table:table-cell>
              <table:table-cell office:value-type="float" office:value="0.752391">
                <text:p>0.752391</text:p>
              </table:table-cell>
              <table:table-cell office:value-type="float" office:value="0.00533115">
                <text:p>0.00533115</text:p>
              </table:table-cell>
              <table:table-cell office:value-type="float" office:value="0.718074">
                <text:p>0.718074</text:p>
              </table:table-cell>
              <table:table-cell office:value-type="float" office:value="0.071656">
                <text:p>0.07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3837">
                <text:p>0.713837</text:p>
              </table:table-cell>
              <table:table-cell office:value-type="float" office:value="0.101251">
                <text:p>0.101251</text:p>
              </table:table-cell>
              <table:table-cell office:value-type="float" office:value="0.60874">
                <text:p>0.60874</text:p>
              </table:table-cell>
              <table:table-cell office:value-type="float" office:value="0.0626856">
                <text:p>0.0626856</text:p>
              </table:table-cell>
              <table:table-cell office:value-type="float" office:value="0.711371">
                <text:p>0.711371</text:p>
              </table:table-cell>
              <table:table-cell office:value-type="float" office:value="0.0870228">
                <text:p>0.0870228</text:p>
              </table:table-cell>
              <table:table-cell office:value-type="float" office:value="0.732088">
                <text:p>0.732088</text:p>
              </table:table-cell>
              <table:table-cell office:value-type="float" office:value="0.015573">
                <text:p>0.015573</text:p>
              </table:table-cell>
              <table:table-cell office:value-type="float" office:value="0.652599">
                <text:p>0.652599</text:p>
              </table:table-cell>
              <table:table-cell office:value-type="float" office:value="0.0901978">
                <text:p>0.090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3053">
                <text:p>0.703053</text:p>
              </table:table-cell>
              <table:table-cell office:value-type="float" office:value="0.11393">
                <text:p>0.11393</text:p>
              </table:table-cell>
              <table:table-cell office:value-type="float" office:value="0.559743">
                <text:p>0.559743</text:p>
              </table:table-cell>
              <table:table-cell office:value-type="float" office:value="0.0709965">
                <text:p>0.0709965</text:p>
              </table:table-cell>
              <table:table-cell office:value-type="float" office:value="0.680525">
                <text:p>0.680525</text:p>
              </table:table-cell>
              <table:table-cell office:value-type="float" office:value="0.0965171">
                <text:p>0.0965171</text:p>
              </table:table-cell>
              <table:table-cell office:value-type="float" office:value="0.718476">
                <text:p>0.718476</text:p>
              </table:table-cell>
              <table:table-cell office:value-type="float" office:value="0.0109373">
                <text:p>0.0109373</text:p>
              </table:table-cell>
              <table:table-cell office:value-type="float" office:value="0.630237">
                <text:p>0.630237</text:p>
              </table:table-cell>
              <table:table-cell office:value-type="float" office:value="0.0963999">
                <text:p>0.096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9519">
                <text:p>0.629519</text:p>
              </table:table-cell>
              <table:table-cell office:value-type="float" office:value="0.144221">
                <text:p>0.144221</text:p>
              </table:table-cell>
              <table:table-cell office:value-type="float" office:value="0.533115">
                <text:p>0.533115</text:p>
              </table:table-cell>
              <table:table-cell office:value-type="float" office:value="0.0741546">
                <text:p>0.0741546</text:p>
              </table:table-cell>
              <table:table-cell office:value-type="float" office:value="0.620975">
                <text:p>0.620975</text:p>
              </table:table-cell>
              <table:table-cell office:value-type="float" office:value="0.118824">
                <text:p>0.118824</text:p>
              </table:table-cell>
              <table:table-cell office:value-type="float" office:value="0.635525">
                <text:p>0.635525</text:p>
              </table:table-cell>
              <table:table-cell office:value-type="float" office:value="0.0201054">
                <text:p>0.0201054</text:p>
              </table:table-cell>
              <table:table-cell office:value-type="float" office:value="0.598648">
                <text:p>0.598648</text:p>
              </table:table-cell>
              <table:table-cell office:value-type="float" office:value="0.231771">
                <text:p>0.231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824">
                <text:p>0.593824</text:p>
              </table:table-cell>
              <table:table-cell office:value-type="float" office:value="0.148971">
                <text:p>0.148971</text:p>
              </table:table-cell>
              <table:table-cell office:value-type="float" office:value="0.50107">
                <text:p>0.50107</text:p>
              </table:table-cell>
              <table:table-cell office:value-type="float" office:value="0.0771514">
                <text:p>0.0771514</text:p>
              </table:table-cell>
              <table:table-cell office:value-type="float" office:value="0.61015">
                <text:p>0.61015</text:p>
              </table:table-cell>
              <table:table-cell office:value-type="float" office:value="0.188686">
                <text:p>0.188686</text:p>
              </table:table-cell>
              <table:table-cell office:value-type="float" office:value="0.609193">
                <text:p>0.609193</text:p>
              </table:table-cell>
              <table:table-cell office:value-type="float" office:value="0.0263562">
                <text:p>0.0263562</text:p>
              </table:table-cell>
              <table:table-cell office:value-type="float" office:value="0.593362">
                <text:p>0.593362</text:p>
              </table:table-cell>
              <table:table-cell office:value-type="float" office:value="0.10425">
                <text:p>0.10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8434">
                <text:p>0.588434</text:p>
              </table:table-cell>
              <table:table-cell office:value-type="float" office:value="0.171991">
                <text:p>0.171991</text:p>
              </table:table-cell>
              <table:table-cell office:value-type="float" office:value="0.44245">
                <text:p>0.44245</text:p>
              </table:table-cell>
              <table:table-cell office:value-type="float" office:value="0.0771323">
                <text:p>0.0771323</text:p>
              </table:table-cell>
              <table:table-cell office:value-type="float" office:value="0.60704">
                <text:p>0.60704</text:p>
              </table:table-cell>
              <table:table-cell office:value-type="float" office:value="0.120452">
                <text:p>0.120452</text:p>
              </table:table-cell>
              <table:table-cell office:value-type="float" office:value="0.597956">
                <text:p>0.59795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558521">
                <text:p>0.558521</text:p>
              </table:table-cell>
              <table:table-cell office:value-type="float" office:value="0.123578">
                <text:p>0.123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003">
                <text:p>0.579003</text:p>
              </table:table-cell>
              <table:table-cell office:value-type="float" office:value="0.153862">
                <text:p>0.153862</text:p>
              </table:table-cell>
              <table:table-cell office:value-type="float" office:value="0.406105">
                <text:p>0.406105</text:p>
              </table:table-cell>
              <table:table-cell office:value-type="float" office:value="0.0789131">
                <text:p>0.0789131</text:p>
              </table:table-cell>
              <table:table-cell office:value-type="float" office:value="0.571541">
                <text:p>0.571541</text:p>
              </table:table-cell>
              <table:table-cell office:value-type="float" office:value="0.135544">
                <text:p>0.135544</text:p>
              </table:table-cell>
              <table:table-cell office:value-type="float" office:value="0.58079">
                <text:p>0.58079</text:p>
              </table:table-cell>
              <table:table-cell office:value-type="float" office:value="0.0253878">
                <text:p>0.0253878</text:p>
              </table:table-cell>
              <table:table-cell office:value-type="float" office:value="0.524596">
                <text:p>0.524596</text:p>
              </table:table-cell>
              <table:table-cell office:value-type="float" office:value="0.134081">
                <text:p>0.134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6694">
                <text:p>0.556694</text:p>
              </table:table-cell>
              <table:table-cell office:value-type="float" office:value="0.167699">
                <text:p>0.167699</text:p>
              </table:table-cell>
              <table:table-cell office:value-type="float" office:value="0.354394">
                <text:p>0.354394</text:p>
              </table:table-cell>
              <table:table-cell office:value-type="float" office:value="0.0759783">
                <text:p>0.0759783</text:p>
              </table:table-cell>
              <table:table-cell office:value-type="float" office:value="0.550393">
                <text:p>0.550393</text:p>
              </table:table-cell>
              <table:table-cell office:value-type="float" office:value="0.12439">
                <text:p>0.12439</text:p>
              </table:table-cell>
              <table:table-cell office:value-type="float" office:value="0.565434">
                <text:p>0.565434</text:p>
              </table:table-cell>
              <table:table-cell office:value-type="float" office:value="0.0297243">
                <text:p>0.0297243</text:p>
              </table:table-cell>
              <table:table-cell office:value-type="float" office:value="0.451847">
                <text:p>0.451847</text:p>
              </table:table-cell>
              <table:table-cell office:value-type="float" office:value="0.148076">
                <text:p>0.148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5097">
                <text:p>0.485097</text:p>
              </table:table-cell>
              <table:table-cell office:value-type="float" office:value="0.20119">
                <text:p>0.20119</text:p>
              </table:table-cell>
              <table:table-cell office:value-type="float" office:value="0.346176">
                <text:p>0.346176</text:p>
              </table:table-cell>
              <table:table-cell office:value-type="float" office:value="0.0869421">
                <text:p>0.0869421</text:p>
              </table:table-cell>
              <table:table-cell office:value-type="float" office:value="0.546323">
                <text:p>0.546323</text:p>
              </table:table-cell>
              <table:table-cell office:value-type="float" office:value="0.145797">
                <text:p>0.145797</text:p>
              </table:table-cell>
              <table:table-cell office:value-type="float" office:value="0.535602">
                <text:p>0.535602</text:p>
              </table:table-cell>
              <table:table-cell office:value-type="float" office:value="0.0336724">
                <text:p>0.0336724</text:p>
              </table:table-cell>
              <table:table-cell office:value-type="float" office:value="0.434295">
                <text:p>0.434295</text:p>
              </table:table-cell>
              <table:table-cell office:value-type="float" office:value="0.153918">
                <text:p>0.153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8419">
                <text:p>0.468419</text:p>
              </table:table-cell>
              <table:table-cell office:value-type="float" office:value="0.205937">
                <text:p>0.205937</text:p>
              </table:table-cell>
              <table:table-cell office:value-type="float" office:value="0.325249">
                <text:p>0.325249</text:p>
              </table:table-cell>
              <table:table-cell office:value-type="float" office:value="0.0858273">
                <text:p>0.0858273</text:p>
              </table:table-cell>
              <table:table-cell office:value-type="float" office:value="0.52607">
                <text:p>0.52607</text:p>
              </table:table-cell>
              <table:table-cell office:value-type="float" office:value="0.148763">
                <text:p>0.148763</text:p>
              </table:table-cell>
              <table:table-cell office:value-type="float" office:value="0.475667">
                <text:p>0.475667</text:p>
              </table:table-cell>
              <table:table-cell office:value-type="float" office:value="0.0395755">
                <text:p>0.0395755</text:p>
              </table:table-cell>
              <table:table-cell office:value-type="float" office:value="0.420759">
                <text:p>0.420759</text:p>
              </table:table-cell>
              <table:table-cell office:value-type="float" office:value="0.155604">
                <text:p>0.155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599">
                <text:p>0.449599</text:p>
              </table:table-cell>
              <table:table-cell office:value-type="float" office:value="0.214831">
                <text:p>0.214831</text:p>
              </table:table-cell>
              <table:table-cell office:value-type="float" office:value="0.305679">
                <text:p>0.305679</text:p>
              </table:table-cell>
              <table:table-cell office:value-type="float" office:value="0.0889758">
                <text:p>0.0889758</text:p>
              </table:table-cell>
              <table:table-cell office:value-type="float" office:value="0.494104">
                <text:p>0.494104</text:p>
              </table:table-cell>
              <table:table-cell office:value-type="float" office:value="0.156057">
                <text:p>0.156057</text:p>
              </table:table-cell>
              <table:table-cell office:value-type="float" office:value="0.458732">
                <text:p>0.458732</text:p>
              </table:table-cell>
              <table:table-cell office:value-type="float" office:value="0.0438938">
                <text:p>0.0438938</text:p>
              </table:table-cell>
              <table:table-cell office:value-type="float" office:value="0.404858">
                <text:p>0.404858</text:p>
              </table:table-cell>
              <table:table-cell office:value-type="float" office:value="0.161165">
                <text:p>0.161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237">
                <text:p>0.420237</text:p>
              </table:table-cell>
              <table:table-cell office:value-type="float" office:value="0.225242">
                <text:p>0.225242</text:p>
              </table:table-cell>
              <table:table-cell office:value-type="float" office:value="0.294498">
                <text:p>0.294498</text:p>
              </table:table-cell>
              <table:table-cell office:value-type="float" office:value="0.0887634">
                <text:p>0.0887634</text:p>
              </table:table-cell>
              <table:table-cell office:value-type="float" office:value="0.460556">
                <text:p>0.460556</text:p>
              </table:table-cell>
              <table:table-cell office:value-type="float" office:value="0.170627">
                <text:p>0.170627</text:p>
              </table:table-cell>
              <table:table-cell office:value-type="float" office:value="0.437356">
                <text:p>0.437356</text:p>
              </table:table-cell>
              <table:table-cell office:value-type="float" office:value="0.0455005">
                <text:p>0.0455005</text:p>
              </table:table-cell>
              <table:table-cell office:value-type="float" office:value="0.388583">
                <text:p>0.388583</text:p>
              </table:table-cell>
              <table:table-cell office:value-type="float" office:value="0.164306">
                <text:p>0.164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289">
                <text:p>0.39289</text:p>
              </table:table-cell>
              <table:table-cell office:value-type="float" office:value="0.232266">
                <text:p>0.232266</text:p>
              </table:table-cell>
              <table:table-cell office:value-type="float" office:value="0.263722">
                <text:p>0.263722</text:p>
              </table:table-cell>
              <table:table-cell office:value-type="float" office:value="0.0920606">
                <text:p>0.0920606</text:p>
              </table:table-cell>
              <table:table-cell office:value-type="float" office:value="0.448873">
                <text:p>0.448873</text:p>
              </table:table-cell>
              <table:table-cell office:value-type="float" office:value="0.167989">
                <text:p>0.167989</text:p>
              </table:table-cell>
              <table:table-cell office:value-type="float" office:value="0.403011">
                <text:p>0.403011</text:p>
              </table:table-cell>
              <table:table-cell office:value-type="float" office:value="0.0489383">
                <text:p>0.0489383</text:p>
              </table:table-cell>
              <table:table-cell office:value-type="float" office:value="0.348268">
                <text:p>0.348268</text:p>
              </table:table-cell>
              <table:table-cell office:value-type="float" office:value="0.172916">
                <text:p>0.172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6354">
                <text:p>0.376354</text:p>
              </table:table-cell>
              <table:table-cell office:value-type="float" office:value="0.241572">
                <text:p>0.241572</text:p>
              </table:table-cell>
              <table:table-cell office:value-type="float" office:value="0.244885">
                <text:p>0.244885</text:p>
              </table:table-cell>
              <table:table-cell office:value-type="float" office:value="0.0932032">
                <text:p>0.0932032</text:p>
              </table:table-cell>
              <table:table-cell office:value-type="float" office:value="0.42246">
                <text:p>0.42246</text:p>
              </table:table-cell>
              <table:table-cell office:value-type="float" office:value="0.173887">
                <text:p>0.173887</text:p>
              </table:table-cell>
              <table:table-cell office:value-type="float" office:value="0.395834">
                <text:p>0.395834</text:p>
              </table:table-cell>
              <table:table-cell office:value-type="float" office:value="0.0505354">
                <text:p>0.0505354</text:p>
              </table:table-cell>
              <table:table-cell office:value-type="float" office:value="0.327894">
                <text:p>0.327894</text:p>
              </table:table-cell>
              <table:table-cell office:value-type="float" office:value="0.177537">
                <text:p>0.177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1049">
                <text:p>0.361049</text:p>
              </table:table-cell>
              <table:table-cell office:value-type="float" office:value="0.24578">
                <text:p>0.24578</text:p>
              </table:table-cell>
              <table:table-cell office:value-type="float" office:value="0.229753">
                <text:p>0.229753</text:p>
              </table:table-cell>
              <table:table-cell office:value-type="float" office:value="0.0938876">
                <text:p>0.0938876</text:p>
              </table:table-cell>
              <table:table-cell office:value-type="float" office:value="0.383066">
                <text:p>0.383066</text:p>
              </table:table-cell>
              <table:table-cell office:value-type="float" office:value="0.186309">
                <text:p>0.186309</text:p>
              </table:table-cell>
              <table:table-cell office:value-type="float" office:value="0.367755">
                <text:p>0.367755</text:p>
              </table:table-cell>
              <table:table-cell office:value-type="float" office:value="0.0565022">
                <text:p>0.0565022</text:p>
              </table:table-cell>
              <table:table-cell office:value-type="float" office:value="0.29892">
                <text:p>0.29892</text:p>
              </table:table-cell>
              <table:table-cell office:value-type="float" office:value="0.181957">
                <text:p>0.181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247">
                <text:p>0.326247</text:p>
              </table:table-cell>
              <table:table-cell office:value-type="float" office:value="0.251887">
                <text:p>0.251887</text:p>
              </table:table-cell>
              <table:table-cell office:value-type="float" office:value="0.19386">
                <text:p>0.19386</text:p>
              </table:table-cell>
              <table:table-cell office:value-type="float" office:value="0.0962179">
                <text:p>0.0962179</text:p>
              </table:table-cell>
              <table:table-cell office:value-type="float" office:value="0.374075">
                <text:p>0.374075</text:p>
              </table:table-cell>
              <table:table-cell office:value-type="float" office:value="0.172086">
                <text:p>0.172086</text:p>
              </table:table-cell>
              <table:table-cell office:value-type="float" office:value="0.353496">
                <text:p>0.353496</text:p>
              </table:table-cell>
              <table:table-cell office:value-type="float" office:value="0.0575975">
                <text:p>0.0575975</text:p>
              </table:table-cell>
              <table:table-cell office:value-type="float" office:value="0.290067">
                <text:p>0.290067</text:p>
              </table:table-cell>
              <table:table-cell office:value-type="float" office:value="0.183714">
                <text:p>0.183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771">
                <text:p>0.31771</text:p>
              </table:table-cell>
              <table:table-cell office:value-type="float" office:value="0.261123">
                <text:p>0.261123</text:p>
              </table:table-cell>
              <table:table-cell office:value-type="float" office:value="0.186359">
                <text:p>0.186359</text:p>
              </table:table-cell>
              <table:table-cell office:value-type="float" office:value="0.0956611">
                <text:p>0.0956611</text:p>
              </table:table-cell>
              <table:table-cell office:value-type="float" office:value="0.357529">
                <text:p>0.357529</text:p>
              </table:table-cell>
              <table:table-cell office:value-type="float" office:value="0.173077">
                <text:p>0.173077</text:p>
              </table:table-cell>
              <table:table-cell office:value-type="float" office:value="0.31496">
                <text:p>0.31496</text:p>
              </table:table-cell>
              <table:table-cell office:value-type="float" office:value="0.061082">
                <text:p>0.061082</text:p>
              </table:table-cell>
              <table:table-cell office:value-type="float" office:value="0.262085">
                <text:p>0.262085</text:p>
              </table:table-cell>
              <table:table-cell office:value-type="float" office:value="0.184586">
                <text:p>0.184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381">
                <text:p>0.307381</text:p>
              </table:table-cell>
              <table:table-cell office:value-type="float" office:value="0.265268">
                <text:p>0.265268</text:p>
              </table:table-cell>
              <table:table-cell office:value-type="float" office:value="0.170794">
                <text:p>0.170794</text:p>
              </table:table-cell>
              <table:table-cell office:value-type="float" office:value="0.100365">
                <text:p>0.100365</text:p>
              </table:table-cell>
              <table:table-cell office:value-type="float" office:value="0.34445">
                <text:p>0.34445</text:p>
              </table:table-cell>
              <table:table-cell office:value-type="float" office:value="0.178789">
                <text:p>0.178789</text:p>
              </table:table-cell>
              <table:table-cell office:value-type="float" office:value="0.295164">
                <text:p>0.295164</text:p>
              </table:table-cell>
              <table:table-cell office:value-type="float" office:value="0.0640045">
                <text:p>0.0640045</text:p>
              </table:table-cell>
              <table:table-cell office:value-type="float" office:value="0.25328">
                <text:p>0.25328</text:p>
              </table:table-cell>
              <table:table-cell office:value-type="float" office:value="0.19133">
                <text:p>0.19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9636">
                <text:p>0.289636</text:p>
              </table:table-cell>
              <table:table-cell office:value-type="float" office:value="0.269097">
                <text:p>0.269097</text:p>
              </table:table-cell>
              <table:table-cell office:value-type="float" office:value="0.160862">
                <text:p>0.160862</text:p>
              </table:table-cell>
              <table:table-cell office:value-type="float" office:value="0.102095">
                <text:p>0.102095</text:p>
              </table:table-cell>
              <table:table-cell office:value-type="float" office:value="0.336555">
                <text:p>0.336555</text:p>
              </table:table-cell>
              <table:table-cell office:value-type="float" office:value="0.174077">
                <text:p>0.174077</text:p>
              </table:table-cell>
              <table:table-cell office:value-type="float" office:value="0.281815">
                <text:p>0.281815</text:p>
              </table:table-cell>
              <table:table-cell office:value-type="float" office:value="0.0642576">
                <text:p>0.0642576</text:p>
              </table:table-cell>
              <table:table-cell office:value-type="float" office:value="0.24734">
                <text:p>0.24734</text:p>
              </table:table-cell>
              <table:table-cell office:value-type="float" office:value="0.187233">
                <text:p>0.187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848">
                <text:p>0.277848</text:p>
              </table:table-cell>
              <table:table-cell office:value-type="float" office:value="0.266506">
                <text:p>0.266506</text:p>
              </table:table-cell>
              <table:table-cell office:value-type="float" office:value="0.136999">
                <text:p>0.136999</text:p>
              </table:table-cell>
              <table:table-cell office:value-type="float" office:value="0.102453">
                <text:p>0.102453</text:p>
              </table:table-cell>
              <table:table-cell office:value-type="float" office:value="0.30972">
                <text:p>0.30972</text:p>
              </table:table-cell>
              <table:table-cell office:value-type="float" office:value="0.176075">
                <text:p>0.176075</text:p>
              </table:table-cell>
              <table:table-cell office:value-type="float" office:value="0.266089">
                <text:p>0.266089</text:p>
              </table:table-cell>
              <table:table-cell office:value-type="float" office:value="0.0682194">
                <text:p>0.0682194</text:p>
              </table:table-cell>
              <table:table-cell office:value-type="float" office:value="0.210363">
                <text:p>0.210363</text:p>
              </table:table-cell>
              <table:table-cell office:value-type="float" office:value="0.199296">
                <text:p>0.199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723">
                <text:p>0.268723</text:p>
              </table:table-cell>
              <table:table-cell office:value-type="float" office:value="0.276609">
                <text:p>0.276609</text:p>
              </table:table-cell>
              <table:table-cell office:value-type="float" office:value="0.109713">
                <text:p>0.109713</text:p>
              </table:table-cell>
              <table:table-cell office:value-type="float" office:value="0.0690402">
                <text:p>0.0690402</text:p>
              </table:table-cell>
              <table:table-cell office:value-type="float" office:value="0.285002">
                <text:p>0.285002</text:p>
              </table:table-cell>
              <table:table-cell office:value-type="float" office:value="0.177309">
                <text:p>0.177309</text:p>
              </table:table-cell>
              <table:table-cell office:value-type="float" office:value="0.255002">
                <text:p>0.255002</text:p>
              </table:table-cell>
              <table:table-cell office:value-type="float" office:value="0.0668181">
                <text:p>0.0668181</text:p>
              </table:table-cell>
              <table:table-cell office:value-type="float" office:value="0.204212">
                <text:p>0.20421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474">
                <text:p>0.255474</text:p>
              </table:table-cell>
              <table:table-cell office:value-type="float" office:value="0.278475">
                <text:p>0.278475</text:p>
              </table:table-cell>
              <table:table-cell office:value-type="float" office:value="0.100687">
                <text:p>0.100687</text:p>
              </table:table-cell>
              <table:table-cell office:value-type="float" office:value="0.0352104">
                <text:p>0.0352104</text:p>
              </table:table-cell>
              <table:table-cell office:value-type="float" office:value="0.272367">
                <text:p>0.272367</text:p>
              </table:table-cell>
              <table:table-cell office:value-type="float" office:value="0.178962">
                <text:p>0.178962</text:p>
              </table:table-cell>
              <table:table-cell office:value-type="float" office:value="0.243358">
                <text:p>0.243358</text:p>
              </table:table-cell>
              <table:table-cell office:value-type="float" office:value="0.0705095">
                <text:p>0.0705095</text:p>
              </table:table-cell>
              <table:table-cell office:value-type="float" office:value="0.200238">
                <text:p>0.200238</text:p>
              </table:table-cell>
              <table:table-cell office:value-type="float" office:value="0.201902">
                <text:p>0.201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306">
                <text:p>0.246306</text:p>
              </table:table-cell>
              <table:table-cell office:value-type="float" office:value="0.28193">
                <text:p>0.28193</text:p>
              </table:table-cell>
              <table:table-cell office:value-type="float" office:value="0.0889276">
                <text:p>0.0889276</text:p>
              </table:table-cell>
              <table:table-cell office:value-type="float" office:value="0.00684149">
                <text:p>0.00684149</text:p>
              </table:table-cell>
              <table:table-cell office:value-type="float" office:value="0.262213">
                <text:p>0.262213</text:p>
              </table:table-cell>
              <table:table-cell office:value-type="float" office:value="0.177691">
                <text:p>0.177691</text:p>
              </table:table-cell>
              <table:table-cell office:value-type="float" office:value="0.234709">
                <text:p>0.234709</text:p>
              </table:table-cell>
              <table:table-cell office:value-type="float" office:value="0.0605618">
                <text:p>0.0605618</text:p>
              </table:table-cell>
              <table:table-cell office:value-type="float" office:value="0.188488">
                <text:p>0.188488</text:p>
              </table:table-cell>
              <table:table-cell office:value-type="float" office:value="0.134712">
                <text:p>0.134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2277">
                <text:p>0.232277</text:p>
              </table:table-cell>
              <table:table-cell office:value-type="float" office:value="0.28866">
                <text:p>0.28866</text:p>
              </table:table-cell>
              <table:table-cell office:value-type="float" office:value="0.0848086">
                <text:p>0.0848086</text:p>
              </table:table-cell>
              <table:table-cell office:value-type="float" office:value="-0.00890097">
                <text:p>-0.00890097</text:p>
              </table:table-cell>
              <table:table-cell office:value-type="float" office:value="0.256351">
                <text:p>0.256351</text:p>
              </table:table-cell>
              <table:table-cell office:value-type="float" office:value="0.151974">
                <text:p>0.151974</text:p>
              </table:table-cell>
              <table:table-cell office:value-type="float" office:value="0.230384">
                <text:p>0.230384</text:p>
              </table:table-cell>
              <table:table-cell office:value-type="float" office:value="0.0700001">
                <text:p>0.0700001</text:p>
              </table:table-cell>
              <table:table-cell office:value-type="float" office:value="0.18572">
                <text:p>0.18572</text:p>
              </table:table-cell>
              <table:table-cell office:value-type="float" office:value="0.189391">
                <text:p>0.189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577">
                <text:p>0.21577</text:p>
              </table:table-cell>
              <table:table-cell office:value-type="float" office:value="0.296103">
                <text:p>0.296103</text:p>
              </table:table-cell>
              <table:table-cell office:value-type="float" office:value="0.0776362">
                <text:p>0.0776362</text:p>
              </table:table-cell>
              <table:table-cell office:value-type="float" office:value="-0.0219823">
                <text:p>-0.0219823</text:p>
              </table:table-cell>
              <table:table-cell office:value-type="float" office:value="0.254501">
                <text:p>0.254501</text:p>
              </table:table-cell>
              <table:table-cell office:value-type="float" office:value="0.181136">
                <text:p>0.181136</text:p>
              </table:table-cell>
              <table:table-cell office:value-type="float" office:value="0.217946">
                <text:p>0.217946</text:p>
              </table:table-cell>
              <table:table-cell office:value-type="float" office:value="0.0708377">
                <text:p>0.0708377</text:p>
              </table:table-cell>
              <table:table-cell office:value-type="float" office:value="0.154192">
                <text:p>0.154192</text:p>
              </table:table-cell>
              <table:table-cell office:value-type="float" office:value="0.113702">
                <text:p>0.113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8128">
                <text:p>0.198128</text:p>
              </table:table-cell>
              <table:table-cell office:value-type="float" office:value="0.303109">
                <text:p>0.303109</text:p>
              </table:table-cell>
              <table:table-cell office:value-type="float" office:value="0.0719738">
                <text:p>0.0719738</text:p>
              </table:table-cell>
              <table:table-cell office:value-type="float" office:value="-0.0322241">
                <text:p>-0.0322241</text:p>
              </table:table-cell>
              <table:table-cell office:value-type="float" office:value="0.243086">
                <text:p>0.243086</text:p>
              </table:table-cell>
              <table:table-cell office:value-type="float" office:value="0.179929">
                <text:p>0.179929</text:p>
              </table:table-cell>
              <table:table-cell office:value-type="float" office:value="0.204431">
                <text:p>0.204431</text:p>
              </table:table-cell>
              <table:table-cell office:value-type="float" office:value="0.0723252">
                <text:p>0.0723252</text:p>
              </table:table-cell>
              <table:table-cell office:value-type="float" office:value="0.135208">
                <text:p>0.135208</text:p>
              </table:table-cell>
              <table:table-cell office:value-type="float" office:value="0.0776605">
                <text:p>0.0776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1472">
                <text:p>0.191472</text:p>
              </table:table-cell>
              <table:table-cell office:value-type="float" office:value="0.302142">
                <text:p>0.302142</text:p>
              </table:table-cell>
              <table:table-cell office:value-type="float" office:value="0.0653758">
                <text:p>0.0653758</text:p>
              </table:table-cell>
              <table:table-cell office:value-type="float" office:value="-0.0440419">
                <text:p>-0.0440419</text:p>
              </table:table-cell>
              <table:table-cell office:value-type="float" office:value="0.234146">
                <text:p>0.234146</text:p>
              </table:table-cell>
              <table:table-cell office:value-type="float" office:value="0.181253">
                <text:p>0.181253</text:p>
              </table:table-cell>
              <table:table-cell office:value-type="float" office:value="0.190015">
                <text:p>0.190015</text:p>
              </table:table-cell>
              <table:table-cell office:value-type="float" office:value="0.0716777">
                <text:p>0.0716777</text:p>
              </table:table-cell>
              <table:table-cell office:value-type="float" office:value="0.130983">
                <text:p>0.130983</text:p>
              </table:table-cell>
              <table:table-cell office:value-type="float" office:value="0.0608209">
                <text:p>0.0608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2224">
                <text:p>0.182224</text:p>
              </table:table-cell>
              <table:table-cell office:value-type="float" office:value="0.298222">
                <text:p>0.298222</text:p>
              </table:table-cell>
              <table:table-cell office:value-type="float" office:value="0.0578245">
                <text:p>0.0578245</text:p>
              </table:table-cell>
              <table:table-cell office:value-type="float" office:value="-0.0512522">
                <text:p>-0.0512522</text:p>
              </table:table-cell>
              <table:table-cell office:value-type="float" office:value="0.217266">
                <text:p>0.217266</text:p>
              </table:table-cell>
              <table:table-cell office:value-type="float" office:value="0.18573">
                <text:p>0.18573</text:p>
              </table:table-cell>
              <table:table-cell office:value-type="float" office:value="0.18661">
                <text:p>0.18661</text:p>
              </table:table-cell>
              <table:table-cell office:value-type="float" office:value="0.0742759">
                <text:p>0.0742759</text:p>
              </table:table-cell>
              <table:table-cell office:value-type="float" office:value="0.123455">
                <text:p>0.123455</text:p>
              </table:table-cell>
              <table:table-cell office:value-type="float" office:value="0.0399084">
                <text:p>0.0399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375">
                <text:p>0.167375</text:p>
              </table:table-cell>
              <table:table-cell office:value-type="float" office:value="0.277621">
                <text:p>0.277621</text:p>
              </table:table-cell>
              <table:table-cell office:value-type="float" office:value="0.0543127">
                <text:p>0.0543127</text:p>
              </table:table-cell>
              <table:table-cell office:value-type="float" office:value="-0.0502448">
                <text:p>-0.0502448</text:p>
              </table:table-cell>
              <table:table-cell office:value-type="float" office:value="0.204352">
                <text:p>0.204352</text:p>
              </table:table-cell>
              <table:table-cell office:value-type="float" office:value="0.179569">
                <text:p>0.179569</text:p>
              </table:table-cell>
              <table:table-cell office:value-type="float" office:value="0.164079">
                <text:p>0.164079</text:p>
              </table:table-cell>
              <table:table-cell office:value-type="float" office:value="0.0791831">
                <text:p>0.0791831</text:p>
              </table:table-cell>
              <table:table-cell office:value-type="float" office:value="0.0590668">
                <text:p>0.0590668</text:p>
              </table:table-cell>
              <table:table-cell office:value-type="float" office:value="-0.0179416">
                <text:p>-0.0179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454">
                <text:p>0.16454</text:p>
              </table:table-cell>
              <table:table-cell office:value-type="float" office:value="0.271752">
                <text:p>0.271752</text:p>
              </table:table-cell>
              <table:table-cell office:value-type="float" office:value="0.0516824">
                <text:p>0.0516824</text:p>
              </table:table-cell>
              <table:table-cell office:value-type="float" office:value="-0.0497442">
                <text:p>-0.0497442</text:p>
              </table:table-cell>
              <table:table-cell office:value-type="float" office:value="0.201189">
                <text:p>0.201189</text:p>
              </table:table-cell>
              <table:table-cell office:value-type="float" office:value="0.19526">
                <text:p>0.19526</text:p>
              </table:table-cell>
              <table:table-cell office:value-type="float" office:value="0.158228">
                <text:p>0.158228</text:p>
              </table:table-cell>
              <table:table-cell office:value-type="float" office:value="0.0553023">
                <text:p>0.0553023</text:p>
              </table:table-cell>
              <table:table-cell office:value-type="float" office:value="0.0482879">
                <text:p>0.0482879</text:p>
              </table:table-cell>
              <table:table-cell office:value-type="float" office:value="-0.0113521">
                <text:p>-0.0113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783">
                <text:p>0.154783</text:p>
              </table:table-cell>
              <table:table-cell office:value-type="float" office:value="0.253997">
                <text:p>0.253997</text:p>
              </table:table-cell>
              <table:table-cell office:value-type="float" office:value="0.0480675">
                <text:p>0.0480675</text:p>
              </table:table-cell>
              <table:table-cell office:value-type="float" office:value="-0.0491693">
                <text:p>-0.0491693</text:p>
              </table:table-cell>
              <table:table-cell office:value-type="float" office:value="0.193854">
                <text:p>0.193854</text:p>
              </table:table-cell>
              <table:table-cell office:value-type="float" office:value="0.194454">
                <text:p>0.194454</text:p>
              </table:table-cell>
              <table:table-cell office:value-type="float" office:value="0.155215">
                <text:p>0.155215</text:p>
              </table:table-cell>
              <table:table-cell office:value-type="float" office:value="0.0725543">
                <text:p>0.0725543</text:p>
              </table:table-cell>
              <table:table-cell office:value-type="float" office:value="0.045611">
                <text:p>0.045611</text:p>
              </table:table-cell>
              <table:table-cell office:value-type="float" office:value="-0.011141">
                <text:p>-0.011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0231">
                <text:p>0.140231</text:p>
              </table:table-cell>
              <table:table-cell office:value-type="float" office:value="0.226215">
                <text:p>0.226215</text:p>
              </table:table-cell>
              <table:table-cell office:value-type="float" office:value="0.0456738">
                <text:p>0.0456738</text:p>
              </table:table-cell>
              <table:table-cell office:value-type="float" office:value="-0.0475368">
                <text:p>-0.0475368</text:p>
              </table:table-cell>
              <table:table-cell office:value-type="float" office:value="0.18378">
                <text:p>0.18378</text:p>
              </table:table-cell>
              <table:table-cell office:value-type="float" office:value="0.196223">
                <text:p>0.196223</text:p>
              </table:table-cell>
              <table:table-cell office:value-type="float" office:value="0.133844">
                <text:p>0.133844</text:p>
              </table:table-cell>
              <table:table-cell office:value-type="float" office:value="0.030549">
                <text:p>0.030549</text:p>
              </table:table-cell>
              <table:table-cell office:value-type="float" office:value="0.0412835">
                <text:p>0.0412835</text:p>
              </table:table-cell>
              <table:table-cell office:value-type="float" office:value="-0.0120478">
                <text:p>-0.0120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6748">
                <text:p>0.136748</text:p>
              </table:table-cell>
              <table:table-cell office:value-type="float" office:value="0.221117">
                <text:p>0.221117</text:p>
              </table:table-cell>
              <table:table-cell office:value-type="float" office:value="0.0418881">
                <text:p>0.0418881</text:p>
              </table:table-cell>
              <table:table-cell office:value-type="float" office:value="-0.0432698">
                <text:p>-0.0432698</text:p>
              </table:table-cell>
              <table:table-cell office:value-type="float" office:value="0.17437">
                <text:p>0.17437</text:p>
              </table:table-cell>
              <table:table-cell office:value-type="float" office:value="0.190526">
                <text:p>0.190526</text:p>
              </table:table-cell>
              <table:table-cell office:value-type="float" office:value="0.130506">
                <text:p>0.130506</text:p>
              </table:table-cell>
              <table:table-cell office:value-type="float" office:value="0.0515709">
                <text:p>0.0515709</text:p>
              </table:table-cell>
              <table:table-cell office:value-type="float" office:value="0.0362439">
                <text:p>0.0362439</text:p>
              </table:table-cell>
              <table:table-cell office:value-type="float" office:value="-0.00818761">
                <text:p>-0.00818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9708">
                <text:p>0.129708</text:p>
              </table:table-cell>
              <table:table-cell office:value-type="float" office:value="0.210686">
                <text:p>0.210686</text:p>
              </table:table-cell>
              <table:table-cell office:value-type="float" office:value="0.0384735">
                <text:p>0.0384735</text:p>
              </table:table-cell>
              <table:table-cell office:value-type="float" office:value="-0.0372556">
                <text:p>-0.0372556</text:p>
              </table:table-cell>
              <table:table-cell office:value-type="float" office:value="0.161716">
                <text:p>0.161716</text:p>
              </table:table-cell>
              <table:table-cell office:value-type="float" office:value="0.148571">
                <text:p>0.148571</text:p>
              </table:table-cell>
              <table:table-cell office:value-type="float" office:value="0.124637">
                <text:p>0.124637</text:p>
              </table:table-cell>
              <table:table-cell office:value-type="float" office:value="0.0442452">
                <text:p>0.0442452</text:p>
              </table:table-cell>
              <table:table-cell office:value-type="float" office:value="0.0351643">
                <text:p>0.0351643</text:p>
              </table:table-cell>
              <table:table-cell office:value-type="float" office:value="-0.00868075">
                <text:p>-0.00868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551">
                <text:p>0.124551</text:p>
              </table:table-cell>
              <table:table-cell office:value-type="float" office:value="0.186854">
                <text:p>0.186854</text:p>
              </table:table-cell>
              <table:table-cell office:value-type="float" office:value="0.0336007">
                <text:p>0.0336007</text:p>
              </table:table-cell>
              <table:table-cell office:value-type="float" office:value="-0.0378556">
                <text:p>-0.0378556</text:p>
              </table:table-cell>
              <table:table-cell office:value-type="float" office:value="0.160415">
                <text:p>0.160415</text:p>
              </table:table-cell>
              <table:table-cell office:value-type="float" office:value="0.169317">
                <text:p>0.169317</text:p>
              </table:table-cell>
              <table:table-cell office:value-type="float" office:value="0.121265">
                <text:p>0.121265</text:p>
              </table:table-cell>
              <table:table-cell office:value-type="float" office:value="0.0365176">
                <text:p>0.0365176</text:p>
              </table:table-cell>
              <table:table-cell office:value-type="float" office:value="0.0334283">
                <text:p>0.0334283</text:p>
              </table:table-cell>
              <table:table-cell office:value-type="float" office:value="-0.00125893">
                <text:p>-0.001258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0485">
                <text:p>0.120485</text:p>
              </table:table-cell>
              <table:table-cell office:value-type="float" office:value="0.176326">
                <text:p>0.176326</text:p>
              </table:table-cell>
              <table:table-cell office:value-type="float" office:value="0.0315704">
                <text:p>0.0315704</text:p>
              </table:table-cell>
              <table:table-cell office:value-type="float" office:value="-0.0351769">
                <text:p>-0.0351769</text:p>
              </table:table-cell>
              <table:table-cell office:value-type="float" office:value="0.144272">
                <text:p>0.144272</text:p>
              </table:table-cell>
              <table:table-cell office:value-type="float" office:value="-0.207501">
                <text:p>-0.207501</text:p>
              </table:table-cell>
              <table:table-cell office:value-type="float" office:value="0.115299">
                <text:p>0.115299</text:p>
              </table:table-cell>
              <table:table-cell office:value-type="float" office:value="0.0365288">
                <text:p>0.0365288</text:p>
              </table:table-cell>
              <table:table-cell office:value-type="float" office:value="0.0317526">
                <text:p>0.0317526</text:p>
              </table:table-cell>
              <table:table-cell office:value-type="float" office:value="-0.00206067">
                <text:p>-0.00206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4539">
                <text:p>0.114539</text:p>
              </table:table-cell>
              <table:table-cell office:value-type="float" office:value="0.156875">
                <text:p>0.156875</text:p>
              </table:table-cell>
              <table:table-cell office:value-type="float" office:value="0.0275047">
                <text:p>0.0275047</text:p>
              </table:table-cell>
              <table:table-cell office:value-type="float" office:value="-0.0228742">
                <text:p>-0.0228742</text:p>
              </table:table-cell>
              <table:table-cell office:value-type="float" office:value="0.143237">
                <text:p>0.143237</text:p>
              </table:table-cell>
              <table:table-cell office:value-type="float" office:value="0.152983">
                <text:p>0.152983</text:p>
              </table:table-cell>
              <table:table-cell office:value-type="float" office:value="0.112647">
                <text:p>0.112647</text:p>
              </table:table-cell>
              <table:table-cell office:value-type="float" office:value="0.0309827">
                <text:p>0.0309827</text:p>
              </table:table-cell>
              <table:table-cell office:value-type="float" office:value="0.0296056">
                <text:p>0.0296056</text:p>
              </table:table-cell>
              <table:table-cell office:value-type="float" office:value="-0.0135131">
                <text:p>-0.0135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0914">
                <text:p>0.100914</text:p>
              </table:table-cell>
              <table:table-cell office:value-type="float" office:value="0.117063">
                <text:p>0.117063</text:p>
              </table:table-cell>
              <table:table-cell office:value-type="float" office:value="0.0259408">
                <text:p>0.0259408</text:p>
              </table:table-cell>
              <table:table-cell office:value-type="float" office:value="-0.0192866">
                <text:p>-0.0192866</text:p>
              </table:table-cell>
              <table:table-cell office:value-type="float" office:value="0.135809">
                <text:p>0.135809</text:p>
              </table:table-cell>
              <table:table-cell office:value-type="float" office:value="0.120508">
                <text:p>0.120508</text:p>
              </table:table-cell>
              <table:table-cell office:value-type="float" office:value="0.0989507">
                <text:p>0.0989507</text:p>
              </table:table-cell>
              <table:table-cell office:value-type="float" office:value="0.0209006">
                <text:p>0.0209006</text:p>
              </table:table-cell>
              <table:table-cell office:value-type="float" office:value="0.0284259">
                <text:p>0.0284259</text:p>
              </table:table-cell>
              <table:table-cell office:value-type="float" office:value="0.00784005">
                <text:p>0.00784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59714">
                <text:p>0.0959714</text:p>
              </table:table-cell>
              <table:table-cell office:value-type="float" office:value="0.111658">
                <text:p>0.111658</text:p>
              </table:table-cell>
              <table:table-cell office:value-type="float" office:value="0.0252989">
                <text:p>0.0252989</text:p>
              </table:table-cell>
              <table:table-cell office:value-type="float" office:value="-0.0160715">
                <text:p>-0.0160715</text:p>
              </table:table-cell>
              <table:table-cell office:value-type="float" office:value="0.128581">
                <text:p>0.128581</text:p>
              </table:table-cell>
              <table:table-cell office:value-type="float" office:value="0.110979">
                <text:p>0.110979</text:p>
              </table:table-cell>
              <table:table-cell office:value-type="float" office:value="0.0955126">
                <text:p>0.0955126</text:p>
              </table:table-cell>
              <table:table-cell office:value-type="float" office:value="0.00822126">
                <text:p>0.00822126</text:p>
              </table:table-cell>
              <table:table-cell office:value-type="float" office:value="0.0275958">
                <text:p>0.0275958</text:p>
              </table:table-cell>
              <table:table-cell office:value-type="float" office:value="-0.00560062">
                <text:p>-0.00560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2386">
                <text:p>0.0912386</text:p>
              </table:table-cell>
              <table:table-cell office:value-type="float" office:value="0.0958537">
                <text:p>0.0958537</text:p>
              </table:table-cell>
              <table:table-cell office:value-type="float" office:value="0.0234681">
                <text:p>0.0234681</text:p>
              </table:table-cell>
              <table:table-cell office:value-type="float" office:value="-0.00970087">
                <text:p>-0.00970087</text:p>
              </table:table-cell>
              <table:table-cell office:value-type="float" office:value="0.120277">
                <text:p>0.120277</text:p>
              </table:table-cell>
              <table:table-cell office:value-type="float" office:value="0.0991997">
                <text:p>0.0991997</text:p>
              </table:table-cell>
              <table:table-cell office:value-type="float" office:value="0.0937624">
                <text:p>0.0937624</text:p>
              </table:table-cell>
              <table:table-cell office:value-type="float" office:value="0.0128131">
                <text:p>0.0128131</text:p>
              </table:table-cell>
              <table:table-cell office:value-type="float" office:value="0.0244216">
                <text:p>0.0244216</text:p>
              </table:table-cell>
              <table:table-cell office:value-type="float" office:value="0.000127475">
                <text:p>0.000127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2617">
                <text:p>0.0852617</text:p>
              </table:table-cell>
              <table:table-cell office:value-type="float" office:value="0.0942163">
                <text:p>0.0942163</text:p>
              </table:table-cell>
              <table:table-cell office:value-type="float" office:value="0.0218156">
                <text:p>0.0218156</text:p>
              </table:table-cell>
              <table:table-cell office:value-type="float" office:value="-0.00565231">
                <text:p>-0.00565231</text:p>
              </table:table-cell>
              <table:table-cell office:value-type="float" office:value="0.113175">
                <text:p>0.113175</text:p>
              </table:table-cell>
              <table:table-cell office:value-type="float" office:value="0.0958805">
                <text:p>0.0958805</text:p>
              </table:table-cell>
              <table:table-cell office:value-type="float" office:value="0.0904137">
                <text:p>0.0904137</text:p>
              </table:table-cell>
              <table:table-cell office:value-type="float" office:value="0.00929044">
                <text:p>0.00929044</text:p>
              </table:table-cell>
              <table:table-cell office:value-type="float" office:value="0.0229513">
                <text:p>0.0229513</text:p>
              </table:table-cell>
              <table:table-cell office:value-type="float" office:value="0.00183297">
                <text:p>0.00183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38096">
                <text:p>0.0838096</text:p>
              </table:table-cell>
              <table:table-cell office:value-type="float" office:value="0.0738781">
                <text:p>0.0738781</text:p>
              </table:table-cell>
              <table:table-cell office:value-type="float" office:value="0.0196849">
                <text:p>0.0196849</text:p>
              </table:table-cell>
              <table:table-cell office:value-type="float" office:value="-0.00464712">
                <text:p>-0.00464712</text:p>
              </table:table-cell>
              <table:table-cell office:value-type="float" office:value="0.111609">
                <text:p>0.111609</text:p>
              </table:table-cell>
              <table:table-cell office:value-type="float" office:value="0.0799548">
                <text:p>0.0799548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00222236">
                <text:p>-0.00222236</text:p>
              </table:table-cell>
              <table:table-cell office:value-type="float" office:value="0.0208194">
                <text:p>0.0208194</text:p>
              </table:table-cell>
              <table:table-cell office:value-type="float" office:value="0.00226315">
                <text:p>0.00226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04079">
                <text:p>0.0804079</text:p>
              </table:table-cell>
              <table:table-cell office:value-type="float" office:value="0.0706415">
                <text:p>0.0706415</text:p>
              </table:table-cell>
              <table:table-cell office:value-type="float" office:value="0.0167752">
                <text:p>0.0167752</text:p>
              </table:table-cell>
              <table:table-cell office:value-type="float" office:value="-0.00421274">
                <text:p>-0.00421274</text:p>
              </table:table-cell>
              <table:table-cell office:value-type="float" office:value="0.107453">
                <text:p>0.107453</text:p>
              </table:table-cell>
              <table:table-cell office:value-type="float" office:value="0.037186">
                <text:p>0.037186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00738019">
                <text:p>-0.00738019</text:p>
              </table:table-cell>
              <table:table-cell office:value-type="float" office:value="0.0182507">
                <text:p>0.0182507</text:p>
              </table:table-cell>
              <table:table-cell office:value-type="float" office:value="0.00131068">
                <text:p>0.00131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5371">
                <text:p>0.0745371</text:p>
              </table:table-cell>
              <table:table-cell office:value-type="float" office:value="0.0701622">
                <text:p>0.0701622</text:p>
              </table:table-cell>
              <table:table-cell office:value-type="float" office:value="0.0153282">
                <text:p>0.0153282</text:p>
              </table:table-cell>
              <table:table-cell office:value-type="float" office:value="-0.00594757">
                <text:p>-0.00594757</text:p>
              </table:table-cell>
              <table:table-cell office:value-type="float" office:value="0.105771">
                <text:p>0.105771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0975162">
                <text:p>-0.00975162</text:p>
              </table:table-cell>
              <table:table-cell office:value-type="float" office:value="0.0166892">
                <text:p>0.0166892</text:p>
              </table:table-cell>
              <table:table-cell office:value-type="float" office:value="0.00161107">
                <text:p>0.00161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2672">
                <text:p>0.0732672</text:p>
              </table:table-cell>
              <table:table-cell office:value-type="float" office:value="0.056159">
                <text:p>0.056159</text:p>
              </table:table-cell>
              <table:table-cell office:value-type="float" office:value="0.0147025">
                <text:p>0.0147025</text:p>
              </table:table-cell>
              <table:table-cell office:value-type="float" office:value="-0.00360005">
                <text:p>-0.00360005</text:p>
              </table:table-cell>
              <table:table-cell office:value-type="float" office:value="0.100392">
                <text:p>0.100392</text:p>
              </table:table-cell>
              <table:table-cell office:value-type="float" office:value="0.0570198">
                <text:p>0.0570198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135904">
                <text:p>-0.0135904</text:p>
              </table:table-cell>
              <table:table-cell office:value-type="float" office:value="0.0160372">
                <text:p>0.0160372</text:p>
              </table:table-cell>
              <table:table-cell office:value-type="float" office:value="-0.0014557">
                <text:p>-0.0014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8581">
                <text:p>0.0708581</text:p>
              </table:table-cell>
              <table:table-cell office:value-type="float" office:value="0.0532931">
                <text:p>0.0532931</text:p>
              </table:table-cell>
              <table:table-cell office:value-type="float" office:value="0.0141544">
                <text:p>0.0141544</text:p>
              </table:table-cell>
              <table:table-cell office:value-type="float" office:value="-0.00472904">
                <text:p>-0.00472904</text:p>
              </table:table-cell>
              <table:table-cell office:value-type="float" office:value="0.0916953">
                <text:p>0.0916953</text:p>
              </table:table-cell>
              <table:table-cell office:value-type="float" office:value="0.0421969">
                <text:p>0.0421969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1521">
                <text:p>-0.01521</text:p>
              </table:table-cell>
              <table:table-cell office:value-type="float" office:value="0.0155608">
                <text:p>0.0155608</text:p>
              </table:table-cell>
              <table:table-cell office:value-type="float" office:value="0.00153283">
                <text:p>0.00153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8284">
                <text:p>0.0638284</text:p>
              </table:table-cell>
              <table:table-cell office:value-type="float" office:value="0.0360148">
                <text:p>0.0360148</text:p>
              </table:table-cell>
              <table:table-cell office:value-type="float" office:value="0.0125901">
                <text:p>0.0125901</text:p>
              </table:table-cell>
              <table:table-cell office:value-type="float" office:value="-0.0042679">
                <text:p>-0.0042679</text:p>
              </table:table-cell>
              <table:table-cell office:value-type="float" office:value="0.0896195">
                <text:p>0.0896195</text:p>
              </table:table-cell>
              <table:table-cell office:value-type="float" office:value="0.0257208">
                <text:p>0.0257208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0106593">
                <text:p>-0.00106593</text:p>
              </table:table-cell>
              <table:table-cell office:value-type="float" office:value="0.015096">
                <text:p>0.015096</text:p>
              </table:table-cell>
              <table:table-cell office:value-type="float" office:value="0.000385619">
                <text:p>0.000385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18199">
                <text:p>0.0618199</text:p>
              </table:table-cell>
              <table:table-cell office:value-type="float" office:value="0.031459">
                <text:p>0.031459</text:p>
              </table:table-cell>
              <table:table-cell office:value-type="float" office:value="0.0114546">
                <text:p>0.0114546</text:p>
              </table:table-cell>
              <table:table-cell office:value-type="float" office:value="-0.00360208">
                <text:p>-0.00360208</text:p>
              </table:table-cell>
              <table:table-cell office:value-type="float" office:value="0.0862923">
                <text:p>0.0862923</text:p>
              </table:table-cell>
              <table:table-cell office:value-type="float" office:value="0.0224471">
                <text:p>0.0224471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166274">
                <text:p>-0.0166274</text:p>
              </table:table-cell>
              <table:table-cell office:value-type="float" office:value="0.013517">
                <text:p>0.013517</text:p>
              </table:table-cell>
              <table:table-cell office:value-type="float" office:value="0.00203166">
                <text:p>0.00203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63878">
                <text:p>0.0563878</text:p>
              </table:table-cell>
              <table:table-cell office:value-type="float" office:value="0.0291531">
                <text:p>0.029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0169373">
                <text:p>-0.0169373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136648">
                <text:p>-0.0136648</text:p>
              </table:table-cell>
              <table:table-cell office:value-type="float" office:value="0.0127044">
                <text:p>0.0127044</text:p>
              </table:table-cell>
              <table:table-cell office:value-type="float" office:value="0.00270354">
                <text:p>0.00270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0946">
                <text:p>0.0540946</text:p>
              </table:table-cell>
              <table:table-cell office:value-type="float" office:value="-0.00667681">
                <text:p>-0.0066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7989">
                <text:p>0.0787989</text:p>
              </table:table-cell>
              <table:table-cell office:value-type="float" office:value="0.00608487">
                <text:p>0.00608487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12101">
                <text:p>-0.012101</text:p>
              </table:table-cell>
              <table:table-cell office:value-type="float" office:value="0.012447">
                <text:p>0.012447</text:p>
              </table:table-cell>
              <table:table-cell office:value-type="float" office:value="0.00255112">
                <text:p>0.00255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1709">
                <text:p>0.0531709</text:p>
              </table:table-cell>
              <table:table-cell office:value-type="float" office:value="0.0204048">
                <text:p>0.020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725">
                <text:p>0.075725</text:p>
              </table:table-cell>
              <table:table-cell office:value-type="float" office:value="-0.00409342">
                <text:p>-0.00409342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0945252">
                <text:p>-0.00945252</text:p>
              </table:table-cell>
              <table:table-cell office:value-type="float" office:value="0.011392">
                <text:p>0.011392</text:p>
              </table:table-cell>
              <table:table-cell office:value-type="float" office:value="0.00102587">
                <text:p>0.00102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01394">
                <text:p>0.0501394</text:p>
              </table:table-cell>
              <table:table-cell office:value-type="float" office:value="0.0119155">
                <text:p>0.011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7">
                <text:p>0.073627</text:p>
              </table:table-cell>
              <table:table-cell office:value-type="float" office:value="-0.00903253">
                <text:p>-0.00903253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0870496">
                <text:p>-0.0087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84359">
                <text:p>0.0484359</text:p>
              </table:table-cell>
              <table:table-cell office:value-type="float" office:value="0.00785605">
                <text:p>0.0078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019144">
                <text:p>-0.01914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0707771">
                <text:p>-0.0070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48988">
                <text:p>0.0448988</text:p>
              </table:table-cell>
              <table:table-cell office:value-type="float" office:value="0.0138246">
                <text:p>0.013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0296374">
                <text:p>-0.0296374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0710787">
                <text:p>-0.0071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41011">
                <text:p>0.0441011</text:p>
              </table:table-cell>
              <table:table-cell office:value-type="float" office:value="-0.0322911">
                <text:p>-0.032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0265764">
                <text:p>-0.0265764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0541587">
                <text:p>-0.0054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779">
                <text:p>0.043779</text:p>
              </table:table-cell>
              <table:table-cell office:value-type="float" office:value="0.00479005">
                <text:p>0.00479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0314587">
                <text:p>-0.031458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0320194">
                <text:p>-0.0032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9053">
                <text:p>0.0409053</text:p>
              </table:table-cell>
              <table:table-cell office:value-type="float" office:value="0.00354147">
                <text:p>0.0035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0320583">
                <text:p>-0.0320583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0441519">
                <text:p>-0.0044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3868">
                <text:p>0.0363868</text:p>
              </table:table-cell>
              <table:table-cell office:value-type="float" office:value="-0.00103701">
                <text:p>-0.0010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0328784">
                <text:p>-0.0328784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0312597">
                <text:p>-0.003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4591">
                <text:p>0.034591</text:p>
              </table:table-cell>
              <table:table-cell office:value-type="float" office:value="0.00503255">
                <text:p>0.0050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0374062">
                <text:p>-0.0374062</text:p>
              </table:table-cell>
              <table:table-cell office:value-type="float" office:value="0.030071">
                <text:p>0.030071</text:p>
              </table:table-cell>
              <table:table-cell office:value-type="float" office:value="-0.00433169">
                <text:p>-0.004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339">
                <text:p>0.03339</text:p>
              </table:table-cell>
              <table:table-cell office:value-type="float" office:value="0.00124812">
                <text:p>0.0012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039952">
                <text:p>-0.039952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0285678">
                <text:p>-0.0028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2285">
                <text:p>0.0312285</text:p>
              </table:table-cell>
              <table:table-cell office:value-type="float" office:value="0.000438035">
                <text:p>0.00043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7">
                <text:p>0.04537</text:p>
              </table:table-cell>
              <table:table-cell office:value-type="float" office:value="-0.0465012">
                <text:p>-0.046501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0295506">
                <text:p>-0.0029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9549">
                <text:p>0.0299549</text:p>
              </table:table-cell>
              <table:table-cell office:value-type="float" office:value="0.00210411">
                <text:p>0.0021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0413191">
                <text:p>-0.041319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0223516">
                <text:p>-0.002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465">
                <text:p>0.0284465</text:p>
              </table:table-cell>
              <table:table-cell office:value-type="float" office:value="0.00495646">
                <text:p>0.0049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0417403">
                <text:p>-0.0417403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0263241">
                <text:p>-0.0026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7739">
                <text:p>0.0277739</text:p>
              </table:table-cell>
              <table:table-cell office:value-type="float" office:value="0.0070882">
                <text:p>0.007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03976">
                <text:p>-0.0397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0185596">
                <text:p>-0.0018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1998">
                <text:p>0.0271998</text:p>
              </table:table-cell>
              <table:table-cell office:value-type="float" office:value="0.000125628">
                <text:p>0.00012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0392602">
                <text:p>-0.0392602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0180791">
                <text:p>-0.0018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1662">
                <text:p>0.0261662</text:p>
              </table:table-cell>
              <table:table-cell office:value-type="float" office:value="0.00246888">
                <text:p>0.0024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32">
                <text:p>0.036432</text:p>
              </table:table-cell>
              <table:table-cell office:value-type="float" office:value="-0.0433853">
                <text:p>-0.0433853</text:p>
              </table:table-cell>
              <table:table-cell office:value-type="float" office:value="0.0195415">
                <text:p>0.0195415</text:p>
              </table:table-cell>
              <table:table-cell office:value-type="float" office:value="0.000548039">
                <text:p>0.00054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4727">
                <text:p>0.0244727</text:p>
              </table:table-cell>
              <table:table-cell office:value-type="float" office:value="-0.0014235">
                <text:p>-0.001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87">
                <text:p>0.03587</text:p>
              </table:table-cell>
              <table:table-cell office:value-type="float" office:value="-0.0384293">
                <text:p>-0.0384293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134993">
                <text:p>-0.0013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4444">
                <text:p>0.0234444</text:p>
              </table:table-cell>
              <table:table-cell office:value-type="float" office:value="-0.00139529">
                <text:p>-0.0013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0386012">
                <text:p>-0.0386012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0432795">
                <text:p>-0.00043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079">
                <text:p>0.022079</text:p>
              </table:table-cell>
              <table:table-cell office:value-type="float" office:value="-0.00277882">
                <text:p>-0.0027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0364903">
                <text:p>-0.0364903</text:p>
              </table:table-cell>
              <table:table-cell office:value-type="float" office:value="0.0168657">
                <text:p>0.0168657</text:p>
              </table:table-cell>
              <table:table-cell office:value-type="float" office:value="-0.0010683">
                <text:p>-0.001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6694">
                <text:p>0.0206694</text:p>
              </table:table-cell>
              <table:table-cell office:value-type="float" office:value="-0.00289808">
                <text:p>-0.0028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00889496">
                <text:p>-0.0088949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0239699">
                <text:p>0.00023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835">
                <text:p>0.018835</text:p>
              </table:table-cell>
              <table:table-cell office:value-type="float" office:value="-0.0478498">
                <text:p>-0.047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0337383">
                <text:p>-0.0337383</text:p>
              </table:table-cell>
              <table:table-cell office:value-type="float" office:value="0.0153795">
                <text:p>0.0153795</text:p>
              </table:table-cell>
              <table:table-cell office:value-type="float" office:value="-0.00181647">
                <text:p>-0.001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6826">
                <text:p>0.0186826</text:p>
              </table:table-cell>
              <table:table-cell office:value-type="float" office:value="0.00418943">
                <text:p>0.0041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0337288">
                <text:p>-0.0337288</text:p>
              </table:table-cell>
              <table:table-cell office:value-type="float" office:value="0.0145714">
                <text:p>0.0145714</text:p>
              </table:table-cell>
              <table:table-cell office:value-type="float" office:value="-0.00186202">
                <text:p>-0.0018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054">
                <text:p>0.018054</text:p>
              </table:table-cell>
              <table:table-cell office:value-type="float" office:value="-0.00279246">
                <text:p>-0.0027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0307727">
                <text:p>-0.0307727</text:p>
              </table:table-cell>
              <table:table-cell office:value-type="float" office:value="0.0126994">
                <text:p>0.0126994</text:p>
              </table:table-cell>
              <table:table-cell office:value-type="float" office:value="-0.00319829">
                <text:p>-0.0031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714">
                <text:p>0.0168714</text:p>
              </table:table-cell>
              <table:table-cell office:value-type="float" office:value="-0.00213471">
                <text:p>-0.0021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45">
                <text:p>0.025145</text:p>
              </table:table-cell>
              <table:table-cell office:value-type="float" office:value="-0.0310944">
                <text:p>-0.0310944</text:p>
              </table:table-cell>
              <table:table-cell office:value-type="float" office:value="0.0123221">
                <text:p>0.0123221</text:p>
              </table:table-cell>
              <table:table-cell office:value-type="float" office:value="-0.00160854">
                <text:p>-0.001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2363">
                <text:p>0.0162363</text:p>
              </table:table-cell>
              <table:table-cell office:value-type="float" office:value="-0.00226585">
                <text:p>-0.0022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5">
                <text:p>0.023685</text:p>
              </table:table-cell>
              <table:table-cell office:value-type="float" office:value="-0.0282336">
                <text:p>-0.0282336</text:p>
              </table:table-cell>
              <table:table-cell office:value-type="float" office:value="0.0113657">
                <text:p>0.0113657</text:p>
              </table:table-cell>
              <table:table-cell office:value-type="float" office:value="-0.0022733">
                <text:p>-0.002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6372">
                <text:p>0.0156372</text:p>
              </table:table-cell>
              <table:table-cell office:value-type="float" office:value="-0.00178174">
                <text:p>-0.0017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0252755">
                <text:p>-0.0252755</text:p>
              </table:table-cell>
              <table:table-cell office:value-type="float" office:value="0.0110651">
                <text:p>0.0110651</text:p>
              </table:table-cell>
              <table:table-cell office:value-type="float" office:value="-0.0014637">
                <text:p>-0.001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8469">
                <text:p>0.0148469</text:p>
              </table:table-cell>
              <table:table-cell office:value-type="float" office:value="0.00204167">
                <text:p>0.0020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7">
                <text:p>0.02177</text:p>
              </table:table-cell>
              <table:table-cell office:value-type="float" office:value="-0.0185177">
                <text:p>-0.0185177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256188">
                <text:p>0.0025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3641">
                <text:p>0.0143641</text:p>
              </table:table-cell>
              <table:table-cell office:value-type="float" office:value="0.000553858">
                <text:p>0.00055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55">
                <text:p>0.021455</text:p>
              </table:table-cell>
              <table:table-cell office:value-type="float" office:value="-0.0229713">
                <text:p>-0.022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6672">
                <text:p>0.0136672</text:p>
              </table:table-cell>
              <table:table-cell office:value-type="float" office:value="0.00143073">
                <text:p>0.0014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92">
                <text:p>0.019892</text:p>
              </table:table-cell>
              <table:table-cell office:value-type="float" office:value="-0.020353">
                <text:p>-0.02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0.00290151">
                <text:p>0.0029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173613">
                <text:p>-0.017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0.00410724">
                <text:p>0.0041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154821">
                <text:p>-0.015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0.00544832">
                <text:p>0.0054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133608">
                <text:p>-0.01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-0.00690512">
                <text:p>-0.006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112784">
                <text:p>-0.011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273918">
                <text:p>-0.00273918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0.013679">
                <text:p>0.013679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243113">
                <text:p>-0.0243113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440441">
                <text:p>-0.00440441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520469">
                <text:p>-0.0520469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9713">
                <text:p>0.919713</text:p>
              </table:table-cell>
              <table:table-cell office:value-type="float" office:value="-0.00752784">
                <text:p>-0.00752784</text:p>
              </table:table-cell>
              <table:table-cell office:value-type="float" office:value="0.986835">
                <text:p>0.986835</text:p>
              </table:table-cell>
              <table:table-cell office:value-type="float" office:value="-0.00416504">
                <text:p>-0.00416504</text:p>
              </table:table-cell>
              <table:table-cell office:value-type="float" office:value="0.962436">
                <text:p>0.962436</text:p>
              </table:table-cell>
              <table:table-cell office:value-type="float" office:value="-0.0194005">
                <text:p>-0.0194005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129314">
                <text:p>-0.00129314</text:p>
              </table:table-cell>
              <table:table-cell office:value-type="float" office:value="0.981269">
                <text:p>0.981269</text:p>
              </table:table-cell>
              <table:table-cell office:value-type="float" office:value="-0.00723071">
                <text:p>-0.00723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5394">
                <text:p>0.905394</text:p>
              </table:table-cell>
              <table:table-cell office:value-type="float" office:value="-0.00996511">
                <text:p>-0.00996511</text:p>
              </table:table-cell>
              <table:table-cell office:value-type="float" office:value="0.940003">
                <text:p>0.940003</text:p>
              </table:table-cell>
              <table:table-cell office:value-type="float" office:value="-0.00246056">
                <text:p>-0.00246056</text:p>
              </table:table-cell>
              <table:table-cell office:value-type="float" office:value="0.893302">
                <text:p>0.893302</text:p>
              </table:table-cell>
              <table:table-cell office:value-type="float" office:value="-0.0325536">
                <text:p>-0.0325536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383209">
                <text:p>-0.00383209</text:p>
              </table:table-cell>
              <table:table-cell office:value-type="float" office:value="0.886734">
                <text:p>0.886734</text:p>
              </table:table-cell>
              <table:table-cell office:value-type="float" office:value="-0.00849451">
                <text:p>-0.00849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2694">
                <text:p>0.882694</text:p>
              </table:table-cell>
              <table:table-cell office:value-type="float" office:value="-0.0105136">
                <text:p>-0.0105136</text:p>
              </table:table-cell>
              <table:table-cell office:value-type="float" office:value="0.781273">
                <text:p>0.781273</text:p>
              </table:table-cell>
              <table:table-cell office:value-type="float" office:value="-0.00476526">
                <text:p>-0.00476526</text:p>
              </table:table-cell>
              <table:table-cell office:value-type="float" office:value="0.796642">
                <text:p>0.796642</text:p>
              </table:table-cell>
              <table:table-cell office:value-type="float" office:value="-0.0244873">
                <text:p>-0.0244873</text:p>
              </table:table-cell>
              <table:table-cell office:value-type="float" office:value="0.824133">
                <text:p>0.824133</text:p>
              </table:table-cell>
              <table:table-cell office:value-type="float" office:value="0.00105708">
                <text:p>0.00105708</text:p>
              </table:table-cell>
              <table:table-cell office:value-type="float" office:value="0.860339">
                <text:p>0.860339</text:p>
              </table:table-cell>
              <table:table-cell office:value-type="float" office:value="-0.0102031">
                <text:p>-0.010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03">
                <text:p>0.79003</text:p>
              </table:table-cell>
              <table:table-cell office:value-type="float" office:value="-0.00307221">
                <text:p>-0.00307221</text:p>
              </table:table-cell>
              <table:table-cell office:value-type="float" office:value="0.757431">
                <text:p>0.757431</text:p>
              </table:table-cell>
              <table:table-cell office:value-type="float" office:value="-0.00644917">
                <text:p>-0.00644917</text:p>
              </table:table-cell>
              <table:table-cell office:value-type="float" office:value="0.784716">
                <text:p>0.784716</text:p>
              </table:table-cell>
              <table:table-cell office:value-type="float" office:value="-0.027198">
                <text:p>-0.027198</text:p>
              </table:table-cell>
              <table:table-cell office:value-type="float" office:value="0.794794">
                <text:p>0.794794</text:p>
              </table:table-cell>
              <table:table-cell office:value-type="float" office:value="0.0020548">
                <text:p>0.0020548</text:p>
              </table:table-cell>
              <table:table-cell office:value-type="float" office:value="0.79341">
                <text:p>0.79341</text:p>
              </table:table-cell>
              <table:table-cell office:value-type="float" office:value="-0.0122305">
                <text:p>-0.0122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0848">
                <text:p>0.770848</text:p>
              </table:table-cell>
              <table:table-cell office:value-type="float" office:value="-0.0042696">
                <text:p>-0.0042696</text:p>
              </table:table-cell>
              <table:table-cell office:value-type="float" office:value="0.724538">
                <text:p>0.724538</text:p>
              </table:table-cell>
              <table:table-cell office:value-type="float" office:value="-0.00715169">
                <text:p>-0.00715169</text:p>
              </table:table-cell>
              <table:table-cell office:value-type="float" office:value="0.733717">
                <text:p>0.733717</text:p>
              </table:table-cell>
              <table:table-cell office:value-type="float" office:value="-0.0276737">
                <text:p>-0.0276737</text:p>
              </table:table-cell>
              <table:table-cell office:value-type="float" office:value="0.752391">
                <text:p>0.752391</text:p>
              </table:table-cell>
              <table:table-cell office:value-type="float" office:value="-0.00283383">
                <text:p>-0.00283383</text:p>
              </table:table-cell>
              <table:table-cell office:value-type="float" office:value="0.718074">
                <text:p>0.718074</text:p>
              </table:table-cell>
              <table:table-cell office:value-type="float" office:value="-0.0133212">
                <text:p>-0.0133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3837">
                <text:p>0.713837</text:p>
              </table:table-cell>
              <table:table-cell office:value-type="float" office:value="-0.000766617">
                <text:p>-0.000766617</text:p>
              </table:table-cell>
              <table:table-cell office:value-type="float" office:value="0.60874">
                <text:p>0.60874</text:p>
              </table:table-cell>
              <table:table-cell office:value-type="float" office:value="-0.0137352">
                <text:p>-0.0137352</text:p>
              </table:table-cell>
              <table:table-cell office:value-type="float" office:value="0.711371">
                <text:p>0.711371</text:p>
              </table:table-cell>
              <table:table-cell office:value-type="float" office:value="-0.0273579">
                <text:p>-0.0273579</text:p>
              </table:table-cell>
              <table:table-cell office:value-type="float" office:value="0.732088">
                <text:p>0.732088</text:p>
              </table:table-cell>
              <table:table-cell office:value-type="float" office:value="0.00999326">
                <text:p>0.00999326</text:p>
              </table:table-cell>
              <table:table-cell office:value-type="float" office:value="0.652599">
                <text:p>0.652599</text:p>
              </table:table-cell>
              <table:table-cell office:value-type="float" office:value="-0.0125153">
                <text:p>-0.0125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3053">
                <text:p>0.703053</text:p>
              </table:table-cell>
              <table:table-cell office:value-type="float" office:value="-0.00447563">
                <text:p>-0.00447563</text:p>
              </table:table-cell>
              <table:table-cell office:value-type="float" office:value="0.559743">
                <text:p>0.559743</text:p>
              </table:table-cell>
              <table:table-cell office:value-type="float" office:value="-0.0171608">
                <text:p>-0.0171608</text:p>
              </table:table-cell>
              <table:table-cell office:value-type="float" office:value="0.680525">
                <text:p>0.680525</text:p>
              </table:table-cell>
              <table:table-cell office:value-type="float" office:value="-0.0326807">
                <text:p>-0.0326807</text:p>
              </table:table-cell>
              <table:table-cell office:value-type="float" office:value="0.718476">
                <text:p>0.718476</text:p>
              </table:table-cell>
              <table:table-cell office:value-type="float" office:value="0.0033726">
                <text:p>0.0033726</text:p>
              </table:table-cell>
              <table:table-cell office:value-type="float" office:value="0.630237">
                <text:p>0.630237</text:p>
              </table:table-cell>
              <table:table-cell office:value-type="float" office:value="-0.0213556">
                <text:p>-0.0213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9519">
                <text:p>0.629519</text:p>
              </table:table-cell>
              <table:table-cell office:value-type="float" office:value="-0.0197538">
                <text:p>-0.0197538</text:p>
              </table:table-cell>
              <table:table-cell office:value-type="float" office:value="0.533115">
                <text:p>0.533115</text:p>
              </table:table-cell>
              <table:table-cell office:value-type="float" office:value="-0.0288711">
                <text:p>-0.0288711</text:p>
              </table:table-cell>
              <table:table-cell office:value-type="float" office:value="0.620975">
                <text:p>0.620975</text:p>
              </table:table-cell>
              <table:table-cell office:value-type="float" office:value="-0.0681576">
                <text:p>-0.0681576</text:p>
              </table:table-cell>
              <table:table-cell office:value-type="float" office:value="0.635525">
                <text:p>0.635525</text:p>
              </table:table-cell>
              <table:table-cell office:value-type="float" office:value="0.00281647">
                <text:p>0.00281647</text:p>
              </table:table-cell>
              <table:table-cell office:value-type="float" office:value="0.598648">
                <text:p>0.598648</text:p>
              </table:table-cell>
              <table:table-cell office:value-type="float" office:value="-0.737745">
                <text:p>-0.737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824">
                <text:p>0.593824</text:p>
              </table:table-cell>
              <table:table-cell office:value-type="float" office:value="-0.0466206">
                <text:p>-0.0466206</text:p>
              </table:table-cell>
              <table:table-cell office:value-type="float" office:value="0.50107">
                <text:p>0.50107</text:p>
              </table:table-cell>
              <table:table-cell office:value-type="float" office:value="-0.0482844">
                <text:p>-0.0482844</text:p>
              </table:table-cell>
              <table:table-cell office:value-type="float" office:value="0.61015">
                <text:p>0.61015</text:p>
              </table:table-cell>
              <table:table-cell office:value-type="float" office:value="-0.179436">
                <text:p>-0.179436</text:p>
              </table:table-cell>
              <table:table-cell office:value-type="float" office:value="0.609193">
                <text:p>0.609193</text:p>
              </table:table-cell>
              <table:table-cell office:value-type="float" office:value="0.0114577">
                <text:p>0.0114577</text:p>
              </table:table-cell>
              <table:table-cell office:value-type="float" office:value="0.593362">
                <text:p>0.593362</text:p>
              </table:table-cell>
              <table:table-cell office:value-type="float" office:value="-0.00843798">
                <text:p>-0.00843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8434">
                <text:p>0.588434</text:p>
              </table:table-cell>
              <table:table-cell office:value-type="float" office:value="-0.0396664">
                <text:p>-0.0396664</text:p>
              </table:table-cell>
              <table:table-cell office:value-type="float" office:value="0.44245">
                <text:p>0.44245</text:p>
              </table:table-cell>
              <table:table-cell office:value-type="float" office:value="-0.116087">
                <text:p>-0.116087</text:p>
              </table:table-cell>
              <table:table-cell office:value-type="float" office:value="0.60704">
                <text:p>0.60704</text:p>
              </table:table-cell>
              <table:table-cell office:value-type="float" office:value="-0.0645941">
                <text:p>-0.0645941</text:p>
              </table:table-cell>
              <table:table-cell office:value-type="float" office:value="0.597956">
                <text:p>0.597956</text:p>
              </table:table-cell>
              <table:table-cell office:value-type="float" office:value="0.00542005">
                <text:p>0.00542005</text:p>
              </table:table-cell>
              <table:table-cell office:value-type="float" office:value="0.558521">
                <text:p>0.558521</text:p>
              </table:table-cell>
              <table:table-cell office:value-type="float" office:value="-0.0636251">
                <text:p>-0.0636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003">
                <text:p>0.579003</text:p>
              </table:table-cell>
              <table:table-cell office:value-type="float" office:value="-0.0403753">
                <text:p>-0.0403753</text:p>
              </table:table-cell>
              <table:table-cell office:value-type="float" office:value="0.406105">
                <text:p>0.406105</text:p>
              </table:table-cell>
              <table:table-cell office:value-type="float" office:value="-0.145471">
                <text:p>-0.145471</text:p>
              </table:table-cell>
              <table:table-cell office:value-type="float" office:value="0.571541">
                <text:p>0.571541</text:p>
              </table:table-cell>
              <table:table-cell office:value-type="float" office:value="-0.0780662">
                <text:p>-0.0780662</text:p>
              </table:table-cell>
              <table:table-cell office:value-type="float" office:value="0.58079">
                <text:p>0.58079</text:p>
              </table:table-cell>
              <table:table-cell office:value-type="float" office:value="0.00336706">
                <text:p>0.00336706</text:p>
              </table:table-cell>
              <table:table-cell office:value-type="float" office:value="0.524596">
                <text:p>0.524596</text:p>
              </table:table-cell>
              <table:table-cell office:value-type="float" office:value="-0.0832685">
                <text:p>-0.0832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6694">
                <text:p>0.556694</text:p>
              </table:table-cell>
              <table:table-cell office:value-type="float" office:value="-0.0501098">
                <text:p>-0.0501098</text:p>
              </table:table-cell>
              <table:table-cell office:value-type="float" office:value="0.354394">
                <text:p>0.354394</text:p>
              </table:table-cell>
              <table:table-cell office:value-type="float" office:value="-0.195621">
                <text:p>-0.195621</text:p>
              </table:table-cell>
              <table:table-cell office:value-type="float" office:value="0.550393">
                <text:p>0.550393</text:p>
              </table:table-cell>
              <table:table-cell office:value-type="float" office:value="-0.141479">
                <text:p>-0.141479</text:p>
              </table:table-cell>
              <table:table-cell office:value-type="float" office:value="0.565434">
                <text:p>0.565434</text:p>
              </table:table-cell>
              <table:table-cell office:value-type="float" office:value="0.00632049">
                <text:p>0.00632049</text:p>
              </table:table-cell>
              <table:table-cell office:value-type="float" office:value="0.451847">
                <text:p>0.451847</text:p>
              </table:table-cell>
              <table:table-cell office:value-type="float" office:value="-0.145984">
                <text:p>-0.145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5097">
                <text:p>0.485097</text:p>
              </table:table-cell>
              <table:table-cell office:value-type="float" office:value="-0.0951481">
                <text:p>-0.0951481</text:p>
              </table:table-cell>
              <table:table-cell office:value-type="float" office:value="0.346176">
                <text:p>0.346176</text:p>
              </table:table-cell>
              <table:table-cell office:value-type="float" office:value="-0.164443">
                <text:p>-0.164443</text:p>
              </table:table-cell>
              <table:table-cell office:value-type="float" office:value="0.546323">
                <text:p>0.546323</text:p>
              </table:table-cell>
              <table:table-cell office:value-type="float" office:value="-0.098334">
                <text:p>-0.098334</text:p>
              </table:table-cell>
              <table:table-cell office:value-type="float" office:value="0.535602">
                <text:p>0.535602</text:p>
              </table:table-cell>
              <table:table-cell office:value-type="float" office:value="0.00656784">
                <text:p>0.00656784</text:p>
              </table:table-cell>
              <table:table-cell office:value-type="float" office:value="0.434295">
                <text:p>0.434295</text:p>
              </table:table-cell>
              <table:table-cell office:value-type="float" office:value="-0.160661">
                <text:p>-0.16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8419">
                <text:p>0.468419</text:p>
              </table:table-cell>
              <table:table-cell office:value-type="float" office:value="-0.0891432">
                <text:p>-0.0891432</text:p>
              </table:table-cell>
              <table:table-cell office:value-type="float" office:value="0.325249">
                <text:p>0.325249</text:p>
              </table:table-cell>
              <table:table-cell office:value-type="float" office:value="-0.175378">
                <text:p>-0.175378</text:p>
              </table:table-cell>
              <table:table-cell office:value-type="float" office:value="0.52607">
                <text:p>0.52607</text:p>
              </table:table-cell>
              <table:table-cell office:value-type="float" office:value="-0.108086">
                <text:p>-0.108086</text:p>
              </table:table-cell>
              <table:table-cell office:value-type="float" office:value="0.475667">
                <text:p>0.475667</text:p>
              </table:table-cell>
              <table:table-cell office:value-type="float" office:value="-0.00187973">
                <text:p>-0.00187973</text:p>
              </table:table-cell>
              <table:table-cell office:value-type="float" office:value="0.420759">
                <text:p>0.420759</text:p>
              </table:table-cell>
              <table:table-cell office:value-type="float" office:value="-0.161348">
                <text:p>-0.161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599">
                <text:p>0.449599</text:p>
              </table:table-cell>
              <table:table-cell office:value-type="float" office:value="-0.1092">
                <text:p>-0.1092</text:p>
              </table:table-cell>
              <table:table-cell office:value-type="float" office:value="0.305679">
                <text:p>0.305679</text:p>
              </table:table-cell>
              <table:table-cell office:value-type="float" office:value="-0.219357">
                <text:p>-0.219357</text:p>
              </table:table-cell>
              <table:table-cell office:value-type="float" office:value="0.494104">
                <text:p>0.494104</text:p>
              </table:table-cell>
              <table:table-cell office:value-type="float" office:value="-0.132533">
                <text:p>-0.132533</text:p>
              </table:table-cell>
              <table:table-cell office:value-type="float" office:value="0.458732">
                <text:p>0.458732</text:p>
              </table:table-cell>
              <table:table-cell office:value-type="float" office:value="-0.00351358">
                <text:p>-0.00351358</text:p>
              </table:table-cell>
              <table:table-cell office:value-type="float" office:value="0.404858">
                <text:p>0.404858</text:p>
              </table:table-cell>
              <table:table-cell office:value-type="float" office:value="-0.169165">
                <text:p>-0.169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237">
                <text:p>0.420237</text:p>
              </table:table-cell>
              <table:table-cell office:value-type="float" office:value="-0.131581">
                <text:p>-0.131581</text:p>
              </table:table-cell>
              <table:table-cell office:value-type="float" office:value="0.294498">
                <text:p>0.294498</text:p>
              </table:table-cell>
              <table:table-cell office:value-type="float" office:value="-0.202843">
                <text:p>-0.202843</text:p>
              </table:table-cell>
              <table:table-cell office:value-type="float" office:value="0.460556">
                <text:p>0.460556</text:p>
              </table:table-cell>
              <table:table-cell office:value-type="float" office:value="-0.143766">
                <text:p>-0.143766</text:p>
              </table:table-cell>
              <table:table-cell office:value-type="float" office:value="0.437356">
                <text:p>0.437356</text:p>
              </table:table-cell>
              <table:table-cell office:value-type="float" office:value="-0.00974692">
                <text:p>-0.00974692</text:p>
              </table:table-cell>
              <table:table-cell office:value-type="float" office:value="0.388583">
                <text:p>0.388583</text:p>
              </table:table-cell>
              <table:table-cell office:value-type="float" office:value="-0.175283">
                <text:p>-0.175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289">
                <text:p>0.39289</text:p>
              </table:table-cell>
              <table:table-cell office:value-type="float" office:value="-0.158643">
                <text:p>-0.158643</text:p>
              </table:table-cell>
              <table:table-cell office:value-type="float" office:value="0.263722">
                <text:p>0.263722</text:p>
              </table:table-cell>
              <table:table-cell office:value-type="float" office:value="-0.214882">
                <text:p>-0.214882</text:p>
              </table:table-cell>
              <table:table-cell office:value-type="float" office:value="0.448873">
                <text:p>0.448873</text:p>
              </table:table-cell>
              <table:table-cell office:value-type="float" office:value="-0.175864">
                <text:p>-0.175864</text:p>
              </table:table-cell>
              <table:table-cell office:value-type="float" office:value="0.403011">
                <text:p>0.403011</text:p>
              </table:table-cell>
              <table:table-cell office:value-type="float" office:value="-0.0632926">
                <text:p>-0.0632926</text:p>
              </table:table-cell>
              <table:table-cell office:value-type="float" office:value="0.348268">
                <text:p>0.348268</text:p>
              </table:table-cell>
              <table:table-cell office:value-type="float" office:value="-0.192904">
                <text:p>-0.192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6354">
                <text:p>0.376354</text:p>
              </table:table-cell>
              <table:table-cell office:value-type="float" office:value="-0.190565">
                <text:p>-0.190565</text:p>
              </table:table-cell>
              <table:table-cell office:value-type="float" office:value="0.244885">
                <text:p>0.244885</text:p>
              </table:table-cell>
              <table:table-cell office:value-type="float" office:value="-0.232509">
                <text:p>-0.232509</text:p>
              </table:table-cell>
              <table:table-cell office:value-type="float" office:value="0.42246">
                <text:p>0.42246</text:p>
              </table:table-cell>
              <table:table-cell office:value-type="float" office:value="-0.198319">
                <text:p>-0.198319</text:p>
              </table:table-cell>
              <table:table-cell office:value-type="float" office:value="0.395834">
                <text:p>0.395834</text:p>
              </table:table-cell>
              <table:table-cell office:value-type="float" office:value="-0.0272498">
                <text:p>-0.0272498</text:p>
              </table:table-cell>
              <table:table-cell office:value-type="float" office:value="0.327894">
                <text:p>0.327894</text:p>
              </table:table-cell>
              <table:table-cell office:value-type="float" office:value="-0.201125">
                <text:p>-0.201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1049">
                <text:p>0.361049</text:p>
              </table:table-cell>
              <table:table-cell office:value-type="float" office:value="-0.202603">
                <text:p>-0.202603</text:p>
              </table:table-cell>
              <table:table-cell office:value-type="float" office:value="0.229753">
                <text:p>0.229753</text:p>
              </table:table-cell>
              <table:table-cell office:value-type="float" office:value="-0.243665">
                <text:p>-0.243665</text:p>
              </table:table-cell>
              <table:table-cell office:value-type="float" office:value="0.383066">
                <text:p>0.383066</text:p>
              </table:table-cell>
              <table:table-cell office:value-type="float" office:value="-0.217147">
                <text:p>-0.217147</text:p>
              </table:table-cell>
              <table:table-cell office:value-type="float" office:value="0.367755">
                <text:p>0.367755</text:p>
              </table:table-cell>
              <table:table-cell office:value-type="float" office:value="-0.0361607">
                <text:p>-0.0361607</text:p>
              </table:table-cell>
              <table:table-cell office:value-type="float" office:value="0.29892">
                <text:p>0.29892</text:p>
              </table:table-cell>
              <table:table-cell office:value-type="float" office:value="-0.206854">
                <text:p>-0.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247">
                <text:p>0.326247</text:p>
              </table:table-cell>
              <table:table-cell office:value-type="float" office:value="-0.237497">
                <text:p>-0.237497</text:p>
              </table:table-cell>
              <table:table-cell office:value-type="float" office:value="0.19386">
                <text:p>0.19386</text:p>
              </table:table-cell>
              <table:table-cell office:value-type="float" office:value="-0.265412">
                <text:p>-0.265412</text:p>
              </table:table-cell>
              <table:table-cell office:value-type="float" office:value="0.374075">
                <text:p>0.374075</text:p>
              </table:table-cell>
              <table:table-cell office:value-type="float" office:value="-0.241942">
                <text:p>-0.241942</text:p>
              </table:table-cell>
              <table:table-cell office:value-type="float" office:value="0.353496">
                <text:p>0.353496</text:p>
              </table:table-cell>
              <table:table-cell office:value-type="float" office:value="-0.0435318">
                <text:p>-0.0435318</text:p>
              </table:table-cell>
              <table:table-cell office:value-type="float" office:value="0.290067">
                <text:p>0.290067</text:p>
              </table:table-cell>
              <table:table-cell office:value-type="float" office:value="-0.216181">
                <text:p>-0.216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771">
                <text:p>0.31771</text:p>
              </table:table-cell>
              <table:table-cell office:value-type="float" office:value="-0.235185">
                <text:p>-0.235185</text:p>
              </table:table-cell>
              <table:table-cell office:value-type="float" office:value="0.186359">
                <text:p>0.186359</text:p>
              </table:table-cell>
              <table:table-cell office:value-type="float" office:value="-0.264787">
                <text:p>-0.264787</text:p>
              </table:table-cell>
              <table:table-cell office:value-type="float" office:value="0.357529">
                <text:p>0.357529</text:p>
              </table:table-cell>
              <table:table-cell office:value-type="float" office:value="-0.248812">
                <text:p>-0.248812</text:p>
              </table:table-cell>
              <table:table-cell office:value-type="float" office:value="0.31496">
                <text:p>0.31496</text:p>
              </table:table-cell>
              <table:table-cell office:value-type="float" office:value="-0.0592104">
                <text:p>-0.0592104</text:p>
              </table:table-cell>
              <table:table-cell office:value-type="float" office:value="0.262085">
                <text:p>0.262085</text:p>
              </table:table-cell>
              <table:table-cell office:value-type="float" office:value="-0.229784">
                <text:p>-0.229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381">
                <text:p>0.307381</text:p>
              </table:table-cell>
              <table:table-cell office:value-type="float" office:value="-0.251642">
                <text:p>-0.251642</text:p>
              </table:table-cell>
              <table:table-cell office:value-type="float" office:value="0.170794">
                <text:p>0.170794</text:p>
              </table:table-cell>
              <table:table-cell office:value-type="float" office:value="-0.267671">
                <text:p>-0.267671</text:p>
              </table:table-cell>
              <table:table-cell office:value-type="float" office:value="0.34445">
                <text:p>0.34445</text:p>
              </table:table-cell>
              <table:table-cell office:value-type="float" office:value="-0.266726">
                <text:p>-0.266726</text:p>
              </table:table-cell>
              <table:table-cell office:value-type="float" office:value="0.295164">
                <text:p>0.295164</text:p>
              </table:table-cell>
              <table:table-cell office:value-type="float" office:value="-0.0710483">
                <text:p>-0.0710483</text:p>
              </table:table-cell>
              <table:table-cell office:value-type="float" office:value="0.25328">
                <text:p>0.25328</text:p>
              </table:table-cell>
              <table:table-cell office:value-type="float" office:value="-0.229577">
                <text:p>-0.229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9636">
                <text:p>0.289636</text:p>
              </table:table-cell>
              <table:table-cell office:value-type="float" office:value="-0.261593">
                <text:p>-0.261593</text:p>
              </table:table-cell>
              <table:table-cell office:value-type="float" office:value="0.160862">
                <text:p>0.160862</text:p>
              </table:table-cell>
              <table:table-cell office:value-type="float" office:value="-0.268307">
                <text:p>-0.268307</text:p>
              </table:table-cell>
              <table:table-cell office:value-type="float" office:value="0.336555">
                <text:p>0.336555</text:p>
              </table:table-cell>
              <table:table-cell office:value-type="float" office:value="-0.269787">
                <text:p>-0.269787</text:p>
              </table:table-cell>
              <table:table-cell office:value-type="float" office:value="0.281815">
                <text:p>0.281815</text:p>
              </table:table-cell>
              <table:table-cell office:value-type="float" office:value="-0.0751391">
                <text:p>-0.0751391</text:p>
              </table:table-cell>
              <table:table-cell office:value-type="float" office:value="0.24734">
                <text:p>0.24734</text:p>
              </table:table-cell>
              <table:table-cell office:value-type="float" office:value="-0.236541">
                <text:p>-0.236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848">
                <text:p>0.277848</text:p>
              </table:table-cell>
              <table:table-cell office:value-type="float" office:value="-0.272536">
                <text:p>-0.272536</text:p>
              </table:table-cell>
              <table:table-cell office:value-type="float" office:value="0.136999">
                <text:p>0.136999</text:p>
              </table:table-cell>
              <table:table-cell office:value-type="float" office:value="-0.267046">
                <text:p>-0.267046</text:p>
              </table:table-cell>
              <table:table-cell office:value-type="float" office:value="0.30972">
                <text:p>0.30972</text:p>
              </table:table-cell>
              <table:table-cell office:value-type="float" office:value="-0.290869">
                <text:p>-0.290869</text:p>
              </table:table-cell>
              <table:table-cell office:value-type="float" office:value="0.266089">
                <text:p>0.266089</text:p>
              </table:table-cell>
              <table:table-cell office:value-type="float" office:value="-0.0809512">
                <text:p>-0.0809512</text:p>
              </table:table-cell>
              <table:table-cell office:value-type="float" office:value="0.210363">
                <text:p>0.210363</text:p>
              </table:table-cell>
              <table:table-cell office:value-type="float" office:value="-0.234279">
                <text:p>-0.234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723">
                <text:p>0.268723</text:p>
              </table:table-cell>
              <table:table-cell office:value-type="float" office:value="-0.273975">
                <text:p>-0.273975</text:p>
              </table:table-cell>
              <table:table-cell office:value-type="float" office:value="0.109713">
                <text:p>0.109713</text:p>
              </table:table-cell>
              <table:table-cell office:value-type="float" office:value="-0.262356">
                <text:p>-0.262356</text:p>
              </table:table-cell>
              <table:table-cell office:value-type="float" office:value="0.285002">
                <text:p>0.285002</text:p>
              </table:table-cell>
              <table:table-cell office:value-type="float" office:value="-0.308032">
                <text:p>-0.308032</text:p>
              </table:table-cell>
              <table:table-cell office:value-type="float" office:value="0.255002">
                <text:p>0.255002</text:p>
              </table:table-cell>
              <table:table-cell office:value-type="float" office:value="-0.0870977">
                <text:p>-0.0870977</text:p>
              </table:table-cell>
              <table:table-cell office:value-type="float" office:value="0.204212">
                <text:p>0.204212</text:p>
              </table:table-cell>
              <table:table-cell office:value-type="float" office:value="-0.23581">
                <text:p>-0.23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5474">
                <text:p>0.255474</text:p>
              </table:table-cell>
              <table:table-cell office:value-type="float" office:value="-0.284874">
                <text:p>-0.284874</text:p>
              </table:table-cell>
              <table:table-cell office:value-type="float" office:value="0.100687">
                <text:p>0.100687</text:p>
              </table:table-cell>
              <table:table-cell office:value-type="float" office:value="-0.25519">
                <text:p>-0.25519</text:p>
              </table:table-cell>
              <table:table-cell office:value-type="float" office:value="0.272367">
                <text:p>0.272367</text:p>
              </table:table-cell>
              <table:table-cell office:value-type="float" office:value="-0.311184">
                <text:p>-0.311184</text:p>
              </table:table-cell>
              <table:table-cell office:value-type="float" office:value="0.243358">
                <text:p>0.243358</text:p>
              </table:table-cell>
              <table:table-cell office:value-type="float" office:value="-0.0894406">
                <text:p>-0.0894406</text:p>
              </table:table-cell>
              <table:table-cell office:value-type="float" office:value="0.200238">
                <text:p>0.200238</text:p>
              </table:table-cell>
              <table:table-cell office:value-type="float" office:value="-0.233096">
                <text:p>-0.233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6306">
                <text:p>0.246306</text:p>
              </table:table-cell>
              <table:table-cell office:value-type="float" office:value="-0.288386">
                <text:p>-0.288386</text:p>
              </table:table-cell>
              <table:table-cell office:value-type="float" office:value="0.0889276">
                <text:p>0.0889276</text:p>
              </table:table-cell>
              <table:table-cell office:value-type="float" office:value="-0.24723">
                <text:p>-0.24723</text:p>
              </table:table-cell>
              <table:table-cell office:value-type="float" office:value="0.262213">
                <text:p>0.262213</text:p>
              </table:table-cell>
              <table:table-cell office:value-type="float" office:value="-0.320408">
                <text:p>-0.320408</text:p>
              </table:table-cell>
              <table:table-cell office:value-type="float" office:value="0.234709">
                <text:p>0.234709</text:p>
              </table:table-cell>
              <table:table-cell office:value-type="float" office:value="-0.138738">
                <text:p>-0.138738</text:p>
              </table:table-cell>
              <table:table-cell office:value-type="float" office:value="0.188488">
                <text:p>0.188488</text:p>
              </table:table-cell>
              <table:table-cell office:value-type="float" office:value="-0.217982">
                <text:p>-0.217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2277">
                <text:p>0.232277</text:p>
              </table:table-cell>
              <table:table-cell office:value-type="float" office:value="-0.29235">
                <text:p>-0.29235</text:p>
              </table:table-cell>
              <table:table-cell office:value-type="float" office:value="0.0848086">
                <text:p>0.0848086</text:p>
              </table:table-cell>
              <table:table-cell office:value-type="float" office:value="-0.244409">
                <text:p>-0.244409</text:p>
              </table:table-cell>
              <table:table-cell office:value-type="float" office:value="0.256351">
                <text:p>0.256351</text:p>
              </table:table-cell>
              <table:table-cell office:value-type="float" office:value="-0.302284">
                <text:p>-0.302284</text:p>
              </table:table-cell>
              <table:table-cell office:value-type="float" office:value="0.230384">
                <text:p>0.230384</text:p>
              </table:table-cell>
              <table:table-cell office:value-type="float" office:value="-0.0953957">
                <text:p>-0.0953957</text:p>
              </table:table-cell>
              <table:table-cell office:value-type="float" office:value="0.18572">
                <text:p>0.18572</text:p>
              </table:table-cell>
              <table:table-cell office:value-type="float" office:value="-0.227262">
                <text:p>-0.227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577">
                <text:p>0.21577</text:p>
              </table:table-cell>
              <table:table-cell office:value-type="float" office:value="-0.293449">
                <text:p>-0.293449</text:p>
              </table:table-cell>
              <table:table-cell office:value-type="float" office:value="0.0776362">
                <text:p>0.0776362</text:p>
              </table:table-cell>
              <table:table-cell office:value-type="float" office:value="-0.242544">
                <text:p>-0.242544</text:p>
              </table:table-cell>
              <table:table-cell office:value-type="float" office:value="0.254501">
                <text:p>0.254501</text:p>
              </table:table-cell>
              <table:table-cell office:value-type="float" office:value="-0.320749">
                <text:p>-0.320749</text:p>
              </table:table-cell>
              <table:table-cell office:value-type="float" office:value="0.217946">
                <text:p>0.217946</text:p>
              </table:table-cell>
              <table:table-cell office:value-type="float" office:value="-0.107263">
                <text:p>-0.107263</text:p>
              </table:table-cell>
              <table:table-cell office:value-type="float" office:value="0.154192">
                <text:p>0.154192</text:p>
              </table:table-cell>
              <table:table-cell office:value-type="float" office:value="-0.211897">
                <text:p>-0.211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8128">
                <text:p>0.198128</text:p>
              </table:table-cell>
              <table:table-cell office:value-type="float" office:value="-0.292854">
                <text:p>-0.292854</text:p>
              </table:table-cell>
              <table:table-cell office:value-type="float" office:value="0.0719738">
                <text:p>0.0719738</text:p>
              </table:table-cell>
              <table:table-cell office:value-type="float" office:value="-0.241243">
                <text:p>-0.241243</text:p>
              </table:table-cell>
              <table:table-cell office:value-type="float" office:value="0.243086">
                <text:p>0.243086</text:p>
              </table:table-cell>
              <table:table-cell office:value-type="float" office:value="-0.32117">
                <text:p>-0.32117</text:p>
              </table:table-cell>
              <table:table-cell office:value-type="float" office:value="0.204431">
                <text:p>0.204431</text:p>
              </table:table-cell>
              <table:table-cell office:value-type="float" office:value="-0.113347">
                <text:p>-0.113347</text:p>
              </table:table-cell>
              <table:table-cell office:value-type="float" office:value="0.135208">
                <text:p>0.135208</text:p>
              </table:table-cell>
              <table:table-cell office:value-type="float" office:value="-0.204626">
                <text:p>-0.204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1472">
                <text:p>0.191472</text:p>
              </table:table-cell>
              <table:table-cell office:value-type="float" office:value="-0.291426">
                <text:p>-0.291426</text:p>
              </table:table-cell>
              <table:table-cell office:value-type="float" office:value="0.0653758">
                <text:p>0.0653758</text:p>
              </table:table-cell>
              <table:table-cell office:value-type="float" office:value="-0.238545">
                <text:p>-0.238545</text:p>
              </table:table-cell>
              <table:table-cell office:value-type="float" office:value="0.234146">
                <text:p>0.234146</text:p>
              </table:table-cell>
              <table:table-cell office:value-type="float" office:value="-0.328843">
                <text:p>-0.328843</text:p>
              </table:table-cell>
              <table:table-cell office:value-type="float" office:value="0.190015">
                <text:p>0.190015</text:p>
              </table:table-cell>
              <table:table-cell office:value-type="float" office:value="-0.1127">
                <text:p>-0.1127</text:p>
              </table:table-cell>
              <table:table-cell office:value-type="float" office:value="0.130983">
                <text:p>0.130983</text:p>
              </table:table-cell>
              <table:table-cell office:value-type="float" office:value="-0.201518">
                <text:p>-0.201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2224">
                <text:p>0.182224</text:p>
              </table:table-cell>
              <table:table-cell office:value-type="float" office:value="-0.291431">
                <text:p>-0.291431</text:p>
              </table:table-cell>
              <table:table-cell office:value-type="float" office:value="0.0578245">
                <text:p>0.0578245</text:p>
              </table:table-cell>
              <table:table-cell office:value-type="float" office:value="-0.2357">
                <text:p>-0.2357</text:p>
              </table:table-cell>
              <table:table-cell office:value-type="float" office:value="0.217266">
                <text:p>0.217266</text:p>
              </table:table-cell>
              <table:table-cell office:value-type="float" office:value="-0.33775">
                <text:p>-0.33775</text:p>
              </table:table-cell>
              <table:table-cell office:value-type="float" office:value="0.18661">
                <text:p>0.18661</text:p>
              </table:table-cell>
              <table:table-cell office:value-type="float" office:value="-0.11835">
                <text:p>-0.11835</text:p>
              </table:table-cell>
              <table:table-cell office:value-type="float" office:value="0.123455">
                <text:p>0.123455</text:p>
              </table:table-cell>
              <table:table-cell office:value-type="float" office:value="-0.195921">
                <text:p>-0.195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375">
                <text:p>0.167375</text:p>
              </table:table-cell>
              <table:table-cell office:value-type="float" office:value="-0.281801">
                <text:p>-0.281801</text:p>
              </table:table-cell>
              <table:table-cell office:value-type="float" office:value="0.0543127">
                <text:p>0.0543127</text:p>
              </table:table-cell>
              <table:table-cell office:value-type="float" office:value="-0.234203">
                <text:p>-0.234203</text:p>
              </table:table-cell>
              <table:table-cell office:value-type="float" office:value="0.204352">
                <text:p>0.204352</text:p>
              </table:table-cell>
              <table:table-cell office:value-type="float" office:value="-0.337763">
                <text:p>-0.337763</text:p>
              </table:table-cell>
              <table:table-cell office:value-type="float" office:value="0.164079">
                <text:p>0.164079</text:p>
              </table:table-cell>
              <table:table-cell office:value-type="float" office:value="-0.117198">
                <text:p>-0.117198</text:p>
              </table:table-cell>
              <table:table-cell office:value-type="float" office:value="0.0590668">
                <text:p>0.0590668</text:p>
              </table:table-cell>
              <table:table-cell office:value-type="float" office:value="-0.188026">
                <text:p>-0.188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454">
                <text:p>0.16454</text:p>
              </table:table-cell>
              <table:table-cell office:value-type="float" office:value="-0.289068">
                <text:p>-0.289068</text:p>
              </table:table-cell>
              <table:table-cell office:value-type="float" office:value="0.0516824">
                <text:p>0.0516824</text:p>
              </table:table-cell>
              <table:table-cell office:value-type="float" office:value="-0.230976">
                <text:p>-0.230976</text:p>
              </table:table-cell>
              <table:table-cell office:value-type="float" office:value="0.201189">
                <text:p>0.201189</text:p>
              </table:table-cell>
              <table:table-cell office:value-type="float" office:value="-0.342028">
                <text:p>-0.342028</text:p>
              </table:table-cell>
              <table:table-cell office:value-type="float" office:value="0.158228">
                <text:p>0.158228</text:p>
              </table:table-cell>
              <table:table-cell office:value-type="float" office:value="-0.107925">
                <text:p>-0.107925</text:p>
              </table:table-cell>
              <table:table-cell office:value-type="float" office:value="0.0482879">
                <text:p>0.0482879</text:p>
              </table:table-cell>
              <table:table-cell office:value-type="float" office:value="-0.186061">
                <text:p>-0.186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783">
                <text:p>0.154783</text:p>
              </table:table-cell>
              <table:table-cell office:value-type="float" office:value="-0.287019">
                <text:p>-0.287019</text:p>
              </table:table-cell>
              <table:table-cell office:value-type="float" office:value="0.0480675">
                <text:p>0.0480675</text:p>
              </table:table-cell>
              <table:table-cell office:value-type="float" office:value="-0.231147">
                <text:p>-0.231147</text:p>
              </table:table-cell>
              <table:table-cell office:value-type="float" office:value="0.193854">
                <text:p>0.193854</text:p>
              </table:table-cell>
              <table:table-cell office:value-type="float" office:value="-0.344394">
                <text:p>-0.344394</text:p>
              </table:table-cell>
              <table:table-cell office:value-type="float" office:value="0.155215">
                <text:p>0.155215</text:p>
              </table:table-cell>
              <table:table-cell office:value-type="float" office:value="-0.1141">
                <text:p>-0.1141</text:p>
              </table:table-cell>
              <table:table-cell office:value-type="float" office:value="0.045611">
                <text:p>0.045611</text:p>
              </table:table-cell>
              <table:table-cell office:value-type="float" office:value="-0.186307">
                <text:p>-0.186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0231">
                <text:p>0.140231</text:p>
              </table:table-cell>
              <table:table-cell office:value-type="float" office:value="-0.293447">
                <text:p>-0.293447</text:p>
              </table:table-cell>
              <table:table-cell office:value-type="float" office:value="0.0456738">
                <text:p>0.0456738</text:p>
              </table:table-cell>
              <table:table-cell office:value-type="float" office:value="-0.225449">
                <text:p>-0.225449</text:p>
              </table:table-cell>
              <table:table-cell office:value-type="float" office:value="0.18378">
                <text:p>0.18378</text:p>
              </table:table-cell>
              <table:table-cell office:value-type="float" office:value="-0.343389">
                <text:p>-0.343389</text:p>
              </table:table-cell>
              <table:table-cell office:value-type="float" office:value="0.133844">
                <text:p>0.133844</text:p>
              </table:table-cell>
              <table:table-cell office:value-type="float" office:value="-0.113889">
                <text:p>-0.113889</text:p>
              </table:table-cell>
              <table:table-cell office:value-type="float" office:value="0.0412835">
                <text:p>0.0412835</text:p>
              </table:table-cell>
              <table:table-cell office:value-type="float" office:value="-0.18788">
                <text:p>-0.18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6748">
                <text:p>0.136748</text:p>
              </table:table-cell>
              <table:table-cell office:value-type="float" office:value="-0.286988">
                <text:p>-0.286988</text:p>
              </table:table-cell>
              <table:table-cell office:value-type="float" office:value="0.0418881">
                <text:p>0.0418881</text:p>
              </table:table-cell>
              <table:table-cell office:value-type="float" office:value="-0.202752">
                <text:p>-0.202752</text:p>
              </table:table-cell>
              <table:table-cell office:value-type="float" office:value="0.17437">
                <text:p>0.17437</text:p>
              </table:table-cell>
              <table:table-cell office:value-type="float" office:value="-0.343582">
                <text:p>-0.343582</text:p>
              </table:table-cell>
              <table:table-cell office:value-type="float" office:value="0.130506">
                <text:p>0.130506</text:p>
              </table:table-cell>
              <table:table-cell office:value-type="float" office:value="-0.10833">
                <text:p>-0.10833</text:p>
              </table:table-cell>
              <table:table-cell office:value-type="float" office:value="0.0362439">
                <text:p>0.0362439</text:p>
              </table:table-cell>
              <table:table-cell office:value-type="float" office:value="-0.188241">
                <text:p>-0.188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9708">
                <text:p>0.129708</text:p>
              </table:table-cell>
              <table:table-cell office:value-type="float" office:value="-0.288721">
                <text:p>-0.288721</text:p>
              </table:table-cell>
              <table:table-cell office:value-type="float" office:value="0.0384735">
                <text:p>0.0384735</text:p>
              </table:table-cell>
              <table:table-cell office:value-type="float" office:value="-0.163752">
                <text:p>-0.163752</text:p>
              </table:table-cell>
              <table:table-cell office:value-type="float" office:value="0.161716">
                <text:p>0.161716</text:p>
              </table:table-cell>
              <table:table-cell office:value-type="float" office:value="-0.322716">
                <text:p>-0.322716</text:p>
              </table:table-cell>
              <table:table-cell office:value-type="float" office:value="0.124637">
                <text:p>0.124637</text:p>
              </table:table-cell>
              <table:table-cell office:value-type="float" office:value="-0.109985">
                <text:p>-0.109985</text:p>
              </table:table-cell>
              <table:table-cell office:value-type="float" office:value="0.0351643">
                <text:p>0.0351643</text:p>
              </table:table-cell>
              <table:table-cell office:value-type="float" office:value="-0.185612">
                <text:p>-0.185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551">
                <text:p>0.124551</text:p>
              </table:table-cell>
              <table:table-cell office:value-type="float" office:value="-0.288543">
                <text:p>-0.288543</text:p>
              </table:table-cell>
              <table:table-cell office:value-type="float" office:value="0.0336007">
                <text:p>0.0336007</text:p>
              </table:table-cell>
              <table:table-cell office:value-type="float" office:value="-0.0990369">
                <text:p>-0.0990369</text:p>
              </table:table-cell>
              <table:table-cell office:value-type="float" office:value="0.160415">
                <text:p>0.160415</text:p>
              </table:table-cell>
              <table:table-cell office:value-type="float" office:value="-0.339766">
                <text:p>-0.339766</text:p>
              </table:table-cell>
              <table:table-cell office:value-type="float" office:value="0.121265">
                <text:p>0.121265</text:p>
              </table:table-cell>
              <table:table-cell office:value-type="float" office:value="-0.107281">
                <text:p>-0.107281</text:p>
              </table:table-cell>
              <table:table-cell office:value-type="float" office:value="0.0334283">
                <text:p>0.0334283</text:p>
              </table:table-cell>
              <table:table-cell office:value-type="float" office:value="-0.169914">
                <text:p>-0.169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0485">
                <text:p>0.120485</text:p>
              </table:table-cell>
              <table:table-cell office:value-type="float" office:value="-0.28509">
                <text:p>-0.28509</text:p>
              </table:table-cell>
              <table:table-cell office:value-type="float" office:value="0.0315704">
                <text:p>0.0315704</text:p>
              </table:table-cell>
              <table:table-cell office:value-type="float" office:value="-0.0743749">
                <text:p>-0.0743749</text:p>
              </table:table-cell>
              <table:table-cell office:value-type="float" office:value="0.144272">
                <text:p>0.144272</text:p>
              </table:table-cell>
              <table:table-cell office:value-type="float" office:value="-0.230653">
                <text:p>-0.230653</text:p>
              </table:table-cell>
              <table:table-cell office:value-type="float" office:value="0.115299">
                <text:p>0.115299</text:p>
              </table:table-cell>
              <table:table-cell office:value-type="float" office:value="-0.102402">
                <text:p>-0.102402</text:p>
              </table:table-cell>
              <table:table-cell office:value-type="float" office:value="0.0317526">
                <text:p>0.0317526</text:p>
              </table:table-cell>
              <table:table-cell office:value-type="float" office:value="-0.13799">
                <text:p>-0.137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4539">
                <text:p>0.114539</text:p>
              </table:table-cell>
              <table:table-cell office:value-type="float" office:value="-0.284909">
                <text:p>-0.284909</text:p>
              </table:table-cell>
              <table:table-cell office:value-type="float" office:value="0.0275047">
                <text:p>0.0275047</text:p>
              </table:table-cell>
              <table:table-cell office:value-type="float" office:value="-0.0396772">
                <text:p>-0.0396772</text:p>
              </table:table-cell>
              <table:table-cell office:value-type="float" office:value="0.143237">
                <text:p>0.143237</text:p>
              </table:table-cell>
              <table:table-cell office:value-type="float" office:value="-0.337597">
                <text:p>-0.337597</text:p>
              </table:table-cell>
              <table:table-cell office:value-type="float" office:value="0.112647">
                <text:p>0.112647</text:p>
              </table:table-cell>
              <table:table-cell office:value-type="float" office:value="-0.104988">
                <text:p>-0.104988</text:p>
              </table:table-cell>
              <table:table-cell office:value-type="float" office:value="0.0296056">
                <text:p>0.0296056</text:p>
              </table:table-cell>
              <table:table-cell office:value-type="float" office:value="-0.123794">
                <text:p>-0.1237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0914">
                <text:p>0.100914</text:p>
              </table:table-cell>
              <table:table-cell office:value-type="float" office:value="-0.286975">
                <text:p>-0.286975</text:p>
              </table:table-cell>
              <table:table-cell office:value-type="float" office:value="0.0259408">
                <text:p>0.0259408</text:p>
              </table:table-cell>
              <table:table-cell office:value-type="float" office:value="-0.0307517">
                <text:p>-0.0307517</text:p>
              </table:table-cell>
              <table:table-cell office:value-type="float" office:value="0.135809">
                <text:p>0.135809</text:p>
              </table:table-cell>
              <table:table-cell office:value-type="float" office:value="-0.32746">
                <text:p>-0.32746</text:p>
              </table:table-cell>
              <table:table-cell office:value-type="float" office:value="0.0989507">
                <text:p>0.0989507</text:p>
              </table:table-cell>
              <table:table-cell office:value-type="float" office:value="-0.106564">
                <text:p>-0.106564</text:p>
              </table:table-cell>
              <table:table-cell office:value-type="float" office:value="0.0284259">
                <text:p>0.0284259</text:p>
              </table:table-cell>
              <table:table-cell office:value-type="float" office:value="-0.0904952">
                <text:p>-0.0904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59714">
                <text:p>0.0959714</text:p>
              </table:table-cell>
              <table:table-cell office:value-type="float" office:value="-0.285354">
                <text:p>-0.285354</text:p>
              </table:table-cell>
              <table:table-cell office:value-type="float" office:value="0.0252989">
                <text:p>0.0252989</text:p>
              </table:table-cell>
              <table:table-cell office:value-type="float" office:value="-0.0224905">
                <text:p>-0.0224905</text:p>
              </table:table-cell>
              <table:table-cell office:value-type="float" office:value="0.128581">
                <text:p>0.128581</text:p>
              </table:table-cell>
              <table:table-cell office:value-type="float" office:value="-0.323822">
                <text:p>-0.323822</text:p>
              </table:table-cell>
              <table:table-cell office:value-type="float" office:value="0.0955126">
                <text:p>0.0955126</text:p>
              </table:table-cell>
              <table:table-cell office:value-type="float" office:value="-0.10341">
                <text:p>-0.10341</text:p>
              </table:table-cell>
              <table:table-cell office:value-type="float" office:value="0.0275958">
                <text:p>0.0275958</text:p>
              </table:table-cell>
              <table:table-cell office:value-type="float" office:value="-0.0818379">
                <text:p>-0.0818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12386">
                <text:p>0.0912386</text:p>
              </table:table-cell>
              <table:table-cell office:value-type="float" office:value="-0.284912">
                <text:p>-0.284912</text:p>
              </table:table-cell>
              <table:table-cell office:value-type="float" office:value="0.0234681">
                <text:p>0.0234681</text:p>
              </table:table-cell>
              <table:table-cell office:value-type="float" office:value="-0.00774118">
                <text:p>-0.00774118</text:p>
              </table:table-cell>
              <table:table-cell office:value-type="float" office:value="0.120277">
                <text:p>0.120277</text:p>
              </table:table-cell>
              <table:table-cell office:value-type="float" office:value="-0.318157">
                <text:p>-0.318157</text:p>
              </table:table-cell>
              <table:table-cell office:value-type="float" office:value="0.0937624">
                <text:p>0.0937624</text:p>
              </table:table-cell>
              <table:table-cell office:value-type="float" office:value="-0.103394">
                <text:p>-0.103394</text:p>
              </table:table-cell>
              <table:table-cell office:value-type="float" office:value="0.0244216">
                <text:p>0.0244216</text:p>
              </table:table-cell>
              <table:table-cell office:value-type="float" office:value="-0.0650818">
                <text:p>-0.0650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52617">
                <text:p>0.0852617</text:p>
              </table:table-cell>
              <table:table-cell office:value-type="float" office:value="-0.287772">
                <text:p>-0.287772</text:p>
              </table:table-cell>
              <table:table-cell office:value-type="float" office:value="0.0218156">
                <text:p>0.0218156</text:p>
              </table:table-cell>
              <table:table-cell office:value-type="float" office:value="0.00217735">
                <text:p>0.00217735</text:p>
              </table:table-cell>
              <table:table-cell office:value-type="float" office:value="0.113175">
                <text:p>0.113175</text:p>
              </table:table-cell>
              <table:table-cell office:value-type="float" office:value="-0.330494">
                <text:p>-0.330494</text:p>
              </table:table-cell>
              <table:table-cell office:value-type="float" office:value="0.0904137">
                <text:p>0.0904137</text:p>
              </table:table-cell>
              <table:table-cell office:value-type="float" office:value="-0.104334">
                <text:p>-0.104334</text:p>
              </table:table-cell>
              <table:table-cell office:value-type="float" office:value="0.0229513">
                <text:p>0.0229513</text:p>
              </table:table-cell>
              <table:table-cell office:value-type="float" office:value="-0.0608998">
                <text:p>-0.0608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38096">
                <text:p>0.0838096</text:p>
              </table:table-cell>
              <table:table-cell office:value-type="float" office:value="-0.281547">
                <text:p>-0.281547</text:p>
              </table:table-cell>
              <table:table-cell office:value-type="float" office:value="0.0196849">
                <text:p>0.0196849</text:p>
              </table:table-cell>
              <table:table-cell office:value-type="float" office:value="0.00746565">
                <text:p>0.00746565</text:p>
              </table:table-cell>
              <table:table-cell office:value-type="float" office:value="0.111609">
                <text:p>0.111609</text:p>
              </table:table-cell>
              <table:table-cell office:value-type="float" office:value="-0.312896">
                <text:p>-0.312896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10287">
                <text:p>-0.10287</text:p>
              </table:table-cell>
              <table:table-cell office:value-type="float" office:value="0.0208194">
                <text:p>0.0208194</text:p>
              </table:table-cell>
              <table:table-cell office:value-type="float" office:value="-0.0606959">
                <text:p>-0.0606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04079">
                <text:p>0.0804079</text:p>
              </table:table-cell>
              <table:table-cell office:value-type="float" office:value="-0.282336">
                <text:p>-0.282336</text:p>
              </table:table-cell>
              <table:table-cell office:value-type="float" office:value="0.0167752">
                <text:p>0.0167752</text:p>
              </table:table-cell>
              <table:table-cell office:value-type="float" office:value="0.00570519">
                <text:p>0.00570519</text:p>
              </table:table-cell>
              <table:table-cell office:value-type="float" office:value="0.107453">
                <text:p>0.107453</text:p>
              </table:table-cell>
              <table:table-cell office:value-type="float" office:value="-0.302151">
                <text:p>-0.302151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101103">
                <text:p>-0.101103</text:p>
              </table:table-cell>
              <table:table-cell office:value-type="float" office:value="0.0182507">
                <text:p>0.0182507</text:p>
              </table:table-cell>
              <table:table-cell office:value-type="float" office:value="-0.0603914">
                <text:p>-0.0603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5371">
                <text:p>0.0745371</text:p>
              </table:table-cell>
              <table:table-cell office:value-type="float" office:value="-0.278354">
                <text:p>-0.278354</text:p>
              </table:table-cell>
              <table:table-cell office:value-type="float" office:value="0.0153282">
                <text:p>0.0153282</text:p>
              </table:table-cell>
              <table:table-cell office:value-type="float" office:value="0.00398141">
                <text:p>0.00398141</text:p>
              </table:table-cell>
              <table:table-cell office:value-type="float" office:value="0.105771">
                <text:p>0.105771</text:p>
              </table:table-cell>
              <table:table-cell office:value-type="float" office:value="-0.31378">
                <text:p>-0.31378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998464">
                <text:p>-0.0998464</text:p>
              </table:table-cell>
              <table:table-cell office:value-type="float" office:value="0.0166892">
                <text:p>0.0166892</text:p>
              </table:table-cell>
              <table:table-cell office:value-type="float" office:value="-0.0557666">
                <text:p>-0.0557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2672">
                <text:p>0.0732672</text:p>
              </table:table-cell>
              <table:table-cell office:value-type="float" office:value="-0.283609">
                <text:p>-0.283609</text:p>
              </table:table-cell>
              <table:table-cell office:value-type="float" office:value="0.0147025">
                <text:p>0.0147025</text:p>
              </table:table-cell>
              <table:table-cell office:value-type="float" office:value="0.00538207">
                <text:p>0.00538207</text:p>
              </table:table-cell>
              <table:table-cell office:value-type="float" office:value="0.100392">
                <text:p>0.100392</text:p>
              </table:table-cell>
              <table:table-cell office:value-type="float" office:value="-0.310505">
                <text:p>-0.310505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986769">
                <text:p>-0.0986769</text:p>
              </table:table-cell>
              <table:table-cell office:value-type="float" office:value="0.0160372">
                <text:p>0.0160372</text:p>
              </table:table-cell>
              <table:table-cell office:value-type="float" office:value="-0.0591648">
                <text:p>-0.0591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8581">
                <text:p>0.0708581</text:p>
              </table:table-cell>
              <table:table-cell office:value-type="float" office:value="-0.281303">
                <text:p>-0.281303</text:p>
              </table:table-cell>
              <table:table-cell office:value-type="float" office:value="0.0141544">
                <text:p>0.0141544</text:p>
              </table:table-cell>
              <table:table-cell office:value-type="float" office:value="0.00409929">
                <text:p>0.00409929</text:p>
              </table:table-cell>
              <table:table-cell office:value-type="float" office:value="0.0916953">
                <text:p>0.0916953</text:p>
              </table:table-cell>
              <table:table-cell office:value-type="float" office:value="-0.306506">
                <text:p>-0.306506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976369">
                <text:p>-0.0976369</text:p>
              </table:table-cell>
              <table:table-cell office:value-type="float" office:value="0.0155608">
                <text:p>0.0155608</text:p>
              </table:table-cell>
              <table:table-cell office:value-type="float" office:value="-0.054257">
                <text:p>-0.054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8284">
                <text:p>0.0638284</text:p>
              </table:table-cell>
              <table:table-cell office:value-type="float" office:value="-0.277396">
                <text:p>-0.277396</text:p>
              </table:table-cell>
              <table:table-cell office:value-type="float" office:value="0.0125901">
                <text:p>0.0125901</text:p>
              </table:table-cell>
              <table:table-cell office:value-type="float" office:value="0.00298831">
                <text:p>0.00298831</text:p>
              </table:table-cell>
              <table:table-cell office:value-type="float" office:value="0.0896195">
                <text:p>0.0896195</text:p>
              </table:table-cell>
              <table:table-cell office:value-type="float" office:value="-0.303037">
                <text:p>-0.303037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997857">
                <text:p>-0.0997857</text:p>
              </table:table-cell>
              <table:table-cell office:value-type="float" office:value="0.015096">
                <text:p>0.015096</text:p>
              </table:table-cell>
              <table:table-cell office:value-type="float" office:value="-0.0543884">
                <text:p>-0.0543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18199">
                <text:p>0.0618199</text:p>
              </table:table-cell>
              <table:table-cell office:value-type="float" office:value="-0.278323">
                <text:p>-0.278323</text:p>
              </table:table-cell>
              <table:table-cell office:value-type="float" office:value="0.0114546">
                <text:p>0.0114546</text:p>
              </table:table-cell>
              <table:table-cell office:value-type="float" office:value="0.00127971">
                <text:p>0.00127971</text:p>
              </table:table-cell>
              <table:table-cell office:value-type="float" office:value="0.0862923">
                <text:p>0.0862923</text:p>
              </table:table-cell>
              <table:table-cell office:value-type="float" office:value="-0.302796">
                <text:p>-0.302796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966974">
                <text:p>-0.0966974</text:p>
              </table:table-cell>
              <table:table-cell office:value-type="float" office:value="0.013517">
                <text:p>0.013517</text:p>
              </table:table-cell>
              <table:table-cell office:value-type="float" office:value="-0.0509804">
                <text:p>-0.0509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63878">
                <text:p>0.0563878</text:p>
              </table:table-cell>
              <table:table-cell office:value-type="float" office:value="-0.278038">
                <text:p>-0.27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289655">
                <text:p>-0.289655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977138">
                <text:p>-0.0977138</text:p>
              </table:table-cell>
              <table:table-cell office:value-type="float" office:value="0.0127044">
                <text:p>0.0127044</text:p>
              </table:table-cell>
              <table:table-cell office:value-type="float" office:value="-0.0485689">
                <text:p>-0.0485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0946">
                <text:p>0.0540946</text:p>
              </table:table-cell>
              <table:table-cell office:value-type="float" office:value="-0.282286">
                <text:p>-0.28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7989">
                <text:p>0.0787989</text:p>
              </table:table-cell>
              <table:table-cell office:value-type="float" office:value="-0.298969">
                <text:p>-0.298969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979583">
                <text:p>-0.0979583</text:p>
              </table:table-cell>
              <table:table-cell office:value-type="float" office:value="0.012447">
                <text:p>0.012447</text:p>
              </table:table-cell>
              <table:table-cell office:value-type="float" office:value="-0.0487732">
                <text:p>-0.0487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1709">
                <text:p>0.0531709</text:p>
              </table:table-cell>
              <table:table-cell office:value-type="float" office:value="-0.276271">
                <text:p>-0.27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725">
                <text:p>0.075725</text:p>
              </table:table-cell>
              <table:table-cell office:value-type="float" office:value="-0.293114">
                <text:p>-0.293114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982915">
                <text:p>-0.0982915</text:p>
              </table:table-cell>
              <table:table-cell office:value-type="float" office:value="0.011392">
                <text:p>0.011392</text:p>
              </table:table-cell>
              <table:table-cell office:value-type="float" office:value="-0.0397545">
                <text:p>-0.0397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01394">
                <text:p>0.0501394</text:p>
              </table:table-cell>
              <table:table-cell office:value-type="float" office:value="-0.275367">
                <text:p>-0.27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7">
                <text:p>0.073627</text:p>
              </table:table-cell>
              <table:table-cell office:value-type="float" office:value="-0.29179">
                <text:p>-0.29179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982982">
                <text:p>-0.098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84359">
                <text:p>0.0484359</text:p>
              </table:table-cell>
              <table:table-cell office:value-type="float" office:value="-0.273857">
                <text:p>-0.27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285604">
                <text:p>-0.28560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982256">
                <text:p>-0.09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48988">
                <text:p>0.0448988</text:p>
              </table:table-cell>
              <table:table-cell office:value-type="float" office:value="-0.266611">
                <text:p>-0.26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282697">
                <text:p>-0.282697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969685">
                <text:p>-0.096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41011">
                <text:p>0.0441011</text:p>
              </table:table-cell>
              <table:table-cell office:value-type="float" office:value="-0.192268">
                <text:p>-0.19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280615">
                <text:p>-0.280615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886038">
                <text:p>-0.088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779">
                <text:p>0.043779</text:p>
              </table:table-cell>
              <table:table-cell office:value-type="float" office:value="-0.268777">
                <text:p>-0.26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28347">
                <text:p>-0.2834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772216">
                <text:p>-0.077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9053">
                <text:p>0.0409053</text:p>
              </table:table-cell>
              <table:table-cell office:value-type="float" office:value="-0.258333">
                <text:p>-0.2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275284">
                <text:p>-0.275284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680159">
                <text:p>-0.068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3868">
                <text:p>0.0363868</text:p>
              </table:table-cell>
              <table:table-cell office:value-type="float" office:value="-0.229273">
                <text:p>-0.2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278316">
                <text:p>-0.278316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610455">
                <text:p>-0.061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4591">
                <text:p>0.034591</text:p>
              </table:table-cell>
              <table:table-cell office:value-type="float" office:value="-0.221269">
                <text:p>-0.22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274773">
                <text:p>-0.274773</text:p>
              </table:table-cell>
              <table:table-cell office:value-type="float" office:value="0.030071">
                <text:p>0.030071</text:p>
              </table:table-cell>
              <table:table-cell office:value-type="float" office:value="-0.0510163">
                <text:p>-0.051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339">
                <text:p>0.03339</text:p>
              </table:table-cell>
              <table:table-cell office:value-type="float" office:value="-0.21325">
                <text:p>-0.2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273116">
                <text:p>-0.273116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481979">
                <text:p>-0.04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2285">
                <text:p>0.0312285</text:p>
              </table:table-cell>
              <table:table-cell office:value-type="float" office:value="-0.205463">
                <text:p>-0.20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7">
                <text:p>0.04537</text:p>
              </table:table-cell>
              <table:table-cell office:value-type="float" office:value="-0.248792">
                <text:p>-0.24879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434547">
                <text:p>-0.043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9549">
                <text:p>0.0299549</text:p>
              </table:table-cell>
              <table:table-cell office:value-type="float" office:value="-0.192803">
                <text:p>-0.19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259111">
                <text:p>-0.25911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38226">
                <text:p>-0.03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465">
                <text:p>0.0284465</text:p>
              </table:table-cell>
              <table:table-cell office:value-type="float" office:value="-0.197636">
                <text:p>-0.19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257639">
                <text:p>-0.257639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338284">
                <text:p>-0.033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7739">
                <text:p>0.0277739</text:p>
              </table:table-cell>
              <table:table-cell office:value-type="float" office:value="-0.157283">
                <text:p>-0.15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232236">
                <text:p>-0.23223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272379">
                <text:p>-0.027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1998">
                <text:p>0.0271998</text:p>
              </table:table-cell>
              <table:table-cell office:value-type="float" office:value="-0.178201">
                <text:p>-0.17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228794">
                <text:p>-0.228794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176393">
                <text:p>-0.017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1662">
                <text:p>0.0261662</text:p>
              </table:table-cell>
              <table:table-cell office:value-type="float" office:value="-0.168057">
                <text:p>-0.16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32">
                <text:p>0.036432</text:p>
              </table:table-cell>
              <table:table-cell office:value-type="float" office:value="-0.233868">
                <text:p>-0.233868</text:p>
              </table:table-cell>
              <table:table-cell office:value-type="float" office:value="0.0195415">
                <text:p>0.0195415</text:p>
              </table:table-cell>
              <table:table-cell office:value-type="float" office:value="-0.0127517">
                <text:p>-0.012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4727">
                <text:p>0.0244727</text:p>
              </table:table-cell>
              <table:table-cell office:value-type="float" office:value="-0.145637">
                <text:p>-0.14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87">
                <text:p>0.03587</text:p>
              </table:table-cell>
              <table:table-cell office:value-type="float" office:value="-0.207658">
                <text:p>-0.207658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752513">
                <text:p>-0.0075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4444">
                <text:p>0.0234444</text:p>
              </table:table-cell>
              <table:table-cell office:value-type="float" office:value="-0.140964">
                <text:p>-0.14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197449">
                <text:p>-0.197449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443597">
                <text:p>-0.0044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079">
                <text:p>0.022079</text:p>
              </table:table-cell>
              <table:table-cell office:value-type="float" office:value="-0.118296">
                <text:p>-0.11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192397">
                <text:p>-0.192397</text:p>
              </table:table-cell>
              <table:table-cell office:value-type="float" office:value="0.0168657">
                <text:p>0.0168657</text:p>
              </table:table-cell>
              <table:table-cell office:value-type="float" office:value="0.00162726">
                <text:p>0.0016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6694">
                <text:p>0.0206694</text:p>
              </table:table-cell>
              <table:table-cell office:value-type="float" office:value="-0.0973652">
                <text:p>-0.097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121316">
                <text:p>-0.12131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154358">
                <text:p>0.001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835">
                <text:p>0.018835</text:p>
              </table:table-cell>
              <table:table-cell office:value-type="float" office:value="-0.0158984">
                <text:p>-0.015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173353">
                <text:p>-0.173353</text:p>
              </table:table-cell>
              <table:table-cell office:value-type="float" office:value="0.0153795">
                <text:p>0.0153795</text:p>
              </table:table-cell>
              <table:table-cell office:value-type="float" office:value="0.00413737">
                <text:p>0.0041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6826">
                <text:p>0.0186826</text:p>
              </table:table-cell>
              <table:table-cell office:value-type="float" office:value="-0.0848046">
                <text:p>-0.084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144155">
                <text:p>-0.144155</text:p>
              </table:table-cell>
              <table:table-cell office:value-type="float" office:value="0.0145714">
                <text:p>0.0145714</text:p>
              </table:table-cell>
              <table:table-cell office:value-type="float" office:value="0.00479283">
                <text:p>0.0047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054">
                <text:p>0.018054</text:p>
              </table:table-cell>
              <table:table-cell office:value-type="float" office:value="-0.0656166">
                <text:p>-0.065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131868">
                <text:p>-0.131868</text:p>
              </table:table-cell>
              <table:table-cell office:value-type="float" office:value="0.0126994">
                <text:p>0.0126994</text:p>
              </table:table-cell>
              <table:table-cell office:value-type="float" office:value="0.00347953">
                <text:p>0.0034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714">
                <text:p>0.0168714</text:p>
              </table:table-cell>
              <table:table-cell office:value-type="float" office:value="-0.0594954">
                <text:p>-0.059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145">
                <text:p>0.025145</text:p>
              </table:table-cell>
              <table:table-cell office:value-type="float" office:value="-0.124104">
                <text:p>-0.124104</text:p>
              </table:table-cell>
              <table:table-cell office:value-type="float" office:value="0.0123221">
                <text:p>0.0123221</text:p>
              </table:table-cell>
              <table:table-cell office:value-type="float" office:value="0.00269921">
                <text:p>0.0026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2363">
                <text:p>0.0162363</text:p>
              </table:table-cell>
              <table:table-cell office:value-type="float" office:value="-0.0521124">
                <text:p>-0.052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5">
                <text:p>0.023685</text:p>
              </table:table-cell>
              <table:table-cell office:value-type="float" office:value="-0.11141">
                <text:p>-0.11141</text:p>
              </table:table-cell>
              <table:table-cell office:value-type="float" office:value="0.0113657">
                <text:p>0.0113657</text:p>
              </table:table-cell>
              <table:table-cell office:value-type="float" office:value="0.00173806">
                <text:p>0.0017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6372">
                <text:p>0.0156372</text:p>
              </table:table-cell>
              <table:table-cell office:value-type="float" office:value="-0.0487315">
                <text:p>-0.048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103541">
                <text:p>-0.103541</text:p>
              </table:table-cell>
              <table:table-cell office:value-type="float" office:value="0.0110651">
                <text:p>0.0110651</text:p>
              </table:table-cell>
              <table:table-cell office:value-type="float" office:value="0.000450692">
                <text:p>0.0004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8469">
                <text:p>0.0148469</text:p>
              </table:table-cell>
              <table:table-cell office:value-type="float" office:value="-0.0309782">
                <text:p>-0.030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7">
                <text:p>0.02177</text:p>
              </table:table-cell>
              <table:table-cell office:value-type="float" office:value="-0.0567794">
                <text:p>-0.0567794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158975">
                <text:p>0.0015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3641">
                <text:p>0.0143641</text:p>
              </table:table-cell>
              <table:table-cell office:value-type="float" office:value="-0.0335508">
                <text:p>-0.033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455">
                <text:p>0.021455</text:p>
              </table:table-cell>
              <table:table-cell office:value-type="float" office:value="-0.0881085">
                <text:p>-0.088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6672">
                <text:p>0.0136672</text:p>
              </table:table-cell>
              <table:table-cell office:value-type="float" office:value="-0.0217436">
                <text:p>-0.021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92">
                <text:p>0.019892</text:p>
              </table:table-cell>
              <table:table-cell office:value-type="float" office:value="-0.0726911">
                <text:p>-0.072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-0.018038">
                <text:p>-0.01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608107">
                <text:p>-0.060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-0.00799992">
                <text:p>-0.007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578975">
                <text:p>-0.057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-0.0043747">
                <text:p>-0.0043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447565">
                <text:p>-0.044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0.00127601">
                <text:p>0.0012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394897">
                <text:p>-0.039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